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557972152051004" office:value-type="float"/>
          <table:table-cell office:value="0.00557972152051004" office:value-type="float"/>
          <table:table-cell office:value="0.00557972152051004" office:value-type="float"/>
          <table:table-cell office:value="0.00557972152051004" office:value-type="float"/>
          <table:table-cell office:value="0.00557972152051004" office:value-type="float"/>
          <table:table-cell office:value="0.00557972152051004" office:value-type="float"/>
          <table:table-cell office:value="0.972684489139297" office:value-type="float"/>
          <table:table-cell office:value="1" office:value-type="float"/>
          <table:table-cell office:value="0.5579721520510039" office:value-type="float"/>
        </table:table-row>
        <table:table-row>
          <table:table-cell office:value="0.0022760889561619663" office:value-type="float"/>
          <table:table-cell office:value="0.0022760889561619663" office:value-type="float"/>
          <table:table-cell office:value="0.0022760889561619663" office:value-type="float"/>
          <table:table-cell office:value="0.0022760889561619663" office:value-type="float"/>
          <table:table-cell office:value="0.0022760889561619663" office:value-type="float"/>
          <table:table-cell office:value="0.0022760889561619663" office:value-type="float"/>
          <table:table-cell office:value="0.9645922750590018" office:value-type="float"/>
          <table:table-cell office:value="2" office:value-type="float"/>
          <table:table-cell office:value="-0.33036325643480735" office:value-type="float"/>
        </table:table-row>
        <table:table-row>
          <table:table-cell office:value="0.007417211303595559" office:value-type="float"/>
          <table:table-cell office:value="0.007417211303595559" office:value-type="float"/>
          <table:table-cell office:value="0.007417211303595559" office:value-type="float"/>
          <table:table-cell office:value="0.007417211303595559" office:value-type="float"/>
          <table:table-cell office:value="0.007417211303595559" office:value-type="float"/>
          <table:table-cell office:value="0.007417211303595559" office:value-type="float"/>
          <table:table-cell office:value="0.9771854015154338" office:value-type="float"/>
          <table:table-cell office:value="3" office:value-type="float"/>
          <table:table-cell office:value="0.5141122347433593" office:value-type="float"/>
        </table:table-row>
        <table:table-row>
          <table:table-cell office:value="0.01250931085856017" office:value-type="float"/>
          <table:table-cell office:value="0.01250931085856017" office:value-type="float"/>
          <table:table-cell office:value="0.01250931085856017" office:value-type="float"/>
          <table:table-cell office:value="0.01250931085856017" office:value-type="float"/>
          <table:table-cell office:value="0.01250931085856017" office:value-type="float"/>
          <table:table-cell office:value="0.01250931085856017" office:value-type="float"/>
          <table:table-cell office:value="0.9896584471445504" office:value-type="float"/>
          <table:table-cell office:value="4" office:value-type="float"/>
          <table:table-cell office:value="0.5092099554964611" office:value-type="float"/>
        </table:table-row>
        <table:table-row>
          <table:table-cell office:value="0.007289066071845651" office:value-type="float"/>
          <table:table-cell office:value="0.007289066071845651" office:value-type="float"/>
          <table:table-cell office:value="0.007289066071845651" office:value-type="float"/>
          <table:table-cell office:value="0.007289066071845651" office:value-type="float"/>
          <table:table-cell office:value="0.007289066071845651" office:value-type="float"/>
          <table:table-cell office:value="0.007289066071845651" office:value-type="float"/>
          <table:table-cell office:value="0.9768715110846758" office:value-type="float"/>
          <table:table-cell office:value="5" office:value-type="float"/>
          <table:table-cell office:value="-0.5220244786714519" office:value-type="float"/>
        </table:table-row>
        <table:table-row>
          <table:table-cell office:value="0.012493704474083673" office:value-type="float"/>
          <table:table-cell office:value="0.012493704474083673" office:value-type="float"/>
          <table:table-cell office:value="0.012493704474083673" office:value-type="float"/>
          <table:table-cell office:value="0.012493704474083673" office:value-type="float"/>
          <table:table-cell office:value="0.012493704474083673" office:value-type="float"/>
          <table:table-cell office:value="0.012493704474083673" office:value-type="float"/>
          <table:table-cell office:value="0.9896202194658532" office:value-type="float"/>
          <table:table-cell office:value="6" office:value-type="float"/>
          <table:table-cell office:value="0.5204638402238022" office:value-type="float"/>
        </table:table-row>
        <table:table-row>
          <table:table-cell office:value="0.013923952240848747" office:value-type="float"/>
          <table:table-cell office:value="0.013923952240848747" office:value-type="float"/>
          <table:table-cell office:value="0.013923952240848747" office:value-type="float"/>
          <table:table-cell office:value="0.013923952240848747" office:value-type="float"/>
          <table:table-cell office:value="0.013923952240848747" office:value-type="float"/>
          <table:table-cell office:value="0.013923952240848747" office:value-type="float"/>
          <table:table-cell office:value="0.9931235967001829" office:value-type="float"/>
          <table:table-cell office:value="7" office:value-type="float"/>
          <table:table-cell office:value="0.14302477667650737" office:value-type="float"/>
        </table:table-row>
        <table:table-row>
          <table:table-cell office:value="0.023443465448174557" office:value-type="float"/>
          <table:table-cell office:value="0.023443465448174557" office:value-type="float"/>
          <table:table-cell office:value="0.023443465448174557" office:value-type="float"/>
          <table:table-cell office:value="0.023443465448174557" office:value-type="float"/>
          <table:table-cell office:value="0.023443465448174557" office:value-type="float"/>
          <table:table-cell office:value="0.023443465448174557" office:value-type="float"/>
          <table:table-cell office:value="0.9835584533421836" office:value-type="float"/>
          <table:table-cell office:value="8" office:value-type="float"/>
          <table:table-cell office:value="0.9519513207325809" office:value-type="float"/>
        </table:table-row>
        <table:table-row>
          <table:table-cell office:value="0.013747422540617185" office:value-type="float"/>
          <table:table-cell office:value="0.013747422540617185" office:value-type="float"/>
          <table:table-cell office:value="0.013747422540617185" office:value-type="float"/>
          <table:table-cell office:value="0.013747422540617185" office:value-type="float"/>
          <table:table-cell office:value="0.013747422540617185" office:value-type="float"/>
          <table:table-cell office:value="0.013747422540617185" office:value-type="float"/>
          <table:table-cell office:value="0.9926911890101691" office:value-type="float"/>
          <table:table-cell office:value="9" office:value-type="float"/>
          <table:table-cell office:value="-0.9696042907557372" office:value-type="float"/>
        </table:table-row>
        <table:table-row>
          <table:table-cell office:value="0.003933254932277924" office:value-type="float"/>
          <table:table-cell office:value="0.003933254932277924" office:value-type="float"/>
          <table:table-cell office:value="0.003933254932277924" office:value-type="float"/>
          <table:table-cell office:value="0.003933254932277924" office:value-type="float"/>
          <table:table-cell office:value="0.003933254932277924" office:value-type="float"/>
          <table:table-cell office:value="0.003933254932277924" office:value-type="float"/>
          <table:table-cell office:value="0.9686514861195872" office:value-type="float"/>
          <table:table-cell office:value="10" office:value-type="float"/>
          <table:table-cell office:value="-0.9814167608339261" office:value-type="float"/>
        </table:table-row>
        <table:table-row>
          <table:table-cell office:value="-0.0020450665544509" office:value-type="float"/>
          <table:table-cell office:value="-0.0020450665544509" office:value-type="float"/>
          <table:table-cell office:value="-0.0020450665544509" office:value-type="float"/>
          <table:table-cell office:value="-0.0020450665544509" office:value-type="float"/>
          <table:table-cell office:value="-0.0020450665544509" office:value-type="float"/>
          <table:table-cell office:value="-0.0020450665544509" office:value-type="float"/>
          <table:table-cell office:value="0.9540076489587846" office:value-type="float"/>
          <table:table-cell office:value="11" office:value-type="float"/>
          <table:table-cell office:value="-0.5978321486728824" office:value-type="float"/>
        </table:table-row>
        <table:table-row>
          <table:table-cell office:value="0.0065271181141832325" office:value-type="float"/>
          <table:table-cell office:value="0.0065271181141832325" office:value-type="float"/>
          <table:table-cell office:value="0.0065271181141832325" office:value-type="float"/>
          <table:table-cell office:value="0.0065271181141832325" office:value-type="float"/>
          <table:table-cell office:value="0.0065271181141832325" office:value-type="float"/>
          <table:table-cell office:value="0.0065271181141832325" office:value-type="float"/>
          <table:table-cell office:value="0.9750051273778472" office:value-type="float"/>
          <table:table-cell office:value="12" office:value-type="float"/>
          <table:table-cell office:value="0.8572184668634133" office:value-type="float"/>
        </table:table-row>
        <table:table-row>
          <table:table-cell office:value="0.015159465537644802" office:value-type="float"/>
          <table:table-cell office:value="0.015159465537644802" office:value-type="float"/>
          <table:table-cell office:value="0.015159465537644802" office:value-type="float"/>
          <table:table-cell office:value="0.015159465537644802" office:value-type="float"/>
          <table:table-cell office:value="0.015159465537644802" office:value-type="float"/>
          <table:table-cell office:value="0.015159465537644802" office:value-type="float"/>
          <table:table-cell office:value="0.996149973847757" office:value-type="float"/>
          <table:table-cell office:value="13" office:value-type="float"/>
          <table:table-cell office:value="0.863234742346157" office:value-type="float"/>
        </table:table-row>
        <table:table-row>
          <table:table-cell office:value="0.022844664473660653" office:value-type="float"/>
          <table:table-cell office:value="0.022844664473660653" office:value-type="float"/>
          <table:table-cell office:value="0.022844664473660653" office:value-type="float"/>
          <table:table-cell office:value="0.022844664473660653" office:value-type="float"/>
          <table:table-cell office:value="0.022844664473660653" office:value-type="float"/>
          <table:table-cell office:value="0.022844664473660653" office:value-type="float"/>
          <table:table-cell office:value="0.985025210187224" office:value-type="float"/>
          <table:table-cell office:value="14" office:value-type="float"/>
          <table:table-cell office:value="0.7685198936015851" office:value-type="float"/>
        </table:table-row>
        <table:table-row>
          <table:table-cell office:value="0.03190033509610027" office:value-type="float"/>
          <table:table-cell office:value="0.03190033509610027" office:value-type="float"/>
          <table:table-cell office:value="0.03190033509610027" office:value-type="float"/>
          <table:table-cell office:value="0.03190033509610027" office:value-type="float"/>
          <table:table-cell office:value="0.03190033509610027" office:value-type="float"/>
          <table:table-cell office:value="0.03190033509610027" office:value-type="float"/>
          <table:table-cell office:value="0.9628434378835351" office:value-type="float"/>
          <table:table-cell office:value="15" office:value-type="float"/>
          <table:table-cell office:value="0.9055670622439616" office:value-type="float"/>
        </table:table-row>
        <table:table-row>
          <table:table-cell office:value="0.027654270302716933" office:value-type="float"/>
          <table:table-cell office:value="0.027654270302716933" office:value-type="float"/>
          <table:table-cell office:value="0.027654270302716933" office:value-type="float"/>
          <table:table-cell office:value="0.027654270302716933" office:value-type="float"/>
          <table:table-cell office:value="0.027654270302716933" office:value-type="float"/>
          <table:table-cell office:value="0.027654270302716933" office:value-type="float"/>
          <table:table-cell office:value="0.9732441300421204" office:value-type="float"/>
          <table:table-cell office:value="16" office:value-type="float"/>
          <table:table-cell office:value="-0.4246064793383335" office:value-type="float"/>
        </table:table-row>
        <table:table-row>
          <table:table-cell office:value="0.027853355941862192" office:value-type="float"/>
          <table:table-cell office:value="0.027853355941862192" office:value-type="float"/>
          <table:table-cell office:value="0.027853355941862192" office:value-type="float"/>
          <table:table-cell office:value="0.027853355941862192" office:value-type="float"/>
          <table:table-cell office:value="0.027853355941862192" office:value-type="float"/>
          <table:table-cell office:value="0.027853355941862192" office:value-type="float"/>
          <table:table-cell office:value="0.9727564718110987" office:value-type="float"/>
          <table:table-cell office:value="17" office:value-type="float"/>
          <table:table-cell office:value="0.019908563914526" office:value-type="float"/>
        </table:table-row>
        <table:table-row>
          <table:table-cell office:value="0.037785385291883127" office:value-type="float"/>
          <table:table-cell office:value="0.037785385291883127" office:value-type="float"/>
          <table:table-cell office:value="0.037785385291883127" office:value-type="float"/>
          <table:table-cell office:value="0.037785385291883127" office:value-type="float"/>
          <table:table-cell office:value="0.037785385291883127" office:value-type="float"/>
          <table:table-cell office:value="0.037785385291883127" office:value-type="float"/>
          <table:table-cell office:value="0.9484280677932009" office:value-type="float"/>
          <table:table-cell office:value="18" office:value-type="float"/>
          <table:table-cell office:value="0.9932029350020932" office:value-type="float"/>
        </table:table-row>
        <table:table-row>
          <table:table-cell office:value="0.04207940882416236" office:value-type="float"/>
          <table:table-cell office:value="0.04207940882416236" office:value-type="float"/>
          <table:table-cell office:value="0.04207940882416236" office:value-type="float"/>
          <table:table-cell office:value="0.04207940882416236" office:value-type="float"/>
          <table:table-cell office:value="0.04207940882416236" office:value-type="float"/>
          <table:table-cell office:value="0.04207940882416236" office:value-type="float"/>
          <table:table-cell office:value="0.9379099011956133" office:value-type="float"/>
          <table:table-cell office:value="19" office:value-type="float"/>
          <table:table-cell office:value="0.4294023532279232" office:value-type="float"/>
        </table:table-row>
        <table:table-row>
          <table:table-cell office:value="0.034178038318064666" office:value-type="float"/>
          <table:table-cell office:value="0.034178038318064666" office:value-type="float"/>
          <table:table-cell office:value="0.034178038318064666" office:value-type="float"/>
          <table:table-cell office:value="0.034178038318064666" office:value-type="float"/>
          <table:table-cell office:value="0.034178038318064666" office:value-type="float"/>
          <table:table-cell office:value="0.034178038318064666" office:value-type="float"/>
          <table:table-cell office:value="0.9572642272042292" office:value-type="float"/>
          <table:table-cell office:value="20" office:value-type="float"/>
          <table:table-cell office:value="-0.7901370506097698" office:value-type="float"/>
        </table:table-row>
        <table:table-row>
          <table:table-cell office:value="0.036793674478422224" office:value-type="float"/>
          <table:table-cell office:value="0.036793674478422224" office:value-type="float"/>
          <table:table-cell office:value="0.036793674478422224" office:value-type="float"/>
          <table:table-cell office:value="0.036793674478422224" office:value-type="float"/>
          <table:table-cell office:value="0.036793674478422224" office:value-type="float"/>
          <table:table-cell office:value="0.036793674478422224" office:value-type="float"/>
          <table:table-cell office:value="0.9508572532585805" office:value-type="float"/>
          <table:table-cell office:value="21" office:value-type="float"/>
          <table:table-cell office:value="0.26156361603575595" office:value-type="float"/>
        </table:table-row>
        <table:table-row>
          <table:table-cell office:value="0.043397477979621006" office:value-type="float"/>
          <table:table-cell office:value="0.043397477979621006" office:value-type="float"/>
          <table:table-cell office:value="0.043397477979621006" office:value-type="float"/>
          <table:table-cell office:value="0.043397477979621006" office:value-type="float"/>
          <table:table-cell office:value="0.043397477979621006" office:value-type="float"/>
          <table:table-cell office:value="0.043397477979621006" office:value-type="float"/>
          <table:table-cell office:value="0.9346813043190385" office:value-type="float"/>
          <table:table-cell office:value="22" office:value-type="float"/>
          <table:table-cell office:value="0.6603803501198782" office:value-type="float"/>
        </table:table-row>
        <table:table-row>
          <table:table-cell office:value="0.03442844728887612" office:value-type="float"/>
          <table:table-cell office:value="0.03442844728887612" office:value-type="float"/>
          <table:table-cell office:value="0.03442844728887612" office:value-type="float"/>
          <table:table-cell office:value="0.03442844728887612" office:value-type="float"/>
          <table:table-cell office:value="0.03442844728887612" office:value-type="float"/>
          <table:table-cell office:value="0.03442844728887612" office:value-type="float"/>
          <table:table-cell office:value="0.9566508529987257" office:value-type="float"/>
          <table:table-cell office:value="23" office:value-type="float"/>
          <table:table-cell office:value="-0.896903069074489" office:value-type="float"/>
        </table:table-row>
        <table:table-row>
          <table:table-cell office:value="0.03314368465517278" office:value-type="float"/>
          <table:table-cell office:value="0.03314368465517278" office:value-type="float"/>
          <table:table-cell office:value="0.03314368465517278" office:value-type="float"/>
          <table:table-cell office:value="0.03314368465517278" office:value-type="float"/>
          <table:table-cell office:value="0.03314368465517278" office:value-type="float"/>
          <table:table-cell office:value="0.03314368465517278" office:value-type="float"/>
          <table:table-cell office:value="0.9597978658918931" office:value-type="float"/>
          <table:table-cell office:value="24" office:value-type="float"/>
          <table:table-cell office:value="-0.12847626337033402" office:value-type="float"/>
        </table:table-row>
        <table:table-row>
          <table:table-cell office:value="0.03236718282935926" office:value-type="float"/>
          <table:table-cell office:value="0.03236718282935926" office:value-type="float"/>
          <table:table-cell office:value="0.03236718282935926" office:value-type="float"/>
          <table:table-cell office:value="0.03236718282935926" office:value-type="float"/>
          <table:table-cell office:value="0.03236718282935926" office:value-type="float"/>
          <table:table-cell office:value="0.03236718282935926" office:value-type="float"/>
          <table:table-cell office:value="0.9616998991494756" office:value-type="float"/>
          <table:table-cell office:value="25" office:value-type="float"/>
          <table:table-cell office:value="-0.07765018258135137" office:value-type="float"/>
        </table:table-row>
        <table:table-row>
          <table:table-cell office:value="0.030704810128508016" office:value-type="float"/>
          <table:table-cell office:value="0.030704810128508016" office:value-type="float"/>
          <table:table-cell office:value="0.030704810128508016" office:value-type="float"/>
          <table:table-cell office:value="0.030704810128508016" office:value-type="float"/>
          <table:table-cell office:value="0.030704810128508016" office:value-type="float"/>
          <table:table-cell office:value="0.030704810128508016" office:value-type="float"/>
          <table:table-cell office:value="0.9657718640288936" office:value-type="float"/>
          <table:table-cell office:value="26" office:value-type="float"/>
          <table:table-cell office:value="-0.1662372700851249" office:value-type="float"/>
        </table:table-row>
        <table:table-row>
          <table:table-cell office:value="0.03881716819963558" office:value-type="float"/>
          <table:table-cell office:value="0.03881716819963558" office:value-type="float"/>
          <table:table-cell office:value="0.03881716819963558" office:value-type="float"/>
          <table:table-cell office:value="0.03881716819963558" office:value-type="float"/>
          <table:table-cell office:value="0.03881716819963558" office:value-type="float"/>
          <table:table-cell office:value="0.03881716819963558" office:value-type="float"/>
          <table:table-cell office:value="0.9459007261438823" office:value-type="float"/>
          <table:table-cell office:value="27" office:value-type="float"/>
          <table:table-cell office:value="0.8112358071127561" office:value-type="float"/>
        </table:table-row>
        <table:table-row>
          <table:table-cell office:value="0.04210809792204627" office:value-type="float"/>
          <table:table-cell office:value="0.04210809792204627" office:value-type="float"/>
          <table:table-cell office:value="0.04210809792204627" office:value-type="float"/>
          <table:table-cell office:value="0.04210809792204627" office:value-type="float"/>
          <table:table-cell office:value="0.04210809792204627" office:value-type="float"/>
          <table:table-cell office:value="0.04210809792204627" office:value-type="float"/>
          <table:table-cell office:value="0.937839627544617" office:value-type="float"/>
          <table:table-cell office:value="28" office:value-type="float"/>
          <table:table-cell office:value="0.32909297224106937" office:value-type="float"/>
        </table:table-row>
        <table:table-row>
          <table:table-cell office:value="0.03922063112929139" office:value-type="float"/>
          <table:table-cell office:value="0.03922063112929139" office:value-type="float"/>
          <table:table-cell office:value="0.03922063112929139" office:value-type="float"/>
          <table:table-cell office:value="0.03922063112929139" office:value-type="float"/>
          <table:table-cell office:value="0.03922063112929139" office:value-type="float"/>
          <table:table-cell office:value="0.03922063112929139" office:value-type="float"/>
          <table:table-cell office:value="0.9449124478360971" office:value-type="float"/>
          <table:table-cell office:value="29" office:value-type="float"/>
          <table:table-cell office:value="-0.28874667927548825" office:value-type="float"/>
        </table:table-row>
        <table:table-row>
          <table:table-cell office:value="0.048352696298522506" office:value-type="float"/>
          <table:table-cell office:value="0.048352696298522506" office:value-type="float"/>
          <table:table-cell office:value="0.048352696298522506" office:value-type="float"/>
          <table:table-cell office:value="0.048352696298522506" office:value-type="float"/>
          <table:table-cell office:value="0.048352696298522506" office:value-type="float"/>
          <table:table-cell office:value="0.048352696298522506" office:value-type="float"/>
          <table:table-cell office:value="0.922543547873638" office:value-type="float"/>
          <table:table-cell office:value="30" office:value-type="float"/>
          <table:table-cell office:value="0.9132065169231118" office:value-type="float"/>
        </table:table-row>
        <table:table-row>
          <table:table-cell office:value="0.045888006275281196" office:value-type="float"/>
          <table:table-cell office:value="0.045888006275281196" office:value-type="float"/>
          <table:table-cell office:value="0.045888006275281196" office:value-type="float"/>
          <table:table-cell office:value="0.045888006275281196" office:value-type="float"/>
          <table:table-cell office:value="0.045888006275281196" office:value-type="float"/>
          <table:table-cell office:value="0.045888006275281196" office:value-type="float"/>
          <table:table-cell office:value="0.9285807808047076" office:value-type="float"/>
          <table:table-cell office:value="31" office:value-type="float"/>
          <table:table-cell office:value="-0.2464690023241313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1850849435362" office:value-type="float"/>
          <table:table-cell office:value="32" office:value-type="float"/>
          <table:table-cell office:value="0.9207049252117696" office:value-type="float"/>
        </table:table-row>
        <table:table-row>
          <table:table-cell office:value="0.049486333836757455" office:value-type="float"/>
          <table:table-cell office:value="0.049486333836757455" office:value-type="float"/>
          <table:table-cell office:value="0.049486333836757455" office:value-type="float"/>
          <table:table-cell office:value="0.049486333836757455" office:value-type="float"/>
          <table:table-cell office:value="0.049486333836757455" office:value-type="float"/>
          <table:table-cell office:value="0.049486333836757455" office:value-type="float"/>
          <table:table-cell office:value="0.9197667143516974" office:value-type="float"/>
          <table:table-cell office:value="33" office:value-type="float"/>
          <table:table-cell office:value="-0.05136661632425499" office:value-type="float"/>
        </table:table-row>
        <table:table-row>
          <table:table-cell office:value="0.04264911463898379" office:value-type="float"/>
          <table:table-cell office:value="0.04264911463898379" office:value-type="float"/>
          <table:table-cell office:value="0.04264911463898379" office:value-type="float"/>
          <table:table-cell office:value="0.04264911463898379" office:value-type="float"/>
          <table:table-cell office:value="0.04264911463898379" office:value-type="float"/>
          <table:table-cell office:value="0.04264911463898379" office:value-type="float"/>
          <table:table-cell office:value="0.9365144126458043" office:value-type="float"/>
          <table:table-cell office:value="34" office:value-type="float"/>
          <table:table-cell office:value="-0.6837219197773665" office:value-type="float"/>
        </table:table-row>
        <table:table-row>
          <table:table-cell office:value="0.033627640819839835" office:value-type="float"/>
          <table:table-cell office:value="0.033627640819839835" office:value-type="float"/>
          <table:table-cell office:value="0.033627640819839835" office:value-type="float"/>
          <table:table-cell office:value="0.033627640819839835" office:value-type="float"/>
          <table:table-cell office:value="0.033627640819839835" office:value-type="float"/>
          <table:table-cell office:value="0.033627640819839835" office:value-type="float"/>
          <table:table-cell office:value="0.9586124202305845" office:value-type="float"/>
          <table:table-cell office:value="35" office:value-type="float"/>
          <table:table-cell office:value="-0.9021473819143957" office:value-type="float"/>
        </table:table-row>
        <table:table-row>
          <table:table-cell office:value="0.0354405607490821" office:value-type="float"/>
          <table:table-cell office:value="0.0354405607490821" office:value-type="float"/>
          <table:table-cell office:value="0.0354405607490821" office:value-type="float"/>
          <table:table-cell office:value="0.0354405607490821" office:value-type="float"/>
          <table:table-cell office:value="0.0354405607490821" office:value-type="float"/>
          <table:table-cell office:value="0.0354405607490821" office:value-type="float"/>
          <table:table-cell office:value="0.9541716914594183" office:value-type="float"/>
          <table:table-cell office:value="36" office:value-type="float"/>
          <table:table-cell office:value="0.18129199292422649" office:value-type="float"/>
        </table:table-row>
        <table:table-row>
          <table:table-cell office:value="0.04440010053741382" office:value-type="float"/>
          <table:table-cell office:value="0.04440010053741382" office:value-type="float"/>
          <table:table-cell office:value="0.04440010053741382" office:value-type="float"/>
          <table:table-cell office:value="0.04440010053741382" office:value-type="float"/>
          <table:table-cell office:value="0.04440010053741382" office:value-type="float"/>
          <table:table-cell office:value="0.04440010053741382" office:value-type="float"/>
          <table:table-cell office:value="0.9322253906478419" office:value-type="float"/>
          <table:table-cell office:value="37" office:value-type="float"/>
          <table:table-cell office:value="0.8959539788331718" office:value-type="float"/>
        </table:table-row>
        <table:table-row>
          <table:table-cell office:value="0.04595795079452176" office:value-type="float"/>
          <table:table-cell office:value="0.04595795079452176" office:value-type="float"/>
          <table:table-cell office:value="0.04595795079452176" office:value-type="float"/>
          <table:table-cell office:value="0.04595795079452176" office:value-type="float"/>
          <table:table-cell office:value="0.04595795079452176" office:value-type="float"/>
          <table:table-cell office:value="0.04595795079452176" office:value-type="float"/>
          <table:table-cell office:value="0.9284094524222639" office:value-type="float"/>
          <table:table-cell office:value="38" office:value-type="float"/>
          <table:table-cell office:value="0.15578502571079356" office:value-type="float"/>
        </table:table-row>
        <table:table-row>
          <table:table-cell office:value="0.039018638260679604" office:value-type="float"/>
          <table:table-cell office:value="0.039018638260679604" office:value-type="float"/>
          <table:table-cell office:value="0.039018638260679604" office:value-type="float"/>
          <table:table-cell office:value="0.039018638260679604" office:value-type="float"/>
          <table:table-cell office:value="0.039018638260679604" office:value-type="float"/>
          <table:table-cell office:value="0.039018638260679604" office:value-type="float"/>
          <table:table-cell office:value="0.945407227295877" office:value-type="float"/>
          <table:table-cell office:value="39" office:value-type="float"/>
          <table:table-cell office:value="-0.6939312533842157" office:value-type="float"/>
        </table:table-row>
        <table:table-row>
          <table:table-cell office:value="0.038959185463830114" office:value-type="float"/>
          <table:table-cell office:value="0.038959185463830114" office:value-type="float"/>
          <table:table-cell office:value="0.038959185463830114" office:value-type="float"/>
          <table:table-cell office:value="0.038959185463830114" office:value-type="float"/>
          <table:table-cell office:value="0.038959185463830114" office:value-type="float"/>
          <table:table-cell office:value="0.038959185463830114" office:value-type="float"/>
          <table:table-cell office:value="0.9455528563119396" office:value-type="float"/>
          <table:table-cell office:value="40" office:value-type="float"/>
          <table:table-cell office:value="-0.005945279684948845" office:value-type="float"/>
        </table:table-row>
        <table:table-row>
          <table:table-cell office:value="0.0349488198584758" office:value-type="float"/>
          <table:table-cell office:value="0.0349488198584758" office:value-type="float"/>
          <table:table-cell office:value="0.0349488198584758" office:value-type="float"/>
          <table:table-cell office:value="0.0349488198584758" office:value-type="float"/>
          <table:table-cell office:value="0.0349488198584758" office:value-type="float"/>
          <table:table-cell office:value="0.0349488198584758" office:value-type="float"/>
          <table:table-cell office:value="0.9553762057270655" office:value-type="float"/>
          <table:table-cell office:value="41" office:value-type="float"/>
          <table:table-cell office:value="-0.4010365605354309" office:value-type="float"/>
        </table:table-row>
        <table:table-row>
          <table:table-cell office:value="0.03955701707069504" office:value-type="float"/>
          <table:table-cell office:value="0.03955701707069504" office:value-type="float"/>
          <table:table-cell office:value="0.03955701707069504" office:value-type="float"/>
          <table:table-cell office:value="0.03955701707069504" office:value-type="float"/>
          <table:table-cell office:value="0.03955701707069504" office:value-type="float"/>
          <table:table-cell office:value="0.03955701707069504" office:value-type="float"/>
          <table:table-cell office:value="0.9440884739230124" office:value-type="float"/>
          <table:table-cell office:value="42" office:value-type="float"/>
          <table:table-cell office:value="0.46081972122192383" office:value-type="float"/>
        </table:table-row>
        <table:table-row>
          <table:table-cell office:value="0.03396328209106552" office:value-type="float"/>
          <table:table-cell office:value="0.03396328209106552" office:value-type="float"/>
          <table:table-cell office:value="0.03396328209106552" office:value-type="float"/>
          <table:table-cell office:value="0.03396328209106552" office:value-type="float"/>
          <table:table-cell office:value="0.03396328209106552" office:value-type="float"/>
          <table:table-cell office:value="0.03396328209106552" office:value-type="float"/>
          <table:table-cell office:value="0.9577902703794624" office:value-type="float"/>
          <table:table-cell office:value="43" office:value-type="float"/>
          <table:table-cell office:value="-0.5593734979629517" office:value-type="float"/>
        </table:table-row>
        <table:table-row>
          <table:table-cell office:value="0.025564045888825528" office:value-type="float"/>
          <table:table-cell office:value="0.025564045888825528" office:value-type="float"/>
          <table:table-cell office:value="0.025564045888825528" office:value-type="float"/>
          <table:table-cell office:value="0.025564045888825528" office:value-type="float"/>
          <table:table-cell office:value="0.025564045888825528" office:value-type="float"/>
          <table:table-cell office:value="0.025564045888825528" office:value-type="float"/>
          <table:table-cell office:value="0.9783641133040624" office:value-type="float"/>
          <table:table-cell office:value="44" office:value-type="float"/>
          <table:table-cell office:value="-0.839923620223999" office:value-type="float"/>
        </table:table-row>
        <table:table-row>
          <table:table-cell office:value="0.019576311094208827" office:value-type="float"/>
          <table:table-cell office:value="0.019576311094208827" office:value-type="float"/>
          <table:table-cell office:value="0.019576311094208827" office:value-type="float"/>
          <table:table-cell office:value="0.019576311094208827" office:value-type="float"/>
          <table:table-cell office:value="0.019576311094208827" office:value-type="float"/>
          <table:table-cell office:value="0.019576311094208827" office:value-type="float"/>
          <table:table-cell office:value="0.9930310082659819" office:value-type="float"/>
          <table:table-cell office:value="45" office:value-type="float"/>
          <table:table-cell office:value="-0.5987734794616699" office:value-type="float"/>
        </table:table-row>
        <table:table-row>
          <table:table-cell office:value="0.026372594816132654" office:value-type="float"/>
          <table:table-cell office:value="0.026372594816132654" office:value-type="float"/>
          <table:table-cell office:value="0.026372594816132654" office:value-type="float"/>
          <table:table-cell office:value="0.026372594816132654" office:value-type="float"/>
          <table:table-cell office:value="0.026372594816132654" office:value-type="float"/>
          <table:table-cell office:value="0.026372594816132654" office:value-type="float"/>
          <table:table-cell office:value="0.9763835810000853" office:value-type="float"/>
          <table:table-cell office:value="46" office:value-type="float"/>
          <table:table-cell office:value="0.6796283721923828" office:value-type="float"/>
        </table:table-row>
        <table:table-row>
          <table:table-cell office:value="0.023456259948655238" office:value-type="float"/>
          <table:table-cell office:value="0.023456259948655238" office:value-type="float"/>
          <table:table-cell office:value="0.023456259948655238" office:value-type="float"/>
          <table:table-cell office:value="0.023456259948655238" office:value-type="float"/>
          <table:table-cell office:value="0.023456259948655238" office:value-type="float"/>
          <table:table-cell office:value="0.023456259948655238" office:value-type="float"/>
          <table:table-cell office:value="0.983527113344492" office:value-type="float"/>
          <table:table-cell office:value="47" office:value-type="float"/>
          <table:table-cell office:value="-0.2916334867477417" office:value-type="float"/>
        </table:table-row>
        <table:table-row>
          <table:table-cell office:value="0.029622316343232265" office:value-type="float"/>
          <table:table-cell office:value="0.029622316343232265" office:value-type="float"/>
          <table:table-cell office:value="0.029622316343232265" office:value-type="float"/>
          <table:table-cell office:value="0.029622316343232265" office:value-type="float"/>
          <table:table-cell office:value="0.029622316343232265" office:value-type="float"/>
          <table:table-cell office:value="0.029622316343232265" office:value-type="float"/>
          <table:table-cell office:value="0.968423421452553" office:value-type="float"/>
          <table:table-cell office:value="48" office:value-type="float"/>
          <table:table-cell office:value="0.6166056394577026" office:value-type="float"/>
        </table:table-row>
        <table:table-row>
          <table:table-cell office:value="0.024093594533845058" office:value-type="float"/>
          <table:table-cell office:value="0.024093594533845058" office:value-type="float"/>
          <table:table-cell office:value="0.024093594533845058" office:value-type="float"/>
          <table:table-cell office:value="0.024093594533845058" office:value-type="float"/>
          <table:table-cell office:value="0.024093594533845058" office:value-type="float"/>
          <table:table-cell office:value="0.024093594533845058" office:value-type="float"/>
          <table:table-cell office:value="0.9819659688153487" office:value-type="float"/>
          <table:table-cell office:value="49" office:value-type="float"/>
          <table:table-cell office:value="-0.5528721809387207" office:value-type="float"/>
        </table:table-row>
        <table:table-row>
          <table:table-cell office:value="0.017328591329499356" office:value-type="float"/>
          <table:table-cell office:value="0.017328591329499356" office:value-type="float"/>
          <table:table-cell office:value="0.017328591329499356" office:value-type="float"/>
          <table:table-cell office:value="0.017328591329499356" office:value-type="float"/>
          <table:table-cell office:value="0.017328591329499356" office:value-type="float"/>
          <table:table-cell office:value="0.017328591329499356" office:value-type="float"/>
          <table:table-cell office:value="0.9985367747742888" office:value-type="float"/>
          <table:table-cell office:value="50" office:value-type="float"/>
          <table:table-cell office:value="-0.6765003204345703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4395685195922855" office:value-type="float"/>
          <table:table-cell office:value="-0.0044395685195922855" office:value-type="float"/>
          <table:table-cell office:value="-0.0044395685195922855" office:value-type="float"/>
          <table:table-cell office:value="-0.0044395685195922855" office:value-type="float"/>
          <table:table-cell office:value="-0.0044395685195922855" office:value-type="float"/>
          <table:table-cell office:value="-0.0044395685195922855" office:value-type="float"/>
          <table:table-cell office:value="0.916904302134412" office:value-type="float"/>
          <table:table-cell office:value="1" office:value-type="float"/>
          <table:table-cell office:value="-0.4439568519592285" office:value-type="float"/>
        </table:table-row>
        <table:table-row>
          <table:table-cell office:value="-0.012829765677452087" office:value-type="float"/>
          <table:table-cell office:value="-0.012829765677452087" office:value-type="float"/>
          <table:table-cell office:value="-0.012829765677452087" office:value-type="float"/>
          <table:table-cell office:value="-0.012829765677452087" office:value-type="float"/>
          <table:table-cell office:value="-0.012829765677452087" office:value-type="float"/>
          <table:table-cell office:value="-0.012829765677452087" office:value-type="float"/>
          <table:table-cell office:value="0.8963526002563058" office:value-type="float"/>
          <table:table-cell office:value="2" office:value-type="float"/>
          <table:table-cell office:value="-0.8390197157859802" office:value-type="float"/>
        </table:table-row>
        <table:table-row>
          <table:table-cell office:value="-0.005548068881034851" office:value-type="float"/>
          <table:table-cell office:value="-0.005548068881034851" office:value-type="float"/>
          <table:table-cell office:value="-0.005548068881034851" office:value-type="float"/>
          <table:table-cell office:value="-0.005548068881034851" office:value-type="float"/>
          <table:table-cell office:value="-0.005548068881034851" office:value-type="float"/>
          <table:table-cell office:value="-0.005548068881034851" office:value-type="float"/>
          <table:table-cell office:value="0.914189041869187" office:value-type="float"/>
          <table:table-cell office:value="3" office:value-type="float"/>
          <table:table-cell office:value="0.7281696796417236" office:value-type="float"/>
        </table:table-row>
        <table:table-row>
          <table:table-cell office:value="-0.011777719855308531" office:value-type="float"/>
          <table:table-cell office:value="-0.011777719855308531" office:value-type="float"/>
          <table:table-cell office:value="-0.011777719855308531" office:value-type="float"/>
          <table:table-cell office:value="-0.011777719855308531" office:value-type="float"/>
          <table:table-cell office:value="-0.011777719855308531" office:value-type="float"/>
          <table:table-cell office:value="-0.011777719855308531" office:value-type="float"/>
          <table:table-cell office:value="0.8989295757065844" office:value-type="float"/>
          <table:table-cell office:value="4" office:value-type="float"/>
          <table:table-cell office:value="-0.6229650974273682" office:value-type="float"/>
        </table:table-row>
        <table:table-row>
          <table:table-cell office:value="-0.003740884661674498" office:value-type="float"/>
          <table:table-cell office:value="-0.003740884661674498" office:value-type="float"/>
          <table:table-cell office:value="-0.003740884661674498" office:value-type="float"/>
          <table:table-cell office:value="-0.003740884661674498" office:value-type="float"/>
          <table:table-cell office:value="-0.003740884661674498" office:value-type="float"/>
          <table:table-cell office:value="-0.003740884661674498" office:value-type="float"/>
          <table:table-cell office:value="0.9186157210778298" office:value-type="float"/>
          <table:table-cell office:value="5" office:value-type="float"/>
          <table:table-cell office:value="0.8036835193634033" office:value-type="float"/>
        </table:table-row>
        <table:table-row>
          <table:table-cell office:value="0.003341003060340883" office:value-type="float"/>
          <table:table-cell office:value="0.003341003060340883" office:value-type="float"/>
          <table:table-cell office:value="0.003341003060340883" office:value-type="float"/>
          <table:table-cell office:value="0.003341003060340883" office:value-type="float"/>
          <table:table-cell office:value="0.003341003060340883" office:value-type="float"/>
          <table:table-cell office:value="0.003341003060340883" office:value-type="float"/>
          <table:table-cell office:value="0.9359627324124487" office:value-type="float"/>
          <table:table-cell office:value="6" office:value-type="float"/>
          <table:table-cell office:value="0.7081887722015381" office:value-type="float"/>
        </table:table-row>
        <table:table-row>
          <table:table-cell office:value="0.007076826691627504" office:value-type="float"/>
          <table:table-cell office:value="0.007076826691627504" office:value-type="float"/>
          <table:table-cell office:value="0.007076826691627504" office:value-type="float"/>
          <table:table-cell office:value="0.007076826691627504" office:value-type="float"/>
          <table:table-cell office:value="0.007076826691627504" office:value-type="float"/>
          <table:table-cell office:value="0.007076826691627504" office:value-type="float"/>
          <table:table-cell office:value="0.9451135940781322" office:value-type="float"/>
          <table:table-cell office:value="7" office:value-type="float"/>
          <table:table-cell office:value="0.3735823631286621" office:value-type="float"/>
        </table:table-row>
        <table:table-row>
          <table:table-cell office:value="0.010496763586997988" office:value-type="float"/>
          <table:table-cell office:value="0.010496763586997988" office:value-type="float"/>
          <table:table-cell office:value="0.010496763586997988" office:value-type="float"/>
          <table:table-cell office:value="0.010496763586997988" office:value-type="float"/>
          <table:table-cell office:value="0.010496763586997988" office:value-type="float"/>
          <table:table-cell office:value="0.010496763586997988" office:value-type="float"/>
          <table:table-cell office:value="0.9534906944243079" office:value-type="float"/>
          <table:table-cell office:value="8" office:value-type="float"/>
          <table:table-cell office:value="0.34199368953704834" office:value-type="float"/>
        </table:table-row>
        <table:table-row>
          <table:table-cell office:value="0.018408456444740297" office:value-type="float"/>
          <table:table-cell office:value="0.018408456444740297" office:value-type="float"/>
          <table:table-cell office:value="0.018408456444740297" office:value-type="float"/>
          <table:table-cell office:value="0.018408456444740297" office:value-type="float"/>
          <table:table-cell office:value="0.018408456444740297" office:value-type="float"/>
          <table:table-cell office:value="0.018408456444740297" office:value-type="float"/>
          <table:table-cell office:value="0.9728703049273987" office:value-type="float"/>
          <table:table-cell office:value="9" office:value-type="float"/>
          <table:table-cell office:value="0.791169285774231" office:value-type="float"/>
        </table:table-row>
        <table:table-row>
          <table:table-cell office:value="0.015450788736343386" office:value-type="float"/>
          <table:table-cell office:value="0.015450788736343386" office:value-type="float"/>
          <table:table-cell office:value="0.015450788736343386" office:value-type="float"/>
          <table:table-cell office:value="0.015450788736343386" office:value-type="float"/>
          <table:table-cell office:value="0.015450788736343386" office:value-type="float"/>
          <table:table-cell office:value="0.015450788736343386" office:value-type="float"/>
          <table:table-cell office:value="0.9656255282131194" office:value-type="float"/>
          <table:table-cell office:value="10" office:value-type="float"/>
          <table:table-cell office:value="-0.29576677083969116" office:value-type="float"/>
        </table:table-row>
        <table:table-row>
          <table:table-cell office:value="0.01802457451820374" office:value-type="float"/>
          <table:table-cell office:value="0.01802457451820374" office:value-type="float"/>
          <table:table-cell office:value="0.01802457451820374" office:value-type="float"/>
          <table:table-cell office:value="0.01802457451820374" office:value-type="float"/>
          <table:table-cell office:value="0.01802457451820374" office:value-type="float"/>
          <table:table-cell office:value="0.01802457451820374" office:value-type="float"/>
          <table:table-cell office:value="0.9719299900859075" office:value-type="float"/>
          <table:table-cell office:value="11" office:value-type="float"/>
          <table:table-cell office:value="0.25737857818603516" office:value-type="float"/>
        </table:table-row>
        <table:table-row>
          <table:table-cell office:value="0.020068516731262212" office:value-type="float"/>
          <table:table-cell office:value="0.020068516731262212" office:value-type="float"/>
          <table:table-cell office:value="0.020068516731262212" office:value-type="float"/>
          <table:table-cell office:value="0.020068516731262212" office:value-type="float"/>
          <table:table-cell office:value="0.020068516731262212" office:value-type="float"/>
          <table:table-cell office:value="0.020068516731262212" office:value-type="float"/>
          <table:table-cell office:value="0.9769366055716358" office:value-type="float"/>
          <table:table-cell office:value="12" office:value-type="float"/>
          <table:table-cell office:value="0.20439422130584717" office:value-type="float"/>
        </table:table-row>
        <table:table-row>
          <table:table-cell office:value="0.027127244472503666" office:value-type="float"/>
          <table:table-cell office:value="0.027127244472503666" office:value-type="float"/>
          <table:table-cell office:value="0.027127244472503666" office:value-type="float"/>
          <table:table-cell office:value="0.027127244472503666" office:value-type="float"/>
          <table:table-cell office:value="0.027127244472503666" office:value-type="float"/>
          <table:table-cell office:value="0.027127244472503666" office:value-type="float"/>
          <table:table-cell office:value="0.9942268867709058" office:value-type="float"/>
          <table:table-cell office:value="13" office:value-type="float"/>
          <table:table-cell office:value="0.7058727741241455" office:value-type="float"/>
        </table:table-row>
        <table:table-row>
          <table:table-cell office:value="0.03438519954681397" office:value-type="float"/>
          <table:table-cell office:value="0.03438519954681397" office:value-type="float"/>
          <table:table-cell office:value="0.03438519954681397" office:value-type="float"/>
          <table:table-cell office:value="0.03438519954681397" office:value-type="float"/>
          <table:table-cell office:value="0.03438519954681397" office:value-type="float"/>
          <table:table-cell office:value="0.03438519954681397" office:value-type="float"/>
          <table:table-cell office:value="0.98799482672099" office:value-type="float"/>
          <table:table-cell office:value="14" office:value-type="float"/>
          <table:table-cell office:value="0.7257955074310303" office:value-type="float"/>
        </table:table-row>
        <table:table-row>
          <table:table-cell office:value="0.03623790979385376" office:value-type="float"/>
          <table:table-cell office:value="0.03623790979385376" office:value-type="float"/>
          <table:table-cell office:value="0.03623790979385376" office:value-type="float"/>
          <table:table-cell office:value="0.03623790979385376" office:value-type="float"/>
          <table:table-cell office:value="0.03623790979385376" office:value-type="float"/>
          <table:table-cell office:value="0.03623790979385376" office:value-type="float"/>
          <table:table-cell office:value="0.9834566319745167" office:value-type="float"/>
          <table:table-cell office:value="15" office:value-type="float"/>
          <table:table-cell office:value="0.1852710247039795" office:value-type="float"/>
        </table:table-row>
        <table:table-row>
          <table:table-cell office:value="0.026448917388916013" office:value-type="float"/>
          <table:table-cell office:value="0.026448917388916013" office:value-type="float"/>
          <table:table-cell office:value="0.026448917388916013" office:value-type="float"/>
          <table:table-cell office:value="0.026448917388916013" office:value-type="float"/>
          <table:table-cell office:value="0.026448917388916013" office:value-type="float"/>
          <table:table-cell office:value="0.026448917388916013" office:value-type="float"/>
          <table:table-cell office:value="0.9925653315374058" office:value-type="float"/>
          <table:table-cell office:value="16" office:value-type="float"/>
          <table:table-cell office:value="-0.9788992404937744" office:value-type="float"/>
        </table:table-row>
        <table:table-row>
          <table:table-cell office:value="0.026998925209045406" office:value-type="float"/>
          <table:table-cell office:value="0.026998925209045406" office:value-type="float"/>
          <table:table-cell office:value="0.026998925209045406" office:value-type="float"/>
          <table:table-cell office:value="0.026998925209045406" office:value-type="float"/>
          <table:table-cell office:value="0.026998925209045406" office:value-type="float"/>
          <table:table-cell office:value="0.026998925209045406" office:value-type="float"/>
          <table:table-cell office:value="0.9939125700512633" office:value-type="float"/>
          <table:table-cell office:value="17" office:value-type="float"/>
          <table:table-cell office:value="0.05500078201293945" office:value-type="float"/>
        </table:table-row>
        <table:table-row>
          <table:table-cell office:value="0.025834019780158993" office:value-type="float"/>
          <table:table-cell office:value="0.025834019780158993" office:value-type="float"/>
          <table:table-cell office:value="0.025834019780158993" office:value-type="float"/>
          <table:table-cell office:value="0.025834019780158993" office:value-type="float"/>
          <table:table-cell office:value="0.025834019780158993" office:value-type="float"/>
          <table:table-cell office:value="0.025834019780158993" office:value-type="float"/>
          <table:table-cell office:value="0.9910591461518936" office:value-type="float"/>
          <table:table-cell office:value="18" office:value-type="float"/>
          <table:table-cell office:value="-0.11649054288864136" office:value-type="float"/>
        </table:table-row>
        <table:table-row>
          <table:table-cell office:value="0.031650543808937066" office:value-type="float"/>
          <table:table-cell office:value="0.031650543808937066" office:value-type="float"/>
          <table:table-cell office:value="0.031650543808937066" office:value-type="float"/>
          <table:table-cell office:value="0.031650543808937066" office:value-type="float"/>
          <table:table-cell office:value="0.031650543808937066" office:value-type="float"/>
          <table:table-cell office:value="0.031650543808937066" office:value-type="float"/>
          <table:table-cell office:value="0.9946933379009626" office:value-type="float"/>
          <table:table-cell office:value="19" office:value-type="float"/>
          <table:table-cell office:value="0.5816524028778076" office:value-type="float"/>
        </table:table-row>
        <table:table-row>
          <table:table-cell office:value="0.026187605857849114" office:value-type="float"/>
          <table:table-cell office:value="0.026187605857849114" office:value-type="float"/>
          <table:table-cell office:value="0.026187605857849114" office:value-type="float"/>
          <table:table-cell office:value="0.026187605857849114" office:value-type="float"/>
          <table:table-cell office:value="0.026187605857849114" office:value-type="float"/>
          <table:table-cell office:value="0.026187605857849114" office:value-type="float"/>
          <table:table-cell office:value="0.9919252516223864" office:value-type="float"/>
          <table:table-cell office:value="20" office:value-type="float"/>
          <table:table-cell office:value="-0.5462937951087952" office:value-type="float"/>
        </table:table-row>
        <table:table-row>
          <table:table-cell office:value="0.02861914157867431" office:value-type="float"/>
          <table:table-cell office:value="0.02861914157867431" office:value-type="float"/>
          <table:table-cell office:value="0.02861914157867431" office:value-type="float"/>
          <table:table-cell office:value="0.02861914157867431" office:value-type="float"/>
          <table:table-cell office:value="0.02861914157867431" office:value-type="float"/>
          <table:table-cell office:value="0.02861914157867431" office:value-type="float"/>
          <table:table-cell office:value="0.9978812734297587" office:value-type="float"/>
          <table:table-cell office:value="21" office:value-type="float"/>
          <table:table-cell office:value="0.24315357208251953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20964765548706055" office:value-type="float"/>
          <table:table-cell office:value="0.0020964765548706055" office:value-type="float"/>
          <table:table-cell office:value="0.0020964765548706055" office:value-type="float"/>
          <table:table-cell office:value="0.0020964765548706055" office:value-type="float"/>
          <table:table-cell office:value="0.0020964765548706055" office:value-type="float"/>
          <table:table-cell office:value="0.0020964765548706055" office:value-type="float"/>
          <table:table-cell office:value="0.8760350287708789" office:value-type="float"/>
          <table:table-cell office:value="1" office:value-type="float"/>
          <table:table-cell office:value="0.20964765548706055" office:value-type="float"/>
        </table:table-row>
        <table:table-row>
          <table:table-cell office:value="-0.001624414920806885" office:value-type="float"/>
          <table:table-cell office:value="-0.001624414920806885" office:value-type="float"/>
          <table:table-cell office:value="-0.001624414920806885" office:value-type="float"/>
          <table:table-cell office:value="-0.001624414920806885" office:value-type="float"/>
          <table:table-cell office:value="-0.001624414920806885" office:value-type="float"/>
          <table:table-cell office:value="-0.001624414920806885" office:value-type="float"/>
          <table:table-cell office:value="0.8851493142745603" office:value-type="float"/>
          <table:table-cell office:value="2" office:value-type="float"/>
          <table:table-cell office:value="-0.372089147567749" office:value-type="float"/>
        </table:table-row>
        <table:table-row>
          <table:table-cell office:value="0.0048199653625488285" office:value-type="float"/>
          <table:table-cell office:value="0.0048199653625488285" office:value-type="float"/>
          <table:table-cell office:value="0.0048199653625488285" office:value-type="float"/>
          <table:table-cell office:value="0.0048199653625488285" office:value-type="float"/>
          <table:table-cell office:value="0.0048199653625488285" office:value-type="float"/>
          <table:table-cell office:value="0.0048199653625488285" office:value-type="float"/>
          <table:table-cell office:value="0.8693638708718863" office:value-type="float"/>
          <table:table-cell office:value="3" office:value-type="float"/>
          <table:table-cell office:value="0.6444380283355713" office:value-type="float"/>
        </table:table-row>
        <table:table-row>
          <table:table-cell office:value="0.0029811477661132813" office:value-type="float"/>
          <table:table-cell office:value="0.0029811477661132813" office:value-type="float"/>
          <table:table-cell office:value="0.0029811477661132813" office:value-type="float"/>
          <table:table-cell office:value="0.0029811477661132813" office:value-type="float"/>
          <table:table-cell office:value="0.0029811477661132813" office:value-type="float"/>
          <table:table-cell office:value="0.0029811477661132813" office:value-type="float"/>
          <table:table-cell office:value="0.8738680357132044" office:value-type="float"/>
          <table:table-cell office:value="4" office:value-type="float"/>
          <table:table-cell office:value="-0.1838817596435547" office:value-type="float"/>
        </table:table-row>
        <table:table-row>
          <table:table-cell office:value="0.011720147132873535" office:value-type="float"/>
          <table:table-cell office:value="0.011720147132873535" office:value-type="float"/>
          <table:table-cell office:value="0.011720147132873535" office:value-type="float"/>
          <table:table-cell office:value="0.011720147132873535" office:value-type="float"/>
          <table:table-cell office:value="0.011720147132873535" office:value-type="float"/>
          <table:table-cell office:value="0.011720147132873535" office:value-type="float"/>
          <table:table-cell office:value="0.8524619464021365" office:value-type="float"/>
          <table:table-cell office:value="5" office:value-type="float"/>
          <table:table-cell office:value="0.8738999366760254" office:value-type="float"/>
        </table:table-row>
        <table:table-row>
          <table:table-cell office:value="0.003670359253883362" office:value-type="float"/>
          <table:table-cell office:value="0.003670359253883362" office:value-type="float"/>
          <table:table-cell office:value="0.003670359253883362" office:value-type="float"/>
          <table:table-cell office:value="0.003670359253883362" office:value-type="float"/>
          <table:table-cell office:value="0.003670359253883362" office:value-type="float"/>
          <table:table-cell office:value="0.003670359253883362" office:value-type="float"/>
          <table:table-cell office:value="0.8721798192433032" office:value-type="float"/>
          <table:table-cell office:value="6" office:value-type="float"/>
          <table:table-cell office:value="-0.8049787878990173" office:value-type="float"/>
        </table:table-row>
        <table:table-row>
          <table:table-cell office:value="0.006012759804725647" office:value-type="float"/>
          <table:table-cell office:value="0.006012759804725647" office:value-type="float"/>
          <table:table-cell office:value="0.006012759804725647" office:value-type="float"/>
          <table:table-cell office:value="0.006012759804725647" office:value-type="float"/>
          <table:table-cell office:value="0.006012759804725647" office:value-type="float"/>
          <table:table-cell office:value="0.006012759804725647" office:value-type="float"/>
          <table:table-cell office:value="0.8664421331205254" office:value-type="float"/>
          <table:table-cell office:value="7" office:value-type="float"/>
          <table:table-cell office:value="0.23424005508422852" office:value-type="float"/>
        </table:table-row>
        <table:table-row>
          <table:table-cell office:value="0.01452801764011383" office:value-type="float"/>
          <table:table-cell office:value="0.01452801764011383" office:value-type="float"/>
          <table:table-cell office:value="0.01452801764011383" office:value-type="float"/>
          <table:table-cell office:value="0.01452801764011383" office:value-type="float"/>
          <table:table-cell office:value="0.01452801764011383" office:value-type="float"/>
          <table:table-cell office:value="0.01452801764011383" office:value-type="float"/>
          <table:table-cell office:value="0.845584096395588" office:value-type="float"/>
          <table:table-cell office:value="8" office:value-type="float"/>
          <table:table-cell office:value="0.8515257835388184" office:value-type="float"/>
        </table:table-row>
        <table:table-row>
          <table:table-cell office:value="0.020050047039985655" office:value-type="float"/>
          <table:table-cell office:value="0.020050047039985655" office:value-type="float"/>
          <table:table-cell office:value="0.020050047039985655" office:value-type="float"/>
          <table:table-cell office:value="0.020050047039985655" office:value-type="float"/>
          <table:table-cell office:value="0.020050047039985655" office:value-type="float"/>
          <table:table-cell office:value="0.020050047039985655" office:value-type="float"/>
          <table:table-cell office:value="0.8320579420212548" office:value-type="float"/>
          <table:table-cell office:value="9" office:value-type="float"/>
          <table:table-cell office:value="0.5522029399871826" office:value-type="float"/>
        </table:table-row>
        <table:table-row>
          <table:table-cell office:value="0.020627631545066832" office:value-type="float"/>
          <table:table-cell office:value="0.020627631545066832" office:value-type="float"/>
          <table:table-cell office:value="0.020627631545066832" office:value-type="float"/>
          <table:table-cell office:value="0.020627631545066832" office:value-type="float"/>
          <table:table-cell office:value="0.020627631545066832" office:value-type="float"/>
          <table:table-cell office:value="0.020627631545066832" office:value-type="float"/>
          <table:table-cell office:value="0.830643154700468" office:value-type="float"/>
          <table:table-cell office:value="10" office:value-type="float"/>
          <table:table-cell office:value="0.057758450508117676" office:value-type="float"/>
        </table:table-row>
        <table:table-row>
          <table:table-cell office:value="0.011142117977142332" office:value-type="float"/>
          <table:table-cell office:value="0.011142117977142332" office:value-type="float"/>
          <table:table-cell office:value="0.011142117977142332" office:value-type="float"/>
          <table:table-cell office:value="0.011142117977142332" office:value-type="float"/>
          <table:table-cell office:value="0.011142117977142332" office:value-type="float"/>
          <table:table-cell office:value="0.011142117977142332" office:value-type="float"/>
          <table:table-cell office:value="0.8538778228901297" office:value-type="float"/>
          <table:table-cell office:value="11" office:value-type="float"/>
          <table:table-cell office:value="-0.94855135679245" office:value-type="float"/>
        </table:table-row>
        <table:table-row>
          <table:table-cell office:value="0.0027648156881332382" office:value-type="float"/>
          <table:table-cell office:value="0.0027648156881332382" office:value-type="float"/>
          <table:table-cell office:value="0.0027648156881332382" office:value-type="float"/>
          <table:table-cell office:value="0.0027648156881332382" office:value-type="float"/>
          <table:table-cell office:value="0.0027648156881332382" office:value-type="float"/>
          <table:table-cell office:value="0.0027648156881332382" office:value-type="float"/>
          <table:table-cell office:value="0.8743979389192514" office:value-type="float"/>
          <table:table-cell office:value="12" office:value-type="float"/>
          <table:table-cell office:value="-0.8377302289009094" office:value-type="float"/>
        </table:table-row>
        <table:table-row>
          <table:table-cell office:value="0.0023737531900405867" office:value-type="float"/>
          <table:table-cell office:value="0.0023737531900405867" office:value-type="float"/>
          <table:table-cell office:value="0.0023737531900405867" office:value-type="float"/>
          <table:table-cell office:value="0.0023737531900405867" office:value-type="float"/>
          <table:table-cell office:value="0.0023737531900405867" office:value-type="float"/>
          <table:table-cell office:value="0.0023737531900405867" office:value-type="float"/>
          <table:table-cell office:value="0.8753558424971166" office:value-type="float"/>
          <table:table-cell office:value="13" office:value-type="float"/>
          <table:table-cell office:value="-0.03910624980926514" office:value-type="float"/>
        </table:table-row>
        <table:table-row>
          <table:table-cell office:value="-0.0032881510257720967" office:value-type="float"/>
          <table:table-cell office:value="-0.0032881510257720967" office:value-type="float"/>
          <table:table-cell office:value="-0.0032881510257720967" office:value-type="float"/>
          <table:table-cell office:value="-0.0032881510257720967" office:value-type="float"/>
          <table:table-cell office:value="-0.0032881510257720967" office:value-type="float"/>
          <table:table-cell office:value="-0.0032881510257720967" office:value-type="float"/>
          <table:table-cell office:value="0.8892246187983706" office:value-type="float"/>
          <table:table-cell office:value="14" office:value-type="float"/>
          <table:table-cell office:value="-0.5661904215812683" office:value-type="float"/>
        </table:table-row>
        <table:table-row>
          <table:table-cell office:value="-0.002783757448196413" office:value-type="float"/>
          <table:table-cell office:value="-0.002783757448196413" office:value-type="float"/>
          <table:table-cell office:value="-0.002783757448196413" office:value-type="float"/>
          <table:table-cell office:value="-0.002783757448196413" office:value-type="float"/>
          <table:table-cell office:value="-0.002783757448196413" office:value-type="float"/>
          <table:table-cell office:value="-0.002783757448196413" office:value-type="float"/>
          <table:table-cell office:value="0.8879891119037733" office:value-type="float"/>
          <table:table-cell office:value="15" office:value-type="float"/>
          <table:table-cell office:value="0.05043935775756836" office:value-type="float"/>
        </table:table-row>
        <table:table-row>
          <table:table-cell office:value="-0.009251511693000796" office:value-type="float"/>
          <table:table-cell office:value="-0.009251511693000796" office:value-type="float"/>
          <table:table-cell office:value="-0.009251511693000796" office:value-type="float"/>
          <table:table-cell office:value="-0.009251511693000796" office:value-type="float"/>
          <table:table-cell office:value="-0.009251511693000796" office:value-type="float"/>
          <table:table-cell office:value="-0.009251511693000796" office:value-type="float"/>
          <table:table-cell office:value="0.903831809585264" office:value-type="float"/>
          <table:table-cell office:value="16" office:value-type="float"/>
          <table:table-cell office:value="-0.6467754244804382" office:value-type="float"/>
        </table:table-row>
        <table:table-row>
          <table:table-cell office:value="-0.018660659790039065" office:value-type="float"/>
          <table:table-cell office:value="-0.018660659790039065" office:value-type="float"/>
          <table:table-cell office:value="-0.018660659790039065" office:value-type="float"/>
          <table:table-cell office:value="-0.018660659790039065" office:value-type="float"/>
          <table:table-cell office:value="-0.018660659790039065" office:value-type="float"/>
          <table:table-cell office:value="-0.018660659790039065" office:value-type="float"/>
          <table:table-cell office:value="0.9268794213372871" office:value-type="float"/>
          <table:table-cell office:value="17" office:value-type="float"/>
          <table:table-cell office:value="-0.9409148097038269" office:value-type="float"/>
        </table:table-row>
        <table:table-row>
          <table:table-cell office:value="-0.02195222079753876" office:value-type="float"/>
          <table:table-cell office:value="-0.02195222079753876" office:value-type="float"/>
          <table:table-cell office:value="-0.02195222079753876" office:value-type="float"/>
          <table:table-cell office:value="-0.02195222079753876" office:value-type="float"/>
          <table:table-cell office:value="-0.02195222079753876" office:value-type="float"/>
          <table:table-cell office:value="-0.02195222079753876" office:value-type="float"/>
          <table:table-cell office:value="0.9349420662629027" office:value-type="float"/>
          <table:table-cell office:value="18" office:value-type="float"/>
          <table:table-cell office:value="-0.3291561007499695" office:value-type="float"/>
        </table:table-row>
        <table:table-row>
          <table:table-cell office:value="-0.018015570044517516" office:value-type="float"/>
          <table:table-cell office:value="-0.018015570044517516" office:value-type="float"/>
          <table:table-cell office:value="-0.018015570044517516" office:value-type="float"/>
          <table:table-cell office:value="-0.018015570044517516" office:value-type="float"/>
          <table:table-cell office:value="-0.018015570044517516" office:value-type="float"/>
          <table:table-cell office:value="-0.018015570044517516" office:value-type="float"/>
          <table:table-cell office:value="0.9252992806224574" office:value-type="float"/>
          <table:table-cell office:value="19" office:value-type="float"/>
          <table:table-cell office:value="0.393665075302124" office:value-type="float"/>
        </table:table-row>
        <table:table-row>
          <table:table-cell office:value="-0.015943245291709898" office:value-type="float"/>
          <table:table-cell office:value="-0.015943245291709898" office:value-type="float"/>
          <table:table-cell office:value="-0.015943245291709898" office:value-type="float"/>
          <table:table-cell office:value="-0.015943245291709898" office:value-type="float"/>
          <table:table-cell office:value="-0.015943245291709898" office:value-type="float"/>
          <table:table-cell office:value="-0.015943245291709898" office:value-type="float"/>
          <table:table-cell office:value="0.9202231423967394" office:value-type="float"/>
          <table:table-cell office:value="20" office:value-type="float"/>
          <table:table-cell office:value="0.20723247528076172" office:value-type="float"/>
        </table:table-row>
        <table:table-row>
          <table:table-cell office:value="-0.025296154022216792" office:value-type="float"/>
          <table:table-cell office:value="-0.025296154022216792" office:value-type="float"/>
          <table:table-cell office:value="-0.025296154022216792" office:value-type="float"/>
          <table:table-cell office:value="-0.025296154022216792" office:value-type="float"/>
          <table:table-cell office:value="-0.025296154022216792" office:value-type="float"/>
          <table:table-cell office:value="-0.025296154022216792" office:value-type="float"/>
          <table:table-cell office:value="0.9431329963973033" office:value-type="float"/>
          <table:table-cell office:value="21" office:value-type="float"/>
          <table:table-cell office:value="-0.9352908730506897" office:value-type="float"/>
        </table:table-row>
        <table:table-row>
          <table:table-cell office:value="-0.03378684818744659" office:value-type="float"/>
          <table:table-cell office:value="-0.03378684818744659" office:value-type="float"/>
          <table:table-cell office:value="-0.03378684818744659" office:value-type="float"/>
          <table:table-cell office:value="-0.03378684818744659" office:value-type="float"/>
          <table:table-cell office:value="-0.03378684818744659" office:value-type="float"/>
          <table:table-cell office:value="-0.03378684818744659" office:value-type="float"/>
          <table:table-cell office:value="0.9639308646641427" office:value-type="float"/>
          <table:table-cell office:value="22" office:value-type="float"/>
          <table:table-cell office:value="-0.8490694165229797" office:value-type="float"/>
        </table:table-row>
        <table:table-row>
          <table:table-cell office:value="-0.03332348644733428" office:value-type="float"/>
          <table:table-cell office:value="-0.03332348644733428" office:value-type="float"/>
          <table:table-cell office:value="-0.03332348644733428" office:value-type="float"/>
          <table:table-cell office:value="-0.03332348644733428" office:value-type="float"/>
          <table:table-cell office:value="-0.03332348644733428" office:value-type="float"/>
          <table:table-cell office:value="-0.03332348644733428" office:value-type="float"/>
          <table:table-cell office:value="0.9627958648345394" office:value-type="float"/>
          <table:table-cell office:value="23" office:value-type="float"/>
          <table:table-cell office:value="0.04633617401123047" office:value-type="float"/>
        </table:table-row>
        <table:table-row>
          <table:table-cell office:value="-0.024971620440483084" office:value-type="float"/>
          <table:table-cell office:value="-0.024971620440483084" office:value-type="float"/>
          <table:table-cell office:value="-0.024971620440483084" office:value-type="float"/>
          <table:table-cell office:value="-0.024971620440483084" office:value-type="float"/>
          <table:table-cell office:value="-0.024971620440483084" office:value-type="float"/>
          <table:table-cell office:value="-0.024971620440483084" office:value-type="float"/>
          <table:table-cell office:value="0.942338054717658" office:value-type="float"/>
          <table:table-cell office:value="24" office:value-type="float"/>
          <table:table-cell office:value="0.8351866006851196" office:value-type="float"/>
        </table:table-row>
        <table:table-row>
          <table:table-cell office:value="-0.01790118396282195" office:value-type="float"/>
          <table:table-cell office:value="-0.01790118396282195" office:value-type="float"/>
          <table:table-cell office:value="-0.01790118396282195" office:value-type="float"/>
          <table:table-cell office:value="-0.01790118396282195" office:value-type="float"/>
          <table:table-cell office:value="-0.01790118396282195" office:value-type="float"/>
          <table:table-cell office:value="-0.01790118396282195" office:value-type="float"/>
          <table:table-cell office:value="0.925019093088627" office:value-type="float"/>
          <table:table-cell office:value="25" office:value-type="float"/>
          <table:table-cell office:value="0.7070436477661133" office:value-type="float"/>
        </table:table-row>
        <table:table-row>
          <table:table-cell office:value="-0.017125732302665703" office:value-type="float"/>
          <table:table-cell office:value="-0.017125732302665703" office:value-type="float"/>
          <table:table-cell office:value="-0.017125732302665703" office:value-type="float"/>
          <table:table-cell office:value="-0.017125732302665703" office:value-type="float"/>
          <table:table-cell office:value="-0.017125732302665703" office:value-type="float"/>
          <table:table-cell office:value="-0.017125732302665703" office:value-type="float"/>
          <table:table-cell office:value="0.9231196322010501" office:value-type="float"/>
          <table:table-cell office:value="26" office:value-type="float"/>
          <table:table-cell office:value="0.077545166015625" office:value-type="float"/>
        </table:table-row>
        <table:table-row>
          <table:table-cell office:value="-0.009800342917442313" office:value-type="float"/>
          <table:table-cell office:value="-0.009800342917442313" office:value-type="float"/>
          <table:table-cell office:value="-0.009800342917442313" office:value-type="float"/>
          <table:table-cell office:value="-0.009800342917442313" office:value-type="float"/>
          <table:table-cell office:value="-0.009800342917442313" office:value-type="float"/>
          <table:table-cell office:value="-0.009800342917442313" office:value-type="float"/>
          <table:table-cell office:value="0.9051761660400526" office:value-type="float"/>
          <table:table-cell office:value="27" office:value-type="float"/>
          <table:table-cell office:value="0.7325389385223389" office:value-type="float"/>
        </table:table-row>
        <table:table-row>
          <table:table-cell office:value="-0.0007754844427108679" office:value-type="float"/>
          <table:table-cell office:value="-0.0007754844427108679" office:value-type="float"/>
          <table:table-cell office:value="-0.0007754844427108679" office:value-type="float"/>
          <table:table-cell office:value="-0.0007754844427108679" office:value-type="float"/>
          <table:table-cell office:value="-0.0007754844427108679" office:value-type="float"/>
          <table:table-cell office:value="-0.0007754844427108679" office:value-type="float"/>
          <table:table-cell office:value="0.8830698677761281" office:value-type="float"/>
          <table:table-cell office:value="28" office:value-type="float"/>
          <table:table-cell office:value="0.9024858474731445" office:value-type="float"/>
        </table:table-row>
        <table:table-row>
          <table:table-cell office:value="-0.009953644275665275" office:value-type="float"/>
          <table:table-cell office:value="-0.009953644275665275" office:value-type="float"/>
          <table:table-cell office:value="-0.009953644275665275" office:value-type="float"/>
          <table:table-cell office:value="-0.009953644275665275" office:value-type="float"/>
          <table:table-cell office:value="-0.009953644275665275" office:value-type="float"/>
          <table:table-cell office:value="-0.009953644275665275" office:value-type="float"/>
          <table:table-cell office:value="0.9055516761445744" office:value-type="float"/>
          <table:table-cell office:value="29" office:value-type="float"/>
          <table:table-cell office:value="-0.9178159832954407" office:value-type="float"/>
        </table:table-row>
        <table:table-row>
          <table:table-cell office:value="-0.007711538076400748" office:value-type="float"/>
          <table:table-cell office:value="-0.007711538076400748" office:value-type="float"/>
          <table:table-cell office:value="-0.007711538076400748" office:value-type="float"/>
          <table:table-cell office:value="-0.007711538076400748" office:value-type="float"/>
          <table:table-cell office:value="-0.007711538076400748" office:value-type="float"/>
          <table:table-cell office:value="-0.007711538076400748" office:value-type="float"/>
          <table:table-cell office:value="0.9000596600072455" office:value-type="float"/>
          <table:table-cell office:value="30" office:value-type="float"/>
          <table:table-cell office:value="0.22421061992645264" office:value-type="float"/>
        </table:table-row>
        <table:table-row>
          <table:table-cell office:value="-0.008326884508132926" office:value-type="float"/>
          <table:table-cell office:value="-0.008326884508132926" office:value-type="float"/>
          <table:table-cell office:value="-0.008326884508132926" office:value-type="float"/>
          <table:table-cell office:value="-0.008326884508132926" office:value-type="float"/>
          <table:table-cell office:value="-0.008326884508132926" office:value-type="float"/>
          <table:table-cell office:value="-0.008326884508132926" office:value-type="float"/>
          <table:table-cell office:value="0.9015669447800316" office:value-type="float"/>
          <table:table-cell office:value="31" office:value-type="float"/>
          <table:table-cell office:value="-0.06153464317321777" office:value-type="float"/>
        </table:table-row>
        <table:table-row>
          <table:table-cell office:value="-0.004176462888717643" office:value-type="float"/>
          <table:table-cell office:value="-0.004176462888717643" office:value-type="float"/>
          <table:table-cell office:value="-0.004176462888717643" office:value-type="float"/>
          <table:table-cell office:value="-0.004176462888717643" office:value-type="float"/>
          <table:table-cell office:value="-0.004176462888717643" office:value-type="float"/>
          <table:table-cell office:value="-0.004176462888717643" office:value-type="float"/>
          <table:table-cell office:value="0.8914005295950483" office:value-type="float"/>
          <table:table-cell office:value="32" office:value-type="float"/>
          <table:table-cell office:value="0.4150421619415283" office:value-type="float"/>
        </table:table-row>
        <table:table-row>
          <table:table-cell office:value="-0.006056657433509818" office:value-type="float"/>
          <table:table-cell office:value="-0.006056657433509818" office:value-type="float"/>
          <table:table-cell office:value="-0.006056657433509818" office:value-type="float"/>
          <table:table-cell office:value="-0.006056657433509818" office:value-type="float"/>
          <table:table-cell office:value="-0.006056657433509818" office:value-type="float"/>
          <table:table-cell office:value="-0.006056657433509818" office:value-type="float"/>
          <table:table-cell office:value="0.8960060468469536" office:value-type="float"/>
          <table:table-cell office:value="33" office:value-type="float"/>
          <table:table-cell office:value="-0.18801945447921753" office:value-type="float"/>
        </table:table-row>
        <table:table-row>
          <table:table-cell office:value="-0.0039282912015914835" office:value-type="float"/>
          <table:table-cell office:value="-0.0039282912015914835" office:value-type="float"/>
          <table:table-cell office:value="-0.0039282912015914835" office:value-type="float"/>
          <table:table-cell office:value="-0.0039282912015914835" office:value-type="float"/>
          <table:table-cell office:value="-0.0039282912015914835" office:value-type="float"/>
          <table:table-cell office:value="-0.0039282912015914835" office:value-type="float"/>
          <table:table-cell office:value="0.8907926355929836" office:value-type="float"/>
          <table:table-cell office:value="34" office:value-type="float"/>
          <table:table-cell office:value="0.2128366231918335" office:value-type="float"/>
        </table:table-row>
        <table:table-row>
          <table:table-cell office:value="0.005207147002220162" office:value-type="float"/>
          <table:table-cell office:value="0.005207147002220162" office:value-type="float"/>
          <table:table-cell office:value="0.005207147002220162" office:value-type="float"/>
          <table:table-cell office:value="0.005207147002220162" office:value-type="float"/>
          <table:table-cell office:value="0.005207147002220162" office:value-type="float"/>
          <table:table-cell office:value="0.005207147002220162" office:value-type="float"/>
          <table:table-cell office:value="0.8684154734169174" office:value-type="float"/>
          <table:table-cell office:value="35" office:value-type="float"/>
          <table:table-cell office:value="0.9135438203811646" office:value-type="float"/>
        </table:table-row>
        <table:table-row>
          <table:table-cell office:value="0.006696122288703927" office:value-type="float"/>
          <table:table-cell office:value="0.006696122288703927" office:value-type="float"/>
          <table:table-cell office:value="0.006696122288703927" office:value-type="float"/>
          <table:table-cell office:value="0.006696122288703927" office:value-type="float"/>
          <table:table-cell office:value="0.006696122288703927" office:value-type="float"/>
          <table:table-cell office:value="0.006696122288703927" office:value-type="float"/>
          <table:table-cell office:value="0.8647682437254178" office:value-type="float"/>
          <table:table-cell office:value="36" office:value-type="float"/>
          <table:table-cell office:value="0.14889752864837646" office:value-type="float"/>
        </table:table-row>
        <table:table-row>
          <table:table-cell office:value="-0.0009831774234771648" office:value-type="float"/>
          <table:table-cell office:value="-0.0009831774234771648" office:value-type="float"/>
          <table:table-cell office:value="-0.0009831774234771648" office:value-type="float"/>
          <table:table-cell office:value="-0.0009831774234771648" office:value-type="float"/>
          <table:table-cell office:value="-0.0009831774234771648" office:value-type="float"/>
          <table:table-cell office:value="-0.0009831774234771648" office:value-type="float"/>
          <table:table-cell office:value="0.8835786096021632" office:value-type="float"/>
          <table:table-cell office:value="37" office:value-type="float"/>
          <table:table-cell office:value="-0.7679299712181091" office:value-type="float"/>
        </table:table-row>
        <table:table-row>
          <table:table-cell office:value="0.006523791551589974" office:value-type="float"/>
          <table:table-cell office:value="0.006523791551589974" office:value-type="float"/>
          <table:table-cell office:value="0.006523791551589974" office:value-type="float"/>
          <table:table-cell office:value="0.006523791551589974" office:value-type="float"/>
          <table:table-cell office:value="0.006523791551589974" office:value-type="float"/>
          <table:table-cell office:value="0.006523791551589974" office:value-type="float"/>
          <table:table-cell office:value="0.8651903660983447" office:value-type="float"/>
          <table:table-cell office:value="38" office:value-type="float"/>
          <table:table-cell office:value="0.7506968975067139" office:value-type="float"/>
        </table:table-row>
        <table:table-row>
          <table:table-cell office:value="0.0005431383848190389" office:value-type="float"/>
          <table:table-cell office:value="0.0005431383848190389" office:value-type="float"/>
          <table:table-cell office:value="0.0005431383848190389" office:value-type="float"/>
          <table:table-cell office:value="0.0005431383848190389" office:value-type="float"/>
          <table:table-cell office:value="0.0005431383848190389" office:value-type="float"/>
          <table:table-cell office:value="0.0005431383848190389" office:value-type="float"/>
          <table:table-cell office:value="0.8798399146854938" office:value-type="float"/>
          <table:table-cell office:value="39" office:value-type="float"/>
          <table:table-cell office:value="-0.5980653166770935" office:value-type="float"/>
        </table:table-row>
        <table:table-row>
          <table:table-cell office:value="0.0020473843812942585" office:value-type="float"/>
          <table:table-cell office:value="0.0020473843812942585" office:value-type="float"/>
          <table:table-cell office:value="0.0020473843812942585" office:value-type="float"/>
          <table:table-cell office:value="0.0020473843812942585" office:value-type="float"/>
          <table:table-cell office:value="0.0020473843812942585" office:value-type="float"/>
          <table:table-cell office:value="0.0020473843812942585" office:value-type="float"/>
          <table:table-cell office:value="0.8761552795465051" office:value-type="float"/>
          <table:table-cell office:value="40" office:value-type="float"/>
          <table:table-cell office:value="0.15042459964752197" office:value-type="float"/>
        </table:table-row>
        <table:table-row>
          <table:table-cell office:value="0.004491413235664376" office:value-type="float"/>
          <table:table-cell office:value="0.004491413235664376" office:value-type="float"/>
          <table:table-cell office:value="0.004491413235664376" office:value-type="float"/>
          <table:table-cell office:value="0.004491413235664376" office:value-type="float"/>
          <table:table-cell office:value="0.004491413235664376" office:value-type="float"/>
          <table:table-cell office:value="0.004491413235664376" office:value-type="float"/>
          <table:table-cell office:value="0.8701686559366594" office:value-type="float"/>
          <table:table-cell office:value="41" office:value-type="float"/>
          <table:table-cell office:value="0.24440288543701172" office:value-type="float"/>
        </table:table-row>
        <table:table-row>
          <table:table-cell office:value="0.005869125723838815" office:value-type="float"/>
          <table:table-cell office:value="0.005869125723838815" office:value-type="float"/>
          <table:table-cell office:value="0.005869125723838815" office:value-type="float"/>
          <table:table-cell office:value="0.005869125723838815" office:value-type="float"/>
          <table:table-cell office:value="0.005869125723838815" office:value-type="float"/>
          <table:table-cell office:value="0.005869125723838815" office:value-type="float"/>
          <table:table-cell office:value="0.8667939633283718" office:value-type="float"/>
          <table:table-cell office:value="42" office:value-type="float"/>
          <table:table-cell office:value="0.13777124881744385" office:value-type="float"/>
        </table:table-row>
        <table:table-row>
          <table:table-cell office:value="0.013547231554985054" office:value-type="float"/>
          <table:table-cell office:value="0.013547231554985054" office:value-type="float"/>
          <table:table-cell office:value="0.013547231554985054" office:value-type="float"/>
          <table:table-cell office:value="0.013547231554985054" office:value-type="float"/>
          <table:table-cell office:value="0.013547231554985054" office:value-type="float"/>
          <table:table-cell office:value="0.013547231554985054" office:value-type="float"/>
          <table:table-cell office:value="0.8479865218509753" office:value-type="float"/>
          <table:table-cell office:value="43" office:value-type="float"/>
          <table:table-cell office:value="0.767810583114624" office:value-type="float"/>
        </table:table-row>
        <table:table-row>
          <table:table-cell office:value="0.02327523291110993" office:value-type="float"/>
          <table:table-cell office:value="0.02327523291110993" office:value-type="float"/>
          <table:table-cell office:value="0.02327523291110993" office:value-type="float"/>
          <table:table-cell office:value="0.02327523291110993" office:value-type="float"/>
          <table:table-cell office:value="0.02327523291110993" office:value-type="float"/>
          <table:table-cell office:value="0.02327523291110993" office:value-type="float"/>
          <table:table-cell office:value="0.8241578823113667" office:value-type="float"/>
          <table:table-cell office:value="44" office:value-type="float"/>
          <table:table-cell office:value="0.9728001356124878" office:value-type="float"/>
        </table:table-row>
        <table:table-row>
          <table:table-cell office:value="0.022198486328125006" office:value-type="float"/>
          <table:table-cell office:value="0.022198486328125006" office:value-type="float"/>
          <table:table-cell office:value="0.022198486328125006" office:value-type="float"/>
          <table:table-cell office:value="0.022198486328125006" office:value-type="float"/>
          <table:table-cell office:value="0.022198486328125006" office:value-type="float"/>
          <table:table-cell office:value="0.022198486328125006" office:value-type="float"/>
          <table:table-cell office:value="0.826795362021965" office:value-type="float"/>
          <table:table-cell office:value="45" office:value-type="float"/>
          <table:table-cell office:value="-0.10767465829849243" office:value-type="float"/>
        </table:table-row>
        <table:table-row>
          <table:table-cell office:value="0.018431569337844855" office:value-type="float"/>
          <table:table-cell office:value="0.018431569337844855" office:value-type="float"/>
          <table:table-cell office:value="0.018431569337844855" office:value-type="float"/>
          <table:table-cell office:value="0.018431569337844855" office:value-type="float"/>
          <table:table-cell office:value="0.018431569337844855" office:value-type="float"/>
          <table:table-cell office:value="0.018431569337844855" office:value-type="float"/>
          <table:table-cell office:value="0.8360223865515719" office:value-type="float"/>
          <table:table-cell office:value="46" office:value-type="float"/>
          <table:table-cell office:value="-0.37669169902801514" office:value-type="float"/>
        </table:table-row>
        <table:table-row>
          <table:table-cell office:value="0.01071162104606629" office:value-type="float"/>
          <table:table-cell office:value="0.01071162104606629" office:value-type="float"/>
          <table:table-cell office:value="0.01071162104606629" office:value-type="float"/>
          <table:table-cell office:value="0.01071162104606629" office:value-type="float"/>
          <table:table-cell office:value="0.01071162104606629" office:value-type="float"/>
          <table:table-cell office:value="0.01071162104606629" office:value-type="float"/>
          <table:table-cell office:value="0.8549323207071" office:value-type="float"/>
          <table:table-cell office:value="47" office:value-type="float"/>
          <table:table-cell office:value="-0.7719948291778564" office:value-type="float"/>
        </table:table-row>
        <table:table-row>
          <table:table-cell office:value="0.002256565093994146" office:value-type="float"/>
          <table:table-cell office:value="0.002256565093994146" office:value-type="float"/>
          <table:table-cell office:value="0.002256565093994146" office:value-type="float"/>
          <table:table-cell office:value="0.002256565093994146" office:value-type="float"/>
          <table:table-cell office:value="0.002256565093994146" office:value-type="float"/>
          <table:table-cell office:value="0.002256565093994146" office:value-type="float"/>
          <table:table-cell office:value="0.8756428935363586" office:value-type="float"/>
          <table:table-cell office:value="48" office:value-type="float"/>
          <table:table-cell office:value="-0.8455055952072144" office:value-type="float"/>
        </table:table-row>
        <table:table-row>
          <table:table-cell office:value="-0.0016249406337737983" office:value-type="float"/>
          <table:table-cell office:value="-0.0016249406337737983" office:value-type="float"/>
          <table:table-cell office:value="-0.0016249406337737983" office:value-type="float"/>
          <table:table-cell office:value="-0.0016249406337737983" office:value-type="float"/>
          <table:table-cell office:value="-0.0016249406337737983" office:value-type="float"/>
          <table:table-cell office:value="-0.0016249406337737983" office:value-type="float"/>
          <table:table-cell office:value="0.8851506020030804" office:value-type="float"/>
          <table:table-cell office:value="49" office:value-type="float"/>
          <table:table-cell office:value="-0.38815057277679443" office:value-type="float"/>
        </table:table-row>
        <table:table-row>
          <table:table-cell office:value="0.0021426796913147027" office:value-type="float"/>
          <table:table-cell office:value="0.0021426796913147027" office:value-type="float"/>
          <table:table-cell office:value="0.0021426796913147027" office:value-type="float"/>
          <table:table-cell office:value="0.0021426796913147027" office:value-type="float"/>
          <table:table-cell office:value="0.0021426796913147027" office:value-type="float"/>
          <table:table-cell office:value="0.0021426796913147027" office:value-type="float"/>
          <table:table-cell office:value="0.8759218546620746" office:value-type="float"/>
          <table:table-cell office:value="50" office:value-type="float"/>
          <table:table-cell office:value="0.3767620325088501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03532385826111" office:value-type="float"/>
          <table:table-cell office:value="-0.00903532385826111" office:value-type="float"/>
          <table:table-cell office:value="-0.00903532385826111" office:value-type="float"/>
          <table:table-cell office:value="-0.00903532385826111" office:value-type="float"/>
          <table:table-cell office:value="-0.00903532385826111" office:value-type="float"/>
          <table:table-cell office:value="-0.00903532385826111" office:value-type="float"/>
          <table:table-cell office:value="0.928613340606606" office:value-type="float"/>
          <table:table-cell office:value="1" office:value-type="float"/>
          <table:table-cell office:value="-0.9035323858261108" office:value-type="float"/>
        </table:table-row>
        <table:table-row>
          <table:table-cell office:value="-0.000702391862869264" office:value-type="float"/>
          <table:table-cell office:value="-0.000702391862869264" office:value-type="float"/>
          <table:table-cell office:value="-0.000702391862869264" office:value-type="float"/>
          <table:table-cell office:value="-0.000702391862869264" office:value-type="float"/>
          <table:table-cell office:value="-0.000702391862869264" office:value-type="float"/>
          <table:table-cell office:value="-0.000702391862869264" office:value-type="float"/>
          <table:table-cell office:value="0.9490247720566282" office:value-type="float"/>
          <table:table-cell office:value="2" office:value-type="float"/>
          <table:table-cell office:value="0.8332931995391846" office:value-type="float"/>
        </table:table-row>
        <table:table-row>
          <table:table-cell office:value="0.002119418382644652" office:value-type="float"/>
          <table:table-cell office:value="0.002119418382644652" office:value-type="float"/>
          <table:table-cell office:value="0.002119418382644652" office:value-type="float"/>
          <table:table-cell office:value="0.002119418382644652" office:value-type="float"/>
          <table:table-cell office:value="0.002119418382644652" office:value-type="float"/>
          <table:table-cell office:value="0.002119418382644652" office:value-type="float"/>
          <table:table-cell office:value="0.9559367673090949" office:value-type="float"/>
          <table:table-cell office:value="3" office:value-type="float"/>
          <table:table-cell office:value="0.2821810245513916" office:value-type="float"/>
        </table:table-row>
        <table:table-row>
          <table:table-cell office:value="0.008793197870254515" office:value-type="float"/>
          <table:table-cell office:value="0.008793197870254515" office:value-type="float"/>
          <table:table-cell office:value="0.008793197870254515" office:value-type="float"/>
          <table:table-cell office:value="0.008793197870254515" office:value-type="float"/>
          <table:table-cell office:value="0.008793197870254515" office:value-type="float"/>
          <table:table-cell office:value="0.008793197870254515" office:value-type="float"/>
          <table:table-cell office:value="0.9722841217095921" office:value-type="float"/>
          <table:table-cell office:value="4" office:value-type="float"/>
          <table:table-cell office:value="0.6673779487609863" office:value-type="float"/>
        </table:table-row>
        <table:table-row>
          <table:table-cell office:value="0.006829199194908141" office:value-type="float"/>
          <table:table-cell office:value="0.006829199194908141" office:value-type="float"/>
          <table:table-cell office:value="0.006829199194908141" office:value-type="float"/>
          <table:table-cell office:value="0.006829199194908141" office:value-type="float"/>
          <table:table-cell office:value="0.006829199194908141" office:value-type="float"/>
          <table:table-cell office:value="0.006829199194908141" office:value-type="float"/>
          <table:table-cell office:value="0.9674733270994914" office:value-type="float"/>
          <table:table-cell office:value="5" office:value-type="float"/>
          <table:table-cell office:value="-0.19639986753463745" office:value-type="float"/>
        </table:table-row>
        <table:table-row>
          <table:table-cell office:value="0.005337994694709776" office:value-type="float"/>
          <table:table-cell office:value="0.005337994694709776" office:value-type="float"/>
          <table:table-cell office:value="0.005337994694709776" office:value-type="float"/>
          <table:table-cell office:value="0.005337994694709776" office:value-type="float"/>
          <table:table-cell office:value="0.005337994694709776" office:value-type="float"/>
          <table:table-cell office:value="0.005337994694709776" office:value-type="float"/>
          <table:table-cell office:value="0.9638206369718634" office:value-type="float"/>
          <table:table-cell office:value="6" office:value-type="float"/>
          <table:table-cell office:value="-0.14912045001983643" office:value-type="float"/>
        </table:table-row>
        <table:table-row>
          <table:table-cell office:value="0.013896082043647765" office:value-type="float"/>
          <table:table-cell office:value="0.013896082043647765" office:value-type="float"/>
          <table:table-cell office:value="0.013896082043647765" office:value-type="float"/>
          <table:table-cell office:value="0.013896082043647765" office:value-type="float"/>
          <table:table-cell office:value="0.013896082043647765" office:value-type="float"/>
          <table:table-cell office:value="0.013896082043647765" office:value-type="float"/>
          <table:table-cell office:value="0.9847835841509295" office:value-type="float"/>
          <table:table-cell office:value="7" office:value-type="float"/>
          <table:table-cell office:value="0.8558087348937988" office:value-type="float"/>
        </table:table-row>
        <table:table-row>
          <table:table-cell office:value="0.005977889299392698" office:value-type="float"/>
          <table:table-cell office:value="0.005977889299392698" office:value-type="float"/>
          <table:table-cell office:value="0.005977889299392698" office:value-type="float"/>
          <table:table-cell office:value="0.005977889299392698" office:value-type="float"/>
          <table:table-cell office:value="0.005977889299392698" office:value-type="float"/>
          <table:table-cell office:value="0.005977889299392698" office:value-type="float"/>
          <table:table-cell office:value="0.9653880522424965" office:value-type="float"/>
          <table:table-cell office:value="8" office:value-type="float"/>
          <table:table-cell office:value="-0.7918192744255066" office:value-type="float"/>
        </table:table-row>
        <table:table-row>
          <table:table-cell office:value="-0.003056309819221498" office:value-type="float"/>
          <table:table-cell office:value="-0.003056309819221498" office:value-type="float"/>
          <table:table-cell office:value="-0.003056309819221498" office:value-type="float"/>
          <table:table-cell office:value="-0.003056309819221498" office:value-type="float"/>
          <table:table-cell office:value="-0.003056309819221498" office:value-type="float"/>
          <table:table-cell office:value="-0.003056309819221498" office:value-type="float"/>
          <table:table-cell office:value="0.9432588741671902" office:value-type="float"/>
          <table:table-cell office:value="9" office:value-type="float"/>
          <table:table-cell office:value="-0.9034199118614197" office:value-type="float"/>
        </table:table-row>
        <table:table-row>
          <table:table-cell office:value="-0.0003955537080764784" office:value-type="float"/>
          <table:table-cell office:value="-0.0003955537080764784" office:value-type="float"/>
          <table:table-cell office:value="-0.0003955537080764784" office:value-type="float"/>
          <table:table-cell office:value="-0.0003955537080764784" office:value-type="float"/>
          <table:table-cell office:value="-0.0003955537080764784" office:value-type="float"/>
          <table:table-cell office:value="-0.0003955537080764784" office:value-type="float"/>
          <table:table-cell office:value="0.9497763689694876" office:value-type="float"/>
          <table:table-cell office:value="10" office:value-type="float"/>
          <table:table-cell office:value="0.26607561111450195" office:value-type="float"/>
        </table:table-row>
        <table:table-row>
          <table:table-cell office:value="-0.006804164052009584" office:value-type="float"/>
          <table:table-cell office:value="-0.006804164052009584" office:value-type="float"/>
          <table:table-cell office:value="-0.006804164052009584" office:value-type="float"/>
          <table:table-cell office:value="-0.006804164052009584" office:value-type="float"/>
          <table:table-cell office:value="-0.006804164052009584" office:value-type="float"/>
          <table:table-cell office:value="-0.006804164052009584" office:value-type="float"/>
          <table:table-cell office:value="0.9340785436665293" office:value-type="float"/>
          <table:table-cell office:value="11" office:value-type="float"/>
          <table:table-cell office:value="-0.6408610343933105" office:value-type="float"/>
        </table:table-row>
        <table:table-row>
          <table:table-cell office:value="-0.016437517404556276" office:value-type="float"/>
          <table:table-cell office:value="-0.016437517404556276" office:value-type="float"/>
          <table:table-cell office:value="-0.016437517404556276" office:value-type="float"/>
          <table:table-cell office:value="-0.016437517404556276" office:value-type="float"/>
          <table:table-cell office:value="-0.016437517404556276" office:value-type="float"/>
          <table:table-cell office:value="-0.016437517404556276" office:value-type="float"/>
          <table:table-cell office:value="0.9104817434408602" office:value-type="float"/>
          <table:table-cell office:value="12" office:value-type="float"/>
          <table:table-cell office:value="-0.9633353352546692" office:value-type="float"/>
        </table:table-row>
        <table:table-row>
          <table:table-cell office:value="-0.00733626961708069" office:value-type="float"/>
          <table:table-cell office:value="-0.00733626961708069" office:value-type="float"/>
          <table:table-cell office:value="-0.00733626961708069" office:value-type="float"/>
          <table:table-cell office:value="-0.00733626961708069" office:value-type="float"/>
          <table:table-cell office:value="-0.00733626961708069" office:value-type="float"/>
          <table:table-cell office:value="-0.00733626961708069" office:value-type="float"/>
          <table:table-cell office:value="0.9327751565428097" office:value-type="float"/>
          <table:table-cell office:value="13" office:value-type="float"/>
          <table:table-cell office:value="0.9101247787475586" office:value-type="float"/>
        </table:table-row>
        <table:table-row>
          <table:table-cell office:value="-0.00012267231941223266" office:value-type="float"/>
          <table:table-cell office:value="-0.00012267231941223266" office:value-type="float"/>
          <table:table-cell office:value="-0.00012267231941223266" office:value-type="float"/>
          <table:table-cell office:value="-0.00012267231941223266" office:value-type="float"/>
          <table:table-cell office:value="-0.00012267231941223266" office:value-type="float"/>
          <table:table-cell office:value="-0.00012267231941223266" office:value-type="float"/>
          <table:table-cell office:value="0.9504447891320171" office:value-type="float"/>
          <table:table-cell office:value="14" office:value-type="float"/>
          <table:table-cell office:value="0.7213597297668457" office:value-type="float"/>
        </table:table-row>
        <table:table-row>
          <table:table-cell office:value="0.002142779827117919" office:value-type="float"/>
          <table:table-cell office:value="0.002142779827117919" office:value-type="float"/>
          <table:table-cell office:value="0.002142779827117919" office:value-type="float"/>
          <table:table-cell office:value="0.002142779827117919" office:value-type="float"/>
          <table:table-cell office:value="0.002142779827117919" office:value-type="float"/>
          <table:table-cell office:value="0.002142779827117919" office:value-type="float"/>
          <table:table-cell office:value="0.9559939909277089" office:value-type="float"/>
          <table:table-cell office:value="15" office:value-type="float"/>
          <table:table-cell office:value="0.22654521465301514" office:value-type="float"/>
        </table:table-row>
        <table:table-row>
          <table:table-cell office:value="-0.006598543524742128" office:value-type="float"/>
          <table:table-cell office:value="-0.006598543524742128" office:value-type="float"/>
          <table:table-cell office:value="-0.006598543524742128" office:value-type="float"/>
          <table:table-cell office:value="-0.006598543524742128" office:value-type="float"/>
          <table:table-cell office:value="-0.006598543524742128" office:value-type="float"/>
          <table:table-cell office:value="-0.006598543524742128" office:value-type="float"/>
          <table:table-cell office:value="0.9345822090389766" office:value-type="float"/>
          <table:table-cell office:value="16" office:value-type="float"/>
          <table:table-cell office:value="-0.8741323351860046" office:value-type="float"/>
        </table:table-row>
        <table:table-row>
          <table:table-cell office:value="-0.010565733909606936" office:value-type="float"/>
          <table:table-cell office:value="-0.010565733909606936" office:value-type="float"/>
          <table:table-cell office:value="-0.010565733909606936" office:value-type="float"/>
          <table:table-cell office:value="-0.010565733909606936" office:value-type="float"/>
          <table:table-cell office:value="-0.010565733909606936" office:value-type="float"/>
          <table:table-cell office:value="-0.010565733909606936" office:value-type="float"/>
          <table:table-cell office:value="0.9248646168835822" office:value-type="float"/>
          <table:table-cell office:value="17" office:value-type="float"/>
          <table:table-cell office:value="-0.3967190384864807" office:value-type="float"/>
        </table:table-row>
        <table:table-row>
          <table:table-cell office:value="-0.01236366152763367" office:value-type="float"/>
          <table:table-cell office:value="-0.01236366152763367" office:value-type="float"/>
          <table:table-cell office:value="-0.01236366152763367" office:value-type="float"/>
          <table:table-cell office:value="-0.01236366152763367" office:value-type="float"/>
          <table:table-cell office:value="-0.01236366152763367" office:value-type="float"/>
          <table:table-cell office:value="-0.01236366152763367" office:value-type="float"/>
          <table:table-cell office:value="0.9204606116249591" office:value-type="float"/>
          <table:table-cell office:value="18" office:value-type="float"/>
          <table:table-cell office:value="-0.17979276180267334" office:value-type="float"/>
        </table:table-row>
        <table:table-row>
          <table:table-cell office:value="-0.010979833602905276" office:value-type="float"/>
          <table:table-cell office:value="-0.010979833602905276" office:value-type="float"/>
          <table:table-cell office:value="-0.010979833602905276" office:value-type="float"/>
          <table:table-cell office:value="-0.010979833602905276" office:value-type="float"/>
          <table:table-cell office:value="-0.010979833602905276" office:value-type="float"/>
          <table:table-cell office:value="-0.010979833602905276" office:value-type="float"/>
          <table:table-cell office:value="0.9238502839323582" office:value-type="float"/>
          <table:table-cell office:value="19" office:value-type="float"/>
          <table:table-cell office:value="0.13838279247283936" office:value-type="float"/>
        </table:table-row>
        <table:table-row>
          <table:table-cell office:value="-0.013865969181060794" office:value-type="float"/>
          <table:table-cell office:value="-0.013865969181060794" office:value-type="float"/>
          <table:table-cell office:value="-0.013865969181060794" office:value-type="float"/>
          <table:table-cell office:value="-0.013865969181060794" office:value-type="float"/>
          <table:table-cell office:value="-0.013865969181060794" office:value-type="float"/>
          <table:table-cell office:value="-0.013865969181060794" office:value-type="float"/>
          <table:table-cell office:value="0.9167807244373847" office:value-type="float"/>
          <table:table-cell office:value="20" office:value-type="float"/>
          <table:table-cell office:value="-0.28861355781555176" office:value-type="float"/>
        </table:table-row>
        <table:table-row>
          <table:table-cell office:value="-0.0115991747379303" office:value-type="float"/>
          <table:table-cell office:value="-0.0115991747379303" office:value-type="float"/>
          <table:table-cell office:value="-0.0115991747379303" office:value-type="float"/>
          <table:table-cell office:value="-0.0115991747379303" office:value-type="float"/>
          <table:table-cell office:value="-0.0115991747379303" office:value-type="float"/>
          <table:table-cell office:value="-0.0115991747379303" office:value-type="float"/>
          <table:table-cell office:value="0.9223332141748307" office:value-type="float"/>
          <table:table-cell office:value="21" office:value-type="float"/>
          <table:table-cell office:value="0.22667944431304932" office:value-type="float"/>
        </table:table-row>
        <table:table-row>
          <table:table-cell office:value="-0.008831382989883426" office:value-type="float"/>
          <table:table-cell office:value="-0.008831382989883426" office:value-type="float"/>
          <table:table-cell office:value="-0.008831382989883426" office:value-type="float"/>
          <table:table-cell office:value="-0.008831382989883426" office:value-type="float"/>
          <table:table-cell office:value="-0.008831382989883426" office:value-type="float"/>
          <table:table-cell office:value="-0.008831382989883426" office:value-type="float"/>
          <table:table-cell office:value="0.9291128916718315" office:value-type="float"/>
          <table:table-cell office:value="22" office:value-type="float"/>
          <table:table-cell office:value="0.2767791748046875" office:value-type="float"/>
        </table:table-row>
        <table:table-row>
          <table:table-cell office:value="-0.006097396612167362" office:value-type="float"/>
          <table:table-cell office:value="-0.006097396612167362" office:value-type="float"/>
          <table:table-cell office:value="-0.006097396612167362" office:value-type="float"/>
          <table:table-cell office:value="-0.006097396612167362" office:value-type="float"/>
          <table:table-cell office:value="-0.006097396612167362" office:value-type="float"/>
          <table:table-cell office:value="-0.006097396612167362" office:value-type="float"/>
          <table:table-cell office:value="0.9358097632609559" office:value-type="float"/>
          <table:table-cell office:value="23" office:value-type="float"/>
          <table:table-cell office:value="0.27339863777160645" office:value-type="float"/>
        </table:table-row>
        <table:table-row>
          <table:table-cell office:value="-0.01251684963703156" office:value-type="float"/>
          <table:table-cell office:value="-0.01251684963703156" office:value-type="float"/>
          <table:table-cell office:value="-0.01251684963703156" office:value-type="float"/>
          <table:table-cell office:value="-0.01251684963703156" office:value-type="float"/>
          <table:table-cell office:value="-0.01251684963703156" office:value-type="float"/>
          <table:table-cell office:value="-0.01251684963703156" office:value-type="float"/>
          <table:table-cell office:value="0.9200853789222726" office:value-type="float"/>
          <table:table-cell office:value="24" office:value-type="float"/>
          <table:table-cell office:value="-0.6419453024864197" office:value-type="float"/>
        </table:table-row>
        <table:table-row>
          <table:table-cell office:value="-0.010331493020057682" office:value-type="float"/>
          <table:table-cell office:value="-0.010331493020057682" office:value-type="float"/>
          <table:table-cell office:value="-0.010331493020057682" office:value-type="float"/>
          <table:table-cell office:value="-0.010331493020057682" office:value-type="float"/>
          <table:table-cell office:value="-0.010331493020057682" office:value-type="float"/>
          <table:table-cell office:value="-0.010331493020057682" office:value-type="float"/>
          <table:table-cell office:value="0.9254383875398735" office:value-type="float"/>
          <table:table-cell office:value="25" office:value-type="float"/>
          <table:table-cell office:value="0.2185356616973877" office:value-type="float"/>
        </table:table-row>
        <table:table-row>
          <table:table-cell office:value="-0.017286980748176577" office:value-type="float"/>
          <table:table-cell office:value="-0.017286980748176577" office:value-type="float"/>
          <table:table-cell office:value="-0.017286980748176577" office:value-type="float"/>
          <table:table-cell office:value="-0.017286980748176577" office:value-type="float"/>
          <table:table-cell office:value="-0.017286980748176577" office:value-type="float"/>
          <table:table-cell office:value="-0.017286980748176577" office:value-type="float"/>
          <table:table-cell office:value="0.908400991693792" office:value-type="float"/>
          <table:table-cell office:value="26" office:value-type="float"/>
          <table:table-cell office:value="-0.6955487728118896" office:value-type="float"/>
        </table:table-row>
        <table:table-row>
          <table:table-cell office:value="-0.02516892433166504" office:value-type="float"/>
          <table:table-cell office:value="-0.02516892433166504" office:value-type="float"/>
          <table:table-cell office:value="-0.02516892433166504" office:value-type="float"/>
          <table:table-cell office:value="-0.02516892433166504" office:value-type="float"/>
          <table:table-cell office:value="-0.02516892433166504" office:value-type="float"/>
          <table:table-cell office:value="-0.02516892433166504" office:value-type="float"/>
          <table:table-cell office:value="0.8890942517328413" office:value-type="float"/>
          <table:table-cell office:value="27" office:value-type="float"/>
          <table:table-cell office:value="-0.7881943583488464" office:value-type="float"/>
        </table:table-row>
        <table:table-row>
          <table:table-cell office:value="-0.0182683801651001" office:value-type="float"/>
          <table:table-cell office:value="-0.0182683801651001" office:value-type="float"/>
          <table:table-cell office:value="-0.0182683801651001" office:value-type="float"/>
          <table:table-cell office:value="-0.0182683801651001" office:value-type="float"/>
          <table:table-cell office:value="-0.0182683801651001" office:value-type="float"/>
          <table:table-cell office:value="-0.0182683801651001" office:value-type="float"/>
          <table:table-cell office:value="0.9059970638884645" office:value-type="float"/>
          <table:table-cell office:value="28" office:value-type="float"/>
          <table:table-cell office:value="0.6900544166564941" office:value-type="float"/>
        </table:table-row>
        <table:table-row>
          <table:table-cell office:value="-0.012205599546432497" office:value-type="float"/>
          <table:table-cell office:value="-0.012205599546432497" office:value-type="float"/>
          <table:table-cell office:value="-0.012205599546432497" office:value-type="float"/>
          <table:table-cell office:value="-0.012205599546432497" office:value-type="float"/>
          <table:table-cell office:value="-0.012205599546432497" office:value-type="float"/>
          <table:table-cell office:value="-0.012205599546432497" office:value-type="float"/>
          <table:table-cell office:value="0.9208477828266354" office:value-type="float"/>
          <table:table-cell office:value="29" office:value-type="float"/>
          <table:table-cell office:value="0.6062780618667603" office:value-type="float"/>
        </table:table-row>
        <table:table-row>
          <table:table-cell office:value="-0.02067468583583832" office:value-type="float"/>
          <table:table-cell office:value="-0.02067468583583832" office:value-type="float"/>
          <table:table-cell office:value="-0.02067468583583832" office:value-type="float"/>
          <table:table-cell office:value="-0.02067468583583832" office:value-type="float"/>
          <table:table-cell office:value="-0.02067468583583832" office:value-type="float"/>
          <table:table-cell office:value="-0.02067468583583832" office:value-type="float"/>
          <table:table-cell office:value="0.9001028428299902" office:value-type="float"/>
          <table:table-cell office:value="30" office:value-type="float"/>
          <table:table-cell office:value="-0.8469086289405823" office:value-type="float"/>
        </table:table-row>
        <table:table-row>
          <table:table-cell office:value="-0.028568507432937623" office:value-type="float"/>
          <table:table-cell office:value="-0.028568507432937623" office:value-type="float"/>
          <table:table-cell office:value="-0.028568507432937623" office:value-type="float"/>
          <table:table-cell office:value="-0.028568507432937623" office:value-type="float"/>
          <table:table-cell office:value="-0.028568507432937623" office:value-type="float"/>
          <table:table-cell office:value="-0.028568507432937623" office:value-type="float"/>
          <table:table-cell office:value="0.880767007796535" office:value-type="float"/>
          <table:table-cell office:value="31" office:value-type="float"/>
          <table:table-cell office:value="-0.7893821597099304" office:value-type="float"/>
        </table:table-row>
        <table:table-row>
          <table:table-cell office:value="-0.030164146423339845" office:value-type="float"/>
          <table:table-cell office:value="-0.030164146423339845" office:value-type="float"/>
          <table:table-cell office:value="-0.030164146423339845" office:value-type="float"/>
          <table:table-cell office:value="-0.030164146423339845" office:value-type="float"/>
          <table:table-cell office:value="-0.030164146423339845" office:value-type="float"/>
          <table:table-cell office:value="-0.030164146423339845" office:value-type="float"/>
          <table:table-cell office:value="0.87685850645636" office:value-type="float"/>
          <table:table-cell office:value="32" office:value-type="float"/>
          <table:table-cell office:value="-0.15956389904022217" office:value-type="float"/>
        </table:table-row>
        <table:table-row>
          <table:table-cell office:value="-0.021348037719726563" office:value-type="float"/>
          <table:table-cell office:value="-0.021348037719726563" office:value-type="float"/>
          <table:table-cell office:value="-0.021348037719726563" office:value-type="float"/>
          <table:table-cell office:value="-0.021348037719726563" office:value-type="float"/>
          <table:table-cell office:value="-0.021348037719726563" office:value-type="float"/>
          <table:table-cell office:value="-0.021348037719726563" office:value-type="float"/>
          <table:table-cell office:value="0.8984534742971222" office:value-type="float"/>
          <table:table-cell office:value="33" office:value-type="float"/>
          <table:table-cell office:value="0.8816108703613281" office:value-type="float"/>
        </table:table-row>
        <table:table-row>
          <table:table-cell office:value="-0.019404532909393313" office:value-type="float"/>
          <table:table-cell office:value="-0.019404532909393313" office:value-type="float"/>
          <table:table-cell office:value="-0.019404532909393313" office:value-type="float"/>
          <table:table-cell office:value="-0.019404532909393313" office:value-type="float"/>
          <table:table-cell office:value="-0.019404532909393313" office:value-type="float"/>
          <table:table-cell office:value="-0.019404532909393313" office:value-type="float"/>
          <table:table-cell office:value="0.9032140693950832" office:value-type="float"/>
          <table:table-cell office:value="34" office:value-type="float"/>
          <table:table-cell office:value="0.1943504810333252" office:value-type="float"/>
        </table:table-row>
        <table:table-row>
          <table:table-cell office:value="-0.02395115852355957" office:value-type="float"/>
          <table:table-cell office:value="-0.02395115852355957" office:value-type="float"/>
          <table:table-cell office:value="-0.02395115852355957" office:value-type="float"/>
          <table:table-cell office:value="-0.02395115852355957" office:value-type="float"/>
          <table:table-cell office:value="-0.02395115852355957" office:value-type="float"/>
          <table:table-cell office:value="-0.02395115852355957" office:value-type="float"/>
          <table:table-cell office:value="0.8920771565889077" office:value-type="float"/>
          <table:table-cell office:value="35" office:value-type="float"/>
          <table:table-cell office:value="-0.454662561416626" office:value-type="float"/>
        </table:table-row>
        <table:table-row>
          <table:table-cell office:value="-0.03369338154792786" office:value-type="float"/>
          <table:table-cell office:value="-0.03369338154792786" office:value-type="float"/>
          <table:table-cell office:value="-0.03369338154792786" office:value-type="float"/>
          <table:table-cell office:value="-0.03369338154792786" office:value-type="float"/>
          <table:table-cell office:value="-0.03369338154792786" office:value-type="float"/>
          <table:table-cell office:value="-0.03369338154792786" office:value-type="float"/>
          <table:table-cell office:value="0.8682136812188115" office:value-type="float"/>
          <table:table-cell office:value="36" office:value-type="float"/>
          <table:table-cell office:value="-0.9742223024368286" office:value-type="float"/>
        </table:table-row>
        <table:table-row>
          <table:table-cell office:value="-0.0383141827583313" office:value-type="float"/>
          <table:table-cell office:value="-0.0383141827583313" office:value-type="float"/>
          <table:table-cell office:value="-0.0383141827583313" office:value-type="float"/>
          <table:table-cell office:value="-0.0383141827583313" office:value-type="float"/>
          <table:table-cell office:value="-0.0383141827583313" office:value-type="float"/>
          <table:table-cell office:value="-0.0383141827583313" office:value-type="float"/>
          <table:table-cell office:value="0.8568950760504882" office:value-type="float"/>
          <table:table-cell office:value="37" office:value-type="float"/>
          <table:table-cell office:value="-0.46208012104034424" office:value-type="float"/>
        </table:table-row>
        <table:table-row>
          <table:table-cell office:value="-0.045073372125625615" office:value-type="float"/>
          <table:table-cell office:value="-0.045073372125625615" office:value-type="float"/>
          <table:table-cell office:value="-0.045073372125625615" office:value-type="float"/>
          <table:table-cell office:value="-0.045073372125625615" office:value-type="float"/>
          <table:table-cell office:value="-0.045073372125625615" office:value-type="float"/>
          <table:table-cell office:value="-0.045073372125625615" office:value-type="float"/>
          <table:table-cell office:value="0.8403385110257716" office:value-type="float"/>
          <table:table-cell office:value="38" office:value-type="float"/>
          <table:table-cell office:value="-0.6759189367294312" office:value-type="float"/>
        </table:table-row>
        <table:table-row>
          <table:table-cell office:value="-0.038034738302230836" office:value-type="float"/>
          <table:table-cell office:value="-0.038034738302230836" office:value-type="float"/>
          <table:table-cell office:value="-0.038034738302230836" office:value-type="float"/>
          <table:table-cell office:value="-0.038034738302230836" office:value-type="float"/>
          <table:table-cell office:value="-0.038034738302230836" office:value-type="float"/>
          <table:table-cell office:value="-0.038034738302230836" office:value-type="float"/>
          <table:table-cell office:value="0.8575795723793839" office:value-type="float"/>
          <table:table-cell office:value="39" office:value-type="float"/>
          <table:table-cell office:value="0.7038633823394775" office:value-type="float"/>
        </table:table-row>
        <table:table-row>
          <table:table-cell office:value="-0.03147307753562927" office:value-type="float"/>
          <table:table-cell office:value="-0.03147307753562927" office:value-type="float"/>
          <table:table-cell office:value="-0.03147307753562927" office:value-type="float"/>
          <table:table-cell office:value="-0.03147307753562927" office:value-type="float"/>
          <table:table-cell office:value="-0.03147307753562927" office:value-type="float"/>
          <table:table-cell office:value="-0.03147307753562927" office:value-type="float"/>
          <table:table-cell office:value="0.8736522931227972" office:value-type="float"/>
          <table:table-cell office:value="40" office:value-type="float"/>
          <table:table-cell office:value="0.6561660766601562" office:value-type="float"/>
        </table:table-row>
        <table:table-row>
          <table:table-cell office:value="-0.02684044122695923" office:value-type="float"/>
          <table:table-cell office:value="-0.02684044122695923" office:value-type="float"/>
          <table:table-cell office:value="-0.02684044122695923" office:value-type="float"/>
          <table:table-cell office:value="-0.02684044122695923" office:value-type="float"/>
          <table:table-cell office:value="-0.02684044122695923" office:value-type="float"/>
          <table:table-cell office:value="-0.02684044122695923" office:value-type="float"/>
          <table:table-cell office:value="0.8849998882429294" office:value-type="float"/>
          <table:table-cell office:value="41" office:value-type="float"/>
          <table:table-cell office:value="0.4632636308670044" office:value-type="float"/>
        </table:table-row>
        <table:table-row>
          <table:table-cell office:value="-0.031989645957946775" office:value-type="float"/>
          <table:table-cell office:value="-0.031989645957946775" office:value-type="float"/>
          <table:table-cell office:value="-0.031989645957946775" office:value-type="float"/>
          <table:table-cell office:value="-0.031989645957946775" office:value-type="float"/>
          <table:table-cell office:value="-0.031989645957946775" office:value-type="float"/>
          <table:table-cell office:value="-0.031989645957946775" office:value-type="float"/>
          <table:table-cell office:value="0.8723869640708848" office:value-type="float"/>
          <table:table-cell office:value="42" office:value-type="float"/>
          <table:table-cell office:value="-0.5149204730987549" office:value-type="float"/>
        </table:table-row>
        <table:table-row>
          <table:table-cell office:value="-0.037836564183235166" office:value-type="float"/>
          <table:table-cell office:value="-0.037836564183235166" office:value-type="float"/>
          <table:table-cell office:value="-0.037836564183235166" office:value-type="float"/>
          <table:table-cell office:value="-0.037836564183235166" office:value-type="float"/>
          <table:table-cell office:value="-0.037836564183235166" office:value-type="float"/>
          <table:table-cell office:value="-0.037836564183235166" office:value-type="float"/>
          <table:table-cell office:value="0.8580649978511489" office:value-type="float"/>
          <table:table-cell office:value="43" office:value-type="float"/>
          <table:table-cell office:value="-0.5846918225288391" office:value-type="float"/>
        </table:table-row>
        <table:table-row>
          <table:table-cell office:value="-0.03047175824642181" office:value-type="float"/>
          <table:table-cell office:value="-0.03047175824642181" office:value-type="float"/>
          <table:table-cell office:value="-0.03047175824642181" office:value-type="float"/>
          <table:table-cell office:value="-0.03047175824642181" office:value-type="float"/>
          <table:table-cell office:value="-0.03047175824642181" office:value-type="float"/>
          <table:table-cell office:value="-0.03047175824642181" office:value-type="float"/>
          <table:table-cell office:value="0.8761050144509618" office:value-type="float"/>
          <table:table-cell office:value="44" office:value-type="float"/>
          <table:table-cell office:value="0.7364805936813354" office:value-type="float"/>
        </table:table-row>
        <table:table-row>
          <table:table-cell office:value="-0.03293755948543548" office:value-type="float"/>
          <table:table-cell office:value="-0.03293755948543548" office:value-type="float"/>
          <table:table-cell office:value="-0.03293755948543548" office:value-type="float"/>
          <table:table-cell office:value="-0.03293755948543548" office:value-type="float"/>
          <table:table-cell office:value="-0.03293755948543548" office:value-type="float"/>
          <table:table-cell office:value="-0.03293755948543548" office:value-type="float"/>
          <table:table-cell office:value="0.8700650596082558" office:value-type="float"/>
          <table:table-cell office:value="45" office:value-type="float"/>
          <table:table-cell office:value="-0.2465801239013672" office:value-type="float"/>
        </table:table-row>
        <table:table-row>
          <table:table-cell office:value="-0.02578569114208221" office:value-type="float"/>
          <table:table-cell office:value="-0.02578569114208221" office:value-type="float"/>
          <table:table-cell office:value="-0.02578569114208221" office:value-type="float"/>
          <table:table-cell office:value="-0.02578569114208221" office:value-type="float"/>
          <table:table-cell office:value="-0.02578569114208221" office:value-type="float"/>
          <table:table-cell office:value="-0.02578569114208221" office:value-type="float"/>
          <table:table-cell office:value="0.8875834877570353" office:value-type="float"/>
          <table:table-cell office:value="46" office:value-type="float"/>
          <table:table-cell office:value="0.7151868343353271" office:value-type="float"/>
        </table:table-row>
        <table:table-row>
          <table:table-cell office:value="-0.02590154409408569" office:value-type="float"/>
          <table:table-cell office:value="-0.02590154409408569" office:value-type="float"/>
          <table:table-cell office:value="-0.02590154409408569" office:value-type="float"/>
          <table:table-cell office:value="-0.02590154409408569" office:value-type="float"/>
          <table:table-cell office:value="-0.02590154409408569" office:value-type="float"/>
          <table:table-cell office:value="-0.02590154409408569" office:value-type="float"/>
          <table:table-cell office:value="0.8872997071394317" office:value-type="float"/>
          <table:table-cell office:value="47" office:value-type="float"/>
          <table:table-cell office:value="-0.0115852952003479" office:value-type="float"/>
        </table:table-row>
        <table:table-row>
          <table:table-cell office:value="-0.033456608057022094" office:value-type="float"/>
          <table:table-cell office:value="-0.033456608057022094" office:value-type="float"/>
          <table:table-cell office:value="-0.033456608057022094" office:value-type="float"/>
          <table:table-cell office:value="-0.033456608057022094" office:value-type="float"/>
          <table:table-cell office:value="-0.033456608057022094" office:value-type="float"/>
          <table:table-cell office:value="-0.033456608057022094" office:value-type="float"/>
          <table:table-cell office:value="0.8687936554561482" office:value-type="float"/>
          <table:table-cell office:value="48" office:value-type="float"/>
          <table:table-cell office:value="-0.7555063962936401" office:value-type="float"/>
        </table:table-row>
        <table:table-row>
          <table:table-cell office:value="-0.04170709371566772" office:value-type="float"/>
          <table:table-cell office:value="-0.04170709371566772" office:value-type="float"/>
          <table:table-cell office:value="-0.04170709371566772" office:value-type="float"/>
          <table:table-cell office:value="-0.04170709371566772" office:value-type="float"/>
          <table:table-cell office:value="-0.04170709371566772" office:value-type="float"/>
          <table:table-cell office:value="-0.04170709371566772" office:value-type="float"/>
          <table:table-cell office:value="0.848584175462316" office:value-type="float"/>
          <table:table-cell office:value="49" office:value-type="float"/>
          <table:table-cell office:value="-0.825048565864563" office:value-type="float"/>
        </table:table-row>
        <table:table-row>
          <table:table-cell office:value="-0.04082979917526244" office:value-type="float"/>
          <table:table-cell office:value="-0.04082979917526244" office:value-type="float"/>
          <table:table-cell office:value="-0.04082979917526244" office:value-type="float"/>
          <table:table-cell office:value="-0.04082979917526244" office:value-type="float"/>
          <table:table-cell office:value="-0.04082979917526244" office:value-type="float"/>
          <table:table-cell office:value="-0.04082979917526244" office:value-type="float"/>
          <table:table-cell office:value="0.8507330994404384" office:value-type="float"/>
          <table:table-cell office:value="50" office:value-type="float"/>
          <table:table-cell office:value="0.08772945404052734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3921254873275757" office:value-type="float"/>
          <table:table-cell office:value="0.003921254873275757" office:value-type="float"/>
          <table:table-cell office:value="0.003921254873275757" office:value-type="float"/>
          <table:table-cell office:value="0.003921254873275757" office:value-type="float"/>
          <table:table-cell office:value="0.003921254873275757" office:value-type="float"/>
          <table:table-cell office:value="0.003921254873275757" office:value-type="float"/>
          <table:table-cell office:value="0.9812514462695074" office:value-type="float"/>
          <table:table-cell office:value="1" office:value-type="float"/>
          <table:table-cell office:value="0.3921254873275757" office:value-type="float"/>
        </table:table-row>
        <table:table-row>
          <table:table-cell office:value="0.0037133669853210453" office:value-type="float"/>
          <table:table-cell office:value="0.0037133669853210453" office:value-type="float"/>
          <table:table-cell office:value="0.0037133669853210453" office:value-type="float"/>
          <table:table-cell office:value="0.0037133669853210453" office:value-type="float"/>
          <table:table-cell office:value="0.0037133669853210453" office:value-type="float"/>
          <table:table-cell office:value="0.0037133669853210453" office:value-type="float"/>
          <table:table-cell office:value="0.9817606655187013" office:value-type="float"/>
          <table:table-cell office:value="2" office:value-type="float"/>
          <table:table-cell office:value="-0.02078878879547119" office:value-type="float"/>
        </table:table-row>
        <table:table-row>
          <table:table-cell office:value="0.0036334615945816046" office:value-type="float"/>
          <table:table-cell office:value="0.0036334615945816046" office:value-type="float"/>
          <table:table-cell office:value="0.0036334615945816046" office:value-type="float"/>
          <table:table-cell office:value="0.0036334615945816046" office:value-type="float"/>
          <table:table-cell office:value="0.0036334615945816046" office:value-type="float"/>
          <table:table-cell office:value="0.0036334615945816046" office:value-type="float"/>
          <table:table-cell office:value="0.9819563929537107" office:value-type="float"/>
          <table:table-cell office:value="3" office:value-type="float"/>
          <table:table-cell office:value="-0.007990539073944092" office:value-type="float"/>
        </table:table-row>
        <table:table-row>
          <table:table-cell office:value="0.006940122246742249" office:value-type="float"/>
          <table:table-cell office:value="0.006940122246742249" office:value-type="float"/>
          <table:table-cell office:value="0.006940122246742249" office:value-type="float"/>
          <table:table-cell office:value="0.006940122246742249" office:value-type="float"/>
          <table:table-cell office:value="0.006940122246742249" office:value-type="float"/>
          <table:table-cell office:value="0.006940122246742249" office:value-type="float"/>
          <table:table-cell office:value="0.9738567616033785" office:value-type="float"/>
          <table:table-cell office:value="4" office:value-type="float"/>
          <table:table-cell office:value="0.33066606521606445" office:value-type="float"/>
        </table:table-row>
        <table:table-row>
          <table:table-cell office:value="0.0074250072240829475" office:value-type="float"/>
          <table:table-cell office:value="0.0074250072240829475" office:value-type="float"/>
          <table:table-cell office:value="0.0074250072240829475" office:value-type="float"/>
          <table:table-cell office:value="0.0074250072240829475" office:value-type="float"/>
          <table:table-cell office:value="0.0074250072240829475" office:value-type="float"/>
          <table:table-cell office:value="0.0074250072240829475" office:value-type="float"/>
          <table:table-cell office:value="0.9726690408249528" office:value-type="float"/>
          <table:table-cell office:value="5" office:value-type="float"/>
          <table:table-cell office:value="0.048488497734069824" office:value-type="float"/>
        </table:table-row>
        <table:table-row>
          <table:table-cell office:value="0.01233870804309845" office:value-type="float"/>
          <table:table-cell office:value="0.01233870804309845" office:value-type="float"/>
          <table:table-cell office:value="0.01233870804309845" office:value-type="float"/>
          <table:table-cell office:value="0.01233870804309845" office:value-type="float"/>
          <table:table-cell office:value="0.01233870804309845" office:value-type="float"/>
          <table:table-cell office:value="0.01233870804309845" office:value-type="float"/>
          <table:table-cell office:value="0.960632981069669" office:value-type="float"/>
          <table:table-cell office:value="6" office:value-type="float"/>
          <table:table-cell office:value="0.4913700819015503" office:value-type="float"/>
        </table:table-row>
        <table:table-row>
          <table:table-cell office:value="0.013302412629127503" office:value-type="float"/>
          <table:table-cell office:value="0.013302412629127503" office:value-type="float"/>
          <table:table-cell office:value="0.013302412629127503" office:value-type="float"/>
          <table:table-cell office:value="0.013302412629127503" office:value-type="float"/>
          <table:table-cell office:value="0.013302412629127503" office:value-type="float"/>
          <table:table-cell office:value="0.013302412629127503" office:value-type="float"/>
          <table:table-cell office:value="0.9582723965711177" office:value-type="float"/>
          <table:table-cell office:value="7" office:value-type="float"/>
          <table:table-cell office:value="0.09637045860290527" office:value-type="float"/>
        </table:table-row>
        <table:table-row>
          <table:table-cell office:value="0.022447279095649718" office:value-type="float"/>
          <table:table-cell office:value="0.022447279095649718" office:value-type="float"/>
          <table:table-cell office:value="0.022447279095649718" office:value-type="float"/>
          <table:table-cell office:value="0.022447279095649718" office:value-type="float"/>
          <table:table-cell office:value="0.022447279095649718" office:value-type="float"/>
          <table:table-cell office:value="0.022447279095649718" office:value-type="float"/>
          <table:table-cell office:value="0.9358721399622497" office:value-type="float"/>
          <table:table-cell office:value="8" office:value-type="float"/>
          <table:table-cell office:value="0.9144866466522217" office:value-type="float"/>
        </table:table-row>
        <table:table-row>
          <table:table-cell office:value="0.022252737283706664" office:value-type="float"/>
          <table:table-cell office:value="0.022252737283706664" office:value-type="float"/>
          <table:table-cell office:value="0.022252737283706664" office:value-type="float"/>
          <table:table-cell office:value="0.022252737283706664" office:value-type="float"/>
          <table:table-cell office:value="0.022252737283706664" office:value-type="float"/>
          <table:table-cell office:value="0.022252737283706664" office:value-type="float"/>
          <table:table-cell office:value="0.9363486681351467" office:value-type="float"/>
          <table:table-cell office:value="9" office:value-type="float"/>
          <table:table-cell office:value="-0.01945418119430542" office:value-type="float"/>
        </table:table-row>
        <table:table-row>
          <table:table-cell office:value="0.022691420316696166" office:value-type="float"/>
          <table:table-cell office:value="0.022691420316696166" office:value-type="float"/>
          <table:table-cell office:value="0.022691420316696166" office:value-type="float"/>
          <table:table-cell office:value="0.022691420316696166" office:value-type="float"/>
          <table:table-cell office:value="0.022691420316696166" office:value-type="float"/>
          <table:table-cell office:value="0.022691420316696166" office:value-type="float"/>
          <table:table-cell office:value="0.9352741185455059" office:value-type="float"/>
          <table:table-cell office:value="10" office:value-type="float"/>
          <table:table-cell office:value="0.043868303298950195" office:value-type="float"/>
        </table:table-row>
        <table:table-row>
          <table:table-cell office:value="0.032008193731307984" office:value-type="float"/>
          <table:table-cell office:value="0.032008193731307984" office:value-type="float"/>
          <table:table-cell office:value="0.032008193731307984" office:value-type="float"/>
          <table:table-cell office:value="0.032008193731307984" office:value-type="float"/>
          <table:table-cell office:value="0.032008193731307984" office:value-type="float"/>
          <table:table-cell office:value="0.032008193731307984" office:value-type="float"/>
          <table:table-cell office:value="0.9124527776305793" office:value-type="float"/>
          <table:table-cell office:value="11" office:value-type="float"/>
          <table:table-cell office:value="0.9316773414611816" office:value-type="float"/>
        </table:table-row>
        <table:table-row>
          <table:table-cell office:value="0.025231171250343323" office:value-type="float"/>
          <table:table-cell office:value="0.025231171250343323" office:value-type="float"/>
          <table:table-cell office:value="0.025231171250343323" office:value-type="float"/>
          <table:table-cell office:value="0.025231171250343323" office:value-type="float"/>
          <table:table-cell office:value="0.025231171250343323" office:value-type="float"/>
          <table:table-cell office:value="0.025231171250343323" office:value-type="float"/>
          <table:table-cell office:value="0.9290530246843132" office:value-type="float"/>
          <table:table-cell office:value="12" office:value-type="float"/>
          <table:table-cell office:value="-0.6777022480964661" office:value-type="float"/>
        </table:table-row>
        <table:table-row>
          <table:table-cell office:value="0.022456520795822145" office:value-type="float"/>
          <table:table-cell office:value="0.022456520795822145" office:value-type="float"/>
          <table:table-cell office:value="0.022456520795822145" office:value-type="float"/>
          <table:table-cell office:value="0.022456520795822145" office:value-type="float"/>
          <table:table-cell office:value="0.022456520795822145" office:value-type="float"/>
          <table:table-cell office:value="0.022456520795822145" office:value-type="float"/>
          <table:table-cell office:value="0.9358495025124716" office:value-type="float"/>
          <table:table-cell office:value="13" office:value-type="float"/>
          <table:table-cell office:value="-0.2774650454521179" office:value-type="float"/>
        </table:table-row>
        <table:table-row>
          <table:table-cell office:value="0.015364775061607362" office:value-type="float"/>
          <table:table-cell office:value="0.015364775061607362" office:value-type="float"/>
          <table:table-cell office:value="0.015364775061607362" office:value-type="float"/>
          <table:table-cell office:value="0.015364775061607362" office:value-type="float"/>
          <table:table-cell office:value="0.015364775061607362" office:value-type="float"/>
          <table:table-cell office:value="0.015364775061607362" office:value-type="float"/>
          <table:table-cell office:value="0.953220660946857" office:value-type="float"/>
          <table:table-cell office:value="14" office:value-type="float"/>
          <table:table-cell office:value="-0.7091745734214783" office:value-type="float"/>
        </table:table-row>
        <table:table-row>
          <table:table-cell office:value="0.02291177213191986" office:value-type="float"/>
          <table:table-cell office:value="0.02291177213191986" office:value-type="float"/>
          <table:table-cell office:value="0.02291177213191986" office:value-type="float"/>
          <table:table-cell office:value="0.02291177213191986" office:value-type="float"/>
          <table:table-cell office:value="0.02291177213191986" office:value-type="float"/>
          <table:table-cell office:value="0.02291177213191986" office:value-type="float"/>
          <table:table-cell office:value="0.9347343690343118" office:value-type="float"/>
          <table:table-cell office:value="15" office:value-type="float"/>
          <table:table-cell office:value="0.75469970703125" office:value-type="float"/>
        </table:table-row>
        <table:table-row>
          <table:table-cell office:value="0.018412158489227295" office:value-type="float"/>
          <table:table-cell office:value="0.018412158489227295" office:value-type="float"/>
          <table:table-cell office:value="0.018412158489227295" office:value-type="float"/>
          <table:table-cell office:value="0.018412158489227295" office:value-type="float"/>
          <table:table-cell office:value="0.018412158489227295" office:value-type="float"/>
          <table:table-cell office:value="0.018412158489227295" office:value-type="float"/>
          <table:table-cell office:value="0.9457561264985745" office:value-type="float"/>
          <table:table-cell office:value="16" office:value-type="float"/>
          <table:table-cell office:value="-0.4499613642692566" office:value-type="float"/>
        </table:table-row>
        <table:table-row>
          <table:table-cell office:value="0.02477526903152466" office:value-type="float"/>
          <table:table-cell office:value="0.02477526903152466" office:value-type="float"/>
          <table:table-cell office:value="0.02477526903152466" office:value-type="float"/>
          <table:table-cell office:value="0.02477526903152466" office:value-type="float"/>
          <table:table-cell office:value="0.02477526903152466" office:value-type="float"/>
          <table:table-cell office:value="0.02477526903152466" office:value-type="float"/>
          <table:table-cell office:value="0.9301697524930216" office:value-type="float"/>
          <table:table-cell office:value="17" office:value-type="float"/>
          <table:table-cell office:value="0.6363110542297363" office:value-type="float"/>
        </table:table-row>
        <table:table-row>
          <table:table-cell office:value="0.03147300243377686" office:value-type="float"/>
          <table:table-cell office:value="0.03147300243377686" office:value-type="float"/>
          <table:table-cell office:value="0.03147300243377686" office:value-type="float"/>
          <table:table-cell office:value="0.03147300243377686" office:value-type="float"/>
          <table:table-cell office:value="0.03147300243377686" office:value-type="float"/>
          <table:table-cell office:value="0.03147300243377686" office:value-type="float"/>
          <table:table-cell office:value="0.9137637232243085" office:value-type="float"/>
          <table:table-cell office:value="18" office:value-type="float"/>
          <table:table-cell office:value="0.6697733402252197" office:value-type="float"/>
        </table:table-row>
        <table:table-row>
          <table:table-cell office:value="0.02579363644123078" office:value-type="float"/>
          <table:table-cell office:value="0.02579363644123078" office:value-type="float"/>
          <table:table-cell office:value="0.02579363644123078" office:value-type="float"/>
          <table:table-cell office:value="0.02579363644123078" office:value-type="float"/>
          <table:table-cell office:value="0.02579363644123078" office:value-type="float"/>
          <table:table-cell office:value="0.02579363644123078" office:value-type="float"/>
          <table:table-cell office:value="0.9276752719685618" office:value-type="float"/>
          <table:table-cell office:value="19" office:value-type="float"/>
          <table:table-cell office:value="-0.5679365992546082" office:value-type="float"/>
        </table:table-row>
        <table:table-row>
          <table:table-cell office:value="0.03257860720157624" office:value-type="float"/>
          <table:table-cell office:value="0.03257860720157624" office:value-type="float"/>
          <table:table-cell office:value="0.03257860720157624" office:value-type="float"/>
          <table:table-cell office:value="0.03257860720157624" office:value-type="float"/>
          <table:table-cell office:value="0.03257860720157624" office:value-type="float"/>
          <table:table-cell office:value="0.03257860720157624" office:value-type="float"/>
          <table:table-cell office:value="0.9110555556860118" office:value-type="float"/>
          <table:table-cell office:value="20" office:value-type="float"/>
          <table:table-cell office:value="0.6784970760345459" office:value-type="float"/>
        </table:table-row>
        <table:table-row>
          <table:table-cell office:value="0.026998460888862614" office:value-type="float"/>
          <table:table-cell office:value="0.026998460888862614" office:value-type="float"/>
          <table:table-cell office:value="0.026998460888862614" office:value-type="float"/>
          <table:table-cell office:value="0.026998460888862614" office:value-type="float"/>
          <table:table-cell office:value="0.026998460888862614" office:value-type="float"/>
          <table:table-cell office:value="0.026998460888862614" office:value-type="float"/>
          <table:table-cell office:value="0.9247240668422332" office:value-type="float"/>
          <table:table-cell office:value="21" office:value-type="float"/>
          <table:table-cell office:value="-0.5580146312713623" office:value-type="float"/>
        </table:table-row>
        <table:table-row>
          <table:table-cell office:value="0.0338666182756424" office:value-type="float"/>
          <table:table-cell office:value="0.0338666182756424" office:value-type="float"/>
          <table:table-cell office:value="0.0338666182756424" office:value-type="float"/>
          <table:table-cell office:value="0.0338666182756424" office:value-type="float"/>
          <table:table-cell office:value="0.0338666182756424" office:value-type="float"/>
          <table:table-cell office:value="0.0338666182756424" office:value-type="float"/>
          <table:table-cell office:value="0.9079005857714956" office:value-type="float"/>
          <table:table-cell office:value="22" office:value-type="float"/>
          <table:table-cell office:value="0.6868157386779785" office:value-type="float"/>
        </table:table-row>
        <table:table-row>
          <table:table-cell office:value="0.03695397555828095" office:value-type="float"/>
          <table:table-cell office:value="0.03695397555828095" office:value-type="float"/>
          <table:table-cell office:value="0.03695397555828095" office:value-type="float"/>
          <table:table-cell office:value="0.03695397555828095" office:value-type="float"/>
          <table:table-cell office:value="0.03695397555828095" office:value-type="float"/>
          <table:table-cell office:value="0.03695397555828095" office:value-type="float"/>
          <table:table-cell office:value="0.9003381357753655" office:value-type="float"/>
          <table:table-cell office:value="23" office:value-type="float"/>
          <table:table-cell office:value="0.308735728263855" office:value-type="float"/>
        </table:table-row>
        <table:table-row>
          <table:table-cell office:value="0.03920071065425873" office:value-type="float"/>
          <table:table-cell office:value="0.03920071065425873" office:value-type="float"/>
          <table:table-cell office:value="0.03920071065425873" office:value-type="float"/>
          <table:table-cell office:value="0.03920071065425873" office:value-type="float"/>
          <table:table-cell office:value="0.03920071065425873" office:value-type="float"/>
          <table:table-cell office:value="0.03920071065425873" office:value-type="float"/>
          <table:table-cell office:value="0.894834781203017" office:value-type="float"/>
          <table:table-cell office:value="24" office:value-type="float"/>
          <table:table-cell office:value="0.22467350959777832" office:value-type="float"/>
        </table:table-row>
        <table:table-row>
          <table:table-cell office:value="0.047907018065452577" office:value-type="float"/>
          <table:table-cell office:value="0.047907018065452577" office:value-type="float"/>
          <table:table-cell office:value="0.047907018065452577" office:value-type="float"/>
          <table:table-cell office:value="0.047907018065452577" office:value-type="float"/>
          <table:table-cell office:value="0.047907018065452577" office:value-type="float"/>
          <table:table-cell office:value="0.047907018065452577" office:value-type="float"/>
          <table:table-cell office:value="0.8735087705017806" office:value-type="float"/>
          <table:table-cell office:value="25" office:value-type="float"/>
          <table:table-cell office:value="0.8706307411193848" office:value-type="float"/>
        </table:table-row>
        <table:table-row>
          <table:table-cell office:value="0.044833773970603945" office:value-type="float"/>
          <table:table-cell office:value="0.044833773970603945" office:value-type="float"/>
          <table:table-cell office:value="0.044833773970603945" office:value-type="float"/>
          <table:table-cell office:value="0.044833773970603945" office:value-type="float"/>
          <table:table-cell office:value="0.044833773970603945" office:value-type="float"/>
          <table:table-cell office:value="0.044833773970603945" office:value-type="float"/>
          <table:table-cell office:value="0.8810366503891812" office:value-type="float"/>
          <table:table-cell office:value="26" office:value-type="float"/>
          <table:table-cell office:value="-0.307324409484863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683820327212761" office:value-type="float"/>
          <table:table-cell office:value="27" office:value-type="float"/>
          <table:table-cell office:value="0.82093000411987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683820327212761" office:value-type="float"/>
          <table:table-cell office:value="28" office:value-type="float"/>
          <table:table-cell office:value="0.2304617166519165" office:value-type="float"/>
        </table:table-row>
        <table:table-row>
          <table:table-cell office:value="0.04251005053520203" office:value-type="float"/>
          <table:table-cell office:value="0.04251005053520203" office:value-type="float"/>
          <table:table-cell office:value="0.04251005053520203" office:value-type="float"/>
          <table:table-cell office:value="0.04251005053520203" office:value-type="float"/>
          <table:table-cell office:value="0.04251005053520203" office:value-type="float"/>
          <table:table-cell office:value="0.04251005053520203" office:value-type="float"/>
          <table:table-cell office:value="0.8867285871092631" office:value-type="float"/>
          <table:table-cell office:value="29" office:value-type="float"/>
          <table:table-cell office:value="-0.7489949464797974" office:value-type="float"/>
        </table:table-row>
        <table:table-row>
          <table:table-cell office:value="0.04461313009262085" office:value-type="float"/>
          <table:table-cell office:value="0.04461313009262085" office:value-type="float"/>
          <table:table-cell office:value="0.04461313009262085" office:value-type="float"/>
          <table:table-cell office:value="0.04461313009262085" office:value-type="float"/>
          <table:table-cell office:value="0.04461313009262085" office:value-type="float"/>
          <table:table-cell office:value="0.04461313009262085" office:value-type="float"/>
          <table:table-cell office:value="0.8815771153051086" office:value-type="float"/>
          <table:table-cell office:value="30" office:value-type="float"/>
          <table:table-cell office:value="0.21030795574188232" office:value-type="float"/>
        </table:table-row>
        <table:table-row>
          <table:table-cell office:value="0.046613481044769284" office:value-type="float"/>
          <table:table-cell office:value="0.046613481044769284" office:value-type="float"/>
          <table:table-cell office:value="0.046613481044769284" office:value-type="float"/>
          <table:table-cell office:value="0.046613481044769284" office:value-type="float"/>
          <table:table-cell office:value="0.046613481044769284" office:value-type="float"/>
          <table:table-cell office:value="0.046613481044769284" office:value-type="float"/>
          <table:table-cell office:value="0.8766772761658546" office:value-type="float"/>
          <table:table-cell office:value="31" office:value-type="float"/>
          <table:table-cell office:value="0.20003509521484375" office:value-type="float"/>
        </table:table-row>
        <table:table-row>
          <table:table-cell office:value="0.04501881957054138" office:value-type="float"/>
          <table:table-cell office:value="0.04501881957054138" office:value-type="float"/>
          <table:table-cell office:value="0.04501881957054138" office:value-type="float"/>
          <table:table-cell office:value="0.04501881957054138" office:value-type="float"/>
          <table:table-cell office:value="0.04501881957054138" office:value-type="float"/>
          <table:table-cell office:value="0.04501881957054138" office:value-type="float"/>
          <table:table-cell office:value="0.8805833830901872" office:value-type="float"/>
          <table:table-cell office:value="32" office:value-type="float"/>
          <table:table-cell office:value="-0.1594661474227905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683820327212761" office:value-type="float"/>
          <table:table-cell office:value="33" office:value-type="float"/>
          <table:table-cell office:value="0.850227832794189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683820327212761" office:value-type="float"/>
          <table:table-cell office:value="34" office:value-type="float"/>
          <table:table-cell office:value="0.812508821487426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683820327212761" office:value-type="float"/>
          <table:table-cell office:value="35" office:value-type="float"/>
          <table:table-cell office:value="0.289429306983947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683820327212761" office:value-type="float"/>
          <table:table-cell office:value="36" office:value-type="float"/>
          <table:table-cell office:value="0.768625497817993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683820327212761" office:value-type="float"/>
          <table:table-cell office:value="37" office:value-type="float"/>
          <table:table-cell office:value="0.4855847358703613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683820327212761" office:value-type="float"/>
          <table:table-cell office:value="38" office:value-type="float"/>
          <table:table-cell office:value="0.8914313316345215" office:value-type="float"/>
        </table:table-row>
        <table:table-row>
          <table:table-cell office:value="0.04205195665359497" office:value-type="float"/>
          <table:table-cell office:value="0.04205195665359497" office:value-type="float"/>
          <table:table-cell office:value="0.04205195665359497" office:value-type="float"/>
          <table:table-cell office:value="0.04205195665359497" office:value-type="float"/>
          <table:table-cell office:value="0.04205195665359497" office:value-type="float"/>
          <table:table-cell office:value="0.04205195665359497" office:value-type="float"/>
          <table:table-cell office:value="0.8878506833734913" office:value-type="float"/>
          <table:table-cell office:value="39" office:value-type="float"/>
          <table:table-cell office:value="-0.7948043346405029" office:value-type="float"/>
        </table:table-row>
        <table:table-row>
          <table:table-cell office:value="0.049848421812057495" office:value-type="float"/>
          <table:table-cell office:value="0.049848421812057495" office:value-type="float"/>
          <table:table-cell office:value="0.049848421812057495" office:value-type="float"/>
          <table:table-cell office:value="0.049848421812057495" office:value-type="float"/>
          <table:table-cell office:value="0.049848421812057495" office:value-type="float"/>
          <table:table-cell office:value="0.049848421812057495" office:value-type="float"/>
          <table:table-cell office:value="0.8687533219378709" office:value-type="float"/>
          <table:table-cell office:value="40" office:value-type="float"/>
          <table:table-cell office:value="0.7796465158462524" office:value-type="float"/>
        </table:table-row>
        <table:table-row>
          <table:table-cell office:value="0.045304583311080934" office:value-type="float"/>
          <table:table-cell office:value="0.045304583311080934" office:value-type="float"/>
          <table:table-cell office:value="0.045304583311080934" office:value-type="float"/>
          <table:table-cell office:value="0.045304583311080934" office:value-type="float"/>
          <table:table-cell office:value="0.045304583311080934" office:value-type="float"/>
          <table:table-cell office:value="0.045304583311080934" office:value-type="float"/>
          <table:table-cell office:value="0.8798834077388763" office:value-type="float"/>
          <table:table-cell office:value="41" office:value-type="float"/>
          <table:table-cell office:value="-0.45438385009765625" office:value-type="float"/>
        </table:table-row>
        <table:table-row>
          <table:table-cell office:value="0.038519129753112794" office:value-type="float"/>
          <table:table-cell office:value="0.038519129753112794" office:value-type="float"/>
          <table:table-cell office:value="0.038519129753112794" office:value-type="float"/>
          <table:table-cell office:value="0.038519129753112794" office:value-type="float"/>
          <table:table-cell office:value="0.038519129753112794" office:value-type="float"/>
          <table:table-cell office:value="0.038519129753112794" office:value-type="float"/>
          <table:table-cell office:value="0.8965043066292508" office:value-type="float"/>
          <table:table-cell office:value="42" office:value-type="float"/>
          <table:table-cell office:value="-0.678545355796814" office:value-type="float"/>
        </table:table-row>
        <table:table-row>
          <table:table-cell office:value="0.03345671832561493" office:value-type="float"/>
          <table:table-cell office:value="0.03345671832561493" office:value-type="float"/>
          <table:table-cell office:value="0.03345671832561493" office:value-type="float"/>
          <table:table-cell office:value="0.03345671832561493" office:value-type="float"/>
          <table:table-cell office:value="0.03345671832561493" office:value-type="float"/>
          <table:table-cell office:value="0.03345671832561493" office:value-type="float"/>
          <table:table-cell office:value="0.9089046314946553" office:value-type="float"/>
          <table:table-cell office:value="43" office:value-type="float"/>
          <table:table-cell office:value="-0.5062411427497864" office:value-type="float"/>
        </table:table-row>
        <table:table-row>
          <table:table-cell office:value="0.027484914660453795" office:value-type="float"/>
          <table:table-cell office:value="0.027484914660453795" office:value-type="float"/>
          <table:table-cell office:value="0.027484914660453795" office:value-type="float"/>
          <table:table-cell office:value="0.027484914660453795" office:value-type="float"/>
          <table:table-cell office:value="0.027484914660453795" office:value-type="float"/>
          <table:table-cell office:value="0.027484914660453795" office:value-type="float"/>
          <table:table-cell office:value="0.9235325033183824" office:value-type="float"/>
          <table:table-cell office:value="44" office:value-type="float"/>
          <table:table-cell office:value="-0.5971803665161133" office:value-type="float"/>
        </table:table-row>
        <table:table-row>
          <table:table-cell office:value="0.02990906774997711" office:value-type="float"/>
          <table:table-cell office:value="0.02990906774997711" office:value-type="float"/>
          <table:table-cell office:value="0.02990906774997711" office:value-type="float"/>
          <table:table-cell office:value="0.02990906774997711" office:value-type="float"/>
          <table:table-cell office:value="0.02990906774997711" office:value-type="float"/>
          <table:table-cell office:value="0.02990906774997711" office:value-type="float"/>
          <table:table-cell office:value="0.917594565190659" office:value-type="float"/>
          <table:table-cell office:value="45" office:value-type="float"/>
          <table:table-cell office:value="0.24241530895233154" office:value-type="float"/>
        </table:table-row>
        <table:table-row>
          <table:table-cell office:value="0.03726650297641754" office:value-type="float"/>
          <table:table-cell office:value="0.03726650297641754" office:value-type="float"/>
          <table:table-cell office:value="0.03726650297641754" office:value-type="float"/>
          <table:table-cell office:value="0.03726650297641754" office:value-type="float"/>
          <table:table-cell office:value="0.03726650297641754" office:value-type="float"/>
          <table:table-cell office:value="0.03726650297641754" office:value-type="float"/>
          <table:table-cell office:value="0.8995726030703014" office:value-type="float"/>
          <table:table-cell office:value="46" office:value-type="float"/>
          <table:table-cell office:value="0.735743522644043" office:value-type="float"/>
        </table:table-row>
        <table:table-row>
          <table:table-cell office:value="0.04191898882389068" office:value-type="float"/>
          <table:table-cell office:value="0.04191898882389068" office:value-type="float"/>
          <table:table-cell office:value="0.04191898882389068" office:value-type="float"/>
          <table:table-cell office:value="0.04191898882389068" office:value-type="float"/>
          <table:table-cell office:value="0.04191898882389068" office:value-type="float"/>
          <table:table-cell office:value="0.04191898882389068" office:value-type="float"/>
          <table:table-cell office:value="0.8881763867084721" office:value-type="float"/>
          <table:table-cell office:value="47" office:value-type="float"/>
          <table:table-cell office:value="0.46524858474731445" office:value-type="float"/>
        </table:table-row>
        <table:table-row>
          <table:table-cell office:value="0.041542990803718566" office:value-type="float"/>
          <table:table-cell office:value="0.041542990803718566" office:value-type="float"/>
          <table:table-cell office:value="0.041542990803718566" office:value-type="float"/>
          <table:table-cell office:value="0.041542990803718566" office:value-type="float"/>
          <table:table-cell office:value="0.041542990803718566" office:value-type="float"/>
          <table:table-cell office:value="0.041542990803718566" office:value-type="float"/>
          <table:table-cell office:value="0.8890973900021905" office:value-type="float"/>
          <table:table-cell office:value="48" office:value-type="float"/>
          <table:table-cell office:value="-0.037599802017211914" office:value-type="float"/>
        </table:table-row>
        <table:table-row>
          <table:table-cell office:value="0.04910292446613312" office:value-type="float"/>
          <table:table-cell office:value="0.04910292446613312" office:value-type="float"/>
          <table:table-cell office:value="0.04910292446613312" office:value-type="float"/>
          <table:table-cell office:value="0.04910292446613312" office:value-type="float"/>
          <table:table-cell office:value="0.04910292446613312" office:value-type="float"/>
          <table:table-cell office:value="0.04910292446613312" office:value-type="float"/>
          <table:table-cell office:value="0.8705794100399847" office:value-type="float"/>
          <table:table-cell office:value="49" office:value-type="float"/>
          <table:table-cell office:value="0.7559933662414551" office:value-type="float"/>
        </table:table-row>
        <table:table-row>
          <table:table-cell office:value="0.04381645143032074" office:value-type="float"/>
          <table:table-cell office:value="0.04381645143032074" office:value-type="float"/>
          <table:table-cell office:value="0.04381645143032074" office:value-type="float"/>
          <table:table-cell office:value="0.04381645143032074" office:value-type="float"/>
          <table:table-cell office:value="0.04381645143032074" office:value-type="float"/>
          <table:table-cell office:value="0.04381645143032074" office:value-type="float"/>
          <table:table-cell office:value="0.883528571516707" office:value-type="float"/>
          <table:table-cell office:value="50" office:value-type="float"/>
          <table:table-cell office:value="-0.5286473035812378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3478066921234131" office:value-type="float"/>
          <table:table-cell office:value="-0.003478066921234131" office:value-type="float"/>
          <table:table-cell office:value="-0.003478066921234131" office:value-type="float"/>
          <table:table-cell office:value="-0.003478066921234131" office:value-type="float"/>
          <table:table-cell office:value="-0.003478066921234131" office:value-type="float"/>
          <table:table-cell office:value="-0.003478066921234131" office:value-type="float"/>
          <table:table-cell office:value="0.9269357059829302" office:value-type="float"/>
          <table:table-cell office:value="1" office:value-type="float"/>
          <table:table-cell office:value="-0.3478066921234131" office:value-type="float"/>
        </table:table-row>
        <table:table-row>
          <table:table-cell office:value="-0.002120461463928223" office:value-type="float"/>
          <table:table-cell office:value="-0.002120461463928223" office:value-type="float"/>
          <table:table-cell office:value="-0.002120461463928223" office:value-type="float"/>
          <table:table-cell office:value="-0.002120461463928223" office:value-type="float"/>
          <table:table-cell office:value="-0.002120461463928223" office:value-type="float"/>
          <table:table-cell office:value="-0.002120461463928223" office:value-type="float"/>
          <table:table-cell office:value="0.9302611466253475" office:value-type="float"/>
          <table:table-cell office:value="2" office:value-type="float"/>
          <table:table-cell office:value="0.13576054573059082" office:value-type="float"/>
        </table:table-row>
        <table:table-row>
          <table:table-cell office:value="-0.011961601376533508" office:value-type="float"/>
          <table:table-cell office:value="-0.011961601376533508" office:value-type="float"/>
          <table:table-cell office:value="-0.011961601376533508" office:value-type="float"/>
          <table:table-cell office:value="-0.011961601376533508" office:value-type="float"/>
          <table:table-cell office:value="-0.011961601376533508" office:value-type="float"/>
          <table:table-cell office:value="-0.011961601376533508" office:value-type="float"/>
          <table:table-cell office:value="0.9061553753521268" office:value-type="float"/>
          <table:table-cell office:value="3" office:value-type="float"/>
          <table:table-cell office:value="-0.9841139912605286" office:value-type="float"/>
        </table:table-row>
        <table:table-row>
          <table:table-cell office:value="-0.017445523738861084" office:value-type="float"/>
          <table:table-cell office:value="-0.017445523738861084" office:value-type="float"/>
          <table:table-cell office:value="-0.017445523738861084" office:value-type="float"/>
          <table:table-cell office:value="-0.017445523738861084" office:value-type="float"/>
          <table:table-cell office:value="-0.017445523738861084" office:value-type="float"/>
          <table:table-cell office:value="-0.017445523738861084" office:value-type="float"/>
          <table:table-cell office:value="0.892722563775386" office:value-type="float"/>
          <table:table-cell office:value="4" office:value-type="float"/>
          <table:table-cell office:value="-0.5483922362327576" office:value-type="float"/>
        </table:table-row>
        <table:table-row>
          <table:table-cell office:value="-0.0089763343334198" office:value-type="float"/>
          <table:table-cell office:value="-0.0089763343334198" office:value-type="float"/>
          <table:table-cell office:value="-0.0089763343334198" office:value-type="float"/>
          <table:table-cell office:value="-0.0089763343334198" office:value-type="float"/>
          <table:table-cell office:value="-0.0089763343334198" office:value-type="float"/>
          <table:table-cell office:value="-0.0089763343334198" office:value-type="float"/>
          <table:table-cell office:value="0.9134677563537024" office:value-type="float"/>
          <table:table-cell office:value="5" office:value-type="float"/>
          <table:table-cell office:value="0.8469189405441284" office:value-type="float"/>
        </table:table-row>
        <table:table-row>
          <table:table-cell office:value="-0.014017989635467529" office:value-type="float"/>
          <table:table-cell office:value="-0.014017989635467529" office:value-type="float"/>
          <table:table-cell office:value="-0.014017989635467529" office:value-type="float"/>
          <table:table-cell office:value="-0.014017989635467529" office:value-type="float"/>
          <table:table-cell office:value="-0.014017989635467529" office:value-type="float"/>
          <table:table-cell office:value="-0.014017989635467529" office:value-type="float"/>
          <table:table-cell office:value="0.9011182734046881" office:value-type="float"/>
          <table:table-cell office:value="6" office:value-type="float"/>
          <table:table-cell office:value="-0.504165530204773" office:value-type="float"/>
        </table:table-row>
        <table:table-row>
          <table:table-cell office:value="-0.012250826358795167" office:value-type="float"/>
          <table:table-cell office:value="-0.012250826358795167" office:value-type="float"/>
          <table:table-cell office:value="-0.012250826358795167" office:value-type="float"/>
          <table:table-cell office:value="-0.012250826358795167" office:value-type="float"/>
          <table:table-cell office:value="-0.012250826358795167" office:value-type="float"/>
          <table:table-cell office:value="-0.012250826358795167" office:value-type="float"/>
          <table:table-cell office:value="0.9054469217247201" office:value-type="float"/>
          <table:table-cell office:value="7" office:value-type="float"/>
          <table:table-cell office:value="0.17671632766723633" office:value-type="float"/>
        </table:table-row>
        <table:table-row>
          <table:table-cell office:value="-0.00776129961013794" office:value-type="float"/>
          <table:table-cell office:value="-0.00776129961013794" office:value-type="float"/>
          <table:table-cell office:value="-0.00776129961013794" office:value-type="float"/>
          <table:table-cell office:value="-0.00776129961013794" office:value-type="float"/>
          <table:table-cell office:value="-0.00776129961013794" office:value-type="float"/>
          <table:table-cell office:value="-0.00776129961013794" office:value-type="float"/>
          <table:table-cell office:value="0.9164439714455067" office:value-type="float"/>
          <table:table-cell office:value="8" office:value-type="float"/>
          <table:table-cell office:value="0.44895267486572266" office:value-type="float"/>
        </table:table-row>
        <table:table-row>
          <table:table-cell office:value="-0.012689524888992311" office:value-type="float"/>
          <table:table-cell office:value="-0.012689524888992311" office:value-type="float"/>
          <table:table-cell office:value="-0.012689524888992311" office:value-type="float"/>
          <table:table-cell office:value="-0.012689524888992311" office:value-type="float"/>
          <table:table-cell office:value="-0.012689524888992311" office:value-type="float"/>
          <table:table-cell office:value="-0.012689524888992311" office:value-type="float"/>
          <table:table-cell office:value="0.9043723341748282" office:value-type="float"/>
          <table:table-cell office:value="9" office:value-type="float"/>
          <table:table-cell office:value="-0.492822527885437" office:value-type="float"/>
        </table:table-row>
        <table:table-row>
          <table:table-cell office:value="-0.017820281982421877" office:value-type="float"/>
          <table:table-cell office:value="-0.017820281982421877" office:value-type="float"/>
          <table:table-cell office:value="-0.017820281982421877" office:value-type="float"/>
          <table:table-cell office:value="-0.017820281982421877" office:value-type="float"/>
          <table:table-cell office:value="-0.017820281982421877" office:value-type="float"/>
          <table:table-cell office:value="-0.017820281982421877" office:value-type="float"/>
          <table:table-cell office:value="0.8918045973017604" office:value-type="float"/>
          <table:table-cell office:value="10" office:value-type="float"/>
          <table:table-cell office:value="-0.5130757093429565" office:value-type="float"/>
        </table:table-row>
        <table:table-row>
          <table:table-cell office:value="-0.02644836485385895" office:value-type="float"/>
          <table:table-cell office:value="-0.02644836485385895" office:value-type="float"/>
          <table:table-cell office:value="-0.02644836485385895" office:value-type="float"/>
          <table:table-cell office:value="-0.02644836485385895" office:value-type="float"/>
          <table:table-cell office:value="-0.02644836485385895" office:value-type="float"/>
          <table:table-cell office:value="-0.02644836485385895" office:value-type="float"/>
          <table:table-cell office:value="0.870670196808292" office:value-type="float"/>
          <table:table-cell office:value="11" office:value-type="float"/>
          <table:table-cell office:value="-0.8628082871437073" office:value-type="float"/>
        </table:table-row>
        <table:table-row>
          <table:table-cell office:value="-0.026427720189094547" office:value-type="float"/>
          <table:table-cell office:value="-0.026427720189094547" office:value-type="float"/>
          <table:table-cell office:value="-0.026427720189094547" office:value-type="float"/>
          <table:table-cell office:value="-0.026427720189094547" office:value-type="float"/>
          <table:table-cell office:value="-0.026427720189094547" office:value-type="float"/>
          <table:table-cell office:value="-0.026427720189094547" office:value-type="float"/>
          <table:table-cell office:value="0.8707207657028757" office:value-type="float"/>
          <table:table-cell office:value="12" office:value-type="float"/>
          <table:table-cell office:value="0.0020644664764404297" office:value-type="float"/>
        </table:table-row>
        <table:table-row>
          <table:table-cell office:value="-0.02660998106002808" office:value-type="float"/>
          <table:table-cell office:value="-0.02660998106002808" office:value-type="float"/>
          <table:table-cell office:value="-0.02660998106002808" office:value-type="float"/>
          <table:table-cell office:value="-0.02660998106002808" office:value-type="float"/>
          <table:table-cell office:value="-0.02660998106002808" office:value-type="float"/>
          <table:table-cell office:value="-0.02660998106002808" office:value-type="float"/>
          <table:table-cell office:value="0.8702743195690132" office:value-type="float"/>
          <table:table-cell office:value="13" office:value-type="float"/>
          <table:table-cell office:value="-0.01822608709335327" office:value-type="float"/>
        </table:table-row>
        <table:table-row>
          <table:table-cell office:value="-0.026616451740264897" office:value-type="float"/>
          <table:table-cell office:value="-0.026616451740264897" office:value-type="float"/>
          <table:table-cell office:value="-0.026616451740264897" office:value-type="float"/>
          <table:table-cell office:value="-0.026616451740264897" office:value-type="float"/>
          <table:table-cell office:value="-0.026616451740264897" office:value-type="float"/>
          <table:table-cell office:value="-0.026616451740264897" office:value-type="float"/>
          <table:table-cell office:value="0.8702584697041443" office:value-type="float"/>
          <table:table-cell office:value="14" office:value-type="float"/>
          <table:table-cell office:value="-0.0006470680236816406" office:value-type="float"/>
        </table:table-row>
        <table:table-row>
          <table:table-cell office:value="-0.02270069599151612" office:value-type="float"/>
          <table:table-cell office:value="-0.02270069599151612" office:value-type="float"/>
          <table:table-cell office:value="-0.02270069599151612" office:value-type="float"/>
          <table:table-cell office:value="-0.02270069599151612" office:value-type="float"/>
          <table:table-cell office:value="-0.02270069599151612" office:value-type="float"/>
          <table:table-cell office:value="-0.02270069599151612" office:value-type="float"/>
          <table:table-cell office:value="0.8798500732459488" office:value-type="float"/>
          <table:table-cell office:value="15" office:value-type="float"/>
          <table:table-cell office:value="0.39157557487487793" office:value-type="float"/>
        </table:table-row>
        <table:table-row>
          <table:table-cell office:value="-0.013889554738998418" office:value-type="float"/>
          <table:table-cell office:value="-0.013889554738998418" office:value-type="float"/>
          <table:table-cell office:value="-0.013889554738998418" office:value-type="float"/>
          <table:table-cell office:value="-0.013889554738998418" office:value-type="float"/>
          <table:table-cell office:value="-0.013889554738998418" office:value-type="float"/>
          <table:table-cell office:value="-0.013889554738998418" office:value-type="float"/>
          <table:table-cell office:value="0.9014328733662046" office:value-type="float"/>
          <table:table-cell office:value="16" office:value-type="float"/>
          <table:table-cell office:value="0.88111412525177" office:value-type="float"/>
        </table:table-row>
        <table:table-row>
          <table:table-cell office:value="-0.018523302078247074" office:value-type="float"/>
          <table:table-cell office:value="-0.018523302078247074" office:value-type="float"/>
          <table:table-cell office:value="-0.018523302078247074" office:value-type="float"/>
          <table:table-cell office:value="-0.018523302078247074" office:value-type="float"/>
          <table:table-cell office:value="-0.018523302078247074" office:value-type="float"/>
          <table:table-cell office:value="-0.018523302078247074" office:value-type="float"/>
          <table:table-cell office:value="0.8900825567880661" office:value-type="float"/>
          <table:table-cell office:value="17" office:value-type="float"/>
          <table:table-cell office:value="-0.4633747339248657" office:value-type="float"/>
        </table:table-row>
        <table:table-row>
          <table:table-cell office:value="-0.011050629615783694" office:value-type="float"/>
          <table:table-cell office:value="-0.011050629615783694" office:value-type="float"/>
          <table:table-cell office:value="-0.011050629615783694" office:value-type="float"/>
          <table:table-cell office:value="-0.011050629615783694" office:value-type="float"/>
          <table:table-cell office:value="-0.011050629615783694" office:value-type="float"/>
          <table:table-cell office:value="-0.011050629615783694" office:value-type="float"/>
          <table:table-cell office:value="0.9083867913360485" office:value-type="float"/>
          <table:table-cell office:value="18" office:value-type="float"/>
          <table:table-cell office:value="0.7472672462463379" office:value-type="float"/>
        </table:table-row>
        <table:table-row>
          <table:table-cell office:value="-0.010932495594024661" office:value-type="float"/>
          <table:table-cell office:value="-0.010932495594024661" office:value-type="float"/>
          <table:table-cell office:value="-0.010932495594024661" office:value-type="float"/>
          <table:table-cell office:value="-0.010932495594024661" office:value-type="float"/>
          <table:table-cell office:value="-0.010932495594024661" office:value-type="float"/>
          <table:table-cell office:value="-0.010932495594024661" office:value-type="float"/>
          <table:table-cell office:value="0.908676159410621" office:value-type="float"/>
          <table:table-cell office:value="19" office:value-type="float"/>
          <table:table-cell office:value="0.01181340217590332" office:value-type="float"/>
        </table:table-row>
        <table:table-row>
          <table:table-cell office:value="-0.009675445556640629" office:value-type="float"/>
          <table:table-cell office:value="-0.009675445556640629" office:value-type="float"/>
          <table:table-cell office:value="-0.009675445556640629" office:value-type="float"/>
          <table:table-cell office:value="-0.009675445556640629" office:value-type="float"/>
          <table:table-cell office:value="-0.009675445556640629" office:value-type="float"/>
          <table:table-cell office:value="-0.009675445556640629" office:value-type="float"/>
          <table:table-cell office:value="0.9117552905833584" office:value-type="float"/>
          <table:table-cell office:value="20" office:value-type="float"/>
          <table:table-cell office:value="0.12570500373840332" office:value-type="float"/>
        </table:table-row>
        <table:table-row>
          <table:table-cell office:value="-0.012914723157882694" office:value-type="float"/>
          <table:table-cell office:value="-0.012914723157882694" office:value-type="float"/>
          <table:table-cell office:value="-0.012914723157882694" office:value-type="float"/>
          <table:table-cell office:value="-0.012914723157882694" office:value-type="float"/>
          <table:table-cell office:value="-0.012914723157882694" office:value-type="float"/>
          <table:table-cell office:value="-0.012914723157882694" office:value-type="float"/>
          <table:table-cell office:value="0.9038207133250886" office:value-type="float"/>
          <table:table-cell office:value="21" office:value-type="float"/>
          <table:table-cell office:value="-0.32392776012420654" office:value-type="float"/>
        </table:table-row>
        <table:table-row>
          <table:table-cell office:value="-0.015387886762619023" office:value-type="float"/>
          <table:table-cell office:value="-0.015387886762619023" office:value-type="float"/>
          <table:table-cell office:value="-0.015387886762619023" office:value-type="float"/>
          <table:table-cell office:value="-0.015387886762619023" office:value-type="float"/>
          <table:table-cell office:value="-0.015387886762619023" office:value-type="float"/>
          <table:table-cell office:value="-0.015387886762619023" office:value-type="float"/>
          <table:table-cell office:value="0.8977627244430624" office:value-type="float"/>
          <table:table-cell office:value="22" office:value-type="float"/>
          <table:table-cell office:value="-0.2473163604736328" office:value-type="float"/>
        </table:table-row>
        <table:table-row>
          <table:table-cell office:value="-0.011157295703887944" office:value-type="float"/>
          <table:table-cell office:value="-0.011157295703887944" office:value-type="float"/>
          <table:table-cell office:value="-0.011157295703887944" office:value-type="float"/>
          <table:table-cell office:value="-0.011157295703887944" office:value-type="float"/>
          <table:table-cell office:value="-0.011157295703887944" office:value-type="float"/>
          <table:table-cell office:value="-0.011157295703887944" office:value-type="float"/>
          <table:table-cell office:value="0.9081255138473343" office:value-type="float"/>
          <table:table-cell office:value="23" office:value-type="float"/>
          <table:table-cell office:value="0.4230591058731079" office:value-type="float"/>
        </table:table-row>
        <table:table-row>
          <table:table-cell office:value="-0.009327639341354374" office:value-type="float"/>
          <table:table-cell office:value="-0.009327639341354374" office:value-type="float"/>
          <table:table-cell office:value="-0.009327639341354374" office:value-type="float"/>
          <table:table-cell office:value="-0.009327639341354374" office:value-type="float"/>
          <table:table-cell office:value="-0.009327639341354374" office:value-type="float"/>
          <table:table-cell office:value="-0.009327639341354374" office:value-type="float"/>
          <table:table-cell office:value="0.9126072383401783" office:value-type="float"/>
          <table:table-cell office:value="24" office:value-type="float"/>
          <table:table-cell office:value="0.18296563625335693" office:value-type="float"/>
        </table:table-row>
        <table:table-row>
          <table:table-cell office:value="-0.004132503271102909" office:value-type="float"/>
          <table:table-cell office:value="-0.004132503271102909" office:value-type="float"/>
          <table:table-cell office:value="-0.004132503271102909" office:value-type="float"/>
          <table:table-cell office:value="-0.004132503271102909" office:value-type="float"/>
          <table:table-cell office:value="-0.004132503271102909" office:value-type="float"/>
          <table:table-cell office:value="-0.004132503271102909" office:value-type="float"/>
          <table:table-cell office:value="0.9253326708566222" office:value-type="float"/>
          <table:table-cell office:value="25" office:value-type="float"/>
          <table:table-cell office:value="0.5195136070251465" office:value-type="float"/>
        </table:table-row>
        <table:table-row>
          <table:table-cell office:value="-0.004171198010444645" office:value-type="float"/>
          <table:table-cell office:value="-0.004171198010444645" office:value-type="float"/>
          <table:table-cell office:value="-0.004171198010444645" office:value-type="float"/>
          <table:table-cell office:value="-0.004171198010444645" office:value-type="float"/>
          <table:table-cell office:value="-0.004171198010444645" office:value-type="float"/>
          <table:table-cell office:value="-0.004171198010444645" office:value-type="float"/>
          <table:table-cell office:value="0.925237888489505" office:value-type="float"/>
          <table:table-cell office:value="26" office:value-type="float"/>
          <table:table-cell office:value="-0.003869473934173584" office:value-type="float"/>
        </table:table-row>
        <table:table-row>
          <table:table-cell office:value="-0.009383423328399663" office:value-type="float"/>
          <table:table-cell office:value="-0.009383423328399663" office:value-type="float"/>
          <table:table-cell office:value="-0.009383423328399663" office:value-type="float"/>
          <table:table-cell office:value="-0.009383423328399663" office:value-type="float"/>
          <table:table-cell office:value="-0.009383423328399663" office:value-type="float"/>
          <table:table-cell office:value="-0.009383423328399663" office:value-type="float"/>
          <table:table-cell office:value="0.9124705960360993" office:value-type="float"/>
          <table:table-cell office:value="27" office:value-type="float"/>
          <table:table-cell office:value="-0.5212225317955017" office:value-type="float"/>
        </table:table-row>
        <table:table-row>
          <table:table-cell office:value="-0.0032479786872863818" office:value-type="float"/>
          <table:table-cell office:value="-0.0032479786872863818" office:value-type="float"/>
          <table:table-cell office:value="-0.0032479786872863818" office:value-type="float"/>
          <table:table-cell office:value="-0.0032479786872863818" office:value-type="float"/>
          <table:table-cell office:value="-0.0032479786872863818" office:value-type="float"/>
          <table:table-cell office:value="-0.0032479786872863818" office:value-type="float"/>
          <table:table-cell office:value="0.9274993047519203" office:value-type="float"/>
          <table:table-cell office:value="28" office:value-type="float"/>
          <table:table-cell office:value="0.6135444641113281" office:value-type="float"/>
        </table:table-row>
        <table:table-row>
          <table:table-cell office:value="0.002201168537139888" office:value-type="float"/>
          <table:table-cell office:value="0.002201168537139888" office:value-type="float"/>
          <table:table-cell office:value="0.002201168537139888" office:value-type="float"/>
          <table:table-cell office:value="0.002201168537139888" office:value-type="float"/>
          <table:table-cell office:value="0.002201168537139888" office:value-type="float"/>
          <table:table-cell office:value="0.002201168537139888" office:value-type="float"/>
          <table:table-cell office:value="0.9408469349850679" office:value-type="float"/>
          <table:table-cell office:value="29" office:value-type="float"/>
          <table:table-cell office:value="0.544914722442627" office:value-type="float"/>
        </table:table-row>
        <table:table-row>
          <table:table-cell office:value="-0.005388911366462712" office:value-type="float"/>
          <table:table-cell office:value="-0.005388911366462712" office:value-type="float"/>
          <table:table-cell office:value="-0.005388911366462712" office:value-type="float"/>
          <table:table-cell office:value="-0.005388911366462712" office:value-type="float"/>
          <table:table-cell office:value="-0.005388911366462712" office:value-type="float"/>
          <table:table-cell office:value="-0.005388911366462712" office:value-type="float"/>
          <table:table-cell office:value="0.9222551121142886" office:value-type="float"/>
          <table:table-cell office:value="30" office:value-type="float"/>
          <table:table-cell office:value="-0.75900799036026" office:value-type="float"/>
        </table:table-row>
        <table:table-row>
          <table:table-cell office:value="-0.012610288262367254" office:value-type="float"/>
          <table:table-cell office:value="-0.012610288262367254" office:value-type="float"/>
          <table:table-cell office:value="-0.012610288262367254" office:value-type="float"/>
          <table:table-cell office:value="-0.012610288262367254" office:value-type="float"/>
          <table:table-cell office:value="-0.012610288262367254" office:value-type="float"/>
          <table:table-cell office:value="-0.012610288262367254" office:value-type="float"/>
          <table:table-cell office:value="0.904566423478999" office:value-type="float"/>
          <table:table-cell office:value="31" office:value-type="float"/>
          <table:table-cell office:value="-0.7221376895904541" office:value-type="float"/>
        </table:table-row>
        <table:table-row>
          <table:table-cell office:value="-0.021513541936874395" office:value-type="float"/>
          <table:table-cell office:value="-0.021513541936874395" office:value-type="float"/>
          <table:table-cell office:value="-0.021513541936874395" office:value-type="float"/>
          <table:table-cell office:value="-0.021513541936874395" office:value-type="float"/>
          <table:table-cell office:value="-0.021513541936874395" office:value-type="float"/>
          <table:table-cell office:value="-0.021513541936874395" office:value-type="float"/>
          <table:table-cell office:value="0.8827579949258971" office:value-type="float"/>
          <table:table-cell office:value="32" office:value-type="float"/>
          <table:table-cell office:value="-0.8903253674507141" office:value-type="float"/>
        </table:table-row>
        <table:table-row>
          <table:table-cell office:value="-0.015357451438903814" office:value-type="float"/>
          <table:table-cell office:value="-0.015357451438903814" office:value-type="float"/>
          <table:table-cell office:value="-0.015357451438903814" office:value-type="float"/>
          <table:table-cell office:value="-0.015357451438903814" office:value-type="float"/>
          <table:table-cell office:value="-0.015357451438903814" office:value-type="float"/>
          <table:table-cell office:value="-0.015357451438903814" office:value-type="float"/>
          <table:table-cell office:value="0.8978372754563211" office:value-type="float"/>
          <table:table-cell office:value="33" office:value-type="float"/>
          <table:table-cell office:value="0.6156090497970581" office:value-type="float"/>
        </table:table-row>
        <table:table-row>
          <table:table-cell office:value="-0.00970516204833985" office:value-type="float"/>
          <table:table-cell office:value="-0.00970516204833985" office:value-type="float"/>
          <table:table-cell office:value="-0.00970516204833985" office:value-type="float"/>
          <table:table-cell office:value="-0.00970516204833985" office:value-type="float"/>
          <table:table-cell office:value="-0.00970516204833985" office:value-type="float"/>
          <table:table-cell office:value="-0.00970516204833985" office:value-type="float"/>
          <table:table-cell office:value="0.9116825003417497" office:value-type="float"/>
          <table:table-cell office:value="34" office:value-type="float"/>
          <table:table-cell office:value="0.5652289390563965" office:value-type="float"/>
        </table:table-row>
        <table:table-row>
          <table:table-cell office:value="-0.014072336554527288" office:value-type="float"/>
          <table:table-cell office:value="-0.014072336554527288" office:value-type="float"/>
          <table:table-cell office:value="-0.014072336554527288" office:value-type="float"/>
          <table:table-cell office:value="-0.014072336554527288" office:value-type="float"/>
          <table:table-cell office:value="-0.014072336554527288" office:value-type="float"/>
          <table:table-cell office:value="-0.014072336554527288" office:value-type="float"/>
          <table:table-cell office:value="0.9009851511838993" office:value-type="float"/>
          <table:table-cell office:value="35" office:value-type="float"/>
          <table:table-cell office:value="-0.4367174506187439" office:value-type="float"/>
        </table:table-row>
        <table:table-row>
          <table:table-cell office:value="-0.022234674096107486" office:value-type="float"/>
          <table:table-cell office:value="-0.022234674096107486" office:value-type="float"/>
          <table:table-cell office:value="-0.022234674096107486" office:value-type="float"/>
          <table:table-cell office:value="-0.022234674096107486" office:value-type="float"/>
          <table:table-cell office:value="-0.022234674096107486" office:value-type="float"/>
          <table:table-cell office:value="-0.022234674096107486" office:value-type="float"/>
          <table:table-cell office:value="0.8809915890986646" office:value-type="float"/>
          <table:table-cell office:value="36" office:value-type="float"/>
          <table:table-cell office:value="-0.81623375415802" office:value-type="float"/>
        </table:table-row>
        <table:table-row>
          <table:table-cell office:value="-0.02218144237995148" office:value-type="float"/>
          <table:table-cell office:value="-0.02218144237995148" office:value-type="float"/>
          <table:table-cell office:value="-0.02218144237995148" office:value-type="float"/>
          <table:table-cell office:value="-0.02218144237995148" office:value-type="float"/>
          <table:table-cell office:value="-0.02218144237995148" office:value-type="float"/>
          <table:table-cell office:value="-0.02218144237995148" office:value-type="float"/>
          <table:table-cell office:value="0.8811219796413794" office:value-type="float"/>
          <table:table-cell office:value="37" office:value-type="float"/>
          <table:table-cell office:value="0.005323171615600586" office:value-type="float"/>
        </table:table-row>
        <table:table-row>
          <table:table-cell office:value="-0.018561848998069765" office:value-type="float"/>
          <table:table-cell office:value="-0.018561848998069765" office:value-type="float"/>
          <table:table-cell office:value="-0.018561848998069765" office:value-type="float"/>
          <table:table-cell office:value="-0.018561848998069765" office:value-type="float"/>
          <table:table-cell office:value="-0.018561848998069765" office:value-type="float"/>
          <table:table-cell office:value="-0.018561848998069765" office:value-type="float"/>
          <table:table-cell office:value="0.8899881365033446" office:value-type="float"/>
          <table:table-cell office:value="38" office:value-type="float"/>
          <table:table-cell office:value="0.3619593381881714" office:value-type="float"/>
        </table:table-row>
        <table:table-row>
          <table:table-cell office:value="-0.014979006648063661" office:value-type="float"/>
          <table:table-cell office:value="-0.014979006648063661" office:value-type="float"/>
          <table:table-cell office:value="-0.014979006648063661" office:value-type="float"/>
          <table:table-cell office:value="-0.014979006648063661" office:value-type="float"/>
          <table:table-cell office:value="-0.014979006648063661" office:value-type="float"/>
          <table:table-cell office:value="-0.014979006648063661" office:value-type="float"/>
          <table:table-cell office:value="0.8987642720896937" office:value-type="float"/>
          <table:table-cell office:value="39" office:value-type="float"/>
          <table:table-cell office:value="0.35828423500061035" office:value-type="float"/>
        </table:table-row>
        <table:table-row>
          <table:table-cell office:value="-0.012452141642570497" office:value-type="float"/>
          <table:table-cell office:value="-0.012452141642570497" office:value-type="float"/>
          <table:table-cell office:value="-0.012452141642570497" office:value-type="float"/>
          <table:table-cell office:value="-0.012452141642570497" office:value-type="float"/>
          <table:table-cell office:value="-0.012452141642570497" office:value-type="float"/>
          <table:table-cell office:value="-0.012452141642570497" office:value-type="float"/>
          <table:table-cell office:value="0.904953802002047" office:value-type="float"/>
          <table:table-cell office:value="40" office:value-type="float"/>
          <table:table-cell office:value="0.2526865005493164" office:value-type="float"/>
        </table:table-row>
        <table:table-row>
          <table:table-cell office:value="-0.007712048888206483" office:value-type="float"/>
          <table:table-cell office:value="-0.007712048888206483" office:value-type="float"/>
          <table:table-cell office:value="-0.007712048888206483" office:value-type="float"/>
          <table:table-cell office:value="-0.007712048888206483" office:value-type="float"/>
          <table:table-cell office:value="-0.007712048888206483" office:value-type="float"/>
          <table:table-cell office:value="-0.007712048888206483" office:value-type="float"/>
          <table:table-cell office:value="0.9165646105837025" office:value-type="float"/>
          <table:table-cell office:value="41" office:value-type="float"/>
          <table:table-cell office:value="0.47400927543640137" office:value-type="float"/>
        </table:table-row>
        <table:table-row>
          <table:table-cell office:value="-0.011137352585792543" office:value-type="float"/>
          <table:table-cell office:value="-0.011137352585792543" office:value-type="float"/>
          <table:table-cell office:value="-0.011137352585792543" office:value-type="float"/>
          <table:table-cell office:value="-0.011137352585792543" office:value-type="float"/>
          <table:table-cell office:value="-0.011137352585792543" office:value-type="float"/>
          <table:table-cell office:value="-0.011137352585792543" office:value-type="float"/>
          <table:table-cell office:value="0.9081743643105481" office:value-type="float"/>
          <table:table-cell office:value="42" office:value-type="float"/>
          <table:table-cell office:value="-0.34253036975860596" office:value-type="float"/>
        </table:table-row>
        <table:table-row>
          <table:table-cell office:value="-0.002710683941841126" office:value-type="float"/>
          <table:table-cell office:value="-0.002710683941841126" office:value-type="float"/>
          <table:table-cell office:value="-0.002710683941841126" office:value-type="float"/>
          <table:table-cell office:value="-0.002710683941841126" office:value-type="float"/>
          <table:table-cell office:value="-0.002710683941841126" office:value-type="float"/>
          <table:table-cell office:value="-0.002710683941841126" office:value-type="float"/>
          <table:table-cell office:value="0.9288154027197397" office:value-type="float"/>
          <table:table-cell office:value="43" office:value-type="float"/>
          <table:table-cell office:value="0.8426668643951416" office:value-type="float"/>
        </table:table-row>
        <table:table-row>
          <table:table-cell office:value="-0.0019427555799484259" office:value-type="float"/>
          <table:table-cell office:value="-0.0019427555799484259" office:value-type="float"/>
          <table:table-cell office:value="-0.0019427555799484259" office:value-type="float"/>
          <table:table-cell office:value="-0.0019427555799484259" office:value-type="float"/>
          <table:table-cell office:value="-0.0019427555799484259" office:value-type="float"/>
          <table:table-cell office:value="-0.0019427555799484259" office:value-type="float"/>
          <table:table-cell office:value="0.9306964353653883" office:value-type="float"/>
          <table:table-cell office:value="44" office:value-type="float"/>
          <table:table-cell office:value="0.07679283618927002" office:value-type="float"/>
        </table:table-row>
        <table:table-row>
          <table:table-cell office:value="-0.00796461284160614" office:value-type="float"/>
          <table:table-cell office:value="-0.00796461284160614" office:value-type="float"/>
          <table:table-cell office:value="-0.00796461284160614" office:value-type="float"/>
          <table:table-cell office:value="-0.00796461284160614" office:value-type="float"/>
          <table:table-cell office:value="-0.00796461284160614" office:value-type="float"/>
          <table:table-cell office:value="-0.00796461284160614" office:value-type="float"/>
          <table:table-cell office:value="0.9159459577704533" office:value-type="float"/>
          <table:table-cell office:value="45" office:value-type="float"/>
          <table:table-cell office:value="-0.6021857261657715" office:value-type="float"/>
        </table:table-row>
        <table:table-row>
          <table:table-cell office:value="-0.008165459632873535" office:value-type="float"/>
          <table:table-cell office:value="-0.008165459632873535" office:value-type="float"/>
          <table:table-cell office:value="-0.008165459632873535" office:value-type="float"/>
          <table:table-cell office:value="-0.008165459632873535" office:value-type="float"/>
          <table:table-cell office:value="-0.008165459632873535" office:value-type="float"/>
          <table:table-cell office:value="-0.008165459632873535" office:value-type="float"/>
          <table:table-cell office:value="0.9154539856153728" office:value-type="float"/>
          <table:table-cell office:value="46" office:value-type="float"/>
          <table:table-cell office:value="-0.020084679126739502" office:value-type="float"/>
        </table:table-row>
        <table:table-row>
          <table:table-cell office:value="-0.012453992366790772" office:value-type="float"/>
          <table:table-cell office:value="-0.012453992366790772" office:value-type="float"/>
          <table:table-cell office:value="-0.012453992366790772" office:value-type="float"/>
          <table:table-cell office:value="-0.012453992366790772" office:value-type="float"/>
          <table:table-cell office:value="-0.012453992366790772" office:value-type="float"/>
          <table:table-cell office:value="-0.012453992366790772" office:value-type="float"/>
          <table:table-cell office:value="0.9049492686720527" office:value-type="float"/>
          <table:table-cell office:value="47" office:value-type="float"/>
          <table:table-cell office:value="-0.42885327339172363" office:value-type="float"/>
        </table:table-row>
        <table:table-row>
          <table:table-cell office:value="-0.008959822654724121" office:value-type="float"/>
          <table:table-cell office:value="-0.008959822654724121" office:value-type="float"/>
          <table:table-cell office:value="-0.008959822654724121" office:value-type="float"/>
          <table:table-cell office:value="-0.008959822654724121" office:value-type="float"/>
          <table:table-cell office:value="-0.008959822654724121" office:value-type="float"/>
          <table:table-cell office:value="-0.008959822654724121" office:value-type="float"/>
          <table:table-cell office:value="0.9135082015413036" office:value-type="float"/>
          <table:table-cell office:value="48" office:value-type="float"/>
          <table:table-cell office:value="0.34941697120666504" office:value-type="float"/>
        </table:table-row>
        <table:table-row>
          <table:table-cell office:value="-0.005758459568023682" office:value-type="float"/>
          <table:table-cell office:value="-0.005758459568023682" office:value-type="float"/>
          <table:table-cell office:value="-0.005758459568023682" office:value-type="float"/>
          <table:table-cell office:value="-0.005758459568023682" office:value-type="float"/>
          <table:table-cell office:value="-0.005758459568023682" office:value-type="float"/>
          <table:table-cell office:value="-0.005758459568023682" office:value-type="float"/>
          <table:table-cell office:value="0.921349907585101" office:value-type="float"/>
          <table:table-cell office:value="49" office:value-type="float"/>
          <table:table-cell office:value="0.32013630867004395" office:value-type="float"/>
        </table:table-row>
        <table:table-row>
          <table:table-cell office:value="-0.0108978271484375" office:value-type="float"/>
          <table:table-cell office:value="-0.0108978271484375" office:value-type="float"/>
          <table:table-cell office:value="-0.0108978271484375" office:value-type="float"/>
          <table:table-cell office:value="-0.0108978271484375" office:value-type="float"/>
          <table:table-cell office:value="-0.0108978271484375" office:value-type="float"/>
          <table:table-cell office:value="-0.0108978271484375" office:value-type="float"/>
          <table:table-cell office:value="0.908761079412485" office:value-type="float"/>
          <table:table-cell office:value="50" office:value-type="float"/>
          <table:table-cell office:value="-0.5139367580413818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46124207973480226" office:value-type="float"/>
          <table:table-cell office:value="0.0046124207973480226" office:value-type="float"/>
          <table:table-cell office:value="0.0046124207973480226" office:value-type="float"/>
          <table:table-cell office:value="0.0046124207973480226" office:value-type="float"/>
          <table:table-cell office:value="0.0046124207973480226" office:value-type="float"/>
          <table:table-cell office:value="0.0046124207973480226" office:value-type="float"/>
          <table:table-cell office:value="0.9123630822491765" office:value-type="float"/>
          <table:table-cell office:value="1" office:value-type="float"/>
          <table:table-cell office:value="0.46124207973480225" office:value-type="float"/>
        </table:table-row>
        <table:table-row>
          <table:table-cell office:value="0.003388321399688721" office:value-type="float"/>
          <table:table-cell office:value="0.003388321399688721" office:value-type="float"/>
          <table:table-cell office:value="0.003388321399688721" office:value-type="float"/>
          <table:table-cell office:value="0.003388321399688721" office:value-type="float"/>
          <table:table-cell office:value="0.003388321399688721" office:value-type="float"/>
          <table:table-cell office:value="0.003388321399688721" office:value-type="float"/>
          <table:table-cell office:value="0.9093646633304631" office:value-type="float"/>
          <table:table-cell office:value="2" office:value-type="float"/>
          <table:table-cell office:value="-0.12240993976593018" office:value-type="float"/>
        </table:table-row>
        <table:table-row>
          <table:table-cell office:value="0.009375091791152954" office:value-type="float"/>
          <table:table-cell office:value="0.009375091791152954" office:value-type="float"/>
          <table:table-cell office:value="0.009375091791152954" office:value-type="float"/>
          <table:table-cell office:value="0.009375091791152954" office:value-type="float"/>
          <table:table-cell office:value="0.009375091791152954" office:value-type="float"/>
          <table:table-cell office:value="0.009375091791152954" office:value-type="float"/>
          <table:table-cell office:value="0.9240291959967527" office:value-type="float"/>
          <table:table-cell office:value="3" office:value-type="float"/>
          <table:table-cell office:value="0.5986770391464233" office:value-type="float"/>
        </table:table-row>
        <table:table-row>
          <table:table-cell office:value="0.01056798815727234" office:value-type="float"/>
          <table:table-cell office:value="0.01056798815727234" office:value-type="float"/>
          <table:table-cell office:value="0.01056798815727234" office:value-type="float"/>
          <table:table-cell office:value="0.01056798815727234" office:value-type="float"/>
          <table:table-cell office:value="0.01056798815727234" office:value-type="float"/>
          <table:table-cell office:value="0.01056798815727234" office:value-type="float"/>
          <table:table-cell office:value="0.9269511834097655" office:value-type="float"/>
          <table:table-cell office:value="4" office:value-type="float"/>
          <table:table-cell office:value="0.11928963661193848" office:value-type="float"/>
        </table:table-row>
        <table:table-row>
          <table:table-cell office:value="0.006736953258514405" office:value-type="float"/>
          <table:table-cell office:value="0.006736953258514405" office:value-type="float"/>
          <table:table-cell office:value="0.006736953258514405" office:value-type="float"/>
          <table:table-cell office:value="0.006736953258514405" office:value-type="float"/>
          <table:table-cell office:value="0.006736953258514405" office:value-type="float"/>
          <table:table-cell office:value="0.006736953258514405" office:value-type="float"/>
          <table:table-cell office:value="0.9175671027210135" office:value-type="float"/>
          <table:table-cell office:value="5" office:value-type="float"/>
          <table:table-cell office:value="-0.38310348987579346" office:value-type="float"/>
        </table:table-row>
        <table:table-row>
          <table:table-cell office:value="0.00015471339225769064" office:value-type="float"/>
          <table:table-cell office:value="0.00015471339225769064" office:value-type="float"/>
          <table:table-cell office:value="0.00015471339225769064" office:value-type="float"/>
          <table:table-cell office:value="0.00015471339225769064" office:value-type="float"/>
          <table:table-cell office:value="0.00015471339225769064" office:value-type="float"/>
          <table:table-cell office:value="0.00015471339225769064" office:value-type="float"/>
          <table:table-cell office:value="0.9014439736840791" office:value-type="float"/>
          <table:table-cell office:value="6" office:value-type="float"/>
          <table:table-cell office:value="-0.6582239866256714" office:value-type="float"/>
        </table:table-row>
        <table:table-row>
          <table:table-cell office:value="0.006551419496536255" office:value-type="float"/>
          <table:table-cell office:value="0.006551419496536255" office:value-type="float"/>
          <table:table-cell office:value="0.006551419496536255" office:value-type="float"/>
          <table:table-cell office:value="0.006551419496536255" office:value-type="float"/>
          <table:table-cell office:value="0.006551419496536255" office:value-type="float"/>
          <table:table-cell office:value="0.006551419496536255" office:value-type="float"/>
          <table:table-cell office:value="0.917112639674108" office:value-type="float"/>
          <table:table-cell office:value="7" office:value-type="float"/>
          <table:table-cell office:value="0.6396706104278564" office:value-type="float"/>
        </table:table-row>
        <table:table-row>
          <table:table-cell office:value="-0.001087043285369873" office:value-type="float"/>
          <table:table-cell office:value="-0.001087043285369873" office:value-type="float"/>
          <table:table-cell office:value="-0.001087043285369873" office:value-type="float"/>
          <table:table-cell office:value="-0.001087043285369873" office:value-type="float"/>
          <table:table-cell office:value="-0.001087043285369873" office:value-type="float"/>
          <table:table-cell office:value="-0.001087043285369873" office:value-type="float"/>
          <table:table-cell office:value="0.8984023034391979" office:value-type="float"/>
          <table:table-cell office:value="8" office:value-type="float"/>
          <table:table-cell office:value="-0.7638462781906128" office:value-type="float"/>
        </table:table-row>
        <table:table-row>
          <table:table-cell office:value="-0.00787550151348114" office:value-type="float"/>
          <table:table-cell office:value="-0.00787550151348114" office:value-type="float"/>
          <table:table-cell office:value="-0.00787550151348114" office:value-type="float"/>
          <table:table-cell office:value="-0.00787550151348114" office:value-type="float"/>
          <table:table-cell office:value="-0.00787550151348114" office:value-type="float"/>
          <table:table-cell office:value="-0.00787550151348114" office:value-type="float"/>
          <table:table-cell office:value="0.8817740446401273" office:value-type="float"/>
          <table:table-cell office:value="9" office:value-type="float"/>
          <table:table-cell office:value="-0.6788458228111267" office:value-type="float"/>
        </table:table-row>
        <table:table-row>
          <table:table-cell office:value="-0.01552814781665802" office:value-type="float"/>
          <table:table-cell office:value="-0.01552814781665802" office:value-type="float"/>
          <table:table-cell office:value="-0.01552814781665802" office:value-type="float"/>
          <table:table-cell office:value="-0.01552814781665802" office:value-type="float"/>
          <table:table-cell office:value="-0.01552814781665802" office:value-type="float"/>
          <table:table-cell office:value="-0.01552814781665802" office:value-type="float"/>
          <table:table-cell office:value="0.863028966015348" office:value-type="float"/>
          <table:table-cell office:value="10" office:value-type="float"/>
          <table:table-cell office:value="-0.765264630317688" office:value-type="float"/>
        </table:table-row>
        <table:table-row>
          <table:table-cell office:value="-0.010554242730140686" office:value-type="float"/>
          <table:table-cell office:value="-0.010554242730140686" office:value-type="float"/>
          <table:table-cell office:value="-0.010554242730140686" office:value-type="float"/>
          <table:table-cell office:value="-0.010554242730140686" office:value-type="float"/>
          <table:table-cell office:value="-0.010554242730140686" office:value-type="float"/>
          <table:table-cell office:value="-0.010554242730140686" office:value-type="float"/>
          <table:table-cell office:value="0.8752124955063492" office:value-type="float"/>
          <table:table-cell office:value="11" office:value-type="float"/>
          <table:table-cell office:value="0.4973905086517334" office:value-type="float"/>
        </table:table-row>
        <table:table-row>
          <table:table-cell office:value="-0.001465722918510437" office:value-type="float"/>
          <table:table-cell office:value="-0.001465722918510437" office:value-type="float"/>
          <table:table-cell office:value="-0.001465722918510437" office:value-type="float"/>
          <table:table-cell office:value="-0.001465722918510437" office:value-type="float"/>
          <table:table-cell office:value="-0.001465722918510437" office:value-type="float"/>
          <table:table-cell office:value="-0.001465722918510437" office:value-type="float"/>
          <table:table-cell office:value="0.8974747315620192" office:value-type="float"/>
          <table:table-cell office:value="12" office:value-type="float"/>
          <table:table-cell office:value="0.9088519811630249" office:value-type="float"/>
        </table:table-row>
        <table:table-row>
          <table:table-cell office:value="-0.011039707660675049" office:value-type="float"/>
          <table:table-cell office:value="-0.011039707660675049" office:value-type="float"/>
          <table:table-cell office:value="-0.011039707660675049" office:value-type="float"/>
          <table:table-cell office:value="-0.011039707660675049" office:value-type="float"/>
          <table:table-cell office:value="-0.011039707660675049" office:value-type="float"/>
          <table:table-cell office:value="-0.011039707660675049" office:value-type="float"/>
          <table:table-cell office:value="0.8740233541385243" office:value-type="float"/>
          <table:table-cell office:value="13" office:value-type="float"/>
          <table:table-cell office:value="-0.9573984742164612" office:value-type="float"/>
        </table:table-row>
        <table:table-row>
          <table:table-cell office:value="-0.003229644298553466" office:value-type="float"/>
          <table:table-cell office:value="-0.003229644298553466" office:value-type="float"/>
          <table:table-cell office:value="-0.003229644298553466" office:value-type="float"/>
          <table:table-cell office:value="-0.003229644298553466" office:value-type="float"/>
          <table:table-cell office:value="-0.003229644298553466" office:value-type="float"/>
          <table:table-cell office:value="-0.003229644298553466" office:value-type="float"/>
          <table:table-cell office:value="0.8931540242345278" office:value-type="float"/>
          <table:table-cell office:value="14" office:value-type="float"/>
          <table:table-cell office:value="0.7810063362121582" office:value-type="float"/>
        </table:table-row>
        <table:table-row>
          <table:table-cell office:value="0.0013633751869201668" office:value-type="float"/>
          <table:table-cell office:value="0.0013633751869201668" office:value-type="float"/>
          <table:table-cell office:value="0.0013633751869201668" office:value-type="float"/>
          <table:table-cell office:value="0.0013633751869201668" office:value-type="float"/>
          <table:table-cell office:value="0.0013633751869201668" office:value-type="float"/>
          <table:table-cell office:value="0.0013633751869201668" office:value-type="float"/>
          <table:table-cell office:value="0.9044045783525988" office:value-type="float"/>
          <table:table-cell office:value="15" office:value-type="float"/>
          <table:table-cell office:value="0.4593019485473633" office:value-type="float"/>
        </table:table-row>
        <table:table-row>
          <table:table-cell office:value="-0.005761705040931701" office:value-type="float"/>
          <table:table-cell office:value="-0.005761705040931701" office:value-type="float"/>
          <table:table-cell office:value="-0.005761705040931701" office:value-type="float"/>
          <table:table-cell office:value="-0.005761705040931701" office:value-type="float"/>
          <table:table-cell office:value="-0.005761705040931701" office:value-type="float"/>
          <table:table-cell office:value="-0.005761705040931701" office:value-type="float"/>
          <table:table-cell office:value="0.8869517674179684" office:value-type="float"/>
          <table:table-cell office:value="16" office:value-type="float"/>
          <table:table-cell office:value="-0.7125080227851868" office:value-type="float"/>
        </table:table-row>
        <table:table-row>
          <table:table-cell office:value="-0.0037081509828567503" office:value-type="float"/>
          <table:table-cell office:value="-0.0037081509828567503" office:value-type="float"/>
          <table:table-cell office:value="-0.0037081509828567503" office:value-type="float"/>
          <table:table-cell office:value="-0.0037081509828567503" office:value-type="float"/>
          <table:table-cell office:value="-0.0037081509828567503" office:value-type="float"/>
          <table:table-cell office:value="-0.0037081509828567503" office:value-type="float"/>
          <table:table-cell office:value="0.8919819270194738" office:value-type="float"/>
          <table:table-cell office:value="17" office:value-type="float"/>
          <table:table-cell office:value="0.20535540580749512" office:value-type="float"/>
        </table:table-row>
        <table:table-row>
          <table:table-cell office:value="-0.009692918658256531" office:value-type="float"/>
          <table:table-cell office:value="-0.009692918658256531" office:value-type="float"/>
          <table:table-cell office:value="-0.009692918658256531" office:value-type="float"/>
          <table:table-cell office:value="-0.009692918658256531" office:value-type="float"/>
          <table:table-cell office:value="-0.009692918658256531" office:value-type="float"/>
          <table:table-cell office:value="-0.009692918658256531" office:value-type="float"/>
          <table:table-cell office:value="0.8773222999856417" office:value-type="float"/>
          <table:table-cell office:value="18" office:value-type="float"/>
          <table:table-cell office:value="-0.598476767539978" office:value-type="float"/>
        </table:table-row>
        <table:table-row>
          <table:table-cell office:value="-0.007848882079124452" office:value-type="float"/>
          <table:table-cell office:value="-0.007848882079124452" office:value-type="float"/>
          <table:table-cell office:value="-0.007848882079124452" office:value-type="float"/>
          <table:table-cell office:value="-0.007848882079124452" office:value-type="float"/>
          <table:table-cell office:value="-0.007848882079124452" office:value-type="float"/>
          <table:table-cell office:value="-0.007848882079124452" office:value-type="float"/>
          <table:table-cell office:value="0.8818392486715427" office:value-type="float"/>
          <table:table-cell office:value="19" office:value-type="float"/>
          <table:table-cell office:value="0.184403657913208" office:value-type="float"/>
        </table:table-row>
        <table:table-row>
          <table:table-cell office:value="-0.008169758915901186" office:value-type="float"/>
          <table:table-cell office:value="-0.008169758915901186" office:value-type="float"/>
          <table:table-cell office:value="-0.008169758915901186" office:value-type="float"/>
          <table:table-cell office:value="-0.008169758915901186" office:value-type="float"/>
          <table:table-cell office:value="-0.008169758915901186" office:value-type="float"/>
          <table:table-cell office:value="-0.008169758915901186" office:value-type="float"/>
          <table:table-cell office:value="0.8810532641511614" office:value-type="float"/>
          <table:table-cell office:value="20" office:value-type="float"/>
          <table:table-cell office:value="-0.03208768367767334" office:value-type="float"/>
        </table:table-row>
        <table:table-row>
          <table:table-cell office:value="0.0007105427980422952" office:value-type="float"/>
          <table:table-cell office:value="0.0007105427980422952" office:value-type="float"/>
          <table:table-cell office:value="0.0007105427980422952" office:value-type="float"/>
          <table:table-cell office:value="0.0007105427980422952" office:value-type="float"/>
          <table:table-cell office:value="0.0007105427980422952" office:value-type="float"/>
          <table:table-cell office:value="0.0007105427980422952" office:value-type="float"/>
          <table:table-cell office:value="0.9028054721122858" office:value-type="float"/>
          <table:table-cell office:value="21" office:value-type="float"/>
          <table:table-cell office:value="0.8880301713943481" office:value-type="float"/>
        </table:table-row>
        <table:table-row>
          <table:table-cell office:value="0.007842224240303038" office:value-type="float"/>
          <table:table-cell office:value="0.007842224240303038" office:value-type="float"/>
          <table:table-cell office:value="0.007842224240303038" office:value-type="float"/>
          <table:table-cell office:value="0.007842224240303038" office:value-type="float"/>
          <table:table-cell office:value="0.007842224240303038" office:value-type="float"/>
          <table:table-cell office:value="0.007842224240303038" office:value-type="float"/>
          <table:table-cell office:value="0.9202744526539006" office:value-type="float"/>
          <table:table-cell office:value="22" office:value-type="float"/>
          <table:table-cell office:value="0.7131681442260742" office:value-type="float"/>
        </table:table-row>
        <table:table-row>
          <table:table-cell office:value="0.014781587719917295" office:value-type="float"/>
          <table:table-cell office:value="0.014781587719917295" office:value-type="float"/>
          <table:table-cell office:value="0.014781587719917295" office:value-type="float"/>
          <table:table-cell office:value="0.014781587719917295" office:value-type="float"/>
          <table:table-cell office:value="0.014781587719917295" office:value-type="float"/>
          <table:table-cell office:value="0.014781587719917295" office:value-type="float"/>
          <table:table-cell office:value="0.9372723523186599" office:value-type="float"/>
          <table:table-cell office:value="23" office:value-type="float"/>
          <table:table-cell office:value="0.6939363479614258" office:value-type="float"/>
        </table:table-row>
        <table:table-row>
          <table:table-cell office:value="0.01162934303283691" office:value-type="float"/>
          <table:table-cell office:value="0.01162934303283691" office:value-type="float"/>
          <table:table-cell office:value="0.01162934303283691" office:value-type="float"/>
          <table:table-cell office:value="0.01162934303283691" office:value-type="float"/>
          <table:table-cell office:value="0.01162934303283691" office:value-type="float"/>
          <table:table-cell office:value="0.01162934303283691" office:value-type="float"/>
          <table:table-cell office:value="0.9295509612909137" office:value-type="float"/>
          <table:table-cell office:value="24" office:value-type="float"/>
          <table:table-cell office:value="-0.31522446870803833" office:value-type="float"/>
        </table:table-row>
        <table:table-row>
          <table:table-cell office:value="0.011166422367095944" office:value-type="float"/>
          <table:table-cell office:value="0.011166422367095944" office:value-type="float"/>
          <table:table-cell office:value="0.011166422367095944" office:value-type="float"/>
          <table:table-cell office:value="0.011166422367095944" office:value-type="float"/>
          <table:table-cell office:value="0.011166422367095944" office:value-type="float"/>
          <table:table-cell office:value="0.011166422367095944" office:value-type="float"/>
          <table:table-cell office:value="0.928417041868459" office:value-type="float"/>
          <table:table-cell office:value="25" office:value-type="float"/>
          <table:table-cell office:value="-0.04629206657409668" office:value-type="float"/>
        </table:table-row>
        <table:table-row>
          <table:table-cell office:value="0.018551919460296627" office:value-type="float"/>
          <table:table-cell office:value="0.018551919460296627" office:value-type="float"/>
          <table:table-cell office:value="0.018551919460296627" office:value-type="float"/>
          <table:table-cell office:value="0.018551919460296627" office:value-type="float"/>
          <table:table-cell office:value="0.018551919460296627" office:value-type="float"/>
          <table:table-cell office:value="0.018551919460296627" office:value-type="float"/>
          <table:table-cell office:value="0.9465077412436089" office:value-type="float"/>
          <table:table-cell office:value="26" office:value-type="float"/>
          <table:table-cell office:value="0.7385497093200684" office:value-type="float"/>
        </table:table-row>
        <table:table-row>
          <table:table-cell office:value="0.01398324847221374" office:value-type="float"/>
          <table:table-cell office:value="0.01398324847221374" office:value-type="float"/>
          <table:table-cell office:value="0.01398324847221374" office:value-type="float"/>
          <table:table-cell office:value="0.01398324847221374" office:value-type="float"/>
          <table:table-cell office:value="0.01398324847221374" office:value-type="float"/>
          <table:table-cell office:value="0.01398324847221374" office:value-type="float"/>
          <table:table-cell office:value="0.9353168285201489" office:value-type="float"/>
          <table:table-cell office:value="27" office:value-type="float"/>
          <table:table-cell office:value="-0.4568670988082886" office:value-type="float"/>
        </table:table-row>
        <table:table-row>
          <table:table-cell office:value="0.023417822122573848" office:value-type="float"/>
          <table:table-cell office:value="0.023417822122573848" office:value-type="float"/>
          <table:table-cell office:value="0.023417822122573848" office:value-type="float"/>
          <table:table-cell office:value="0.023417822122573848" office:value-type="float"/>
          <table:table-cell office:value="0.023417822122573848" office:value-type="float"/>
          <table:table-cell office:value="0.023417822122573848" office:value-type="float"/>
          <table:table-cell office:value="0.9584267199042383" office:value-type="float"/>
          <table:table-cell office:value="28" office:value-type="float"/>
          <table:table-cell office:value="0.9434573650360107" office:value-type="float"/>
        </table:table-row>
        <table:table-row>
          <table:table-cell office:value="0.01623782575130462" office:value-type="float"/>
          <table:table-cell office:value="0.01623782575130462" office:value-type="float"/>
          <table:table-cell office:value="0.01623782575130462" office:value-type="float"/>
          <table:table-cell office:value="0.01623782575130462" office:value-type="float"/>
          <table:table-cell office:value="0.01623782575130462" office:value-type="float"/>
          <table:table-cell office:value="0.01623782575130462" office:value-type="float"/>
          <table:table-cell office:value="0.9408393924395939" office:value-type="float"/>
          <table:table-cell office:value="29" office:value-type="float"/>
          <table:table-cell office:value="-0.7179996371269226" office:value-type="float"/>
        </table:table-row>
        <table:table-row>
          <table:table-cell office:value="0.0076536226272582945" office:value-type="float"/>
          <table:table-cell office:value="0.0076536226272582945" office:value-type="float"/>
          <table:table-cell office:value="0.0076536226272582945" office:value-type="float"/>
          <table:table-cell office:value="0.0076536226272582945" office:value-type="float"/>
          <table:table-cell office:value="0.0076536226272582945" office:value-type="float"/>
          <table:table-cell office:value="0.0076536226272582945" office:value-type="float"/>
          <table:table-cell office:value="0.9198124749372751" office:value-type="float"/>
          <table:table-cell office:value="30" office:value-type="float"/>
          <table:table-cell office:value="-0.8584203124046326" office:value-type="float"/>
        </table:table-row>
        <table:table-row>
          <table:table-cell office:value="0.011683517694473261" office:value-type="float"/>
          <table:table-cell office:value="0.011683517694473261" office:value-type="float"/>
          <table:table-cell office:value="0.011683517694473261" office:value-type="float"/>
          <table:table-cell office:value="0.011683517694473261" office:value-type="float"/>
          <table:table-cell office:value="0.011683517694473261" office:value-type="float"/>
          <table:table-cell office:value="0.011683517694473261" office:value-type="float"/>
          <table:table-cell office:value="0.9296836615689108" office:value-type="float"/>
          <table:table-cell office:value="31" office:value-type="float"/>
          <table:table-cell office:value="0.4029895067214966" office:value-type="float"/>
        </table:table-row>
        <table:table-row>
          <table:table-cell office:value="0.003975794911384577" office:value-type="float"/>
          <table:table-cell office:value="0.003975794911384577" office:value-type="float"/>
          <table:table-cell office:value="0.003975794911384577" office:value-type="float"/>
          <table:table-cell office:value="0.003975794911384577" office:value-type="float"/>
          <table:table-cell office:value="0.003975794911384577" office:value-type="float"/>
          <table:table-cell office:value="0.003975794911384577" office:value-type="float"/>
          <table:table-cell office:value="0.9108036736715188" office:value-type="float"/>
          <table:table-cell office:value="32" office:value-type="float"/>
          <table:table-cell office:value="-0.7707722783088684" office:value-type="float"/>
        </table:table-row>
        <table:table-row>
          <table:table-cell office:value="-0.005791784524917609" office:value-type="float"/>
          <table:table-cell office:value="-0.005791784524917609" office:value-type="float"/>
          <table:table-cell office:value="-0.005791784524917609" office:value-type="float"/>
          <table:table-cell office:value="-0.005791784524917609" office:value-type="float"/>
          <table:table-cell office:value="-0.005791784524917609" office:value-type="float"/>
          <table:table-cell office:value="-0.005791784524917609" office:value-type="float"/>
          <table:table-cell office:value="0.8868780880304767" office:value-type="float"/>
          <table:table-cell office:value="33" office:value-type="float"/>
          <table:table-cell office:value="-0.9767579436302185" office:value-type="float"/>
        </table:table-row>
        <table:table-row>
          <table:table-cell office:value="-0.008617722988128669" office:value-type="float"/>
          <table:table-cell office:value="-0.008617722988128669" office:value-type="float"/>
          <table:table-cell office:value="-0.008617722988128669" office:value-type="float"/>
          <table:table-cell office:value="-0.008617722988128669" office:value-type="float"/>
          <table:table-cell office:value="-0.008617722988128669" office:value-type="float"/>
          <table:table-cell office:value="-0.008617722988128669" office:value-type="float"/>
          <table:table-cell office:value="0.8799559807511048" office:value-type="float"/>
          <table:table-cell office:value="34" office:value-type="float"/>
          <table:table-cell office:value="-0.28259384632110596" office:value-type="float"/>
        </table:table-row>
        <table:table-row>
          <table:table-cell office:value="-0.006098115444183356" office:value-type="float"/>
          <table:table-cell office:value="-0.006098115444183356" office:value-type="float"/>
          <table:table-cell office:value="-0.006098115444183356" office:value-type="float"/>
          <table:table-cell office:value="-0.006098115444183356" office:value-type="float"/>
          <table:table-cell office:value="-0.006098115444183356" office:value-type="float"/>
          <table:table-cell office:value="-0.006098115444183356" office:value-type="float"/>
          <table:table-cell office:value="0.886127733585838" office:value-type="float"/>
          <table:table-cell office:value="35" office:value-type="float"/>
          <table:table-cell office:value="0.25196075439453125" office:value-type="float"/>
        </table:table-row>
        <table:table-row>
          <table:table-cell office:value="0.002441782951354974" office:value-type="float"/>
          <table:table-cell office:value="0.002441782951354974" office:value-type="float"/>
          <table:table-cell office:value="0.002441782951354974" office:value-type="float"/>
          <table:table-cell office:value="0.002441782951354974" office:value-type="float"/>
          <table:table-cell office:value="0.002441782951354974" office:value-type="float"/>
          <table:table-cell office:value="0.002441782951354974" office:value-type="float"/>
          <table:table-cell office:value="0.9070461271101196" office:value-type="float"/>
          <table:table-cell office:value="36" office:value-type="float"/>
          <table:table-cell office:value="0.853989839553833" office:value-type="float"/>
        </table:table-row>
        <table:table-row>
          <table:table-cell office:value="0.0008019822835922175" office:value-type="float"/>
          <table:table-cell office:value="0.0008019822835922175" office:value-type="float"/>
          <table:table-cell office:value="0.0008019822835922175" office:value-type="float"/>
          <table:table-cell office:value="0.0008019822835922175" office:value-type="float"/>
          <table:table-cell office:value="0.0008019822835922175" office:value-type="float"/>
          <table:table-cell office:value="0.0008019822835922175" office:value-type="float"/>
          <table:table-cell office:value="0.9030294521942257" office:value-type="float"/>
          <table:table-cell office:value="37" office:value-type="float"/>
          <table:table-cell office:value="-0.16398006677627563" office:value-type="float"/>
        </table:table-row>
        <table:table-row>
          <table:table-cell office:value="-0.0013814347982406684" office:value-type="float"/>
          <table:table-cell office:value="-0.0013814347982406684" office:value-type="float"/>
          <table:table-cell office:value="-0.0013814347982406684" office:value-type="float"/>
          <table:table-cell office:value="-0.0013814347982406684" office:value-type="float"/>
          <table:table-cell office:value="-0.0013814347982406684" office:value-type="float"/>
          <table:table-cell office:value="-0.0013814347982406684" office:value-type="float"/>
          <table:table-cell office:value="0.8976811944480585" office:value-type="float"/>
          <table:table-cell office:value="38" office:value-type="float"/>
          <table:table-cell office:value="-0.21834170818328857" office:value-type="float"/>
        </table:table-row>
        <table:table-row>
          <table:table-cell office:value="-0.007803128361701972" office:value-type="float"/>
          <table:table-cell office:value="-0.007803128361701972" office:value-type="float"/>
          <table:table-cell office:value="-0.007803128361701972" office:value-type="float"/>
          <table:table-cell office:value="-0.007803128361701972" office:value-type="float"/>
          <table:table-cell office:value="-0.007803128361701972" office:value-type="float"/>
          <table:table-cell office:value="-0.007803128361701972" office:value-type="float"/>
          <table:table-cell office:value="0.8819513219330632" office:value-type="float"/>
          <table:table-cell office:value="39" office:value-type="float"/>
          <table:table-cell office:value="-0.6421693563461304" office:value-type="float"/>
        </table:table-row>
        <table:table-row>
          <table:table-cell office:value="-0.013896268010139472" office:value-type="float"/>
          <table:table-cell office:value="-0.013896268010139472" office:value-type="float"/>
          <table:table-cell office:value="-0.013896268010139472" office:value-type="float"/>
          <table:table-cell office:value="-0.013896268010139472" office:value-type="float"/>
          <table:table-cell office:value="-0.013896268010139472" office:value-type="float"/>
          <table:table-cell office:value="-0.013896268010139472" office:value-type="float"/>
          <table:table-cell office:value="0.8670262388628701" office:value-type="float"/>
          <table:table-cell office:value="40" office:value-type="float"/>
          <table:table-cell office:value="-0.60931396484375" office:value-type="float"/>
        </table:table-row>
        <table:table-row>
          <table:table-cell office:value="-0.017631502747535714" office:value-type="float"/>
          <table:table-cell office:value="-0.017631502747535714" office:value-type="float"/>
          <table:table-cell office:value="-0.017631502747535714" office:value-type="float"/>
          <table:table-cell office:value="-0.017631502747535714" office:value-type="float"/>
          <table:table-cell office:value="-0.017631502747535714" office:value-type="float"/>
          <table:table-cell office:value="-0.017631502747535714" office:value-type="float"/>
          <table:table-cell office:value="0.8578768196867306" office:value-type="float"/>
          <table:table-cell office:value="41" office:value-type="float"/>
          <table:table-cell office:value="-0.373523473739624" office:value-type="float"/>
        </table:table-row>
        <table:table-row>
          <table:table-cell office:value="-0.0184448927640915" office:value-type="float"/>
          <table:table-cell office:value="-0.0184448927640915" office:value-type="float"/>
          <table:table-cell office:value="-0.0184448927640915" office:value-type="float"/>
          <table:table-cell office:value="-0.0184448927640915" office:value-type="float"/>
          <table:table-cell office:value="-0.0184448927640915" office:value-type="float"/>
          <table:table-cell office:value="-0.0184448927640915" office:value-type="float"/>
          <table:table-cell office:value="0.855884429184295" office:value-type="float"/>
          <table:table-cell office:value="42" office:value-type="float"/>
          <table:table-cell office:value="-0.08133900165557861" office:value-type="float"/>
        </table:table-row>
        <table:table-row>
          <table:table-cell office:value="-0.014980620741844185" office:value-type="float"/>
          <table:table-cell office:value="-0.014980620741844185" office:value-type="float"/>
          <table:table-cell office:value="-0.014980620741844185" office:value-type="float"/>
          <table:table-cell office:value="-0.014980620741844185" office:value-type="float"/>
          <table:table-cell office:value="-0.014980620741844185" office:value-type="float"/>
          <table:table-cell office:value="-0.014980620741844185" office:value-type="float"/>
          <table:table-cell office:value="0.8643701279690005" office:value-type="float"/>
          <table:table-cell office:value="43" office:value-type="float"/>
          <table:table-cell office:value="0.34642720222473145" office:value-type="float"/>
        </table:table-row>
        <table:table-row>
          <table:table-cell office:value="-0.0084301644563675" office:value-type="float"/>
          <table:table-cell office:value="-0.0084301644563675" office:value-type="float"/>
          <table:table-cell office:value="-0.0084301644563675" office:value-type="float"/>
          <table:table-cell office:value="-0.0084301644563675" office:value-type="float"/>
          <table:table-cell office:value="-0.0084301644563675" office:value-type="float"/>
          <table:table-cell office:value="-0.0084301644563675" office:value-type="float"/>
          <table:table-cell office:value="0.8804154034508253" office:value-type="float"/>
          <table:table-cell office:value="44" office:value-type="float"/>
          <table:table-cell office:value="0.6550456285476685" office:value-type="float"/>
        </table:table-row>
        <table:table-row>
          <table:table-cell office:value="-0.01037019610404969" office:value-type="float"/>
          <table:table-cell office:value="-0.01037019610404969" office:value-type="float"/>
          <table:table-cell office:value="-0.01037019610404969" office:value-type="float"/>
          <table:table-cell office:value="-0.01037019610404969" office:value-type="float"/>
          <table:table-cell office:value="-0.01037019610404969" office:value-type="float"/>
          <table:table-cell office:value="-0.01037019610404969" office:value-type="float"/>
          <table:table-cell office:value="0.8756633158291529" office:value-type="float"/>
          <table:table-cell office:value="45" office:value-type="float"/>
          <table:table-cell office:value="-0.194003164768219" office:value-type="float"/>
        </table:table-row>
        <table:table-row>
          <table:table-cell office:value="-0.015493317246437082" office:value-type="float"/>
          <table:table-cell office:value="-0.015493317246437082" office:value-type="float"/>
          <table:table-cell office:value="-0.015493317246437082" office:value-type="float"/>
          <table:table-cell office:value="-0.015493317246437082" office:value-type="float"/>
          <table:table-cell office:value="-0.015493317246437082" office:value-type="float"/>
          <table:table-cell office:value="-0.015493317246437082" office:value-type="float"/>
          <table:table-cell office:value="0.8631142831398394" office:value-type="float"/>
          <table:table-cell office:value="46" office:value-type="float"/>
          <table:table-cell office:value="-0.512312114238739" office:value-type="float"/>
        </table:table-row>
        <table:table-row>
          <table:table-cell office:value="-0.013995184302330026" office:value-type="float"/>
          <table:table-cell office:value="-0.013995184302330026" office:value-type="float"/>
          <table:table-cell office:value="-0.013995184302330026" office:value-type="float"/>
          <table:table-cell office:value="-0.013995184302330026" office:value-type="float"/>
          <table:table-cell office:value="-0.013995184302330026" office:value-type="float"/>
          <table:table-cell office:value="-0.013995184302330026" office:value-type="float"/>
          <table:table-cell office:value="0.8667839444197551" office:value-type="float"/>
          <table:table-cell office:value="47" office:value-type="float"/>
          <table:table-cell office:value="0.14981329441070557" office:value-type="float"/>
        </table:table-row>
        <table:table-row>
          <table:table-cell office:value="-0.004799422621726999" office:value-type="float"/>
          <table:table-cell office:value="-0.004799422621726999" office:value-type="float"/>
          <table:table-cell office:value="-0.004799422621726999" office:value-type="float"/>
          <table:table-cell office:value="-0.004799422621726999" office:value-type="float"/>
          <table:table-cell office:value="-0.004799422621726999" office:value-type="float"/>
          <table:table-cell office:value="-0.004799422621726999" office:value-type="float"/>
          <table:table-cell office:value="0.8893088683334709" office:value-type="float"/>
          <table:table-cell office:value="48" office:value-type="float"/>
          <table:table-cell office:value="0.9195761680603027" office:value-type="float"/>
        </table:table-row>
        <table:table-row>
          <table:table-cell office:value="-0.0027127200365066623" office:value-type="float"/>
          <table:table-cell office:value="-0.0027127200365066623" office:value-type="float"/>
          <table:table-cell office:value="-0.0027127200365066623" office:value-type="float"/>
          <table:table-cell office:value="-0.0027127200365066623" office:value-type="float"/>
          <table:table-cell office:value="-0.0027127200365066623" office:value-type="float"/>
          <table:table-cell office:value="-0.0027127200365066623" office:value-type="float"/>
          <table:table-cell office:value="0.8944202249122073" office:value-type="float"/>
          <table:table-cell office:value="49" office:value-type="float"/>
          <table:table-cell office:value="0.2086702585220337" office:value-type="float"/>
        </table:table-row>
        <table:table-row>
          <table:table-cell office:value="0.0037181061506271268" office:value-type="float"/>
          <table:table-cell office:value="0.0037181061506271268" office:value-type="float"/>
          <table:table-cell office:value="0.0037181061506271268" office:value-type="float"/>
          <table:table-cell office:value="0.0037181061506271268" office:value-type="float"/>
          <table:table-cell office:value="0.0037181061506271268" office:value-type="float"/>
          <table:table-cell office:value="0.0037181061506271268" office:value-type="float"/>
          <table:table-cell office:value="0.910172467695213" office:value-type="float"/>
          <table:table-cell office:value="50" office:value-type="float"/>
          <table:table-cell office:value="0.6430826187133789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03675460815429688" office:value-type="float"/>
          <table:table-cell office:value="-0.0003675460815429688" office:value-type="float"/>
          <table:table-cell office:value="-0.0003675460815429688" office:value-type="float"/>
          <table:table-cell office:value="-0.0003675460815429688" office:value-type="float"/>
          <table:table-cell office:value="-0.0003675460815429688" office:value-type="float"/>
          <table:table-cell office:value="-0.0003675460815429688" office:value-type="float"/>
          <table:table-cell office:value="0.922965743675738" office:value-type="float"/>
          <table:table-cell office:value="1" office:value-type="float"/>
          <table:table-cell office:value="-0.036754608154296875" office:value-type="float"/>
        </table:table-row>
        <table:table-row>
          <table:table-cell office:value="0.0001546728610992432" office:value-type="float"/>
          <table:table-cell office:value="0.0001546728610992432" office:value-type="float"/>
          <table:table-cell office:value="0.0001546728610992432" office:value-type="float"/>
          <table:table-cell office:value="0.0001546728610992432" office:value-type="float"/>
          <table:table-cell office:value="0.0001546728610992432" office:value-type="float"/>
          <table:table-cell office:value="0.0001546728610992432" office:value-type="float"/>
          <table:table-cell office:value="0.9216865737322488" office:value-type="float"/>
          <table:table-cell office:value="2" office:value-type="float"/>
          <table:table-cell office:value="0.05222189426422119" office:value-type="float"/>
        </table:table-row>
        <table:table-row>
          <table:table-cell office:value="0.0018785059452056884" office:value-type="float"/>
          <table:table-cell office:value="0.0018785059452056884" office:value-type="float"/>
          <table:table-cell office:value="0.0018785059452056884" office:value-type="float"/>
          <table:table-cell office:value="0.0018785059452056884" office:value-type="float"/>
          <table:table-cell office:value="0.0018785059452056884" office:value-type="float"/>
          <table:table-cell office:value="0.0018785059452056884" office:value-type="float"/>
          <table:table-cell office:value="0.9174640622744598" office:value-type="float"/>
          <table:table-cell office:value="3" office:value-type="float"/>
          <table:table-cell office:value="0.17238330841064453" office:value-type="float"/>
        </table:table-row>
        <table:table-row>
          <table:table-cell office:value="0.009729458093643189" office:value-type="float"/>
          <table:table-cell office:value="0.009729458093643189" office:value-type="float"/>
          <table:table-cell office:value="0.009729458093643189" office:value-type="float"/>
          <table:table-cell office:value="0.009729458093643189" office:value-type="float"/>
          <table:table-cell office:value="0.009729458093643189" office:value-type="float"/>
          <table:table-cell office:value="0.009729458093643189" office:value-type="float"/>
          <table:table-cell office:value="0.8982332355157806" office:value-type="float"/>
          <table:table-cell office:value="4" office:value-type="float"/>
          <table:table-cell office:value="0.78509521484375" office:value-type="float"/>
        </table:table-row>
        <table:table-row>
          <table:table-cell office:value="0.010645710229873658" office:value-type="float"/>
          <table:table-cell office:value="0.010645710229873658" office:value-type="float"/>
          <table:table-cell office:value="0.010645710229873658" office:value-type="float"/>
          <table:table-cell office:value="0.010645710229873658" office:value-type="float"/>
          <table:table-cell office:value="0.010645710229873658" office:value-type="float"/>
          <table:table-cell office:value="0.010645710229873658" office:value-type="float"/>
          <table:table-cell office:value="0.8959888853062808" office:value-type="float"/>
          <table:table-cell office:value="5" office:value-type="float"/>
          <table:table-cell office:value="0.09162521362304688" office:value-type="float"/>
        </table:table-row>
        <table:table-row>
          <table:table-cell office:value="0.0006951624155044564" office:value-type="float"/>
          <table:table-cell office:value="0.0006951624155044564" office:value-type="float"/>
          <table:table-cell office:value="0.0006951624155044564" office:value-type="float"/>
          <table:table-cell office:value="0.0006951624155044564" office:value-type="float"/>
          <table:table-cell office:value="0.0006951624155044564" office:value-type="float"/>
          <table:table-cell office:value="0.0006951624155044564" office:value-type="float"/>
          <table:table-cell office:value="0.9203626501126518" office:value-type="float"/>
          <table:table-cell office:value="6" office:value-type="float"/>
          <table:table-cell office:value="-0.9950547814369202" office:value-type="float"/>
        </table:table-row>
        <table:table-row>
          <table:table-cell office:value="-0.005088220834732055" office:value-type="float"/>
          <table:table-cell office:value="-0.005088220834732055" office:value-type="float"/>
          <table:table-cell office:value="-0.005088220834732055" office:value-type="float"/>
          <table:table-cell office:value="-0.005088220834732055" office:value-type="float"/>
          <table:table-cell office:value="-0.005088220834732055" office:value-type="float"/>
          <table:table-cell office:value="-0.005088220834732055" office:value-type="float"/>
          <table:table-cell office:value="0.9345289880626901" office:value-type="float"/>
          <table:table-cell office:value="7" office:value-type="float"/>
          <table:table-cell office:value="-0.5783383250236511" office:value-type="float"/>
        </table:table-row>
        <table:table-row>
          <table:table-cell office:value="0.002794266939163209" office:value-type="float"/>
          <table:table-cell office:value="0.002794266939163209" office:value-type="float"/>
          <table:table-cell office:value="0.002794266939163209" office:value-type="float"/>
          <table:table-cell office:value="0.002794266939163209" office:value-type="float"/>
          <table:table-cell office:value="0.002794266939163209" office:value-type="float"/>
          <table:table-cell office:value="0.002794266939163209" office:value-type="float"/>
          <table:table-cell office:value="0.9152209151129199" office:value-type="float"/>
          <table:table-cell office:value="8" office:value-type="float"/>
          <table:table-cell office:value="0.7882487773895264" office:value-type="float"/>
        </table:table-row>
        <table:table-row>
          <table:table-cell office:value="0.0017769825458526622" office:value-type="float"/>
          <table:table-cell office:value="0.0017769825458526622" office:value-type="float"/>
          <table:table-cell office:value="0.0017769825458526622" office:value-type="float"/>
          <table:table-cell office:value="0.0017769825458526622" office:value-type="float"/>
          <table:table-cell office:value="0.0017769825458526622" office:value-type="float"/>
          <table:table-cell office:value="0.0017769825458526622" office:value-type="float"/>
          <table:table-cell office:value="0.9177127427998275" office:value-type="float"/>
          <table:table-cell office:value="9" office:value-type="float"/>
          <table:table-cell office:value="-0.10172843933105469" office:value-type="float"/>
        </table:table-row>
        <table:table-row>
          <table:table-cell office:value="-0.003968001008033751" office:value-type="float"/>
          <table:table-cell office:value="-0.003968001008033751" office:value-type="float"/>
          <table:table-cell office:value="-0.003968001008033751" office:value-type="float"/>
          <table:table-cell office:value="-0.003968001008033751" office:value-type="float"/>
          <table:table-cell office:value="-0.003968001008033751" office:value-type="float"/>
          <table:table-cell office:value="-0.003968001008033751" office:value-type="float"/>
          <table:table-cell office:value="0.9317850210875304" office:value-type="float"/>
          <table:table-cell office:value="10" office:value-type="float"/>
          <table:table-cell office:value="-0.5744983553886414" office:value-type="float"/>
        </table:table-row>
        <table:table-row>
          <table:table-cell office:value="-0.003985591530799864" office:value-type="float"/>
          <table:table-cell office:value="-0.003985591530799864" office:value-type="float"/>
          <table:table-cell office:value="-0.003985591530799864" office:value-type="float"/>
          <table:table-cell office:value="-0.003985591530799864" office:value-type="float"/>
          <table:table-cell office:value="-0.003985591530799864" office:value-type="float"/>
          <table:table-cell office:value="-0.003985591530799864" office:value-type="float"/>
          <table:table-cell office:value="0.9318281088926161" office:value-type="float"/>
          <table:table-cell office:value="11" office:value-type="float"/>
          <table:table-cell office:value="-0.0017590522766113281" office:value-type="float"/>
        </table:table-row>
        <table:table-row>
          <table:table-cell office:value="-0.0039057201147079455" office:value-type="float"/>
          <table:table-cell office:value="-0.0039057201147079455" office:value-type="float"/>
          <table:table-cell office:value="-0.0039057201147079455" office:value-type="float"/>
          <table:table-cell office:value="-0.0039057201147079455" office:value-type="float"/>
          <table:table-cell office:value="-0.0039057201147079455" office:value-type="float"/>
          <table:table-cell office:value="-0.0039057201147079455" office:value-type="float"/>
          <table:table-cell office:value="0.9316324646781574" office:value-type="float"/>
          <table:table-cell office:value="12" office:value-type="float"/>
          <table:table-cell office:value="0.007987141609191895" office:value-type="float"/>
        </table:table-row>
        <table:table-row>
          <table:table-cell office:value="-0.0005546706914901721" office:value-type="float"/>
          <table:table-cell office:value="-0.0005546706914901721" office:value-type="float"/>
          <table:table-cell office:value="-0.0005546706914901721" office:value-type="float"/>
          <table:table-cell office:value="-0.0005546706914901721" office:value-type="float"/>
          <table:table-cell office:value="-0.0005546706914901721" office:value-type="float"/>
          <table:table-cell office:value="-0.0005546706914901721" office:value-type="float"/>
          <table:table-cell office:value="0.923424103488426" office:value-type="float"/>
          <table:table-cell office:value="13" office:value-type="float"/>
          <table:table-cell office:value="0.33510494232177734" office:value-type="float"/>
        </table:table-row>
        <table:table-row>
          <table:table-cell office:value="-0.009395281672477721" office:value-type="float"/>
          <table:table-cell office:value="-0.009395281672477721" office:value-type="float"/>
          <table:table-cell office:value="-0.009395281672477721" office:value-type="float"/>
          <table:table-cell office:value="-0.009395281672477721" office:value-type="float"/>
          <table:table-cell office:value="-0.009395281672477721" office:value-type="float"/>
          <table:table-cell office:value="-0.009395281672477721" office:value-type="float"/>
          <table:table-cell office:value="0.9450790894062913" office:value-type="float"/>
          <table:table-cell office:value="14" office:value-type="float"/>
          <table:table-cell office:value="-0.8840610980987549" office:value-type="float"/>
        </table:table-row>
        <table:table-row>
          <table:table-cell office:value="-0.016316163539886474" office:value-type="float"/>
          <table:table-cell office:value="-0.016316163539886474" office:value-type="float"/>
          <table:table-cell office:value="-0.016316163539886474" office:value-type="float"/>
          <table:table-cell office:value="-0.016316163539886474" office:value-type="float"/>
          <table:table-cell office:value="-0.016316163539886474" office:value-type="float"/>
          <table:table-cell office:value="-0.016316163539886474" office:value-type="float"/>
          <table:table-cell office:value="0.9620317185515231" office:value-type="float"/>
          <table:table-cell office:value="15" office:value-type="float"/>
          <table:table-cell office:value="-0.6920881867408752" office:value-type="float"/>
        </table:table-row>
        <table:table-row>
          <table:table-cell office:value="-0.012569042444229125" office:value-type="float"/>
          <table:table-cell office:value="-0.012569042444229125" office:value-type="float"/>
          <table:table-cell office:value="-0.012569042444229125" office:value-type="float"/>
          <table:table-cell office:value="-0.012569042444229125" office:value-type="float"/>
          <table:table-cell office:value="-0.012569042444229125" office:value-type="float"/>
          <table:table-cell office:value="-0.012569042444229125" office:value-type="float"/>
          <table:table-cell office:value="0.952853183862744" office:value-type="float"/>
          <table:table-cell office:value="16" office:value-type="float"/>
          <table:table-cell office:value="0.37471210956573486" office:value-type="float"/>
        </table:table-row>
        <table:table-row>
          <table:table-cell office:value="-0.017422250509262084" office:value-type="float"/>
          <table:table-cell office:value="-0.017422250509262084" office:value-type="float"/>
          <table:table-cell office:value="-0.017422250509262084" office:value-type="float"/>
          <table:table-cell office:value="-0.017422250509262084" office:value-type="float"/>
          <table:table-cell office:value="-0.017422250509262084" office:value-type="float"/>
          <table:table-cell office:value="-0.017422250509262084" office:value-type="float"/>
          <table:table-cell office:value="0.9647410672376349" office:value-type="float"/>
          <table:table-cell office:value="17" office:value-type="float"/>
          <table:table-cell office:value="-0.4853208065032959" office:value-type="float"/>
        </table:table-row>
        <table:table-row>
          <table:table-cell office:value="-0.013980262279510497" office:value-type="float"/>
          <table:table-cell office:value="-0.013980262279510497" office:value-type="float"/>
          <table:table-cell office:value="-0.013980262279510497" office:value-type="float"/>
          <table:table-cell office:value="-0.013980262279510497" office:value-type="float"/>
          <table:table-cell office:value="-0.013980262279510497" office:value-type="float"/>
          <table:table-cell office:value="-0.013980262279510497" office:value-type="float"/>
          <table:table-cell office:value="0.9563099523740779" office:value-type="float"/>
          <table:table-cell office:value="18" office:value-type="float"/>
          <table:table-cell office:value="0.3441988229751587" office:value-type="float"/>
        </table:table-row>
        <table:table-row>
          <table:table-cell office:value="-0.009653341770172116" office:value-type="float"/>
          <table:table-cell office:value="-0.009653341770172116" office:value-type="float"/>
          <table:table-cell office:value="-0.009653341770172116" office:value-type="float"/>
          <table:table-cell office:value="-0.009653341770172116" office:value-type="float"/>
          <table:table-cell office:value="-0.009653341770172116" office:value-type="float"/>
          <table:table-cell office:value="-0.009653341770172116" office:value-type="float"/>
          <table:table-cell office:value="0.9457112049686154" office:value-type="float"/>
          <table:table-cell office:value="19" office:value-type="float"/>
          <table:table-cell office:value="0.4326920509338379" office:value-type="float"/>
        </table:table-row>
        <table:table-row>
          <table:table-cell office:value="-0.014762043356895444" office:value-type="float"/>
          <table:table-cell office:value="-0.014762043356895444" office:value-type="float"/>
          <table:table-cell office:value="-0.014762043356895444" office:value-type="float"/>
          <table:table-cell office:value="-0.014762043356895444" office:value-type="float"/>
          <table:table-cell office:value="-0.014762043356895444" office:value-type="float"/>
          <table:table-cell office:value="-0.014762043356895444" office:value-type="float"/>
          <table:table-cell office:value="0.9582249171042343" office:value-type="float"/>
          <table:table-cell office:value="20" office:value-type="float"/>
          <table:table-cell office:value="-0.5108701586723328" office:value-type="float"/>
        </table:table-row>
        <table:table-row>
          <table:table-cell office:value="-0.0089899867773056" office:value-type="float"/>
          <table:table-cell office:value="-0.0089899867773056" office:value-type="float"/>
          <table:table-cell office:value="-0.0089899867773056" office:value-type="float"/>
          <table:table-cell office:value="-0.0089899867773056" office:value-type="float"/>
          <table:table-cell office:value="-0.0089899867773056" office:value-type="float"/>
          <table:table-cell office:value="-0.0089899867773056" office:value-type="float"/>
          <table:table-cell office:value="0.9440863237177648" office:value-type="float"/>
          <table:table-cell office:value="21" office:value-type="float"/>
          <table:table-cell office:value="0.5772056579589844" office:value-type="float"/>
        </table:table-row>
        <table:table-row>
          <table:table-cell office:value="-0.017459969520568844" office:value-type="float"/>
          <table:table-cell office:value="-0.017459969520568844" office:value-type="float"/>
          <table:table-cell office:value="-0.017459969520568844" office:value-type="float"/>
          <table:table-cell office:value="-0.017459969520568844" office:value-type="float"/>
          <table:table-cell office:value="-0.017459969520568844" office:value-type="float"/>
          <table:table-cell office:value="-0.017459969520568844" office:value-type="float"/>
          <table:table-cell office:value="0.9648334595689386" office:value-type="float"/>
          <table:table-cell office:value="22" office:value-type="float"/>
          <table:table-cell office:value="-0.8469982743263245" office:value-type="float"/>
        </table:table-row>
        <table:table-row>
          <table:table-cell office:value="-0.00835360765457153" office:value-type="float"/>
          <table:table-cell office:value="-0.00835360765457153" office:value-type="float"/>
          <table:table-cell office:value="-0.00835360765457153" office:value-type="float"/>
          <table:table-cell office:value="-0.00835360765457153" office:value-type="float"/>
          <table:table-cell office:value="-0.00835360765457153" office:value-type="float"/>
          <table:table-cell office:value="-0.00835360765457153" office:value-type="float"/>
          <table:table-cell office:value="0.9425275195841063" office:value-type="float"/>
          <table:table-cell office:value="23" office:value-type="float"/>
          <table:table-cell office:value="0.9106361865997314" office:value-type="float"/>
        </table:table-row>
        <table:table-row>
          <table:table-cell office:value="-0.008786523342132565" office:value-type="float"/>
          <table:table-cell office:value="-0.008786523342132565" office:value-type="float"/>
          <table:table-cell office:value="-0.008786523342132565" office:value-type="float"/>
          <table:table-cell office:value="-0.008786523342132565" office:value-type="float"/>
          <table:table-cell office:value="-0.008786523342132565" office:value-type="float"/>
          <table:table-cell office:value="-0.008786523342132565" office:value-type="float"/>
          <table:table-cell office:value="0.9435879421202771" office:value-type="float"/>
          <table:table-cell office:value="24" office:value-type="float"/>
          <table:table-cell office:value="-0.043291568756103516" office:value-type="float"/>
        </table:table-row>
        <table:table-row>
          <table:table-cell office:value="-0.014136024117469784" office:value-type="float"/>
          <table:table-cell office:value="-0.014136024117469784" office:value-type="float"/>
          <table:table-cell office:value="-0.014136024117469784" office:value-type="float"/>
          <table:table-cell office:value="-0.014136024117469784" office:value-type="float"/>
          <table:table-cell office:value="-0.014136024117469784" office:value-type="float"/>
          <table:table-cell office:value="-0.014136024117469784" office:value-type="float"/>
          <table:table-cell office:value="0.9566914893984763" office:value-type="float"/>
          <table:table-cell office:value="25" office:value-type="float"/>
          <table:table-cell office:value="-0.5349500775337219" office:value-type="float"/>
        </table:table-row>
        <table:table-row>
          <table:table-cell office:value="-0.009448621869087216" office:value-type="float"/>
          <table:table-cell office:value="-0.009448621869087216" office:value-type="float"/>
          <table:table-cell office:value="-0.009448621869087216" office:value-type="float"/>
          <table:table-cell office:value="-0.009448621869087216" office:value-type="float"/>
          <table:table-cell office:value="-0.009448621869087216" office:value-type="float"/>
          <table:table-cell office:value="-0.009448621869087216" office:value-type="float"/>
          <table:table-cell office:value="0.9452097456707643" office:value-type="float"/>
          <table:table-cell office:value="26" office:value-type="float"/>
          <table:table-cell office:value="0.46874022483825684" office:value-type="float"/>
        </table:table-row>
        <table:table-row>
          <table:table-cell office:value="-0.0017243248224258394" office:value-type="float"/>
          <table:table-cell office:value="-0.0017243248224258394" office:value-type="float"/>
          <table:table-cell office:value="-0.0017243248224258394" office:value-type="float"/>
          <table:table-cell office:value="-0.0017243248224258394" office:value-type="float"/>
          <table:table-cell office:value="-0.0017243248224258394" office:value-type="float"/>
          <table:table-cell office:value="-0.0017243248224258394" office:value-type="float"/>
          <table:table-cell office:value="0.9262891592847569" office:value-type="float"/>
          <table:table-cell office:value="27" office:value-type="float"/>
          <table:table-cell office:value="0.7724297046661377" office:value-type="float"/>
        </table:table-row>
        <table:table-row>
          <table:table-cell office:value="-0.004802849292755124" office:value-type="float"/>
          <table:table-cell office:value="-0.004802849292755124" office:value-type="float"/>
          <table:table-cell office:value="-0.004802849292755124" office:value-type="float"/>
          <table:table-cell office:value="-0.004802849292755124" office:value-type="float"/>
          <table:table-cell office:value="-0.004802849292755124" office:value-type="float"/>
          <table:table-cell office:value="-0.004802849292755124" office:value-type="float"/>
          <table:table-cell office:value="0.9338299733977354" office:value-type="float"/>
          <table:table-cell office:value="28" office:value-type="float"/>
          <table:table-cell office:value="-0.30785244703292847" office:value-type="float"/>
        </table:table-row>
        <table:table-row>
          <table:table-cell office:value="0.0001663625240325966" office:value-type="float"/>
          <table:table-cell office:value="0.0001663625240325966" office:value-type="float"/>
          <table:table-cell office:value="0.0001663625240325966" office:value-type="float"/>
          <table:table-cell office:value="0.0001663625240325966" office:value-type="float"/>
          <table:table-cell office:value="0.0001663625240325966" office:value-type="float"/>
          <table:table-cell office:value="0.0001663625240325966" office:value-type="float"/>
          <table:table-cell office:value="0.921657940022797" office:value-type="float"/>
          <table:table-cell office:value="29" office:value-type="float"/>
          <table:table-cell office:value="0.496921181678772" office:value-type="float"/>
        </table:table-row>
        <table:table-row>
          <table:table-cell office:value="0.007255316972732548" office:value-type="float"/>
          <table:table-cell office:value="0.007255316972732548" office:value-type="float"/>
          <table:table-cell office:value="0.007255316972732548" office:value-type="float"/>
          <table:table-cell office:value="0.007255316972732548" office:value-type="float"/>
          <table:table-cell office:value="0.007255316972732548" office:value-type="float"/>
          <table:table-cell office:value="0.007255316972732548" office:value-type="float"/>
          <table:table-cell office:value="0.9042936188136492" office:value-type="float"/>
          <table:table-cell office:value="30" office:value-type="float"/>
          <table:table-cell office:value="0.7088954448699951" office:value-type="float"/>
        </table:table-row>
        <table:table-row>
          <table:table-cell office:value="0.009251880645751956" office:value-type="float"/>
          <table:table-cell office:value="0.009251880645751956" office:value-type="float"/>
          <table:table-cell office:value="0.009251880645751956" office:value-type="float"/>
          <table:table-cell office:value="0.009251880645751956" office:value-type="float"/>
          <table:table-cell office:value="0.009251880645751956" office:value-type="float"/>
          <table:table-cell office:value="0.009251880645751956" office:value-type="float"/>
          <table:table-cell office:value="0.8994030565757747" office:value-type="float"/>
          <table:table-cell office:value="31" office:value-type="float"/>
          <table:table-cell office:value="0.19965636730194092" office:value-type="float"/>
        </table:table-row>
        <table:table-row>
          <table:table-cell office:value="0.010345101356506351" office:value-type="float"/>
          <table:table-cell office:value="0.010345101356506351" office:value-type="float"/>
          <table:table-cell office:value="0.010345101356506351" office:value-type="float"/>
          <table:table-cell office:value="0.010345101356506351" office:value-type="float"/>
          <table:table-cell office:value="0.010345101356506351" office:value-type="float"/>
          <table:table-cell office:value="0.010345101356506351" office:value-type="float"/>
          <table:table-cell office:value="0.8967252236581837" office:value-type="float"/>
          <table:table-cell office:value="32" office:value-type="float"/>
          <table:table-cell office:value="0.10932207107543945" office:value-type="float"/>
        </table:table-row>
        <table:table-row>
          <table:table-cell office:value="0.01676193237304688" office:value-type="float"/>
          <table:table-cell office:value="0.01676193237304688" office:value-type="float"/>
          <table:table-cell office:value="0.01676193237304688" office:value-type="float"/>
          <table:table-cell office:value="0.01676193237304688" office:value-type="float"/>
          <table:table-cell office:value="0.01676193237304688" office:value-type="float"/>
          <table:table-cell office:value="0.01676193237304688" office:value-type="float"/>
          <table:table-cell office:value="0.8810072619019947" office:value-type="float"/>
          <table:table-cell office:value="33" office:value-type="float"/>
          <table:table-cell office:value="0.6416831016540527" office:value-type="float"/>
        </table:table-row>
        <table:table-row>
          <table:table-cell office:value="0.01830182433128357" office:value-type="float"/>
          <table:table-cell office:value="0.01830182433128357" office:value-type="float"/>
          <table:table-cell office:value="0.01830182433128357" office:value-type="float"/>
          <table:table-cell office:value="0.01830182433128357" office:value-type="float"/>
          <table:table-cell office:value="0.01830182433128357" office:value-type="float"/>
          <table:table-cell office:value="0.01830182433128357" office:value-type="float"/>
          <table:table-cell office:value="0.8772353123452996" office:value-type="float"/>
          <table:table-cell office:value="34" office:value-type="float"/>
          <table:table-cell office:value="0.15398919582366943" office:value-type="float"/>
        </table:table-row>
        <table:table-row>
          <table:table-cell office:value="0.015925942063331606" office:value-type="float"/>
          <table:table-cell office:value="0.015925942063331606" office:value-type="float"/>
          <table:table-cell office:value="0.015925942063331606" office:value-type="float"/>
          <table:table-cell office:value="0.015925942063331606" office:value-type="float"/>
          <table:table-cell office:value="0.015925942063331606" office:value-type="float"/>
          <table:table-cell office:value="0.015925942063331606" office:value-type="float"/>
          <table:table-cell office:value="0.8830550115907084" office:value-type="float"/>
          <table:table-cell office:value="35" office:value-type="float"/>
          <table:table-cell office:value="-0.23758822679519653" office:value-type="float"/>
        </table:table-row>
        <table:table-row>
          <table:table-cell office:value="0.01897434890270233" office:value-type="float"/>
          <table:table-cell office:value="0.01897434890270233" office:value-type="float"/>
          <table:table-cell office:value="0.01897434890270233" office:value-type="float"/>
          <table:table-cell office:value="0.01897434890270233" office:value-type="float"/>
          <table:table-cell office:value="0.01897434890270233" office:value-type="float"/>
          <table:table-cell office:value="0.01897434890270233" office:value-type="float"/>
          <table:table-cell office:value="0.8755879703058398" office:value-type="float"/>
          <table:table-cell office:value="36" office:value-type="float"/>
          <table:table-cell office:value="0.30484068393707275" office:value-type="float"/>
        </table:table-row>
        <table:table-row>
          <table:table-cell office:value="0.018980018496513366" office:value-type="float"/>
          <table:table-cell office:value="0.018980018496513366" office:value-type="float"/>
          <table:table-cell office:value="0.018980018496513366" office:value-type="float"/>
          <table:table-cell office:value="0.018980018496513366" office:value-type="float"/>
          <table:table-cell office:value="0.018980018496513366" office:value-type="float"/>
          <table:table-cell office:value="0.018980018496513366" office:value-type="float"/>
          <table:table-cell office:value="0.8755740826939539" office:value-type="float"/>
          <table:table-cell office:value="37" office:value-type="float"/>
          <table:table-cell office:value="0.0005669593811035156" office:value-type="float"/>
        </table:table-row>
        <table:table-row>
          <table:table-cell office:value="0.017715001702308653" office:value-type="float"/>
          <table:table-cell office:value="0.017715001702308653" office:value-type="float"/>
          <table:table-cell office:value="0.017715001702308653" office:value-type="float"/>
          <table:table-cell office:value="0.017715001702308653" office:value-type="float"/>
          <table:table-cell office:value="0.017715001702308653" office:value-type="float"/>
          <table:table-cell office:value="0.017715001702308653" office:value-type="float"/>
          <table:table-cell office:value="0.8786727283558068" office:value-type="float"/>
          <table:table-cell office:value="38" office:value-type="float"/>
          <table:table-cell office:value="-0.1265016794204712" office:value-type="float"/>
        </table:table-row>
        <table:table-row>
          <table:table-cell office:value="0.009416633844375608" office:value-type="float"/>
          <table:table-cell office:value="0.009416633844375608" office:value-type="float"/>
          <table:table-cell office:value="0.009416633844375608" office:value-type="float"/>
          <table:table-cell office:value="0.009416633844375608" office:value-type="float"/>
          <table:table-cell office:value="0.009416633844375608" office:value-type="float"/>
          <table:table-cell office:value="0.009416633844375608" office:value-type="float"/>
          <table:table-cell office:value="0.8989994953056554" office:value-type="float"/>
          <table:table-cell office:value="39" office:value-type="float"/>
          <table:table-cell office:value="-0.8298367857933044" office:value-type="float"/>
        </table:table-row>
        <table:table-row>
          <table:table-cell office:value="0.008072316050529478" office:value-type="float"/>
          <table:table-cell office:value="0.008072316050529478" office:value-type="float"/>
          <table:table-cell office:value="0.008072316050529478" office:value-type="float"/>
          <table:table-cell office:value="0.008072316050529478" office:value-type="float"/>
          <table:table-cell office:value="0.008072316050529478" office:value-type="float"/>
          <table:table-cell office:value="0.008072316050529478" office:value-type="float"/>
          <table:table-cell office:value="0.9022923879527224" office:value-type="float"/>
          <table:table-cell office:value="40" office:value-type="float"/>
          <table:table-cell office:value="-0.13443177938461304" office:value-type="float"/>
        </table:table-row>
        <table:table-row>
          <table:table-cell office:value="0.014151007533073422" office:value-type="float"/>
          <table:table-cell office:value="0.014151007533073422" office:value-type="float"/>
          <table:table-cell office:value="0.014151007533073422" office:value-type="float"/>
          <table:table-cell office:value="0.014151007533073422" office:value-type="float"/>
          <table:table-cell office:value="0.014151007533073422" office:value-type="float"/>
          <table:table-cell office:value="0.014151007533073422" office:value-type="float"/>
          <table:table-cell office:value="0.8874026955166875" office:value-type="float"/>
          <table:table-cell office:value="41" office:value-type="float"/>
          <table:table-cell office:value="0.6078691482543945" office:value-type="float"/>
        </table:table-row>
        <table:table-row>
          <table:table-cell office:value="0.015345762372016904" office:value-type="float"/>
          <table:table-cell office:value="0.015345762372016904" office:value-type="float"/>
          <table:table-cell office:value="0.015345762372016904" office:value-type="float"/>
          <table:table-cell office:value="0.015345762372016904" office:value-type="float"/>
          <table:table-cell office:value="0.015345762372016904" office:value-type="float"/>
          <table:table-cell office:value="0.015345762372016904" office:value-type="float"/>
          <table:table-cell office:value="0.8844761557935549" office:value-type="float"/>
          <table:table-cell office:value="42" office:value-type="float"/>
          <table:table-cell office:value="0.11947548389434814" office:value-type="float"/>
        </table:table-row>
        <table:table-row>
          <table:table-cell office:value="0.010608085989952085" office:value-type="float"/>
          <table:table-cell office:value="0.010608085989952085" office:value-type="float"/>
          <table:table-cell office:value="0.010608085989952085" office:value-type="float"/>
          <table:table-cell office:value="0.010608085989952085" office:value-type="float"/>
          <table:table-cell office:value="0.010608085989952085" office:value-type="float"/>
          <table:table-cell office:value="0.010608085989952085" office:value-type="float"/>
          <table:table-cell office:value="0.8960810454960488" office:value-type="float"/>
          <table:table-cell office:value="43" office:value-type="float"/>
          <table:table-cell office:value="-0.47376763820648193" office:value-type="float"/>
        </table:table-row>
        <table:table-row>
          <table:table-cell office:value="0.011455608010292051" office:value-type="float"/>
          <table:table-cell office:value="0.011455608010292051" office:value-type="float"/>
          <table:table-cell office:value="0.011455608010292051" office:value-type="float"/>
          <table:table-cell office:value="0.011455608010292051" office:value-type="float"/>
          <table:table-cell office:value="0.011455608010292051" office:value-type="float"/>
          <table:table-cell office:value="0.011455608010292051" office:value-type="float"/>
          <table:table-cell office:value="0.8940050490004432" office:value-type="float"/>
          <table:table-cell office:value="44" office:value-type="float"/>
          <table:table-cell office:value="0.08475220203399658" office:value-type="float"/>
        </table:table-row>
        <table:table-row>
          <table:table-cell office:value="0.016463734507560727" office:value-type="float"/>
          <table:table-cell office:value="0.016463734507560727" office:value-type="float"/>
          <table:table-cell office:value="0.016463734507560727" office:value-type="float"/>
          <table:table-cell office:value="0.016463734507560727" office:value-type="float"/>
          <table:table-cell office:value="0.016463734507560727" office:value-type="float"/>
          <table:table-cell office:value="0.016463734507560727" office:value-type="float"/>
          <table:table-cell office:value="0.8817376945148229" office:value-type="float"/>
          <table:table-cell office:value="45" office:value-type="float"/>
          <table:table-cell office:value="0.5008126497268677" office:value-type="float"/>
        </table:table-row>
        <table:table-row>
          <table:table-cell office:value="0.017963883280754087" office:value-type="float"/>
          <table:table-cell office:value="0.017963883280754087" office:value-type="float"/>
          <table:table-cell office:value="0.017963883280754087" office:value-type="float"/>
          <table:table-cell office:value="0.017963883280754087" office:value-type="float"/>
          <table:table-cell office:value="0.017963883280754087" office:value-type="float"/>
          <table:table-cell office:value="0.017963883280754087" office:value-type="float"/>
          <table:table-cell office:value="0.878063095482237" office:value-type="float"/>
          <table:table-cell office:value="46" office:value-type="float"/>
          <table:table-cell office:value="0.15001487731933594" office:value-type="float"/>
        </table:table-row>
        <table:table-row>
          <table:table-cell office:value="0.023826736807823178" office:value-type="float"/>
          <table:table-cell office:value="0.023826736807823178" office:value-type="float"/>
          <table:table-cell office:value="0.023826736807823178" office:value-type="float"/>
          <table:table-cell office:value="0.023826736807823178" office:value-type="float"/>
          <table:table-cell office:value="0.023826736807823178" office:value-type="float"/>
          <table:table-cell office:value="0.023826736807823178" office:value-type="float"/>
          <table:table-cell office:value="0.8637020959042411" office:value-type="float"/>
          <table:table-cell office:value="47" office:value-type="float"/>
          <table:table-cell office:value="0.5862853527069092" office:value-type="float"/>
        </table:table-row>
        <table:table-row>
          <table:table-cell office:value="0.022734743952751157" office:value-type="float"/>
          <table:table-cell office:value="0.022734743952751157" office:value-type="float"/>
          <table:table-cell office:value="0.022734743952751157" office:value-type="float"/>
          <table:table-cell office:value="0.022734743952751157" office:value-type="float"/>
          <table:table-cell office:value="0.022734743952751157" office:value-type="float"/>
          <table:table-cell office:value="0.022734743952751157" office:value-type="float"/>
          <table:table-cell office:value="0.8663769212019325" office:value-type="float"/>
          <table:table-cell office:value="48" office:value-type="float"/>
          <table:table-cell office:value="-0.10919928550720215" office:value-type="float"/>
        </table:table-row>
        <table:table-row>
          <table:table-cell office:value="0.017538604140281674" office:value-type="float"/>
          <table:table-cell office:value="0.017538604140281674" office:value-type="float"/>
          <table:table-cell office:value="0.017538604140281674" office:value-type="float"/>
          <table:table-cell office:value="0.017538604140281674" office:value-type="float"/>
          <table:table-cell office:value="0.017538604140281674" office:value-type="float"/>
          <table:table-cell office:value="0.017538604140281674" office:value-type="float"/>
          <table:table-cell office:value="0.8791048123746438" office:value-type="float"/>
          <table:table-cell office:value="49" office:value-type="float"/>
          <table:table-cell office:value="-0.5196139812469482" office:value-type="float"/>
        </table:table-row>
        <table:table-row>
          <table:table-cell office:value="0.023581411242485043" office:value-type="float"/>
          <table:table-cell office:value="0.023581411242485043" office:value-type="float"/>
          <table:table-cell office:value="0.023581411242485043" office:value-type="float"/>
          <table:table-cell office:value="0.023581411242485043" office:value-type="float"/>
          <table:table-cell office:value="0.023581411242485043" office:value-type="float"/>
          <table:table-cell office:value="0.023581411242485043" office:value-type="float"/>
          <table:table-cell office:value="0.8643030183601793" office:value-type="float"/>
          <table:table-cell office:value="50" office:value-type="float"/>
          <table:table-cell office:value="0.6042807102203369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2843358516693115" office:value-type="float"/>
          <table:table-cell office:value="0.002843358516693115" office:value-type="float"/>
          <table:table-cell office:value="0.002843358516693115" office:value-type="float"/>
          <table:table-cell office:value="0.002843358516693115" office:value-type="float"/>
          <table:table-cell office:value="0.002843358516693115" office:value-type="float"/>
          <table:table-cell office:value="0.002843358516693115" office:value-type="float"/>
          <table:table-cell office:value="0.9722395743564546" office:value-type="float"/>
          <table:table-cell office:value="1" office:value-type="float"/>
          <table:table-cell office:value="0.2843358516693115" office:value-type="float"/>
        </table:table-row>
        <table:table-row>
          <table:table-cell office:value="0.005071686506271362" office:value-type="float"/>
          <table:table-cell office:value="0.005071686506271362" office:value-type="float"/>
          <table:table-cell office:value="0.005071686506271362" office:value-type="float"/>
          <table:table-cell office:value="0.005071686506271362" office:value-type="float"/>
          <table:table-cell office:value="0.005071686506271362" office:value-type="float"/>
          <table:table-cell office:value="0.005071686506271362" office:value-type="float"/>
          <table:table-cell office:value="0.966781307802426" office:value-type="float"/>
          <table:table-cell office:value="2" office:value-type="float"/>
          <table:table-cell office:value="0.2228327989578247" office:value-type="float"/>
        </table:table-row>
        <table:table-row>
          <table:table-cell office:value="0.010819793939590455" office:value-type="float"/>
          <table:table-cell office:value="0.010819793939590455" office:value-type="float"/>
          <table:table-cell office:value="0.010819793939590455" office:value-type="float"/>
          <table:table-cell office:value="0.010819793939590455" office:value-type="float"/>
          <table:table-cell office:value="0.010819793939590455" office:value-type="float"/>
          <table:table-cell office:value="0.010819793939590455" office:value-type="float"/>
          <table:table-cell office:value="0.9527013776040951" office:value-type="float"/>
          <table:table-cell office:value="3" office:value-type="float"/>
          <table:table-cell office:value="0.5748107433319092" office:value-type="float"/>
        </table:table-row>
        <table:table-row>
          <table:table-cell office:value="0.006012110114097596" office:value-type="float"/>
          <table:table-cell office:value="0.006012110114097596" office:value-type="float"/>
          <table:table-cell office:value="0.006012110114097596" office:value-type="float"/>
          <table:table-cell office:value="0.006012110114097596" office:value-type="float"/>
          <table:table-cell office:value="0.006012110114097596" office:value-type="float"/>
          <table:table-cell office:value="0.006012110114097596" office:value-type="float"/>
          <table:table-cell office:value="0.9644777498211845" office:value-type="float"/>
          <table:table-cell office:value="4" office:value-type="float"/>
          <table:table-cell office:value="-0.4807683825492859" office:value-type="float"/>
        </table:table-row>
        <table:table-row>
          <table:table-cell office:value="0.00925289809703827" office:value-type="float"/>
          <table:table-cell office:value="0.00925289809703827" office:value-type="float"/>
          <table:table-cell office:value="0.00925289809703827" office:value-type="float"/>
          <table:table-cell office:value="0.00925289809703827" office:value-type="float"/>
          <table:table-cell office:value="0.00925289809703827" office:value-type="float"/>
          <table:table-cell office:value="0.00925289809703827" office:value-type="float"/>
          <table:table-cell office:value="0.9565394728984363" office:value-type="float"/>
          <table:table-cell office:value="5" office:value-type="float"/>
          <table:table-cell office:value="0.3240787982940674" office:value-type="float"/>
        </table:table-row>
        <table:table-row>
          <table:table-cell office:value="0.0008683955669403082" office:value-type="float"/>
          <table:table-cell office:value="0.0008683955669403082" office:value-type="float"/>
          <table:table-cell office:value="0.0008683955669403082" office:value-type="float"/>
          <table:table-cell office:value="0.0008683955669403082" office:value-type="float"/>
          <table:table-cell office:value="0.0008683955669403082" office:value-type="float"/>
          <table:table-cell office:value="0.0008683955669403082" office:value-type="float"/>
          <table:table-cell office:value="0.9770772258442509" office:value-type="float"/>
          <table:table-cell office:value="6" office:value-type="float"/>
          <table:table-cell office:value="-0.8384502530097961" office:value-type="float"/>
        </table:table-row>
        <table:table-row>
          <table:table-cell office:value="-0.0010294985771179194" office:value-type="float"/>
          <table:table-cell office:value="-0.0010294985771179194" office:value-type="float"/>
          <table:table-cell office:value="-0.0010294985771179194" office:value-type="float"/>
          <table:table-cell office:value="-0.0010294985771179194" office:value-type="float"/>
          <table:table-cell office:value="-0.0010294985771179194" office:value-type="float"/>
          <table:table-cell office:value="-0.0010294985771179194" office:value-type="float"/>
          <table:table-cell office:value="0.9817260980830098" office:value-type="float"/>
          <table:table-cell office:value="7" office:value-type="float"/>
          <table:table-cell office:value="-0.18978941440582275" office:value-type="float"/>
        </table:table-row>
        <table:table-row>
          <table:table-cell office:value="-0.006413567662239075" office:value-type="float"/>
          <table:table-cell office:value="-0.006413567662239075" office:value-type="float"/>
          <table:table-cell office:value="-0.006413567662239075" office:value-type="float"/>
          <table:table-cell office:value="-0.006413567662239075" office:value-type="float"/>
          <table:table-cell office:value="-0.006413567662239075" office:value-type="float"/>
          <table:table-cell office:value="-0.006413567662239075" office:value-type="float"/>
          <table:table-cell office:value="0.9949143200814501" office:value-type="float"/>
          <table:table-cell office:value="8" office:value-type="float"/>
          <table:table-cell office:value="-0.5384069085121155" office:value-type="float"/>
        </table:table-row>
        <table:table-row>
          <table:table-cell office:value="-0.01403813660144806" office:value-type="float"/>
          <table:table-cell office:value="-0.01403813660144806" office:value-type="float"/>
          <table:table-cell office:value="-0.01403813660144806" office:value-type="float"/>
          <table:table-cell office:value="-0.01403813660144806" office:value-type="float"/>
          <table:table-cell office:value="-0.01403813660144806" office:value-type="float"/>
          <table:table-cell office:value="-0.01403813660144806" office:value-type="float"/>
          <table:table-cell office:value="0.9864093765088143" office:value-type="float"/>
          <table:table-cell office:value="9" office:value-type="float"/>
          <table:table-cell office:value="-0.7624568939208984" office:value-type="float"/>
        </table:table-row>
        <table:table-row>
          <table:table-cell office:value="-0.01463165581226349" office:value-type="float"/>
          <table:table-cell office:value="-0.01463165581226349" office:value-type="float"/>
          <table:table-cell office:value="-0.01463165581226349" office:value-type="float"/>
          <table:table-cell office:value="-0.01463165581226349" office:value-type="float"/>
          <table:table-cell office:value="-0.01463165581226349" office:value-type="float"/>
          <table:table-cell office:value="-0.01463165581226349" office:value-type="float"/>
          <table:table-cell office:value="0.9849555572897771" office:value-type="float"/>
          <table:table-cell office:value="10" office:value-type="float"/>
          <table:table-cell office:value="-0.05935192108154297" office:value-type="float"/>
        </table:table-row>
        <table:table-row>
          <table:table-cell office:value="-0.007098262906074525" office:value-type="float"/>
          <table:table-cell office:value="-0.007098262906074525" office:value-type="float"/>
          <table:table-cell office:value="-0.007098262906074525" office:value-type="float"/>
          <table:table-cell office:value="-0.007098262906074525" office:value-type="float"/>
          <table:table-cell office:value="-0.007098262906074525" office:value-type="float"/>
          <table:table-cell office:value="-0.007098262906074525" office:value-type="float"/>
          <table:table-cell office:value="0.9965914740581574" office:value-type="float"/>
          <table:table-cell office:value="11" office:value-type="float"/>
          <table:table-cell office:value="0.7533392906188965" office:value-type="float"/>
        </table:table-row>
        <table:table-row>
          <table:table-cell office:value="-0.011795541644096375" office:value-type="float"/>
          <table:table-cell office:value="-0.011795541644096375" office:value-type="float"/>
          <table:table-cell office:value="-0.011795541644096375" office:value-type="float"/>
          <table:table-cell office:value="-0.011795541644096375" office:value-type="float"/>
          <table:table-cell office:value="-0.011795541644096375" office:value-type="float"/>
          <table:table-cell office:value="-0.011795541644096375" office:value-type="float"/>
          <table:table-cell office:value="0.9919025898540645" office:value-type="float"/>
          <table:table-cell office:value="12" office:value-type="float"/>
          <table:table-cell office:value="-0.46972787380218506" office:value-type="float"/>
        </table:table-row>
        <table:table-row>
          <table:table-cell office:value="-0.010329182744026184" office:value-type="float"/>
          <table:table-cell office:value="-0.010329182744026184" office:value-type="float"/>
          <table:table-cell office:value="-0.010329182744026184" office:value-type="float"/>
          <table:table-cell office:value="-0.010329182744026184" office:value-type="float"/>
          <table:table-cell office:value="-0.010329182744026184" office:value-type="float"/>
          <table:table-cell office:value="-0.010329182744026184" office:value-type="float"/>
          <table:table-cell office:value="0.9954944209390253" office:value-type="float"/>
          <table:table-cell office:value="13" office:value-type="float"/>
          <table:table-cell office:value="0.14663589000701904" office:value-type="float"/>
        </table:table-row>
        <table:table-row>
          <table:table-cell office:value="-0.018070232272148132" office:value-type="float"/>
          <table:table-cell office:value="-0.018070232272148132" office:value-type="float"/>
          <table:table-cell office:value="-0.018070232272148132" office:value-type="float"/>
          <table:table-cell office:value="-0.018070232272148132" office:value-type="float"/>
          <table:table-cell office:value="-0.018070232272148132" office:value-type="float"/>
          <table:table-cell office:value="-0.018070232272148132" office:value-type="float"/>
          <table:table-cell office:value="0.9765327995215141" office:value-type="float"/>
          <table:table-cell office:value="14" office:value-type="float"/>
          <table:table-cell office:value="-0.7741049528121948" office:value-type="float"/>
        </table:table-row>
        <table:table-row>
          <table:table-cell office:value="-0.013599877953529358" office:value-type="float"/>
          <table:table-cell office:value="-0.013599877953529358" office:value-type="float"/>
          <table:table-cell office:value="-0.013599877953529358" office:value-type="float"/>
          <table:table-cell office:value="-0.013599877953529358" office:value-type="float"/>
          <table:table-cell office:value="-0.013599877953529358" office:value-type="float"/>
          <table:table-cell office:value="-0.013599877953529358" office:value-type="float"/>
          <table:table-cell office:value="0.9874828865715772" office:value-type="float"/>
          <table:table-cell office:value="15" office:value-type="float"/>
          <table:table-cell office:value="0.44703543186187744" office:value-type="float"/>
        </table:table-row>
        <table:table-row>
          <table:table-cell office:value="-0.004058597683906555" office:value-type="float"/>
          <table:table-cell office:value="-0.004058597683906555" office:value-type="float"/>
          <table:table-cell office:value="-0.004058597683906555" office:value-type="float"/>
          <table:table-cell office:value="-0.004058597683906555" office:value-type="float"/>
          <table:table-cell office:value="-0.004058597683906555" office:value-type="float"/>
          <table:table-cell office:value="-0.004058597683906555" office:value-type="float"/>
          <table:table-cell office:value="0.9891458452749622" office:value-type="float"/>
          <table:table-cell office:value="16" office:value-type="float"/>
          <table:table-cell office:value="0.9541280269622803" office:value-type="float"/>
        </table:table-row>
        <table:table-row>
          <table:table-cell office:value="-0.0024205118417739866" office:value-type="float"/>
          <table:table-cell office:value="-0.0024205118417739866" office:value-type="float"/>
          <table:table-cell office:value="-0.0024205118417739866" office:value-type="float"/>
          <table:table-cell office:value="-0.0024205118417739866" office:value-type="float"/>
          <table:table-cell office:value="-0.0024205118417739866" office:value-type="float"/>
          <table:table-cell office:value="-0.0024205118417739866" office:value-type="float"/>
          <table:table-cell office:value="0.9851333708068601" office:value-type="float"/>
          <table:table-cell office:value="17" office:value-type="float"/>
          <table:table-cell office:value="0.16380858421325684" office:value-type="float"/>
        </table:table-row>
        <table:table-row>
          <table:table-cell office:value="-0.009452031254768373" office:value-type="float"/>
          <table:table-cell office:value="-0.009452031254768373" office:value-type="float"/>
          <table:table-cell office:value="-0.009452031254768373" office:value-type="float"/>
          <table:table-cell office:value="-0.009452031254768373" office:value-type="float"/>
          <table:table-cell office:value="-0.009452031254768373" office:value-type="float"/>
          <table:table-cell office:value="-0.009452031254768373" office:value-type="float"/>
          <table:table-cell office:value="0.9976429945148293" office:value-type="float"/>
          <table:table-cell office:value="18" office:value-type="float"/>
          <table:table-cell office:value="-0.7031519412994385" office:value-type="float"/>
        </table:table-row>
      </table:table>
      <table:table table:name="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4793632030487061" office:value-type="float"/>
          <table:table-cell office:value="0.004793632030487061" office:value-type="float"/>
          <table:table-cell office:value="0.004793632030487061" office:value-type="float"/>
          <table:table-cell office:value="0.004793632030487061" office:value-type="float"/>
          <table:table-cell office:value="0.004793632030487061" office:value-type="float"/>
          <table:table-cell office:value="0.004793632030487061" office:value-type="float"/>
          <table:table-cell office:value="0.8743844455339194" office:value-type="float"/>
          <table:table-cell office:value="1" office:value-type="float"/>
          <table:table-cell office:value="0.47936320304870605" office:value-type="float"/>
        </table:table-row>
        <table:table-row>
          <table:table-cell office:value="0.001036415696144104" office:value-type="float"/>
          <table:table-cell office:value="0.001036415696144104" office:value-type="float"/>
          <table:table-cell office:value="0.001036415696144104" office:value-type="float"/>
          <table:table-cell office:value="0.001036415696144104" office:value-type="float"/>
          <table:table-cell office:value="0.001036415696144104" office:value-type="float"/>
          <table:table-cell office:value="0.001036415696144104" office:value-type="float"/>
          <table:table-cell office:value="0.8835877084063098" office:value-type="float"/>
          <table:table-cell office:value="2" office:value-type="float"/>
          <table:table-cell office:value="-0.37572163343429565" office:value-type="float"/>
        </table:table-row>
        <table:table-row>
          <table:table-cell office:value="-0.004399598836898804" office:value-type="float"/>
          <table:table-cell office:value="-0.004399598836898804" office:value-type="float"/>
          <table:table-cell office:value="-0.004399598836898804" office:value-type="float"/>
          <table:table-cell office:value="-0.004399598836898804" office:value-type="float"/>
          <table:table-cell office:value="-0.004399598836898804" office:value-type="float"/>
          <table:table-cell office:value="-0.004399598836898804" office:value-type="float"/>
          <table:table-cell office:value="0.8969031702466187" office:value-type="float"/>
          <table:table-cell office:value="3" office:value-type="float"/>
          <table:table-cell office:value="-0.5436014533042908" office:value-type="float"/>
        </table:table-row>
        <table:table-row>
          <table:table-cell office:value="-0.013980515599250794" office:value-type="float"/>
          <table:table-cell office:value="-0.013980515599250794" office:value-type="float"/>
          <table:table-cell office:value="-0.013980515599250794" office:value-type="float"/>
          <table:table-cell office:value="-0.013980515599250794" office:value-type="float"/>
          <table:table-cell office:value="-0.013980515599250794" office:value-type="float"/>
          <table:table-cell office:value="-0.013980515599250794" office:value-type="float"/>
          <table:table-cell office:value="0.9203715275824593" office:value-type="float"/>
          <table:table-cell office:value="4" office:value-type="float"/>
          <table:table-cell office:value="-0.958091676235199" office:value-type="float"/>
        </table:table-row>
        <table:table-row>
          <table:table-cell office:value="-0.019819368720054627" office:value-type="float"/>
          <table:table-cell office:value="-0.019819368720054627" office:value-type="float"/>
          <table:table-cell office:value="-0.019819368720054627" office:value-type="float"/>
          <table:table-cell office:value="-0.019819368720054627" office:value-type="float"/>
          <table:table-cell office:value="-0.019819368720054627" office:value-type="float"/>
          <table:table-cell office:value="-0.019819368720054627" office:value-type="float"/>
          <table:table-cell office:value="0.9346737384114858" office:value-type="float"/>
          <table:table-cell office:value="5" office:value-type="float"/>
          <table:table-cell office:value="-0.5838853120803833" office:value-type="float"/>
        </table:table-row>
        <table:table-row>
          <table:table-cell office:value="-0.011892554163932801" office:value-type="float"/>
          <table:table-cell office:value="-0.011892554163932801" office:value-type="float"/>
          <table:table-cell office:value="-0.011892554163932801" office:value-type="float"/>
          <table:table-cell office:value="-0.011892554163932801" office:value-type="float"/>
          <table:table-cell office:value="-0.011892554163932801" office:value-type="float"/>
          <table:table-cell office:value="-0.011892554163932801" office:value-type="float"/>
          <table:table-cell office:value="0.915257087463321" office:value-type="float"/>
          <table:table-cell office:value="6" office:value-type="float"/>
          <table:table-cell office:value="0.7926814556121826" office:value-type="float"/>
        </table:table-row>
        <table:table-row>
          <table:table-cell office:value="-0.02066659688949585" office:value-type="float"/>
          <table:table-cell office:value="-0.02066659688949585" office:value-type="float"/>
          <table:table-cell office:value="-0.02066659688949585" office:value-type="float"/>
          <table:table-cell office:value="-0.02066659688949585" office:value-type="float"/>
          <table:table-cell office:value="-0.02066659688949585" office:value-type="float"/>
          <table:table-cell office:value="-0.02066659688949585" office:value-type="float"/>
          <table:table-cell office:value="0.9367490151223291" office:value-type="float"/>
          <table:table-cell office:value="7" office:value-type="float"/>
          <table:table-cell office:value="-0.8774042725563049" office:value-type="float"/>
        </table:table-row>
        <table:table-row>
          <table:table-cell office:value="-0.02767525315284729" office:value-type="float"/>
          <table:table-cell office:value="-0.02767525315284729" office:value-type="float"/>
          <table:table-cell office:value="-0.02767525315284729" office:value-type="float"/>
          <table:table-cell office:value="-0.02767525315284729" office:value-type="float"/>
          <table:table-cell office:value="-0.02767525315284729" office:value-type="float"/>
          <table:table-cell office:value="-0.02767525315284729" office:value-type="float"/>
          <table:table-cell office:value="0.9539166467501016" office:value-type="float"/>
          <table:table-cell office:value="8" office:value-type="float"/>
          <table:table-cell office:value="-0.700865626335144" office:value-type="float"/>
        </table:table-row>
        <table:table-row>
          <table:table-cell office:value="-0.024166955947875976" office:value-type="float"/>
          <table:table-cell office:value="-0.024166955947875976" office:value-type="float"/>
          <table:table-cell office:value="-0.024166955947875976" office:value-type="float"/>
          <table:table-cell office:value="-0.024166955947875976" office:value-type="float"/>
          <table:table-cell office:value="-0.024166955947875976" office:value-type="float"/>
          <table:table-cell office:value="-0.024166955947875976" office:value-type="float"/>
          <table:table-cell office:value="0.9453231087318894" office:value-type="float"/>
          <table:table-cell office:value="9" office:value-type="float"/>
          <table:table-cell office:value="0.35082972049713135" office:value-type="float"/>
        </table:table-row>
        <table:table-row>
          <table:table-cell office:value="-0.01704997181892395" office:value-type="float"/>
          <table:table-cell office:value="-0.01704997181892395" office:value-type="float"/>
          <table:table-cell office:value="-0.01704997181892395" office:value-type="float"/>
          <table:table-cell office:value="-0.01704997181892395" office:value-type="float"/>
          <table:table-cell office:value="-0.01704997181892395" office:value-type="float"/>
          <table:table-cell office:value="-0.01704997181892395" office:value-type="float"/>
          <table:table-cell office:value="0.9278901291084708" office:value-type="float"/>
          <table:table-cell office:value="10" office:value-type="float"/>
          <table:table-cell office:value="0.7116984128952026" office:value-type="float"/>
        </table:table-row>
        <table:table-row>
          <table:table-cell office:value="-0.012632081508636473" office:value-type="float"/>
          <table:table-cell office:value="-0.012632081508636473" office:value-type="float"/>
          <table:table-cell office:value="-0.012632081508636473" office:value-type="float"/>
          <table:table-cell office:value="-0.012632081508636473" office:value-type="float"/>
          <table:table-cell office:value="-0.012632081508636473" office:value-type="float"/>
          <table:table-cell office:value="-0.012632081508636473" office:value-type="float"/>
          <table:table-cell office:value="0.9170685521086804" office:value-type="float"/>
          <table:table-cell office:value="11" office:value-type="float"/>
          <table:table-cell office:value="0.44178903102874756" office:value-type="float"/>
        </table:table-row>
        <table:table-row>
          <table:table-cell office:value="-0.012832175493240354" office:value-type="float"/>
          <table:table-cell office:value="-0.012832175493240354" office:value-type="float"/>
          <table:table-cell office:value="-0.012832175493240354" office:value-type="float"/>
          <table:table-cell office:value="-0.012832175493240354" office:value-type="float"/>
          <table:table-cell office:value="-0.012832175493240354" office:value-type="float"/>
          <table:table-cell office:value="-0.012832175493240354" office:value-type="float"/>
          <table:table-cell office:value="0.9175586802715602" office:value-type="float"/>
          <table:table-cell office:value="12" office:value-type="float"/>
          <table:table-cell office:value="-0.020009398460388184" office:value-type="float"/>
        </table:table-row>
        <table:table-row>
          <table:table-cell office:value="-0.02122474431991577" office:value-type="float"/>
          <table:table-cell office:value="-0.02122474431991577" office:value-type="float"/>
          <table:table-cell office:value="-0.02122474431991577" office:value-type="float"/>
          <table:table-cell office:value="-0.02122474431991577" office:value-type="float"/>
          <table:table-cell office:value="-0.02122474431991577" office:value-type="float"/>
          <table:table-cell office:value="-0.02122474431991577" office:value-type="float"/>
          <table:table-cell office:value="0.9381161915281035" office:value-type="float"/>
          <table:table-cell office:value="13" office:value-type="float"/>
          <table:table-cell office:value="-0.8392568826675415" office:value-type="float"/>
        </table:table-row>
        <table:table-row>
          <table:table-cell office:value="-0.02413507044315338" office:value-type="float"/>
          <table:table-cell office:value="-0.02413507044315338" office:value-type="float"/>
          <table:table-cell office:value="-0.02413507044315338" office:value-type="float"/>
          <table:table-cell office:value="-0.02413507044315338" office:value-type="float"/>
          <table:table-cell office:value="-0.02413507044315338" office:value-type="float"/>
          <table:table-cell office:value="-0.02413507044315338" office:value-type="float"/>
          <table:table-cell office:value="0.9452450055151279" office:value-type="float"/>
          <table:table-cell office:value="14" office:value-type="float"/>
          <table:table-cell office:value="-0.291032612323761" office:value-type="float"/>
        </table:table-row>
        <table:table-row>
          <table:table-cell office:value="-0.026515514254570008" office:value-type="float"/>
          <table:table-cell office:value="-0.026515514254570008" office:value-type="float"/>
          <table:table-cell office:value="-0.026515514254570008" office:value-type="float"/>
          <table:table-cell office:value="-0.026515514254570008" office:value-type="float"/>
          <table:table-cell office:value="-0.026515514254570008" office:value-type="float"/>
          <table:table-cell office:value="-0.026515514254570008" office:value-type="float"/>
          <table:table-cell office:value="0.9510758782144647" office:value-type="float"/>
          <table:table-cell office:value="15" office:value-type="float"/>
          <table:table-cell office:value="-0.2380443811416626" office:value-type="float"/>
        </table:table-row>
        <table:table-row>
          <table:table-cell office:value="-0.026343255639076232" office:value-type="float"/>
          <table:table-cell office:value="-0.026343255639076232" office:value-type="float"/>
          <table:table-cell office:value="-0.026343255639076232" office:value-type="float"/>
          <table:table-cell office:value="-0.026343255639076232" office:value-type="float"/>
          <table:table-cell office:value="-0.026343255639076232" office:value-type="float"/>
          <table:table-cell office:value="-0.026343255639076232" office:value-type="float"/>
          <table:table-cell office:value="0.9506539325027067" office:value-type="float"/>
          <table:table-cell office:value="16" office:value-type="float"/>
          <table:table-cell office:value="0.01722586154937744" office:value-type="float"/>
        </table:table-row>
        <table:table-row>
          <table:table-cell office:value="-0.02348675787448883" office:value-type="float"/>
          <table:table-cell office:value="-0.02348675787448883" office:value-type="float"/>
          <table:table-cell office:value="-0.02348675787448883" office:value-type="float"/>
          <table:table-cell office:value="-0.02348675787448883" office:value-type="float"/>
          <table:table-cell office:value="-0.02348675787448883" office:value-type="float"/>
          <table:table-cell office:value="-0.02348675787448883" office:value-type="float"/>
          <table:table-cell office:value="0.9436569705280667" office:value-type="float"/>
          <table:table-cell office:value="17" office:value-type="float"/>
          <table:table-cell office:value="0.28564977645874023" office:value-type="float"/>
        </table:table-row>
        <table:table-row>
          <table:table-cell office:value="-0.016275635361671446" office:value-type="float"/>
          <table:table-cell office:value="-0.016275635361671446" office:value-type="float"/>
          <table:table-cell office:value="-0.016275635361671446" office:value-type="float"/>
          <table:table-cell office:value="-0.016275635361671446" office:value-type="float"/>
          <table:table-cell office:value="-0.016275635361671446" office:value-type="float"/>
          <table:table-cell office:value="-0.016275635361671446" office:value-type="float"/>
          <table:table-cell office:value="0.9259933998989677" office:value-type="float"/>
          <table:table-cell office:value="18" office:value-type="float"/>
          <table:table-cell office:value="0.7211122512817383" office:value-type="float"/>
        </table:table-row>
        <table:table-row>
          <table:table-cell office:value="-0.007297833561897277" office:value-type="float"/>
          <table:table-cell office:value="-0.007297833561897277" office:value-type="float"/>
          <table:table-cell office:value="-0.007297833561897277" office:value-type="float"/>
          <table:table-cell office:value="-0.007297833561897277" office:value-type="float"/>
          <table:table-cell office:value="-0.007297833561897277" office:value-type="float"/>
          <table:table-cell office:value="-0.007297833561897277" office:value-type="float"/>
          <table:table-cell office:value="0.9040023664776805" office:value-type="float"/>
          <table:table-cell office:value="19" office:value-type="float"/>
          <table:table-cell office:value="0.897780179977417" office:value-type="float"/>
        </table:table-row>
        <table:table-row>
          <table:table-cell office:value="0.0024899333715438857" office:value-type="float"/>
          <table:table-cell office:value="0.0024899333715438857" office:value-type="float"/>
          <table:table-cell office:value="0.0024899333715438857" office:value-type="float"/>
          <table:table-cell office:value="0.0024899333715438857" office:value-type="float"/>
          <table:table-cell office:value="0.0024899333715438857" office:value-type="float"/>
          <table:table-cell office:value="0.0024899333715438857" office:value-type="float"/>
          <table:table-cell office:value="0.880027331769464" office:value-type="float"/>
          <table:table-cell office:value="20" office:value-type="float"/>
          <table:table-cell office:value="0.9787766933441162" office:value-type="float"/>
        </table:table-row>
        <table:table-row>
          <table:table-cell office:value="0.00027108132839203" office:value-type="float"/>
          <table:table-cell office:value="0.00027108132839203" office:value-type="float"/>
          <table:table-cell office:value="0.00027108132839203" office:value-type="float"/>
          <table:table-cell office:value="0.00027108132839203" office:value-type="float"/>
          <table:table-cell office:value="0.00027108132839203" office:value-type="float"/>
          <table:table-cell office:value="0.00027108132839203" office:value-type="float"/>
          <table:table-cell office:value="0.885462387089918" office:value-type="float"/>
          <table:table-cell office:value="21" office:value-type="float"/>
          <table:table-cell office:value="-0.22188520431518555" office:value-type="float"/>
        </table:table-row>
        <table:table-row>
          <table:table-cell office:value="0.0034054023027420056" office:value-type="float"/>
          <table:table-cell office:value="0.0034054023027420056" office:value-type="float"/>
          <table:table-cell office:value="0.0034054023027420056" office:value-type="float"/>
          <table:table-cell office:value="0.0034054023027420056" office:value-type="float"/>
          <table:table-cell office:value="0.0034054023027420056" office:value-type="float"/>
          <table:table-cell office:value="0.0034054023027420056" office:value-type="float"/>
          <table:table-cell office:value="0.8777849000126575" office:value-type="float"/>
          <table:table-cell office:value="22" office:value-type="float"/>
          <table:table-cell office:value="0.31343209743499756" office:value-type="float"/>
        </table:table-row>
        <table:table-row>
          <table:table-cell office:value="-9.142220020294089e-05" office:value-type="float"/>
          <table:table-cell office:value="-9.142220020294089e-05" office:value-type="float"/>
          <table:table-cell office:value="-9.142220020294089e-05" office:value-type="float"/>
          <table:table-cell office:value="-9.142220020294089e-05" office:value-type="float"/>
          <table:table-cell office:value="-9.142220020294089e-05" office:value-type="float"/>
          <table:table-cell office:value="-9.142220020294089e-05" office:value-type="float"/>
          <table:table-cell office:value="0.886350335764934" office:value-type="float"/>
          <table:table-cell office:value="23" office:value-type="float"/>
          <table:table-cell office:value="-0.34968245029449463" office:value-type="float"/>
        </table:table-row>
        <table:table-row>
          <table:table-cell office:value="0.0036935037374496472" office:value-type="float"/>
          <table:table-cell office:value="0.0036935037374496472" office:value-type="float"/>
          <table:table-cell office:value="0.0036935037374496472" office:value-type="float"/>
          <table:table-cell office:value="0.0036935037374496472" office:value-type="float"/>
          <table:table-cell office:value="0.0036935037374496472" office:value-type="float"/>
          <table:table-cell office:value="0.0036935037374496472" office:value-type="float"/>
          <table:table-cell office:value="0.8770791985034601" office:value-type="float"/>
          <table:table-cell office:value="24" office:value-type="float"/>
          <table:table-cell office:value="0.3784925937652588" office:value-type="float"/>
        </table:table-row>
        <table:table-row>
          <table:table-cell office:value="-0.0017974627017974844" office:value-type="float"/>
          <table:table-cell office:value="-0.0017974627017974844" office:value-type="float"/>
          <table:table-cell office:value="-0.0017974627017974844" office:value-type="float"/>
          <table:table-cell office:value="-0.0017974627017974844" office:value-type="float"/>
          <table:table-cell office:value="-0.0017974627017974844" office:value-type="float"/>
          <table:table-cell office:value="-0.0017974627017974844" office:value-type="float"/>
          <table:table-cell office:value="0.8905292644743625" office:value-type="float"/>
          <table:table-cell office:value="25" office:value-type="float"/>
          <table:table-cell office:value="-0.5490966439247131" office:value-type="float"/>
        </table:table-row>
        <table:table-row>
          <table:table-cell office:value="-0.002697182297706603" office:value-type="float"/>
          <table:table-cell office:value="-0.002697182297706603" office:value-type="float"/>
          <table:table-cell office:value="-0.002697182297706603" office:value-type="float"/>
          <table:table-cell office:value="-0.002697182297706603" office:value-type="float"/>
          <table:table-cell office:value="-0.002697182297706603" office:value-type="float"/>
          <table:table-cell office:value="-0.002697182297706603" office:value-type="float"/>
          <table:table-cell office:value="0.892733118395923" office:value-type="float"/>
          <table:table-cell office:value="26" office:value-type="float"/>
          <table:table-cell office:value="-0.08997195959091187" office:value-type="float"/>
        </table:table-row>
        <table:table-row>
          <table:table-cell office:value="-0.0027985626459121693" office:value-type="float"/>
          <table:table-cell office:value="-0.0027985626459121693" office:value-type="float"/>
          <table:table-cell office:value="-0.0027985626459121693" office:value-type="float"/>
          <table:table-cell office:value="-0.0027985626459121693" office:value-type="float"/>
          <table:table-cell office:value="-0.0027985626459121693" office:value-type="float"/>
          <table:table-cell office:value="-0.0027985626459121693" office:value-type="float"/>
          <table:table-cell office:value="0.8929814485189723" office:value-type="float"/>
          <table:table-cell office:value="27" office:value-type="float"/>
          <table:table-cell office:value="-0.01013803482055664" office:value-type="float"/>
        </table:table-row>
        <table:table-row>
          <table:table-cell office:value="0.005607284903526307" office:value-type="float"/>
          <table:table-cell office:value="0.005607284903526307" office:value-type="float"/>
          <table:table-cell office:value="0.005607284903526307" office:value-type="float"/>
          <table:table-cell office:value="0.005607284903526307" office:value-type="float"/>
          <table:table-cell office:value="0.005607284903526307" office:value-type="float"/>
          <table:table-cell office:value="0.005607284903526307" office:value-type="float"/>
          <table:table-cell office:value="0.8723914111672236" office:value-type="float"/>
          <table:table-cell office:value="28" office:value-type="float"/>
          <table:table-cell office:value="0.8405847549438477" office:value-type="float"/>
        </table:table-row>
        <table:table-row>
          <table:table-cell office:value="0.000912107825279237" office:value-type="float"/>
          <table:table-cell office:value="0.000912107825279237" office:value-type="float"/>
          <table:table-cell office:value="0.000912107825279237" office:value-type="float"/>
          <table:table-cell office:value="0.000912107825279237" office:value-type="float"/>
          <table:table-cell office:value="0.000912107825279237" office:value-type="float"/>
          <table:table-cell office:value="0.000912107825279237" office:value-type="float"/>
          <table:table-cell office:value="0.8838921992609405" office:value-type="float"/>
          <table:table-cell office:value="29" office:value-type="float"/>
          <table:table-cell office:value="-0.46951770782470703" office:value-type="float"/>
        </table:table-row>
        <table:table-row>
          <table:table-cell office:value="0.005349715352058412" office:value-type="float"/>
          <table:table-cell office:value="0.005349715352058412" office:value-type="float"/>
          <table:table-cell office:value="0.005349715352058412" office:value-type="float"/>
          <table:table-cell office:value="0.005349715352058412" office:value-type="float"/>
          <table:table-cell office:value="0.005349715352058412" office:value-type="float"/>
          <table:table-cell office:value="0.005349715352058412" office:value-type="float"/>
          <table:table-cell office:value="0.8730223251415975" office:value-type="float"/>
          <table:table-cell office:value="30" office:value-type="float"/>
          <table:table-cell office:value="0.4437607526779175" office:value-type="float"/>
        </table:table-row>
        <table:table-row>
          <table:table-cell office:value="0.0036245590448379526" office:value-type="float"/>
          <table:table-cell office:value="0.0036245590448379526" office:value-type="float"/>
          <table:table-cell office:value="0.0036245590448379526" office:value-type="float"/>
          <table:table-cell office:value="0.0036245590448379526" office:value-type="float"/>
          <table:table-cell office:value="0.0036245590448379526" office:value-type="float"/>
          <table:table-cell office:value="0.0036245590448379526" office:value-type="float"/>
          <table:table-cell office:value="0.8772480778208318" office:value-type="float"/>
          <table:table-cell office:value="31" office:value-type="float"/>
          <table:table-cell office:value="-0.1725156307220459" office:value-type="float"/>
        </table:table-row>
        <table:table-row>
          <table:table-cell office:value="0.0044755882024765025" office:value-type="float"/>
          <table:table-cell office:value="0.0044755882024765025" office:value-type="float"/>
          <table:table-cell office:value="0.0044755882024765025" office:value-type="float"/>
          <table:table-cell office:value="0.0044755882024765025" office:value-type="float"/>
          <table:table-cell office:value="0.0044755882024765025" office:value-type="float"/>
          <table:table-cell office:value="0.0044755882024765025" office:value-type="float"/>
          <table:table-cell office:value="0.8751634906283867" office:value-type="float"/>
          <table:table-cell office:value="32" office:value-type="float"/>
          <table:table-cell office:value="0.08510291576385498" office:value-type="float"/>
        </table:table-row>
        <table:table-row>
          <table:table-cell office:value="0.0019196170568466196" office:value-type="float"/>
          <table:table-cell office:value="0.0019196170568466196" office:value-type="float"/>
          <table:table-cell office:value="0.0019196170568466196" office:value-type="float"/>
          <table:table-cell office:value="0.0019196170568466196" office:value-type="float"/>
          <table:table-cell office:value="0.0019196170568466196" office:value-type="float"/>
          <table:table-cell office:value="0.0019196170568466196" office:value-type="float"/>
          <table:table-cell office:value="0.8814243157324568" office:value-type="float"/>
          <table:table-cell office:value="33" office:value-type="float"/>
          <table:table-cell office:value="-0.2555971145629883" office:value-type="float"/>
        </table:table-row>
        <table:table-row>
          <table:table-cell office:value="0.0011806190013885507" office:value-type="float"/>
          <table:table-cell office:value="0.0011806190013885507" office:value-type="float"/>
          <table:table-cell office:value="0.0011806190013885507" office:value-type="float"/>
          <table:table-cell office:value="0.0011806190013885507" office:value-type="float"/>
          <table:table-cell office:value="0.0011806190013885507" office:value-type="float"/>
          <table:table-cell office:value="0.0011806190013885507" office:value-type="float"/>
          <table:table-cell office:value="0.8832344838892381" office:value-type="float"/>
          <table:table-cell office:value="34" office:value-type="float"/>
          <table:table-cell office:value="-0.07389980554580688" office:value-type="float"/>
        </table:table-row>
        <table:table-row>
          <table:table-cell office:value="-0.003931507468223571" office:value-type="float"/>
          <table:table-cell office:value="-0.003931507468223571" office:value-type="float"/>
          <table:table-cell office:value="-0.003931507468223571" office:value-type="float"/>
          <table:table-cell office:value="-0.003931507468223571" office:value-type="float"/>
          <table:table-cell office:value="-0.003931507468223571" office:value-type="float"/>
          <table:table-cell office:value="-0.003931507468223571" office:value-type="float"/>
          <table:table-cell office:value="0.8957565852403634" office:value-type="float"/>
          <table:table-cell office:value="35" office:value-type="float"/>
          <table:table-cell office:value="-0.5112126469612122" office:value-type="float"/>
        </table:table-row>
        <table:table-row>
          <table:table-cell office:value="0.00034185945987701485" office:value-type="float"/>
          <table:table-cell office:value="0.00034185945987701485" office:value-type="float"/>
          <table:table-cell office:value="0.00034185945987701485" office:value-type="float"/>
          <table:table-cell office:value="0.00034185945987701485" office:value-type="float"/>
          <table:table-cell office:value="0.00034185945987701485" office:value-type="float"/>
          <table:table-cell office:value="0.00034185945987701485" office:value-type="float"/>
          <table:table-cell office:value="0.8852890167828321" office:value-type="float"/>
          <table:table-cell office:value="36" office:value-type="float"/>
          <table:table-cell office:value="0.4273366928100586" office:value-type="float"/>
        </table:table-row>
        <table:table-row>
          <table:table-cell office:value="0.00882449209690094" office:value-type="float"/>
          <table:table-cell office:value="0.00882449209690094" office:value-type="float"/>
          <table:table-cell office:value="0.00882449209690094" office:value-type="float"/>
          <table:table-cell office:value="0.00882449209690094" office:value-type="float"/>
          <table:table-cell office:value="0.00882449209690094" office:value-type="float"/>
          <table:table-cell office:value="0.00882449209690094" office:value-type="float"/>
          <table:table-cell office:value="0.8645108951466443" office:value-type="float"/>
          <table:table-cell office:value="37" office:value-type="float"/>
          <table:table-cell office:value="0.8482632637023926" office:value-type="float"/>
        </table:table-row>
        <table:table-row>
          <table:table-cell office:value="0.0061609548330307014" office:value-type="float"/>
          <table:table-cell office:value="0.0061609548330307014" office:value-type="float"/>
          <table:table-cell office:value="0.0061609548330307014" office:value-type="float"/>
          <table:table-cell office:value="0.0061609548330307014" office:value-type="float"/>
          <table:table-cell office:value="0.0061609548330307014" office:value-type="float"/>
          <table:table-cell office:value="0.0061609548330307014" office:value-type="float"/>
          <table:table-cell office:value="0.8710352023540151" office:value-type="float"/>
          <table:table-cell office:value="38" office:value-type="float"/>
          <table:table-cell office:value="-0.2663537263870239" office:value-type="float"/>
        </table:table-row>
        <table:table-row>
          <table:table-cell office:value="-0.000995886921882629" office:value-type="float"/>
          <table:table-cell office:value="-0.000995886921882629" office:value-type="float"/>
          <table:table-cell office:value="-0.000995886921882629" office:value-type="float"/>
          <table:table-cell office:value="-0.000995886921882629" office:value-type="float"/>
          <table:table-cell office:value="-0.000995886921882629" office:value-type="float"/>
          <table:table-cell office:value="-0.000995886921882629" office:value-type="float"/>
          <table:table-cell office:value="0.8885658128233977" office:value-type="float"/>
          <table:table-cell office:value="39" office:value-type="float"/>
          <table:table-cell office:value="-0.715684175491333" office:value-type="float"/>
        </table:table-row>
        <table:table-row>
          <table:table-cell office:value="-0.005150599479675292" office:value-type="float"/>
          <table:table-cell office:value="-0.005150599479675292" office:value-type="float"/>
          <table:table-cell office:value="-0.005150599479675292" office:value-type="float"/>
          <table:table-cell office:value="-0.005150599479675292" office:value-type="float"/>
          <table:table-cell office:value="-0.005150599479675292" office:value-type="float"/>
          <table:table-cell office:value="-0.005150599479675292" office:value-type="float"/>
          <table:table-cell office:value="0.8987427386179233" office:value-type="float"/>
          <table:table-cell office:value="40" office:value-type="float"/>
          <table:table-cell office:value="-0.41547125577926636" office:value-type="float"/>
        </table:table-row>
        <table:table-row>
          <table:table-cell office:value="-0.012966734170913697" office:value-type="float"/>
          <table:table-cell office:value="-0.012966734170913697" office:value-type="float"/>
          <table:table-cell office:value="-0.012966734170913697" office:value-type="float"/>
          <table:table-cell office:value="-0.012966734170913697" office:value-type="float"/>
          <table:table-cell office:value="-0.012966734170913697" office:value-type="float"/>
          <table:table-cell office:value="-0.012966734170913697" office:value-type="float"/>
          <table:table-cell office:value="0.9178882803723235" office:value-type="float"/>
          <table:table-cell office:value="41" office:value-type="float"/>
          <table:table-cell office:value="-0.7816134691238403" office:value-type="float"/>
        </table:table-row>
        <table:table-row>
          <table:table-cell office:value="-0.01708034634590149" office:value-type="float"/>
          <table:table-cell office:value="-0.01708034634590149" office:value-type="float"/>
          <table:table-cell office:value="-0.01708034634590149" office:value-type="float"/>
          <table:table-cell office:value="-0.01708034634590149" office:value-type="float"/>
          <table:table-cell office:value="-0.01708034634590149" office:value-type="float"/>
          <table:table-cell office:value="-0.01708034634590149" office:value-type="float"/>
          <table:table-cell office:value="0.9279645312007442" office:value-type="float"/>
          <table:table-cell office:value="42" office:value-type="float"/>
          <table:table-cell office:value="-0.4113612174987793" office:value-type="float"/>
        </table:table-row>
        <table:table-row>
          <table:table-cell office:value="-0.01126895070075989" office:value-type="float"/>
          <table:table-cell office:value="-0.01126895070075989" office:value-type="float"/>
          <table:table-cell office:value="-0.01126895070075989" office:value-type="float"/>
          <table:table-cell office:value="-0.01126895070075989" office:value-type="float"/>
          <table:table-cell office:value="-0.01126895070075989" office:value-type="float"/>
          <table:table-cell office:value="-0.01126895070075989" office:value-type="float"/>
          <table:table-cell office:value="0.913729577176715" office:value-type="float"/>
          <table:table-cell office:value="43" office:value-type="float"/>
          <table:table-cell office:value="0.5811395645141602" office:value-type="float"/>
        </table:table-row>
        <table:table-row>
          <table:table-cell office:value="-0.010644061565399172" office:value-type="float"/>
          <table:table-cell office:value="-0.010644061565399172" office:value-type="float"/>
          <table:table-cell office:value="-0.010644061565399172" office:value-type="float"/>
          <table:table-cell office:value="-0.010644061565399172" office:value-type="float"/>
          <table:table-cell office:value="-0.010644061565399172" office:value-type="float"/>
          <table:table-cell office:value="-0.010644061565399172" office:value-type="float"/>
          <table:table-cell office:value="0.9121989176492722" office:value-type="float"/>
          <table:table-cell office:value="44" office:value-type="float"/>
          <table:table-cell office:value="0.06248891353607178" office:value-type="float"/>
        </table:table-row>
        <table:table-row>
          <table:table-cell office:value="-0.003493170738220216" office:value-type="float"/>
          <table:table-cell office:value="-0.003493170738220216" office:value-type="float"/>
          <table:table-cell office:value="-0.003493170738220216" office:value-type="float"/>
          <table:table-cell office:value="-0.003493170738220216" office:value-type="float"/>
          <table:table-cell office:value="-0.003493170738220216" office:value-type="float"/>
          <table:table-cell office:value="-0.003493170738220216" office:value-type="float"/>
          <table:table-cell office:value="0.8946828839163351" office:value-type="float"/>
          <table:table-cell office:value="45" office:value-type="float"/>
          <table:table-cell office:value="0.7150890827178955" office:value-type="float"/>
        </table:table-row>
        <table:table-row>
          <table:table-cell office:value="-0.011773243546485903" office:value-type="float"/>
          <table:table-cell office:value="-0.011773243546485903" office:value-type="float"/>
          <table:table-cell office:value="-0.011773243546485903" office:value-type="float"/>
          <table:table-cell office:value="-0.011773243546485903" office:value-type="float"/>
          <table:table-cell office:value="-0.011773243546485903" office:value-type="float"/>
          <table:table-cell office:value="-0.011773243546485903" office:value-type="float"/>
          <table:table-cell office:value="0.9149648373296797" office:value-type="float"/>
          <table:table-cell office:value="46" office:value-type="float"/>
          <table:table-cell office:value="-0.8280072808265686" office:value-type="float"/>
        </table:table-row>
        <table:table-row>
          <table:table-cell office:value="-0.014656804203987123" office:value-type="float"/>
          <table:table-cell office:value="-0.014656804203987123" office:value-type="float"/>
          <table:table-cell office:value="-0.014656804203987123" office:value-type="float"/>
          <table:table-cell office:value="-0.014656804203987123" office:value-type="float"/>
          <table:table-cell office:value="-0.014656804203987123" office:value-type="float"/>
          <table:table-cell office:value="-0.014656804203987123" office:value-type="float"/>
          <table:table-cell office:value="0.9220280895829222" office:value-type="float"/>
          <table:table-cell office:value="47" office:value-type="float"/>
          <table:table-cell office:value="-0.28835606575012207" office:value-type="float"/>
        </table:table-row>
        <table:table-row>
          <table:table-cell office:value="-0.010155935883522035" office:value-type="float"/>
          <table:table-cell office:value="-0.010155935883522035" office:value-type="float"/>
          <table:table-cell office:value="-0.010155935883522035" office:value-type="float"/>
          <table:table-cell office:value="-0.010155935883522035" office:value-type="float"/>
          <table:table-cell office:value="-0.010155935883522035" office:value-type="float"/>
          <table:table-cell office:value="-0.010155935883522035" office:value-type="float"/>
          <table:table-cell office:value="0.9110032587983251" office:value-type="float"/>
          <table:table-cell office:value="48" office:value-type="float"/>
          <table:table-cell office:value="0.4500868320465088" office:value-type="float"/>
        </table:table-row>
        <table:table-row>
          <table:table-cell office:value="-0.018556841015815735" office:value-type="float"/>
          <table:table-cell office:value="-0.018556841015815735" office:value-type="float"/>
          <table:table-cell office:value="-0.018556841015815735" office:value-type="float"/>
          <table:table-cell office:value="-0.018556841015815735" office:value-type="float"/>
          <table:table-cell office:value="-0.018556841015815735" office:value-type="float"/>
          <table:table-cell office:value="-0.018556841015815735" office:value-type="float"/>
          <table:table-cell office:value="0.9315811897499731" office:value-type="float"/>
          <table:table-cell office:value="49" office:value-type="float"/>
          <table:table-cell office:value="-0.8400905132293701" office:value-type="float"/>
        </table:table-row>
        <table:table-row>
          <table:table-cell office:value="-0.016066229939460754" office:value-type="float"/>
          <table:table-cell office:value="-0.016066229939460754" office:value-type="float"/>
          <table:table-cell office:value="-0.016066229939460754" office:value-type="float"/>
          <table:table-cell office:value="-0.016066229939460754" office:value-type="float"/>
          <table:table-cell office:value="-0.016066229939460754" office:value-type="float"/>
          <table:table-cell office:value="-0.016066229939460754" office:value-type="float"/>
          <table:table-cell office:value="0.9254804634651794" office:value-type="float"/>
          <table:table-cell office:value="50" office:value-type="float"/>
          <table:table-cell office:value="0.24906110763549805" office:value-type="float"/>
        </table:table-row>
      </table:table>
      <table:table table:name="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5761597156524658" office:value-type="float"/>
          <table:table-cell office:value="0.005761597156524658" office:value-type="float"/>
          <table:table-cell office:value="0.005761597156524658" office:value-type="float"/>
          <table:table-cell office:value="0.005761597156524658" office:value-type="float"/>
          <table:table-cell office:value="0.005761597156524658" office:value-type="float"/>
          <table:table-cell office:value="0.005761597156524658" office:value-type="float"/>
          <table:table-cell office:value="0.8922878621223487" office:value-type="float"/>
          <table:table-cell office:value="1" office:value-type="float"/>
          <table:table-cell office:value="0.5761597156524658" office:value-type="float"/>
        </table:table-row>
        <table:table-row>
          <table:table-cell office:value="-0.001870833039283753" office:value-type="float"/>
          <table:table-cell office:value="-0.001870833039283753" office:value-type="float"/>
          <table:table-cell office:value="-0.001870833039283753" office:value-type="float"/>
          <table:table-cell office:value="-0.001870833039283753" office:value-type="float"/>
          <table:table-cell office:value="-0.001870833039283753" office:value-type="float"/>
          <table:table-cell office:value="-0.001870833039283753" office:value-type="float"/>
          <table:table-cell office:value="0.8735923026452073" office:value-type="float"/>
          <table:table-cell office:value="2" office:value-type="float"/>
          <table:table-cell office:value="-0.7632430195808411" office:value-type="float"/>
        </table:table-row>
        <table:table-row>
          <table:table-cell office:value="0.002489523291587829" office:value-type="float"/>
          <table:table-cell office:value="0.002489523291587829" office:value-type="float"/>
          <table:table-cell office:value="0.002489523291587829" office:value-type="float"/>
          <table:table-cell office:value="0.002489523291587829" office:value-type="float"/>
          <table:table-cell office:value="0.002489523291587829" office:value-type="float"/>
          <table:table-cell office:value="0.002489523291587829" office:value-type="float"/>
          <table:table-cell office:value="0.884272950752557" office:value-type="float"/>
          <table:table-cell office:value="3" office:value-type="float"/>
          <table:table-cell office:value="0.4360356330871582" office:value-type="float"/>
        </table:table-row>
        <table:table-row>
          <table:table-cell office:value="-0.0007665097713470464" office:value-type="float"/>
          <table:table-cell office:value="-0.0007665097713470464" office:value-type="float"/>
          <table:table-cell office:value="-0.0007665097713470464" office:value-type="float"/>
          <table:table-cell office:value="-0.0007665097713470464" office:value-type="float"/>
          <table:table-cell office:value="-0.0007665097713470464" office:value-type="float"/>
          <table:table-cell office:value="-0.0007665097713470464" office:value-type="float"/>
          <table:table-cell office:value="0.8762973311627351" office:value-type="float"/>
          <table:table-cell office:value="4" office:value-type="float"/>
          <table:table-cell office:value="-0.32560330629348755" office:value-type="float"/>
        </table:table-row>
        <table:table-row>
          <table:table-cell office:value="-0.008034093976020814" office:value-type="float"/>
          <table:table-cell office:value="-0.008034093976020814" office:value-type="float"/>
          <table:table-cell office:value="-0.008034093976020814" office:value-type="float"/>
          <table:table-cell office:value="-0.008034093976020814" office:value-type="float"/>
          <table:table-cell office:value="-0.008034093976020814" office:value-type="float"/>
          <table:table-cell office:value="-0.008034093976020814" office:value-type="float"/>
          <table:table-cell office:value="0.8584954581985736" office:value-type="float"/>
          <table:table-cell office:value="5" office:value-type="float"/>
          <table:table-cell office:value="-0.7267584204673767" office:value-type="float"/>
        </table:table-row>
        <table:table-row>
          <table:table-cell office:value="-0.007046502232551575" office:value-type="float"/>
          <table:table-cell office:value="-0.007046502232551575" office:value-type="float"/>
          <table:table-cell office:value="-0.007046502232551575" office:value-type="float"/>
          <table:table-cell office:value="-0.007046502232551575" office:value-type="float"/>
          <table:table-cell office:value="-0.007046502232551575" office:value-type="float"/>
          <table:table-cell office:value="-0.007046502232551575" office:value-type="float"/>
          <table:table-cell office:value="0.8609145540442589" office:value-type="float"/>
          <table:table-cell office:value="6" office:value-type="float"/>
          <table:table-cell office:value="0.09875917434692383" office:value-type="float"/>
        </table:table-row>
        <table:table-row>
          <table:table-cell office:value="-0.008539573550224305" office:value-type="float"/>
          <table:table-cell office:value="-0.008539573550224305" office:value-type="float"/>
          <table:table-cell office:value="-0.008539573550224305" office:value-type="float"/>
          <table:table-cell office:value="-0.008539573550224305" office:value-type="float"/>
          <table:table-cell office:value="-0.008539573550224305" office:value-type="float"/>
          <table:table-cell office:value="-0.008539573550224305" office:value-type="float"/>
          <table:table-cell office:value="0.8572572911663758" office:value-type="float"/>
          <table:table-cell office:value="7" office:value-type="float"/>
          <table:table-cell office:value="-0.14930713176727295" office:value-type="float"/>
        </table:table-row>
        <table:table-row>
          <table:table-cell office:value="-0.017328896522521973" office:value-type="float"/>
          <table:table-cell office:value="-0.017328896522521973" office:value-type="float"/>
          <table:table-cell office:value="-0.017328896522521973" office:value-type="float"/>
          <table:table-cell office:value="-0.017328896522521973" office:value-type="float"/>
          <table:table-cell office:value="-0.017328896522521973" office:value-type="float"/>
          <table:table-cell office:value="-0.017328896522521973" office:value-type="float"/>
          <table:table-cell office:value="0.8357279346997241" office:value-type="float"/>
          <table:table-cell office:value="8" office:value-type="float"/>
          <table:table-cell office:value="-0.8789322972297668" office:value-type="float"/>
        </table:table-row>
        <table:table-row>
          <table:table-cell office:value="-0.017221075296401978" office:value-type="float"/>
          <table:table-cell office:value="-0.017221075296401978" office:value-type="float"/>
          <table:table-cell office:value="-0.017221075296401978" office:value-type="float"/>
          <table:table-cell office:value="-0.017221075296401978" office:value-type="float"/>
          <table:table-cell office:value="-0.017221075296401978" office:value-type="float"/>
          <table:table-cell office:value="-0.017221075296401978" office:value-type="float"/>
          <table:table-cell office:value="0.8359920416871593" office:value-type="float"/>
          <table:table-cell office:value="9" office:value-type="float"/>
          <table:table-cell office:value="0.010782122611999512" office:value-type="float"/>
        </table:table-row>
        <table:table-row>
          <table:table-cell office:value="-0.010157885551452637" office:value-type="float"/>
          <table:table-cell office:value="-0.010157885551452637" office:value-type="float"/>
          <table:table-cell office:value="-0.010157885551452637" office:value-type="float"/>
          <table:table-cell office:value="-0.010157885551452637" office:value-type="float"/>
          <table:table-cell office:value="-0.010157885551452637" office:value-type="float"/>
          <table:table-cell office:value="-0.010157885551452637" office:value-type="float"/>
          <table:table-cell office:value="0.853293252518744" office:value-type="float"/>
          <table:table-cell office:value="10" office:value-type="float"/>
          <table:table-cell office:value="0.7063189744949341" office:value-type="float"/>
        </table:table-row>
        <table:table-row>
          <table:table-cell office:value="-0.01133695125579834" office:value-type="float"/>
          <table:table-cell office:value="-0.01133695125579834" office:value-type="float"/>
          <table:table-cell office:value="-0.01133695125579834" office:value-type="float"/>
          <table:table-cell office:value="-0.01133695125579834" office:value-type="float"/>
          <table:table-cell office:value="-0.01133695125579834" office:value-type="float"/>
          <table:table-cell office:value="-0.01133695125579834" office:value-type="float"/>
          <table:table-cell office:value="0.8504051431698818" office:value-type="float"/>
          <table:table-cell office:value="11" office:value-type="float"/>
          <table:table-cell office:value="-0.11790657043457031" office:value-type="float"/>
        </table:table-row>
        <table:table-row>
          <table:table-cell office:value="-0.017315831780433655" office:value-type="float"/>
          <table:table-cell office:value="-0.017315831780433655" office:value-type="float"/>
          <table:table-cell office:value="-0.017315831780433655" office:value-type="float"/>
          <table:table-cell office:value="-0.017315831780433655" office:value-type="float"/>
          <table:table-cell office:value="-0.017315831780433655" office:value-type="float"/>
          <table:table-cell office:value="-0.017315831780433655" office:value-type="float"/>
          <table:table-cell office:value="0.8357599366514615" office:value-type="float"/>
          <table:table-cell office:value="12" office:value-type="float"/>
          <table:table-cell office:value="-0.5978880524635315" office:value-type="float"/>
        </table:table-row>
        <table:table-row>
          <table:table-cell office:value="-0.019334654808044433" office:value-type="float"/>
          <table:table-cell office:value="-0.019334654808044433" office:value-type="float"/>
          <table:table-cell office:value="-0.019334654808044433" office:value-type="float"/>
          <table:table-cell office:value="-0.019334654808044433" office:value-type="float"/>
          <table:table-cell office:value="-0.019334654808044433" office:value-type="float"/>
          <table:table-cell office:value="-0.019334654808044433" office:value-type="float"/>
          <table:table-cell office:value="0.8308148503528344" office:value-type="float"/>
          <table:table-cell office:value="13" office:value-type="float"/>
          <table:table-cell office:value="-0.20188230276107788" office:value-type="float"/>
        </table:table-row>
        <table:table-row>
          <table:table-cell office:value="-0.017430419921875" office:value-type="float"/>
          <table:table-cell office:value="-0.017430419921875" office:value-type="float"/>
          <table:table-cell office:value="-0.017430419921875" office:value-type="float"/>
          <table:table-cell office:value="-0.017430419921875" office:value-type="float"/>
          <table:table-cell office:value="-0.017430419921875" office:value-type="float"/>
          <table:table-cell office:value="-0.017430419921875" office:value-type="float"/>
          <table:table-cell office:value="0.8354792541743563" office:value-type="float"/>
          <table:table-cell office:value="14" office:value-type="float"/>
          <table:table-cell office:value="0.19042348861694336" office:value-type="float"/>
        </table:table-row>
        <table:table-row>
          <table:table-cell office:value="-0.008925890922546385" office:value-type="float"/>
          <table:table-cell office:value="-0.008925890922546385" office:value-type="float"/>
          <table:table-cell office:value="-0.008925890922546385" office:value-type="float"/>
          <table:table-cell office:value="-0.008925890922546385" office:value-type="float"/>
          <table:table-cell office:value="-0.008925890922546385" office:value-type="float"/>
          <table:table-cell office:value="-0.008925890922546385" office:value-type="float"/>
          <table:table-cell office:value="0.8563110107254139" office:value-type="float"/>
          <table:table-cell office:value="15" office:value-type="float"/>
          <table:table-cell office:value="0.8504528999328613" office:value-type="float"/>
        </table:table-row>
        <table:table-row>
          <table:table-cell office:value="-0.010753772258758544" office:value-type="float"/>
          <table:table-cell office:value="-0.010753772258758544" office:value-type="float"/>
          <table:table-cell office:value="-0.010753772258758544" office:value-type="float"/>
          <table:table-cell office:value="-0.010753772258758544" office:value-type="float"/>
          <table:table-cell office:value="-0.010753772258758544" office:value-type="float"/>
          <table:table-cell office:value="-0.010753772258758544" office:value-type="float"/>
          <table:table-cell office:value="0.8518336341413374" office:value-type="float"/>
          <table:table-cell office:value="16" office:value-type="float"/>
          <table:table-cell office:value="-0.18278813362121582" office:value-type="float"/>
        </table:table-row>
        <table:table-row>
          <table:table-cell office:value="-0.007638739347457885" office:value-type="float"/>
          <table:table-cell office:value="-0.007638739347457885" office:value-type="float"/>
          <table:table-cell office:value="-0.007638739347457885" office:value-type="float"/>
          <table:table-cell office:value="-0.007638739347457885" office:value-type="float"/>
          <table:table-cell office:value="-0.007638739347457885" office:value-type="float"/>
          <table:table-cell office:value="-0.007638739347457885" office:value-type="float"/>
          <table:table-cell office:value="0.8594638753060004" office:value-type="float"/>
          <table:table-cell office:value="17" office:value-type="float"/>
          <table:table-cell office:value="0.3115032911300659" office:value-type="float"/>
        </table:table-row>
        <table:table-row>
          <table:table-cell office:value="-0.014580066800117492" office:value-type="float"/>
          <table:table-cell office:value="-0.014580066800117492" office:value-type="float"/>
          <table:table-cell office:value="-0.014580066800117492" office:value-type="float"/>
          <table:table-cell office:value="-0.014580066800117492" office:value-type="float"/>
          <table:table-cell office:value="-0.014580066800117492" office:value-type="float"/>
          <table:table-cell office:value="-0.014580066800117492" office:value-type="float"/>
          <table:table-cell office:value="0.8424611649094114" office:value-type="float"/>
          <table:table-cell office:value="18" office:value-type="float"/>
          <table:table-cell office:value="-0.6941327452659607" office:value-type="float"/>
        </table:table-row>
        <table:table-row>
          <table:table-cell office:value="-0.014813516736030579" office:value-type="float"/>
          <table:table-cell office:value="-0.014813516736030579" office:value-type="float"/>
          <table:table-cell office:value="-0.014813516736030579" office:value-type="float"/>
          <table:table-cell office:value="-0.014813516736030579" office:value-type="float"/>
          <table:table-cell office:value="-0.014813516736030579" office:value-type="float"/>
          <table:table-cell office:value="-0.014813516736030579" office:value-type="float"/>
          <table:table-cell office:value="0.8418893316859388" office:value-type="float"/>
          <table:table-cell office:value="19" office:value-type="float"/>
          <table:table-cell office:value="-0.023344993591308594" office:value-type="float"/>
        </table:table-row>
        <table:table-row>
          <table:table-cell office:value="-0.019303994774818423" office:value-type="float"/>
          <table:table-cell office:value="-0.019303994774818423" office:value-type="float"/>
          <table:table-cell office:value="-0.019303994774818423" office:value-type="float"/>
          <table:table-cell office:value="-0.019303994774818423" office:value-type="float"/>
          <table:table-cell office:value="-0.019303994774818423" office:value-type="float"/>
          <table:table-cell office:value="-0.019303994774818423" office:value-type="float"/>
          <table:table-cell office:value="0.830889951789735" office:value-type="float"/>
          <table:table-cell office:value="20" office:value-type="float"/>
          <table:table-cell office:value="-0.4490478038787842" office:value-type="float"/>
        </table:table-row>
        <table:table-row>
          <table:table-cell office:value="-0.024223430156707765" office:value-type="float"/>
          <table:table-cell office:value="-0.024223430156707765" office:value-type="float"/>
          <table:table-cell office:value="-0.024223430156707765" office:value-type="float"/>
          <table:table-cell office:value="-0.024223430156707765" office:value-type="float"/>
          <table:table-cell office:value="-0.024223430156707765" office:value-type="float"/>
          <table:table-cell office:value="-0.024223430156707765" office:value-type="float"/>
          <table:table-cell office:value="0.8188398452815124" office:value-type="float"/>
          <table:table-cell office:value="21" office:value-type="float"/>
          <table:table-cell office:value="-0.4919435381889343" office:value-type="float"/>
        </table:table-row>
        <table:table-row>
          <table:table-cell office:value="-0.032585998177528386" office:value-type="float"/>
          <table:table-cell office:value="-0.032585998177528386" office:value-type="float"/>
          <table:table-cell office:value="-0.032585998177528386" office:value-type="float"/>
          <table:table-cell office:value="-0.032585998177528386" office:value-type="float"/>
          <table:table-cell office:value="-0.032585998177528386" office:value-type="float"/>
          <table:table-cell office:value="-0.032585998177528386" office:value-type="float"/>
          <table:table-cell office:value="0.7983558206911856" office:value-type="float"/>
          <table:table-cell office:value="22" office:value-type="float"/>
          <table:table-cell office:value="-0.8362568020820618" office:value-type="float"/>
        </table:table-row>
        <table:table-row>
          <table:table-cell office:value="-0.040985541343688967" office:value-type="float"/>
          <table:table-cell office:value="-0.040985541343688967" office:value-type="float"/>
          <table:table-cell office:value="-0.040985541343688967" office:value-type="float"/>
          <table:table-cell office:value="-0.040985541343688967" office:value-type="float"/>
          <table:table-cell office:value="-0.040985541343688967" office:value-type="float"/>
          <table:table-cell office:value="-0.040985541343688967" office:value-type="float"/>
          <table:table-cell office:value="0.7777812258616108" office:value-type="float"/>
          <table:table-cell office:value="23" office:value-type="float"/>
          <table:table-cell office:value="-0.8399543166160583" office:value-type="float"/>
        </table:table-row>
        <table:table-row>
          <table:table-cell office:value="-0.03250974416732788" office:value-type="float"/>
          <table:table-cell office:value="-0.03250974416732788" office:value-type="float"/>
          <table:table-cell office:value="-0.03250974416732788" office:value-type="float"/>
          <table:table-cell office:value="-0.03250974416732788" office:value-type="float"/>
          <table:table-cell office:value="-0.03250974416732788" office:value-type="float"/>
          <table:table-cell office:value="-0.03250974416732788" office:value-type="float"/>
          <table:table-cell office:value="0.7985426041070178" office:value-type="float"/>
          <table:table-cell office:value="24" office:value-type="float"/>
          <table:table-cell office:value="0.8475797176361084" office:value-type="float"/>
        </table:table-row>
        <table:table-row>
          <table:table-cell office:value="-0.028392322063446045" office:value-type="float"/>
          <table:table-cell office:value="-0.028392322063446045" office:value-type="float"/>
          <table:table-cell office:value="-0.028392322063446045" office:value-type="float"/>
          <table:table-cell office:value="-0.028392322063446045" office:value-type="float"/>
          <table:table-cell office:value="-0.028392322063446045" office:value-type="float"/>
          <table:table-cell office:value="-0.028392322063446045" office:value-type="float"/>
          <table:table-cell office:value="0.8086281873171852" office:value-type="float"/>
          <table:table-cell office:value="25" office:value-type="float"/>
          <table:table-cell office:value="0.4117422103881836" office:value-type="float"/>
        </table:table-row>
        <table:table-row>
          <table:table-cell office:value="-0.03798966526985169" office:value-type="float"/>
          <table:table-cell office:value="-0.03798966526985169" office:value-type="float"/>
          <table:table-cell office:value="-0.03798966526985169" office:value-type="float"/>
          <table:table-cell office:value="-0.03798966526985169" office:value-type="float"/>
          <table:table-cell office:value="-0.03798966526985169" office:value-type="float"/>
          <table:table-cell office:value="-0.03798966526985169" office:value-type="float"/>
          <table:table-cell office:value="0.7851195935751247" office:value-type="float"/>
          <table:table-cell office:value="26" office:value-type="float"/>
          <table:table-cell office:value="-0.959734320640564" office:value-type="float"/>
        </table:table-row>
        <table:table-row>
          <table:table-cell office:value="-0.04634750425815583" office:value-type="float"/>
          <table:table-cell office:value="-0.04634750425815583" office:value-type="float"/>
          <table:table-cell office:value="-0.04634750425815583" office:value-type="float"/>
          <table:table-cell office:value="-0.04634750425815583" office:value-type="float"/>
          <table:table-cell office:value="-0.04634750425815583" office:value-type="float"/>
          <table:table-cell office:value="-0.04634750425815583" office:value-type="float"/>
          <table:table-cell office:value="0.7646471527014403" office:value-type="float"/>
          <table:table-cell office:value="27" office:value-type="float"/>
          <table:table-cell office:value="-0.8357838988304138" office:value-type="float"/>
        </table:table-row>
        <table:table-row>
          <table:table-cell office:value="-0.038731798529624946" office:value-type="float"/>
          <table:table-cell office:value="-0.038731798529624946" office:value-type="float"/>
          <table:table-cell office:value="-0.038731798529624946" office:value-type="float"/>
          <table:table-cell office:value="-0.038731798529624946" office:value-type="float"/>
          <table:table-cell office:value="-0.038731798529624946" office:value-type="float"/>
          <table:table-cell office:value="-0.038731798529624946" office:value-type="float"/>
          <table:table-cell office:value="0.7833017457675319" office:value-type="float"/>
          <table:table-cell office:value="28" office:value-type="float"/>
          <table:table-cell office:value="0.7615705728530884" office:value-type="float"/>
        </table:table-row>
        <table:table-row>
          <table:table-cell office:value="-0.04040397465229035" office:value-type="float"/>
          <table:table-cell office:value="-0.04040397465229035" office:value-type="float"/>
          <table:table-cell office:value="-0.04040397465229035" office:value-type="float"/>
          <table:table-cell office:value="-0.04040397465229035" office:value-type="float"/>
          <table:table-cell office:value="-0.04040397465229035" office:value-type="float"/>
          <table:table-cell office:value="-0.04040397465229035" office:value-type="float"/>
          <table:table-cell office:value="0.7792057675069359" office:value-type="float"/>
          <table:table-cell office:value="29" office:value-type="float"/>
          <table:table-cell office:value="-0.16721761226654053" office:value-type="float"/>
        </table:table-row>
        <table:table-row>
          <table:table-cell office:value="-0.039336372017860416" office:value-type="float"/>
          <table:table-cell office:value="-0.039336372017860416" office:value-type="float"/>
          <table:table-cell office:value="-0.039336372017860416" office:value-type="float"/>
          <table:table-cell office:value="-0.039336372017860416" office:value-type="float"/>
          <table:table-cell office:value="-0.039336372017860416" office:value-type="float"/>
          <table:table-cell office:value="-0.039336372017860416" office:value-type="float"/>
          <table:table-cell office:value="0.7818208492093404" office:value-type="float"/>
          <table:table-cell office:value="30" office:value-type="float"/>
          <table:table-cell office:value="0.10676026344299316" office:value-type="float"/>
        </table:table-row>
        <table:table-row>
          <table:table-cell office:value="-0.032425670027732854" office:value-type="float"/>
          <table:table-cell office:value="-0.032425670027732854" office:value-type="float"/>
          <table:table-cell office:value="-0.032425670027732854" office:value-type="float"/>
          <table:table-cell office:value="-0.032425670027732854" office:value-type="float"/>
          <table:table-cell office:value="-0.032425670027732854" office:value-type="float"/>
          <table:table-cell office:value="-0.032425670027732854" office:value-type="float"/>
          <table:table-cell office:value="0.7987485428495892" office:value-type="float"/>
          <table:table-cell office:value="31" office:value-type="float"/>
          <table:table-cell office:value="0.6910701990127563" office:value-type="float"/>
        </table:table-row>
        <table:table-row>
          <table:table-cell office:value="-0.0399297970533371" office:value-type="float"/>
          <table:table-cell office:value="-0.0399297970533371" office:value-type="float"/>
          <table:table-cell office:value="-0.0399297970533371" office:value-type="float"/>
          <table:table-cell office:value="-0.0399297970533371" office:value-type="float"/>
          <table:table-cell office:value="-0.0399297970533371" office:value-type="float"/>
          <table:table-cell office:value="-0.0399297970533371" office:value-type="float"/>
          <table:table-cell office:value="0.7803672606718295" office:value-type="float"/>
          <table:table-cell office:value="32" office:value-type="float"/>
          <table:table-cell office:value="-0.7504127025604248" office:value-type="float"/>
        </table:table-row>
        <table:table-row>
          <table:table-cell office:value="-0.039035194516181954" office:value-type="float"/>
          <table:table-cell office:value="-0.039035194516181954" office:value-type="float"/>
          <table:table-cell office:value="-0.039035194516181954" office:value-type="float"/>
          <table:table-cell office:value="-0.039035194516181954" office:value-type="float"/>
          <table:table-cell office:value="-0.039035194516181954" office:value-type="float"/>
          <table:table-cell office:value="-0.039035194516181954" office:value-type="float"/>
          <table:table-cell office:value="0.7825585804104589" office:value-type="float"/>
          <table:table-cell office:value="33" office:value-type="float"/>
          <table:table-cell office:value="0.08946025371551514" office:value-type="float"/>
        </table:table-row>
        <table:table-row>
          <table:table-cell office:value="-0.04706508219242097" office:value-type="float"/>
          <table:table-cell office:value="-0.04706508219242097" office:value-type="float"/>
          <table:table-cell office:value="-0.04706508219242097" office:value-type="float"/>
          <table:table-cell office:value="-0.04706508219242097" office:value-type="float"/>
          <table:table-cell office:value="-0.04706508219242097" office:value-type="float"/>
          <table:table-cell office:value="-0.04706508219242097" office:value-type="float"/>
          <table:table-cell office:value="0.7628894529118104" office:value-type="float"/>
          <table:table-cell office:value="34" office:value-type="float"/>
          <table:table-cell office:value="-0.8029887676239014" office:value-type="float"/>
        </table:table-row>
        <table:table-row>
          <table:table-cell office:value="-0.04262617170810701" office:value-type="float"/>
          <table:table-cell office:value="-0.04262617170810701" office:value-type="float"/>
          <table:table-cell office:value="-0.04262617170810701" office:value-type="float"/>
          <table:table-cell office:value="-0.04262617170810701" office:value-type="float"/>
          <table:table-cell office:value="-0.04262617170810701" office:value-type="float"/>
          <table:table-cell office:value="-0.04262617170810701" office:value-type="float"/>
          <table:table-cell office:value="0.7737625186122701" office:value-type="float"/>
          <table:table-cell office:value="35" office:value-type="float"/>
          <table:table-cell office:value="0.4438910484313965" office:value-type="float"/>
        </table:table-row>
        <table:table-row>
          <table:table-cell office:value="-0.03571633279323579" office:value-type="float"/>
          <table:table-cell office:value="-0.03571633279323579" office:value-type="float"/>
          <table:table-cell office:value="-0.03571633279323579" office:value-type="float"/>
          <table:table-cell office:value="-0.03571633279323579" office:value-type="float"/>
          <table:table-cell office:value="-0.03571633279323579" office:value-type="float"/>
          <table:table-cell office:value="-0.03571633279323579" office:value-type="float"/>
          <table:table-cell office:value="0.7906880981585312" office:value-type="float"/>
          <table:table-cell office:value="36" office:value-type="float"/>
          <table:table-cell office:value="0.6909838914871216" office:value-type="float"/>
        </table:table-row>
        <table:table-row>
          <table:table-cell office:value="-0.037597199082374584" office:value-type="float"/>
          <table:table-cell office:value="-0.037597199082374584" office:value-type="float"/>
          <table:table-cell office:value="-0.037597199082374584" office:value-type="float"/>
          <table:table-cell office:value="-0.037597199082374584" office:value-type="float"/>
          <table:table-cell office:value="-0.037597199082374584" office:value-type="float"/>
          <table:table-cell office:value="-0.037597199082374584" office:value-type="float"/>
          <table:table-cell office:value="0.786080935475739" office:value-type="float"/>
          <table:table-cell office:value="37" office:value-type="float"/>
          <table:table-cell office:value="-0.1880866289138794" office:value-type="float"/>
        </table:table-row>
        <table:table-row>
          <table:table-cell office:value="-0.028004286885261548" office:value-type="float"/>
          <table:table-cell office:value="-0.028004286885261548" office:value-type="float"/>
          <table:table-cell office:value="-0.028004286885261548" office:value-type="float"/>
          <table:table-cell office:value="-0.028004286885261548" office:value-type="float"/>
          <table:table-cell office:value="-0.028004286885261548" office:value-type="float"/>
          <table:table-cell office:value="-0.028004286885261548" office:value-type="float"/>
          <table:table-cell office:value="0.809578675505987" office:value-type="float"/>
          <table:table-cell office:value="38" office:value-type="float"/>
          <table:table-cell office:value="0.9592912197113037" office:value-type="float"/>
        </table:table-row>
        <table:table-row>
          <table:table-cell office:value="-0.026141977906227125" office:value-type="float"/>
          <table:table-cell office:value="-0.026141977906227125" office:value-type="float"/>
          <table:table-cell office:value="-0.026141977906227125" office:value-type="float"/>
          <table:table-cell office:value="-0.026141977906227125" office:value-type="float"/>
          <table:table-cell office:value="-0.026141977906227125" office:value-type="float"/>
          <table:table-cell office:value="-0.026141977906227125" office:value-type="float"/>
          <table:table-cell office:value="0.814140382248025" office:value-type="float"/>
          <table:table-cell office:value="39" office:value-type="float"/>
          <table:table-cell office:value="0.18623089790344238" office:value-type="float"/>
        </table:table-row>
        <table:table-row>
          <table:table-cell office:value="-0.031227519512176526" office:value-type="float"/>
          <table:table-cell office:value="-0.031227519512176526" office:value-type="float"/>
          <table:table-cell office:value="-0.031227519512176526" office:value-type="float"/>
          <table:table-cell office:value="-0.031227519512176526" office:value-type="float"/>
          <table:table-cell office:value="-0.031227519512176526" office:value-type="float"/>
          <table:table-cell office:value="-0.031227519512176526" office:value-type="float"/>
          <table:table-cell office:value="0.8016834002477549" office:value-type="float"/>
          <table:table-cell office:value="40" office:value-type="float"/>
          <table:table-cell office:value="-0.5085541605949402" office:value-type="float"/>
        </table:table-row>
        <table:table-row>
          <table:table-cell office:value="-0.028930842876434337" office:value-type="float"/>
          <table:table-cell office:value="-0.028930842876434337" office:value-type="float"/>
          <table:table-cell office:value="-0.028930842876434337" office:value-type="float"/>
          <table:table-cell office:value="-0.028930842876434337" office:value-type="float"/>
          <table:table-cell office:value="-0.028930842876434337" office:value-type="float"/>
          <table:table-cell office:value="-0.028930842876434337" office:value-type="float"/>
          <table:table-cell office:value="0.807309086109495" office:value-type="float"/>
          <table:table-cell office:value="41" office:value-type="float"/>
          <table:table-cell office:value="0.22966766357421875" office:value-type="float"/>
        </table:table-row>
        <table:table-row>
          <table:table-cell office:value="-0.031019110679626476" office:value-type="float"/>
          <table:table-cell office:value="-0.031019110679626476" office:value-type="float"/>
          <table:table-cell office:value="-0.031019110679626476" office:value-type="float"/>
          <table:table-cell office:value="-0.031019110679626476" office:value-type="float"/>
          <table:table-cell office:value="-0.031019110679626476" office:value-type="float"/>
          <table:table-cell office:value="-0.031019110679626476" office:value-type="float"/>
          <table:table-cell office:value="0.8021938955453916" office:value-type="float"/>
          <table:table-cell office:value="42" office:value-type="float"/>
          <table:table-cell office:value="-0.20882678031921387" office:value-type="float"/>
        </table:table-row>
        <table:table-row>
          <table:table-cell office:value="-0.03882252037525178" office:value-type="float"/>
          <table:table-cell office:value="-0.03882252037525178" office:value-type="float"/>
          <table:table-cell office:value="-0.03882252037525178" office:value-type="float"/>
          <table:table-cell office:value="-0.03882252037525178" office:value-type="float"/>
          <table:table-cell office:value="-0.03882252037525178" office:value-type="float"/>
          <table:table-cell office:value="-0.03882252037525178" office:value-type="float"/>
          <table:table-cell office:value="0.7830795235372225" office:value-type="float"/>
          <table:table-cell office:value="43" office:value-type="float"/>
          <table:table-cell office:value="-0.7803409695625305" office:value-type="float"/>
        </table:table-row>
        <table:table-row>
          <table:table-cell office:value="-0.04662191092967988" office:value-type="float"/>
          <table:table-cell office:value="-0.04662191092967988" office:value-type="float"/>
          <table:table-cell office:value="-0.04662191092967988" office:value-type="float"/>
          <table:table-cell office:value="-0.04662191092967988" office:value-type="float"/>
          <table:table-cell office:value="-0.04662191092967988" office:value-type="float"/>
          <table:table-cell office:value="-0.04662191092967988" office:value-type="float"/>
          <table:table-cell office:value="0.7639749963741909" office:value-type="float"/>
          <table:table-cell office:value="44" office:value-type="float"/>
          <table:table-cell office:value="-0.77993905544281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557004018462339" office:value-type="float"/>
          <table:table-cell office:value="45" office:value-type="float"/>
          <table:table-cell office:value="-0.38202702999114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557004018462339" office:value-type="float"/>
          <table:table-cell office:value="46" office:value-type="float"/>
          <table:table-cell office:value="-0.6455143094062805" office:value-type="float"/>
        </table:table-row>
        <table:table-row>
          <table:table-cell office:value="-0.04631137251853943" office:value-type="float"/>
          <table:table-cell office:value="-0.04631137251853943" office:value-type="float"/>
          <table:table-cell office:value="-0.04631137251853943" office:value-type="float"/>
          <table:table-cell office:value="-0.04631137251853943" office:value-type="float"/>
          <table:table-cell office:value="-0.04631137251853943" office:value-type="float"/>
          <table:table-cell office:value="-0.04631137251853943" office:value-type="float"/>
          <table:table-cell office:value="0.7647356570270196" office:value-type="float"/>
          <table:table-cell office:value="47" office:value-type="float"/>
          <table:table-cell office:value="0.368862748146057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557004018462339" office:value-type="float"/>
          <table:table-cell office:value="48" office:value-type="float"/>
          <table:table-cell office:value="-0.45056676864624023" office:value-type="float"/>
        </table:table-row>
        <table:table-row>
          <table:table-cell office:value="-0.04161896586418152" office:value-type="float"/>
          <table:table-cell office:value="-0.04161896586418152" office:value-type="float"/>
          <table:table-cell office:value="-0.04161896586418152" office:value-type="float"/>
          <table:table-cell office:value="-0.04161896586418152" office:value-type="float"/>
          <table:table-cell office:value="-0.04161896586418152" office:value-type="float"/>
          <table:table-cell office:value="-0.04161896586418152" office:value-type="float"/>
          <table:table-cell office:value="0.7762296589958368" office:value-type="float"/>
          <table:table-cell office:value="49" office:value-type="float"/>
          <table:table-cell office:value="0.83810341358184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557004018462339" office:value-type="float"/>
          <table:table-cell office:value="50" office:value-type="float"/>
          <table:table-cell office:value="-0.9335338473320007" office:value-type="float"/>
        </table:table-row>
      </table:table>
      <table:table table:name="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3408831357955933" office:value-type="float"/>
          <table:table-cell office:value="-0.003408831357955933" office:value-type="float"/>
          <table:table-cell office:value="-0.003408831357955933" office:value-type="float"/>
          <table:table-cell office:value="-0.003408831357955933" office:value-type="float"/>
          <table:table-cell office:value="-0.003408831357955933" office:value-type="float"/>
          <table:table-cell office:value="-0.003408831357955933" office:value-type="float"/>
          <table:table-cell office:value="0.9562594173782211" office:value-type="float"/>
          <table:table-cell office:value="1" office:value-type="float"/>
          <table:table-cell office:value="-0.34088313579559326" office:value-type="float"/>
        </table:table-row>
        <table:table-row>
          <table:table-cell office:value="-0.007698853015899659" office:value-type="float"/>
          <table:table-cell office:value="-0.007698853015899659" office:value-type="float"/>
          <table:table-cell office:value="-0.007698853015899659" office:value-type="float"/>
          <table:table-cell office:value="-0.007698853015899659" office:value-type="float"/>
          <table:table-cell office:value="-0.007698853015899659" office:value-type="float"/>
          <table:table-cell office:value="-0.007698853015899659" office:value-type="float"/>
          <table:table-cell office:value="0.9457510533307701" office:value-type="float"/>
          <table:table-cell office:value="2" office:value-type="float"/>
          <table:table-cell office:value="-0.42900216579437256" office:value-type="float"/>
        </table:table-row>
        <table:table-row>
          <table:table-cell office:value="-0.005501471757888794" office:value-type="float"/>
          <table:table-cell office:value="-0.005501471757888794" office:value-type="float"/>
          <table:table-cell office:value="-0.005501471757888794" office:value-type="float"/>
          <table:table-cell office:value="-0.005501471757888794" office:value-type="float"/>
          <table:table-cell office:value="-0.005501471757888794" office:value-type="float"/>
          <table:table-cell office:value="-0.005501471757888794" office:value-type="float"/>
          <table:table-cell office:value="0.9511335161832518" office:value-type="float"/>
          <table:table-cell office:value="3" office:value-type="float"/>
          <table:table-cell office:value="0.21973812580108643" office:value-type="float"/>
        </table:table-row>
        <table:table-row>
          <table:table-cell office:value="-0.004142576456069947" office:value-type="float"/>
          <table:table-cell office:value="-0.004142576456069947" office:value-type="float"/>
          <table:table-cell office:value="-0.004142576456069947" office:value-type="float"/>
          <table:table-cell office:value="-0.004142576456069947" office:value-type="float"/>
          <table:table-cell office:value="-0.004142576456069947" office:value-type="float"/>
          <table:table-cell office:value="-0.004142576456069947" office:value-type="float"/>
          <table:table-cell office:value="0.9544621162865733" office:value-type="float"/>
          <table:table-cell office:value="4" office:value-type="float"/>
          <table:table-cell office:value="0.13588953018188477" office:value-type="float"/>
        </table:table-row>
        <table:table-row>
          <table:table-cell office:value="0.0001594913005828853" office:value-type="float"/>
          <table:table-cell office:value="0.0001594913005828853" office:value-type="float"/>
          <table:table-cell office:value="0.0001594913005828853" office:value-type="float"/>
          <table:table-cell office:value="0.0001594913005828853" office:value-type="float"/>
          <table:table-cell office:value="0.0001594913005828853" office:value-type="float"/>
          <table:table-cell office:value="0.0001594913005828853" office:value-type="float"/>
          <table:table-cell office:value="0.9649999871292526" office:value-type="float"/>
          <table:table-cell office:value="5" office:value-type="float"/>
          <table:table-cell office:value="0.4302067756652832" office:value-type="float"/>
        </table:table-row>
        <table:table-row>
          <table:table-cell office:value="-0.005519825220108032" office:value-type="float"/>
          <table:table-cell office:value="-0.005519825220108032" office:value-type="float"/>
          <table:table-cell office:value="-0.005519825220108032" office:value-type="float"/>
          <table:table-cell office:value="-0.005519825220108032" office:value-type="float"/>
          <table:table-cell office:value="-0.005519825220108032" office:value-type="float"/>
          <table:table-cell office:value="-0.005519825220108032" office:value-type="float"/>
          <table:table-cell office:value="0.9510885595658012" office:value-type="float"/>
          <table:table-cell office:value="6" office:value-type="float"/>
          <table:table-cell office:value="-0.5679316520690918" office:value-type="float"/>
        </table:table-row>
        <table:table-row>
          <table:table-cell office:value="-0.009557501077651978" office:value-type="float"/>
          <table:table-cell office:value="-0.009557501077651978" office:value-type="float"/>
          <table:table-cell office:value="-0.009557501077651978" office:value-type="float"/>
          <table:table-cell office:value="-0.009557501077651978" office:value-type="float"/>
          <table:table-cell office:value="-0.009557501077651978" office:value-type="float"/>
          <table:table-cell office:value="-0.009557501077651978" office:value-type="float"/>
          <table:table-cell office:value="0.9411983139680641" office:value-type="float"/>
          <table:table-cell office:value="7" office:value-type="float"/>
          <table:table-cell office:value="-0.40376758575439453" office:value-type="float"/>
        </table:table-row>
        <table:table-row>
          <table:table-cell office:value="-0.007584358453750611" office:value-type="float"/>
          <table:table-cell office:value="-0.007584358453750611" office:value-type="float"/>
          <table:table-cell office:value="-0.007584358453750611" office:value-type="float"/>
          <table:table-cell office:value="-0.007584358453750611" office:value-type="float"/>
          <table:table-cell office:value="-0.007584358453750611" office:value-type="float"/>
          <table:table-cell office:value="-0.007584358453750611" office:value-type="float"/>
          <table:table-cell office:value="0.9460315065863587" office:value-type="float"/>
          <table:table-cell office:value="8" office:value-type="float"/>
          <table:table-cell office:value="0.19731426239013672" office:value-type="float"/>
        </table:table-row>
        <table:table-row>
          <table:table-cell office:value="-0.016090729236602784" office:value-type="float"/>
          <table:table-cell office:value="-0.016090729236602784" office:value-type="float"/>
          <table:table-cell office:value="-0.016090729236602784" office:value-type="float"/>
          <table:table-cell office:value="-0.016090729236602784" office:value-type="float"/>
          <table:table-cell office:value="-0.016090729236602784" office:value-type="float"/>
          <table:table-cell office:value="-0.016090729236602784" office:value-type="float"/>
          <table:table-cell office:value="0.9251952386054518" office:value-type="float"/>
          <table:table-cell office:value="9" office:value-type="float"/>
          <table:table-cell office:value="-0.8506370782852173" office:value-type="float"/>
        </table:table-row>
        <table:table-row>
          <table:table-cell office:value="-0.0225111323595047" office:value-type="float"/>
          <table:table-cell office:value="-0.0225111323595047" office:value-type="float"/>
          <table:table-cell office:value="-0.0225111323595047" office:value-type="float"/>
          <table:table-cell office:value="-0.0225111323595047" office:value-type="float"/>
          <table:table-cell office:value="-0.0225111323595047" office:value-type="float"/>
          <table:table-cell office:value="-0.0225111323595047" office:value-type="float"/>
          <table:table-cell office:value="0.9094685270113705" office:value-type="float"/>
          <table:table-cell office:value="10" office:value-type="float"/>
          <table:table-cell office:value="-0.6420403122901917" office:value-type="float"/>
        </table:table-row>
        <table:table-row>
          <table:table-cell office:value="-0.03186772108078003" office:value-type="float"/>
          <table:table-cell office:value="-0.03186772108078003" office:value-type="float"/>
          <table:table-cell office:value="-0.03186772108078003" office:value-type="float"/>
          <table:table-cell office:value="-0.03186772108078003" office:value-type="float"/>
          <table:table-cell office:value="-0.03186772108078003" office:value-type="float"/>
          <table:table-cell office:value="-0.03186772108078003" office:value-type="float"/>
          <table:table-cell office:value="0.8865496589111658" office:value-type="float"/>
          <table:table-cell office:value="11" office:value-type="float"/>
          <table:table-cell office:value="-0.935658872127533" office:value-type="float"/>
        </table:table-row>
        <table:table-row>
          <table:table-cell office:value="-0.04063635230064392" office:value-type="float"/>
          <table:table-cell office:value="-0.04063635230064392" office:value-type="float"/>
          <table:table-cell office:value="-0.04063635230064392" office:value-type="float"/>
          <table:table-cell office:value="-0.04063635230064392" office:value-type="float"/>
          <table:table-cell office:value="-0.04063635230064392" office:value-type="float"/>
          <table:table-cell office:value="-0.04063635230064392" office:value-type="float"/>
          <table:table-cell office:value="0.8650709866798608" office:value-type="float"/>
          <table:table-cell office:value="12" office:value-type="float"/>
          <table:table-cell office:value="-0.8768631219863892" office:value-type="float"/>
        </table:table-row>
        <table:table-row>
          <table:table-cell office:value="-0.04008362412452698" office:value-type="float"/>
          <table:table-cell office:value="-0.04008362412452698" office:value-type="float"/>
          <table:table-cell office:value="-0.04008362412452698" office:value-type="float"/>
          <table:table-cell office:value="-0.04008362412452698" office:value-type="float"/>
          <table:table-cell office:value="-0.04008362412452698" office:value-type="float"/>
          <table:table-cell office:value="-0.04008362412452698" office:value-type="float"/>
          <table:table-cell office:value="0.8664248886778065" office:value-type="float"/>
          <table:table-cell office:value="13" office:value-type="float"/>
          <table:table-cell office:value="0.055272817611694336" office:value-type="float"/>
        </table:table-row>
        <table:table-row>
          <table:table-cell office:value="-0.03176125168800354" office:value-type="float"/>
          <table:table-cell office:value="-0.03176125168800354" office:value-type="float"/>
          <table:table-cell office:value="-0.03176125168800354" office:value-type="float"/>
          <table:table-cell office:value="-0.03176125168800354" office:value-type="float"/>
          <table:table-cell office:value="-0.03176125168800354" office:value-type="float"/>
          <table:table-cell office:value="-0.03176125168800354" office:value-type="float"/>
          <table:table-cell office:value="0.8868104545966922" office:value-type="float"/>
          <table:table-cell office:value="14" office:value-type="float"/>
          <table:table-cell office:value="0.8322372436523438" office:value-type="float"/>
        </table:table-row>
        <table:table-row>
          <table:table-cell office:value="-0.029901002645492555" office:value-type="float"/>
          <table:table-cell office:value="-0.029901002645492555" office:value-type="float"/>
          <table:table-cell office:value="-0.029901002645492555" office:value-type="float"/>
          <table:table-cell office:value="-0.029901002645492555" office:value-type="float"/>
          <table:table-cell office:value="-0.029901002645492555" office:value-type="float"/>
          <table:table-cell office:value="-0.029901002645492555" office:value-type="float"/>
          <table:table-cell office:value="0.8913671155453451" office:value-type="float"/>
          <table:table-cell office:value="15" office:value-type="float"/>
          <table:table-cell office:value="0.18602490425109863" office:value-type="float"/>
        </table:table-row>
        <table:table-row>
          <table:table-cell office:value="-0.025930809974670413" office:value-type="float"/>
          <table:table-cell office:value="-0.025930809974670413" office:value-type="float"/>
          <table:table-cell office:value="-0.025930809974670413" office:value-type="float"/>
          <table:table-cell office:value="-0.025930809974670413" office:value-type="float"/>
          <table:table-cell office:value="-0.025930809974670413" office:value-type="float"/>
          <table:table-cell office:value="-0.025930809974670413" office:value-type="float"/>
          <table:table-cell office:value="0.9010920617693968" office:value-type="float"/>
          <table:table-cell office:value="16" office:value-type="float"/>
          <table:table-cell office:value="0.39701926708221436" office:value-type="float"/>
        </table:table-row>
        <table:table-row>
          <table:table-cell office:value="-0.01900553584098816" office:value-type="float"/>
          <table:table-cell office:value="-0.01900553584098816" office:value-type="float"/>
          <table:table-cell office:value="-0.01900553584098816" office:value-type="float"/>
          <table:table-cell office:value="-0.01900553584098816" office:value-type="float"/>
          <table:table-cell office:value="-0.01900553584098816" office:value-type="float"/>
          <table:table-cell office:value="-0.01900553584098816" office:value-type="float"/>
          <table:table-cell office:value="0.9180554497258132" office:value-type="float"/>
          <table:table-cell office:value="17" office:value-type="float"/>
          <table:table-cell office:value="0.6925274133682251" office:value-type="float"/>
        </table:table-row>
        <table:table-row>
          <table:table-cell office:value="-0.028480246663093567" office:value-type="float"/>
          <table:table-cell office:value="-0.028480246663093567" office:value-type="float"/>
          <table:table-cell office:value="-0.028480246663093567" office:value-type="float"/>
          <table:table-cell office:value="-0.028480246663093567" office:value-type="float"/>
          <table:table-cell office:value="-0.028480246663093567" office:value-type="float"/>
          <table:table-cell office:value="-0.028480246663093567" office:value-type="float"/>
          <table:table-cell office:value="0.8948472427512292" office:value-type="float"/>
          <table:table-cell office:value="18" office:value-type="float"/>
          <table:table-cell office:value="-0.9474710822105408" office:value-type="float"/>
        </table:table-row>
        <table:table-row>
          <table:table-cell office:value="-0.029264967441558837" office:value-type="float"/>
          <table:table-cell office:value="-0.029264967441558837" office:value-type="float"/>
          <table:table-cell office:value="-0.029264967441558837" office:value-type="float"/>
          <table:table-cell office:value="-0.029264967441558837" office:value-type="float"/>
          <table:table-cell office:value="-0.029264967441558837" office:value-type="float"/>
          <table:table-cell office:value="-0.029264967441558837" office:value-type="float"/>
          <table:table-cell office:value="0.8929250772534297" office:value-type="float"/>
          <table:table-cell office:value="19" office:value-type="float"/>
          <table:table-cell office:value="-0.0784720778465271" office:value-type="float"/>
        </table:table-row>
        <table:table-row>
          <table:table-cell office:value="-0.02655972957611084" office:value-type="float"/>
          <table:table-cell office:value="-0.02655972957611084" office:value-type="float"/>
          <table:table-cell office:value="-0.02655972957611084" office:value-type="float"/>
          <table:table-cell office:value="-0.02655972957611084" office:value-type="float"/>
          <table:table-cell office:value="-0.02655972957611084" office:value-type="float"/>
          <table:table-cell office:value="-0.02655972957611084" office:value-type="float"/>
          <table:table-cell office:value="0.8995515296566332" office:value-type="float"/>
          <table:table-cell office:value="20" office:value-type="float"/>
          <table:table-cell office:value="0.2705237865447998" office:value-type="float"/>
        </table:table-row>
        <table:table-row>
          <table:table-cell office:value="-0.028292869925498964" office:value-type="float"/>
          <table:table-cell office:value="-0.028292869925498964" office:value-type="float"/>
          <table:table-cell office:value="-0.028292869925498964" office:value-type="float"/>
          <table:table-cell office:value="-0.028292869925498964" office:value-type="float"/>
          <table:table-cell office:value="-0.028292869925498964" office:value-type="float"/>
          <table:table-cell office:value="-0.028292869925498964" office:value-type="float"/>
          <table:table-cell office:value="0.8953062201480033" office:value-type="float"/>
          <table:table-cell office:value="21" office:value-type="float"/>
          <table:table-cell office:value="-0.17331403493881226" office:value-type="float"/>
        </table:table-row>
        <table:table-row>
          <table:table-cell office:value="-0.0247328919172287" office:value-type="float"/>
          <table:table-cell office:value="-0.0247328919172287" office:value-type="float"/>
          <table:table-cell office:value="-0.0247328919172287" office:value-type="float"/>
          <table:table-cell office:value="-0.0247328919172287" office:value-type="float"/>
          <table:table-cell office:value="-0.0247328919172287" office:value-type="float"/>
          <table:table-cell office:value="-0.0247328919172287" office:value-type="float"/>
          <table:table-cell office:value="0.904026349763795" office:value-type="float"/>
          <table:table-cell office:value="22" office:value-type="float"/>
          <table:table-cell office:value="0.35599780082702637" office:value-type="float"/>
        </table:table-row>
        <table:table-row>
          <table:table-cell office:value="-0.017522693276405335" office:value-type="float"/>
          <table:table-cell office:value="-0.017522693276405335" office:value-type="float"/>
          <table:table-cell office:value="-0.017522693276405335" office:value-type="float"/>
          <table:table-cell office:value="-0.017522693276405335" office:value-type="float"/>
          <table:table-cell office:value="-0.017522693276405335" office:value-type="float"/>
          <table:table-cell office:value="-0.017522693276405335" office:value-type="float"/>
          <table:table-cell office:value="0.9216876573779211" office:value-type="float"/>
          <table:table-cell office:value="23" office:value-type="float"/>
          <table:table-cell office:value="0.7210198640823364" office:value-type="float"/>
        </table:table-row>
        <table:table-row>
          <table:table-cell office:value="-0.0213508814573288" office:value-type="float"/>
          <table:table-cell office:value="-0.0213508814573288" office:value-type="float"/>
          <table:table-cell office:value="-0.0213508814573288" office:value-type="float"/>
          <table:table-cell office:value="-0.0213508814573288" office:value-type="float"/>
          <table:table-cell office:value="-0.0213508814573288" office:value-type="float"/>
          <table:table-cell office:value="-0.0213508814573288" office:value-type="float"/>
          <table:table-cell office:value="0.9123105496953052" office:value-type="float"/>
          <table:table-cell office:value="24" office:value-type="float"/>
          <table:table-cell office:value="-0.3828188180923462" office:value-type="float"/>
        </table:table-row>
        <table:table-row>
          <table:table-cell office:value="-0.013783268332481387" office:value-type="float"/>
          <table:table-cell office:value="-0.013783268332481387" office:value-type="float"/>
          <table:table-cell office:value="-0.013783268332481387" office:value-type="float"/>
          <table:table-cell office:value="-0.013783268332481387" office:value-type="float"/>
          <table:table-cell office:value="-0.013783268332481387" office:value-type="float"/>
          <table:table-cell office:value="-0.013783268332481387" office:value-type="float"/>
          <table:table-cell office:value="0.9308473404219704" office:value-type="float"/>
          <table:table-cell office:value="25" office:value-type="float"/>
          <table:table-cell office:value="0.7567613124847412" office:value-type="float"/>
        </table:table-row>
        <table:table-row>
          <table:table-cell office:value="-0.017317264676094058" office:value-type="float"/>
          <table:table-cell office:value="-0.017317264676094058" office:value-type="float"/>
          <table:table-cell office:value="-0.017317264676094058" office:value-type="float"/>
          <table:table-cell office:value="-0.017317264676094058" office:value-type="float"/>
          <table:table-cell office:value="-0.017317264676094058" office:value-type="float"/>
          <table:table-cell office:value="-0.017317264676094058" office:value-type="float"/>
          <table:table-cell office:value="0.9221908526272579" office:value-type="float"/>
          <table:table-cell office:value="26" office:value-type="float"/>
          <table:table-cell office:value="-0.3533996343612671" office:value-type="float"/>
        </table:table-row>
        <table:table-row>
          <table:table-cell office:value="-0.020018965601921086" office:value-type="float"/>
          <table:table-cell office:value="-0.020018965601921086" office:value-type="float"/>
          <table:table-cell office:value="-0.020018965601921086" office:value-type="float"/>
          <table:table-cell office:value="-0.020018965601921086" office:value-type="float"/>
          <table:table-cell office:value="-0.020018965601921086" office:value-type="float"/>
          <table:table-cell office:value="-0.020018965601921086" office:value-type="float"/>
          <table:table-cell office:value="0.9155730639213768" office:value-type="float"/>
          <table:table-cell office:value="27" office:value-type="float"/>
          <table:table-cell office:value="-0.27017009258270264" office:value-type="float"/>
        </table:table-row>
        <table:table-row>
          <table:table-cell office:value="-0.015723535418510442" office:value-type="float"/>
          <table:table-cell office:value="-0.015723535418510442" office:value-type="float"/>
          <table:table-cell office:value="-0.015723535418510442" office:value-type="float"/>
          <table:table-cell office:value="-0.015723535418510442" office:value-type="float"/>
          <table:table-cell office:value="-0.015723535418510442" office:value-type="float"/>
          <table:table-cell office:value="-0.015723535418510442" office:value-type="float"/>
          <table:table-cell office:value="0.9260946760964824" office:value-type="float"/>
          <table:table-cell office:value="28" office:value-type="float"/>
          <table:table-cell office:value="0.42954301834106445" office:value-type="float"/>
        </table:table-row>
        <table:table-row>
          <table:table-cell office:value="-0.019856509566307072" office:value-type="float"/>
          <table:table-cell office:value="-0.019856509566307072" office:value-type="float"/>
          <table:table-cell office:value="-0.019856509566307072" office:value-type="float"/>
          <table:table-cell office:value="-0.019856509566307072" office:value-type="float"/>
          <table:table-cell office:value="-0.019856509566307072" office:value-type="float"/>
          <table:table-cell office:value="-0.019856509566307072" office:value-type="float"/>
          <table:table-cell office:value="0.9159709983142665" office:value-type="float"/>
          <table:table-cell office:value="29" office:value-type="float"/>
          <table:table-cell office:value="-0.4132974147796631" office:value-type="float"/>
        </table:table-row>
        <table:table-row>
          <table:table-cell office:value="-0.017812151312828067" office:value-type="float"/>
          <table:table-cell office:value="-0.017812151312828067" office:value-type="float"/>
          <table:table-cell office:value="-0.017812151312828067" office:value-type="float"/>
          <table:table-cell office:value="-0.017812151312828067" office:value-type="float"/>
          <table:table-cell office:value="-0.017812151312828067" office:value-type="float"/>
          <table:table-cell office:value="-0.017812151312828067" office:value-type="float"/>
          <table:table-cell office:value="0.9209786328867374" office:value-type="float"/>
          <table:table-cell office:value="30" office:value-type="float"/>
          <table:table-cell office:value="0.2044358253479004" office:value-type="float"/>
        </table:table-row>
        <table:table-row>
          <table:table-cell office:value="-0.0120515912771225" office:value-type="float"/>
          <table:table-cell office:value="-0.0120515912771225" office:value-type="float"/>
          <table:table-cell office:value="-0.0120515912771225" office:value-type="float"/>
          <table:table-cell office:value="-0.0120515912771225" office:value-type="float"/>
          <table:table-cell office:value="-0.0120515912771225" office:value-type="float"/>
          <table:table-cell office:value="-0.0120515912771225" office:value-type="float"/>
          <table:table-cell office:value="0.935089065606885" office:value-type="float"/>
          <table:table-cell office:value="31" office:value-type="float"/>
          <table:table-cell office:value="0.5760560035705566" office:value-type="float"/>
        </table:table-row>
        <table:table-row>
          <table:table-cell office:value="-0.011327065825462345" office:value-type="float"/>
          <table:table-cell office:value="-0.011327065825462345" office:value-type="float"/>
          <table:table-cell office:value="-0.011327065825462345" office:value-type="float"/>
          <table:table-cell office:value="-0.011327065825462345" office:value-type="float"/>
          <table:table-cell office:value="-0.011327065825462345" office:value-type="float"/>
          <table:table-cell office:value="-0.011327065825462345" office:value-type="float"/>
          <table:table-cell office:value="0.9368637832691118" office:value-type="float"/>
          <table:table-cell office:value="32" office:value-type="float"/>
          <table:table-cell office:value="0.07245254516601562" office:value-type="float"/>
        </table:table-row>
        <table:table-row>
          <table:table-cell office:value="-0.020295909643173224" office:value-type="float"/>
          <table:table-cell office:value="-0.020295909643173224" office:value-type="float"/>
          <table:table-cell office:value="-0.020295909643173224" office:value-type="float"/>
          <table:table-cell office:value="-0.020295909643173224" office:value-type="float"/>
          <table:table-cell office:value="-0.020295909643173224" office:value-type="float"/>
          <table:table-cell office:value="-0.020295909643173224" office:value-type="float"/>
          <table:table-cell office:value="0.9148946923330047" office:value-type="float"/>
          <table:table-cell office:value="33" office:value-type="float"/>
          <table:table-cell office:value="-0.8968843817710876" office:value-type="float"/>
        </table:table-row>
        <table:table-row>
          <table:table-cell office:value="-0.02237924754619599" office:value-type="float"/>
          <table:table-cell office:value="-0.02237924754619599" office:value-type="float"/>
          <table:table-cell office:value="-0.02237924754619599" office:value-type="float"/>
          <table:table-cell office:value="-0.02237924754619599" office:value-type="float"/>
          <table:table-cell office:value="-0.02237924754619599" office:value-type="float"/>
          <table:table-cell office:value="-0.02237924754619599" office:value-type="float"/>
          <table:table-cell office:value="0.909791577508799" office:value-type="float"/>
          <table:table-cell office:value="34" office:value-type="float"/>
          <table:table-cell office:value="-0.2083337903022766" office:value-type="float"/>
        </table:table-row>
        <table:table-row>
          <table:table-cell office:value="-0.02520071744918824" office:value-type="float"/>
          <table:table-cell office:value="-0.02520071744918824" office:value-type="float"/>
          <table:table-cell office:value="-0.02520071744918824" office:value-type="float"/>
          <table:table-cell office:value="-0.02520071744918824" office:value-type="float"/>
          <table:table-cell office:value="-0.02520071744918824" office:value-type="float"/>
          <table:table-cell office:value="-0.02520071744918824" office:value-type="float"/>
          <table:table-cell office:value="0.9028804159218481" office:value-type="float"/>
          <table:table-cell office:value="35" office:value-type="float"/>
          <table:table-cell office:value="-0.28214699029922485" office:value-type="float"/>
        </table:table-row>
        <table:table-row>
          <table:table-cell office:value="-0.030232990980148325" office:value-type="float"/>
          <table:table-cell office:value="-0.030232990980148325" office:value-type="float"/>
          <table:table-cell office:value="-0.030232990980148325" office:value-type="float"/>
          <table:table-cell office:value="-0.030232990980148325" office:value-type="float"/>
          <table:table-cell office:value="-0.030232990980148325" office:value-type="float"/>
          <table:table-cell office:value="-0.030232990980148325" office:value-type="float"/>
          <table:table-cell office:value="0.8905539135248821" office:value-type="float"/>
          <table:table-cell office:value="36" office:value-type="float"/>
          <table:table-cell office:value="-0.5032273530960083" office:value-type="float"/>
        </table:table-row>
        <table:table-row>
          <table:table-cell office:value="-0.023586901426315317" office:value-type="float"/>
          <table:table-cell office:value="-0.023586901426315317" office:value-type="float"/>
          <table:table-cell office:value="-0.023586901426315317" office:value-type="float"/>
          <table:table-cell office:value="-0.023586901426315317" office:value-type="float"/>
          <table:table-cell office:value="-0.023586901426315317" office:value-type="float"/>
          <table:table-cell office:value="-0.023586901426315317" office:value-type="float"/>
          <table:table-cell office:value="0.9068334417166144" office:value-type="float"/>
          <table:table-cell office:value="37" office:value-type="float"/>
          <table:table-cell office:value="0.6646089553833008" office:value-type="float"/>
        </table:table-row>
        <table:table-row>
          <table:table-cell office:value="-0.024255040884017955" office:value-type="float"/>
          <table:table-cell office:value="-0.024255040884017955" office:value-type="float"/>
          <table:table-cell office:value="-0.024255040884017955" office:value-type="float"/>
          <table:table-cell office:value="-0.024255040884017955" office:value-type="float"/>
          <table:table-cell office:value="-0.024255040884017955" office:value-type="float"/>
          <table:table-cell office:value="-0.024255040884017955" office:value-type="float"/>
          <table:table-cell office:value="0.9051968409682232" office:value-type="float"/>
          <table:table-cell office:value="38" office:value-type="float"/>
          <table:table-cell office:value="-0.06681394577026367" office:value-type="float"/>
        </table:table-row>
        <table:table-row>
          <table:table-cell office:value="-0.027236682176589977" office:value-type="float"/>
          <table:table-cell office:value="-0.027236682176589977" office:value-type="float"/>
          <table:table-cell office:value="-0.027236682176589977" office:value-type="float"/>
          <table:table-cell office:value="-0.027236682176589977" office:value-type="float"/>
          <table:table-cell office:value="-0.027236682176589977" office:value-type="float"/>
          <table:table-cell office:value="-0.027236682176589977" office:value-type="float"/>
          <table:table-cell office:value="0.8978933412054092" office:value-type="float"/>
          <table:table-cell office:value="39" office:value-type="float"/>
          <table:table-cell office:value="-0.29816412925720215" office:value-type="float"/>
        </table:table-row>
        <table:table-row>
          <table:table-cell office:value="-0.025346881151199353" office:value-type="float"/>
          <table:table-cell office:value="-0.025346881151199353" office:value-type="float"/>
          <table:table-cell office:value="-0.025346881151199353" office:value-type="float"/>
          <table:table-cell office:value="-0.025346881151199353" office:value-type="float"/>
          <table:table-cell office:value="-0.025346881151199353" office:value-type="float"/>
          <table:table-cell office:value="-0.025346881151199353" office:value-type="float"/>
          <table:table-cell office:value="0.9025223894330047" office:value-type="float"/>
          <table:table-cell office:value="40" office:value-type="float"/>
          <table:table-cell office:value="0.1889801025390625" office:value-type="float"/>
        </table:table-row>
        <table:table-row>
          <table:table-cell office:value="-0.0247232747077942" office:value-type="float"/>
          <table:table-cell office:value="-0.0247232747077942" office:value-type="float"/>
          <table:table-cell office:value="-0.0247232747077942" office:value-type="float"/>
          <table:table-cell office:value="-0.0247232747077942" office:value-type="float"/>
          <table:table-cell office:value="-0.0247232747077942" office:value-type="float"/>
          <table:table-cell office:value="-0.0247232747077942" office:value-type="float"/>
          <table:table-cell office:value="0.904049907019659" office:value-type="float"/>
          <table:table-cell office:value="41" office:value-type="float"/>
          <table:table-cell office:value="0.06236064434051514" office:value-type="float"/>
        </table:table-row>
        <table:table-row>
          <table:table-cell office:value="-0.027989081740379347" office:value-type="float"/>
          <table:table-cell office:value="-0.027989081740379347" office:value-type="float"/>
          <table:table-cell office:value="-0.027989081740379347" office:value-type="float"/>
          <table:table-cell office:value="-0.027989081740379347" office:value-type="float"/>
          <table:table-cell office:value="-0.027989081740379347" office:value-type="float"/>
          <table:table-cell office:value="-0.027989081740379347" office:value-type="float"/>
          <table:table-cell office:value="0.8960503461914325" office:value-type="float"/>
          <table:table-cell office:value="42" office:value-type="float"/>
          <table:table-cell office:value="-0.3265807032585144" office:value-type="float"/>
        </table:table-row>
        <table:table-row>
          <table:table-cell office:value="-0.02471494019031526" office:value-type="float"/>
          <table:table-cell office:value="-0.02471494019031526" office:value-type="float"/>
          <table:table-cell office:value="-0.02471494019031526" office:value-type="float"/>
          <table:table-cell office:value="-0.02471494019031526" office:value-type="float"/>
          <table:table-cell office:value="-0.02471494019031526" office:value-type="float"/>
          <table:table-cell office:value="-0.02471494019031526" office:value-type="float"/>
          <table:table-cell office:value="0.9040703223347347" office:value-type="float"/>
          <table:table-cell office:value="43" office:value-type="float"/>
          <table:table-cell office:value="0.3274141550064087" office:value-type="float"/>
        </table:table-row>
        <table:table-row>
          <table:table-cell office:value="-0.020533640980720535" office:value-type="float"/>
          <table:table-cell office:value="-0.020533640980720535" office:value-type="float"/>
          <table:table-cell office:value="-0.020533640980720535" office:value-type="float"/>
          <table:table-cell office:value="-0.020533640980720535" office:value-type="float"/>
          <table:table-cell office:value="-0.020533640980720535" office:value-type="float"/>
          <table:table-cell office:value="-0.020533640980720535" office:value-type="float"/>
          <table:table-cell office:value="0.9143123718601445" office:value-type="float"/>
          <table:table-cell office:value="44" office:value-type="float"/>
          <table:table-cell office:value="0.41812992095947266" office:value-type="float"/>
        </table:table-row>
        <table:table-row>
          <table:table-cell office:value="-0.02195188939571382" office:value-type="float"/>
          <table:table-cell office:value="-0.02195188939571382" office:value-type="float"/>
          <table:table-cell office:value="-0.02195188939571382" office:value-type="float"/>
          <table:table-cell office:value="-0.02195188939571382" office:value-type="float"/>
          <table:table-cell office:value="-0.02195188939571382" office:value-type="float"/>
          <table:table-cell office:value="-0.02195188939571382" office:value-type="float"/>
          <table:table-cell office:value="0.9108383869148999" office:value-type="float"/>
          <table:table-cell office:value="45" office:value-type="float"/>
          <table:table-cell office:value="-0.1418248414993286" office:value-type="float"/>
        </table:table-row>
        <table:table-row>
          <table:table-cell office:value="-0.013078293204307572" office:value-type="float"/>
          <table:table-cell office:value="-0.013078293204307572" office:value-type="float"/>
          <table:table-cell office:value="-0.013078293204307572" office:value-type="float"/>
          <table:table-cell office:value="-0.013078293204307572" office:value-type="float"/>
          <table:table-cell office:value="-0.013078293204307572" office:value-type="float"/>
          <table:table-cell office:value="-0.013078293204307572" office:value-type="float"/>
          <table:table-cell office:value="0.9325741697673494" office:value-type="float"/>
          <table:table-cell office:value="46" office:value-type="float"/>
          <table:table-cell office:value="0.887359619140625" office:value-type="float"/>
        </table:table-row>
        <table:table-row>
          <table:table-cell office:value="-0.021353306174278275" office:value-type="float"/>
          <table:table-cell office:value="-0.021353306174278275" office:value-type="float"/>
          <table:table-cell office:value="-0.021353306174278275" office:value-type="float"/>
          <table:table-cell office:value="-0.021353306174278275" office:value-type="float"/>
          <table:table-cell office:value="-0.021353306174278275" office:value-type="float"/>
          <table:table-cell office:value="-0.021353306174278275" office:value-type="float"/>
          <table:table-cell office:value="0.9123046103760084" office:value-type="float"/>
          <table:table-cell office:value="47" office:value-type="float"/>
          <table:table-cell office:value="-0.8275012969970703" office:value-type="float"/>
        </table:table-row>
        <table:table-row>
          <table:table-cell office:value="-0.02728738665580751" office:value-type="float"/>
          <table:table-cell office:value="-0.02728738665580751" office:value-type="float"/>
          <table:table-cell office:value="-0.02728738665580751" office:value-type="float"/>
          <table:table-cell office:value="-0.02728738665580751" office:value-type="float"/>
          <table:table-cell office:value="-0.02728738665580751" office:value-type="float"/>
          <table:table-cell office:value="-0.02728738665580751" office:value-type="float"/>
          <table:table-cell office:value="0.8977691411036527" office:value-type="float"/>
          <table:table-cell office:value="48" office:value-type="float"/>
          <table:table-cell office:value="-0.5934080481529236" office:value-type="float"/>
        </table:table-row>
        <table:table-row>
          <table:table-cell office:value="-0.028598741292953506" office:value-type="float"/>
          <table:table-cell office:value="-0.028598741292953506" office:value-type="float"/>
          <table:table-cell office:value="-0.028598741292953506" office:value-type="float"/>
          <table:table-cell office:value="-0.028598741292953506" office:value-type="float"/>
          <table:table-cell office:value="-0.028598741292953506" office:value-type="float"/>
          <table:table-cell office:value="-0.028598741292953506" office:value-type="float"/>
          <table:table-cell office:value="0.8945569913708123" office:value-type="float"/>
          <table:table-cell office:value="49" office:value-type="float"/>
          <table:table-cell office:value="-0.1311354637145996" office:value-type="float"/>
        </table:table-row>
        <table:table-row>
          <table:table-cell office:value="-0.029541413784027113" office:value-type="float"/>
          <table:table-cell office:value="-0.029541413784027113" office:value-type="float"/>
          <table:table-cell office:value="-0.029541413784027113" office:value-type="float"/>
          <table:table-cell office:value="-0.029541413784027113" office:value-type="float"/>
          <table:table-cell office:value="-0.029541413784027113" office:value-type="float"/>
          <table:table-cell office:value="-0.029541413784027113" office:value-type="float"/>
          <table:table-cell office:value="0.8922479247731238" office:value-type="float"/>
          <table:table-cell office:value="50" office:value-type="float"/>
          <table:table-cell office:value="-0.09426724910736084" office:value-type="float"/>
        </table:table-row>
      </table:table>
      <table:table table:name="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348530769348145" office:value-type="float"/>
          <table:table-cell office:value="0.009348530769348145" office:value-type="float"/>
          <table:table-cell office:value="0.009348530769348145" office:value-type="float"/>
          <table:table-cell office:value="0.009348530769348145" office:value-type="float"/>
          <table:table-cell office:value="0.009348530769348145" office:value-type="float"/>
          <table:table-cell office:value="0.009348530769348145" office:value-type="float"/>
          <table:table-cell office:value="0.9079361997132155" office:value-type="float"/>
          <table:table-cell office:value="1" office:value-type="float"/>
          <table:table-cell office:value="0.9348530769348145" office:value-type="float"/>
        </table:table-row>
        <table:table-row>
          <table:table-cell office:value="0.0005618703365325925" office:value-type="float"/>
          <table:table-cell office:value="0.0005618703365325925" office:value-type="float"/>
          <table:table-cell office:value="0.0005618703365325925" office:value-type="float"/>
          <table:table-cell office:value="0.0005618703365325925" office:value-type="float"/>
          <table:table-cell office:value="0.0005618703365325925" office:value-type="float"/>
          <table:table-cell office:value="0.0005618703365325925" office:value-type="float"/>
          <table:table-cell office:value="0.929459034316716" office:value-type="float"/>
          <table:table-cell office:value="2" office:value-type="float"/>
          <table:table-cell office:value="-0.8786660432815552" office:value-type="float"/>
        </table:table-row>
        <table:table-row>
          <table:table-cell office:value="-0.007448029518127442" office:value-type="float"/>
          <table:table-cell office:value="-0.007448029518127442" office:value-type="float"/>
          <table:table-cell office:value="-0.007448029518127442" office:value-type="float"/>
          <table:table-cell office:value="-0.007448029518127442" office:value-type="float"/>
          <table:table-cell office:value="-0.007448029518127442" office:value-type="float"/>
          <table:table-cell office:value="-0.007448029518127442" office:value-type="float"/>
          <table:table-cell office:value="0.9490792018514262" office:value-type="float"/>
          <table:table-cell office:value="3" office:value-type="float"/>
          <table:table-cell office:value="-0.8009899854660034" office:value-type="float"/>
        </table:table-row>
        <table:table-row>
          <table:table-cell office:value="-0.012813141942024233" office:value-type="float"/>
          <table:table-cell office:value="-0.012813141942024233" office:value-type="float"/>
          <table:table-cell office:value="-0.012813141942024233" office:value-type="float"/>
          <table:table-cell office:value="-0.012813141942024233" office:value-type="float"/>
          <table:table-cell office:value="-0.012813141942024233" office:value-type="float"/>
          <table:table-cell office:value="-0.012813141942024233" office:value-type="float"/>
          <table:table-cell office:value="0.96222098970264" office:value-type="float"/>
          <table:table-cell office:value="4" office:value-type="float"/>
          <table:table-cell office:value="-0.536511242389679" office:value-type="float"/>
        </table:table-row>
        <table:table-row>
          <table:table-cell office:value="-0.0042357569932937635" office:value-type="float"/>
          <table:table-cell office:value="-0.0042357569932937635" office:value-type="float"/>
          <table:table-cell office:value="-0.0042357569932937635" office:value-type="float"/>
          <table:table-cell office:value="-0.0042357569932937635" office:value-type="float"/>
          <table:table-cell office:value="-0.0042357569932937635" office:value-type="float"/>
          <table:table-cell office:value="-0.0042357569932937635" office:value-type="float"/>
          <table:table-cell office:value="0.9412107732508219" office:value-type="float"/>
          <table:table-cell office:value="5" office:value-type="float"/>
          <table:table-cell office:value="0.8577384948730469" office:value-type="float"/>
        </table:table-row>
        <table:table-row>
          <table:table-cell office:value="-0.0012204259634017956" office:value-type="float"/>
          <table:table-cell office:value="-0.0012204259634017956" office:value-type="float"/>
          <table:table-cell office:value="-0.0012204259634017956" office:value-type="float"/>
          <table:table-cell office:value="-0.0012204259634017956" office:value-type="float"/>
          <table:table-cell office:value="-0.0012204259634017956" office:value-type="float"/>
          <table:table-cell office:value="-0.0012204259634017956" office:value-type="float"/>
          <table:table-cell office:value="0.9338247508220057" office:value-type="float"/>
          <table:table-cell office:value="6" office:value-type="float"/>
          <table:table-cell office:value="0.3015331029891968" office:value-type="float"/>
        </table:table-row>
        <table:table-row>
          <table:table-cell office:value="-0.0008726149797439588" office:value-type="float"/>
          <table:table-cell office:value="-0.0008726149797439588" office:value-type="float"/>
          <table:table-cell office:value="-0.0008726149797439588" office:value-type="float"/>
          <table:table-cell office:value="-0.0008726149797439588" office:value-type="float"/>
          <table:table-cell office:value="-0.0008726149797439588" office:value-type="float"/>
          <table:table-cell office:value="-0.0008726149797439588" office:value-type="float"/>
          <table:table-cell office:value="0.9329727913851085" office:value-type="float"/>
          <table:table-cell office:value="7" office:value-type="float"/>
          <table:table-cell office:value="0.03478109836578369" office:value-type="float"/>
        </table:table-row>
        <table:table-row>
          <table:table-cell office:value="0.0082062429189682" office:value-type="float"/>
          <table:table-cell office:value="0.0082062429189682" office:value-type="float"/>
          <table:table-cell office:value="0.0082062429189682" office:value-type="float"/>
          <table:table-cell office:value="0.0082062429189682" office:value-type="float"/>
          <table:table-cell office:value="0.0082062429189682" office:value-type="float"/>
          <table:table-cell office:value="0.0082062429189682" office:value-type="float"/>
          <table:table-cell office:value="0.9107342220860271" office:value-type="float"/>
          <table:table-cell office:value="8" office:value-type="float"/>
          <table:table-cell office:value="0.9078857898712158" office:value-type="float"/>
        </table:table-row>
        <table:table-row>
          <table:table-cell office:value="0.010402769446372985" office:value-type="float"/>
          <table:table-cell office:value="0.010402769446372985" office:value-type="float"/>
          <table:table-cell office:value="0.010402769446372985" office:value-type="float"/>
          <table:table-cell office:value="0.010402769446372985" office:value-type="float"/>
          <table:table-cell office:value="0.010402769446372985" office:value-type="float"/>
          <table:table-cell office:value="0.010402769446372985" office:value-type="float"/>
          <table:table-cell office:value="0.9053538528873978" office:value-type="float"/>
          <table:table-cell office:value="9" office:value-type="float"/>
          <table:table-cell office:value="0.21965265274047852" office:value-type="float"/>
        </table:table-row>
        <table:table-row>
          <table:table-cell office:value="0.01805541455745697" office:value-type="float"/>
          <table:table-cell office:value="0.01805541455745697" office:value-type="float"/>
          <table:table-cell office:value="0.01805541455745697" office:value-type="float"/>
          <table:table-cell office:value="0.01805541455745697" office:value-type="float"/>
          <table:table-cell office:value="0.01805541455745697" office:value-type="float"/>
          <table:table-cell office:value="0.01805541455745697" office:value-type="float"/>
          <table:table-cell office:value="0.8866087771826378" office:value-type="float"/>
          <table:table-cell office:value="10" office:value-type="float"/>
          <table:table-cell office:value="0.7652645111083984" office:value-type="float"/>
        </table:table-row>
        <table:table-row>
          <table:table-cell office:value="0.0196904844045639" office:value-type="float"/>
          <table:table-cell office:value="0.0196904844045639" office:value-type="float"/>
          <table:table-cell office:value="0.0196904844045639" office:value-type="float"/>
          <table:table-cell office:value="0.0196904844045639" office:value-type="float"/>
          <table:table-cell office:value="0.0196904844045639" office:value-type="float"/>
          <table:table-cell office:value="0.0196904844045639" office:value-type="float"/>
          <table:table-cell office:value="0.8826036903634152" office:value-type="float"/>
          <table:table-cell office:value="11" office:value-type="float"/>
          <table:table-cell office:value="0.16350698471069336" office:value-type="float"/>
        </table:table-row>
        <table:table-row>
          <table:table-cell office:value="0.015424903035163876" office:value-type="float"/>
          <table:table-cell office:value="0.015424903035163876" office:value-type="float"/>
          <table:table-cell office:value="0.015424903035163876" office:value-type="float"/>
          <table:table-cell office:value="0.015424903035163876" office:value-type="float"/>
          <table:table-cell office:value="0.015424903035163876" office:value-type="float"/>
          <table:table-cell office:value="0.015424903035163876" office:value-type="float"/>
          <table:table-cell office:value="0.8930521881747676" office:value-type="float"/>
          <table:table-cell office:value="12" office:value-type="float"/>
          <table:table-cell office:value="-0.42655813694000244" office:value-type="float"/>
        </table:table-row>
        <table:table-row>
          <table:table-cell office:value="0.02036829054355621" office:value-type="float"/>
          <table:table-cell office:value="0.02036829054355621" office:value-type="float"/>
          <table:table-cell office:value="0.02036829054355621" office:value-type="float"/>
          <table:table-cell office:value="0.02036829054355621" office:value-type="float"/>
          <table:table-cell office:value="0.02036829054355621" office:value-type="float"/>
          <table:table-cell office:value="0.02036829054355621" office:value-type="float"/>
          <table:table-cell office:value="0.8809434111783582" office:value-type="float"/>
          <table:table-cell office:value="13" office:value-type="float"/>
          <table:table-cell office:value="0.4943387508392334" office:value-type="float"/>
        </table:table-row>
        <table:table-row>
          <table:table-cell office:value="0.028024868369102476" office:value-type="float"/>
          <table:table-cell office:value="0.028024868369102476" office:value-type="float"/>
          <table:table-cell office:value="0.028024868369102476" office:value-type="float"/>
          <table:table-cell office:value="0.028024868369102476" office:value-type="float"/>
          <table:table-cell office:value="0.028024868369102476" office:value-type="float"/>
          <table:table-cell office:value="0.028024868369102476" office:value-type="float"/>
          <table:table-cell office:value="0.8621887023298614" office:value-type="float"/>
          <table:table-cell office:value="14" office:value-type="float"/>
          <table:table-cell office:value="0.7656577825546265" office:value-type="float"/>
        </table:table-row>
        <table:table-row>
          <table:table-cell office:value="0.02570834219455719" office:value-type="float"/>
          <table:table-cell office:value="0.02570834219455719" office:value-type="float"/>
          <table:table-cell office:value="0.02570834219455719" office:value-type="float"/>
          <table:table-cell office:value="0.02570834219455719" office:value-type="float"/>
          <table:table-cell office:value="0.02570834219455719" office:value-type="float"/>
          <table:table-cell office:value="0.02570834219455719" office:value-type="float"/>
          <table:table-cell office:value="0.8678630094332989" office:value-type="float"/>
          <table:table-cell office:value="15" office:value-type="float"/>
          <table:table-cell office:value="-0.2316526174545288" office:value-type="float"/>
        </table:table-row>
        <table:table-row>
          <table:table-cell office:value="0.024632174372673035" office:value-type="float"/>
          <table:table-cell office:value="0.024632174372673035" office:value-type="float"/>
          <table:table-cell office:value="0.024632174372673035" office:value-type="float"/>
          <table:table-cell office:value="0.024632174372673035" office:value-type="float"/>
          <table:table-cell office:value="0.024632174372673035" office:value-type="float"/>
          <table:table-cell office:value="0.024632174372673035" office:value-type="float"/>
          <table:table-cell office:value="0.8704990714745174" office:value-type="float"/>
          <table:table-cell office:value="16" office:value-type="float"/>
          <table:table-cell office:value="-0.10761678218841553" office:value-type="float"/>
        </table:table-row>
        <table:table-row>
          <table:table-cell office:value="0.0161427640914917" office:value-type="float"/>
          <table:table-cell office:value="0.0161427640914917" office:value-type="float"/>
          <table:table-cell office:value="0.0161427640914917" office:value-type="float"/>
          <table:table-cell office:value="0.0161427640914917" office:value-type="float"/>
          <table:table-cell office:value="0.0161427640914917" office:value-type="float"/>
          <table:table-cell office:value="0.0161427640914917" office:value-type="float"/>
          <table:table-cell office:value="0.8912937948805492" office:value-type="float"/>
          <table:table-cell office:value="17" office:value-type="float"/>
          <table:table-cell office:value="-0.8489410281181335" office:value-type="float"/>
        </table:table-row>
        <table:table-row>
          <table:table-cell office:value="0.014683478474617005" office:value-type="float"/>
          <table:table-cell office:value="0.014683478474617005" office:value-type="float"/>
          <table:table-cell office:value="0.014683478474617005" office:value-type="float"/>
          <table:table-cell office:value="0.014683478474617005" office:value-type="float"/>
          <table:table-cell office:value="0.014683478474617005" office:value-type="float"/>
          <table:table-cell office:value="0.014683478474617005" office:value-type="float"/>
          <table:table-cell office:value="0.8948683000308748" office:value-type="float"/>
          <table:table-cell office:value="18" office:value-type="float"/>
          <table:table-cell office:value="-0.14592856168746948" office:value-type="float"/>
        </table:table-row>
        <table:table-row>
          <table:table-cell office:value="0.01758919656276703" office:value-type="float"/>
          <table:table-cell office:value="0.01758919656276703" office:value-type="float"/>
          <table:table-cell office:value="0.01758919656276703" office:value-type="float"/>
          <table:table-cell office:value="0.01758919656276703" office:value-type="float"/>
          <table:table-cell office:value="0.01758919656276703" office:value-type="float"/>
          <table:table-cell office:value="0.01758919656276703" office:value-type="float"/>
          <table:table-cell office:value="0.8877507733785317" office:value-type="float"/>
          <table:table-cell office:value="19" office:value-type="float"/>
          <table:table-cell office:value="0.29057180881500244" office:value-type="float"/>
        </table:table-row>
        <table:table-row>
          <table:table-cell office:value="0.01861174523830414" office:value-type="float"/>
          <table:table-cell office:value="0.01861174523830414" office:value-type="float"/>
          <table:table-cell office:value="0.01861174523830414" office:value-type="float"/>
          <table:table-cell office:value="0.01861174523830414" office:value-type="float"/>
          <table:table-cell office:value="0.01861174523830414" office:value-type="float"/>
          <table:table-cell office:value="0.01861174523830414" office:value-type="float"/>
          <table:table-cell office:value="0.885246050886307" office:value-type="float"/>
          <table:table-cell office:value="20" office:value-type="float"/>
          <table:table-cell office:value="0.10225486755371094" office:value-type="float"/>
        </table:table-row>
        <table:table-row>
          <table:table-cell office:value="0.01761902987957001" office:value-type="float"/>
          <table:table-cell office:value="0.01761902987957001" office:value-type="float"/>
          <table:table-cell office:value="0.01761902987957001" office:value-type="float"/>
          <table:table-cell office:value="0.01761902987957001" office:value-type="float"/>
          <table:table-cell office:value="0.01761902987957001" office:value-type="float"/>
          <table:table-cell office:value="0.01761902987957001" office:value-type="float"/>
          <table:table-cell office:value="0.8876776969750296" office:value-type="float"/>
          <table:table-cell office:value="21" office:value-type="float"/>
          <table:table-cell office:value="-0.09927153587341309" office:value-type="float"/>
        </table:table-row>
        <table:table-row>
          <table:table-cell office:value="0.017271204590797427" office:value-type="float"/>
          <table:table-cell office:value="0.017271204590797427" office:value-type="float"/>
          <table:table-cell office:value="0.017271204590797427" office:value-type="float"/>
          <table:table-cell office:value="0.017271204590797427" office:value-type="float"/>
          <table:table-cell office:value="0.017271204590797427" office:value-type="float"/>
          <table:table-cell office:value="0.017271204590797427" office:value-type="float"/>
          <table:table-cell office:value="0.8885296914521587" office:value-type="float"/>
          <table:table-cell office:value="22" office:value-type="float"/>
          <table:table-cell office:value="-0.0347825288772583" office:value-type="float"/>
        </table:table-row>
        <table:table-row>
          <table:table-cell office:value="0.014603429436683657" office:value-type="float"/>
          <table:table-cell office:value="0.014603429436683657" office:value-type="float"/>
          <table:table-cell office:value="0.014603429436683657" office:value-type="float"/>
          <table:table-cell office:value="0.014603429436683657" office:value-type="float"/>
          <table:table-cell office:value="0.014603429436683657" office:value-type="float"/>
          <table:table-cell office:value="0.014603429436683657" office:value-type="float"/>
          <table:table-cell office:value="0.8950643793282121" office:value-type="float"/>
          <table:table-cell office:value="23" office:value-type="float"/>
          <table:table-cell office:value="-0.26677751541137695" office:value-type="float"/>
        </table:table-row>
        <table:table-row>
          <table:table-cell office:value="0.0057418334484100365" office:value-type="float"/>
          <table:table-cell office:value="0.0057418334484100365" office:value-type="float"/>
          <table:table-cell office:value="0.0057418334484100365" office:value-type="float"/>
          <table:table-cell office:value="0.0057418334484100365" office:value-type="float"/>
          <table:table-cell office:value="0.0057418334484100365" office:value-type="float"/>
          <table:table-cell office:value="0.0057418334484100365" office:value-type="float"/>
          <table:table-cell office:value="0.916770767806177" office:value-type="float"/>
          <table:table-cell office:value="24" office:value-type="float"/>
          <table:table-cell office:value="-0.8861595988273621" office:value-type="float"/>
        </table:table-row>
        <table:table-row>
          <table:table-cell office:value="0.004529103636741641" office:value-type="float"/>
          <table:table-cell office:value="0.004529103636741641" office:value-type="float"/>
          <table:table-cell office:value="0.004529103636741641" office:value-type="float"/>
          <table:table-cell office:value="0.004529103636741641" office:value-type="float"/>
          <table:table-cell office:value="0.004529103636741641" office:value-type="float"/>
          <table:table-cell office:value="0.004529103636741641" office:value-type="float"/>
          <table:table-cell office:value="0.919741337040626" office:value-type="float"/>
          <table:table-cell office:value="25" office:value-type="float"/>
          <table:table-cell office:value="-0.1212729811668396" office:value-type="float"/>
        </table:table-row>
        <table:table-row>
          <table:table-cell office:value="0.013225893378257754" office:value-type="float"/>
          <table:table-cell office:value="0.013225893378257754" office:value-type="float"/>
          <table:table-cell office:value="0.013225893378257754" office:value-type="float"/>
          <table:table-cell office:value="0.013225893378257754" office:value-type="float"/>
          <table:table-cell office:value="0.013225893378257754" office:value-type="float"/>
          <table:table-cell office:value="0.013225893378257754" office:value-type="float"/>
          <table:table-cell office:value="0.8984386397736404" office:value-type="float"/>
          <table:table-cell office:value="26" office:value-type="float"/>
          <table:table-cell office:value="0.8696789741516113" office:value-type="float"/>
        </table:table-row>
        <table:table-row>
          <table:table-cell office:value="0.00859374821186066" office:value-type="float"/>
          <table:table-cell office:value="0.00859374821186066" office:value-type="float"/>
          <table:table-cell office:value="0.00859374821186066" office:value-type="float"/>
          <table:table-cell office:value="0.00859374821186066" office:value-type="float"/>
          <table:table-cell office:value="0.00859374821186066" office:value-type="float"/>
          <table:table-cell office:value="0.00859374821186066" office:value-type="float"/>
          <table:table-cell office:value="0.9097850318458127" office:value-type="float"/>
          <table:table-cell office:value="27" office:value-type="float"/>
          <table:table-cell office:value="-0.4632145166397095" office:value-type="float"/>
        </table:table-row>
        <table:table-row>
          <table:table-cell office:value="0.014809225201606754" office:value-type="float"/>
          <table:table-cell office:value="0.014809225201606754" office:value-type="float"/>
          <table:table-cell office:value="0.014809225201606754" office:value-type="float"/>
          <table:table-cell office:value="0.014809225201606754" office:value-type="float"/>
          <table:table-cell office:value="0.014809225201606754" office:value-type="float"/>
          <table:table-cell office:value="0.014809225201606754" office:value-type="float"/>
          <table:table-cell office:value="0.8945602847129248" office:value-type="float"/>
          <table:table-cell office:value="28" office:value-type="float"/>
          <table:table-cell office:value="0.6215476989746094" office:value-type="float"/>
        </table:table-row>
        <table:table-row>
          <table:table-cell office:value="0.02264608204364777" office:value-type="float"/>
          <table:table-cell office:value="0.02264608204364777" office:value-type="float"/>
          <table:table-cell office:value="0.02264608204364777" office:value-type="float"/>
          <table:table-cell office:value="0.02264608204364777" office:value-type="float"/>
          <table:table-cell office:value="0.02264608204364777" office:value-type="float"/>
          <table:table-cell office:value="0.02264608204364777" office:value-type="float"/>
          <table:table-cell office:value="0.8753639842626851" office:value-type="float"/>
          <table:table-cell office:value="29" office:value-type="float"/>
          <table:table-cell office:value="0.7836856842041016" office:value-type="float"/>
        </table:table-row>
        <table:table-row>
          <table:table-cell office:value="0.029650934338569645" office:value-type="float"/>
          <table:table-cell office:value="0.029650934338569645" office:value-type="float"/>
          <table:table-cell office:value="0.029650934338569645" office:value-type="float"/>
          <table:table-cell office:value="0.029650934338569645" office:value-type="float"/>
          <table:table-cell office:value="0.029650934338569645" office:value-type="float"/>
          <table:table-cell office:value="0.029650934338569645" office:value-type="float"/>
          <table:table-cell office:value="0.8582056704165628" office:value-type="float"/>
          <table:table-cell office:value="30" office:value-type="float"/>
          <table:table-cell office:value="0.7004852294921875" office:value-type="float"/>
        </table:table-row>
        <table:table-row>
          <table:table-cell office:value="0.03254762589931488" office:value-type="float"/>
          <table:table-cell office:value="0.03254762589931488" office:value-type="float"/>
          <table:table-cell office:value="0.03254762589931488" office:value-type="float"/>
          <table:table-cell office:value="0.03254762589931488" office:value-type="float"/>
          <table:table-cell office:value="0.03254762589931488" office:value-type="float"/>
          <table:table-cell office:value="0.03254762589931488" office:value-type="float"/>
          <table:table-cell office:value="0.8511102541505108" office:value-type="float"/>
          <table:table-cell office:value="31" office:value-type="float"/>
          <table:table-cell office:value="0.2896691560745239" office:value-type="float"/>
        </table:table-row>
        <table:table-row>
          <table:table-cell office:value="0.0291788524389267" office:value-type="float"/>
          <table:table-cell office:value="0.0291788524389267" office:value-type="float"/>
          <table:table-cell office:value="0.0291788524389267" office:value-type="float"/>
          <table:table-cell office:value="0.0291788524389267" office:value-type="float"/>
          <table:table-cell office:value="0.0291788524389267" office:value-type="float"/>
          <table:table-cell office:value="0.0291788524389267" office:value-type="float"/>
          <table:table-cell office:value="0.8593620301874918" office:value-type="float"/>
          <table:table-cell office:value="32" office:value-type="float"/>
          <table:table-cell office:value="-0.33687734603881836" office:value-type="float"/>
        </table:table-row>
        <table:table-row>
          <table:table-cell office:value="0.03869419038295746" office:value-type="float"/>
          <table:table-cell office:value="0.03869419038295746" office:value-type="float"/>
          <table:table-cell office:value="0.03869419038295746" office:value-type="float"/>
          <table:table-cell office:value="0.03869419038295746" office:value-type="float"/>
          <table:table-cell office:value="0.03869419038295746" office:value-type="float"/>
          <table:table-cell office:value="0.03869419038295746" office:value-type="float"/>
          <table:table-cell office:value="0.8360543074944728" office:value-type="float"/>
          <table:table-cell office:value="33" office:value-type="float"/>
          <table:table-cell office:value="0.9515337944030762" office:value-type="float"/>
        </table:table-row>
        <table:table-row>
          <table:table-cell office:value="0.046808061003685" office:value-type="float"/>
          <table:table-cell office:value="0.046808061003685" office:value-type="float"/>
          <table:table-cell office:value="0.046808061003685" office:value-type="float"/>
          <table:table-cell office:value="0.046808061003685" office:value-type="float"/>
          <table:table-cell office:value="0.046808061003685" office:value-type="float"/>
          <table:table-cell office:value="0.046808061003685" office:value-type="float"/>
          <table:table-cell office:value="0.816179464634731" office:value-type="float"/>
          <table:table-cell office:value="34" office:value-type="float"/>
          <table:table-cell office:value="0.8113870620727539" office:value-type="float"/>
        </table:table-row>
        <table:table-row>
          <table:table-cell office:value="0.03854143917560578" office:value-type="float"/>
          <table:table-cell office:value="0.03854143917560578" office:value-type="float"/>
          <table:table-cell office:value="0.03854143917560578" office:value-type="float"/>
          <table:table-cell office:value="0.03854143917560578" office:value-type="float"/>
          <table:table-cell office:value="0.03854143917560578" office:value-type="float"/>
          <table:table-cell office:value="0.03854143917560578" office:value-type="float"/>
          <table:table-cell office:value="0.8364284700100786" office:value-type="float"/>
          <table:table-cell office:value="35" office:value-type="float"/>
          <table:table-cell office:value="-0.8266621828079224" office:value-type="float"/>
        </table:table-row>
        <table:table-row>
          <table:table-cell office:value="0.04797257363796234" office:value-type="float"/>
          <table:table-cell office:value="0.04797257363796234" office:value-type="float"/>
          <table:table-cell office:value="0.04797257363796234" office:value-type="float"/>
          <table:table-cell office:value="0.04797257363796234" office:value-type="float"/>
          <table:table-cell office:value="0.04797257363796234" office:value-type="float"/>
          <table:table-cell office:value="0.04797257363796234" office:value-type="float"/>
          <table:table-cell office:value="0.8133270028817272" office:value-type="float"/>
          <table:table-cell office:value="36" office:value-type="float"/>
          <table:table-cell office:value="0.943113446235656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083608428036677" office:value-type="float"/>
          <table:table-cell office:value="37" office:value-type="float"/>
          <table:table-cell office:value="0.902219891548156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083608428036677" office:value-type="float"/>
          <table:table-cell office:value="38" office:value-type="float"/>
          <table:table-cell office:value="0.6999104022979736" office:value-type="float"/>
        </table:table-row>
        <table:table-row>
          <table:table-cell office:value="0.0430011922121048" office:value-type="float"/>
          <table:table-cell office:value="0.0430011922121048" office:value-type="float"/>
          <table:table-cell office:value="0.0430011922121048" office:value-type="float"/>
          <table:table-cell office:value="0.0430011922121048" office:value-type="float"/>
          <table:table-cell office:value="0.0430011922121048" office:value-type="float"/>
          <table:table-cell office:value="0.0430011922121048" office:value-type="float"/>
          <table:table-cell office:value="0.8255043506918281" office:value-type="float"/>
          <table:table-cell office:value="39" office:value-type="float"/>
          <table:table-cell office:value="-0.6998807787895203" office:value-type="float"/>
        </table:table-row>
        <table:table-row>
          <table:table-cell office:value="0.03703406989574433" office:value-type="float"/>
          <table:table-cell office:value="0.03703406989574433" office:value-type="float"/>
          <table:table-cell office:value="0.03703406989574433" office:value-type="float"/>
          <table:table-cell office:value="0.03703406989574433" office:value-type="float"/>
          <table:table-cell office:value="0.03703406989574433" office:value-type="float"/>
          <table:table-cell office:value="0.03703406989574433" office:value-type="float"/>
          <table:table-cell office:value="0.8401207555996857" office:value-type="float"/>
          <table:table-cell office:value="40" office:value-type="float"/>
          <table:table-cell office:value="-0.5967122316360474" office:value-type="float"/>
        </table:table-row>
        <table:table-row>
          <table:table-cell office:value="0.029532201886177067" office:value-type="float"/>
          <table:table-cell office:value="0.029532201886177067" office:value-type="float"/>
          <table:table-cell office:value="0.029532201886177067" office:value-type="float"/>
          <table:table-cell office:value="0.029532201886177067" office:value-type="float"/>
          <table:table-cell office:value="0.029532201886177067" office:value-type="float"/>
          <table:table-cell office:value="0.029532201886177067" office:value-type="float"/>
          <table:table-cell office:value="0.8584965043408339" office:value-type="float"/>
          <table:table-cell office:value="41" office:value-type="float"/>
          <table:table-cell office:value="-0.7501868009567261" office:value-type="float"/>
        </table:table-row>
        <table:table-row>
          <table:table-cell office:value="0.03862068712711335" office:value-type="float"/>
          <table:table-cell office:value="0.03862068712711335" office:value-type="float"/>
          <table:table-cell office:value="0.03862068712711335" office:value-type="float"/>
          <table:table-cell office:value="0.03862068712711335" office:value-type="float"/>
          <table:table-cell office:value="0.03862068712711335" office:value-type="float"/>
          <table:table-cell office:value="0.03862068712711335" office:value-type="float"/>
          <table:table-cell office:value="0.8362343529657242" office:value-type="float"/>
          <table:table-cell office:value="42" office:value-type="float"/>
          <table:table-cell office:value="0.9088485240936279" office:value-type="float"/>
        </table:table-row>
        <table:table-row>
          <table:table-cell office:value="0.03615881443023682" office:value-type="float"/>
          <table:table-cell office:value="0.03615881443023682" office:value-type="float"/>
          <table:table-cell office:value="0.03615881443023682" office:value-type="float"/>
          <table:table-cell office:value="0.03615881443023682" office:value-type="float"/>
          <table:table-cell office:value="0.03615881443023682" office:value-type="float"/>
          <table:table-cell office:value="0.03615881443023682" office:value-type="float"/>
          <table:table-cell office:value="0.8422646848847612" office:value-type="float"/>
          <table:table-cell office:value="43" office:value-type="float"/>
          <table:table-cell office:value="-0.2461872696876526" office:value-type="float"/>
        </table:table-row>
        <table:table-row>
          <table:table-cell office:value="0.02738126158714295" office:value-type="float"/>
          <table:table-cell office:value="0.02738126158714295" office:value-type="float"/>
          <table:table-cell office:value="0.02738126158714295" office:value-type="float"/>
          <table:table-cell office:value="0.02738126158714295" office:value-type="float"/>
          <table:table-cell office:value="0.02738126158714295" office:value-type="float"/>
          <table:table-cell office:value="0.02738126158714295" office:value-type="float"/>
          <table:table-cell office:value="0.863765210540657" office:value-type="float"/>
          <table:table-cell office:value="44" office:value-type="float"/>
          <table:table-cell office:value="-0.8777552843093872" office:value-type="float"/>
        </table:table-row>
        <table:table-row>
          <table:table-cell office:value="0.01770472407341004" office:value-type="float"/>
          <table:table-cell office:value="0.01770472407341004" office:value-type="float"/>
          <table:table-cell office:value="0.01770472407341004" office:value-type="float"/>
          <table:table-cell office:value="0.01770472407341004" office:value-type="float"/>
          <table:table-cell office:value="0.01770472407341004" office:value-type="float"/>
          <table:table-cell office:value="0.01770472407341004" office:value-type="float"/>
          <table:table-cell office:value="0.8874677899262023" office:value-type="float"/>
          <table:table-cell office:value="45" office:value-type="float"/>
          <table:table-cell office:value="-0.967653751373291" office:value-type="float"/>
        </table:table-row>
        <table:table-row>
          <table:table-cell office:value="0.011999325752258306" office:value-type="float"/>
          <table:table-cell office:value="0.011999325752258306" office:value-type="float"/>
          <table:table-cell office:value="0.011999325752258306" office:value-type="float"/>
          <table:table-cell office:value="0.011999325752258306" office:value-type="float"/>
          <table:table-cell office:value="0.011999325752258306" office:value-type="float"/>
          <table:table-cell office:value="0.011999325752258306" office:value-type="float"/>
          <table:table-cell office:value="0.9014431045923559" office:value-type="float"/>
          <table:table-cell office:value="46" office:value-type="float"/>
          <table:table-cell office:value="-0.5705398321151733" office:value-type="float"/>
        </table:table-row>
        <table:table-row>
          <table:table-cell office:value="0.019880101680755623" office:value-type="float"/>
          <table:table-cell office:value="0.019880101680755623" office:value-type="float"/>
          <table:table-cell office:value="0.019880101680755623" office:value-type="float"/>
          <table:table-cell office:value="0.019880101680755623" office:value-type="float"/>
          <table:table-cell office:value="0.019880101680755623" office:value-type="float"/>
          <table:table-cell office:value="0.019880101680755623" office:value-type="float"/>
          <table:table-cell office:value="0.8821392247903291" office:value-type="float"/>
          <table:table-cell office:value="47" office:value-type="float"/>
          <table:table-cell office:value="0.7880775928497314" office:value-type="float"/>
        </table:table-row>
        <table:table-row>
          <table:table-cell office:value="0.011607943773269661" office:value-type="float"/>
          <table:table-cell office:value="0.011607943773269661" office:value-type="float"/>
          <table:table-cell office:value="0.011607943773269661" office:value-type="float"/>
          <table:table-cell office:value="0.011607943773269661" office:value-type="float"/>
          <table:table-cell office:value="0.011607943773269661" office:value-type="float"/>
          <table:table-cell office:value="0.011607943773269661" office:value-type="float"/>
          <table:table-cell office:value="0.9024017907353988" office:value-type="float"/>
          <table:table-cell office:value="48" office:value-type="float"/>
          <table:table-cell office:value="-0.8272157907485962" office:value-type="float"/>
        </table:table-row>
        <table:table-row>
          <table:table-cell office:value="0.018163132667541514" office:value-type="float"/>
          <table:table-cell office:value="0.018163132667541514" office:value-type="float"/>
          <table:table-cell office:value="0.018163132667541514" office:value-type="float"/>
          <table:table-cell office:value="0.018163132667541514" office:value-type="float"/>
          <table:table-cell office:value="0.018163132667541514" office:value-type="float"/>
          <table:table-cell office:value="0.018163132667541514" office:value-type="float"/>
          <table:table-cell office:value="0.8863449227768737" office:value-type="float"/>
          <table:table-cell office:value="49" office:value-type="float"/>
          <table:table-cell office:value="0.6555188894271851" office:value-type="float"/>
        </table:table-row>
        <table:table-row>
          <table:table-cell office:value="0.023772945404052746" office:value-type="float"/>
          <table:table-cell office:value="0.023772945404052746" office:value-type="float"/>
          <table:table-cell office:value="0.023772945404052746" office:value-type="float"/>
          <table:table-cell office:value="0.023772945404052746" office:value-type="float"/>
          <table:table-cell office:value="0.023772945404052746" office:value-type="float"/>
          <table:table-cell office:value="0.023772945404052746" office:value-type="float"/>
          <table:table-cell office:value="0.872603744019855" office:value-type="float"/>
          <table:table-cell office:value="50" office:value-type="float"/>
          <table:table-cell office:value="0.560981273651123" office:value-type="float"/>
        </table:table-row>
      </table:table>
      <table:table table:name="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1841789484024048" office:value-type="float"/>
          <table:table-cell office:value="-0.001841789484024048" office:value-type="float"/>
          <table:table-cell office:value="-0.001841789484024048" office:value-type="float"/>
          <table:table-cell office:value="-0.001841789484024048" office:value-type="float"/>
          <table:table-cell office:value="-0.001841789484024048" office:value-type="float"/>
          <table:table-cell office:value="-0.001841789484024048" office:value-type="float"/>
          <table:table-cell office:value="0.8941106418785076" office:value-type="float"/>
          <table:table-cell office:value="1" office:value-type="float"/>
          <table:table-cell office:value="-0.18417894840240479" office:value-type="float"/>
        </table:table-row>
        <table:table-row>
          <table:table-cell office:value="-0.010677883625030518" office:value-type="float"/>
          <table:table-cell office:value="-0.010677883625030518" office:value-type="float"/>
          <table:table-cell office:value="-0.010677883625030518" office:value-type="float"/>
          <table:table-cell office:value="-0.010677883625030518" office:value-type="float"/>
          <table:table-cell office:value="-0.010677883625030518" office:value-type="float"/>
          <table:table-cell office:value="-0.010677883625030518" office:value-type="float"/>
          <table:table-cell office:value="0.8724667199138457" office:value-type="float"/>
          <table:table-cell office:value="2" office:value-type="float"/>
          <table:table-cell office:value="-0.883609414100647" office:value-type="float"/>
        </table:table-row>
        <table:table-row>
          <table:table-cell office:value="-0.015274736881256103" office:value-type="float"/>
          <table:table-cell office:value="-0.015274736881256103" office:value-type="float"/>
          <table:table-cell office:value="-0.015274736881256103" office:value-type="float"/>
          <table:table-cell office:value="-0.015274736881256103" office:value-type="float"/>
          <table:table-cell office:value="-0.015274736881256103" office:value-type="float"/>
          <table:table-cell office:value="-0.015274736881256103" office:value-type="float"/>
          <table:table-cell office:value="0.8612067750136416" office:value-type="float"/>
          <table:table-cell office:value="3" office:value-type="float"/>
          <table:table-cell office:value="-0.4596853256225586" office:value-type="float"/>
        </table:table-row>
        <table:table-row>
          <table:table-cell office:value="-0.008692138195037842" office:value-type="float"/>
          <table:table-cell office:value="-0.008692138195037842" office:value-type="float"/>
          <table:table-cell office:value="-0.008692138195037842" office:value-type="float"/>
          <table:table-cell office:value="-0.008692138195037842" office:value-type="float"/>
          <table:table-cell office:value="-0.008692138195037842" office:value-type="float"/>
          <table:table-cell office:value="-0.008692138195037842" office:value-type="float"/>
          <table:table-cell office:value="0.8773307829763913" office:value-type="float"/>
          <table:table-cell office:value="4" office:value-type="float"/>
          <table:table-cell office:value="0.6582598686218262" office:value-type="float"/>
        </table:table-row>
        <table:table-row>
          <table:table-cell office:value="0.001147977113723754" office:value-type="float"/>
          <table:table-cell office:value="0.001147977113723754" office:value-type="float"/>
          <table:table-cell office:value="0.001147977113723754" office:value-type="float"/>
          <table:table-cell office:value="0.001147977113723754" office:value-type="float"/>
          <table:table-cell office:value="0.001147977113723754" office:value-type="float"/>
          <table:table-cell office:value="0.001147977113723754" office:value-type="float"/>
          <table:table-cell office:value="0.9014340444930066" office:value-type="float"/>
          <table:table-cell office:value="5" office:value-type="float"/>
          <table:table-cell office:value="0.9840115308761597" office:value-type="float"/>
        </table:table-row>
        <table:table-row>
          <table:table-cell office:value="0.0044049787521362295" office:value-type="float"/>
          <table:table-cell office:value="0.0044049787521362295" office:value-type="float"/>
          <table:table-cell office:value="0.0044049787521362295" office:value-type="float"/>
          <table:table-cell office:value="0.0044049787521362295" office:value-type="float"/>
          <table:table-cell office:value="0.0044049787521362295" office:value-type="float"/>
          <table:table-cell office:value="0.0044049787521362295" office:value-type="float"/>
          <table:table-cell office:value="0.909412036598526" office:value-type="float"/>
          <table:table-cell office:value="6" office:value-type="float"/>
          <table:table-cell office:value="0.32570016384124756" office:value-type="float"/>
        </table:table-row>
        <table:table-row>
          <table:table-cell office:value="0.0010874330997467031" office:value-type="float"/>
          <table:table-cell office:value="0.0010874330997467031" office:value-type="float"/>
          <table:table-cell office:value="0.0010874330997467031" office:value-type="float"/>
          <table:table-cell office:value="0.0010874330997467031" office:value-type="float"/>
          <table:table-cell office:value="0.0010874330997467031" office:value-type="float"/>
          <table:table-cell office:value="0.0010874330997467031" office:value-type="float"/>
          <table:table-cell office:value="0.9012857425517828" office:value-type="float"/>
          <table:table-cell office:value="7" office:value-type="float"/>
          <table:table-cell office:value="-0.33175456523895264" office:value-type="float"/>
        </table:table-row>
        <table:table-row>
          <table:table-cell office:value="0.009993852376937866" office:value-type="float"/>
          <table:table-cell office:value="0.009993852376937866" office:value-type="float"/>
          <table:table-cell office:value="0.009993852376937866" office:value-type="float"/>
          <table:table-cell office:value="0.009993852376937866" office:value-type="float"/>
          <table:table-cell office:value="0.009993852376937866" office:value-type="float"/>
          <table:table-cell office:value="0.009993852376937866" office:value-type="float"/>
          <table:table-cell office:value="0.923101925216189" office:value-type="float"/>
          <table:table-cell office:value="8" office:value-type="float"/>
          <table:table-cell office:value="0.8906419277191162" office:value-type="float"/>
        </table:table-row>
        <table:table-row>
          <table:table-cell office:value="0.01850977063179016" office:value-type="float"/>
          <table:table-cell office:value="0.01850977063179016" office:value-type="float"/>
          <table:table-cell office:value="0.01850977063179016" office:value-type="float"/>
          <table:table-cell office:value="0.01850977063179016" office:value-type="float"/>
          <table:table-cell office:value="0.01850977063179016" office:value-type="float"/>
          <table:table-cell office:value="0.01850977063179016" office:value-type="float"/>
          <table:table-cell office:value="0.9439615796318297" office:value-type="float"/>
          <table:table-cell office:value="9" office:value-type="float"/>
          <table:table-cell office:value="0.8515918254852295" office:value-type="float"/>
        </table:table-row>
        <table:table-row>
          <table:table-cell office:value="0.012347381711006165" office:value-type="float"/>
          <table:table-cell office:value="0.012347381711006165" office:value-type="float"/>
          <table:table-cell office:value="0.012347381711006165" office:value-type="float"/>
          <table:table-cell office:value="0.012347381711006165" office:value-type="float"/>
          <table:table-cell office:value="0.012347381711006165" office:value-type="float"/>
          <table:table-cell office:value="0.012347381711006165" office:value-type="float"/>
          <table:table-cell office:value="0.9288668711793286" office:value-type="float"/>
          <table:table-cell office:value="10" office:value-type="float"/>
          <table:table-cell office:value="-0.6162388920783997" office:value-type="float"/>
        </table:table-row>
        <table:table-row>
          <table:table-cell office:value="0.009491659998893738" office:value-type="float"/>
          <table:table-cell office:value="0.009491659998893738" office:value-type="float"/>
          <table:table-cell office:value="0.009491659998893738" office:value-type="float"/>
          <table:table-cell office:value="0.009491659998893738" office:value-type="float"/>
          <table:table-cell office:value="0.009491659998893738" office:value-type="float"/>
          <table:table-cell office:value="0.009491659998893738" office:value-type="float"/>
          <table:table-cell office:value="0.921871810137266" office:value-type="float"/>
          <table:table-cell office:value="11" office:value-type="float"/>
          <table:table-cell office:value="-0.2855721712112427" office:value-type="float"/>
        </table:table-row>
        <table:table-row>
          <table:table-cell office:value="0.0007837110757827753" office:value-type="float"/>
          <table:table-cell office:value="0.0007837110757827753" office:value-type="float"/>
          <table:table-cell office:value="0.0007837110757827753" office:value-type="float"/>
          <table:table-cell office:value="0.0007837110757827753" office:value-type="float"/>
          <table:table-cell office:value="0.0007837110757827753" office:value-type="float"/>
          <table:table-cell office:value="0.0007837110757827753" office:value-type="float"/>
          <table:table-cell office:value="0.9005417785694259" office:value-type="float"/>
          <table:table-cell office:value="12" office:value-type="float"/>
          <table:table-cell office:value="-0.8707948923110962" office:value-type="float"/>
        </table:table-row>
        <table:table-row>
          <table:table-cell office:value="-0.005106059312820435" office:value-type="float"/>
          <table:table-cell office:value="-0.005106059312820435" office:value-type="float"/>
          <table:table-cell office:value="-0.005106059312820435" office:value-type="float"/>
          <table:table-cell office:value="-0.005106059312820435" office:value-type="float"/>
          <table:table-cell office:value="-0.005106059312820435" office:value-type="float"/>
          <table:table-cell office:value="-0.005106059312820435" office:value-type="float"/>
          <table:table-cell office:value="0.8861148464151942" office:value-type="float"/>
          <table:table-cell office:value="13" office:value-type="float"/>
          <table:table-cell office:value="-0.588977038860321" office:value-type="float"/>
        </table:table-row>
        <table:table-row>
          <table:table-cell office:value="0.004258044958114624" office:value-type="float"/>
          <table:table-cell office:value="0.004258044958114624" office:value-type="float"/>
          <table:table-cell office:value="0.004258044958114624" office:value-type="float"/>
          <table:table-cell office:value="0.004258044958114624" office:value-type="float"/>
          <table:table-cell office:value="0.004258044958114624" office:value-type="float"/>
          <table:table-cell office:value="0.004258044958114624" office:value-type="float"/>
          <table:table-cell office:value="0.9090521237772018" office:value-type="float"/>
          <table:table-cell office:value="14" office:value-type="float"/>
          <table:table-cell office:value="0.9364104270935059" office:value-type="float"/>
        </table:table-row>
        <table:table-row>
          <table:table-cell office:value="-0.0038447767496109014" office:value-type="float"/>
          <table:table-cell office:value="-0.0038447767496109014" office:value-type="float"/>
          <table:table-cell office:value="-0.0038447767496109014" office:value-type="float"/>
          <table:table-cell office:value="-0.0038447767496109014" office:value-type="float"/>
          <table:table-cell office:value="-0.0038447767496109014" office:value-type="float"/>
          <table:table-cell office:value="-0.0038447767496109014" office:value-type="float"/>
          <table:table-cell office:value="0.8892043451165272" office:value-type="float"/>
          <table:table-cell office:value="15" office:value-type="float"/>
          <table:table-cell office:value="-0.8102821707725525" office:value-type="float"/>
        </table:table-row>
        <table:table-row>
          <table:table-cell office:value="0.0007909530401229853" office:value-type="float"/>
          <table:table-cell office:value="0.0007909530401229853" office:value-type="float"/>
          <table:table-cell office:value="0.0007909530401229853" office:value-type="float"/>
          <table:table-cell office:value="0.0007909530401229853" office:value-type="float"/>
          <table:table-cell office:value="0.0007909530401229853" office:value-type="float"/>
          <table:table-cell office:value="0.0007909530401229853" office:value-type="float"/>
          <table:table-cell office:value="0.9005595176867949" office:value-type="float"/>
          <table:table-cell office:value="16" office:value-type="float"/>
          <table:table-cell office:value="0.46357297897338867" office:value-type="float"/>
        </table:table-row>
        <table:table-row>
          <table:table-cell office:value="0.008645464777946471" office:value-type="float"/>
          <table:table-cell office:value="0.008645464777946471" office:value-type="float"/>
          <table:table-cell office:value="0.008645464777946471" office:value-type="float"/>
          <table:table-cell office:value="0.008645464777946471" office:value-type="float"/>
          <table:table-cell office:value="0.008645464777946471" office:value-type="float"/>
          <table:table-cell office:value="0.008645464777946471" office:value-type="float"/>
          <table:table-cell office:value="0.9197990636231635" office:value-type="float"/>
          <table:table-cell office:value="17" office:value-type="float"/>
          <table:table-cell office:value="0.7854511737823486" office:value-type="float"/>
        </table:table-row>
        <table:table-row>
          <table:table-cell office:value="0.0006284058094024655" office:value-type="float"/>
          <table:table-cell office:value="0.0006284058094024655" office:value-type="float"/>
          <table:table-cell office:value="0.0006284058094024655" office:value-type="float"/>
          <table:table-cell office:value="0.0006284058094024655" office:value-type="float"/>
          <table:table-cell office:value="0.0006284058094024655" office:value-type="float"/>
          <table:table-cell office:value="0.0006284058094024655" office:value-type="float"/>
          <table:table-cell office:value="0.9001613599124271" office:value-type="float"/>
          <table:table-cell office:value="18" office:value-type="float"/>
          <table:table-cell office:value="-0.8017058968544006" office:value-type="float"/>
        </table:table-row>
        <table:table-row>
          <table:table-cell office:value="0.002774721384048462" office:value-type="float"/>
          <table:table-cell office:value="0.002774721384048462" office:value-type="float"/>
          <table:table-cell office:value="0.002774721384048462" office:value-type="float"/>
          <table:table-cell office:value="0.002774721384048462" office:value-type="float"/>
          <table:table-cell office:value="0.002774721384048462" office:value-type="float"/>
          <table:table-cell office:value="0.002774721384048462" office:value-type="float"/>
          <table:table-cell office:value="0.9054187378972982" office:value-type="float"/>
          <table:table-cell office:value="19" office:value-type="float"/>
          <table:table-cell office:value="0.2146315574645996" office:value-type="float"/>
        </table:table-row>
        <table:table-row>
          <table:table-cell office:value="-0.0009098803997039796" office:value-type="float"/>
          <table:table-cell office:value="-0.0009098803997039796" office:value-type="float"/>
          <table:table-cell office:value="-0.0009098803997039796" office:value-type="float"/>
          <table:table-cell office:value="-0.0009098803997039796" office:value-type="float"/>
          <table:table-cell office:value="-0.0009098803997039796" office:value-type="float"/>
          <table:table-cell office:value="-0.0009098803997039796" office:value-type="float"/>
          <table:table-cell office:value="0.896393343621756" office:value-type="float"/>
          <table:table-cell office:value="20" office:value-type="float"/>
          <table:table-cell office:value="-0.36846017837524414" office:value-type="float"/>
        </table:table-row>
        <table:table-row>
          <table:table-cell office:value="-0.0009166473150253298" office:value-type="float"/>
          <table:table-cell office:value="-0.0009166473150253298" office:value-type="float"/>
          <table:table-cell office:value="-0.0009166473150253298" office:value-type="float"/>
          <table:table-cell office:value="-0.0009166473150253298" office:value-type="float"/>
          <table:table-cell office:value="-0.0009166473150253298" office:value-type="float"/>
          <table:table-cell office:value="-0.0009166473150253298" office:value-type="float"/>
          <table:table-cell office:value="0.8963767681320861" office:value-type="float"/>
          <table:table-cell office:value="21" office:value-type="float"/>
          <table:table-cell office:value="-0.0006766915321350098" office:value-type="float"/>
        </table:table-row>
        <table:table-row>
          <table:table-cell office:value="0.0005620342493057249" office:value-type="float"/>
          <table:table-cell office:value="0.0005620342493057249" office:value-type="float"/>
          <table:table-cell office:value="0.0005620342493057249" office:value-type="float"/>
          <table:table-cell office:value="0.0005620342493057249" office:value-type="float"/>
          <table:table-cell office:value="0.0005620342493057249" office:value-type="float"/>
          <table:table-cell office:value="0.0005620342493057249" office:value-type="float"/>
          <table:table-cell office:value="0.8999987834567577" office:value-type="float"/>
          <table:table-cell office:value="22" office:value-type="float"/>
          <table:table-cell office:value="0.14786815643310547" office:value-type="float"/>
        </table:table-row>
        <table:table-row>
          <table:table-cell office:value="0.003086563944816589" office:value-type="float"/>
          <table:table-cell office:value="0.003086563944816589" office:value-type="float"/>
          <table:table-cell office:value="0.003086563944816589" office:value-type="float"/>
          <table:table-cell office:value="0.003086563944816589" office:value-type="float"/>
          <table:table-cell office:value="0.003086563944816589" office:value-type="float"/>
          <table:table-cell office:value="0.003086563944816589" office:value-type="float"/>
          <table:table-cell office:value="0.906182593051263" office:value-type="float"/>
          <table:table-cell office:value="23" office:value-type="float"/>
          <table:table-cell office:value="0.2524529695510864" office:value-type="float"/>
        </table:table-row>
        <table:table-row>
          <table:table-cell office:value="-0.0025504308938980105" office:value-type="float"/>
          <table:table-cell office:value="-0.0025504308938980105" office:value-type="float"/>
          <table:table-cell office:value="-0.0025504308938980105" office:value-type="float"/>
          <table:table-cell office:value="-0.0025504308938980105" office:value-type="float"/>
          <table:table-cell office:value="-0.0025504308938980105" office:value-type="float"/>
          <table:table-cell office:value="-0.0025504308938980105" office:value-type="float"/>
          <table:table-cell office:value="0.8923748320137099" office:value-type="float"/>
          <table:table-cell office:value="24" office:value-type="float"/>
          <table:table-cell office:value="-0.56369948387146" office:value-type="float"/>
        </table:table-row>
        <table:table-row>
          <table:table-cell office:value="-0.0017829543352127076" office:value-type="float"/>
          <table:table-cell office:value="-0.0017829543352127076" office:value-type="float"/>
          <table:table-cell office:value="-0.0017829543352127076" office:value-type="float"/>
          <table:table-cell office:value="-0.0017829543352127076" office:value-type="float"/>
          <table:table-cell office:value="-0.0017829543352127076" office:value-type="float"/>
          <table:table-cell office:value="-0.0017829543352127076" office:value-type="float"/>
          <table:table-cell office:value="0.8942547579720361" office:value-type="float"/>
          <table:table-cell office:value="25" office:value-type="float"/>
          <table:table-cell office:value="0.07674765586853027" office:value-type="float"/>
        </table:table-row>
        <table:table-row>
          <table:table-cell office:value="-0.0003993648290634157" office:value-type="float"/>
          <table:table-cell office:value="-0.0003993648290634157" office:value-type="float"/>
          <table:table-cell office:value="-0.0003993648290634157" office:value-type="float"/>
          <table:table-cell office:value="-0.0003993648290634157" office:value-type="float"/>
          <table:table-cell office:value="-0.0003993648290634157" office:value-type="float"/>
          <table:table-cell office:value="-0.0003993648290634157" office:value-type="float"/>
          <table:table-cell office:value="0.8976438462755713" office:value-type="float"/>
          <table:table-cell office:value="26" office:value-type="float"/>
          <table:table-cell office:value="0.1383589506149292" office:value-type="float"/>
        </table:table-row>
        <table:table-row>
          <table:table-cell office:value="-0.0016358011960983278" office:value-type="float"/>
          <table:table-cell office:value="-0.0016358011960983278" office:value-type="float"/>
          <table:table-cell office:value="-0.0016358011960983278" office:value-type="float"/>
          <table:table-cell office:value="-0.0016358011960983278" office:value-type="float"/>
          <table:table-cell office:value="-0.0016358011960983278" office:value-type="float"/>
          <table:table-cell office:value="-0.0016358011960983278" office:value-type="float"/>
          <table:table-cell office:value="0.8946152080769151" office:value-type="float"/>
          <table:table-cell office:value="27" office:value-type="float"/>
          <table:table-cell office:value="-0.12364363670349121" office:value-type="float"/>
        </table:table-row>
        <table:table-row>
          <table:table-cell office:value="-0.007851369380950927" office:value-type="float"/>
          <table:table-cell office:value="-0.007851369380950927" office:value-type="float"/>
          <table:table-cell office:value="-0.007851369380950927" office:value-type="float"/>
          <table:table-cell office:value="-0.007851369380950927" office:value-type="float"/>
          <table:table-cell office:value="-0.007851369380950927" office:value-type="float"/>
          <table:table-cell office:value="-0.007851369380950927" office:value-type="float"/>
          <table:table-cell office:value="0.8793902375625492" office:value-type="float"/>
          <table:table-cell office:value="28" office:value-type="float"/>
          <table:table-cell office:value="-0.62155681848526" office:value-type="float"/>
        </table:table-row>
        <table:table-row>
          <table:table-cell office:value="-0.0013598787784576414" office:value-type="float"/>
          <table:table-cell office:value="-0.0013598787784576414" office:value-type="float"/>
          <table:table-cell office:value="-0.0013598787784576414" office:value-type="float"/>
          <table:table-cell office:value="-0.0013598787784576414" office:value-type="float"/>
          <table:table-cell office:value="-0.0013598787784576414" office:value-type="float"/>
          <table:table-cell office:value="-0.0013598787784576414" office:value-type="float"/>
          <table:table-cell office:value="0.8952910772087299" office:value-type="float"/>
          <table:table-cell office:value="29" office:value-type="float"/>
          <table:table-cell office:value="0.6491490602493286" office:value-type="float"/>
        </table:table-row>
        <table:table-row>
          <table:table-cell office:value="-0.002970016598701477" office:value-type="float"/>
          <table:table-cell office:value="-0.002970016598701477" office:value-type="float"/>
          <table:table-cell office:value="-0.002970016598701477" office:value-type="float"/>
          <table:table-cell office:value="-0.002970016598701477" office:value-type="float"/>
          <table:table-cell office:value="-0.002970016598701477" office:value-type="float"/>
          <table:table-cell office:value="-0.002970016598701477" office:value-type="float"/>
          <table:table-cell office:value="0.8913470611335754" office:value-type="float"/>
          <table:table-cell office:value="30" office:value-type="float"/>
          <table:table-cell office:value="-0.16101378202438354" office:value-type="float"/>
        </table:table-row>
        <table:table-row>
          <table:table-cell office:value="-0.010953475832939149" office:value-type="float"/>
          <table:table-cell office:value="-0.010953475832939149" office:value-type="float"/>
          <table:table-cell office:value="-0.010953475832939149" office:value-type="float"/>
          <table:table-cell office:value="-0.010953475832939149" office:value-type="float"/>
          <table:table-cell office:value="-0.010953475832939149" office:value-type="float"/>
          <table:table-cell office:value="-0.010953475832939149" office:value-type="float"/>
          <table:table-cell office:value="0.8717916596273825" office:value-type="float"/>
          <table:table-cell office:value="31" office:value-type="float"/>
          <table:table-cell office:value="-0.7983459234237671" office:value-type="float"/>
        </table:table-row>
        <table:table-row>
          <table:table-cell office:value="-0.006865814328193665" office:value-type="float"/>
          <table:table-cell office:value="-0.006865814328193665" office:value-type="float"/>
          <table:table-cell office:value="-0.006865814328193665" office:value-type="float"/>
          <table:table-cell office:value="-0.006865814328193665" office:value-type="float"/>
          <table:table-cell office:value="-0.006865814328193665" office:value-type="float"/>
          <table:table-cell office:value="-0.006865814328193665" office:value-type="float"/>
          <table:table-cell office:value="0.8818043445552263" office:value-type="float"/>
          <table:table-cell office:value="32" office:value-type="float"/>
          <table:table-cell office:value="0.40876615047454834" office:value-type="float"/>
        </table:table-row>
        <table:table-row>
          <table:table-cell office:value="-0.01616864085197449" office:value-type="float"/>
          <table:table-cell office:value="-0.01616864085197449" office:value-type="float"/>
          <table:table-cell office:value="-0.01616864085197449" office:value-type="float"/>
          <table:table-cell office:value="-0.01616864085197449" office:value-type="float"/>
          <table:table-cell office:value="-0.01616864085197449" office:value-type="float"/>
          <table:table-cell office:value="-0.01616864085197449" office:value-type="float"/>
          <table:table-cell office:value="0.8590171664063339" office:value-type="float"/>
          <table:table-cell office:value="33" office:value-type="float"/>
          <table:table-cell office:value="-0.9302826523780823" office:value-type="float"/>
        </table:table-row>
        <table:table-row>
          <table:table-cell office:value="-0.009503823518753052" office:value-type="float"/>
          <table:table-cell office:value="-0.009503823518753052" office:value-type="float"/>
          <table:table-cell office:value="-0.009503823518753052" office:value-type="float"/>
          <table:table-cell office:value="-0.009503823518753052" office:value-type="float"/>
          <table:table-cell office:value="-0.009503823518753052" office:value-type="float"/>
          <table:table-cell office:value="-0.009503823518753052" office:value-type="float"/>
          <table:table-cell office:value="0.8753425681015833" office:value-type="float"/>
          <table:table-cell office:value="34" office:value-type="float"/>
          <table:table-cell office:value="0.6664817333221436" office:value-type="float"/>
        </table:table-row>
        <table:table-row>
          <table:table-cell office:value="-0.017116743326187137" office:value-type="float"/>
          <table:table-cell office:value="-0.017116743326187137" office:value-type="float"/>
          <table:table-cell office:value="-0.017116743326187137" office:value-type="float"/>
          <table:table-cell office:value="-0.017116743326187137" office:value-type="float"/>
          <table:table-cell office:value="-0.017116743326187137" office:value-type="float"/>
          <table:table-cell office:value="-0.017116743326187137" office:value-type="float"/>
          <table:table-cell office:value="0.8566947991206426" office:value-type="float"/>
          <table:table-cell office:value="35" office:value-type="float"/>
          <table:table-cell office:value="-0.7612919807434082" office:value-type="float"/>
        </table:table-row>
        <table:table-row>
          <table:table-cell office:value="-0.01028846859931946" office:value-type="float"/>
          <table:table-cell office:value="-0.01028846859931946" office:value-type="float"/>
          <table:table-cell office:value="-0.01028846859931946" office:value-type="float"/>
          <table:table-cell office:value="-0.01028846859931946" office:value-type="float"/>
          <table:table-cell office:value="-0.01028846859931946" office:value-type="float"/>
          <table:table-cell office:value="-0.01028846859931946" office:value-type="float"/>
          <table:table-cell office:value="0.8734205880250105" office:value-type="float"/>
          <table:table-cell office:value="36" office:value-type="float"/>
          <table:table-cell office:value="0.6828274726867676" office:value-type="float"/>
        </table:table-row>
        <table:table-row>
          <table:table-cell office:value="-0.011540662050247195" office:value-type="float"/>
          <table:table-cell office:value="-0.011540662050247195" office:value-type="float"/>
          <table:table-cell office:value="-0.011540662050247195" office:value-type="float"/>
          <table:table-cell office:value="-0.011540662050247195" office:value-type="float"/>
          <table:table-cell office:value="-0.011540662050247195" office:value-type="float"/>
          <table:table-cell office:value="-0.011540662050247195" office:value-type="float"/>
          <table:table-cell office:value="0.8703533530109828" office:value-type="float"/>
          <table:table-cell office:value="37" office:value-type="float"/>
          <table:table-cell office:value="-0.12521934509277344" office:value-type="float"/>
        </table:table-row>
        <table:table-row>
          <table:table-cell office:value="-0.015186411142349247" office:value-type="float"/>
          <table:table-cell office:value="-0.015186411142349247" office:value-type="float"/>
          <table:table-cell office:value="-0.015186411142349247" office:value-type="float"/>
          <table:table-cell office:value="-0.015186411142349247" office:value-type="float"/>
          <table:table-cell office:value="-0.015186411142349247" office:value-type="float"/>
          <table:table-cell office:value="-0.015186411142349247" office:value-type="float"/>
          <table:table-cell office:value="0.8614231280051178" office:value-type="float"/>
          <table:table-cell office:value="38" office:value-type="float"/>
          <table:table-cell office:value="-0.3645749092102051" office:value-type="float"/>
        </table:table-row>
        <table:table-row>
          <table:table-cell office:value="-0.008460303544998174" office:value-type="float"/>
          <table:table-cell office:value="-0.008460303544998174" office:value-type="float"/>
          <table:table-cell office:value="-0.008460303544998174" office:value-type="float"/>
          <table:table-cell office:value="-0.008460303544998174" office:value-type="float"/>
          <table:table-cell office:value="-0.008460303544998174" office:value-type="float"/>
          <table:table-cell office:value="-0.008460303544998174" office:value-type="float"/>
          <table:table-cell office:value="0.8778986595736853" office:value-type="float"/>
          <table:table-cell office:value="39" office:value-type="float"/>
          <table:table-cell office:value="0.6726107597351074" office:value-type="float"/>
        </table:table-row>
        <table:table-row>
          <table:table-cell office:value="-0.011695240139961248" office:value-type="float"/>
          <table:table-cell office:value="-0.011695240139961248" office:value-type="float"/>
          <table:table-cell office:value="-0.011695240139961248" office:value-type="float"/>
          <table:table-cell office:value="-0.011695240139961248" office:value-type="float"/>
          <table:table-cell office:value="-0.011695240139961248" office:value-type="float"/>
          <table:table-cell office:value="-0.011695240139961248" office:value-type="float"/>
          <table:table-cell office:value="0.8699747155657692" office:value-type="float"/>
          <table:table-cell office:value="40" office:value-type="float"/>
          <table:table-cell office:value="-0.3234936594963074" office:value-type="float"/>
        </table:table-row>
        <table:table-row>
          <table:table-cell office:value="-0.0033386069536209158" office:value-type="float"/>
          <table:table-cell office:value="-0.0033386069536209158" office:value-type="float"/>
          <table:table-cell office:value="-0.0033386069536209158" office:value-type="float"/>
          <table:table-cell office:value="-0.0033386069536209158" office:value-type="float"/>
          <table:table-cell office:value="-0.0033386069536209158" office:value-type="float"/>
          <table:table-cell office:value="-0.0033386069536209158" office:value-type="float"/>
          <table:table-cell office:value="0.8904442028399114" office:value-type="float"/>
          <table:table-cell office:value="41" office:value-type="float"/>
          <table:table-cell office:value="0.8356633186340332" office:value-type="float"/>
        </table:table-row>
        <table:table-row>
          <table:table-cell office:value="-0.006623342037200932" office:value-type="float"/>
          <table:table-cell office:value="-0.006623342037200932" office:value-type="float"/>
          <table:table-cell office:value="-0.006623342037200932" office:value-type="float"/>
          <table:table-cell office:value="-0.006623342037200932" office:value-type="float"/>
          <table:table-cell office:value="-0.006623342037200932" office:value-type="float"/>
          <table:table-cell office:value="-0.006623342037200932" office:value-type="float"/>
          <table:table-cell office:value="0.8823982779449221" office:value-type="float"/>
          <table:table-cell office:value="42" office:value-type="float"/>
          <table:table-cell office:value="-0.3284735083580017" office:value-type="float"/>
        </table:table-row>
        <table:table-row>
          <table:table-cell office:value="-0.005223219394683842" office:value-type="float"/>
          <table:table-cell office:value="-0.005223219394683842" office:value-type="float"/>
          <table:table-cell office:value="-0.005223219394683842" office:value-type="float"/>
          <table:table-cell office:value="-0.005223219394683842" office:value-type="float"/>
          <table:table-cell office:value="-0.005223219394683842" office:value-type="float"/>
          <table:table-cell office:value="-0.005223219394683842" office:value-type="float"/>
          <table:table-cell office:value="0.8858278639964062" office:value-type="float"/>
          <table:table-cell office:value="43" office:value-type="float"/>
          <table:table-cell office:value="0.14001226425170898" office:value-type="float"/>
        </table:table-row>
        <table:table-row>
          <table:table-cell office:value="-0.007287681698799137" office:value-type="float"/>
          <table:table-cell office:value="-0.007287681698799137" office:value-type="float"/>
          <table:table-cell office:value="-0.007287681698799137" office:value-type="float"/>
          <table:table-cell office:value="-0.007287681698799137" office:value-type="float"/>
          <table:table-cell office:value="-0.007287681698799137" office:value-type="float"/>
          <table:table-cell office:value="-0.007287681698799137" office:value-type="float"/>
          <table:table-cell office:value="0.8807709847581132" office:value-type="float"/>
          <table:table-cell office:value="44" office:value-type="float"/>
          <table:table-cell office:value="-0.20644623041152954" office:value-type="float"/>
        </table:table-row>
        <table:table-row>
          <table:table-cell office:value="0.0015474742650985682" office:value-type="float"/>
          <table:table-cell office:value="0.0015474742650985682" office:value-type="float"/>
          <table:table-cell office:value="0.0015474742650985682" office:value-type="float"/>
          <table:table-cell office:value="0.0015474742650985682" office:value-type="float"/>
          <table:table-cell office:value="0.0015474742650985682" office:value-type="float"/>
          <table:table-cell office:value="0.0015474742650985682" office:value-type="float"/>
          <table:table-cell office:value="0.9024126086675703" office:value-type="float"/>
          <table:table-cell office:value="45" office:value-type="float"/>
          <table:table-cell office:value="0.8835155963897705" office:value-type="float"/>
        </table:table-row>
        <table:table-row>
          <table:table-cell office:value="0.010819858908653257" office:value-type="float"/>
          <table:table-cell office:value="0.010819858908653257" office:value-type="float"/>
          <table:table-cell office:value="0.010819858908653257" office:value-type="float"/>
          <table:table-cell office:value="0.010819858908653257" office:value-type="float"/>
          <table:table-cell office:value="0.010819858908653257" office:value-type="float"/>
          <table:table-cell office:value="0.010819858908653257" office:value-type="float"/>
          <table:table-cell office:value="0.9251252197430978" office:value-type="float"/>
          <table:table-cell office:value="46" office:value-type="float"/>
          <table:table-cell office:value="0.9272384643554688" office:value-type="float"/>
        </table:table-row>
        <table:table-row>
          <table:table-cell office:value="0.010165795087814329" office:value-type="float"/>
          <table:table-cell office:value="0.010165795087814329" office:value-type="float"/>
          <table:table-cell office:value="0.010165795087814329" office:value-type="float"/>
          <table:table-cell office:value="0.010165795087814329" office:value-type="float"/>
          <table:table-cell office:value="0.010165795087814329" office:value-type="float"/>
          <table:table-cell office:value="0.010165795087814329" office:value-type="float"/>
          <table:table-cell office:value="0.9235230971228272" office:value-type="float"/>
          <table:table-cell office:value="47" office:value-type="float"/>
          <table:table-cell office:value="-0.06540638208389282" office:value-type="float"/>
        </table:table-row>
        <table:table-row>
          <table:table-cell office:value="0.0032312560081481905" office:value-type="float"/>
          <table:table-cell office:value="0.0032312560081481905" office:value-type="float"/>
          <table:table-cell office:value="0.0032312560081481905" office:value-type="float"/>
          <table:table-cell office:value="0.0032312560081481905" office:value-type="float"/>
          <table:table-cell office:value="0.0032312560081481905" office:value-type="float"/>
          <table:table-cell office:value="0.0032312560081481905" office:value-type="float"/>
          <table:table-cell office:value="0.9065370147762559" office:value-type="float"/>
          <table:table-cell office:value="48" office:value-type="float"/>
          <table:table-cell office:value="-0.6934539079666138" office:value-type="float"/>
        </table:table-row>
        <table:table-row>
          <table:table-cell office:value="-0.0021355694532394437" office:value-type="float"/>
          <table:table-cell office:value="-0.0021355694532394437" office:value-type="float"/>
          <table:table-cell office:value="-0.0021355694532394437" office:value-type="float"/>
          <table:table-cell office:value="-0.0021355694532394437" office:value-type="float"/>
          <table:table-cell office:value="-0.0021355694532394437" office:value-type="float"/>
          <table:table-cell office:value="-0.0021355694532394437" office:value-type="float"/>
          <table:table-cell office:value="0.8933910308572793" office:value-type="float"/>
          <table:table-cell office:value="49" office:value-type="float"/>
          <table:table-cell office:value="-0.5366825461387634" office:value-type="float"/>
        </table:table-row>
        <table:table-row>
          <table:table-cell office:value="0.0029201680421829194" office:value-type="float"/>
          <table:table-cell office:value="0.0029201680421829194" office:value-type="float"/>
          <table:table-cell office:value="0.0029201680421829194" office:value-type="float"/>
          <table:table-cell office:value="0.0029201680421829194" office:value-type="float"/>
          <table:table-cell office:value="0.0029201680421829194" office:value-type="float"/>
          <table:table-cell office:value="0.0029201680421829194" office:value-type="float"/>
          <table:table-cell office:value="0.9057750079945207" office:value-type="float"/>
          <table:table-cell office:value="50" office:value-type="float"/>
          <table:table-cell office:value="0.5055737495422363" office:value-type="float"/>
        </table:table-row>
      </table:table>
      <table:table table:name="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2601132392883301" office:value-type="float"/>
          <table:table-cell office:value="0.002601132392883301" office:value-type="float"/>
          <table:table-cell office:value="0.002601132392883301" office:value-type="float"/>
          <table:table-cell office:value="0.002601132392883301" office:value-type="float"/>
          <table:table-cell office:value="0.002601132392883301" office:value-type="float"/>
          <table:table-cell office:value="0.002601132392883301" office:value-type="float"/>
          <table:table-cell office:value="0.9561277543127448" office:value-type="float"/>
          <table:table-cell office:value="1" office:value-type="float"/>
          <table:table-cell office:value="0.2601132392883301" office:value-type="float"/>
        </table:table-row>
        <table:table-row>
          <table:table-cell office:value="0.0005912888050079346" office:value-type="float"/>
          <table:table-cell office:value="0.0005912888050079346" office:value-type="float"/>
          <table:table-cell office:value="0.0005912888050079346" office:value-type="float"/>
          <table:table-cell office:value="0.0005912888050079346" office:value-type="float"/>
          <table:table-cell office:value="0.0005912888050079346" office:value-type="float"/>
          <table:table-cell office:value="0.0005912888050079346" office:value-type="float"/>
          <table:table-cell office:value="0.9512046630596456" office:value-type="float"/>
          <table:table-cell office:value="2" office:value-type="float"/>
          <table:table-cell office:value="-0.20098435878753662" office:value-type="float"/>
        </table:table-row>
        <table:table-row>
          <table:table-cell office:value="0.009339215755462647" office:value-type="float"/>
          <table:table-cell office:value="0.009339215755462647" office:value-type="float"/>
          <table:table-cell office:value="0.009339215755462647" office:value-type="float"/>
          <table:table-cell office:value="0.009339215755462647" office:value-type="float"/>
          <table:table-cell office:value="0.009339215755462647" office:value-type="float"/>
          <table:table-cell office:value="0.009339215755462647" office:value-type="float"/>
          <table:table-cell office:value="0.9726326203954009" office:value-type="float"/>
          <table:table-cell office:value="3" office:value-type="float"/>
          <table:table-cell office:value="0.8747926950454712" office:value-type="float"/>
        </table:table-row>
        <table:table-row>
          <table:table-cell office:value="0.008121423721313477" office:value-type="float"/>
          <table:table-cell office:value="0.008121423721313477" office:value-type="float"/>
          <table:table-cell office:value="0.008121423721313477" office:value-type="float"/>
          <table:table-cell office:value="0.008121423721313477" office:value-type="float"/>
          <table:table-cell office:value="0.008121423721313477" office:value-type="float"/>
          <table:table-cell office:value="0.008121423721313477" office:value-type="float"/>
          <table:table-cell office:value="0.9696496512989095" office:value-type="float"/>
          <table:table-cell office:value="4" office:value-type="float"/>
          <table:table-cell office:value="-0.12177920341491699" office:value-type="float"/>
        </table:table-row>
        <table:table-row>
          <table:table-cell office:value="0.00143796980381012" office:value-type="float"/>
          <table:table-cell office:value="0.00143796980381012" office:value-type="float"/>
          <table:table-cell office:value="0.00143796980381012" office:value-type="float"/>
          <table:table-cell office:value="0.00143796980381012" office:value-type="float"/>
          <table:table-cell office:value="0.00143796980381012" office:value-type="float"/>
          <table:table-cell office:value="0.00143796980381012" office:value-type="float"/>
          <table:table-cell office:value="0.953278599481621" office:value-type="float"/>
          <table:table-cell office:value="5" office:value-type="float"/>
          <table:table-cell office:value="-0.6683453917503357" office:value-type="float"/>
        </table:table-row>
        <table:table-row>
          <table:table-cell office:value="0.0017146974802017215" office:value-type="float"/>
          <table:table-cell office:value="0.0017146974802017215" office:value-type="float"/>
          <table:table-cell office:value="0.0017146974802017215" office:value-type="float"/>
          <table:table-cell office:value="0.0017146974802017215" office:value-type="float"/>
          <table:table-cell office:value="0.0017146974802017215" office:value-type="float"/>
          <table:table-cell office:value="0.0017146974802017215" office:value-type="float"/>
          <table:table-cell office:value="0.9539564410864864" office:value-type="float"/>
          <table:table-cell office:value="6" office:value-type="float"/>
          <table:table-cell office:value="0.027672767639160156" office:value-type="float"/>
        </table:table-row>
        <table:table-row>
          <table:table-cell office:value="0.005707361102104187" office:value-type="float"/>
          <table:table-cell office:value="0.005707361102104187" office:value-type="float"/>
          <table:table-cell office:value="0.005707361102104187" office:value-type="float"/>
          <table:table-cell office:value="0.005707361102104187" office:value-type="float"/>
          <table:table-cell office:value="0.005707361102104187" office:value-type="float"/>
          <table:table-cell office:value="0.005707361102104187" office:value-type="float"/>
          <table:table-cell office:value="0.9637364296747201" office:value-type="float"/>
          <table:table-cell office:value="7" office:value-type="float"/>
          <table:table-cell office:value="0.3992663621902466" office:value-type="float"/>
        </table:table-row>
        <table:table-row>
          <table:table-cell office:value="0.005842370390892029" office:value-type="float"/>
          <table:table-cell office:value="0.005842370390892029" office:value-type="float"/>
          <table:table-cell office:value="0.005842370390892029" office:value-type="float"/>
          <table:table-cell office:value="0.005842370390892029" office:value-type="float"/>
          <table:table-cell office:value="0.005842370390892029" office:value-type="float"/>
          <table:table-cell office:value="0.005842370390892029" office:value-type="float"/>
          <table:table-cell office:value="0.9640671335427863" office:value-type="float"/>
          <table:table-cell office:value="8" office:value-type="float"/>
          <table:table-cell office:value="0.01350092887878418" office:value-type="float"/>
        </table:table-row>
        <table:table-row>
          <table:table-cell office:value="0.005068957805633545" office:value-type="float"/>
          <table:table-cell office:value="0.005068957805633545" office:value-type="float"/>
          <table:table-cell office:value="0.005068957805633545" office:value-type="float"/>
          <table:table-cell office:value="0.005068957805633545" office:value-type="float"/>
          <table:table-cell office:value="0.005068957805633545" office:value-type="float"/>
          <table:table-cell office:value="0.005068957805633545" office:value-type="float"/>
          <table:table-cell office:value="0.9621726673482562" office:value-type="float"/>
          <table:table-cell office:value="9" office:value-type="float"/>
          <table:table-cell office:value="-0.07734125852584839" office:value-type="float"/>
        </table:table-row>
        <table:table-row>
          <table:table-cell office:value="0.013957264423370362" office:value-type="float"/>
          <table:table-cell office:value="0.013957264423370362" office:value-type="float"/>
          <table:table-cell office:value="0.013957264423370362" office:value-type="float"/>
          <table:table-cell office:value="0.013957264423370362" office:value-type="float"/>
          <table:table-cell office:value="0.013957264423370362" office:value-type="float"/>
          <table:table-cell office:value="0.013957264423370362" office:value-type="float"/>
          <table:table-cell office:value="0.9839444832391144" office:value-type="float"/>
          <table:table-cell office:value="10" office:value-type="float"/>
          <table:table-cell office:value="0.8888306617736816" office:value-type="float"/>
        </table:table-row>
        <table:table-row>
          <table:table-cell office:value="0.0041184228658676155" office:value-type="float"/>
          <table:table-cell office:value="0.0041184228658676155" office:value-type="float"/>
          <table:table-cell office:value="0.0041184228658676155" office:value-type="float"/>
          <table:table-cell office:value="0.0041184228658676155" office:value-type="float"/>
          <table:table-cell office:value="0.0041184228658676155" office:value-type="float"/>
          <table:table-cell office:value="0.0041184228658676155" office:value-type="float"/>
          <table:table-cell office:value="0.9598443417631426" office:value-type="float"/>
          <table:table-cell office:value="11" office:value-type="float"/>
          <table:table-cell office:value="-0.9838841557502747" office:value-type="float"/>
        </table:table-row>
        <table:table-row>
          <table:table-cell office:value="-0.004222911596298217" office:value-type="float"/>
          <table:table-cell office:value="-0.004222911596298217" office:value-type="float"/>
          <table:table-cell office:value="-0.004222911596298217" office:value-type="float"/>
          <table:table-cell office:value="-0.004222911596298217" office:value-type="float"/>
          <table:table-cell office:value="-0.004222911596298217" office:value-type="float"/>
          <table:table-cell office:value="-0.004222911596298217" office:value-type="float"/>
          <table:table-cell office:value="0.9394123285569435" office:value-type="float"/>
          <table:table-cell office:value="12" office:value-type="float"/>
          <table:table-cell office:value="-0.8341334462165833" office:value-type="float"/>
        </table:table-row>
        <table:table-row>
          <table:table-cell office:value="-0.0030725538730621326" office:value-type="float"/>
          <table:table-cell office:value="-0.0030725538730621326" office:value-type="float"/>
          <table:table-cell office:value="-0.0030725538730621326" office:value-type="float"/>
          <table:table-cell office:value="-0.0030725538730621326" office:value-type="float"/>
          <table:table-cell office:value="-0.0030725538730621326" office:value-type="float"/>
          <table:table-cell office:value="-0.0030725538730621326" office:value-type="float"/>
          <table:table-cell office:value="0.9422301180005417" office:value-type="float"/>
          <table:table-cell office:value="13" office:value-type="float"/>
          <table:table-cell office:value="0.1150357723236084" office:value-type="float"/>
        </table:table-row>
        <table:table-row>
          <table:table-cell office:value="-0.012465717792510985" office:value-type="float"/>
          <table:table-cell office:value="-0.012465717792510985" office:value-type="float"/>
          <table:table-cell office:value="-0.012465717792510985" office:value-type="float"/>
          <table:table-cell office:value="-0.012465717792510985" office:value-type="float"/>
          <table:table-cell office:value="-0.012465717792510985" office:value-type="float"/>
          <table:table-cell office:value="-0.012465717792510985" office:value-type="float"/>
          <table:table-cell office:value="0.9192216593275707" office:value-type="float"/>
          <table:table-cell office:value="14" office:value-type="float"/>
          <table:table-cell office:value="-0.9393163919448853" office:value-type="float"/>
        </table:table-row>
        <table:table-row>
          <table:table-cell office:value="-0.0033167719841003408" office:value-type="float"/>
          <table:table-cell office:value="-0.0033167719841003408" office:value-type="float"/>
          <table:table-cell office:value="-0.0033167719841003408" office:value-type="float"/>
          <table:table-cell office:value="-0.0033167719841003408" office:value-type="float"/>
          <table:table-cell office:value="-0.0033167719841003408" office:value-type="float"/>
          <table:table-cell office:value="-0.0033167719841003408" office:value-type="float"/>
          <table:table-cell office:value="0.9416319082425517" office:value-type="float"/>
          <table:table-cell office:value="15" office:value-type="float"/>
          <table:table-cell office:value="0.9148945808410645" office:value-type="float"/>
        </table:table-row>
        <table:table-row>
          <table:table-cell office:value="-0.00024335861206054585" office:value-type="float"/>
          <table:table-cell office:value="-0.00024335861206054585" office:value-type="float"/>
          <table:table-cell office:value="-0.00024335861206054585" office:value-type="float"/>
          <table:table-cell office:value="-0.00024335861206054585" office:value-type="float"/>
          <table:table-cell office:value="-0.00024335861206054585" office:value-type="float"/>
          <table:table-cell office:value="-0.00024335861206054585" office:value-type="float"/>
          <table:table-cell office:value="0.9491602027726959" office:value-type="float"/>
          <table:table-cell office:value="16" office:value-type="float"/>
          <table:table-cell office:value="0.3073413372039795" office:value-type="float"/>
        </table:table-row>
        <table:table-row>
          <table:table-cell office:value="-0.005472826361656188" office:value-type="float"/>
          <table:table-cell office:value="-0.005472826361656188" office:value-type="float"/>
          <table:table-cell office:value="-0.005472826361656188" office:value-type="float"/>
          <table:table-cell office:value="-0.005472826361656188" office:value-type="float"/>
          <table:table-cell office:value="-0.005472826361656188" office:value-type="float"/>
          <table:table-cell office:value="-0.005472826361656188" office:value-type="float"/>
          <table:table-cell office:value="0.9363506751598459" office:value-type="float"/>
          <table:table-cell office:value="17" office:value-type="float"/>
          <table:table-cell office:value="-0.5229467749595642" office:value-type="float"/>
        </table:table-row>
        <table:table-row>
          <table:table-cell office:value="0.002571242451667788" office:value-type="float"/>
          <table:table-cell office:value="0.002571242451667788" office:value-type="float"/>
          <table:table-cell office:value="0.002571242451667788" office:value-type="float"/>
          <table:table-cell office:value="0.002571242451667788" office:value-type="float"/>
          <table:table-cell office:value="0.002571242451667788" office:value-type="float"/>
          <table:table-cell office:value="0.002571242451667788" office:value-type="float"/>
          <table:table-cell office:value="0.9560545392083251" office:value-type="float"/>
          <table:table-cell office:value="18" office:value-type="float"/>
          <table:table-cell office:value="0.8044068813323975" office:value-type="float"/>
        </table:table-row>
        <table:table-row>
          <table:table-cell office:value="0.0072466868162155175" office:value-type="float"/>
          <table:table-cell office:value="0.0072466868162155175" office:value-type="float"/>
          <table:table-cell office:value="0.0072466868162155175" office:value-type="float"/>
          <table:table-cell office:value="0.0072466868162155175" office:value-type="float"/>
          <table:table-cell office:value="0.0072466868162155175" office:value-type="float"/>
          <table:table-cell office:value="0.0072466868162155175" office:value-type="float"/>
          <table:table-cell office:value="0.9675069922222381" office:value-type="float"/>
          <table:table-cell office:value="19" office:value-type="float"/>
          <table:table-cell office:value="0.46754443645477295" office:value-type="float"/>
        </table:table-row>
        <table:table-row>
          <table:table-cell office:value="-0.0007999622821807835" office:value-type="float"/>
          <table:table-cell office:value="-0.0007999622821807835" office:value-type="float"/>
          <table:table-cell office:value="-0.0007999622821807835" office:value-type="float"/>
          <table:table-cell office:value="-0.0007999622821807835" office:value-type="float"/>
          <table:table-cell office:value="-0.0007999622821807835" office:value-type="float"/>
          <table:table-cell office:value="-0.0007999622821807835" office:value-type="float"/>
          <table:table-cell office:value="0.9477968077919409" office:value-type="float"/>
          <table:table-cell office:value="20" office:value-type="float"/>
          <table:table-cell office:value="-0.8046649098396301" office:value-type="float"/>
        </table:table-row>
        <table:table-row>
          <table:table-cell office:value="0.005202362537384036" office:value-type="float"/>
          <table:table-cell office:value="0.005202362537384036" office:value-type="float"/>
          <table:table-cell office:value="0.005202362537384036" office:value-type="float"/>
          <table:table-cell office:value="0.005202362537384036" office:value-type="float"/>
          <table:table-cell office:value="0.005202362537384036" office:value-type="float"/>
          <table:table-cell office:value="0.005202362537384036" office:value-type="float"/>
          <table:table-cell office:value="0.9624994408703178" office:value-type="float"/>
          <table:table-cell office:value="21" office:value-type="float"/>
          <table:table-cell office:value="0.6002324819564819" office:value-type="float"/>
        </table:table-row>
        <table:table-row>
          <table:table-cell office:value="0.01406012058258057" office:value-type="float"/>
          <table:table-cell office:value="0.01406012058258057" office:value-type="float"/>
          <table:table-cell office:value="0.01406012058258057" office:value-type="float"/>
          <table:table-cell office:value="0.01406012058258057" office:value-type="float"/>
          <table:table-cell office:value="0.01406012058258057" office:value-type="float"/>
          <table:table-cell office:value="0.01406012058258057" office:value-type="float"/>
          <table:table-cell office:value="0.9841964283460819" office:value-type="float"/>
          <table:table-cell office:value="22" office:value-type="float"/>
          <table:table-cell office:value="0.8857758045196533" office:value-type="float"/>
        </table:table-row>
        <table:table-row>
          <table:table-cell office:value="0.006129910945892337" office:value-type="float"/>
          <table:table-cell office:value="0.006129910945892337" office:value-type="float"/>
          <table:table-cell office:value="0.006129910945892337" office:value-type="float"/>
          <table:table-cell office:value="0.006129910945892337" office:value-type="float"/>
          <table:table-cell office:value="0.006129910945892337" office:value-type="float"/>
          <table:table-cell office:value="0.006129910945892337" office:value-type="float"/>
          <table:table-cell office:value="0.9647714611828937" office:value-type="float"/>
          <table:table-cell office:value="23" office:value-type="float"/>
          <table:table-cell office:value="-0.7930209636688232" office:value-type="float"/>
        </table:table-row>
        <table:table-row>
          <table:table-cell office:value="0.0019724690914154084" office:value-type="float"/>
          <table:table-cell office:value="0.0019724690914154084" office:value-type="float"/>
          <table:table-cell office:value="0.0019724690914154084" office:value-type="float"/>
          <table:table-cell office:value="0.0019724690914154084" office:value-type="float"/>
          <table:table-cell office:value="0.0019724690914154084" office:value-type="float"/>
          <table:table-cell office:value="0.0019724690914154084" office:value-type="float"/>
          <table:table-cell office:value="0.954587850004135" office:value-type="float"/>
          <table:table-cell office:value="24" office:value-type="float"/>
          <table:table-cell office:value="-0.41574418544769287" office:value-type="float"/>
        </table:table-row>
        <table:table-row>
          <table:table-cell office:value="0.004093587398529056" office:value-type="float"/>
          <table:table-cell office:value="0.004093587398529056" office:value-type="float"/>
          <table:table-cell office:value="0.004093587398529056" office:value-type="float"/>
          <table:table-cell office:value="0.004093587398529056" office:value-type="float"/>
          <table:table-cell office:value="0.004093587398529056" office:value-type="float"/>
          <table:table-cell office:value="0.004093587398529056" office:value-type="float"/>
          <table:table-cell office:value="0.9597835075406395" office:value-type="float"/>
          <table:table-cell office:value="25" office:value-type="float"/>
          <table:table-cell office:value="0.21211183071136475" office:value-type="float"/>
        </table:table-row>
        <table:table-row>
          <table:table-cell office:value="0.009566552639007572" office:value-type="float"/>
          <table:table-cell office:value="0.009566552639007572" office:value-type="float"/>
          <table:table-cell office:value="0.009566552639007572" office:value-type="float"/>
          <table:table-cell office:value="0.009566552639007572" office:value-type="float"/>
          <table:table-cell office:value="0.009566552639007572" office:value-type="float"/>
          <table:table-cell office:value="0.009566552639007572" office:value-type="float"/>
          <table:table-cell office:value="0.9731894797598005" office:value-type="float"/>
          <table:table-cell office:value="26" office:value-type="float"/>
          <table:table-cell office:value="0.5472965240478516" office:value-type="float"/>
        </table:table-row>
        <table:table-row>
          <table:table-cell office:value="0.017217577695846562" office:value-type="float"/>
          <table:table-cell office:value="0.017217577695846562" office:value-type="float"/>
          <table:table-cell office:value="0.017217577695846562" office:value-type="float"/>
          <table:table-cell office:value="0.017217577695846562" office:value-type="float"/>
          <table:table-cell office:value="0.017217577695846562" office:value-type="float"/>
          <table:table-cell office:value="0.017217577695846562" office:value-type="float"/>
          <table:table-cell office:value="0.9919305871583047" office:value-type="float"/>
          <table:table-cell office:value="27" office:value-type="float"/>
          <table:table-cell office:value="0.7651025056838989" office:value-type="float"/>
        </table:table-row>
        <table:table-row>
          <table:table-cell office:value="0.017817995548248297" office:value-type="float"/>
          <table:table-cell office:value="0.017817995548248297" office:value-type="float"/>
          <table:table-cell office:value="0.017817995548248297" office:value-type="float"/>
          <table:table-cell office:value="0.017817995548248297" office:value-type="float"/>
          <table:table-cell office:value="0.017817995548248297" office:value-type="float"/>
          <table:table-cell office:value="0.017817995548248297" office:value-type="float"/>
          <table:table-cell office:value="0.9934013045291467" office:value-type="float"/>
          <table:table-cell office:value="28" office:value-type="float"/>
          <table:table-cell office:value="0.06004178524017334" office:value-type="float"/>
        </table:table-row>
        <table:table-row>
          <table:table-cell office:value="0.012473326921463019" office:value-type="float"/>
          <table:table-cell office:value="0.012473326921463019" office:value-type="float"/>
          <table:table-cell office:value="0.012473326921463019" office:value-type="float"/>
          <table:table-cell office:value="0.012473326921463019" office:value-type="float"/>
          <table:table-cell office:value="0.012473326921463019" office:value-type="float"/>
          <table:table-cell office:value="0.012473326921463019" office:value-type="float"/>
          <table:table-cell office:value="0.9803095935492611" office:value-type="float"/>
          <table:table-cell office:value="29" office:value-type="float"/>
          <table:table-cell office:value="-0.5344668626785278" office:value-type="float"/>
        </table:table-row>
        <table:table-row>
          <table:table-cell office:value="0.007082288265228278" office:value-type="float"/>
          <table:table-cell office:value="0.007082288265228278" office:value-type="float"/>
          <table:table-cell office:value="0.007082288265228278" office:value-type="float"/>
          <table:table-cell office:value="0.007082288265228278" office:value-type="float"/>
          <table:table-cell office:value="0.007082288265228278" office:value-type="float"/>
          <table:table-cell office:value="0.007082288265228278" office:value-type="float"/>
          <table:table-cell office:value="0.9671042996578665" office:value-type="float"/>
          <table:table-cell office:value="30" office:value-type="float"/>
          <table:table-cell office:value="-0.5391038656234741" office:value-type="float"/>
        </table:table-row>
        <table:table-row>
          <table:table-cell office:value="0.0019130283594131527" office:value-type="float"/>
          <table:table-cell office:value="0.0019130283594131527" office:value-type="float"/>
          <table:table-cell office:value="0.0019130283594131527" office:value-type="float"/>
          <table:table-cell office:value="0.0019130283594131527" office:value-type="float"/>
          <table:table-cell office:value="0.0019130283594131527" office:value-type="float"/>
          <table:table-cell office:value="0.0019130283594131527" office:value-type="float"/>
          <table:table-cell office:value="0.954442250540792" office:value-type="float"/>
          <table:table-cell office:value="31" office:value-type="float"/>
          <table:table-cell office:value="-0.5169259905815125" office:value-type="float"/>
        </table:table-row>
        <table:table-row>
          <table:table-cell office:value="0.009282161593437201" office:value-type="float"/>
          <table:table-cell office:value="0.009282161593437201" office:value-type="float"/>
          <table:table-cell office:value="0.009282161593437201" office:value-type="float"/>
          <table:table-cell office:value="0.009282161593437201" office:value-type="float"/>
          <table:table-cell office:value="0.009282161593437201" office:value-type="float"/>
          <table:table-cell office:value="0.009282161593437201" office:value-type="float"/>
          <table:table-cell office:value="0.9724928668107365" office:value-type="float"/>
          <table:table-cell office:value="32" office:value-type="float"/>
          <table:table-cell office:value="0.7369133234024048" office:value-type="float"/>
        </table:table-row>
        <table:table-row>
          <table:table-cell office:value="0.00489622056484223" office:value-type="float"/>
          <table:table-cell office:value="0.00489622056484223" office:value-type="float"/>
          <table:table-cell office:value="0.00489622056484223" office:value-type="float"/>
          <table:table-cell office:value="0.00489622056484223" office:value-type="float"/>
          <table:table-cell office:value="0.00489622056484223" office:value-type="float"/>
          <table:table-cell office:value="0.00489622056484223" office:value-type="float"/>
          <table:table-cell office:value="0.9617495492487412" office:value-type="float"/>
          <table:table-cell office:value="33" office:value-type="float"/>
          <table:table-cell office:value="-0.43859410285949707" office:value-type="float"/>
        </table:table-row>
        <table:table-row>
          <table:table-cell office:value="0.0019279968738555968" office:value-type="float"/>
          <table:table-cell office:value="0.0019279968738555968" office:value-type="float"/>
          <table:table-cell office:value="0.0019279968738555968" office:value-type="float"/>
          <table:table-cell office:value="0.0019279968738555968" office:value-type="float"/>
          <table:table-cell office:value="0.0019279968738555968" office:value-type="float"/>
          <table:table-cell office:value="0.0019279968738555968" office:value-type="float"/>
          <table:table-cell office:value="0.9544789157633834" office:value-type="float"/>
          <table:table-cell office:value="34" office:value-type="float"/>
          <table:table-cell office:value="-0.29682236909866333" office:value-type="float"/>
        </table:table-row>
        <table:table-row>
          <table:table-cell office:value="0.011557002067565924" office:value-type="float"/>
          <table:table-cell office:value="0.011557002067565924" office:value-type="float"/>
          <table:table-cell office:value="0.011557002067565924" office:value-type="float"/>
          <table:table-cell office:value="0.011557002067565924" office:value-type="float"/>
          <table:table-cell office:value="0.011557002067565924" office:value-type="float"/>
          <table:table-cell office:value="0.011557002067565924" office:value-type="float"/>
          <table:table-cell office:value="0.9780650652185828" office:value-type="float"/>
          <table:table-cell office:value="35" office:value-type="float"/>
          <table:table-cell office:value="0.9629005193710327" office:value-type="float"/>
        </table:table-row>
        <table:table-row>
          <table:table-cell office:value="0.015149755477905279" office:value-type="float"/>
          <table:table-cell office:value="0.015149755477905279" office:value-type="float"/>
          <table:table-cell office:value="0.015149755477905279" office:value-type="float"/>
          <table:table-cell office:value="0.015149755477905279" office:value-type="float"/>
          <table:table-cell office:value="0.015149755477905279" office:value-type="float"/>
          <table:table-cell office:value="0.015149755477905279" office:value-type="float"/>
          <table:table-cell office:value="0.9868654778455583" office:value-type="float"/>
          <table:table-cell office:value="36" office:value-type="float"/>
          <table:table-cell office:value="0.35927534103393555" office:value-type="float"/>
        </table:table-row>
        <table:table-row>
          <table:table-cell office:value="0.0063979709148407025" office:value-type="float"/>
          <table:table-cell office:value="0.0063979709148407025" office:value-type="float"/>
          <table:table-cell office:value="0.0063979709148407025" office:value-type="float"/>
          <table:table-cell office:value="0.0063979709148407025" office:value-type="float"/>
          <table:table-cell office:value="0.0063979709148407025" office:value-type="float"/>
          <table:table-cell office:value="0.0063979709148407025" office:value-type="float"/>
          <table:table-cell office:value="0.9654280713272835" office:value-type="float"/>
          <table:table-cell office:value="37" office:value-type="float"/>
          <table:table-cell office:value="-0.8751784563064575" office:value-type="float"/>
        </table:table-row>
        <table:table-row>
          <table:table-cell office:value="0.003580194711685185" office:value-type="float"/>
          <table:table-cell office:value="0.003580194711685185" office:value-type="float"/>
          <table:table-cell office:value="0.003580194711685185" office:value-type="float"/>
          <table:table-cell office:value="0.003580194711685185" office:value-type="float"/>
          <table:table-cell office:value="0.003580194711685185" office:value-type="float"/>
          <table:table-cell office:value="0.003580194711685185" office:value-type="float"/>
          <table:table-cell office:value="0.9585259574201955" office:value-type="float"/>
          <table:table-cell office:value="38" office:value-type="float"/>
          <table:table-cell office:value="-0.28177762031555176" office:value-type="float"/>
        </table:table-row>
        <table:table-row>
          <table:table-cell office:value="0.002236819267272953" office:value-type="float"/>
          <table:table-cell office:value="0.002236819267272953" office:value-type="float"/>
          <table:table-cell office:value="0.002236819267272953" office:value-type="float"/>
          <table:table-cell office:value="0.002236819267272953" office:value-type="float"/>
          <table:table-cell office:value="0.002236819267272953" office:value-type="float"/>
          <table:table-cell office:value="0.002236819267272953" office:value-type="float"/>
          <table:table-cell office:value="0.955235373048401" office:value-type="float"/>
          <table:table-cell office:value="39" office:value-type="float"/>
          <table:table-cell office:value="-0.13433754444122314" office:value-type="float"/>
        </table:table-row>
        <table:table-row>
          <table:table-cell office:value="0.009489181041717533" office:value-type="float"/>
          <table:table-cell office:value="0.009489181041717533" office:value-type="float"/>
          <table:table-cell office:value="0.009489181041717533" office:value-type="float"/>
          <table:table-cell office:value="0.009489181041717533" office:value-type="float"/>
          <table:table-cell office:value="0.009489181041717533" office:value-type="float"/>
          <table:table-cell office:value="0.009489181041717533" office:value-type="float"/>
          <table:table-cell office:value="0.9729999588258558" office:value-type="float"/>
          <table:table-cell office:value="40" office:value-type="float"/>
          <table:table-cell office:value="0.725236177444458" office:value-type="float"/>
        </table:table-row>
        <table:table-row>
          <table:table-cell office:value="0.003082758784294132" office:value-type="float"/>
          <table:table-cell office:value="0.003082758784294132" office:value-type="float"/>
          <table:table-cell office:value="0.003082758784294132" office:value-type="float"/>
          <table:table-cell office:value="0.003082758784294132" office:value-type="float"/>
          <table:table-cell office:value="0.003082758784294132" office:value-type="float"/>
          <table:table-cell office:value="0.003082758784294132" office:value-type="float"/>
          <table:table-cell office:value="0.9573074932183593" office:value-type="float"/>
          <table:table-cell office:value="41" office:value-type="float"/>
          <table:table-cell office:value="-0.6406422257423401" office:value-type="float"/>
        </table:table-row>
        <table:table-row>
          <table:table-cell office:value="0.008161846995353703" office:value-type="float"/>
          <table:table-cell office:value="0.008161846995353703" office:value-type="float"/>
          <table:table-cell office:value="0.008161846995353703" office:value-type="float"/>
          <table:table-cell office:value="0.008161846995353703" office:value-type="float"/>
          <table:table-cell office:value="0.008161846995353703" office:value-type="float"/>
          <table:table-cell office:value="0.008161846995353703" office:value-type="float"/>
          <table:table-cell office:value="0.9697486676940407" office:value-type="float"/>
          <table:table-cell office:value="42" office:value-type="float"/>
          <table:table-cell office:value="0.507908821105957" office:value-type="float"/>
        </table:table-row>
        <table:table-row>
          <table:table-cell office:value="0.012860637307167057" office:value-type="float"/>
          <table:table-cell office:value="0.012860637307167057" office:value-type="float"/>
          <table:table-cell office:value="0.012860637307167057" office:value-type="float"/>
          <table:table-cell office:value="0.012860637307167057" office:value-type="float"/>
          <table:table-cell office:value="0.012860637307167057" office:value-type="float"/>
          <table:table-cell office:value="0.012860637307167057" office:value-type="float"/>
          <table:table-cell office:value="0.9812583063663165" office:value-type="float"/>
          <table:table-cell office:value="43" office:value-type="float"/>
          <table:table-cell office:value="0.46987903118133545" office:value-type="float"/>
        </table:table-row>
        <table:table-row>
          <table:table-cell office:value="0.006806648373603824" office:value-type="float"/>
          <table:table-cell office:value="0.006806648373603824" office:value-type="float"/>
          <table:table-cell office:value="0.006806648373603824" office:value-type="float"/>
          <table:table-cell office:value="0.006806648373603824" office:value-type="float"/>
          <table:table-cell office:value="0.006806648373603824" office:value-type="float"/>
          <table:table-cell office:value="0.006806648373603824" office:value-type="float"/>
          <table:table-cell office:value="0.9664291225706305" office:value-type="float"/>
          <table:table-cell office:value="44" office:value-type="float"/>
          <table:table-cell office:value="-0.6053988933563232" office:value-type="float"/>
        </table:table-row>
        <table:table-row>
          <table:table-cell office:value="0.0037422949075698888" office:value-type="float"/>
          <table:table-cell office:value="0.0037422949075698888" office:value-type="float"/>
          <table:table-cell office:value="0.0037422949075698888" office:value-type="float"/>
          <table:table-cell office:value="0.0037422949075698888" office:value-type="float"/>
          <table:table-cell office:value="0.0037422949075698888" office:value-type="float"/>
          <table:table-cell office:value="0.0037422949075698888" office:value-type="float"/>
          <table:table-cell office:value="0.9589230201873182" office:value-type="float"/>
          <table:table-cell office:value="45" office:value-type="float"/>
          <table:table-cell office:value="-0.30643534660339355" office:value-type="float"/>
        </table:table-row>
        <table:table-row>
          <table:table-cell office:value="0.0011170083284378087" office:value-type="float"/>
          <table:table-cell office:value="0.0011170083284378087" office:value-type="float"/>
          <table:table-cell office:value="0.0011170083284378087" office:value-type="float"/>
          <table:table-cell office:value="0.0011170083284378087" office:value-type="float"/>
          <table:table-cell office:value="0.0011170083284378087" office:value-type="float"/>
          <table:table-cell office:value="0.0011170083284378087" office:value-type="float"/>
          <table:table-cell office:value="0.9524924076398679" office:value-type="float"/>
          <table:table-cell office:value="46" office:value-type="float"/>
          <table:table-cell office:value="-0.262528657913208" office:value-type="float"/>
        </table:table-row>
        <table:table-row>
          <table:table-cell office:value="0.00017299890518188827" office:value-type="float"/>
          <table:table-cell office:value="0.00017299890518188827" office:value-type="float"/>
          <table:table-cell office:value="0.00017299890518188827" office:value-type="float"/>
          <table:table-cell office:value="0.00017299890518188827" office:value-type="float"/>
          <table:table-cell office:value="0.00017299890518188827" office:value-type="float"/>
          <table:table-cell office:value="0.00017299890518188827" office:value-type="float"/>
          <table:table-cell office:value="0.9501800662405119" office:value-type="float"/>
          <table:table-cell office:value="47" office:value-type="float"/>
          <table:table-cell office:value="-0.09440094232559204" office:value-type="float"/>
        </table:table-row>
        <table:table-row>
          <table:table-cell office:value="0.008962011337280277" office:value-type="float"/>
          <table:table-cell office:value="0.008962011337280277" office:value-type="float"/>
          <table:table-cell office:value="0.008962011337280277" office:value-type="float"/>
          <table:table-cell office:value="0.008962011337280277" office:value-type="float"/>
          <table:table-cell office:value="0.008962011337280277" office:value-type="float"/>
          <table:table-cell office:value="0.008962011337280277" office:value-type="float"/>
          <table:table-cell office:value="0.9717086620421307" office:value-type="float"/>
          <table:table-cell office:value="48" office:value-type="float"/>
          <table:table-cell office:value="0.8789012432098389" office:value-type="float"/>
        </table:table-row>
        <table:table-row>
          <table:table-cell office:value="0.015952343940734866" office:value-type="float"/>
          <table:table-cell office:value="0.015952343940734866" office:value-type="float"/>
          <table:table-cell office:value="0.015952343940734866" office:value-type="float"/>
          <table:table-cell office:value="0.015952343940734866" office:value-type="float"/>
          <table:table-cell office:value="0.015952343940734866" office:value-type="float"/>
          <table:table-cell office:value="0.015952343940734866" office:value-type="float"/>
          <table:table-cell office:value="0.9888314100529355" office:value-type="float"/>
          <table:table-cell office:value="49" office:value-type="float"/>
          <table:table-cell office:value="0.699033260345459" office:value-type="float"/>
        </table:table-row>
        <table:table-row>
          <table:table-cell office:value="0.009462319612503054" office:value-type="float"/>
          <table:table-cell office:value="0.009462319612503054" office:value-type="float"/>
          <table:table-cell office:value="0.009462319612503054" office:value-type="float"/>
          <table:table-cell office:value="0.009462319612503054" office:value-type="float"/>
          <table:table-cell office:value="0.009462319612503054" office:value-type="float"/>
          <table:table-cell office:value="0.009462319612503054" office:value-type="float"/>
          <table:table-cell office:value="0.9729341620305184" office:value-type="float"/>
          <table:table-cell office:value="50" office:value-type="float"/>
          <table:table-cell office:value="-0.6490024328231812" office:value-type="float"/>
        </table:table-row>
      </table:table>
      <table:table table:name="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78008246421814" office:value-type="float"/>
          <table:table-cell office:value="0.00878008246421814" office:value-type="float"/>
          <table:table-cell office:value="0.00878008246421814" office:value-type="float"/>
          <table:table-cell office:value="0.00878008246421814" office:value-type="float"/>
          <table:table-cell office:value="0.00878008246421814" office:value-type="float"/>
          <table:table-cell office:value="0.00878008246421814" office:value-type="float"/>
          <table:table-cell office:value="0.920227830909858" office:value-type="float"/>
          <table:table-cell office:value="1" office:value-type="float"/>
          <table:table-cell office:value="0.878008246421814" office:value-type="float"/>
        </table:table-row>
        <table:table-row>
          <table:table-cell office:value="0.01684986233711243" office:value-type="float"/>
          <table:table-cell office:value="0.01684986233711243" office:value-type="float"/>
          <table:table-cell office:value="0.01684986233711243" office:value-type="float"/>
          <table:table-cell office:value="0.01684986233711243" office:value-type="float"/>
          <table:table-cell office:value="0.01684986233711243" office:value-type="float"/>
          <table:table-cell office:value="0.01684986233711243" office:value-type="float"/>
          <table:table-cell office:value="0.9399946739350308" office:value-type="float"/>
          <table:table-cell office:value="2" office:value-type="float"/>
          <table:table-cell office:value="0.8069779872894287" office:value-type="float"/>
        </table:table-row>
        <table:table-row>
          <table:table-cell office:value="0.012180196642875674" office:value-type="float"/>
          <table:table-cell office:value="0.012180196642875674" office:value-type="float"/>
          <table:table-cell office:value="0.012180196642875674" office:value-type="float"/>
          <table:table-cell office:value="0.012180196642875674" office:value-type="float"/>
          <table:table-cell office:value="0.012180196642875674" office:value-type="float"/>
          <table:table-cell office:value="0.012180196642875674" office:value-type="float"/>
          <table:table-cell office:value="0.9285563757147713" office:value-type="float"/>
          <table:table-cell office:value="3" office:value-type="float"/>
          <table:table-cell office:value="-0.46696656942367554" office:value-type="float"/>
        </table:table-row>
        <table:table-row>
          <table:table-cell office:value="0.021332033276557923" office:value-type="float"/>
          <table:table-cell office:value="0.021332033276557923" office:value-type="float"/>
          <table:table-cell office:value="0.021332033276557923" office:value-type="float"/>
          <table:table-cell office:value="0.021332033276557923" office:value-type="float"/>
          <table:table-cell office:value="0.021332033276557923" office:value-type="float"/>
          <table:table-cell office:value="0.021332033276557923" office:value-type="float"/>
          <table:table-cell office:value="0.9509737056766033" office:value-type="float"/>
          <table:table-cell office:value="4" office:value-type="float"/>
          <table:table-cell office:value="0.9151836633682251" office:value-type="float"/>
        </table:table-row>
        <table:table-row>
          <table:table-cell office:value="0.016578835844993593" office:value-type="float"/>
          <table:table-cell office:value="0.016578835844993593" office:value-type="float"/>
          <table:table-cell office:value="0.016578835844993593" office:value-type="float"/>
          <table:table-cell office:value="0.016578835844993593" office:value-type="float"/>
          <table:table-cell office:value="0.016578835844993593" office:value-type="float"/>
          <table:table-cell office:value="0.016578835844993593" office:value-type="float"/>
          <table:table-cell office:value="0.9393307973225632" office:value-type="float"/>
          <table:table-cell office:value="5" office:value-type="float"/>
          <table:table-cell office:value="-0.4753197431564331" office:value-type="float"/>
        </table:table-row>
        <table:table-row>
          <table:table-cell office:value="0.016942647099494935" office:value-type="float"/>
          <table:table-cell office:value="0.016942647099494935" office:value-type="float"/>
          <table:table-cell office:value="0.016942647099494935" office:value-type="float"/>
          <table:table-cell office:value="0.016942647099494935" office:value-type="float"/>
          <table:table-cell office:value="0.016942647099494935" office:value-type="float"/>
          <table:table-cell office:value="0.016942647099494935" office:value-type="float"/>
          <table:table-cell office:value="0.9402219492587733" office:value-type="float"/>
          <table:table-cell office:value="6" office:value-type="float"/>
          <table:table-cell office:value="0.03638112545013428" office:value-type="float"/>
        </table:table-row>
        <table:table-row>
          <table:table-cell office:value="0.016131516695022583" office:value-type="float"/>
          <table:table-cell office:value="0.016131516695022583" office:value-type="float"/>
          <table:table-cell office:value="0.016131516695022583" office:value-type="float"/>
          <table:table-cell office:value="0.016131516695022583" office:value-type="float"/>
          <table:table-cell office:value="0.016131516695022583" office:value-type="float"/>
          <table:table-cell office:value="0.016131516695022583" office:value-type="float"/>
          <table:table-cell office:value="0.9382350936529588" office:value-type="float"/>
          <table:table-cell office:value="7" office:value-type="float"/>
          <table:table-cell office:value="-0.08111304044723511" office:value-type="float"/>
        </table:table-row>
        <table:table-row>
          <table:table-cell office:value="0.008381964564323425" office:value-type="float"/>
          <table:table-cell office:value="0.008381964564323425" office:value-type="float"/>
          <table:table-cell office:value="0.008381964564323425" office:value-type="float"/>
          <table:table-cell office:value="0.008381964564323425" office:value-type="float"/>
          <table:table-cell office:value="0.008381964564323425" office:value-type="float"/>
          <table:table-cell office:value="0.008381964564323425" office:value-type="float"/>
          <table:table-cell office:value="0.9192526451976476" office:value-type="float"/>
          <table:table-cell office:value="8" office:value-type="float"/>
          <table:table-cell office:value="-0.7749552130699158" office:value-type="float"/>
        </table:table-row>
        <table:table-row>
          <table:table-cell office:value="0.007004961967468261" office:value-type="float"/>
          <table:table-cell office:value="0.007004961967468261" office:value-type="float"/>
          <table:table-cell office:value="0.007004961967468261" office:value-type="float"/>
          <table:table-cell office:value="0.007004961967468261" office:value-type="float"/>
          <table:table-cell office:value="0.007004961967468261" office:value-type="float"/>
          <table:table-cell office:value="0.007004961967468261" office:value-type="float"/>
          <table:table-cell office:value="0.9158796914608651" office:value-type="float"/>
          <table:table-cell office:value="9" office:value-type="float"/>
          <table:table-cell office:value="-0.13770025968551636" office:value-type="float"/>
        </table:table-row>
        <table:table-row>
          <table:table-cell office:value="0.016043753623962403" office:value-type="float"/>
          <table:table-cell office:value="0.016043753623962403" office:value-type="float"/>
          <table:table-cell office:value="0.016043753623962403" office:value-type="float"/>
          <table:table-cell office:value="0.016043753623962403" office:value-type="float"/>
          <table:table-cell office:value="0.016043753623962403" office:value-type="float"/>
          <table:table-cell office:value="0.016043753623962403" office:value-type="float"/>
          <table:table-cell office:value="0.9380201189106017" office:value-type="float"/>
          <table:table-cell office:value="10" office:value-type="float"/>
          <table:table-cell office:value="0.9038791656494141" office:value-type="float"/>
        </table:table-row>
        <table:table-row>
          <table:table-cell office:value="0.021210808753967286" office:value-type="float"/>
          <table:table-cell office:value="0.021210808753967286" office:value-type="float"/>
          <table:table-cell office:value="0.021210808753967286" office:value-type="float"/>
          <table:table-cell office:value="0.021210808753967286" office:value-type="float"/>
          <table:table-cell office:value="0.021210808753967286" office:value-type="float"/>
          <table:table-cell office:value="0.021210808753967286" office:value-type="float"/>
          <table:table-cell office:value="0.9506767674519438" office:value-type="float"/>
          <table:table-cell office:value="11" office:value-type="float"/>
          <table:table-cell office:value="0.5167055130004883" office:value-type="float"/>
        </table:table-row>
        <table:table-row>
          <table:table-cell office:value="0.02105049669742584" office:value-type="float"/>
          <table:table-cell office:value="0.02105049669742584" office:value-type="float"/>
          <table:table-cell office:value="0.02105049669742584" office:value-type="float"/>
          <table:table-cell office:value="0.02105049669742584" office:value-type="float"/>
          <table:table-cell office:value="0.02105049669742584" office:value-type="float"/>
          <table:table-cell office:value="0.02105049669742584" office:value-type="float"/>
          <table:table-cell office:value="0.9502840847138011" office:value-type="float"/>
          <table:table-cell office:value="12" office:value-type="float"/>
          <table:table-cell office:value="-0.016031205654144287" office:value-type="float"/>
        </table:table-row>
        <table:table-row>
          <table:table-cell office:value="0.015264863967895507" office:value-type="float"/>
          <table:table-cell office:value="0.015264863967895507" office:value-type="float"/>
          <table:table-cell office:value="0.015264863967895507" office:value-type="float"/>
          <table:table-cell office:value="0.015264863967895507" office:value-type="float"/>
          <table:table-cell office:value="0.015264863967895507" office:value-type="float"/>
          <table:table-cell office:value="0.015264863967895507" office:value-type="float"/>
          <table:table-cell office:value="0.9361122366873059" office:value-type="float"/>
          <table:table-cell office:value="13" office:value-type="float"/>
          <table:table-cell office:value="-0.5785632729530334" office:value-type="float"/>
        </table:table-row>
        <table:table-row>
          <table:table-cell office:value="0.011065742969512939" office:value-type="float"/>
          <table:table-cell office:value="0.011065742969512939" office:value-type="float"/>
          <table:table-cell office:value="0.011065742969512939" office:value-type="float"/>
          <table:table-cell office:value="0.011065742969512939" office:value-type="float"/>
          <table:table-cell office:value="0.011065742969512939" office:value-type="float"/>
          <table:table-cell office:value="0.011065742969512939" office:value-type="float"/>
          <table:table-cell office:value="0.9258265328730624" office:value-type="float"/>
          <table:table-cell office:value="14" office:value-type="float"/>
          <table:table-cell office:value="-0.41991209983825684" office:value-type="float"/>
        </table:table-row>
        <table:table-row>
          <table:table-cell office:value="0.008876281976699828" office:value-type="float"/>
          <table:table-cell office:value="0.008876281976699828" office:value-type="float"/>
          <table:table-cell office:value="0.008876281976699828" office:value-type="float"/>
          <table:table-cell office:value="0.008876281976699828" office:value-type="float"/>
          <table:table-cell office:value="0.008876281976699828" office:value-type="float"/>
          <table:table-cell office:value="0.008876281976699828" office:value-type="float"/>
          <table:table-cell office:value="0.9204634706289427" office:value-type="float"/>
          <table:table-cell office:value="15" office:value-type="float"/>
          <table:table-cell office:value="-0.21894609928131104" office:value-type="float"/>
        </table:table-row>
        <table:table-row>
          <table:table-cell office:value="0.013543769121170043" office:value-type="float"/>
          <table:table-cell office:value="0.013543769121170043" office:value-type="float"/>
          <table:table-cell office:value="0.013543769121170043" office:value-type="float"/>
          <table:table-cell office:value="0.013543769121170043" office:value-type="float"/>
          <table:table-cell office:value="0.013543769121170043" office:value-type="float"/>
          <table:table-cell office:value="0.013543769121170043" office:value-type="float"/>
          <table:table-cell office:value="0.9318964325138949" office:value-type="float"/>
          <table:table-cell office:value="16" office:value-type="float"/>
          <table:table-cell office:value="0.4667487144470215" office:value-type="float"/>
        </table:table-row>
        <table:table-row>
          <table:table-cell office:value="0.02050730586051941" office:value-type="float"/>
          <table:table-cell office:value="0.02050730586051941" office:value-type="float"/>
          <table:table-cell office:value="0.02050730586051941" office:value-type="float"/>
          <table:table-cell office:value="0.02050730586051941" office:value-type="float"/>
          <table:table-cell office:value="0.02050730586051941" office:value-type="float"/>
          <table:table-cell office:value="0.02050730586051941" office:value-type="float"/>
          <table:table-cell office:value="0.948953544330425" office:value-type="float"/>
          <table:table-cell office:value="17" office:value-type="float"/>
          <table:table-cell office:value="0.6963536739349365" office:value-type="float"/>
        </table:table-row>
        <table:table-row>
          <table:table-cell office:value="0.029873961210250856" office:value-type="float"/>
          <table:table-cell office:value="0.029873961210250856" office:value-type="float"/>
          <table:table-cell office:value="0.029873961210250856" office:value-type="float"/>
          <table:table-cell office:value="0.029873961210250856" office:value-type="float"/>
          <table:table-cell office:value="0.029873961210250856" office:value-type="float"/>
          <table:table-cell office:value="0.029873961210250856" office:value-type="float"/>
          <table:table-cell office:value="0.9718970705337773" office:value-type="float"/>
          <table:table-cell office:value="18" office:value-type="float"/>
          <table:table-cell office:value="0.9366655349731445" office:value-type="float"/>
        </table:table-row>
        <table:table-row>
          <table:table-cell office:value="0.028179781436920168" office:value-type="float"/>
          <table:table-cell office:value="0.028179781436920168" office:value-type="float"/>
          <table:table-cell office:value="0.028179781436920168" office:value-type="float"/>
          <table:table-cell office:value="0.028179781436920168" office:value-type="float"/>
          <table:table-cell office:value="0.028179781436920168" office:value-type="float"/>
          <table:table-cell office:value="0.028179781436920168" office:value-type="float"/>
          <table:table-cell office:value="0.9677471945565731" office:value-type="float"/>
          <table:table-cell office:value="19" office:value-type="float"/>
          <table:table-cell office:value="-0.16941797733306885" office:value-type="float"/>
        </table:table-row>
        <table:table-row>
          <table:table-cell office:value="0.035362608432769775" office:value-type="float"/>
          <table:table-cell office:value="0.035362608432769775" office:value-type="float"/>
          <table:table-cell office:value="0.035362608432769775" office:value-type="float"/>
          <table:table-cell office:value="0.035362608432769775" office:value-type="float"/>
          <table:table-cell office:value="0.035362608432769775" office:value-type="float"/>
          <table:table-cell office:value="0.035362608432769775" office:value-type="float"/>
          <table:table-cell office:value="0.9853414556070927" office:value-type="float"/>
          <table:table-cell office:value="20" office:value-type="float"/>
          <table:table-cell office:value="0.7182826995849609" office:value-type="float"/>
        </table:table-row>
        <table:table-row>
          <table:table-cell office:value="0.02991151750087738" office:value-type="float"/>
          <table:table-cell office:value="0.02991151750087738" office:value-type="float"/>
          <table:table-cell office:value="0.02991151750087738" office:value-type="float"/>
          <table:table-cell office:value="0.02991151750087738" office:value-type="float"/>
          <table:table-cell office:value="0.02991151750087738" office:value-type="float"/>
          <table:table-cell office:value="0.02991151750087738" office:value-type="float"/>
          <table:table-cell office:value="0.971989064282444" office:value-type="float"/>
          <table:table-cell office:value="21" office:value-type="float"/>
          <table:table-cell office:value="-0.5451090931892395" office:value-type="float"/>
        </table:table-row>
        <table:table-row>
          <table:table-cell office:value="0.028394075632095336" office:value-type="float"/>
          <table:table-cell office:value="0.028394075632095336" office:value-type="float"/>
          <table:table-cell office:value="0.028394075632095336" office:value-type="float"/>
          <table:table-cell office:value="0.028394075632095336" office:value-type="float"/>
          <table:table-cell office:value="0.028394075632095336" office:value-type="float"/>
          <table:table-cell office:value="0.028394075632095336" office:value-type="float"/>
          <table:table-cell office:value="0.9682721059895927" office:value-type="float"/>
          <table:table-cell office:value="22" office:value-type="float"/>
          <table:table-cell office:value="-0.15174418687820435" office:value-type="float"/>
        </table:table-row>
        <table:table-row>
          <table:table-cell office:value="0.02166413426399231" office:value-type="float"/>
          <table:table-cell office:value="0.02166413426399231" office:value-type="float"/>
          <table:table-cell office:value="0.02166413426399231" office:value-type="float"/>
          <table:table-cell office:value="0.02166413426399231" office:value-type="float"/>
          <table:table-cell office:value="0.02166413426399231" office:value-type="float"/>
          <table:table-cell office:value="0.02166413426399231" office:value-type="float"/>
          <table:table-cell office:value="0.951787183638892" office:value-type="float"/>
          <table:table-cell office:value="23" office:value-type="float"/>
          <table:table-cell office:value="-0.6729941368103027" office:value-type="float"/>
        </table:table-row>
        <table:table-row>
          <table:table-cell office:value="0.02230096101760864" office:value-type="float"/>
          <table:table-cell office:value="0.02230096101760864" office:value-type="float"/>
          <table:table-cell office:value="0.02230096101760864" office:value-type="float"/>
          <table:table-cell office:value="0.02230096101760864" office:value-type="float"/>
          <table:table-cell office:value="0.02230096101760864" office:value-type="float"/>
          <table:table-cell office:value="0.02230096101760864" office:value-type="float"/>
          <table:table-cell office:value="0.9533470842398052" office:value-type="float"/>
          <table:table-cell office:value="24" office:value-type="float"/>
          <table:table-cell office:value="0.0636826753616333" office:value-type="float"/>
        </table:table-row>
        <table:table-row>
          <table:table-cell office:value="0.03149551272392273" office:value-type="float"/>
          <table:table-cell office:value="0.03149551272392273" office:value-type="float"/>
          <table:table-cell office:value="0.03149551272392273" office:value-type="float"/>
          <table:table-cell office:value="0.03149551272392273" office:value-type="float"/>
          <table:table-cell office:value="0.03149551272392273" office:value-type="float"/>
          <table:table-cell office:value="0.03149551272392273" office:value-type="float"/>
          <table:table-cell office:value="0.9758690443339111" office:value-type="float"/>
          <table:table-cell office:value="25" office:value-type="float"/>
          <table:table-cell office:value="0.9194551706314087" office:value-type="float"/>
        </table:table-row>
        <table:table-row>
          <table:table-cell office:value="0.040264104604721074" office:value-type="float"/>
          <table:table-cell office:value="0.040264104604721074" office:value-type="float"/>
          <table:table-cell office:value="0.040264104604721074" office:value-type="float"/>
          <table:table-cell office:value="0.040264104604721074" office:value-type="float"/>
          <table:table-cell office:value="0.040264104604721074" office:value-type="float"/>
          <table:table-cell office:value="0.040264104604721074" office:value-type="float"/>
          <table:table-cell office:value="0.9973476202045786" office:value-type="float"/>
          <table:table-cell office:value="26" office:value-type="float"/>
          <table:table-cell office:value="0.876859188079834" office:value-type="float"/>
        </table:table-row>
        <table:table-row>
          <table:table-cell office:value="0.04214182853698731" office:value-type="float"/>
          <table:table-cell office:value="0.04214182853698731" office:value-type="float"/>
          <table:table-cell office:value="0.04214182853698731" office:value-type="float"/>
          <table:table-cell office:value="0.04214182853698731" office:value-type="float"/>
          <table:table-cell office:value="0.04214182853698731" office:value-type="float"/>
          <table:table-cell office:value="0.04214182853698731" office:value-type="float"/>
          <table:table-cell office:value="0.9980529142835568" office:value-type="float"/>
          <table:table-cell office:value="27" office:value-type="float"/>
          <table:table-cell office:value="0.18777239322662354" office:value-type="float"/>
        </table:table-row>
      </table:table>
      <table:table table:name="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24700260162353518" office:value-type="float"/>
          <table:table-cell office:value="-0.0024700260162353518" office:value-type="float"/>
          <table:table-cell office:value="-0.0024700260162353518" office:value-type="float"/>
          <table:table-cell office:value="-0.0024700260162353518" office:value-type="float"/>
          <table:table-cell office:value="-0.0024700260162353518" office:value-type="float"/>
          <table:table-cell office:value="-0.0024700260162353518" office:value-type="float"/>
          <table:table-cell office:value="0.8807371159387427" office:value-type="float"/>
          <table:table-cell office:value="1" office:value-type="float"/>
          <table:table-cell office:value="-0.24700260162353516" office:value-type="float"/>
        </table:table-row>
        <table:table-row>
          <table:table-cell office:value="-0.00917371153831482" office:value-type="float"/>
          <table:table-cell office:value="-0.00917371153831482" office:value-type="float"/>
          <table:table-cell office:value="-0.00917371153831482" office:value-type="float"/>
          <table:table-cell office:value="-0.00917371153831482" office:value-type="float"/>
          <table:table-cell office:value="-0.00917371153831482" office:value-type="float"/>
          <table:table-cell office:value="-0.00917371153831482" office:value-type="float"/>
          <table:table-cell office:value="0.864316507013565" office:value-type="float"/>
          <table:table-cell office:value="2" office:value-type="float"/>
          <table:table-cell office:value="-0.6703685522079468" office:value-type="float"/>
        </table:table-row>
        <table:table-row>
          <table:table-cell office:value="4.134178161620955e-05" office:value-type="float"/>
          <table:table-cell office:value="4.134178161620955e-05" office:value-type="float"/>
          <table:table-cell office:value="4.134178161620955e-05" office:value-type="float"/>
          <table:table-cell office:value="4.134178161620955e-05" office:value-type="float"/>
          <table:table-cell office:value="4.134178161620955e-05" office:value-type="float"/>
          <table:table-cell office:value="4.134178161620955e-05" office:value-type="float"/>
          <table:table-cell office:value="0.8868886855999362" office:value-type="float"/>
          <table:table-cell office:value="3" office:value-type="float"/>
          <table:table-cell office:value="0.921505331993103" office:value-type="float"/>
        </table:table-row>
        <table:table-row>
          <table:table-cell office:value="-0.0033912515640258803" office:value-type="float"/>
          <table:table-cell office:value="-0.0033912515640258803" office:value-type="float"/>
          <table:table-cell office:value="-0.0033912515640258803" office:value-type="float"/>
          <table:table-cell office:value="-0.0033912515640258803" office:value-type="float"/>
          <table:table-cell office:value="-0.0033912515640258803" office:value-type="float"/>
          <table:table-cell office:value="-0.0033912515640258803" office:value-type="float"/>
          <table:table-cell office:value="0.87848058340864" office:value-type="float"/>
          <table:table-cell office:value="4" office:value-type="float"/>
          <table:table-cell office:value="-0.343259334564209" office:value-type="float"/>
        </table:table-row>
        <table:table-row>
          <table:table-cell office:value="0.0034981942176818834" office:value-type="float"/>
          <table:table-cell office:value="0.0034981942176818834" office:value-type="float"/>
          <table:table-cell office:value="0.0034981942176818834" office:value-type="float"/>
          <table:table-cell office:value="0.0034981942176818834" office:value-type="float"/>
          <table:table-cell office:value="0.0034981942176818834" office:value-type="float"/>
          <table:table-cell office:value="0.0034981942176818834" office:value-type="float"/>
          <table:table-cell office:value="0.895356210184394" office:value-type="float"/>
          <table:table-cell office:value="5" office:value-type="float"/>
          <table:table-cell office:value="0.6889445781707764" office:value-type="float"/>
        </table:table-row>
        <table:table-row>
          <table:table-cell office:value="0.007009512186050414" office:value-type="float"/>
          <table:table-cell office:value="0.007009512186050414" office:value-type="float"/>
          <table:table-cell office:value="0.007009512186050414" office:value-type="float"/>
          <table:table-cell office:value="0.007009512186050414" office:value-type="float"/>
          <table:table-cell office:value="0.007009512186050414" office:value-type="float"/>
          <table:table-cell office:value="0.007009512186050414" office:value-type="float"/>
          <table:table-cell office:value="0.903957147531563" office:value-type="float"/>
          <table:table-cell office:value="6" office:value-type="float"/>
          <table:table-cell office:value="0.351131796836853" office:value-type="float"/>
        </table:table-row>
        <table:table-row>
          <table:table-cell office:value="0.0018834996223449692" office:value-type="float"/>
          <table:table-cell office:value="0.0018834996223449692" office:value-type="float"/>
          <table:table-cell office:value="0.0018834996223449692" office:value-type="float"/>
          <table:table-cell office:value="0.0018834996223449692" office:value-type="float"/>
          <table:table-cell office:value="0.0018834996223449692" office:value-type="float"/>
          <table:table-cell office:value="0.0018834996223449692" office:value-type="float"/>
          <table:table-cell office:value="0.8914010323353888" office:value-type="float"/>
          <table:table-cell office:value="7" office:value-type="float"/>
          <table:table-cell office:value="-0.5126012563705444" office:value-type="float"/>
        </table:table-row>
        <table:table-row>
          <table:table-cell office:value="0.008201558589935301" office:value-type="float"/>
          <table:table-cell office:value="0.008201558589935301" office:value-type="float"/>
          <table:table-cell office:value="0.008201558589935301" office:value-type="float"/>
          <table:table-cell office:value="0.008201558589935301" office:value-type="float"/>
          <table:table-cell office:value="0.008201558589935301" office:value-type="float"/>
          <table:table-cell office:value="0.008201558589935301" office:value-type="float"/>
          <table:table-cell office:value="0.9068770529708006" office:value-type="float"/>
          <table:table-cell office:value="8" office:value-type="float"/>
          <table:table-cell office:value="0.6318058967590332" office:value-type="float"/>
        </table:table-row>
        <table:table-row>
          <table:table-cell office:value="0.009594165086746214" office:value-type="float"/>
          <table:table-cell office:value="0.009594165086746214" office:value-type="float"/>
          <table:table-cell office:value="0.009594165086746214" office:value-type="float"/>
          <table:table-cell office:value="0.009594165086746214" office:value-type="float"/>
          <table:table-cell office:value="0.009594165086746214" office:value-type="float"/>
          <table:table-cell office:value="0.009594165086746214" office:value-type="float"/>
          <table:table-cell office:value="0.9102882283004722" office:value-type="float"/>
          <table:table-cell office:value="9" office:value-type="float"/>
          <table:table-cell office:value="0.1392606496810913" office:value-type="float"/>
        </table:table-row>
        <table:table-row>
          <table:table-cell office:value="0.0014694535732269268" office:value-type="float"/>
          <table:table-cell office:value="0.0014694535732269268" office:value-type="float"/>
          <table:table-cell office:value="0.0014694535732269268" office:value-type="float"/>
          <table:table-cell office:value="0.0014694535732269268" office:value-type="float"/>
          <table:table-cell office:value="0.0014694535732269268" office:value-type="float"/>
          <table:table-cell office:value="0.0014694535732269268" office:value-type="float"/>
          <table:table-cell office:value="0.8903868307850342" office:value-type="float"/>
          <table:table-cell office:value="10" office:value-type="float"/>
          <table:table-cell office:value="-0.8124711513519287" office:value-type="float"/>
        </table:table-row>
        <table:table-row>
          <table:table-cell office:value="0.0009951132535934428" office:value-type="float"/>
          <table:table-cell office:value="0.0009951132535934428" office:value-type="float"/>
          <table:table-cell office:value="0.0009951132535934428" office:value-type="float"/>
          <table:table-cell office:value="0.0009951132535934428" office:value-type="float"/>
          <table:table-cell office:value="0.0009951132535934428" office:value-type="float"/>
          <table:table-cell office:value="0.0009951132535934428" office:value-type="float"/>
          <table:table-cell office:value="0.8892249390375035" office:value-type="float"/>
          <table:table-cell office:value="11" office:value-type="float"/>
          <table:table-cell office:value="-0.04743403196334839" office:value-type="float"/>
        </table:table-row>
        <table:table-row>
          <table:table-cell office:value="-0.003138975501060488" office:value-type="float"/>
          <table:table-cell office:value="-0.003138975501060488" office:value-type="float"/>
          <table:table-cell office:value="-0.003138975501060488" office:value-type="float"/>
          <table:table-cell office:value="-0.003138975501060488" office:value-type="float"/>
          <table:table-cell office:value="-0.003138975501060488" office:value-type="float"/>
          <table:table-cell office:value="-0.003138975501060488" office:value-type="float"/>
          <table:table-cell office:value="0.8790985310372235" office:value-type="float"/>
          <table:table-cell office:value="12" office:value-type="float"/>
          <table:table-cell office:value="-0.41340887546539307" office:value-type="float"/>
        </table:table-row>
        <table:table-row>
          <table:table-cell office:value="0.005885923504829404" office:value-type="float"/>
          <table:table-cell office:value="0.005885923504829404" office:value-type="float"/>
          <table:table-cell office:value="0.005885923504829404" office:value-type="float"/>
          <table:table-cell office:value="0.005885923504829404" office:value-type="float"/>
          <table:table-cell office:value="0.005885923504829404" office:value-type="float"/>
          <table:table-cell office:value="0.005885923504829404" office:value-type="float"/>
          <table:table-cell office:value="0.9012049285818049" office:value-type="float"/>
          <table:table-cell office:value="13" office:value-type="float"/>
          <table:table-cell office:value="0.9024899005889893" office:value-type="float"/>
        </table:table-row>
        <table:table-row>
          <table:table-cell office:value="0.007048615813255308" office:value-type="float"/>
          <table:table-cell office:value="0.007048615813255308" office:value-type="float"/>
          <table:table-cell office:value="0.007048615813255308" office:value-type="float"/>
          <table:table-cell office:value="0.007048615813255308" office:value-type="float"/>
          <table:table-cell office:value="0.007048615813255308" office:value-type="float"/>
          <table:table-cell office:value="0.007048615813255308" office:value-type="float"/>
          <table:table-cell office:value="0.904052931465307" office:value-type="float"/>
          <table:table-cell office:value="14" office:value-type="float"/>
          <table:table-cell office:value="0.11626923084259033" office:value-type="float"/>
        </table:table-row>
        <table:table-row>
          <table:table-cell office:value="0.005096458196640012" office:value-type="float"/>
          <table:table-cell office:value="0.005096458196640012" office:value-type="float"/>
          <table:table-cell office:value="0.005096458196640012" office:value-type="float"/>
          <table:table-cell office:value="0.005096458196640012" office:value-type="float"/>
          <table:table-cell office:value="0.005096458196640012" office:value-type="float"/>
          <table:table-cell office:value="0.005096458196640012" office:value-type="float"/>
          <table:table-cell office:value="0.8992711414071118" office:value-type="float"/>
          <table:table-cell office:value="15" office:value-type="float"/>
          <table:table-cell office:value="-0.19521576166152954" office:value-type="float"/>
        </table:table-row>
        <table:table-row>
          <table:table-cell office:value="0.0015166050195693946" office:value-type="float"/>
          <table:table-cell office:value="0.0015166050195693946" office:value-type="float"/>
          <table:table-cell office:value="0.0015166050195693946" office:value-type="float"/>
          <table:table-cell office:value="0.0015166050195693946" office:value-type="float"/>
          <table:table-cell office:value="0.0015166050195693946" office:value-type="float"/>
          <table:table-cell office:value="0.0015166050195693946" office:value-type="float"/>
          <table:table-cell office:value="0.8905023277692076" office:value-type="float"/>
          <table:table-cell office:value="16" office:value-type="float"/>
          <table:table-cell office:value="-0.35798531770706177" office:value-type="float"/>
        </table:table-row>
        <table:table-row>
          <table:table-cell office:value="0.003564596772193906" office:value-type="float"/>
          <table:table-cell office:value="0.003564596772193906" office:value-type="float"/>
          <table:table-cell office:value="0.003564596772193906" office:value-type="float"/>
          <table:table-cell office:value="0.003564596772193906" office:value-type="float"/>
          <table:table-cell office:value="0.003564596772193906" office:value-type="float"/>
          <table:table-cell office:value="0.003564596772193906" office:value-type="float"/>
          <table:table-cell office:value="0.8955188625605658" office:value-type="float"/>
          <table:table-cell office:value="17" office:value-type="float"/>
          <table:table-cell office:value="0.20479917526245117" office:value-type="float"/>
        </table:table-row>
        <table:table-row>
          <table:table-cell office:value="0.0034928381443023655" office:value-type="float"/>
          <table:table-cell office:value="0.0034928381443023655" office:value-type="float"/>
          <table:table-cell office:value="0.0034928381443023655" office:value-type="float"/>
          <table:table-cell office:value="0.0034928381443023655" office:value-type="float"/>
          <table:table-cell office:value="0.0034928381443023655" office:value-type="float"/>
          <table:table-cell office:value="0.0034928381443023655" office:value-type="float"/>
          <table:table-cell office:value="0.8953430905375893" office:value-type="float"/>
          <table:table-cell office:value="18" office:value-type="float"/>
          <table:table-cell office:value="-0.007175862789154053" office:value-type="float"/>
        </table:table-row>
        <table:table-row>
          <table:table-cell office:value="-0.004804665446281437" office:value-type="float"/>
          <table:table-cell office:value="-0.004804665446281437" office:value-type="float"/>
          <table:table-cell office:value="-0.004804665446281437" office:value-type="float"/>
          <table:table-cell office:value="-0.004804665446281437" office:value-type="float"/>
          <table:table-cell office:value="-0.004804665446281437" office:value-type="float"/>
          <table:table-cell office:value="-0.004804665446281437" office:value-type="float"/>
          <table:table-cell office:value="0.8750184406017477" office:value-type="float"/>
          <table:table-cell office:value="19" office:value-type="float"/>
          <table:table-cell office:value="-0.8297503590583801" office:value-type="float"/>
        </table:table-row>
        <table:table-row>
          <table:table-cell office:value="-0.005538510084152225" office:value-type="float"/>
          <table:table-cell office:value="-0.005538510084152225" office:value-type="float"/>
          <table:table-cell office:value="-0.005538510084152225" office:value-type="float"/>
          <table:table-cell office:value="-0.005538510084152225" office:value-type="float"/>
          <table:table-cell office:value="-0.005538510084152225" office:value-type="float"/>
          <table:table-cell office:value="-0.005538510084152225" office:value-type="float"/>
          <table:table-cell office:value="0.8732208956884868" office:value-type="float"/>
          <table:table-cell office:value="20" office:value-type="float"/>
          <table:table-cell office:value="-0.07338446378707886" office:value-type="float"/>
        </table:table-row>
        <table:table-row>
          <table:table-cell office:value="-0.004349504709243778" office:value-type="float"/>
          <table:table-cell office:value="-0.004349504709243778" office:value-type="float"/>
          <table:table-cell office:value="-0.004349504709243778" office:value-type="float"/>
          <table:table-cell office:value="-0.004349504709243778" office:value-type="float"/>
          <table:table-cell office:value="-0.004349504709243778" office:value-type="float"/>
          <table:table-cell office:value="-0.004349504709243778" office:value-type="float"/>
          <table:table-cell office:value="0.876133352158439" office:value-type="float"/>
          <table:table-cell office:value="21" office:value-type="float"/>
          <table:table-cell office:value="0.11890053749084473" office:value-type="float"/>
        </table:table-row>
        <table:table-row>
          <table:table-cell office:value="-0.0054389101266861" office:value-type="float"/>
          <table:table-cell office:value="-0.0054389101266861" office:value-type="float"/>
          <table:table-cell office:value="-0.0054389101266861" office:value-type="float"/>
          <table:table-cell office:value="-0.0054389101266861" office:value-type="float"/>
          <table:table-cell office:value="-0.0054389101266861" office:value-type="float"/>
          <table:table-cell office:value="-0.0054389101266861" office:value-type="float"/>
          <table:table-cell office:value="0.8734648647626817" office:value-type="float"/>
          <table:table-cell office:value="22" office:value-type="float"/>
          <table:table-cell office:value="-0.10894054174423218" office:value-type="float"/>
        </table:table-row>
        <table:table-row>
          <table:table-cell office:value="-0.012249024510383611" office:value-type="float"/>
          <table:table-cell office:value="-0.012249024510383611" office:value-type="float"/>
          <table:table-cell office:value="-0.012249024510383611" office:value-type="float"/>
          <table:table-cell office:value="-0.012249024510383611" office:value-type="float"/>
          <table:table-cell office:value="-0.012249024510383611" office:value-type="float"/>
          <table:table-cell office:value="-0.012249024510383611" office:value-type="float"/>
          <table:table-cell office:value="0.8567835594326344" office:value-type="float"/>
          <table:table-cell office:value="23" office:value-type="float"/>
          <table:table-cell office:value="-0.681011438369751" office:value-type="float"/>
        </table:table-row>
        <table:table-row>
          <table:table-cell office:value="-0.013660545945167546" office:value-type="float"/>
          <table:table-cell office:value="-0.013660545945167546" office:value-type="float"/>
          <table:table-cell office:value="-0.013660545945167546" office:value-type="float"/>
          <table:table-cell office:value="-0.013660545945167546" office:value-type="float"/>
          <table:table-cell office:value="-0.013660545945167546" office:value-type="float"/>
          <table:table-cell office:value="-0.013660545945167546" office:value-type="float"/>
          <table:table-cell office:value="0.8533260521564126" office:value-type="float"/>
          <table:table-cell office:value="24" office:value-type="float"/>
          <table:table-cell office:value="-0.14115214347839355" office:value-type="float"/>
        </table:table-row>
        <table:table-row>
          <table:table-cell office:value="-0.011907623410224919" office:value-type="float"/>
          <table:table-cell office:value="-0.011907623410224919" office:value-type="float"/>
          <table:table-cell office:value="-0.011907623410224919" office:value-type="float"/>
          <table:table-cell office:value="-0.011907623410224919" office:value-type="float"/>
          <table:table-cell office:value="-0.011907623410224919" office:value-type="float"/>
          <table:table-cell office:value="-0.011907623410224919" office:value-type="float"/>
          <table:table-cell office:value="0.857619817925648" office:value-type="float"/>
          <table:table-cell office:value="25" office:value-type="float"/>
          <table:table-cell office:value="0.1752922534942627" office:value-type="float"/>
        </table:table-row>
        <table:table-row>
          <table:table-cell office:value="-0.009879879355430608" office:value-type="float"/>
          <table:table-cell office:value="-0.009879879355430608" office:value-type="float"/>
          <table:table-cell office:value="-0.009879879355430608" office:value-type="float"/>
          <table:table-cell office:value="-0.009879879355430608" office:value-type="float"/>
          <table:table-cell office:value="-0.009879879355430608" office:value-type="float"/>
          <table:table-cell office:value="-0.009879879355430608" office:value-type="float"/>
          <table:table-cell office:value="0.8625867561888563" office:value-type="float"/>
          <table:table-cell office:value="26" office:value-type="float"/>
          <table:table-cell office:value="0.20277440547943115" office:value-type="float"/>
        </table:table-row>
        <table:table-row>
          <table:table-cell office:value="-0.01572824597358704" office:value-type="float"/>
          <table:table-cell office:value="-0.01572824597358704" office:value-type="float"/>
          <table:table-cell office:value="-0.01572824597358704" office:value-type="float"/>
          <table:table-cell office:value="-0.01572824597358704" office:value-type="float"/>
          <table:table-cell office:value="-0.01572824597358704" office:value-type="float"/>
          <table:table-cell office:value="-0.01572824597358704" office:value-type="float"/>
          <table:table-cell office:value="0.8482612421456466" office:value-type="float"/>
          <table:table-cell office:value="27" office:value-type="float"/>
          <table:table-cell office:value="-0.5848366618156433" office:value-type="float"/>
        </table:table-row>
        <table:table-row>
          <table:table-cell office:value="-0.012652448415756228" office:value-type="float"/>
          <table:table-cell office:value="-0.012652448415756228" office:value-type="float"/>
          <table:table-cell office:value="-0.012652448415756228" office:value-type="float"/>
          <table:table-cell office:value="-0.012652448415756228" office:value-type="float"/>
          <table:table-cell office:value="-0.012652448415756228" office:value-type="float"/>
          <table:table-cell office:value="-0.012652448415756228" office:value-type="float"/>
          <table:table-cell office:value="0.8557953767144306" office:value-type="float"/>
          <table:table-cell office:value="28" office:value-type="float"/>
          <table:table-cell office:value="0.30757975578308105" office:value-type="float"/>
        </table:table-row>
        <table:table-row>
          <table:table-cell office:value="-0.0033867061138153094" office:value-type="float"/>
          <table:table-cell office:value="-0.0033867061138153094" office:value-type="float"/>
          <table:table-cell office:value="-0.0033867061138153094" office:value-type="float"/>
          <table:table-cell office:value="-0.0033867061138153094" office:value-type="float"/>
          <table:table-cell office:value="-0.0033867061138153094" office:value-type="float"/>
          <table:table-cell office:value="-0.0033867061138153094" office:value-type="float"/>
          <table:table-cell office:value="0.8784917174423071" office:value-type="float"/>
          <table:table-cell office:value="29" office:value-type="float"/>
          <table:table-cell office:value="0.9265742301940918" office:value-type="float"/>
        </table:table-row>
        <table:table-row>
          <table:table-cell office:value="0.0021608936786651593" office:value-type="float"/>
          <table:table-cell office:value="0.0021608936786651593" office:value-type="float"/>
          <table:table-cell office:value="0.0021608936786651593" office:value-type="float"/>
          <table:table-cell office:value="0.0021608936786651593" office:value-type="float"/>
          <table:table-cell office:value="0.0021608936786651593" office:value-type="float"/>
          <table:table-cell office:value="0.0021608936786651593" office:value-type="float"/>
          <table:table-cell office:value="0.8920805062310542" office:value-type="float"/>
          <table:table-cell office:value="30" office:value-type="float"/>
          <table:table-cell office:value="0.5547599792480469" office:value-type="float"/>
        </table:table-row>
        <table:table-row>
          <table:table-cell office:value="-0.004878321886062624" office:value-type="float"/>
          <table:table-cell office:value="-0.004878321886062624" office:value-type="float"/>
          <table:table-cell office:value="-0.004878321886062624" office:value-type="float"/>
          <table:table-cell office:value="-0.004878321886062624" office:value-type="float"/>
          <table:table-cell office:value="-0.004878321886062624" office:value-type="float"/>
          <table:table-cell office:value="-0.004878321886062624" office:value-type="float"/>
          <table:table-cell office:value="0.8748380199080137" office:value-type="float"/>
          <table:table-cell office:value="31" office:value-type="float"/>
          <table:table-cell office:value="-0.7039215564727783" office:value-type="float"/>
        </table:table-row>
        <table:table-row>
          <table:table-cell office:value="0.0005682516098022439" office:value-type="float"/>
          <table:table-cell office:value="0.0005682516098022439" office:value-type="float"/>
          <table:table-cell office:value="0.0005682516098022439" office:value-type="float"/>
          <table:table-cell office:value="0.0005682516098022439" office:value-type="float"/>
          <table:table-cell office:value="0.0005682516098022439" office:value-type="float"/>
          <table:table-cell office:value="0.0005682516098022439" office:value-type="float"/>
          <table:table-cell office:value="0.8881793458194495" office:value-type="float"/>
          <table:table-cell office:value="32" office:value-type="float"/>
          <table:table-cell office:value="0.5446573495864868" office:value-type="float"/>
        </table:table-row>
        <table:table-row>
          <table:table-cell office:value="-0.009009353518486026" office:value-type="float"/>
          <table:table-cell office:value="-0.009009353518486026" office:value-type="float"/>
          <table:table-cell office:value="-0.009009353518486026" office:value-type="float"/>
          <table:table-cell office:value="-0.009009353518486026" office:value-type="float"/>
          <table:table-cell office:value="-0.009009353518486026" office:value-type="float"/>
          <table:table-cell office:value="-0.009009353518486026" office:value-type="float"/>
          <table:table-cell office:value="0.8647191002972797" office:value-type="float"/>
          <table:table-cell office:value="33" office:value-type="float"/>
          <table:table-cell office:value="-0.9577605128288269" office:value-type="float"/>
        </table:table-row>
        <table:table-row>
          <table:table-cell office:value="-0.015210855603218082" office:value-type="float"/>
          <table:table-cell office:value="-0.015210855603218082" office:value-type="float"/>
          <table:table-cell office:value="-0.015210855603218082" office:value-type="float"/>
          <table:table-cell office:value="-0.015210855603218082" office:value-type="float"/>
          <table:table-cell office:value="-0.015210855603218082" office:value-type="float"/>
          <table:table-cell office:value="-0.015210855603218082" office:value-type="float"/>
          <table:table-cell office:value="0.8495285845508801" office:value-type="float"/>
          <table:table-cell office:value="34" office:value-type="float"/>
          <table:table-cell office:value="-0.6201502084732056" office:value-type="float"/>
        </table:table-row>
        <table:table-row>
          <table:table-cell office:value="-0.023149204850196843" office:value-type="float"/>
          <table:table-cell office:value="-0.023149204850196843" office:value-type="float"/>
          <table:table-cell office:value="-0.023149204850196843" office:value-type="float"/>
          <table:table-cell office:value="-0.023149204850196843" office:value-type="float"/>
          <table:table-cell office:value="-0.023149204850196843" office:value-type="float"/>
          <table:table-cell office:value="-0.023149204850196843" office:value-type="float"/>
          <table:table-cell office:value="0.8300836794957751" office:value-type="float"/>
          <table:table-cell office:value="35" office:value-type="float"/>
          <table:table-cell office:value="-0.793834924697876" office:value-type="float"/>
        </table:table-row>
        <table:table-row>
          <table:table-cell office:value="-0.02378365755081177" office:value-type="float"/>
          <table:table-cell office:value="-0.02378365755081177" office:value-type="float"/>
          <table:table-cell office:value="-0.02378365755081177" office:value-type="float"/>
          <table:table-cell office:value="-0.02378365755081177" office:value-type="float"/>
          <table:table-cell office:value="-0.02378365755081177" office:value-type="float"/>
          <table:table-cell office:value="-0.02378365755081177" office:value-type="float"/>
          <table:table-cell office:value="0.8285295941133377" office:value-type="float"/>
          <table:table-cell office:value="36" office:value-type="float"/>
          <table:table-cell office:value="-0.06344527006149292" office:value-type="float"/>
        </table:table-row>
        <table:table-row>
          <table:table-cell office:value="-0.01502931594848633" office:value-type="float"/>
          <table:table-cell office:value="-0.01502931594848633" office:value-type="float"/>
          <table:table-cell office:value="-0.01502931594848633" office:value-type="float"/>
          <table:table-cell office:value="-0.01502931594848633" office:value-type="float"/>
          <table:table-cell office:value="-0.01502931594848633" office:value-type="float"/>
          <table:table-cell office:value="-0.01502931594848633" office:value-type="float"/>
          <table:table-cell office:value="0.849973264073054" office:value-type="float"/>
          <table:table-cell office:value="37" office:value-type="float"/>
          <table:table-cell office:value="0.875434160232544" office:value-type="float"/>
        </table:table-row>
        <table:table-row>
          <table:table-cell office:value="-0.006015563011169437" office:value-type="float"/>
          <table:table-cell office:value="-0.006015563011169437" office:value-type="float"/>
          <table:table-cell office:value="-0.006015563011169437" office:value-type="float"/>
          <table:table-cell office:value="-0.006015563011169437" office:value-type="float"/>
          <table:table-cell office:value="-0.006015563011169437" office:value-type="float"/>
          <table:table-cell office:value="-0.006015563011169437" office:value-type="float"/>
          <table:table-cell office:value="0.8720523594369934" office:value-type="float"/>
          <table:table-cell office:value="38" office:value-type="float"/>
          <table:table-cell office:value="0.9013752937316895" office:value-type="float"/>
        </table:table-row>
        <table:table-row>
          <table:table-cell office:value="-0.01258537828922272" office:value-type="float"/>
          <table:table-cell office:value="-0.01258537828922272" office:value-type="float"/>
          <table:table-cell office:value="-0.01258537828922272" office:value-type="float"/>
          <table:table-cell office:value="-0.01258537828922272" office:value-type="float"/>
          <table:table-cell office:value="-0.01258537828922272" office:value-type="float"/>
          <table:table-cell office:value="-0.01258537828922272" office:value-type="float"/>
          <table:table-cell office:value="0.8559596643014217" office:value-type="float"/>
          <table:table-cell office:value="39" office:value-type="float"/>
          <table:table-cell office:value="-0.6569815278053284" office:value-type="float"/>
        </table:table-row>
        <table:table-row>
          <table:table-cell office:value="-0.011931464076042179" office:value-type="float"/>
          <table:table-cell office:value="-0.011931464076042179" office:value-type="float"/>
          <table:table-cell office:value="-0.011931464076042179" office:value-type="float"/>
          <table:table-cell office:value="-0.011931464076042179" office:value-type="float"/>
          <table:table-cell office:value="-0.011931464076042179" office:value-type="float"/>
          <table:table-cell office:value="-0.011931464076042179" office:value-type="float"/>
          <table:table-cell office:value="0.8575614204592675" office:value-type="float"/>
          <table:table-cell office:value="40" office:value-type="float"/>
          <table:table-cell office:value="0.0653914213180542" office:value-type="float"/>
        </table:table-row>
        <table:table-row>
          <table:table-cell office:value="-0.002125701308250431" office:value-type="float"/>
          <table:table-cell office:value="-0.002125701308250431" office:value-type="float"/>
          <table:table-cell office:value="-0.002125701308250431" office:value-type="float"/>
          <table:table-cell office:value="-0.002125701308250431" office:value-type="float"/>
          <table:table-cell office:value="-0.002125701308250431" office:value-type="float"/>
          <table:table-cell office:value="-0.002125701308250431" office:value-type="float"/>
          <table:table-cell office:value="0.8815805357791386" office:value-type="float"/>
          <table:table-cell office:value="41" office:value-type="float"/>
          <table:table-cell office:value="0.9805762767791748" office:value-type="float"/>
        </table:table-row>
        <table:table-row>
          <table:table-cell office:value="-0.01071532547473908" office:value-type="float"/>
          <table:table-cell office:value="-0.01071532547473908" office:value-type="float"/>
          <table:table-cell office:value="-0.01071532547473908" office:value-type="float"/>
          <table:table-cell office:value="-0.01071532547473908" office:value-type="float"/>
          <table:table-cell office:value="-0.01071532547473908" office:value-type="float"/>
          <table:table-cell office:value="-0.01071532547473908" office:value-type="float"/>
          <table:table-cell office:value="0.8605403394889621" office:value-type="float"/>
          <table:table-cell office:value="42" office:value-type="float"/>
          <table:table-cell office:value="-0.8589624166488647" office:value-type="float"/>
        </table:table-row>
        <table:table-row>
          <table:table-cell office:value="-0.007333363890647893" office:value-type="float"/>
          <table:table-cell office:value="-0.007333363890647893" office:value-type="float"/>
          <table:table-cell office:value="-0.007333363890647893" office:value-type="float"/>
          <table:table-cell office:value="-0.007333363890647893" office:value-type="float"/>
          <table:table-cell office:value="-0.007333363890647893" office:value-type="float"/>
          <table:table-cell office:value="-0.007333363890647893" office:value-type="float"/>
          <table:table-cell office:value="0.8688244196996803" office:value-type="float"/>
          <table:table-cell office:value="43" office:value-type="float"/>
          <table:table-cell office:value="0.33819615840911865" office:value-type="float"/>
        </table:table-row>
        <table:table-row>
          <table:table-cell office:value="-0.005202971100807195" office:value-type="float"/>
          <table:table-cell office:value="-0.005202971100807195" office:value-type="float"/>
          <table:table-cell office:value="-0.005202971100807195" office:value-type="float"/>
          <table:table-cell office:value="-0.005202971100807195" office:value-type="float"/>
          <table:table-cell office:value="-0.005202971100807195" office:value-type="float"/>
          <table:table-cell office:value="-0.005202971100807195" office:value-type="float"/>
          <table:table-cell office:value="0.8740427949864943" office:value-type="float"/>
          <table:table-cell office:value="44" office:value-type="float"/>
          <table:table-cell office:value="0.21303927898406982" office:value-type="float"/>
        </table:table-row>
        <table:table-row>
          <table:table-cell office:value="-0.002553749680519109" office:value-type="float"/>
          <table:table-cell office:value="-0.002553749680519109" office:value-type="float"/>
          <table:table-cell office:value="-0.002553749680519109" office:value-type="float"/>
          <table:table-cell office:value="-0.002553749680519109" office:value-type="float"/>
          <table:table-cell office:value="-0.002553749680519109" office:value-type="float"/>
          <table:table-cell office:value="-0.002553749680519109" office:value-type="float"/>
          <table:table-cell office:value="0.8805320356818515" office:value-type="float"/>
          <table:table-cell office:value="45" office:value-type="float"/>
          <table:table-cell office:value="0.2649221420288086" office:value-type="float"/>
        </table:table-row>
        <table:table-row>
          <table:table-cell office:value="-0.009003893733024602" office:value-type="float"/>
          <table:table-cell office:value="-0.009003893733024602" office:value-type="float"/>
          <table:table-cell office:value="-0.009003893733024602" office:value-type="float"/>
          <table:table-cell office:value="-0.009003893733024602" office:value-type="float"/>
          <table:table-cell office:value="-0.009003893733024602" office:value-type="float"/>
          <table:table-cell office:value="-0.009003893733024602" office:value-type="float"/>
          <table:table-cell office:value="0.8647324739857654" office:value-type="float"/>
          <table:table-cell office:value="46" office:value-type="float"/>
          <table:table-cell office:value="-0.6450144052505493" office:value-type="float"/>
        </table:table-row>
        <table:table-row>
          <table:table-cell office:value="-3.719627857208703e-05" office:value-type="float"/>
          <table:table-cell office:value="-3.719627857208703e-05" office:value-type="float"/>
          <table:table-cell office:value="-3.719627857208703e-05" office:value-type="float"/>
          <table:table-cell office:value="-3.719627857208703e-05" office:value-type="float"/>
          <table:table-cell office:value="-3.719627857208703e-05" office:value-type="float"/>
          <table:table-cell office:value="-3.719627857208703e-05" office:value-type="float"/>
          <table:table-cell office:value="0.8866963074270868" office:value-type="float"/>
          <table:table-cell office:value="47" office:value-type="float"/>
          <table:table-cell office:value="0.8966697454452515" office:value-type="float"/>
        </table:table-row>
        <table:table-row>
          <table:table-cell office:value="-0.007109650969505315" office:value-type="float"/>
          <table:table-cell office:value="-0.007109650969505315" office:value-type="float"/>
          <table:table-cell office:value="-0.007109650969505315" office:value-type="float"/>
          <table:table-cell office:value="-0.007109650969505315" office:value-type="float"/>
          <table:table-cell office:value="-0.007109650969505315" office:value-type="float"/>
          <table:table-cell office:value="-0.007109650969505315" office:value-type="float"/>
          <table:table-cell office:value="0.8693724022053471" office:value-type="float"/>
          <table:table-cell office:value="48" office:value-type="float"/>
          <table:table-cell office:value="-0.7072454690933228" office:value-type="float"/>
        </table:table-row>
        <table:table-row>
          <table:table-cell office:value="-0.009431359767913823" office:value-type="float"/>
          <table:table-cell office:value="-0.009431359767913823" office:value-type="float"/>
          <table:table-cell office:value="-0.009431359767913823" office:value-type="float"/>
          <table:table-cell office:value="-0.009431359767913823" office:value-type="float"/>
          <table:table-cell office:value="-0.009431359767913823" office:value-type="float"/>
          <table:table-cell office:value="-0.009431359767913823" office:value-type="float"/>
          <table:table-cell office:value="0.863685400317916" office:value-type="float"/>
          <table:table-cell office:value="49" office:value-type="float"/>
          <table:table-cell office:value="-0.23217087984085083" office:value-type="float"/>
        </table:table-row>
        <table:table-row>
          <table:table-cell office:value="-0.011126317977905278" office:value-type="float"/>
          <table:table-cell office:value="-0.011126317977905278" office:value-type="float"/>
          <table:table-cell office:value="-0.011126317977905278" office:value-type="float"/>
          <table:table-cell office:value="-0.011126317977905278" office:value-type="float"/>
          <table:table-cell office:value="-0.011126317977905278" office:value-type="float"/>
          <table:table-cell office:value="-0.011126317977905278" office:value-type="float"/>
          <table:table-cell office:value="0.8595336175680958" office:value-type="float"/>
          <table:table-cell office:value="50" office:value-type="float"/>
          <table:table-cell office:value="-0.1694958209991455" office:value-type="float"/>
        </table:table-row>
      </table:table>
      <table:table table:name="1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6762012243270874" office:value-type="float"/>
          <table:table-cell office:value="0.006762012243270874" office:value-type="float"/>
          <table:table-cell office:value="0.006762012243270874" office:value-type="float"/>
          <table:table-cell office:value="0.006762012243270874" office:value-type="float"/>
          <table:table-cell office:value="0.006762012243270874" office:value-type="float"/>
          <table:table-cell office:value="0.006762012243270874" office:value-type="float"/>
          <table:table-cell office:value="0.9822804947398631" office:value-type="float"/>
          <table:table-cell office:value="1" office:value-type="float"/>
          <table:table-cell office:value="0.6762012243270874" office:value-type="float"/>
        </table:table-row>
        <table:table-row>
          <table:table-cell office:value="0.010111297369003297" office:value-type="float"/>
          <table:table-cell office:value="0.010111297369003297" office:value-type="float"/>
          <table:table-cell office:value="0.010111297369003297" office:value-type="float"/>
          <table:table-cell office:value="0.010111297369003297" office:value-type="float"/>
          <table:table-cell office:value="0.010111297369003297" office:value-type="float"/>
          <table:table-cell office:value="0.010111297369003297" office:value-type="float"/>
          <table:table-cell office:value="0.9904845343010009" office:value-type="float"/>
          <table:table-cell office:value="2" office:value-type="float"/>
          <table:table-cell office:value="0.3349285125732422" office:value-type="float"/>
        </table:table-row>
        <table:table-row>
          <table:table-cell office:value="0.007097992897033692" office:value-type="float"/>
          <table:table-cell office:value="0.007097992897033692" office:value-type="float"/>
          <table:table-cell office:value="0.007097992897033692" office:value-type="float"/>
          <table:table-cell office:value="0.007097992897033692" office:value-type="float"/>
          <table:table-cell office:value="0.007097992897033692" office:value-type="float"/>
          <table:table-cell office:value="0.007097992897033692" office:value-type="float"/>
          <table:table-cell office:value="0.9831034759050287" office:value-type="float"/>
          <table:table-cell office:value="3" office:value-type="float"/>
          <table:table-cell office:value="-0.30133044719696045" office:value-type="float"/>
        </table:table-row>
        <table:table-row>
          <table:table-cell office:value="0.006433818936347962" office:value-type="float"/>
          <table:table-cell office:value="0.006433818936347962" office:value-type="float"/>
          <table:table-cell office:value="0.006433818936347962" office:value-type="float"/>
          <table:table-cell office:value="0.006433818936347962" office:value-type="float"/>
          <table:table-cell office:value="0.006433818936347962" office:value-type="float"/>
          <table:table-cell office:value="0.006433818936347962" office:value-type="float"/>
          <table:table-cell office:value="0.9814765886009053" office:value-type="float"/>
          <table:table-cell office:value="4" office:value-type="float"/>
          <table:table-cell office:value="-0.066417396068573" office:value-type="float"/>
        </table:table-row>
        <table:table-row>
          <table:table-cell office:value="-0.0011279541254043575" office:value-type="float"/>
          <table:table-cell office:value="-0.0011279541254043575" office:value-type="float"/>
          <table:table-cell office:value="-0.0011279541254043575" office:value-type="float"/>
          <table:table-cell office:value="-0.0011279541254043575" office:value-type="float"/>
          <table:table-cell office:value="-0.0011279541254043575" office:value-type="float"/>
          <table:table-cell office:value="-0.0011279541254043575" office:value-type="float"/>
          <table:table-cell office:value="0.9629541030488888" office:value-type="float"/>
          <table:table-cell office:value="5" office:value-type="float"/>
          <table:table-cell office:value="-0.7561773061752319" office:value-type="float"/>
        </table:table-row>
        <table:table-row>
          <table:table-cell office:value="0.008539063334465028" office:value-type="float"/>
          <table:table-cell office:value="0.008539063334465028" office:value-type="float"/>
          <table:table-cell office:value="0.008539063334465028" office:value-type="float"/>
          <table:table-cell office:value="0.008539063334465028" office:value-type="float"/>
          <table:table-cell office:value="0.008539063334465028" office:value-type="float"/>
          <table:table-cell office:value="0.008539063334465028" office:value-type="float"/>
          <table:table-cell office:value="0.9866333631601448" office:value-type="float"/>
          <table:table-cell office:value="6" office:value-type="float"/>
          <table:table-cell office:value="0.9667017459869385" office:value-type="float"/>
        </table:table-row>
        <table:table-row>
          <table:table-cell office:value="0.009594710469245912" office:value-type="float"/>
          <table:table-cell office:value="0.009594710469245912" office:value-type="float"/>
          <table:table-cell office:value="0.009594710469245912" office:value-type="float"/>
          <table:table-cell office:value="0.009594710469245912" office:value-type="float"/>
          <table:table-cell office:value="0.009594710469245912" office:value-type="float"/>
          <table:table-cell office:value="0.009594710469245912" office:value-type="float"/>
          <table:table-cell office:value="0.9892191599887891" office:value-type="float"/>
          <table:table-cell office:value="7" office:value-type="float"/>
          <table:table-cell office:value="0.10556471347808838" office:value-type="float"/>
        </table:table-row>
        <table:table-row>
          <table:table-cell office:value="0.0002305942773818976" office:value-type="float"/>
          <table:table-cell office:value="0.0002305942773818976" office:value-type="float"/>
          <table:table-cell office:value="0.0002305942773818976" office:value-type="float"/>
          <table:table-cell office:value="0.0002305942773818976" office:value-type="float"/>
          <table:table-cell office:value="0.0002305942773818976" office:value-type="float"/>
          <table:table-cell office:value="0.0002305942773818976" office:value-type="float"/>
          <table:table-cell office:value="0.9662818534265882" office:value-type="float"/>
          <table:table-cell office:value="8" office:value-type="float"/>
          <table:table-cell office:value="-0.9364116191864014" office:value-type="float"/>
        </table:table-row>
        <table:table-row>
          <table:table-cell office:value="-0.006828818321228027" office:value-type="float"/>
          <table:table-cell office:value="-0.006828818321228027" office:value-type="float"/>
          <table:table-cell office:value="-0.006828818321228027" office:value-type="float"/>
          <table:table-cell office:value="-0.006828818321228027" office:value-type="float"/>
          <table:table-cell office:value="-0.006828818321228027" office:value-type="float"/>
          <table:table-cell office:value="-0.006828818321228027" office:value-type="float"/>
          <table:table-cell office:value="0.9489898946762189" office:value-type="float"/>
          <table:table-cell office:value="9" office:value-type="float"/>
          <table:table-cell office:value="-0.7059412598609924" office:value-type="float"/>
        </table:table-row>
        <table:table-row>
          <table:table-cell office:value="-0.010855458974838257" office:value-type="float"/>
          <table:table-cell office:value="-0.010855458974838257" office:value-type="float"/>
          <table:table-cell office:value="-0.010855458974838257" office:value-type="float"/>
          <table:table-cell office:value="-0.010855458974838257" office:value-type="float"/>
          <table:table-cell office:value="-0.010855458974838257" office:value-type="float"/>
          <table:table-cell office:value="-0.010855458974838257" office:value-type="float"/>
          <table:table-cell office:value="0.9391266796973269" office:value-type="float"/>
          <table:table-cell office:value="10" office:value-type="float"/>
          <table:table-cell office:value="-0.40266406536102295" office:value-type="float"/>
        </table:table-row>
        <table:table-row>
          <table:table-cell office:value="-0.015425877571105959" office:value-type="float"/>
          <table:table-cell office:value="-0.015425877571105959" office:value-type="float"/>
          <table:table-cell office:value="-0.015425877571105959" office:value-type="float"/>
          <table:table-cell office:value="-0.015425877571105959" office:value-type="float"/>
          <table:table-cell office:value="-0.015425877571105959" office:value-type="float"/>
          <table:table-cell office:value="-0.015425877571105959" office:value-type="float"/>
          <table:table-cell office:value="0.9279314862255437" office:value-type="float"/>
          <table:table-cell office:value="11" office:value-type="float"/>
          <table:table-cell office:value="-0.45704185962677" office:value-type="float"/>
        </table:table-row>
        <table:table-row>
          <table:table-cell office:value="-0.013368701934814455" office:value-type="float"/>
          <table:table-cell office:value="-0.013368701934814455" office:value-type="float"/>
          <table:table-cell office:value="-0.013368701934814455" office:value-type="float"/>
          <table:table-cell office:value="-0.013368701934814455" office:value-type="float"/>
          <table:table-cell office:value="-0.013368701934814455" office:value-type="float"/>
          <table:table-cell office:value="-0.013368701934814455" office:value-type="float"/>
          <table:table-cell office:value="0.9329705168457432" office:value-type="float"/>
          <table:table-cell office:value="12" office:value-type="float"/>
          <table:table-cell office:value="0.2057175636291504" office:value-type="float"/>
        </table:table-row>
        <table:table-row>
          <table:table-cell office:value="-0.018155940771102906" office:value-type="float"/>
          <table:table-cell office:value="-0.018155940771102906" office:value-type="float"/>
          <table:table-cell office:value="-0.018155940771102906" office:value-type="float"/>
          <table:table-cell office:value="-0.018155940771102906" office:value-type="float"/>
          <table:table-cell office:value="-0.018155940771102906" office:value-type="float"/>
          <table:table-cell office:value="-0.018155940771102906" office:value-type="float"/>
          <table:table-cell office:value="0.9212442244200013" office:value-type="float"/>
          <table:table-cell office:value="13" office:value-type="float"/>
          <table:table-cell office:value="-0.4787238836288452" office:value-type="float"/>
        </table:table-row>
        <table:table-row>
          <table:table-cell office:value="-0.025870308876037598" office:value-type="float"/>
          <table:table-cell office:value="-0.025870308876037598" office:value-type="float"/>
          <table:table-cell office:value="-0.025870308876037598" office:value-type="float"/>
          <table:table-cell office:value="-0.025870308876037598" office:value-type="float"/>
          <table:table-cell office:value="-0.025870308876037598" office:value-type="float"/>
          <table:table-cell office:value="-0.025870308876037598" office:value-type="float"/>
          <table:table-cell office:value="0.90234795887491" office:value-type="float"/>
          <table:table-cell office:value="14" office:value-type="float"/>
          <table:table-cell office:value="-0.7714368104934692" office:value-type="float"/>
        </table:table-row>
        <table:table-row>
          <table:table-cell office:value="-0.029552645683288574" office:value-type="float"/>
          <table:table-cell office:value="-0.029552645683288574" office:value-type="float"/>
          <table:table-cell office:value="-0.029552645683288574" office:value-type="float"/>
          <table:table-cell office:value="-0.029552645683288574" office:value-type="float"/>
          <table:table-cell office:value="-0.029552645683288574" office:value-type="float"/>
          <table:table-cell office:value="-0.029552645683288574" office:value-type="float"/>
          <table:table-cell office:value="0.8933281126360759" office:value-type="float"/>
          <table:table-cell office:value="15" office:value-type="float"/>
          <table:table-cell office:value="-0.36823368072509766" office:value-type="float"/>
        </table:table-row>
        <table:table-row>
          <table:table-cell office:value="-0.02498982310295105" office:value-type="float"/>
          <table:table-cell office:value="-0.02498982310295105" office:value-type="float"/>
          <table:table-cell office:value="-0.02498982310295105" office:value-type="float"/>
          <table:table-cell office:value="-0.02498982310295105" office:value-type="float"/>
          <table:table-cell office:value="-0.02498982310295105" office:value-type="float"/>
          <table:table-cell office:value="-0.02498982310295105" office:value-type="float"/>
          <table:table-cell office:value="0.9045046997447521" office:value-type="float"/>
          <table:table-cell office:value="16" office:value-type="float"/>
          <table:table-cell office:value="0.45628225803375244" office:value-type="float"/>
        </table:table-row>
        <table:table-row>
          <table:table-cell office:value="-0.02394507527351379" office:value-type="float"/>
          <table:table-cell office:value="-0.02394507527351379" office:value-type="float"/>
          <table:table-cell office:value="-0.02394507527351379" office:value-type="float"/>
          <table:table-cell office:value="-0.02394507527351379" office:value-type="float"/>
          <table:table-cell office:value="-0.02394507527351379" office:value-type="float"/>
          <table:table-cell office:value="-0.02394507527351379" office:value-type="float"/>
          <table:table-cell office:value="0.9070637988367537" office:value-type="float"/>
          <table:table-cell office:value="17" office:value-type="float"/>
          <table:table-cell office:value="0.10447478294372559" office:value-type="float"/>
        </table:table-row>
        <table:table-row>
          <table:table-cell office:value="-0.023932079076766966" office:value-type="float"/>
          <table:table-cell office:value="-0.023932079076766966" office:value-type="float"/>
          <table:table-cell office:value="-0.023932079076766966" office:value-type="float"/>
          <table:table-cell office:value="-0.023932079076766966" office:value-type="float"/>
          <table:table-cell office:value="-0.023932079076766966" office:value-type="float"/>
          <table:table-cell office:value="-0.023932079076766966" office:value-type="float"/>
          <table:table-cell office:value="0.9070956328873802" office:value-type="float"/>
          <table:table-cell office:value="18" office:value-type="float"/>
          <table:table-cell office:value="0.0012996196746826172" office:value-type="float"/>
        </table:table-row>
        <table:table-row>
          <table:table-cell office:value="-0.03172321617603302" office:value-type="float"/>
          <table:table-cell office:value="-0.03172321617603302" office:value-type="float"/>
          <table:table-cell office:value="-0.03172321617603302" office:value-type="float"/>
          <table:table-cell office:value="-0.03172321617603302" office:value-type="float"/>
          <table:table-cell office:value="-0.03172321617603302" office:value-type="float"/>
          <table:table-cell office:value="-0.03172321617603302" office:value-type="float"/>
          <table:table-cell office:value="0.8880113224781105" office:value-type="float"/>
          <table:table-cell office:value="19" office:value-type="float"/>
          <table:table-cell office:value="-0.7791137099266052" office:value-type="float"/>
        </table:table-row>
        <table:table-row>
          <table:table-cell office:value="-0.036878709197044376" office:value-type="float"/>
          <table:table-cell office:value="-0.036878709197044376" office:value-type="float"/>
          <table:table-cell office:value="-0.036878709197044376" office:value-type="float"/>
          <table:table-cell office:value="-0.036878709197044376" office:value-type="float"/>
          <table:table-cell office:value="-0.036878709197044376" office:value-type="float"/>
          <table:table-cell office:value="-0.036878709197044376" office:value-type="float"/>
          <table:table-cell office:value="0.875382995204153" office:value-type="float"/>
          <table:table-cell office:value="20" office:value-type="float"/>
          <table:table-cell office:value="-0.5155493021011353" office:value-type="float"/>
        </table:table-row>
        <table:table-row>
          <table:table-cell office:value="-0.030044841170310976" office:value-type="float"/>
          <table:table-cell office:value="-0.030044841170310976" office:value-type="float"/>
          <table:table-cell office:value="-0.030044841170310976" office:value-type="float"/>
          <table:table-cell office:value="-0.030044841170310976" office:value-type="float"/>
          <table:table-cell office:value="-0.030044841170310976" office:value-type="float"/>
          <table:table-cell office:value="-0.030044841170310976" office:value-type="float"/>
          <table:table-cell office:value="0.8921224848391703" office:value-type="float"/>
          <table:table-cell office:value="21" office:value-type="float"/>
          <table:table-cell office:value="0.6833868026733398" office:value-type="float"/>
        </table:table-row>
        <table:table-row>
          <table:table-cell office:value="-0.03941547930240631" office:value-type="float"/>
          <table:table-cell office:value="-0.03941547930240631" office:value-type="float"/>
          <table:table-cell office:value="-0.03941547930240631" office:value-type="float"/>
          <table:table-cell office:value="-0.03941547930240631" office:value-type="float"/>
          <table:table-cell office:value="-0.03941547930240631" office:value-type="float"/>
          <table:table-cell office:value="-0.03941547930240631" office:value-type="float"/>
          <table:table-cell office:value="0.8691692028512699" office:value-type="float"/>
          <table:table-cell office:value="22" office:value-type="float"/>
          <table:table-cell office:value="-0.9370638132095337" office:value-type="float"/>
        </table:table-row>
        <table:table-row>
          <table:table-cell office:value="-0.033594678044319155" office:value-type="float"/>
          <table:table-cell office:value="-0.033594678044319155" office:value-type="float"/>
          <table:table-cell office:value="-0.033594678044319155" office:value-type="float"/>
          <table:table-cell office:value="-0.033594678044319155" office:value-type="float"/>
          <table:table-cell office:value="-0.033594678044319155" office:value-type="float"/>
          <table:table-cell office:value="-0.033594678044319155" office:value-type="float"/>
          <table:table-cell office:value="0.8834271958277338" office:value-type="float"/>
          <table:table-cell office:value="23" office:value-type="float"/>
          <table:table-cell office:value="0.5820801258087158" office:value-type="float"/>
        </table:table-row>
        <table:table-row>
          <table:table-cell office:value="-0.04098755180835724" office:value-type="float"/>
          <table:table-cell office:value="-0.04098755180835724" office:value-type="float"/>
          <table:table-cell office:value="-0.04098755180835724" office:value-type="float"/>
          <table:table-cell office:value="-0.04098755180835724" office:value-type="float"/>
          <table:table-cell office:value="-0.04098755180835724" office:value-type="float"/>
          <table:table-cell office:value="-0.04098755180835724" office:value-type="float"/>
          <table:table-cell office:value="0.8653184273730317" office:value-type="float"/>
          <table:table-cell office:value="24" office:value-type="float"/>
          <table:table-cell office:value="-0.7392873764038086" office:value-type="float"/>
        </table:table-row>
        <table:table-row>
          <table:table-cell office:value="-0.037907888293266294" office:value-type="float"/>
          <table:table-cell office:value="-0.037907888293266294" office:value-type="float"/>
          <table:table-cell office:value="-0.037907888293266294" office:value-type="float"/>
          <table:table-cell office:value="-0.037907888293266294" office:value-type="float"/>
          <table:table-cell office:value="-0.037907888293266294" office:value-type="float"/>
          <table:table-cell office:value="-0.037907888293266294" office:value-type="float"/>
          <table:table-cell office:value="0.8728620315644705" office:value-type="float"/>
          <table:table-cell office:value="25" office:value-type="float"/>
          <table:table-cell office:value="0.30796635150909424" office:value-type="float"/>
        </table:table-row>
        <table:table-row>
          <table:table-cell office:value="-0.040988411307334896" office:value-type="float"/>
          <table:table-cell office:value="-0.040988411307334896" office:value-type="float"/>
          <table:table-cell office:value="-0.040988411307334896" office:value-type="float"/>
          <table:table-cell office:value="-0.040988411307334896" office:value-type="float"/>
          <table:table-cell office:value="-0.040988411307334896" office:value-type="float"/>
          <table:table-cell office:value="-0.040988411307334896" office:value-type="float"/>
          <table:table-cell office:value="0.8653163220391019" office:value-type="float"/>
          <table:table-cell office:value="26" office:value-type="float"/>
          <table:table-cell office:value="-0.30805230140686035" office:value-type="float"/>
        </table:table-row>
        <table:table-row>
          <table:table-cell office:value="-0.049146914482116694" office:value-type="float"/>
          <table:table-cell office:value="-0.049146914482116694" office:value-type="float"/>
          <table:table-cell office:value="-0.049146914482116694" office:value-type="float"/>
          <table:table-cell office:value="-0.049146914482116694" office:value-type="float"/>
          <table:table-cell office:value="-0.049146914482116694" office:value-type="float"/>
          <table:table-cell office:value="-0.049146914482116694" office:value-type="float"/>
          <table:table-cell office:value="0.84533215219601" office:value-type="float"/>
          <table:table-cell office:value="27" office:value-type="float"/>
          <table:table-cell office:value="-0.8158503174781799" office:value-type="float"/>
        </table:table-row>
        <table:table-row>
          <table:table-cell office:value="-0.039639645814895624" office:value-type="float"/>
          <table:table-cell office:value="-0.039639645814895624" office:value-type="float"/>
          <table:table-cell office:value="-0.039639645814895624" office:value-type="float"/>
          <table:table-cell office:value="-0.039639645814895624" office:value-type="float"/>
          <table:table-cell office:value="-0.039639645814895624" office:value-type="float"/>
          <table:table-cell office:value="-0.039639645814895624" office:value-type="float"/>
          <table:table-cell office:value="0.8686201092782518" office:value-type="float"/>
          <table:table-cell office:value="28" office:value-type="float"/>
          <table:table-cell office:value="0.9507268667221069" office:value-type="float"/>
        </table:table-row>
        <table:table-row>
          <table:table-cell office:value="-0.04234722197055816" office:value-type="float"/>
          <table:table-cell office:value="-0.04234722197055816" office:value-type="float"/>
          <table:table-cell office:value="-0.04234722197055816" office:value-type="float"/>
          <table:table-cell office:value="-0.04234722197055816" office:value-type="float"/>
          <table:table-cell office:value="-0.04234722197055816" office:value-type="float"/>
          <table:table-cell office:value="-0.04234722197055816" office:value-type="float"/>
          <table:table-cell office:value="0.8619879292571522" office:value-type="float"/>
          <table:table-cell office:value="29" office:value-type="float"/>
          <table:table-cell office:value="-0.27075761556625366" office:value-type="float"/>
        </table:table-row>
        <table:table-row>
          <table:table-cell office:value="-0.03419233381748199" office:value-type="float"/>
          <table:table-cell office:value="-0.03419233381748199" office:value-type="float"/>
          <table:table-cell office:value="-0.03419233381748199" office:value-type="float"/>
          <table:table-cell office:value="-0.03419233381748199" office:value-type="float"/>
          <table:table-cell office:value="-0.03419233381748199" office:value-type="float"/>
          <table:table-cell office:value="-0.03419233381748199" office:value-type="float"/>
          <table:table-cell office:value="0.8819632441416563" office:value-type="float"/>
          <table:table-cell office:value="30" office:value-type="float"/>
          <table:table-cell office:value="0.8154888153076172" office:value-type="float"/>
        </table:table-row>
        <table:table-row>
          <table:table-cell office:value="-0.03882198274135589" office:value-type="float"/>
          <table:table-cell office:value="-0.03882198274135589" office:value-type="float"/>
          <table:table-cell office:value="-0.03882198274135589" office:value-type="float"/>
          <table:table-cell office:value="-0.03882198274135589" office:value-type="float"/>
          <table:table-cell office:value="-0.03882198274135589" office:value-type="float"/>
          <table:table-cell office:value="-0.03882198274135589" office:value-type="float"/>
          <table:table-cell office:value="0.87062296658994" office:value-type="float"/>
          <table:table-cell office:value="31" office:value-type="float"/>
          <table:table-cell office:value="-0.46296489238739014" office:value-type="float"/>
        </table:table-row>
        <table:table-row>
          <table:table-cell office:value="-0.043246523737907404" office:value-type="float"/>
          <table:table-cell office:value="-0.043246523737907404" office:value-type="float"/>
          <table:table-cell office:value="-0.043246523737907404" office:value-type="float"/>
          <table:table-cell office:value="-0.043246523737907404" office:value-type="float"/>
          <table:table-cell office:value="-0.043246523737907404" office:value-type="float"/>
          <table:table-cell office:value="-0.043246523737907404" office:value-type="float"/>
          <table:table-cell office:value="0.8597850988023634" office:value-type="float"/>
          <table:table-cell office:value="32" office:value-type="float"/>
          <table:table-cell office:value="-0.44245409965515137" office:value-type="float"/>
        </table:table-row>
        <table:table-row>
          <table:table-cell office:value="-0.048177939057350155" office:value-type="float"/>
          <table:table-cell office:value="-0.048177939057350155" office:value-type="float"/>
          <table:table-cell office:value="-0.048177939057350155" office:value-type="float"/>
          <table:table-cell office:value="-0.048177939057350155" office:value-type="float"/>
          <table:table-cell office:value="-0.048177939057350155" office:value-type="float"/>
          <table:table-cell office:value="-0.048177939057350155" office:value-type="float"/>
          <table:table-cell office:value="0.8477056475599846" office:value-type="float"/>
          <table:table-cell office:value="33" office:value-type="float"/>
          <table:table-cell office:value="-0.49314153194427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432425279702379" office:value-type="float"/>
          <table:table-cell office:value="34" office:value-type="float"/>
          <table:table-cell office:value="-0.83445775508880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432425279702379" office:value-type="float"/>
          <table:table-cell office:value="35" office:value-type="float"/>
          <table:table-cell office:value="-0.18965327739715576" office:value-type="float"/>
        </table:table-row>
        <table:table-row>
          <table:table-cell office:value="-0.048605357408523564" office:value-type="float"/>
          <table:table-cell office:value="-0.048605357408523564" office:value-type="float"/>
          <table:table-cell office:value="-0.048605357408523564" office:value-type="float"/>
          <table:table-cell office:value="-0.048605357408523564" office:value-type="float"/>
          <table:table-cell office:value="-0.048605357408523564" office:value-type="float"/>
          <table:table-cell office:value="-0.048605357408523564" office:value-type="float"/>
          <table:table-cell office:value="0.846658690692908" office:value-type="float"/>
          <table:table-cell office:value="36" office:value-type="float"/>
          <table:table-cell office:value="0.139464259147644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432425279702379" office:value-type="float"/>
          <table:table-cell office:value="37" office:value-type="float"/>
          <table:table-cell office:value="-0.6621494293212891" office:value-type="float"/>
        </table:table-row>
        <table:table-row>
          <table:table-cell office:value="-0.045733844041824345" office:value-type="float"/>
          <table:table-cell office:value="-0.045733844041824345" office:value-type="float"/>
          <table:table-cell office:value="-0.045733844041824345" office:value-type="float"/>
          <table:table-cell office:value="-0.045733844041824345" office:value-type="float"/>
          <table:table-cell office:value="-0.045733844041824345" office:value-type="float"/>
          <table:table-cell office:value="-0.045733844041824345" office:value-type="float"/>
          <table:table-cell office:value="0.8536924332309025" office:value-type="float"/>
          <table:table-cell office:value="38" office:value-type="float"/>
          <table:table-cell office:value="0.42661559581756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432425279702379" office:value-type="float"/>
          <table:table-cell office:value="39" office:value-type="float"/>
          <table:table-cell office:value="-0.9148218035697937" office:value-type="float"/>
        </table:table-row>
        <table:table-row>
          <table:table-cell office:value="-0.0479062283039093" office:value-type="float"/>
          <table:table-cell office:value="-0.0479062283039093" office:value-type="float"/>
          <table:table-cell office:value="-0.0479062283039093" office:value-type="float"/>
          <table:table-cell office:value="-0.0479062283039093" office:value-type="float"/>
          <table:table-cell office:value="-0.0479062283039093" office:value-type="float"/>
          <table:table-cell office:value="-0.0479062283039093" office:value-type="float"/>
          <table:table-cell office:value="0.8483712002635417" office:value-type="float"/>
          <table:table-cell office:value="40" office:value-type="float"/>
          <table:table-cell office:value="0.209377169609069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432425279702379" office:value-type="float"/>
          <table:table-cell office:value="41" office:value-type="float"/>
          <table:table-cell office:value="-0.98512154817581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432425279702379" office:value-type="float"/>
          <table:table-cell office:value="42" office:value-type="float"/>
          <table:table-cell office:value="-0.6591421961784363" office:value-type="float"/>
        </table:table-row>
        <table:table-row>
          <table:table-cell office:value="-0.04216786503791809" office:value-type="float"/>
          <table:table-cell office:value="-0.04216786503791809" office:value-type="float"/>
          <table:table-cell office:value="-0.04216786503791809" office:value-type="float"/>
          <table:table-cell office:value="-0.04216786503791809" office:value-type="float"/>
          <table:table-cell office:value="-0.04216786503791809" office:value-type="float"/>
          <table:table-cell office:value="-0.04216786503791809" office:value-type="float"/>
          <table:table-cell office:value="0.862427262223951" office:value-type="float"/>
          <table:table-cell office:value="43" office:value-type="float"/>
          <table:table-cell office:value="0.7832134962081909" office:value-type="float"/>
        </table:table-row>
        <table:table-row>
          <table:table-cell office:value="-0.04268101453781128" office:value-type="float"/>
          <table:table-cell office:value="-0.04268101453781128" office:value-type="float"/>
          <table:table-cell office:value="-0.04268101453781128" office:value-type="float"/>
          <table:table-cell office:value="-0.04268101453781128" office:value-type="float"/>
          <table:table-cell office:value="-0.04268101453781128" office:value-type="float"/>
          <table:table-cell office:value="-0.04268101453781128" office:value-type="float"/>
          <table:table-cell office:value="0.8611703077874484" office:value-type="float"/>
          <table:table-cell office:value="44" office:value-type="float"/>
          <table:table-cell office:value="-0.051314949989318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432425279702379" office:value-type="float"/>
          <table:table-cell office:value="45" office:value-type="float"/>
          <table:table-cell office:value="-0.9142767190933228" office:value-type="float"/>
        </table:table-row>
        <table:table-row>
          <table:table-cell office:value="-0.04471348524093628" office:value-type="float"/>
          <table:table-cell office:value="-0.04471348524093628" office:value-type="float"/>
          <table:table-cell office:value="-0.04471348524093628" office:value-type="float"/>
          <table:table-cell office:value="-0.04471348524093628" office:value-type="float"/>
          <table:table-cell office:value="-0.04471348524093628" office:value-type="float"/>
          <table:table-cell office:value="-0.04471348524093628" office:value-type="float"/>
          <table:table-cell office:value="0.8561917916476364" office:value-type="float"/>
          <table:table-cell office:value="46" office:value-type="float"/>
          <table:table-cell office:value="0.52865147590637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432425279702379" office:value-type="float"/>
          <table:table-cell office:value="47" office:value-type="float"/>
          <table:table-cell office:value="-0.7848476171493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432425279702379" office:value-type="float"/>
          <table:table-cell office:value="48" office:value-type="float"/>
          <table:table-cell office:value="-0.11666238307952881" office:value-type="float"/>
        </table:table-row>
        <table:table-row>
          <table:table-cell office:value="-0.045202498435974126" office:value-type="float"/>
          <table:table-cell office:value="-0.045202498435974126" office:value-type="float"/>
          <table:table-cell office:value="-0.045202498435974126" office:value-type="float"/>
          <table:table-cell office:value="-0.045202498435974126" office:value-type="float"/>
          <table:table-cell office:value="-0.045202498435974126" office:value-type="float"/>
          <table:table-cell office:value="-0.045202498435974126" office:value-type="float"/>
          <table:table-cell office:value="0.8549939588423056" office:value-type="float"/>
          <table:table-cell office:value="49" office:value-type="float"/>
          <table:table-cell office:value="0.4797501564025879" office:value-type="float"/>
        </table:table-row>
        <table:table-row>
          <table:table-cell office:value="-0.03881919384002686" office:value-type="float"/>
          <table:table-cell office:value="-0.03881919384002686" office:value-type="float"/>
          <table:table-cell office:value="-0.03881919384002686" office:value-type="float"/>
          <table:table-cell office:value="-0.03881919384002686" office:value-type="float"/>
          <table:table-cell office:value="-0.03881919384002686" office:value-type="float"/>
          <table:table-cell office:value="-0.03881919384002686" office:value-type="float"/>
          <table:table-cell office:value="0.8706297979751391" office:value-type="float"/>
          <table:table-cell office:value="50" office:value-type="float"/>
          <table:table-cell office:value="0.6383304595947266" office:value-type="float"/>
        </table:table-row>
      </table:table>
      <table:table table:name="1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032197535037994387" office:value-type="float"/>
          <table:table-cell office:value="-0.00032197535037994387" office:value-type="float"/>
          <table:table-cell office:value="-0.00032197535037994387" office:value-type="float"/>
          <table:table-cell office:value="-0.00032197535037994387" office:value-type="float"/>
          <table:table-cell office:value="-0.00032197535037994387" office:value-type="float"/>
          <table:table-cell office:value="-0.00032197535037994387" office:value-type="float"/>
          <table:table-cell office:value="0.9370834897963096" office:value-type="float"/>
          <table:table-cell office:value="1" office:value-type="float"/>
          <table:table-cell office:value="-0.032197535037994385" office:value-type="float"/>
        </table:table-row>
        <table:table-row>
          <table:table-cell office:value="0.003240146040916443" office:value-type="float"/>
          <table:table-cell office:value="0.003240146040916443" office:value-type="float"/>
          <table:table-cell office:value="0.003240146040916443" office:value-type="float"/>
          <table:table-cell office:value="0.003240146040916443" office:value-type="float"/>
          <table:table-cell office:value="0.003240146040916443" office:value-type="float"/>
          <table:table-cell office:value="0.003240146040916443" office:value-type="float"/>
          <table:table-cell office:value="0.9283581099857805" office:value-type="float"/>
          <table:table-cell office:value="2" office:value-type="float"/>
          <table:table-cell office:value="0.35621213912963867" office:value-type="float"/>
        </table:table-row>
        <table:table-row>
          <table:table-cell office:value="-0.0026654905080795285" office:value-type="float"/>
          <table:table-cell office:value="-0.0026654905080795285" office:value-type="float"/>
          <table:table-cell office:value="-0.0026654905080795285" office:value-type="float"/>
          <table:table-cell office:value="-0.0026654905080795285" office:value-type="float"/>
          <table:table-cell office:value="-0.0026654905080795285" office:value-type="float"/>
          <table:table-cell office:value="-0.0026654905080795285" office:value-type="float"/>
          <table:table-cell office:value="0.9428239061371516" office:value-type="float"/>
          <table:table-cell office:value="3" office:value-type="float"/>
          <table:table-cell office:value="-0.5905636548995972" office:value-type="float"/>
        </table:table-row>
        <table:table-row>
          <table:table-cell office:value="0.0038543778657913214" office:value-type="float"/>
          <table:table-cell office:value="0.0038543778657913214" office:value-type="float"/>
          <table:table-cell office:value="0.0038543778657913214" office:value-type="float"/>
          <table:table-cell office:value="0.0038543778657913214" office:value-type="float"/>
          <table:table-cell office:value="0.0038543778657913214" office:value-type="float"/>
          <table:table-cell office:value="0.0038543778657913214" office:value-type="float"/>
          <table:table-cell office:value="0.9268535554310585" office:value-type="float"/>
          <table:table-cell office:value="4" office:value-type="float"/>
          <table:table-cell office:value="0.651986837387085" office:value-type="float"/>
        </table:table-row>
        <table:table-row>
          <table:table-cell office:value="0.0005879628658294685" office:value-type="float"/>
          <table:table-cell office:value="0.0005879628658294685" office:value-type="float"/>
          <table:table-cell office:value="0.0005879628658294685" office:value-type="float"/>
          <table:table-cell office:value="0.0005879628658294685" office:value-type="float"/>
          <table:table-cell office:value="0.0005879628658294685" office:value-type="float"/>
          <table:table-cell office:value="0.0005879628658294685" office:value-type="float"/>
          <table:table-cell office:value="0.9348546054691382" office:value-type="float"/>
          <table:table-cell office:value="5" office:value-type="float"/>
          <table:table-cell office:value="-0.3266414999961853" office:value-type="float"/>
        </table:table-row>
        <table:table-row>
          <table:table-cell office:value="-0.00629373013973236" office:value-type="float"/>
          <table:table-cell office:value="-0.00629373013973236" office:value-type="float"/>
          <table:table-cell office:value="-0.00629373013973236" office:value-type="float"/>
          <table:table-cell office:value="-0.00629373013973236" office:value-type="float"/>
          <table:table-cell office:value="-0.00629373013973236" office:value-type="float"/>
          <table:table-cell office:value="-0.00629373013973236" office:value-type="float"/>
          <table:table-cell office:value="0.9517112418992446" office:value-type="float"/>
          <table:table-cell office:value="6" office:value-type="float"/>
          <table:table-cell office:value="-0.6881693005561829" office:value-type="float"/>
        </table:table-row>
        <table:table-row>
          <table:table-cell office:value="-0.013658881783485413" office:value-type="float"/>
          <table:table-cell office:value="-0.013658881783485413" office:value-type="float"/>
          <table:table-cell office:value="-0.013658881783485413" office:value-type="float"/>
          <table:table-cell office:value="-0.013658881783485413" office:value-type="float"/>
          <table:table-cell office:value="-0.013658881783485413" office:value-type="float"/>
          <table:table-cell office:value="-0.013658881783485413" office:value-type="float"/>
          <table:table-cell office:value="0.9697521053046604" office:value-type="float"/>
          <table:table-cell office:value="7" office:value-type="float"/>
          <table:table-cell office:value="-0.7365151643753052" office:value-type="float"/>
        </table:table-row>
        <table:table-row>
          <table:table-cell office:value="-0.012783343195915222" office:value-type="float"/>
          <table:table-cell office:value="-0.012783343195915222" office:value-type="float"/>
          <table:table-cell office:value="-0.012783343195915222" office:value-type="float"/>
          <table:table-cell office:value="-0.012783343195915222" office:value-type="float"/>
          <table:table-cell office:value="-0.012783343195915222" office:value-type="float"/>
          <table:table-cell office:value="-0.012783343195915222" office:value-type="float"/>
          <table:table-cell office:value="0.9676074825149964" office:value-type="float"/>
          <table:table-cell office:value="8" office:value-type="float"/>
          <table:table-cell office:value="0.08755385875701904" office:value-type="float"/>
        </table:table-row>
        <table:table-row>
          <table:table-cell office:value="-0.017160496115684508" office:value-type="float"/>
          <table:table-cell office:value="-0.017160496115684508" office:value-type="float"/>
          <table:table-cell office:value="-0.017160496115684508" office:value-type="float"/>
          <table:table-cell office:value="-0.017160496115684508" office:value-type="float"/>
          <table:table-cell office:value="-0.017160496115684508" office:value-type="float"/>
          <table:table-cell office:value="-0.017160496115684508" office:value-type="float"/>
          <table:table-cell office:value="0.9783292736945647" office:value-type="float"/>
          <table:table-cell office:value="9" office:value-type="float"/>
          <table:table-cell office:value="-0.4377152919769287" office:value-type="float"/>
        </table:table-row>
        <table:table-row>
          <table:table-cell office:value="-0.010324848294258115" office:value-type="float"/>
          <table:table-cell office:value="-0.010324848294258115" office:value-type="float"/>
          <table:table-cell office:value="-0.010324848294258115" office:value-type="float"/>
          <table:table-cell office:value="-0.010324848294258115" office:value-type="float"/>
          <table:table-cell office:value="-0.010324848294258115" office:value-type="float"/>
          <table:table-cell office:value="-0.010324848294258115" office:value-type="float"/>
          <table:table-cell office:value="0.9615854244707025" office:value-type="float"/>
          <table:table-cell office:value="10" office:value-type="float"/>
          <table:table-cell office:value="0.6835647821426392" office:value-type="float"/>
        </table:table-row>
        <table:table-row>
          <table:table-cell office:value="-0.01695494532585144" office:value-type="float"/>
          <table:table-cell office:value="-0.01695494532585144" office:value-type="float"/>
          <table:table-cell office:value="-0.01695494532585144" office:value-type="float"/>
          <table:table-cell office:value="-0.01695494532585144" office:value-type="float"/>
          <table:table-cell office:value="-0.01695494532585144" office:value-type="float"/>
          <table:table-cell office:value="-0.01695494532585144" office:value-type="float"/>
          <table:table-cell office:value="0.9778257791432475" office:value-type="float"/>
          <table:table-cell office:value="11" office:value-type="float"/>
          <table:table-cell office:value="-0.6630097031593323" office:value-type="float"/>
        </table:table-row>
        <table:table-row>
          <table:table-cell office:value="-0.015582360029220579" office:value-type="float"/>
          <table:table-cell office:value="-0.015582360029220579" office:value-type="float"/>
          <table:table-cell office:value="-0.015582360029220579" office:value-type="float"/>
          <table:table-cell office:value="-0.015582360029220579" office:value-type="float"/>
          <table:table-cell office:value="-0.015582360029220579" office:value-type="float"/>
          <table:table-cell office:value="-0.015582360029220579" office:value-type="float"/>
          <table:table-cell office:value="0.9744636455380553" office:value-type="float"/>
          <table:table-cell office:value="12" office:value-type="float"/>
          <table:table-cell office:value="0.13725852966308594" office:value-type="float"/>
        </table:table-row>
        <table:table-row>
          <table:table-cell office:value="-0.01093050956726074" office:value-type="float"/>
          <table:table-cell office:value="-0.01093050956726074" office:value-type="float"/>
          <table:table-cell office:value="-0.01093050956726074" office:value-type="float"/>
          <table:table-cell office:value="-0.01093050956726074" office:value-type="float"/>
          <table:table-cell office:value="-0.01093050956726074" office:value-type="float"/>
          <table:table-cell office:value="-0.01093050956726074" office:value-type="float"/>
          <table:table-cell office:value="0.9630689855465234" office:value-type="float"/>
          <table:table-cell office:value="13" office:value-type="float"/>
          <table:table-cell office:value="0.4651850461959839" office:value-type="float"/>
        </table:table-row>
        <table:table-row>
          <table:table-cell office:value="-0.002744903564453123" office:value-type="float"/>
          <table:table-cell office:value="-0.002744903564453123" office:value-type="float"/>
          <table:table-cell office:value="-0.002744903564453123" office:value-type="float"/>
          <table:table-cell office:value="-0.002744903564453123" office:value-type="float"/>
          <table:table-cell office:value="-0.002744903564453123" office:value-type="float"/>
          <table:table-cell office:value="-0.002744903564453123" office:value-type="float"/>
          <table:table-cell office:value="0.9430184276041818" office:value-type="float"/>
          <table:table-cell office:value="14" office:value-type="float"/>
          <table:table-cell office:value="0.8185606002807617" office:value-type="float"/>
        </table:table-row>
        <table:table-row>
          <table:table-cell office:value="0.0003922677040100117" office:value-type="float"/>
          <table:table-cell office:value="0.0003922677040100117" office:value-type="float"/>
          <table:table-cell office:value="0.0003922677040100117" office:value-type="float"/>
          <table:table-cell office:value="0.0003922677040100117" office:value-type="float"/>
          <table:table-cell office:value="0.0003922677040100117" office:value-type="float"/>
          <table:table-cell office:value="0.0003922677040100117" office:value-type="float"/>
          <table:table-cell office:value="0.9353339587607272" office:value-type="float"/>
          <table:table-cell office:value="15" office:value-type="float"/>
          <table:table-cell office:value="0.3137171268463135" office:value-type="float"/>
        </table:table-row>
        <table:table-row>
          <table:table-cell office:value="-0.00459983706474304" office:value-type="float"/>
          <table:table-cell office:value="-0.00459983706474304" office:value-type="float"/>
          <table:table-cell office:value="-0.00459983706474304" office:value-type="float"/>
          <table:table-cell office:value="-0.00459983706474304" office:value-type="float"/>
          <table:table-cell office:value="-0.00459983706474304" office:value-type="float"/>
          <table:table-cell office:value="-0.00459983706474304" office:value-type="float"/>
          <table:table-cell office:value="0.9475620681866869" office:value-type="float"/>
          <table:table-cell office:value="16" office:value-type="float"/>
          <table:table-cell office:value="-0.4992104768753052" office:value-type="float"/>
        </table:table-row>
        <table:table-row>
          <table:table-cell office:value="-0.011405680775642392" office:value-type="float"/>
          <table:table-cell office:value="-0.011405680775642392" office:value-type="float"/>
          <table:table-cell office:value="-0.011405680775642392" office:value-type="float"/>
          <table:table-cell office:value="-0.011405680775642392" office:value-type="float"/>
          <table:table-cell office:value="-0.011405680775642392" office:value-type="float"/>
          <table:table-cell office:value="-0.011405680775642392" office:value-type="float"/>
          <table:table-cell office:value="0.9642329125475202" office:value-type="float"/>
          <table:table-cell office:value="17" office:value-type="float"/>
          <table:table-cell office:value="-0.6805843710899353" office:value-type="float"/>
        </table:table-row>
        <table:table-row>
          <table:table-cell office:value="-0.02001172840595245" office:value-type="float"/>
          <table:table-cell office:value="-0.02001172840595245" office:value-type="float"/>
          <table:table-cell office:value="-0.02001172840595245" office:value-type="float"/>
          <table:table-cell office:value="-0.02001172840595245" office:value-type="float"/>
          <table:table-cell office:value="-0.02001172840595245" office:value-type="float"/>
          <table:table-cell office:value="-0.02001172840595245" office:value-type="float"/>
          <table:table-cell office:value="0.9853133379438682" office:value-type="float"/>
          <table:table-cell office:value="18" office:value-type="float"/>
          <table:table-cell office:value="-0.8606047630310059" office:value-type="float"/>
        </table:table-row>
        <table:table-row>
          <table:table-cell office:value="-0.028377800583839416" office:value-type="float"/>
          <table:table-cell office:value="-0.028377800583839416" office:value-type="float"/>
          <table:table-cell office:value="-0.028377800583839416" office:value-type="float"/>
          <table:table-cell office:value="-0.028377800583839416" office:value-type="float"/>
          <table:table-cell office:value="-0.028377800583839416" office:value-type="float"/>
          <table:table-cell office:value="-0.028377800583839416" office:value-type="float"/>
          <table:table-cell office:value="0.994194054069014" office:value-type="float"/>
          <table:table-cell office:value="19" office:value-type="float"/>
          <table:table-cell office:value="-0.8366072177886963" office:value-type="float"/>
        </table:table-row>
        <table:table-row>
          <table:table-cell office:value="-0.028349438309669493" office:value-type="float"/>
          <table:table-cell office:value="-0.028349438309669493" office:value-type="float"/>
          <table:table-cell office:value="-0.028349438309669493" office:value-type="float"/>
          <table:table-cell office:value="-0.028349438309669493" office:value-type="float"/>
          <table:table-cell office:value="-0.028349438309669493" office:value-type="float"/>
          <table:table-cell office:value="-0.028349438309669493" office:value-type="float"/>
          <table:table-cell office:value="0.9942635271686752" office:value-type="float"/>
          <table:table-cell office:value="20" office:value-type="float"/>
          <table:table-cell office:value="0.0028362274169921875" office:value-type="float"/>
        </table:table-row>
        <table:table-row>
          <table:table-cell office:value="-0.02125714838504791" office:value-type="float"/>
          <table:table-cell office:value="-0.02125714838504791" office:value-type="float"/>
          <table:table-cell office:value="-0.02125714838504791" office:value-type="float"/>
          <table:table-cell office:value="-0.02125714838504791" office:value-type="float"/>
          <table:table-cell office:value="-0.02125714838504791" office:value-type="float"/>
          <table:table-cell office:value="-0.02125714838504791" office:value-type="float"/>
          <table:table-cell office:value="0.9883639814081198" office:value-type="float"/>
          <table:table-cell office:value="21" office:value-type="float"/>
          <table:table-cell office:value="0.7092289924621582" office:value-type="float"/>
        </table:table-row>
        <table:table-row>
          <table:table-cell office:value="-0.027399836778640746" office:value-type="float"/>
          <table:table-cell office:value="-0.027399836778640746" office:value-type="float"/>
          <table:table-cell office:value="-0.027399836778640746" office:value-type="float"/>
          <table:table-cell office:value="-0.027399836778640746" office:value-type="float"/>
          <table:table-cell office:value="-0.027399836778640746" office:value-type="float"/>
          <table:table-cell office:value="-0.027399836778640746" office:value-type="float"/>
          <table:table-cell office:value="0.9965895663786614" office:value-type="float"/>
          <table:table-cell office:value="22" office:value-type="float"/>
          <table:table-cell office:value="-0.6142688393592834" office:value-type="float"/>
        </table:table-row>
        <table:table-row>
          <table:table-cell office:value="-0.029739139080047605" office:value-type="float"/>
          <table:table-cell office:value="-0.029739139080047605" office:value-type="float"/>
          <table:table-cell office:value="-0.029739139080047605" office:value-type="float"/>
          <table:table-cell office:value="-0.029739139080047605" office:value-type="float"/>
          <table:table-cell office:value="-0.029739139080047605" office:value-type="float"/>
          <table:table-cell office:value="-0.029739139080047605" office:value-type="float"/>
          <table:table-cell office:value="0.9908594693860961" office:value-type="float"/>
          <table:table-cell office:value="23" office:value-type="float"/>
          <table:table-cell office:value="-0.23393023014068604" office:value-type="float"/>
        </table:table-row>
        <table:table-row>
          <table:table-cell office:value="-0.03709170520305633" office:value-type="float"/>
          <table:table-cell office:value="-0.03709170520305633" office:value-type="float"/>
          <table:table-cell office:value="-0.03709170520305633" office:value-type="float"/>
          <table:table-cell office:value="-0.03709170520305633" office:value-type="float"/>
          <table:table-cell office:value="-0.03709170520305633" office:value-type="float"/>
          <table:table-cell office:value="-0.03709170520305633" office:value-type="float"/>
          <table:table-cell office:value="0.9728494340846512" office:value-type="float"/>
          <table:table-cell office:value="24" office:value-type="float"/>
          <table:table-cell office:value="-0.7352566123008728" office:value-type="float"/>
        </table:table-row>
        <table:table-row>
          <table:table-cell office:value="-0.02919227302074432" office:value-type="float"/>
          <table:table-cell office:value="-0.02919227302074432" office:value-type="float"/>
          <table:table-cell office:value="-0.02919227302074432" office:value-type="float"/>
          <table:table-cell office:value="-0.02919227302074432" office:value-type="float"/>
          <table:table-cell office:value="-0.02919227302074432" office:value-type="float"/>
          <table:table-cell office:value="-0.02919227302074432" office:value-type="float"/>
          <table:table-cell office:value="0.9921990121890358" office:value-type="float"/>
          <table:table-cell office:value="25" office:value-type="float"/>
          <table:table-cell office:value="0.7899432182312012" office:value-type="float"/>
        </table:table-row>
        <table:table-row>
          <table:table-cell office:value="-0.021740292906761167" office:value-type="float"/>
          <table:table-cell office:value="-0.021740292906761167" office:value-type="float"/>
          <table:table-cell office:value="-0.021740292906761167" office:value-type="float"/>
          <table:table-cell office:value="-0.021740292906761167" office:value-type="float"/>
          <table:table-cell office:value="-0.021740292906761167" office:value-type="float"/>
          <table:table-cell office:value="-0.021740292906761167" office:value-type="float"/>
          <table:table-cell office:value="0.9895474389583383" office:value-type="float"/>
          <table:table-cell office:value="26" office:value-type="float"/>
          <table:table-cell office:value="0.7451980113983154" office:value-type="float"/>
        </table:table-row>
        <table:table-row>
          <table:table-cell office:value="-0.012544574141502379" office:value-type="float"/>
          <table:table-cell office:value="-0.012544574141502379" office:value-type="float"/>
          <table:table-cell office:value="-0.012544574141502379" office:value-type="float"/>
          <table:table-cell office:value="-0.012544574141502379" office:value-type="float"/>
          <table:table-cell office:value="-0.012544574141502379" office:value-type="float"/>
          <table:table-cell office:value="-0.012544574141502379" office:value-type="float"/>
          <table:table-cell office:value="0.967022620165318" office:value-type="float"/>
          <table:table-cell office:value="27" office:value-type="float"/>
          <table:table-cell office:value="0.9195718765258789" office:value-type="float"/>
        </table:table-row>
        <table:table-row>
          <table:table-cell office:value="-0.01604706585407257" office:value-type="float"/>
          <table:table-cell office:value="-0.01604706585407257" office:value-type="float"/>
          <table:table-cell office:value="-0.01604706585407257" office:value-type="float"/>
          <table:table-cell office:value="-0.01604706585407257" office:value-type="float"/>
          <table:table-cell office:value="-0.01604706585407257" office:value-type="float"/>
          <table:table-cell office:value="-0.01604706585407257" office:value-type="float"/>
          <table:table-cell office:value="0.9756019376894418" office:value-type="float"/>
          <table:table-cell office:value="28" office:value-type="float"/>
          <table:table-cell office:value="-0.35024917125701904" office:value-type="float"/>
        </table:table-row>
        <table:table-row>
          <table:table-cell office:value="-0.017845900058746336" office:value-type="float"/>
          <table:table-cell office:value="-0.017845900058746336" office:value-type="float"/>
          <table:table-cell office:value="-0.017845900058746336" office:value-type="float"/>
          <table:table-cell office:value="-0.017845900058746336" office:value-type="float"/>
          <table:table-cell office:value="-0.017845900058746336" office:value-type="float"/>
          <table:table-cell office:value="-0.017845900058746336" office:value-type="float"/>
          <table:table-cell office:value="0.9800081636227578" office:value-type="float"/>
          <table:table-cell office:value="29" office:value-type="float"/>
          <table:table-cell office:value="-0.1798834204673767" office:value-type="float"/>
        </table:table-row>
        <table:table-row>
          <table:table-cell office:value="-0.019762921929359432" office:value-type="float"/>
          <table:table-cell office:value="-0.019762921929359432" office:value-type="float"/>
          <table:table-cell office:value="-0.019762921929359432" office:value-type="float"/>
          <table:table-cell office:value="-0.019762921929359432" office:value-type="float"/>
          <table:table-cell office:value="-0.019762921929359432" office:value-type="float"/>
          <table:table-cell office:value="-0.019762921929359432" office:value-type="float"/>
          <table:table-cell office:value="0.9847038890315155" office:value-type="float"/>
          <table:table-cell office:value="30" office:value-type="float"/>
          <table:table-cell office:value="-0.19170218706130981" office:value-type="float"/>
        </table:table-row>
        <table:table-row>
          <table:table-cell office:value="-0.01084889948368072" office:value-type="float"/>
          <table:table-cell office:value="-0.01084889948368072" office:value-type="float"/>
          <table:table-cell office:value="-0.01084889948368072" office:value-type="float"/>
          <table:table-cell office:value="-0.01084889948368072" office:value-type="float"/>
          <table:table-cell office:value="-0.01084889948368072" office:value-type="float"/>
          <table:table-cell office:value="-0.01084889948368072" office:value-type="float"/>
          <table:table-cell office:value="0.9628690824838865" office:value-type="float"/>
          <table:table-cell office:value="31" office:value-type="float"/>
          <table:table-cell office:value="0.8914022445678711" office:value-type="float"/>
        </table:table-row>
        <table:table-row>
          <table:table-cell office:value="-0.01239532053470611" office:value-type="float"/>
          <table:table-cell office:value="-0.01239532053470611" office:value-type="float"/>
          <table:table-cell office:value="-0.01239532053470611" office:value-type="float"/>
          <table:table-cell office:value="-0.01239532053470611" office:value-type="float"/>
          <table:table-cell office:value="-0.01239532053470611" office:value-type="float"/>
          <table:table-cell office:value="-0.01239532053470611" office:value-type="float"/>
          <table:table-cell office:value="0.9666570249863972" office:value-type="float"/>
          <table:table-cell office:value="32" office:value-type="float"/>
          <table:table-cell office:value="-0.15464210510253906" office:value-type="float"/>
        </table:table-row>
        <table:table-row>
          <table:table-cell office:value="-0.009621060490608211" office:value-type="float"/>
          <table:table-cell office:value="-0.009621060490608211" office:value-type="float"/>
          <table:table-cell office:value="-0.009621060490608211" office:value-type="float"/>
          <table:table-cell office:value="-0.009621060490608211" office:value-type="float"/>
          <table:table-cell office:value="-0.009621060490608211" office:value-type="float"/>
          <table:table-cell office:value="-0.009621060490608211" office:value-type="float"/>
          <table:table-cell office:value="0.9598615034645662" office:value-type="float"/>
          <table:table-cell office:value="33" office:value-type="float"/>
          <table:table-cell office:value="0.27742600440979004" office:value-type="float"/>
        </table:table-row>
        <table:table-row>
          <table:table-cell office:value="-0.015298756361007686" office:value-type="float"/>
          <table:table-cell office:value="-0.015298756361007686" office:value-type="float"/>
          <table:table-cell office:value="-0.015298756361007686" office:value-type="float"/>
          <table:table-cell office:value="-0.015298756361007686" office:value-type="float"/>
          <table:table-cell office:value="-0.015298756361007686" office:value-type="float"/>
          <table:table-cell office:value="-0.015298756361007686" office:value-type="float"/>
          <table:table-cell office:value="0.9737689612617522" office:value-type="float"/>
          <table:table-cell office:value="34" office:value-type="float"/>
          <table:table-cell office:value="-0.5677695870399475" office:value-type="float"/>
        </table:table-row>
        <table:table-row>
          <table:table-cell office:value="-0.021228198409080502" office:value-type="float"/>
          <table:table-cell office:value="-0.021228198409080502" office:value-type="float"/>
          <table:table-cell office:value="-0.021228198409080502" office:value-type="float"/>
          <table:table-cell office:value="-0.021228198409080502" office:value-type="float"/>
          <table:table-cell office:value="-0.021228198409080502" office:value-type="float"/>
          <table:table-cell office:value="-0.021228198409080502" office:value-type="float"/>
          <table:table-cell office:value="0.9882930687389337" office:value-type="float"/>
          <table:table-cell office:value="35" office:value-type="float"/>
          <table:table-cell office:value="-0.5929442048072815" office:value-type="float"/>
        </table:table-row>
        <table:table-row>
          <table:table-cell office:value="-0.029680564403533935" office:value-type="float"/>
          <table:table-cell office:value="-0.029680564403533935" office:value-type="float"/>
          <table:table-cell office:value="-0.029680564403533935" office:value-type="float"/>
          <table:table-cell office:value="-0.029680564403533935" office:value-type="float"/>
          <table:table-cell office:value="-0.029680564403533935" office:value-type="float"/>
          <table:table-cell office:value="-0.029680564403533935" office:value-type="float"/>
          <table:table-cell office:value="0.9910029474554032" office:value-type="float"/>
          <table:table-cell office:value="36" office:value-type="float"/>
          <table:table-cell office:value="-0.845236599445343" office:value-type="float"/>
        </table:table-row>
        <table:table-row>
          <table:table-cell office:value="-0.028930633068084716" office:value-type="float"/>
          <table:table-cell office:value="-0.028930633068084716" office:value-type="float"/>
          <table:table-cell office:value="-0.028930633068084716" office:value-type="float"/>
          <table:table-cell office:value="-0.028930633068084716" office:value-type="float"/>
          <table:table-cell office:value="-0.028930633068084716" office:value-type="float"/>
          <table:table-cell office:value="-0.028930633068084716" office:value-type="float"/>
          <table:table-cell office:value="0.9928398965693778" office:value-type="float"/>
          <table:table-cell office:value="37" office:value-type="float"/>
          <table:table-cell office:value="0.07499313354492188" office:value-type="float"/>
        </table:table-row>
        <table:table-row>
          <table:table-cell office:value="-0.022201539278030393" office:value-type="float"/>
          <table:table-cell office:value="-0.022201539278030393" office:value-type="float"/>
          <table:table-cell office:value="-0.022201539278030393" office:value-type="float"/>
          <table:table-cell office:value="-0.022201539278030393" office:value-type="float"/>
          <table:table-cell office:value="-0.022201539278030393" office:value-type="float"/>
          <table:table-cell office:value="-0.022201539278030393" office:value-type="float"/>
          <table:table-cell office:value="0.9906772572136582" office:value-type="float"/>
          <table:table-cell office:value="38" office:value-type="float"/>
          <table:table-cell office:value="0.6729093790054321" office:value-type="float"/>
        </table:table-row>
        <table:table-row>
          <table:table-cell office:value="-0.029515221118927" office:value-type="float"/>
          <table:table-cell office:value="-0.029515221118927" office:value-type="float"/>
          <table:table-cell office:value="-0.029515221118927" office:value-type="float"/>
          <table:table-cell office:value="-0.029515221118927" office:value-type="float"/>
          <table:table-cell office:value="-0.029515221118927" office:value-type="float"/>
          <table:table-cell office:value="-0.029515221118927" office:value-type="float"/>
          <table:table-cell office:value="0.991407954135086" office:value-type="float"/>
          <table:table-cell office:value="39" office:value-type="float"/>
          <table:table-cell office:value="-0.7313681840896606" office:value-type="float"/>
        </table:table-row>
        <table:table-row>
          <table:table-cell office:value="-0.02704358458518982" office:value-type="float"/>
          <table:table-cell office:value="-0.02704358458518982" office:value-type="float"/>
          <table:table-cell office:value="-0.02704358458518982" office:value-type="float"/>
          <table:table-cell office:value="-0.02704358458518982" office:value-type="float"/>
          <table:table-cell office:value="-0.02704358458518982" office:value-type="float"/>
          <table:table-cell office:value="-0.02704358458518982" office:value-type="float"/>
          <table:table-cell office:value="0.9974622024723634" office:value-type="float"/>
          <table:table-cell office:value="40" office:value-type="float"/>
          <table:table-cell office:value="0.24716365337371826" office:value-type="float"/>
        </table:table-row>
        <table:table-row>
          <table:table-cell office:value="-0.01773596405982971" office:value-type="float"/>
          <table:table-cell office:value="-0.01773596405982971" office:value-type="float"/>
          <table:table-cell office:value="-0.01773596405982971" office:value-type="float"/>
          <table:table-cell office:value="-0.01773596405982971" office:value-type="float"/>
          <table:table-cell office:value="-0.01773596405982971" office:value-type="float"/>
          <table:table-cell office:value="-0.01773596405982971" office:value-type="float"/>
          <table:table-cell office:value="0.9797388765210489" office:value-type="float"/>
          <table:table-cell office:value="41" office:value-type="float"/>
          <table:table-cell office:value="0.9307620525360107" office:value-type="float"/>
        </table:table-row>
        <table:table-row>
          <table:table-cell office:value="-0.019714674353599547" office:value-type="float"/>
          <table:table-cell office:value="-0.019714674353599547" office:value-type="float"/>
          <table:table-cell office:value="-0.019714674353599547" office:value-type="float"/>
          <table:table-cell office:value="-0.019714674353599547" office:value-type="float"/>
          <table:table-cell office:value="-0.019714674353599547" office:value-type="float"/>
          <table:table-cell office:value="-0.019714674353599547" office:value-type="float"/>
          <table:table-cell office:value="0.9845857070895776" office:value-type="float"/>
          <table:table-cell office:value="42" office:value-type="float"/>
          <table:table-cell office:value="-0.19787102937698364" office:value-type="float"/>
        </table:table-row>
        <table:table-row>
          <table:table-cell office:value="-0.016291202902793882" office:value-type="float"/>
          <table:table-cell office:value="-0.016291202902793882" office:value-type="float"/>
          <table:table-cell office:value="-0.016291202902793882" office:value-type="float"/>
          <table:table-cell office:value="-0.016291202902793882" office:value-type="float"/>
          <table:table-cell office:value="-0.016291202902793882" office:value-type="float"/>
          <table:table-cell office:value="-0.016291202902793882" office:value-type="float"/>
          <table:table-cell office:value="0.976199948886118" office:value-type="float"/>
          <table:table-cell office:value="43" office:value-type="float"/>
          <table:table-cell office:value="0.3423471450805664" office:value-type="float"/>
        </table:table-row>
        <table:table-row>
          <table:table-cell office:value="-0.013070681691169737" office:value-type="float"/>
          <table:table-cell office:value="-0.013070681691169737" office:value-type="float"/>
          <table:table-cell office:value="-0.013070681691169737" office:value-type="float"/>
          <table:table-cell office:value="-0.013070681691169737" office:value-type="float"/>
          <table:table-cell office:value="-0.013070681691169737" office:value-type="float"/>
          <table:table-cell office:value="-0.013070681691169737" office:value-type="float"/>
          <table:table-cell office:value="0.968311315211829" office:value-type="float"/>
          <table:table-cell office:value="44" office:value-type="float"/>
          <table:table-cell office:value="0.32205212116241455" office:value-type="float"/>
        </table:table-row>
        <table:table-row>
          <table:table-cell office:value="-0.021618759632110594" office:value-type="float"/>
          <table:table-cell office:value="-0.021618759632110594" office:value-type="float"/>
          <table:table-cell office:value="-0.021618759632110594" office:value-type="float"/>
          <table:table-cell office:value="-0.021618759632110594" office:value-type="float"/>
          <table:table-cell office:value="-0.021618759632110594" office:value-type="float"/>
          <table:table-cell office:value="-0.021618759632110594" office:value-type="float"/>
          <table:table-cell office:value="0.9892497444486749" office:value-type="float"/>
          <table:table-cell office:value="45" office:value-type="float"/>
          <table:table-cell office:value="-0.8548077940940857" office:value-type="float"/>
        </table:table-row>
        <table:table-row>
          <table:table-cell office:value="-0.0153814160823822" office:value-type="float"/>
          <table:table-cell office:value="-0.0153814160823822" office:value-type="float"/>
          <table:table-cell office:value="-0.0153814160823822" office:value-type="float"/>
          <table:table-cell office:value="-0.0153814160823822" office:value-type="float"/>
          <table:table-cell office:value="-0.0153814160823822" office:value-type="float"/>
          <table:table-cell office:value="-0.0153814160823822" office:value-type="float"/>
          <table:table-cell office:value="0.9739714354014003" office:value-type="float"/>
          <table:table-cell office:value="46" office:value-type="float"/>
          <table:table-cell office:value="0.6237343549728394" office:value-type="float"/>
        </table:table-row>
        <table:table-row>
          <table:table-cell office:value="-0.00874251365661621" office:value-type="float"/>
          <table:table-cell office:value="-0.00874251365661621" office:value-type="float"/>
          <table:table-cell office:value="-0.00874251365661621" office:value-type="float"/>
          <table:table-cell office:value="-0.00874251365661621" office:value-type="float"/>
          <table:table-cell office:value="-0.00874251365661621" office:value-type="float"/>
          <table:table-cell office:value="-0.00874251365661621" office:value-type="float"/>
          <table:table-cell office:value="0.9577095120061482" office:value-type="float"/>
          <table:table-cell office:value="47" office:value-type="float"/>
          <table:table-cell office:value="0.6638902425765991" office:value-type="float"/>
        </table:table-row>
        <table:table-row>
          <table:table-cell office:value="-0.005979152917861937" office:value-type="float"/>
          <table:table-cell office:value="-0.005979152917861937" office:value-type="float"/>
          <table:table-cell office:value="-0.005979152917861937" office:value-type="float"/>
          <table:table-cell office:value="-0.005979152917861937" office:value-type="float"/>
          <table:table-cell office:value="-0.005979152917861937" office:value-type="float"/>
          <table:table-cell office:value="-0.005979152917861937" office:value-type="float"/>
          <table:table-cell office:value="0.9509406882209598" office:value-type="float"/>
          <table:table-cell office:value="48" office:value-type="float"/>
          <table:table-cell office:value="0.27633607387542725" office:value-type="float"/>
        </table:table-row>
        <table:table-row>
          <table:table-cell office:value="-0.009806408882141113" office:value-type="float"/>
          <table:table-cell office:value="-0.009806408882141113" office:value-type="float"/>
          <table:table-cell office:value="-0.009806408882141113" office:value-type="float"/>
          <table:table-cell office:value="-0.009806408882141113" office:value-type="float"/>
          <table:table-cell office:value="-0.009806408882141113" office:value-type="float"/>
          <table:table-cell office:value="-0.009806408882141113" office:value-type="float"/>
          <table:table-cell office:value="0.9603155124484674" office:value-type="float"/>
          <table:table-cell office:value="49" office:value-type="float"/>
          <table:table-cell office:value="-0.3827255964279175" office:value-type="float"/>
        </table:table-row>
        <table:table-row>
          <table:table-cell office:value="-0.0019716811180114733" office:value-type="float"/>
          <table:table-cell office:value="-0.0019716811180114733" office:value-type="float"/>
          <table:table-cell office:value="-0.0019716811180114733" office:value-type="float"/>
          <table:table-cell office:value="-0.0019716811180114733" office:value-type="float"/>
          <table:table-cell office:value="-0.0019716811180114733" office:value-type="float"/>
          <table:table-cell office:value="-0.0019716811180114733" office:value-type="float"/>
          <table:table-cell office:value="0.9411244271527333" office:value-type="float"/>
          <table:table-cell office:value="50" office:value-type="float"/>
          <table:table-cell office:value="0.7834727764129639" office:value-type="float"/>
        </table:table-row>
      </table:table>
      <table:table table:name="1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5849547386169433" office:value-type="float"/>
          <table:table-cell office:value="-0.005849547386169433" office:value-type="float"/>
          <table:table-cell office:value="-0.005849547386169433" office:value-type="float"/>
          <table:table-cell office:value="-0.005849547386169433" office:value-type="float"/>
          <table:table-cell office:value="-0.005849547386169433" office:value-type="float"/>
          <table:table-cell office:value="-0.005849547386169433" office:value-type="float"/>
          <table:table-cell office:value="0.9999765388610273" office:value-type="float"/>
          <table:table-cell office:value="1" office:value-type="float"/>
          <table:table-cell office:value="-0.5849547386169434" office:value-type="float"/>
        </table:table-row>
      </table:table>
      <table:table table:name="2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210951328277588" office:value-type="float"/>
          <table:table-cell office:value="0.009210951328277588" office:value-type="float"/>
          <table:table-cell office:value="0.009210951328277588" office:value-type="float"/>
          <table:table-cell office:value="0.009210951328277588" office:value-type="float"/>
          <table:table-cell office:value="0.009210951328277588" office:value-type="float"/>
          <table:table-cell office:value="0.009210951328277588" office:value-type="float"/>
          <table:table-cell office:value="0.9329553050938448" office:value-type="float"/>
          <table:table-cell office:value="1" office:value-type="float"/>
          <table:table-cell office:value="0.9210951328277588" office:value-type="float"/>
        </table:table-row>
        <table:table-row>
          <table:table-cell office:value="0.0014139455556869502" office:value-type="float"/>
          <table:table-cell office:value="0.0014139455556869502" office:value-type="float"/>
          <table:table-cell office:value="0.0014139455556869502" office:value-type="float"/>
          <table:table-cell office:value="0.0014139455556869502" office:value-type="float"/>
          <table:table-cell office:value="0.0014139455556869502" office:value-type="float"/>
          <table:table-cell office:value="0.0014139455556869502" office:value-type="float"/>
          <table:table-cell office:value="0.9138566194294628" office:value-type="float"/>
          <table:table-cell office:value="2" office:value-type="float"/>
          <table:table-cell office:value="-0.7797005772590637" office:value-type="float"/>
        </table:table-row>
        <table:table-row>
          <table:table-cell office:value="0.0037921267747879025" office:value-type="float"/>
          <table:table-cell office:value="0.0037921267747879025" office:value-type="float"/>
          <table:table-cell office:value="0.0037921267747879025" office:value-type="float"/>
          <table:table-cell office:value="0.0037921267747879025" office:value-type="float"/>
          <table:table-cell office:value="0.0037921267747879025" office:value-type="float"/>
          <table:table-cell office:value="0.0037921267747879025" office:value-type="float"/>
          <table:table-cell office:value="0.9196819499321301" office:value-type="float"/>
          <table:table-cell office:value="3" office:value-type="float"/>
          <table:table-cell office:value="0.23781812191009521" office:value-type="float"/>
        </table:table-row>
        <table:table-row>
          <table:table-cell office:value="0.0005319350957870479" office:value-type="float"/>
          <table:table-cell office:value="0.0005319350957870479" office:value-type="float"/>
          <table:table-cell office:value="0.0005319350957870479" office:value-type="float"/>
          <table:table-cell office:value="0.0005319350957870479" office:value-type="float"/>
          <table:table-cell office:value="0.0005319350957870479" office:value-type="float"/>
          <table:table-cell office:value="0.0005319350957870479" office:value-type="float"/>
          <table:table-cell office:value="0.9116961438549105" office:value-type="float"/>
          <table:table-cell office:value="4" office:value-type="float"/>
          <table:table-cell office:value="-0.32601916790008545" office:value-type="float"/>
        </table:table-row>
        <table:table-row>
          <table:table-cell office:value="-0.0073546403646469125" office:value-type="float"/>
          <table:table-cell office:value="-0.0073546403646469125" office:value-type="float"/>
          <table:table-cell office:value="-0.0073546403646469125" office:value-type="float"/>
          <table:table-cell office:value="-0.0073546403646469125" office:value-type="float"/>
          <table:table-cell office:value="-0.0073546403646469125" office:value-type="float"/>
          <table:table-cell office:value="-0.0073546403646469125" office:value-type="float"/>
          <table:table-cell office:value="0.892378058158892" office:value-type="float"/>
          <table:table-cell office:value="5" office:value-type="float"/>
          <table:table-cell office:value="-0.788657546043396" office:value-type="float"/>
        </table:table-row>
        <table:table-row>
          <table:table-cell office:value="0.0014612120389938341" office:value-type="float"/>
          <table:table-cell office:value="0.0014612120389938341" office:value-type="float"/>
          <table:table-cell office:value="0.0014612120389938341" office:value-type="float"/>
          <table:table-cell office:value="0.0014612120389938341" office:value-type="float"/>
          <table:table-cell office:value="0.0014612120389938341" office:value-type="float"/>
          <table:table-cell office:value="0.0014612120389938341" office:value-type="float"/>
          <table:table-cell office:value="0.9139723981955005" office:value-type="float"/>
          <table:table-cell office:value="6" office:value-type="float"/>
          <table:table-cell office:value="0.8815852403640747" office:value-type="float"/>
        </table:table-row>
        <table:table-row>
          <table:table-cell office:value="0.009472758173942565" office:value-type="float"/>
          <table:table-cell office:value="0.009472758173942565" office:value-type="float"/>
          <table:table-cell office:value="0.009472758173942565" office:value-type="float"/>
          <table:table-cell office:value="0.009472758173942565" office:value-type="float"/>
          <table:table-cell office:value="0.009472758173942565" office:value-type="float"/>
          <table:table-cell office:value="0.009472758173942565" office:value-type="float"/>
          <table:table-cell office:value="0.9335965982768916" office:value-type="float"/>
          <table:table-cell office:value="7" office:value-type="float"/>
          <table:table-cell office:value="0.801154613494873" office:value-type="float"/>
        </table:table-row>
        <table:table-row>
          <table:table-cell office:value="0.006743940711021423" office:value-type="float"/>
          <table:table-cell office:value="0.006743940711021423" office:value-type="float"/>
          <table:table-cell office:value="0.006743940711021423" office:value-type="float"/>
          <table:table-cell office:value="0.006743940711021423" office:value-type="float"/>
          <table:table-cell office:value="0.006743940711021423" office:value-type="float"/>
          <table:table-cell office:value="0.006743940711021423" office:value-type="float"/>
          <table:table-cell office:value="0.9269123878915386" office:value-type="float"/>
          <table:table-cell office:value="8" office:value-type="float"/>
          <table:table-cell office:value="-0.27288174629211426" office:value-type="float"/>
        </table:table-row>
        <table:table-row>
          <table:table-cell office:value="0.0068160742521286" office:value-type="float"/>
          <table:table-cell office:value="0.0068160742521286" office:value-type="float"/>
          <table:table-cell office:value="0.0068160742521286" office:value-type="float"/>
          <table:table-cell office:value="0.0068160742521286" office:value-type="float"/>
          <table:table-cell office:value="0.0068160742521286" office:value-type="float"/>
          <table:table-cell office:value="0.0068160742521286" office:value-type="float"/>
          <table:table-cell office:value="0.9270890782605913" office:value-type="float"/>
          <table:table-cell office:value="9" office:value-type="float"/>
          <table:table-cell office:value="0.0072133541107177734" office:value-type="float"/>
        </table:table-row>
        <table:table-row>
          <table:table-cell office:value="0.0124392169713974" office:value-type="float"/>
          <table:table-cell office:value="0.0124392169713974" office:value-type="float"/>
          <table:table-cell office:value="0.0124392169713974" office:value-type="float"/>
          <table:table-cell office:value="0.0124392169713974" office:value-type="float"/>
          <table:table-cell office:value="0.0124392169713974" office:value-type="float"/>
          <table:table-cell office:value="0.0124392169713974" office:value-type="float"/>
          <table:table-cell office:value="0.9408629086736461" office:value-type="float"/>
          <table:table-cell office:value="10" office:value-type="float"/>
          <table:table-cell office:value="0.5623142719268799" office:value-type="float"/>
        </table:table-row>
        <table:table-row>
          <table:table-cell office:value="0.019245325922966003" office:value-type="float"/>
          <table:table-cell office:value="0.019245325922966003" office:value-type="float"/>
          <table:table-cell office:value="0.019245325922966003" office:value-type="float"/>
          <table:table-cell office:value="0.019245325922966003" office:value-type="float"/>
          <table:table-cell office:value="0.019245325922966003" office:value-type="float"/>
          <table:table-cell office:value="0.019245325922966003" office:value-type="float"/>
          <table:table-cell office:value="0.9575344027387782" office:value-type="float"/>
          <table:table-cell office:value="11" office:value-type="float"/>
          <table:table-cell office:value="0.6806108951568604" office:value-type="float"/>
        </table:table-row>
        <table:table-row>
          <table:table-cell office:value="0.018597954511642454" office:value-type="float"/>
          <table:table-cell office:value="0.018597954511642454" office:value-type="float"/>
          <table:table-cell office:value="0.018597954511642454" office:value-type="float"/>
          <table:table-cell office:value="0.018597954511642454" office:value-type="float"/>
          <table:table-cell office:value="0.018597954511642454" office:value-type="float"/>
          <table:table-cell office:value="0.018597954511642454" office:value-type="float"/>
          <table:table-cell office:value="0.9559486731069701" office:value-type="float"/>
          <table:table-cell office:value="12" office:value-type="float"/>
          <table:table-cell office:value="-0.06473714113235474" office:value-type="float"/>
        </table:table-row>
        <table:table-row>
          <table:table-cell office:value="0.01520189881324768" office:value-type="float"/>
          <table:table-cell office:value="0.01520189881324768" office:value-type="float"/>
          <table:table-cell office:value="0.01520189881324768" office:value-type="float"/>
          <table:table-cell office:value="0.01520189881324768" office:value-type="float"/>
          <table:table-cell office:value="0.01520189881324768" office:value-type="float"/>
          <table:table-cell office:value="0.01520189881324768" office:value-type="float"/>
          <table:table-cell office:value="0.9476300695078317" office:value-type="float"/>
          <table:table-cell office:value="13" office:value-type="float"/>
          <table:table-cell office:value="-0.33960556983947754" office:value-type="float"/>
        </table:table-row>
        <table:table-row>
          <table:table-cell office:value="0.023012188673019407" office:value-type="float"/>
          <table:table-cell office:value="0.023012188673019407" office:value-type="float"/>
          <table:table-cell office:value="0.023012188673019407" office:value-type="float"/>
          <table:table-cell office:value="0.023012188673019407" office:value-type="float"/>
          <table:table-cell office:value="0.023012188673019407" office:value-type="float"/>
          <table:table-cell office:value="0.023012188673019407" office:value-type="float"/>
          <table:table-cell office:value="0.966761294407506" office:value-type="float"/>
          <table:table-cell office:value="14" office:value-type="float"/>
          <table:table-cell office:value="0.7810289859771729" office:value-type="float"/>
        </table:table-row>
        <table:table-row>
          <table:table-cell office:value="0.02956175088882446" office:value-type="float"/>
          <table:table-cell office:value="0.02956175088882446" office:value-type="float"/>
          <table:table-cell office:value="0.02956175088882446" office:value-type="float"/>
          <table:table-cell office:value="0.02956175088882446" office:value-type="float"/>
          <table:table-cell office:value="0.02956175088882446" office:value-type="float"/>
          <table:table-cell office:value="0.02956175088882446" office:value-type="float"/>
          <table:table-cell office:value="0.9828043798748407" office:value-type="float"/>
          <table:table-cell office:value="15" office:value-type="float"/>
          <table:table-cell office:value="0.6549562215805054" office:value-type="float"/>
        </table:table-row>
        <table:table-row>
          <table:table-cell office:value="0.027077385783195494" office:value-type="float"/>
          <table:table-cell office:value="0.027077385783195494" office:value-type="float"/>
          <table:table-cell office:value="0.027077385783195494" office:value-type="float"/>
          <table:table-cell office:value="0.027077385783195494" office:value-type="float"/>
          <table:table-cell office:value="0.027077385783195494" office:value-type="float"/>
          <table:table-cell office:value="0.027077385783195494" office:value-type="float"/>
          <table:table-cell office:value="0.9767189530312742" office:value-type="float"/>
          <table:table-cell office:value="16" office:value-type="float"/>
          <table:table-cell office:value="-0.24843651056289673" office:value-type="float"/>
        </table:table-row>
        <table:table-row>
          <table:table-cell office:value="0.032077640891075135" office:value-type="float"/>
          <table:table-cell office:value="0.032077640891075135" office:value-type="float"/>
          <table:table-cell office:value="0.032077640891075135" office:value-type="float"/>
          <table:table-cell office:value="0.032077640891075135" office:value-type="float"/>
          <table:table-cell office:value="0.032077640891075135" office:value-type="float"/>
          <table:table-cell office:value="0.032077640891075135" office:value-type="float"/>
          <table:table-cell office:value="0.9889670266293246" office:value-type="float"/>
          <table:table-cell office:value="17" office:value-type="float"/>
          <table:table-cell office:value="0.5000255107879639" office:value-type="float"/>
        </table:table-row>
        <table:table-row>
          <table:table-cell office:value="0.02372115671634674" office:value-type="float"/>
          <table:table-cell office:value="0.02372115671634674" office:value-type="float"/>
          <table:table-cell office:value="0.02372115671634674" office:value-type="float"/>
          <table:table-cell office:value="0.02372115671634674" office:value-type="float"/>
          <table:table-cell office:value="0.02372115671634674" office:value-type="float"/>
          <table:table-cell office:value="0.02372115671634674" office:value-type="float"/>
          <table:table-cell office:value="0.9684979043575974" office:value-type="float"/>
          <table:table-cell office:value="18" office:value-type="float"/>
          <table:table-cell office:value="-0.8356484174728394" office:value-type="float"/>
        </table:table-row>
        <table:table-row>
          <table:table-cell office:value="0.01866544783115387" office:value-type="float"/>
          <table:table-cell office:value="0.01866544783115387" office:value-type="float"/>
          <table:table-cell office:value="0.01866544783115387" office:value-type="float"/>
          <table:table-cell office:value="0.01866544783115387" office:value-type="float"/>
          <table:table-cell office:value="0.01866544783115387" office:value-type="float"/>
          <table:table-cell office:value="0.01866544783115387" office:value-type="float"/>
          <table:table-cell office:value="0.9561139973008197" office:value-type="float"/>
          <table:table-cell office:value="19" office:value-type="float"/>
          <table:table-cell office:value="-0.5055708885192871" office:value-type="float"/>
        </table:table-row>
        <table:table-row>
          <table:table-cell office:value="0.011308615803718567" office:value-type="float"/>
          <table:table-cell office:value="0.011308615803718567" office:value-type="float"/>
          <table:table-cell office:value="0.011308615803718567" office:value-type="float"/>
          <table:table-cell office:value="0.011308615803718567" office:value-type="float"/>
          <table:table-cell office:value="0.011308615803718567" office:value-type="float"/>
          <table:table-cell office:value="0.011308615803718567" office:value-type="float"/>
          <table:table-cell office:value="0.9380935127102381" office:value-type="float"/>
          <table:table-cell office:value="20" office:value-type="float"/>
          <table:table-cell office:value="-0.7356832027435303" office:value-type="float"/>
        </table:table-row>
        <table:table-row>
          <table:table-cell office:value="0.01919614613056183" office:value-type="float"/>
          <table:table-cell office:value="0.01919614613056183" office:value-type="float"/>
          <table:table-cell office:value="0.01919614613056183" office:value-type="float"/>
          <table:table-cell office:value="0.01919614613056183" office:value-type="float"/>
          <table:table-cell office:value="0.01919614613056183" office:value-type="float"/>
          <table:table-cell office:value="0.01919614613056183" office:value-type="float"/>
          <table:table-cell office:value="0.957413937341732" office:value-type="float"/>
          <table:table-cell office:value="21" office:value-type="float"/>
          <table:table-cell office:value="0.7887530326843262" office:value-type="float"/>
        </table:table-row>
        <table:table-row>
          <table:table-cell office:value="0.02252793610095978" office:value-type="float"/>
          <table:table-cell office:value="0.02252793610095978" office:value-type="float"/>
          <table:table-cell office:value="0.02252793610095978" office:value-type="float"/>
          <table:table-cell office:value="0.02252793610095978" office:value-type="float"/>
          <table:table-cell office:value="0.02252793610095978" office:value-type="float"/>
          <table:table-cell office:value="0.02252793610095978" office:value-type="float"/>
          <table:table-cell office:value="0.9655751226993295" office:value-type="float"/>
          <table:table-cell office:value="22" office:value-type="float"/>
          <table:table-cell office:value="0.3331789970397949" office:value-type="float"/>
        </table:table-row>
        <table:table-row>
          <table:table-cell office:value="0.03161824524402619" office:value-type="float"/>
          <table:table-cell office:value="0.03161824524402619" office:value-type="float"/>
          <table:table-cell office:value="0.03161824524402619" office:value-type="float"/>
          <table:table-cell office:value="0.03161824524402619" office:value-type="float"/>
          <table:table-cell office:value="0.03161824524402619" office:value-type="float"/>
          <table:table-cell office:value="0.03161824524402619" office:value-type="float"/>
          <table:table-cell office:value="0.9878417417039989" office:value-type="float"/>
          <table:table-cell office:value="23" office:value-type="float"/>
          <table:table-cell office:value="0.9090309143066406" office:value-type="float"/>
        </table:table-row>
        <table:table-row>
          <table:table-cell office:value="0.022193964123725898" office:value-type="float"/>
          <table:table-cell office:value="0.022193964123725898" office:value-type="float"/>
          <table:table-cell office:value="0.022193964123725898" office:value-type="float"/>
          <table:table-cell office:value="0.022193964123725898" office:value-type="float"/>
          <table:table-cell office:value="0.022193964123725898" office:value-type="float"/>
          <table:table-cell office:value="0.022193964123725898" office:value-type="float"/>
          <table:table-cell office:value="0.9647570617667182" office:value-type="float"/>
          <table:table-cell office:value="24" office:value-type="float"/>
          <table:table-cell office:value="-0.9424281120300293" office:value-type="float"/>
        </table:table-row>
        <table:table-row>
          <table:table-cell office:value="0.027162547707557685" office:value-type="float"/>
          <table:table-cell office:value="0.027162547707557685" office:value-type="float"/>
          <table:table-cell office:value="0.027162547707557685" office:value-type="float"/>
          <table:table-cell office:value="0.027162547707557685" office:value-type="float"/>
          <table:table-cell office:value="0.027162547707557685" office:value-type="float"/>
          <table:table-cell office:value="0.027162547707557685" office:value-type="float"/>
          <table:table-cell office:value="0.976927556291475" office:value-type="float"/>
          <table:table-cell office:value="25" office:value-type="float"/>
          <table:table-cell office:value="0.4968583583831787" office:value-type="float"/>
        </table:table-row>
        <table:table-row>
          <table:table-cell office:value="0.025715988278388984" office:value-type="float"/>
          <table:table-cell office:value="0.025715988278388984" office:value-type="float"/>
          <table:table-cell office:value="0.025715988278388984" office:value-type="float"/>
          <table:table-cell office:value="0.025715988278388984" office:value-type="float"/>
          <table:table-cell office:value="0.025715988278388984" office:value-type="float"/>
          <table:table-cell office:value="0.025715988278388984" office:value-type="float"/>
          <table:table-cell office:value="0.9733842238074" office:value-type="float"/>
          <table:table-cell office:value="26" office:value-type="float"/>
          <table:table-cell office:value="-0.14465594291687012" office:value-type="float"/>
        </table:table-row>
        <table:table-row>
          <table:table-cell office:value="0.03273236811161042" office:value-type="float"/>
          <table:table-cell office:value="0.03273236811161042" office:value-type="float"/>
          <table:table-cell office:value="0.03273236811161042" office:value-type="float"/>
          <table:table-cell office:value="0.03273236811161042" office:value-type="float"/>
          <table:table-cell office:value="0.03273236811161042" office:value-type="float"/>
          <table:table-cell office:value="0.03273236811161042" office:value-type="float"/>
          <table:table-cell office:value="0.9905707742403467" office:value-type="float"/>
          <table:table-cell office:value="27" office:value-type="float"/>
          <table:table-cell office:value="0.7016379833221436" office:value-type="float"/>
        </table:table-row>
        <table:table-row>
          <table:table-cell office:value="0.029941356182098394" office:value-type="float"/>
          <table:table-cell office:value="0.029941356182098394" office:value-type="float"/>
          <table:table-cell office:value="0.029941356182098394" office:value-type="float"/>
          <table:table-cell office:value="0.029941356182098394" office:value-type="float"/>
          <table:table-cell office:value="0.029941356182098394" office:value-type="float"/>
          <table:table-cell office:value="0.029941356182098394" office:value-type="float"/>
          <table:table-cell office:value="0.9837342191470214" office:value-type="float"/>
          <table:table-cell office:value="28" office:value-type="float"/>
          <table:table-cell office:value="-0.2791011929512024" office:value-type="float"/>
        </table:table-row>
        <table:table-row>
          <table:table-cell office:value="0.032024514675140385" office:value-type="float"/>
          <table:table-cell office:value="0.032024514675140385" office:value-type="float"/>
          <table:table-cell office:value="0.032024514675140385" office:value-type="float"/>
          <table:table-cell office:value="0.032024514675140385" office:value-type="float"/>
          <table:table-cell office:value="0.032024514675140385" office:value-type="float"/>
          <table:table-cell office:value="0.032024514675140385" office:value-type="float"/>
          <table:table-cell office:value="0.9888368945083195" office:value-type="float"/>
          <table:table-cell office:value="29" office:value-type="float"/>
          <table:table-cell office:value="0.20831584930419922" office:value-type="float"/>
        </table:table-row>
        <table:table-row>
          <table:table-cell office:value="0.038282563686370855" office:value-type="float"/>
          <table:table-cell office:value="0.038282563686370855" office:value-type="float"/>
          <table:table-cell office:value="0.038282563686370855" office:value-type="float"/>
          <table:table-cell office:value="0.038282563686370855" office:value-type="float"/>
          <table:table-cell office:value="0.038282563686370855" office:value-type="float"/>
          <table:table-cell office:value="0.038282563686370855" office:value-type="float"/>
          <table:table-cell office:value="0.9958340786288371" office:value-type="float"/>
          <table:table-cell office:value="30" office:value-type="float"/>
          <table:table-cell office:value="0.6258049011230469" office:value-type="float"/>
        </table:table-row>
        <table:table-row>
          <table:table-cell office:value="0.03546399593353272" office:value-type="float"/>
          <table:table-cell office:value="0.03546399593353272" office:value-type="float"/>
          <table:table-cell office:value="0.03546399593353272" office:value-type="float"/>
          <table:table-cell office:value="0.03546399593353272" office:value-type="float"/>
          <table:table-cell office:value="0.03546399593353272" office:value-type="float"/>
          <table:table-cell office:value="0.03546399593353272" office:value-type="float"/>
          <table:table-cell office:value="0.9972618685712464" office:value-type="float"/>
          <table:table-cell office:value="31" office:value-type="float"/>
          <table:table-cell office:value="-0.2818567752838135" office:value-type="float"/>
        </table:table-row>
        <table:table-row>
          <table:table-cell office:value="0.041907073259353646" office:value-type="float"/>
          <table:table-cell office:value="0.041907073259353646" office:value-type="float"/>
          <table:table-cell office:value="0.041907073259353646" office:value-type="float"/>
          <table:table-cell office:value="0.041907073259353646" office:value-type="float"/>
          <table:table-cell office:value="0.041907073259353646" office:value-type="float"/>
          <table:table-cell office:value="0.041907073259353646" office:value-type="float"/>
          <table:table-cell office:value="0.9869558796071963" office:value-type="float"/>
          <table:table-cell office:value="32" office:value-type="float"/>
          <table:table-cell office:value="0.6443077325820923" office:value-type="float"/>
        </table:table-row>
        <table:table-row>
          <table:table-cell office:value="0.03246725201606751" office:value-type="float"/>
          <table:table-cell office:value="0.03246725201606751" office:value-type="float"/>
          <table:table-cell office:value="0.03246725201606751" office:value-type="float"/>
          <table:table-cell office:value="0.03246725201606751" office:value-type="float"/>
          <table:table-cell office:value="0.03246725201606751" office:value-type="float"/>
          <table:table-cell office:value="0.03246725201606751" office:value-type="float"/>
          <table:table-cell office:value="0.9899213750836675" office:value-type="float"/>
          <table:table-cell office:value="33" office:value-type="float"/>
          <table:table-cell office:value="-0.9439821243286133" office:value-type="float"/>
        </table:table-row>
        <table:table-row>
          <table:table-cell office:value="0.02927071392536164" office:value-type="float"/>
          <table:table-cell office:value="0.02927071392536164" office:value-type="float"/>
          <table:table-cell office:value="0.02927071392536164" office:value-type="float"/>
          <table:table-cell office:value="0.02927071392536164" office:value-type="float"/>
          <table:table-cell office:value="0.02927071392536164" office:value-type="float"/>
          <table:table-cell office:value="0.02927071392536164" office:value-type="float"/>
          <table:table-cell office:value="0.9820914878180678" office:value-type="float"/>
          <table:table-cell office:value="34" office:value-type="float"/>
          <table:table-cell office:value="-0.31965380907058716" office:value-type="float"/>
        </table:table-row>
        <table:table-row>
          <table:table-cell office:value="0.022941961288452155" office:value-type="float"/>
          <table:table-cell office:value="0.022941961288452155" office:value-type="float"/>
          <table:table-cell office:value="0.022941961288452155" office:value-type="float"/>
          <table:table-cell office:value="0.022941961288452155" office:value-type="float"/>
          <table:table-cell office:value="0.022941961288452155" office:value-type="float"/>
          <table:table-cell office:value="0.022941961288452155" office:value-type="float"/>
          <table:table-cell office:value="0.9665892731493461" office:value-type="float"/>
          <table:table-cell office:value="35" office:value-type="float"/>
          <table:table-cell office:value="-0.6328752636909485" office:value-type="float"/>
        </table:table-row>
        <table:table-row>
          <table:table-cell office:value="0.03237439632415772" office:value-type="float"/>
          <table:table-cell office:value="0.03237439632415772" office:value-type="float"/>
          <table:table-cell office:value="0.03237439632415772" office:value-type="float"/>
          <table:table-cell office:value="0.03237439632415772" office:value-type="float"/>
          <table:table-cell office:value="0.03237439632415772" office:value-type="float"/>
          <table:table-cell office:value="0.03237439632415772" office:value-type="float"/>
          <table:table-cell office:value="0.9896939260187755" office:value-type="float"/>
          <table:table-cell office:value="36" office:value-type="float"/>
          <table:table-cell office:value="0.9432435035705566" office:value-type="float"/>
        </table:table-row>
        <table:table-row>
          <table:table-cell office:value="0.03298059344291688" office:value-type="float"/>
          <table:table-cell office:value="0.03298059344291688" office:value-type="float"/>
          <table:table-cell office:value="0.03298059344291688" office:value-type="float"/>
          <table:table-cell office:value="0.03298059344291688" office:value-type="float"/>
          <table:table-cell office:value="0.03298059344291688" office:value-type="float"/>
          <table:table-cell office:value="0.03298059344291688" office:value-type="float"/>
          <table:table-cell office:value="0.9911787996432808" office:value-type="float"/>
          <table:table-cell office:value="37" office:value-type="float"/>
          <table:table-cell office:value="0.06061971187591553" office:value-type="float"/>
        </table:table-row>
        <table:table-row>
          <table:table-cell office:value="0.03163437485694886" office:value-type="float"/>
          <table:table-cell office:value="0.03163437485694886" office:value-type="float"/>
          <table:table-cell office:value="0.03163437485694886" office:value-type="float"/>
          <table:table-cell office:value="0.03163437485694886" office:value-type="float"/>
          <table:table-cell office:value="0.03163437485694886" office:value-type="float"/>
          <table:table-cell office:value="0.03163437485694886" office:value-type="float"/>
          <table:table-cell office:value="0.987881251025408" office:value-type="float"/>
          <table:table-cell office:value="38" office:value-type="float"/>
          <table:table-cell office:value="-0.13462185859680176" office:value-type="float"/>
        </table:table-row>
        <table:table-row>
          <table:table-cell office:value="0.035713139772415164" office:value-type="float"/>
          <table:table-cell office:value="0.035713139772415164" office:value-type="float"/>
          <table:table-cell office:value="0.035713139772415164" office:value-type="float"/>
          <table:table-cell office:value="0.035713139772415164" office:value-type="float"/>
          <table:table-cell office:value="0.035713139772415164" office:value-type="float"/>
          <table:table-cell office:value="0.035713139772415164" office:value-type="float"/>
          <table:table-cell office:value="0.9978721438490666" office:value-type="float"/>
          <table:table-cell office:value="39" office:value-type="float"/>
          <table:table-cell office:value="0.40787649154663086" office:value-type="float"/>
        </table:table-row>
      </table:table>
      <table:table table:name="2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2747039794921875" office:value-type="float"/>
          <table:table-cell office:value="-0.002747039794921875" office:value-type="float"/>
          <table:table-cell office:value="-0.002747039794921875" office:value-type="float"/>
          <table:table-cell office:value="-0.002747039794921875" office:value-type="float"/>
          <table:table-cell office:value="-0.002747039794921875" office:value-type="float"/>
          <table:table-cell office:value="-0.002747039794921875" office:value-type="float"/>
          <table:table-cell office:value="0.9359686944094945" office:value-type="float"/>
          <table:table-cell office:value="1" office:value-type="float"/>
          <table:table-cell office:value="-0.2747039794921875" office:value-type="float"/>
        </table:table-row>
        <table:table-row>
          <table:table-cell office:value="-0.007099042534828187" office:value-type="float"/>
          <table:table-cell office:value="-0.007099042534828187" office:value-type="float"/>
          <table:table-cell office:value="-0.007099042534828187" office:value-type="float"/>
          <table:table-cell office:value="-0.007099042534828187" office:value-type="float"/>
          <table:table-cell office:value="-0.007099042534828187" office:value-type="float"/>
          <table:table-cell office:value="-0.007099042534828187" office:value-type="float"/>
          <table:table-cell office:value="0.9253085083375298" office:value-type="float"/>
          <table:table-cell office:value="2" office:value-type="float"/>
          <table:table-cell office:value="-0.4352002739906311" office:value-type="float"/>
        </table:table-row>
        <table:table-row>
          <table:table-cell office:value="-0.008477314114570618" office:value-type="float"/>
          <table:table-cell office:value="-0.008477314114570618" office:value-type="float"/>
          <table:table-cell office:value="-0.008477314114570618" office:value-type="float"/>
          <table:table-cell office:value="-0.008477314114570618" office:value-type="float"/>
          <table:table-cell office:value="-0.008477314114570618" office:value-type="float"/>
          <table:table-cell office:value="-0.008477314114570618" office:value-type="float"/>
          <table:table-cell office:value="0.9219324462401811" office:value-type="float"/>
          <table:table-cell office:value="3" office:value-type="float"/>
          <table:table-cell office:value="-0.13782715797424316" office:value-type="float"/>
        </table:table-row>
        <table:table-row>
          <table:table-cell office:value="-0.005036235451698304" office:value-type="float"/>
          <table:table-cell office:value="-0.005036235451698304" office:value-type="float"/>
          <table:table-cell office:value="-0.005036235451698304" office:value-type="float"/>
          <table:table-cell office:value="-0.005036235451698304" office:value-type="float"/>
          <table:table-cell office:value="-0.005036235451698304" office:value-type="float"/>
          <table:table-cell office:value="-0.005036235451698304" office:value-type="float"/>
          <table:table-cell office:value="0.9303613331289968" office:value-type="float"/>
          <table:table-cell office:value="4" office:value-type="float"/>
          <table:table-cell office:value="0.34410786628723145" office:value-type="float"/>
        </table:table-row>
        <table:table-row>
          <table:table-cell office:value="-0.012040359973907473" office:value-type="float"/>
          <table:table-cell office:value="-0.012040359973907473" office:value-type="float"/>
          <table:table-cell office:value="-0.012040359973907473" office:value-type="float"/>
          <table:table-cell office:value="-0.012040359973907473" office:value-type="float"/>
          <table:table-cell office:value="-0.012040359973907473" office:value-type="float"/>
          <table:table-cell office:value="-0.012040359973907473" office:value-type="float"/>
          <table:table-cell office:value="0.9132048019546694" office:value-type="float"/>
          <table:table-cell office:value="5" office:value-type="float"/>
          <table:table-cell office:value="-0.7004124522209167" office:value-type="float"/>
        </table:table-row>
        <table:table-row>
          <table:table-cell office:value="-0.002390325069427492" office:value-type="float"/>
          <table:table-cell office:value="-0.002390325069427492" office:value-type="float"/>
          <table:table-cell office:value="-0.002390325069427492" office:value-type="float"/>
          <table:table-cell office:value="-0.002390325069427492" office:value-type="float"/>
          <table:table-cell office:value="-0.002390325069427492" office:value-type="float"/>
          <table:table-cell office:value="-0.002390325069427492" office:value-type="float"/>
          <table:table-cell office:value="0.9368424634706928" office:value-type="float"/>
          <table:table-cell office:value="6" office:value-type="float"/>
          <table:table-cell office:value="0.965003490447998" office:value-type="float"/>
        </table:table-row>
        <table:table-row>
          <table:table-cell office:value="-0.004213074445724489" office:value-type="float"/>
          <table:table-cell office:value="-0.004213074445724489" office:value-type="float"/>
          <table:table-cell office:value="-0.004213074445724489" office:value-type="float"/>
          <table:table-cell office:value="-0.004213074445724489" office:value-type="float"/>
          <table:table-cell office:value="-0.004213074445724489" office:value-type="float"/>
          <table:table-cell office:value="-0.004213074445724489" office:value-type="float"/>
          <table:table-cell office:value="0.9323776575697889" office:value-type="float"/>
          <table:table-cell office:value="7" office:value-type="float"/>
          <table:table-cell office:value="-0.1822749376296997" office:value-type="float"/>
        </table:table-row>
        <table:table-row>
          <table:table-cell office:value="0.0035776126384735093" office:value-type="float"/>
          <table:table-cell office:value="0.0035776126384735093" office:value-type="float"/>
          <table:table-cell office:value="0.0035776126384735093" office:value-type="float"/>
          <table:table-cell office:value="0.0035776126384735093" office:value-type="float"/>
          <table:table-cell office:value="0.0035776126384735093" office:value-type="float"/>
          <table:table-cell office:value="0.0035776126384735093" office:value-type="float"/>
          <table:table-cell office:value="0.9514608656717652" office:value-type="float"/>
          <table:table-cell office:value="8" office:value-type="float"/>
          <table:table-cell office:value="0.7790687084197998" office:value-type="float"/>
        </table:table-row>
        <table:table-row>
          <table:table-cell office:value="0.0017296278476715073" office:value-type="float"/>
          <table:table-cell office:value="0.0017296278476715073" office:value-type="float"/>
          <table:table-cell office:value="0.0017296278476715073" office:value-type="float"/>
          <table:table-cell office:value="0.0017296278476715073" office:value-type="float"/>
          <table:table-cell office:value="0.0017296278476715073" office:value-type="float"/>
          <table:table-cell office:value="0.0017296278476715073" office:value-type="float"/>
          <table:table-cell office:value="0.9469342458818764" office:value-type="float"/>
          <table:table-cell office:value="9" office:value-type="float"/>
          <table:table-cell office:value="-0.1847984790802002" office:value-type="float"/>
        </table:table-row>
        <table:table-row>
          <table:table-cell office:value="-0.003818507194519044" office:value-type="float"/>
          <table:table-cell office:value="-0.003818507194519044" office:value-type="float"/>
          <table:table-cell office:value="-0.003818507194519044" office:value-type="float"/>
          <table:table-cell office:value="-0.003818507194519044" office:value-type="float"/>
          <table:table-cell office:value="-0.003818507194519044" office:value-type="float"/>
          <table:table-cell office:value="-0.003818507194519044" office:value-type="float"/>
          <table:table-cell office:value="0.9333441460044547" office:value-type="float"/>
          <table:table-cell office:value="10" office:value-type="float"/>
          <table:table-cell office:value="-0.5548135042190552" office:value-type="float"/>
        </table:table-row>
        <table:table-row>
          <table:table-cell office:value="0.003897298574447631" office:value-type="float"/>
          <table:table-cell office:value="0.003897298574447631" office:value-type="float"/>
          <table:table-cell office:value="0.003897298574447631" office:value-type="float"/>
          <table:table-cell office:value="0.003897298574447631" office:value-type="float"/>
          <table:table-cell office:value="0.003897298574447631" office:value-type="float"/>
          <table:table-cell office:value="0.003897298574447631" office:value-type="float"/>
          <table:table-cell office:value="0.9522439330928458" office:value-type="float"/>
          <table:table-cell office:value="11" office:value-type="float"/>
          <table:table-cell office:value="0.7715805768966675" office:value-type="float"/>
        </table:table-row>
        <table:table-row>
          <table:table-cell office:value="0.009131432771682739" office:value-type="float"/>
          <table:table-cell office:value="0.009131432771682739" office:value-type="float"/>
          <table:table-cell office:value="0.009131432771682739" office:value-type="float"/>
          <table:table-cell office:value="0.009131432771682739" office:value-type="float"/>
          <table:table-cell office:value="0.009131432771682739" office:value-type="float"/>
          <table:table-cell office:value="0.009131432771682739" office:value-type="float"/>
          <table:table-cell office:value="0.9650648911213239" office:value-type="float"/>
          <table:table-cell office:value="12" office:value-type="float"/>
          <table:table-cell office:value="0.5234134197235107" office:value-type="float"/>
        </table:table-row>
        <table:table-row>
          <table:table-cell office:value="0.005032824277877807" office:value-type="float"/>
          <table:table-cell office:value="0.005032824277877807" office:value-type="float"/>
          <table:table-cell office:value="0.005032824277877807" office:value-type="float"/>
          <table:table-cell office:value="0.005032824277877807" office:value-type="float"/>
          <table:table-cell office:value="0.005032824277877807" office:value-type="float"/>
          <table:table-cell office:value="0.005032824277877807" office:value-type="float"/>
          <table:table-cell office:value="0.9550253916560647" office:value-type="float"/>
          <table:table-cell office:value="13" office:value-type="float"/>
          <table:table-cell office:value="-0.40986084938049316" office:value-type="float"/>
        </table:table-row>
        <table:table-row>
          <table:table-cell office:value="0.014477814435958861" office:value-type="float"/>
          <table:table-cell office:value="0.014477814435958861" office:value-type="float"/>
          <table:table-cell office:value="0.014477814435958861" office:value-type="float"/>
          <table:table-cell office:value="0.014477814435958861" office:value-type="float"/>
          <table:table-cell office:value="0.014477814435958861" office:value-type="float"/>
          <table:table-cell office:value="0.014477814435958861" office:value-type="float"/>
          <table:table-cell office:value="0.9781607981689723" office:value-type="float"/>
          <table:table-cell office:value="14" office:value-type="float"/>
          <table:table-cell office:value="0.9444990158081055" office:value-type="float"/>
        </table:table-row>
        <table:table-row>
          <table:table-cell office:value="0.016473560333251952" office:value-type="float"/>
          <table:table-cell office:value="0.016473560333251952" office:value-type="float"/>
          <table:table-cell office:value="0.016473560333251952" office:value-type="float"/>
          <table:table-cell office:value="0.016473560333251952" office:value-type="float"/>
          <table:table-cell office:value="0.016473560333251952" office:value-type="float"/>
          <table:table-cell office:value="0.016473560333251952" office:value-type="float"/>
          <table:table-cell office:value="0.9830493572735933" office:value-type="float"/>
          <table:table-cell office:value="15" office:value-type="float"/>
          <table:table-cell office:value="0.19957458972930908" office:value-type="float"/>
        </table:table-row>
        <table:table-row>
          <table:table-cell office:value="0.015795336961746214" office:value-type="float"/>
          <table:table-cell office:value="0.015795336961746214" office:value-type="float"/>
          <table:table-cell office:value="0.015795336961746214" office:value-type="float"/>
          <table:table-cell office:value="0.015795336961746214" office:value-type="float"/>
          <table:table-cell office:value="0.015795336961746214" office:value-type="float"/>
          <table:table-cell office:value="0.015795336961746214" office:value-type="float"/>
          <table:table-cell office:value="0.9813880560817743" office:value-type="float"/>
          <table:table-cell office:value="16" office:value-type="float"/>
          <table:table-cell office:value="-0.06782233715057373" office:value-type="float"/>
        </table:table-row>
        <table:table-row>
          <table:table-cell office:value="0.008880518078804014" office:value-type="float"/>
          <table:table-cell office:value="0.008880518078804014" office:value-type="float"/>
          <table:table-cell office:value="0.008880518078804014" office:value-type="float"/>
          <table:table-cell office:value="0.008880518078804014" office:value-type="float"/>
          <table:table-cell office:value="0.008880518078804014" office:value-type="float"/>
          <table:table-cell office:value="0.008880518078804014" office:value-type="float"/>
          <table:table-cell office:value="0.9644502781548039" office:value-type="float"/>
          <table:table-cell office:value="17" office:value-type="float"/>
          <table:table-cell office:value="-0.69148188829422" office:value-type="float"/>
        </table:table-row>
        <table:table-row>
          <table:table-cell office:value="0.015702286362648008" office:value-type="float"/>
          <table:table-cell office:value="0.015702286362648008" office:value-type="float"/>
          <table:table-cell office:value="0.015702286362648008" office:value-type="float"/>
          <table:table-cell office:value="0.015702286362648008" office:value-type="float"/>
          <table:table-cell office:value="0.015702286362648008" office:value-type="float"/>
          <table:table-cell office:value="0.015702286362648008" office:value-type="float"/>
          <table:table-cell office:value="0.9811601295937233" office:value-type="float"/>
          <table:table-cell office:value="18" office:value-type="float"/>
          <table:table-cell office:value="0.6821768283843994" office:value-type="float"/>
        </table:table-row>
        <table:table-row>
          <table:table-cell office:value="0.019503394961357116" office:value-type="float"/>
          <table:table-cell office:value="0.019503394961357116" office:value-type="float"/>
          <table:table-cell office:value="0.019503394961357116" office:value-type="float"/>
          <table:table-cell office:value="0.019503394961357116" office:value-type="float"/>
          <table:table-cell office:value="0.019503394961357116" office:value-type="float"/>
          <table:table-cell office:value="0.019503394961357116" office:value-type="float"/>
          <table:table-cell office:value="0.9904709061174662" office:value-type="float"/>
          <table:table-cell office:value="19" office:value-type="float"/>
          <table:table-cell office:value="0.38011085987091064" office:value-type="float"/>
        </table:table-row>
        <table:table-row>
          <table:table-cell office:value="0.015854830145835875" office:value-type="float"/>
          <table:table-cell office:value="0.015854830145835875" office:value-type="float"/>
          <table:table-cell office:value="0.015854830145835875" office:value-type="float"/>
          <table:table-cell office:value="0.015854830145835875" office:value-type="float"/>
          <table:table-cell office:value="0.015854830145835875" office:value-type="float"/>
          <table:table-cell office:value="0.015854830145835875" office:value-type="float"/>
          <table:table-cell office:value="0.9815337840259674" office:value-type="float"/>
          <table:table-cell office:value="20" office:value-type="float"/>
          <table:table-cell office:value="-0.364856481552124" office:value-type="float"/>
        </table:table-row>
        <table:table-row>
          <table:table-cell office:value="0.009704296588897703" office:value-type="float"/>
          <table:table-cell office:value="0.009704296588897703" office:value-type="float"/>
          <table:table-cell office:value="0.009704296588897703" office:value-type="float"/>
          <table:table-cell office:value="0.009704296588897703" office:value-type="float"/>
          <table:table-cell office:value="0.009704296588897703" office:value-type="float"/>
          <table:table-cell office:value="0.009704296588897703" office:value-type="float"/>
          <table:table-cell office:value="0.9664681151656036" office:value-type="float"/>
          <table:table-cell office:value="21" office:value-type="float"/>
          <table:table-cell office:value="-0.6150533556938171" office:value-type="float"/>
        </table:table-row>
        <table:table-row>
          <table:table-cell office:value="0.014428437948226926" office:value-type="float"/>
          <table:table-cell office:value="0.014428437948226926" office:value-type="float"/>
          <table:table-cell office:value="0.014428437948226926" office:value-type="float"/>
          <table:table-cell office:value="0.014428437948226926" office:value-type="float"/>
          <table:table-cell office:value="0.014428437948226926" office:value-type="float"/>
          <table:table-cell office:value="0.014428437948226926" office:value-type="float"/>
          <table:table-cell office:value="0.9780398509687382" office:value-type="float"/>
          <table:table-cell office:value="22" office:value-type="float"/>
          <table:table-cell office:value="0.47241413593292236" office:value-type="float"/>
        </table:table-row>
        <table:table-row>
          <table:table-cell office:value="0.011388722658157347" office:value-type="float"/>
          <table:table-cell office:value="0.011388722658157347" office:value-type="float"/>
          <table:table-cell office:value="0.011388722658157347" office:value-type="float"/>
          <table:table-cell office:value="0.011388722658157347" office:value-type="float"/>
          <table:table-cell office:value="0.011388722658157347" office:value-type="float"/>
          <table:table-cell office:value="0.011388722658157347" office:value-type="float"/>
          <table:table-cell office:value="0.9705940995447316" office:value-type="float"/>
          <table:table-cell office:value="23" office:value-type="float"/>
          <table:table-cell office:value="-0.303971529006958" office:value-type="float"/>
        </table:table-row>
        <table:table-row>
          <table:table-cell office:value="0.018993731737136837" office:value-type="float"/>
          <table:table-cell office:value="0.018993731737136837" office:value-type="float"/>
          <table:table-cell office:value="0.018993731737136837" office:value-type="float"/>
          <table:table-cell office:value="0.018993731737136837" office:value-type="float"/>
          <table:table-cell office:value="0.018993731737136837" office:value-type="float"/>
          <table:table-cell office:value="0.018993731737136837" office:value-type="float"/>
          <table:table-cell office:value="0.9892224912774649" office:value-type="float"/>
          <table:table-cell office:value="24" office:value-type="float"/>
          <table:table-cell office:value="0.7605009078979492" office:value-type="float"/>
        </table:table-row>
        <table:table-row>
          <table:table-cell office:value="0.026469897031784054" office:value-type="float"/>
          <table:table-cell office:value="0.026469897031784054" office:value-type="float"/>
          <table:table-cell office:value="0.026469897031784054" office:value-type="float"/>
          <table:table-cell office:value="0.026469897031784054" office:value-type="float"/>
          <table:table-cell office:value="0.026469897031784054" office:value-type="float"/>
          <table:table-cell office:value="0.026469897031784054" office:value-type="float"/>
          <table:table-cell office:value="0.9924647185179452" office:value-type="float"/>
          <table:table-cell office:value="25" office:value-type="float"/>
          <table:table-cell office:value="0.7476165294647217" office:value-type="float"/>
        </table:table-row>
        <table:table-row>
          <table:table-cell office:value="0.03609721779823303" office:value-type="float"/>
          <table:table-cell office:value="0.03609721779823303" office:value-type="float"/>
          <table:table-cell office:value="0.03609721779823303" office:value-type="float"/>
          <table:table-cell office:value="0.03609721779823303" office:value-type="float"/>
          <table:table-cell office:value="0.03609721779823303" office:value-type="float"/>
          <table:table-cell office:value="0.03609721779823303" office:value-type="float"/>
          <table:table-cell office:value="0.968882695050045" office:value-type="float"/>
          <table:table-cell office:value="26" office:value-type="float"/>
          <table:table-cell office:value="0.9627320766448975" office:value-type="float"/>
        </table:table-row>
        <table:table-row>
          <table:table-cell office:value="0.04538907885551452" office:value-type="float"/>
          <table:table-cell office:value="0.04538907885551452" office:value-type="float"/>
          <table:table-cell office:value="0.04538907885551452" office:value-type="float"/>
          <table:table-cell office:value="0.04538907885551452" office:value-type="float"/>
          <table:table-cell office:value="0.04538907885551452" office:value-type="float"/>
          <table:table-cell office:value="0.04538907885551452" office:value-type="float"/>
          <table:table-cell office:value="0.9461223766988675" office:value-type="float"/>
          <table:table-cell office:value="27" office:value-type="float"/>
          <table:table-cell office:value="0.9291861057281494" office:value-type="float"/>
        </table:table-row>
        <table:table-row>
          <table:table-cell office:value="0.045763176679611196" office:value-type="float"/>
          <table:table-cell office:value="0.045763176679611196" office:value-type="float"/>
          <table:table-cell office:value="0.045763176679611196" office:value-type="float"/>
          <table:table-cell office:value="0.045763176679611196" office:value-type="float"/>
          <table:table-cell office:value="0.045763176679611196" office:value-type="float"/>
          <table:table-cell office:value="0.045763176679611196" office:value-type="float"/>
          <table:table-cell office:value="0.9452060279159451" office:value-type="float"/>
          <table:table-cell office:value="28" office:value-type="float"/>
          <table:table-cell office:value="0.03740978240966797" office:value-type="float"/>
        </table:table-row>
        <table:table-row>
          <table:table-cell office:value="0.04417993783950805" office:value-type="float"/>
          <table:table-cell office:value="0.04417993783950805" office:value-type="float"/>
          <table:table-cell office:value="0.04417993783950805" office:value-type="float"/>
          <table:table-cell office:value="0.04417993783950805" office:value-type="float"/>
          <table:table-cell office:value="0.04417993783950805" office:value-type="float"/>
          <table:table-cell office:value="0.04417993783950805" office:value-type="float"/>
          <table:table-cell office:value="0.9490841552151538" office:value-type="float"/>
          <table:table-cell office:value="29" office:value-type="float"/>
          <table:table-cell office:value="-0.15832388401031494" office:value-type="float"/>
        </table:table-row>
        <table:table-row>
          <table:table-cell office:value="0.048526852130889885" office:value-type="float"/>
          <table:table-cell office:value="0.048526852130889885" office:value-type="float"/>
          <table:table-cell office:value="0.048526852130889885" office:value-type="float"/>
          <table:table-cell office:value="0.048526852130889885" office:value-type="float"/>
          <table:table-cell office:value="0.048526852130889885" office:value-type="float"/>
          <table:table-cell office:value="0.048526852130889885" office:value-type="float"/>
          <table:table-cell office:value="0.9384364332456563" office:value-type="float"/>
          <table:table-cell office:value="30" office:value-type="float"/>
          <table:table-cell office:value="0.434691429138183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8279726506682" office:value-type="float"/>
          <table:table-cell office:value="31" office:value-type="float"/>
          <table:table-cell office:value="0.2866412401199341" office:value-type="float"/>
        </table:table-row>
        <table:table-row>
          <table:table-cell office:value="0.04908218204975128" office:value-type="float"/>
          <table:table-cell office:value="0.04908218204975128" office:value-type="float"/>
          <table:table-cell office:value="0.04908218204975128" office:value-type="float"/>
          <table:table-cell office:value="0.04908218204975128" office:value-type="float"/>
          <table:table-cell office:value="0.04908218204975128" office:value-type="float"/>
          <table:table-cell office:value="0.04908218204975128" office:value-type="float"/>
          <table:table-cell office:value="0.9370761583055447" office:value-type="float"/>
          <table:table-cell office:value="32" office:value-type="float"/>
          <table:table-cell office:value="-0.09178179502487183" office:value-type="float"/>
        </table:table-row>
        <table:table-row>
          <table:table-cell office:value="0.04359740197658539" office:value-type="float"/>
          <table:table-cell office:value="0.04359740197658539" office:value-type="float"/>
          <table:table-cell office:value="0.04359740197658539" office:value-type="float"/>
          <table:table-cell office:value="0.04359740197658539" office:value-type="float"/>
          <table:table-cell office:value="0.04359740197658539" office:value-type="float"/>
          <table:table-cell office:value="0.04359740197658539" office:value-type="float"/>
          <table:table-cell office:value="0.9505110708361861" office:value-type="float"/>
          <table:table-cell office:value="33" office:value-type="float"/>
          <table:table-cell office:value="-0.5484780073165894" office:value-type="float"/>
        </table:table-row>
        <table:table-row>
          <table:table-cell office:value="0.046288816332817076" office:value-type="float"/>
          <table:table-cell office:value="0.046288816332817076" office:value-type="float"/>
          <table:table-cell office:value="0.046288816332817076" office:value-type="float"/>
          <table:table-cell office:value="0.046288816332817076" office:value-type="float"/>
          <table:table-cell office:value="0.046288816332817076" office:value-type="float"/>
          <table:table-cell office:value="0.046288816332817076" office:value-type="float"/>
          <table:table-cell office:value="0.9439184789770173" office:value-type="float"/>
          <table:table-cell office:value="34" office:value-type="float"/>
          <table:table-cell office:value="0.26914143562316895" office:value-type="float"/>
        </table:table-row>
        <table:table-row>
          <table:table-cell office:value="0.04982085287570953" office:value-type="float"/>
          <table:table-cell office:value="0.04982085287570953" office:value-type="float"/>
          <table:table-cell office:value="0.04982085287570953" office:value-type="float"/>
          <table:table-cell office:value="0.04982085287570953" office:value-type="float"/>
          <table:table-cell office:value="0.04982085287570953" office:value-type="float"/>
          <table:table-cell office:value="0.04982085287570953" office:value-type="float"/>
          <table:table-cell office:value="0.9352667916940668" office:value-type="float"/>
          <table:table-cell office:value="35" office:value-type="float"/>
          <table:table-cell office:value="0.3532036542892456" office:value-type="float"/>
        </table:table-row>
        <table:table-row>
          <table:table-cell office:value="0.0442605060338974" office:value-type="float"/>
          <table:table-cell office:value="0.0442605060338974" office:value-type="float"/>
          <table:table-cell office:value="0.0442605060338974" office:value-type="float"/>
          <table:table-cell office:value="0.0442605060338974" office:value-type="float"/>
          <table:table-cell office:value="0.0442605060338974" office:value-type="float"/>
          <table:table-cell office:value="0.0442605060338974" office:value-type="float"/>
          <table:table-cell office:value="0.9488868042494025" office:value-type="float"/>
          <table:table-cell office:value="36" office:value-type="float"/>
          <table:table-cell office:value="-0.5560346841812134" office:value-type="float"/>
        </table:table-row>
        <table:table-row>
          <table:table-cell office:value="0.047257251143455505" office:value-type="float"/>
          <table:table-cell office:value="0.047257251143455505" office:value-type="float"/>
          <table:table-cell office:value="0.047257251143455505" office:value-type="float"/>
          <table:table-cell office:value="0.047257251143455505" office:value-type="float"/>
          <table:table-cell office:value="0.047257251143455505" office:value-type="float"/>
          <table:table-cell office:value="0.047257251143455505" office:value-type="float"/>
          <table:table-cell office:value="0.9415463078418043" office:value-type="float"/>
          <table:table-cell office:value="37" office:value-type="float"/>
          <table:table-cell office:value="0.29967451095581055" office:value-type="float"/>
        </table:table-row>
        <table:table-row>
          <table:table-cell office:value="0.04775082290172577" office:value-type="float"/>
          <table:table-cell office:value="0.04775082290172577" office:value-type="float"/>
          <table:table-cell office:value="0.04775082290172577" office:value-type="float"/>
          <table:table-cell office:value="0.04775082290172577" office:value-type="float"/>
          <table:table-cell office:value="0.04775082290172577" office:value-type="float"/>
          <table:table-cell office:value="0.04775082290172577" office:value-type="float"/>
          <table:table-cell office:value="0.9403373088825938" office:value-type="float"/>
          <table:table-cell office:value="38" office:value-type="float"/>
          <table:table-cell office:value="0.04935717582702637" office:value-type="float"/>
        </table:table-row>
        <table:table-row>
          <table:table-cell office:value="0.037994332909584046" office:value-type="float"/>
          <table:table-cell office:value="0.037994332909584046" office:value-type="float"/>
          <table:table-cell office:value="0.037994332909584046" office:value-type="float"/>
          <table:table-cell office:value="0.037994332909584046" office:value-type="float"/>
          <table:table-cell office:value="0.037994332909584046" office:value-type="float"/>
          <table:table-cell office:value="0.037994332909584046" office:value-type="float"/>
          <table:table-cell office:value="0.9642357310439117" office:value-type="float"/>
          <table:table-cell office:value="39" office:value-type="float"/>
          <table:table-cell office:value="-0.9756489992141724" office:value-type="float"/>
        </table:table-row>
        <table:table-row>
          <table:table-cell office:value="0.04576639711856842" office:value-type="float"/>
          <table:table-cell office:value="0.04576639711856842" office:value-type="float"/>
          <table:table-cell office:value="0.04576639711856842" office:value-type="float"/>
          <table:table-cell office:value="0.04576639711856842" office:value-type="float"/>
          <table:table-cell office:value="0.04576639711856842" office:value-type="float"/>
          <table:table-cell office:value="0.04576639711856842" office:value-type="float"/>
          <table:table-cell office:value="0.9451981394837522" office:value-type="float"/>
          <table:table-cell office:value="40" office:value-type="float"/>
          <table:table-cell office:value="0.7772064208984375" office:value-type="float"/>
        </table:table-row>
        <table:table-row>
          <table:table-cell office:value="0.03913266897201538" office:value-type="float"/>
          <table:table-cell office:value="0.03913266897201538" office:value-type="float"/>
          <table:table-cell office:value="0.03913266897201538" office:value-type="float"/>
          <table:table-cell office:value="0.03913266897201538" office:value-type="float"/>
          <table:table-cell office:value="0.03913266897201538" office:value-type="float"/>
          <table:table-cell office:value="0.03913266897201538" office:value-type="float"/>
          <table:table-cell office:value="0.9614473885351459" office:value-type="float"/>
          <table:table-cell office:value="41" office:value-type="float"/>
          <table:table-cell office:value="-0.663372814655304" office:value-type="float"/>
        </table:table-row>
        <table:table-row>
          <table:table-cell office:value="0.03180717349052429" office:value-type="float"/>
          <table:table-cell office:value="0.03180717349052429" office:value-type="float"/>
          <table:table-cell office:value="0.03180717349052429" office:value-type="float"/>
          <table:table-cell office:value="0.03180717349052429" office:value-type="float"/>
          <table:table-cell office:value="0.03180717349052429" office:value-type="float"/>
          <table:table-cell office:value="0.03180717349052429" office:value-type="float"/>
          <table:table-cell office:value="0.9793911145778629" office:value-type="float"/>
          <table:table-cell office:value="42" office:value-type="float"/>
          <table:table-cell office:value="-0.7325495481491089" office:value-type="float"/>
        </table:table-row>
        <table:table-row>
          <table:table-cell office:value="0.039400697946548456" office:value-type="float"/>
          <table:table-cell office:value="0.039400697946548456" office:value-type="float"/>
          <table:table-cell office:value="0.039400697946548456" office:value-type="float"/>
          <table:table-cell office:value="0.039400697946548456" office:value-type="float"/>
          <table:table-cell office:value="0.039400697946548456" office:value-type="float"/>
          <table:table-cell office:value="0.039400697946548456" office:value-type="float"/>
          <table:table-cell office:value="0.9607908543112584" office:value-type="float"/>
          <table:table-cell office:value="43" office:value-type="float"/>
          <table:table-cell office:value="0.759352445602417" office:value-type="float"/>
        </table:table-row>
        <table:table-row>
          <table:table-cell office:value="0.04168680667877197" office:value-type="float"/>
          <table:table-cell office:value="0.04168680667877197" office:value-type="float"/>
          <table:table-cell office:value="0.04168680667877197" office:value-type="float"/>
          <table:table-cell office:value="0.04168680667877197" office:value-type="float"/>
          <table:table-cell office:value="0.04168680667877197" office:value-type="float"/>
          <table:table-cell office:value="0.04168680667877197" office:value-type="float"/>
          <table:table-cell office:value="0.9551910544207899" office:value-type="float"/>
          <table:table-cell office:value="44" office:value-type="float"/>
          <table:table-cell office:value="0.22861087322235107" office:value-type="float"/>
        </table:table-row>
        <table:table-row>
          <table:table-cell office:value="0.04977165699005127" office:value-type="float"/>
          <table:table-cell office:value="0.04977165699005127" office:value-type="float"/>
          <table:table-cell office:value="0.04977165699005127" office:value-type="float"/>
          <table:table-cell office:value="0.04977165699005127" office:value-type="float"/>
          <table:table-cell office:value="0.04977165699005127" office:value-type="float"/>
          <table:table-cell office:value="0.04977165699005127" office:value-type="float"/>
          <table:table-cell office:value="0.9353872965113739" office:value-type="float"/>
          <table:table-cell office:value="45" office:value-type="float"/>
          <table:table-cell office:value="0.8084850311279297" office:value-type="float"/>
        </table:table-row>
        <table:table-row>
          <table:table-cell office:value="0.04858972549438476" office:value-type="float"/>
          <table:table-cell office:value="0.04858972549438476" office:value-type="float"/>
          <table:table-cell office:value="0.04858972549438476" office:value-type="float"/>
          <table:table-cell office:value="0.04858972549438476" office:value-type="float"/>
          <table:table-cell office:value="0.04858972549438476" office:value-type="float"/>
          <table:table-cell office:value="0.04858972549438476" office:value-type="float"/>
          <table:table-cell office:value="0.9382824255866814" office:value-type="float"/>
          <table:table-cell office:value="46" office:value-type="float"/>
          <table:table-cell office:value="-0.11819314956665039" office:value-type="float"/>
        </table:table-row>
        <table:table-row>
          <table:table-cell office:value="0.04840604722499847" office:value-type="float"/>
          <table:table-cell office:value="0.04840604722499847" office:value-type="float"/>
          <table:table-cell office:value="0.04840604722499847" office:value-type="float"/>
          <table:table-cell office:value="0.04840604722499847" office:value-type="float"/>
          <table:table-cell office:value="0.04840604722499847" office:value-type="float"/>
          <table:table-cell office:value="0.04840604722499847" office:value-type="float"/>
          <table:table-cell office:value="0.9387323436235152" office:value-type="float"/>
          <table:table-cell office:value="47" office:value-type="float"/>
          <table:table-cell office:value="-0.01836782693862915" office:value-type="float"/>
        </table:table-row>
        <table:table-row>
          <table:table-cell office:value="0.0469025582075119" office:value-type="float"/>
          <table:table-cell office:value="0.0469025582075119" office:value-type="float"/>
          <table:table-cell office:value="0.0469025582075119" office:value-type="float"/>
          <table:table-cell office:value="0.0469025582075119" office:value-type="float"/>
          <table:table-cell office:value="0.0469025582075119" office:value-type="float"/>
          <table:table-cell office:value="0.0469025582075119" office:value-type="float"/>
          <table:table-cell office:value="0.9424151245502358" office:value-type="float"/>
          <table:table-cell office:value="48" office:value-type="float"/>
          <table:table-cell office:value="-0.1503489017486572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9348279726506682" office:value-type="float"/>
          <table:table-cell office:value="49" office:value-type="float"/>
          <table:table-cell office:value="0.4250178337097168" office:value-type="float"/>
        </table:table-row>
        <table:table-row>
          <table:table-cell office:value="0.046974345445632934" office:value-type="float"/>
          <table:table-cell office:value="0.046974345445632934" office:value-type="float"/>
          <table:table-cell office:value="0.046974345445632934" office:value-type="float"/>
          <table:table-cell office:value="0.046974345445632934" office:value-type="float"/>
          <table:table-cell office:value="0.046974345445632934" office:value-type="float"/>
          <table:table-cell office:value="0.046974345445632934" office:value-type="float"/>
          <table:table-cell office:value="0.9422392824467956" office:value-type="float"/>
          <table:table-cell office:value="50" office:value-type="float"/>
          <table:table-cell office:value="-0.30256545543670654" office:value-type="float"/>
        </table:table-row>
      </table:table>
      <table:table table:name="2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29659342765808" office:value-type="float"/>
          <table:table-cell office:value="0.00829659342765808" office:value-type="float"/>
          <table:table-cell office:value="0.00829659342765808" office:value-type="float"/>
          <table:table-cell office:value="0.00829659342765808" office:value-type="float"/>
          <table:table-cell office:value="0.00829659342765808" office:value-type="float"/>
          <table:table-cell office:value="0.00829659342765808" office:value-type="float"/>
          <table:table-cell office:value="0.9557190291005293" office:value-type="float"/>
          <table:table-cell office:value="1" office:value-type="float"/>
          <table:table-cell office:value="0.8296593427658081" office:value-type="float"/>
        </table:table-row>
        <table:table-row>
          <table:table-cell office:value="0.017247947454452517" office:value-type="float"/>
          <table:table-cell office:value="0.017247947454452517" office:value-type="float"/>
          <table:table-cell office:value="0.017247947454452517" office:value-type="float"/>
          <table:table-cell office:value="0.017247947454452517" office:value-type="float"/>
          <table:table-cell office:value="0.017247947454452517" office:value-type="float"/>
          <table:table-cell office:value="0.017247947454452517" office:value-type="float"/>
          <table:table-cell office:value="0.9776452789731832" office:value-type="float"/>
          <table:table-cell office:value="2" office:value-type="float"/>
          <table:table-cell office:value="0.8951354026794434" office:value-type="float"/>
        </table:table-row>
        <table:table-row>
          <table:table-cell office:value="0.026206053495407108" office:value-type="float"/>
          <table:table-cell office:value="0.026206053495407108" office:value-type="float"/>
          <table:table-cell office:value="0.026206053495407108" office:value-type="float"/>
          <table:table-cell office:value="0.026206053495407108" office:value-type="float"/>
          <table:table-cell office:value="0.026206053495407108" office:value-type="float"/>
          <table:table-cell office:value="0.026206053495407108" office:value-type="float"/>
          <table:table-cell office:value="0.9995880678352654" office:value-type="float"/>
          <table:table-cell office:value="3" office:value-type="float"/>
          <table:table-cell office:value="0.895810604095459" office:value-type="float"/>
        </table:table-row>
      </table:table>
      <table:table table:name="2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758955955505371" office:value-type="float"/>
          <table:table-cell office:value="0.0002758955955505371" office:value-type="float"/>
          <table:table-cell office:value="0.0002758955955505371" office:value-type="float"/>
          <table:table-cell office:value="0.0002758955955505371" office:value-type="float"/>
          <table:table-cell office:value="0.0002758955955505371" office:value-type="float"/>
          <table:table-cell office:value="0.0002758955955505371" office:value-type="float"/>
          <table:table-cell office:value="0.8802797572504423" office:value-type="float"/>
          <table:table-cell office:value="1" office:value-type="float"/>
          <table:table-cell office:value="0.02758955955505371" office:value-type="float"/>
        </table:table-row>
        <table:table-row>
          <table:table-cell office:value="-0.008967158794403076" office:value-type="float"/>
          <table:table-cell office:value="-0.008967158794403076" office:value-type="float"/>
          <table:table-cell office:value="-0.008967158794403076" office:value-type="float"/>
          <table:table-cell office:value="-0.008967158794403076" office:value-type="float"/>
          <table:table-cell office:value="-0.008967158794403076" office:value-type="float"/>
          <table:table-cell office:value="-0.008967158794403076" office:value-type="float"/>
          <table:table-cell office:value="0.9029205241706207" office:value-type="float"/>
          <table:table-cell office:value="2" office:value-type="float"/>
          <table:table-cell office:value="-0.9243054389953613" office:value-type="float"/>
        </table:table-row>
        <table:table-row>
          <table:table-cell office:value="-0.005994586944580077" office:value-type="float"/>
          <table:table-cell office:value="-0.005994586944580077" office:value-type="float"/>
          <table:table-cell office:value="-0.005994586944580077" office:value-type="float"/>
          <table:table-cell office:value="-0.005994586944580077" office:value-type="float"/>
          <table:table-cell office:value="-0.005994586944580077" office:value-type="float"/>
          <table:table-cell office:value="-0.005994586944580077" office:value-type="float"/>
          <table:table-cell office:value="0.8956392399147932" office:value-type="float"/>
          <table:table-cell office:value="3" office:value-type="float"/>
          <table:table-cell office:value="0.2972571849822998" office:value-type="float"/>
        </table:table-row>
        <table:table-row>
          <table:table-cell office:value="-0.00320625066757202" office:value-type="float"/>
          <table:table-cell office:value="-0.00320625066757202" office:value-type="float"/>
          <table:table-cell office:value="-0.00320625066757202" office:value-type="float"/>
          <table:table-cell office:value="-0.00320625066757202" office:value-type="float"/>
          <table:table-cell office:value="-0.00320625066757202" office:value-type="float"/>
          <table:table-cell office:value="-0.00320625066757202" office:value-type="float"/>
          <table:table-cell office:value="0.8888092388048318" office:value-type="float"/>
          <table:table-cell office:value="4" office:value-type="float"/>
          <table:table-cell office:value="0.27883362770080566" office:value-type="float"/>
        </table:table-row>
        <table:table-row>
          <table:table-cell office:value="-0.004874296188354491" office:value-type="float"/>
          <table:table-cell office:value="-0.004874296188354491" office:value-type="float"/>
          <table:table-cell office:value="-0.004874296188354491" office:value-type="float"/>
          <table:table-cell office:value="-0.004874296188354491" office:value-type="float"/>
          <table:table-cell office:value="-0.004874296188354491" office:value-type="float"/>
          <table:table-cell office:value="-0.004874296188354491" office:value-type="float"/>
          <table:table-cell office:value="0.8928950991984839" office:value-type="float"/>
          <table:table-cell office:value="5" office:value-type="float"/>
          <table:table-cell office:value="-0.16680455207824707" office:value-type="float"/>
        </table:table-row>
        <table:table-row>
          <table:table-cell office:value="-0.003542680740356444" office:value-type="float"/>
          <table:table-cell office:value="-0.003542680740356444" office:value-type="float"/>
          <table:table-cell office:value="-0.003542680740356444" office:value-type="float"/>
          <table:table-cell office:value="-0.003542680740356444" office:value-type="float"/>
          <table:table-cell office:value="-0.003542680740356444" office:value-type="float"/>
          <table:table-cell office:value="-0.003542680740356444" office:value-type="float"/>
          <table:table-cell office:value="0.8896333208172811" office:value-type="float"/>
          <table:table-cell office:value="6" office:value-type="float"/>
          <table:table-cell office:value="0.1331615447998047" office:value-type="float"/>
        </table:table-row>
        <table:table-row>
          <table:table-cell office:value="-0.0076688599586486805" office:value-type="float"/>
          <table:table-cell office:value="-0.0076688599586486805" office:value-type="float"/>
          <table:table-cell office:value="-0.0076688599586486805" office:value-type="float"/>
          <table:table-cell office:value="-0.0076688599586486805" office:value-type="float"/>
          <table:table-cell office:value="-0.0076688599586486805" office:value-type="float"/>
          <table:table-cell office:value="-0.0076688599586486805" office:value-type="float"/>
          <table:table-cell office:value="0.899740354489373" office:value-type="float"/>
          <table:table-cell office:value="7" office:value-type="float"/>
          <table:table-cell office:value="-0.41261792182922363" office:value-type="float"/>
        </table:table-row>
        <table:table-row>
          <table:table-cell office:value="-0.002589106559753417" office:value-type="float"/>
          <table:table-cell office:value="-0.002589106559753417" office:value-type="float"/>
          <table:table-cell office:value="-0.002589106559753417" office:value-type="float"/>
          <table:table-cell office:value="-0.002589106559753417" office:value-type="float"/>
          <table:table-cell office:value="-0.002589106559753417" office:value-type="float"/>
          <table:table-cell office:value="-0.002589106559753417" office:value-type="float"/>
          <table:table-cell office:value="0.887297550642911" office:value-type="float"/>
          <table:table-cell office:value="8" office:value-type="float"/>
          <table:table-cell office:value="0.5079753398895264" office:value-type="float"/>
        </table:table-row>
        <table:table-row>
          <table:table-cell office:value="-0.005653352737426757" office:value-type="float"/>
          <table:table-cell office:value="-0.005653352737426757" office:value-type="float"/>
          <table:table-cell office:value="-0.005653352737426757" office:value-type="float"/>
          <table:table-cell office:value="-0.005653352737426757" office:value-type="float"/>
          <table:table-cell office:value="-0.005653352737426757" office:value-type="float"/>
          <table:table-cell office:value="-0.005653352737426757" office:value-type="float"/>
          <table:table-cell office:value="0.8948033902244845" office:value-type="float"/>
          <table:table-cell office:value="9" office:value-type="float"/>
          <table:table-cell office:value="-0.306424617767334" office:value-type="float"/>
        </table:table-row>
        <table:table-row>
          <table:table-cell office:value="-0.01279352843761444" office:value-type="float"/>
          <table:table-cell office:value="-0.01279352843761444" office:value-type="float"/>
          <table:table-cell office:value="-0.01279352843761444" office:value-type="float"/>
          <table:table-cell office:value="-0.01279352843761444" office:value-type="float"/>
          <table:table-cell office:value="-0.01279352843761444" office:value-type="float"/>
          <table:table-cell office:value="-0.01279352843761444" office:value-type="float"/>
          <table:table-cell office:value="0.9122931773637639" office:value-type="float"/>
          <table:table-cell office:value="10" office:value-type="float"/>
          <table:table-cell office:value="-0.7140175700187683" office:value-type="float"/>
        </table:table-row>
        <table:table-row>
          <table:table-cell office:value="-0.008435873389244078" office:value-type="float"/>
          <table:table-cell office:value="-0.008435873389244078" office:value-type="float"/>
          <table:table-cell office:value="-0.008435873389244078" office:value-type="float"/>
          <table:table-cell office:value="-0.008435873389244078" office:value-type="float"/>
          <table:table-cell office:value="-0.008435873389244078" office:value-type="float"/>
          <table:table-cell office:value="-0.008435873389244078" office:value-type="float"/>
          <table:table-cell office:value="0.9016191460201933" office:value-type="float"/>
          <table:table-cell office:value="11" office:value-type="float"/>
          <table:table-cell office:value="0.43576550483703613" office:value-type="float"/>
        </table:table-row>
        <table:table-row>
          <table:table-cell office:value="-0.0056435340642929065" office:value-type="float"/>
          <table:table-cell office:value="-0.0056435340642929065" office:value-type="float"/>
          <table:table-cell office:value="-0.0056435340642929065" office:value-type="float"/>
          <table:table-cell office:value="-0.0056435340642929065" office:value-type="float"/>
          <table:table-cell office:value="-0.0056435340642929065" office:value-type="float"/>
          <table:table-cell office:value="-0.0056435340642929065" office:value-type="float"/>
          <table:table-cell office:value="0.8947793394853554" office:value-type="float"/>
          <table:table-cell office:value="12" office:value-type="float"/>
          <table:table-cell office:value="0.2792339324951172" office:value-type="float"/>
        </table:table-row>
        <table:table-row>
          <table:table-cell office:value="0.0017975479364395154" office:value-type="float"/>
          <table:table-cell office:value="0.0017975479364395154" office:value-type="float"/>
          <table:table-cell office:value="0.0017975479364395154" office:value-type="float"/>
          <table:table-cell office:value="0.0017975479364395154" office:value-type="float"/>
          <table:table-cell office:value="0.0017975479364395154" office:value-type="float"/>
          <table:table-cell office:value="0.0017975479364395154" office:value-type="float"/>
          <table:table-cell office:value="0.8765524854493527" office:value-type="float"/>
          <table:table-cell office:value="13" office:value-type="float"/>
          <table:table-cell office:value="0.7441082000732422" office:value-type="float"/>
        </table:table-row>
        <table:table-row>
          <table:table-cell office:value="-0.006592602133750915" office:value-type="float"/>
          <table:table-cell office:value="-0.006592602133750915" office:value-type="float"/>
          <table:table-cell office:value="-0.006592602133750915" office:value-type="float"/>
          <table:table-cell office:value="-0.006592602133750915" office:value-type="float"/>
          <table:table-cell office:value="-0.006592602133750915" office:value-type="float"/>
          <table:table-cell office:value="-0.006592602133750915" office:value-type="float"/>
          <table:table-cell office:value="0.8971040719866957" office:value-type="float"/>
          <table:table-cell office:value="14" office:value-type="float"/>
          <table:table-cell office:value="-0.839015007019043" office:value-type="float"/>
        </table:table-row>
        <table:table-row>
          <table:table-cell office:value="-0.007287794947624206" office:value-type="float"/>
          <table:table-cell office:value="-0.007287794947624206" office:value-type="float"/>
          <table:table-cell office:value="-0.007287794947624206" office:value-type="float"/>
          <table:table-cell office:value="-0.007287794947624206" office:value-type="float"/>
          <table:table-cell office:value="-0.007287794947624206" office:value-type="float"/>
          <table:table-cell office:value="-0.007287794947624206" office:value-type="float"/>
          <table:table-cell office:value="0.898806939653535" office:value-type="float"/>
          <table:table-cell office:value="15" office:value-type="float"/>
          <table:table-cell office:value="-0.0695192813873291" office:value-type="float"/>
        </table:table-row>
        <table:table-row>
          <table:table-cell office:value="-0.014644423723220824" office:value-type="float"/>
          <table:table-cell office:value="-0.014644423723220824" office:value-type="float"/>
          <table:table-cell office:value="-0.014644423723220824" office:value-type="float"/>
          <table:table-cell office:value="-0.014644423723220824" office:value-type="float"/>
          <table:table-cell office:value="-0.014644423723220824" office:value-type="float"/>
          <table:table-cell office:value="-0.014644423723220824" office:value-type="float"/>
          <table:table-cell office:value="0.9168269263808224" office:value-type="float"/>
          <table:table-cell office:value="16" office:value-type="float"/>
          <table:table-cell office:value="-0.7356628775596619" office:value-type="float"/>
        </table:table-row>
        <table:table-row>
          <table:table-cell office:value="-0.014057916402816771" office:value-type="float"/>
          <table:table-cell office:value="-0.014057916402816771" office:value-type="float"/>
          <table:table-cell office:value="-0.014057916402816771" office:value-type="float"/>
          <table:table-cell office:value="-0.014057916402816771" office:value-type="float"/>
          <table:table-cell office:value="-0.014057916402816771" office:value-type="float"/>
          <table:table-cell office:value="-0.014057916402816771" office:value-type="float"/>
          <table:table-cell office:value="0.9153902827154254" office:value-type="float"/>
          <table:table-cell office:value="17" office:value-type="float"/>
          <table:table-cell office:value="0.05865073204040527" office:value-type="float"/>
        </table:table-row>
        <table:table-row>
          <table:table-cell office:value="-0.019239409565925597" office:value-type="float"/>
          <table:table-cell office:value="-0.019239409565925597" office:value-type="float"/>
          <table:table-cell office:value="-0.019239409565925597" office:value-type="float"/>
          <table:table-cell office:value="-0.019239409565925597" office:value-type="float"/>
          <table:table-cell office:value="-0.019239409565925597" office:value-type="float"/>
          <table:table-cell office:value="-0.019239409565925597" office:value-type="float"/>
          <table:table-cell office:value="0.9280822970707617" office:value-type="float"/>
          <table:table-cell office:value="18" office:value-type="float"/>
          <table:table-cell office:value="-0.5181493163108826" office:value-type="float"/>
        </table:table-row>
        <table:table-row>
          <table:table-cell office:value="-0.02379593551158905" office:value-type="float"/>
          <table:table-cell office:value="-0.02379593551158905" office:value-type="float"/>
          <table:table-cell office:value="-0.02379593551158905" office:value-type="float"/>
          <table:table-cell office:value="-0.02379593551158905" office:value-type="float"/>
          <table:table-cell office:value="-0.02379593551158905" office:value-type="float"/>
          <table:table-cell office:value="-0.02379593551158905" office:value-type="float"/>
          <table:table-cell office:value="0.9392434606373897" office:value-type="float"/>
          <table:table-cell office:value="19" office:value-type="float"/>
          <table:table-cell office:value="-0.4556525945663452" office:value-type="float"/>
        </table:table-row>
        <table:table-row>
          <table:table-cell office:value="-0.031115915179252624" office:value-type="float"/>
          <table:table-cell office:value="-0.031115915179252624" office:value-type="float"/>
          <table:table-cell office:value="-0.031115915179252624" office:value-type="float"/>
          <table:table-cell office:value="-0.031115915179252624" office:value-type="float"/>
          <table:table-cell office:value="-0.031115915179252624" office:value-type="float"/>
          <table:table-cell office:value="-0.031115915179252624" office:value-type="float"/>
          <table:table-cell office:value="0.9571736757507131" office:value-type="float"/>
          <table:table-cell office:value="20" office:value-type="float"/>
          <table:table-cell office:value="-0.7319979667663574" office:value-type="float"/>
        </table:table-row>
        <table:table-row>
          <table:table-cell office:value="-0.026077072024345397" office:value-type="float"/>
          <table:table-cell office:value="-0.026077072024345397" office:value-type="float"/>
          <table:table-cell office:value="-0.026077072024345397" office:value-type="float"/>
          <table:table-cell office:value="-0.026077072024345397" office:value-type="float"/>
          <table:table-cell office:value="-0.026077072024345397" office:value-type="float"/>
          <table:table-cell office:value="-0.026077072024345397" office:value-type="float"/>
          <table:table-cell office:value="0.9448310811272747" office:value-type="float"/>
          <table:table-cell office:value="21" office:value-type="float"/>
          <table:table-cell office:value="0.5038843154907227" office:value-type="float"/>
        </table:table-row>
        <table:table-row>
          <table:table-cell office:value="-0.026677725315093992" office:value-type="float"/>
          <table:table-cell office:value="-0.026677725315093992" office:value-type="float"/>
          <table:table-cell office:value="-0.026677725315093992" office:value-type="float"/>
          <table:table-cell office:value="-0.026677725315093992" office:value-type="float"/>
          <table:table-cell office:value="-0.026677725315093992" office:value-type="float"/>
          <table:table-cell office:value="-0.026677725315093992" office:value-type="float"/>
          <table:table-cell office:value="0.9463023752019323" office:value-type="float"/>
          <table:table-cell office:value="22" office:value-type="float"/>
          <table:table-cell office:value="-0.06006532907485962" office:value-type="float"/>
        </table:table-row>
        <table:table-row>
          <table:table-cell office:value="-0.030988091230392454" office:value-type="float"/>
          <table:table-cell office:value="-0.030988091230392454" office:value-type="float"/>
          <table:table-cell office:value="-0.030988091230392454" office:value-type="float"/>
          <table:table-cell office:value="-0.030988091230392454" office:value-type="float"/>
          <table:table-cell office:value="-0.030988091230392454" office:value-type="float"/>
          <table:table-cell office:value="-0.030988091230392454" office:value-type="float"/>
          <table:table-cell office:value="0.956860572299098" office:value-type="float"/>
          <table:table-cell office:value="23" office:value-type="float"/>
          <table:table-cell office:value="-0.4310365915298462" office:value-type="float"/>
        </table:table-row>
        <table:table-row>
          <table:table-cell office:value="-0.03852561116218567" office:value-type="float"/>
          <table:table-cell office:value="-0.03852561116218567" office:value-type="float"/>
          <table:table-cell office:value="-0.03852561116218567" office:value-type="float"/>
          <table:table-cell office:value="-0.03852561116218567" office:value-type="float"/>
          <table:table-cell office:value="-0.03852561116218567" office:value-type="float"/>
          <table:table-cell office:value="-0.03852561116218567" office:value-type="float"/>
          <table:table-cell office:value="0.9753236500580493" office:value-type="float"/>
          <table:table-cell office:value="24" office:value-type="float"/>
          <table:table-cell office:value="-0.7537519931793213" office:value-type="float"/>
        </table:table-row>
        <table:table-row>
          <table:table-cell office:value="-0.031590980291366574" office:value-type="float"/>
          <table:table-cell office:value="-0.031590980291366574" office:value-type="float"/>
          <table:table-cell office:value="-0.031590980291366574" office:value-type="float"/>
          <table:table-cell office:value="-0.031590980291366574" office:value-type="float"/>
          <table:table-cell office:value="-0.031590980291366574" office:value-type="float"/>
          <table:table-cell office:value="-0.031590980291366574" office:value-type="float"/>
          <table:table-cell office:value="0.9583373428699904" office:value-type="float"/>
          <table:table-cell office:value="25" office:value-type="float"/>
          <table:table-cell office:value="0.6934630870819092" office:value-type="float"/>
        </table:table-row>
        <table:table-row>
          <table:table-cell office:value="-0.026451904773712155" office:value-type="float"/>
          <table:table-cell office:value="-0.026451904773712155" office:value-type="float"/>
          <table:table-cell office:value="-0.026451904773712155" office:value-type="float"/>
          <table:table-cell office:value="-0.026451904773712155" office:value-type="float"/>
          <table:table-cell office:value="-0.026451904773712155" office:value-type="float"/>
          <table:table-cell office:value="-0.026451904773712155" office:value-type="float"/>
          <table:table-cell office:value="0.9457492301021078" office:value-type="float"/>
          <table:table-cell office:value="26" office:value-type="float"/>
          <table:table-cell office:value="0.5139075517654419" office:value-type="float"/>
        </table:table-row>
        <table:table-row>
          <table:table-cell office:value="-0.035953415036201475" office:value-type="float"/>
          <table:table-cell office:value="-0.035953415036201475" office:value-type="float"/>
          <table:table-cell office:value="-0.035953415036201475" office:value-type="float"/>
          <table:table-cell office:value="-0.035953415036201475" office:value-type="float"/>
          <table:table-cell office:value="-0.035953415036201475" office:value-type="float"/>
          <table:table-cell office:value="-0.035953415036201475" office:value-type="float"/>
          <table:table-cell office:value="0.9690230820310244" office:value-type="float"/>
          <table:table-cell office:value="27" office:value-type="float"/>
          <table:table-cell office:value="-0.9501510262489319" office:value-type="float"/>
        </table:table-row>
        <table:table-row>
          <table:table-cell office:value="-0.030519551634788512" office:value-type="float"/>
          <table:table-cell office:value="-0.030519551634788512" office:value-type="float"/>
          <table:table-cell office:value="-0.030519551634788512" office:value-type="float"/>
          <table:table-cell office:value="-0.030519551634788512" office:value-type="float"/>
          <table:table-cell office:value="-0.030519551634788512" office:value-type="float"/>
          <table:table-cell office:value="-0.030519551634788512" office:value-type="float"/>
          <table:table-cell office:value="0.9557128893655784" office:value-type="float"/>
          <table:table-cell office:value="28" office:value-type="float"/>
          <table:table-cell office:value="0.5433863401412964" office:value-type="float"/>
        </table:table-row>
        <table:table-row>
          <table:table-cell office:value="-0.038619757890701295" office:value-type="float"/>
          <table:table-cell office:value="-0.038619757890701295" office:value-type="float"/>
          <table:table-cell office:value="-0.038619757890701295" office:value-type="float"/>
          <table:table-cell office:value="-0.038619757890701295" office:value-type="float"/>
          <table:table-cell office:value="-0.038619757890701295" office:value-type="float"/>
          <table:table-cell office:value="-0.038619757890701295" office:value-type="float"/>
          <table:table-cell office:value="0.9755542615038649" office:value-type="float"/>
          <table:table-cell office:value="29" office:value-type="float"/>
          <table:table-cell office:value="-0.8100206255912781" office:value-type="float"/>
        </table:table-row>
        <table:table-row>
          <table:table-cell office:value="-0.03216213345527649" office:value-type="float"/>
          <table:table-cell office:value="-0.03216213345527649" office:value-type="float"/>
          <table:table-cell office:value="-0.03216213345527649" office:value-type="float"/>
          <table:table-cell office:value="-0.03216213345527649" office:value-type="float"/>
          <table:table-cell office:value="-0.03216213345527649" office:value-type="float"/>
          <table:table-cell office:value="-0.03216213345527649" office:value-type="float"/>
          <table:table-cell office:value="0.9597363766865459" office:value-type="float"/>
          <table:table-cell office:value="30" office:value-type="float"/>
          <table:table-cell office:value="0.6457624435424805" office:value-type="float"/>
        </table:table-row>
        <table:table-row>
          <table:table-cell office:value="-0.023143872022628787" office:value-type="float"/>
          <table:table-cell office:value="-0.023143872022628787" office:value-type="float"/>
          <table:table-cell office:value="-0.023143872022628787" office:value-type="float"/>
          <table:table-cell office:value="-0.023143872022628787" office:value-type="float"/>
          <table:table-cell office:value="-0.023143872022628787" office:value-type="float"/>
          <table:table-cell office:value="-0.023143872022628787" office:value-type="float"/>
          <table:table-cell office:value="0.9376462378095382" office:value-type="float"/>
          <table:table-cell office:value="31" office:value-type="float"/>
          <table:table-cell office:value="0.9018261432647705" office:value-type="float"/>
        </table:table-row>
        <table:table-row>
          <table:table-cell office:value="-0.029911771416664127" office:value-type="float"/>
          <table:table-cell office:value="-0.029911771416664127" office:value-type="float"/>
          <table:table-cell office:value="-0.029911771416664127" office:value-type="float"/>
          <table:table-cell office:value="-0.029911771416664127" office:value-type="float"/>
          <table:table-cell office:value="-0.029911771416664127" office:value-type="float"/>
          <table:table-cell office:value="-0.029911771416664127" office:value-type="float"/>
          <table:table-cell office:value="0.9542241379554163" office:value-type="float"/>
          <table:table-cell office:value="32" office:value-type="float"/>
          <table:table-cell office:value="-0.6767899394035339" office:value-type="float"/>
        </table:table-row>
        <table:table-row>
          <table:table-cell office:value="-0.020217126011848455" office:value-type="float"/>
          <table:table-cell office:value="-0.020217126011848455" office:value-type="float"/>
          <table:table-cell office:value="-0.020217126011848455" office:value-type="float"/>
          <table:table-cell office:value="-0.020217126011848455" office:value-type="float"/>
          <table:table-cell office:value="-0.020217126011848455" office:value-type="float"/>
          <table:table-cell office:value="-0.020217126011848455" office:value-type="float"/>
          <table:table-cell office:value="0.9304772034764002" office:value-type="float"/>
          <table:table-cell office:value="33" office:value-type="float"/>
          <table:table-cell office:value="0.9694645404815674" office:value-type="float"/>
        </table:table-row>
        <table:table-row>
          <table:table-cell office:value="-0.01723156869411469" office:value-type="float"/>
          <table:table-cell office:value="-0.01723156869411469" office:value-type="float"/>
          <table:table-cell office:value="-0.01723156869411469" office:value-type="float"/>
          <table:table-cell office:value="-0.01723156869411469" office:value-type="float"/>
          <table:table-cell office:value="-0.01723156869411469" office:value-type="float"/>
          <table:table-cell office:value="-0.01723156869411469" office:value-type="float"/>
          <table:table-cell office:value="0.92316411145012" office:value-type="float"/>
          <table:table-cell office:value="34" office:value-type="float"/>
          <table:table-cell office:value="0.29855573177337646" office:value-type="float"/>
        </table:table-row>
        <table:table-row>
          <table:table-cell office:value="-0.012706397175788883" office:value-type="float"/>
          <table:table-cell office:value="-0.012706397175788883" office:value-type="float"/>
          <table:table-cell office:value="-0.012706397175788883" office:value-type="float"/>
          <table:table-cell office:value="-0.012706397175788883" office:value-type="float"/>
          <table:table-cell office:value="-0.012706397175788883" office:value-type="float"/>
          <table:table-cell office:value="-0.012706397175788883" office:value-type="float"/>
          <table:table-cell office:value="0.9120797502316464" office:value-type="float"/>
          <table:table-cell office:value="35" office:value-type="float"/>
          <table:table-cell office:value="0.45251715183258057" office:value-type="float"/>
        </table:table-row>
        <table:table-row>
          <table:table-cell office:value="-0.01833286285400391" office:value-type="float"/>
          <table:table-cell office:value="-0.01833286285400391" office:value-type="float"/>
          <table:table-cell office:value="-0.01833286285400391" office:value-type="float"/>
          <table:table-cell office:value="-0.01833286285400391" office:value-type="float"/>
          <table:table-cell office:value="-0.01833286285400391" office:value-type="float"/>
          <table:table-cell office:value="-0.01833286285400391" office:value-type="float"/>
          <table:table-cell office:value="0.9258617201985557" office:value-type="float"/>
          <table:table-cell office:value="36" office:value-type="float"/>
          <table:table-cell office:value="-0.5626465678215027" office:value-type="float"/>
        </table:table-row>
        <table:table-row>
          <table:table-cell office:value="-0.010404986143112187" office:value-type="float"/>
          <table:table-cell office:value="-0.010404986143112187" office:value-type="float"/>
          <table:table-cell office:value="-0.010404986143112187" office:value-type="float"/>
          <table:table-cell office:value="-0.010404986143112187" office:value-type="float"/>
          <table:table-cell office:value="-0.010404986143112187" office:value-type="float"/>
          <table:table-cell office:value="-0.010404986143112187" office:value-type="float"/>
          <table:table-cell office:value="0.9064424675131768" office:value-type="float"/>
          <table:table-cell office:value="37" office:value-type="float"/>
          <table:table-cell office:value="0.7927876710891724" office:value-type="float"/>
        </table:table-row>
        <table:table-row>
          <table:table-cell office:value="-0.0036969459056854287" office:value-type="float"/>
          <table:table-cell office:value="-0.0036969459056854287" office:value-type="float"/>
          <table:table-cell office:value="-0.0036969459056854287" office:value-type="float"/>
          <table:table-cell office:value="-0.0036969459056854287" office:value-type="float"/>
          <table:table-cell office:value="-0.0036969459056854287" office:value-type="float"/>
          <table:table-cell office:value="-0.0036969459056854287" office:value-type="float"/>
          <table:table-cell office:value="0.8900111917574232" office:value-type="float"/>
          <table:table-cell office:value="38" office:value-type="float"/>
          <table:table-cell office:value="0.6708040237426758" office:value-type="float"/>
        </table:table-row>
        <table:table-row>
          <table:table-cell office:value="0.001839002370834347" office:value-type="float"/>
          <table:table-cell office:value="0.001839002370834347" office:value-type="float"/>
          <table:table-cell office:value="0.001839002370834347" office:value-type="float"/>
          <table:table-cell office:value="0.001839002370834347" office:value-type="float"/>
          <table:table-cell office:value="0.001839002370834347" office:value-type="float"/>
          <table:table-cell office:value="0.001839002370834347" office:value-type="float"/>
          <table:table-cell office:value="0.8764509432375097" office:value-type="float"/>
          <table:table-cell office:value="39" office:value-type="float"/>
          <table:table-cell office:value="0.5535948276519775" office:value-type="float"/>
        </table:table-row>
        <table:table-row>
          <table:table-cell office:value="0.006334570646286007" office:value-type="float"/>
          <table:table-cell office:value="0.006334570646286007" office:value-type="float"/>
          <table:table-cell office:value="0.006334570646286007" office:value-type="float"/>
          <table:table-cell office:value="0.006334570646286007" office:value-type="float"/>
          <table:table-cell office:value="0.006334570646286007" office:value-type="float"/>
          <table:table-cell office:value="0.006334570646286007" office:value-type="float"/>
          <table:table-cell office:value="0.8654390948588094" office:value-type="float"/>
          <table:table-cell office:value="40" office:value-type="float"/>
          <table:table-cell office:value="0.449556827545166" office:value-type="float"/>
        </table:table-row>
        <table:table-row>
          <table:table-cell office:value="0.012394248247146602" office:value-type="float"/>
          <table:table-cell office:value="0.012394248247146602" office:value-type="float"/>
          <table:table-cell office:value="0.012394248247146602" office:value-type="float"/>
          <table:table-cell office:value="0.012394248247146602" office:value-type="float"/>
          <table:table-cell office:value="0.012394248247146602" office:value-type="float"/>
          <table:table-cell office:value="0.012394248247146602" office:value-type="float"/>
          <table:table-cell office:value="0.8505959767309283" office:value-type="float"/>
          <table:table-cell office:value="41" office:value-type="float"/>
          <table:table-cell office:value="0.6059677600860596" office:value-type="float"/>
        </table:table-row>
        <table:table-row>
          <table:table-cell office:value="0.011960690021514888" office:value-type="float"/>
          <table:table-cell office:value="0.011960690021514888" office:value-type="float"/>
          <table:table-cell office:value="0.011960690021514888" office:value-type="float"/>
          <table:table-cell office:value="0.011960690021514888" office:value-type="float"/>
          <table:table-cell office:value="0.011960690021514888" office:value-type="float"/>
          <table:table-cell office:value="0.011960690021514888" office:value-type="float"/>
          <table:table-cell office:value="0.8516579731575126" office:value-type="float"/>
          <table:table-cell office:value="42" office:value-type="float"/>
          <table:table-cell office:value="-0.04335582256317139" office:value-type="float"/>
        </table:table-row>
        <table:table-row>
          <table:table-cell office:value="0.008568776845932002" office:value-type="float"/>
          <table:table-cell office:value="0.008568776845932002" office:value-type="float"/>
          <table:table-cell office:value="0.008568776845932002" office:value-type="float"/>
          <table:table-cell office:value="0.008568776845932002" office:value-type="float"/>
          <table:table-cell office:value="0.008568776845932002" office:value-type="float"/>
          <table:table-cell office:value="0.008568776845932002" office:value-type="float"/>
          <table:table-cell office:value="0.859966429689514" office:value-type="float"/>
          <table:table-cell office:value="43" office:value-type="float"/>
          <table:table-cell office:value="-0.3391913175582886" office:value-type="float"/>
        </table:table-row>
        <table:table-row>
          <table:table-cell office:value="0.0007608604431152289" office:value-type="float"/>
          <table:table-cell office:value="0.0007608604431152289" office:value-type="float"/>
          <table:table-cell office:value="0.0007608604431152289" office:value-type="float"/>
          <table:table-cell office:value="0.0007608604431152289" office:value-type="float"/>
          <table:table-cell office:value="0.0007608604431152289" office:value-type="float"/>
          <table:table-cell office:value="0.0007608604431152289" office:value-type="float"/>
          <table:table-cell office:value="0.8790918408307222" office:value-type="float"/>
          <table:table-cell office:value="44" office:value-type="float"/>
          <table:table-cell office:value="-0.7807916402816772" office:value-type="float"/>
        </table:table-row>
        <table:table-row>
          <table:table-cell office:value="-0.0034005999565124567" office:value-type="float"/>
          <table:table-cell office:value="-0.0034005999565124567" office:value-type="float"/>
          <table:table-cell office:value="-0.0034005999565124567" office:value-type="float"/>
          <table:table-cell office:value="-0.0034005999565124567" office:value-type="float"/>
          <table:table-cell office:value="-0.0034005999565124567" office:value-type="float"/>
          <table:table-cell office:value="-0.0034005999565124567" office:value-type="float"/>
          <table:table-cell office:value="0.8892852953946087" office:value-type="float"/>
          <table:table-cell office:value="45" office:value-type="float"/>
          <table:table-cell office:value="-0.41614603996276855" office:value-type="float"/>
        </table:table-row>
        <table:table-row>
          <table:table-cell office:value="-0.0077083492279052795" office:value-type="float"/>
          <table:table-cell office:value="-0.0077083492279052795" office:value-type="float"/>
          <table:table-cell office:value="-0.0077083492279052795" office:value-type="float"/>
          <table:table-cell office:value="-0.0077083492279052795" office:value-type="float"/>
          <table:table-cell office:value="-0.0077083492279052795" office:value-type="float"/>
          <table:table-cell office:value="-0.0077083492279052795" office:value-type="float"/>
          <table:table-cell office:value="0.899837083049367" office:value-type="float"/>
          <table:table-cell office:value="46" office:value-type="float"/>
          <table:table-cell office:value="-0.4307749271392822" office:value-type="float"/>
        </table:table-row>
        <table:table-row>
          <table:table-cell office:value="-0.002747088670730597" office:value-type="float"/>
          <table:table-cell office:value="-0.002747088670730597" office:value-type="float"/>
          <table:table-cell office:value="-0.002747088670730597" office:value-type="float"/>
          <table:table-cell office:value="-0.002747088670730597" office:value-type="float"/>
          <table:table-cell office:value="-0.002747088670730597" office:value-type="float"/>
          <table:table-cell office:value="-0.002747088670730597" office:value-type="float"/>
          <table:table-cell office:value="0.8876845262032929" office:value-type="float"/>
          <table:table-cell office:value="47" office:value-type="float"/>
          <table:table-cell office:value="0.49612605571746826" office:value-type="float"/>
        </table:table-row>
        <table:table-row>
          <table:table-cell office:value="-0.0031715017557144226" office:value-type="float"/>
          <table:table-cell office:value="-0.0031715017557144226" office:value-type="float"/>
          <table:table-cell office:value="-0.0031715017557144226" office:value-type="float"/>
          <table:table-cell office:value="-0.0031715017557144226" office:value-type="float"/>
          <table:table-cell office:value="-0.0031715017557144226" office:value-type="float"/>
          <table:table-cell office:value="-0.0031715017557144226" office:value-type="float"/>
          <table:table-cell office:value="0.8887241217016637" office:value-type="float"/>
          <table:table-cell office:value="48" office:value-type="float"/>
          <table:table-cell office:value="-0.04244130849838257" office:value-type="float"/>
        </table:table-row>
        <table:table-row>
          <table:table-cell office:value="-0.0001382166147232116" office:value-type="float"/>
          <table:table-cell office:value="-0.0001382166147232116" office:value-type="float"/>
          <table:table-cell office:value="-0.0001382166147232116" office:value-type="float"/>
          <table:table-cell office:value="-0.0001382166147232116" office:value-type="float"/>
          <table:table-cell office:value="-0.0001382166147232116" office:value-type="float"/>
          <table:table-cell office:value="-0.0001382166147232116" office:value-type="float"/>
          <table:table-cell office:value="0.8812941208618691" office:value-type="float"/>
          <table:table-cell office:value="49" office:value-type="float"/>
          <table:table-cell office:value="0.3033285140991211" office:value-type="float"/>
        </table:table-row>
        <table:table-row>
          <table:table-cell office:value="0.006546513438224787" office:value-type="float"/>
          <table:table-cell office:value="0.006546513438224787" office:value-type="float"/>
          <table:table-cell office:value="0.006546513438224787" office:value-type="float"/>
          <table:table-cell office:value="0.006546513438224787" office:value-type="float"/>
          <table:table-cell office:value="0.006546513438224787" office:value-type="float"/>
          <table:table-cell office:value="0.006546513438224787" office:value-type="float"/>
          <table:table-cell office:value="0.8649199431638985" office:value-type="float"/>
          <table:table-cell office:value="50" office:value-type="float"/>
          <table:table-cell office:value="0.6684730052947998" office:value-type="float"/>
        </table:table-row>
      </table:table>
      <table:table table:name="2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339818954467774" office:value-type="float"/>
          <table:table-cell office:value="0.009339818954467774" office:value-type="float"/>
          <table:table-cell office:value="0.009339818954467774" office:value-type="float"/>
          <table:table-cell office:value="0.009339818954467774" office:value-type="float"/>
          <table:table-cell office:value="0.009339818954467774" office:value-type="float"/>
          <table:table-cell office:value="0.009339818954467774" office:value-type="float"/>
          <table:table-cell office:value="0.9386977046017897" office:value-type="float"/>
          <table:table-cell office:value="1" office:value-type="float"/>
          <table:table-cell office:value="0.9339818954467773" office:value-type="float"/>
        </table:table-row>
        <table:table-row>
          <table:table-cell office:value="0.017002105712890625" office:value-type="float"/>
          <table:table-cell office:value="0.017002105712890625" office:value-type="float"/>
          <table:table-cell office:value="0.017002105712890625" office:value-type="float"/>
          <table:table-cell office:value="0.017002105712890625" office:value-type="float"/>
          <table:table-cell office:value="0.017002105712890625" office:value-type="float"/>
          <table:table-cell office:value="0.017002105712890625" office:value-type="float"/>
          <table:table-cell office:value="0.9199290117807696" office:value-type="float"/>
          <table:table-cell office:value="2" office:value-type="float"/>
          <table:table-cell office:value="0.7662286758422852" office:value-type="float"/>
        </table:table-row>
        <table:table-row>
          <table:table-cell office:value="0.011512492895126344" office:value-type="float"/>
          <table:table-cell office:value="0.011512492895126344" office:value-type="float"/>
          <table:table-cell office:value="0.011512492895126344" office:value-type="float"/>
          <table:table-cell office:value="0.011512492895126344" office:value-type="float"/>
          <table:table-cell office:value="0.011512492895126344" office:value-type="float"/>
          <table:table-cell office:value="0.011512492895126344" office:value-type="float"/>
          <table:table-cell office:value="0.9333757620697342" office:value-type="float"/>
          <table:table-cell office:value="3" office:value-type="float"/>
          <table:table-cell office:value="-0.5489612817764282" office:value-type="float"/>
        </table:table-row>
        <table:table-row>
          <table:table-cell office:value="0.002235535383224489" office:value-type="float"/>
          <table:table-cell office:value="0.002235535383224489" office:value-type="float"/>
          <table:table-cell office:value="0.002235535383224489" office:value-type="float"/>
          <table:table-cell office:value="0.002235535383224489" office:value-type="float"/>
          <table:table-cell office:value="0.002235535383224489" office:value-type="float"/>
          <table:table-cell office:value="0.002235535383224489" office:value-type="float"/>
          <table:table-cell office:value="0.9560995743393731" office:value-type="float"/>
          <table:table-cell office:value="4" office:value-type="float"/>
          <table:table-cell office:value="-0.9276957511901855" office:value-type="float"/>
        </table:table-row>
        <table:table-row>
          <table:table-cell office:value="0.006127010583877565" office:value-type="float"/>
          <table:table-cell office:value="0.006127010583877565" office:value-type="float"/>
          <table:table-cell office:value="0.006127010583877565" office:value-type="float"/>
          <table:table-cell office:value="0.006127010583877565" office:value-type="float"/>
          <table:table-cell office:value="0.006127010583877565" office:value-type="float"/>
          <table:table-cell office:value="0.006127010583877565" office:value-type="float"/>
          <table:table-cell office:value="0.9465674457510783" office:value-type="float"/>
          <table:table-cell office:value="5" office:value-type="float"/>
          <table:table-cell office:value="0.3891475200653076" office:value-type="float"/>
        </table:table-row>
        <table:table-row>
          <table:table-cell office:value="0.013516565561294557" office:value-type="float"/>
          <table:table-cell office:value="0.013516565561294557" office:value-type="float"/>
          <table:table-cell office:value="0.013516565561294557" office:value-type="float"/>
          <table:table-cell office:value="0.013516565561294557" office:value-type="float"/>
          <table:table-cell office:value="0.013516565561294557" office:value-type="float"/>
          <table:table-cell office:value="0.013516565561294557" office:value-type="float"/>
          <table:table-cell office:value="0.928466806630163" office:value-type="float"/>
          <table:table-cell office:value="6" office:value-type="float"/>
          <table:table-cell office:value="0.7389554977416992" office:value-type="float"/>
        </table:table-row>
        <table:table-row>
          <table:table-cell office:value="0.005966458916664125" office:value-type="float"/>
          <table:table-cell office:value="0.005966458916664125" office:value-type="float"/>
          <table:table-cell office:value="0.005966458916664125" office:value-type="float"/>
          <table:table-cell office:value="0.005966458916664125" office:value-type="float"/>
          <table:table-cell office:value="0.005966458916664125" office:value-type="float"/>
          <table:table-cell office:value="0.005966458916664125" office:value-type="float"/>
          <table:table-cell office:value="0.9469607154131043" office:value-type="float"/>
          <table:table-cell office:value="7" office:value-type="float"/>
          <table:table-cell office:value="-0.7550106644630432" office:value-type="float"/>
        </table:table-row>
        <table:table-row>
          <table:table-cell office:value="0.015643892884254457" office:value-type="float"/>
          <table:table-cell office:value="0.015643892884254457" office:value-type="float"/>
          <table:table-cell office:value="0.015643892884254457" office:value-type="float"/>
          <table:table-cell office:value="0.015643892884254457" office:value-type="float"/>
          <table:table-cell office:value="0.015643892884254457" office:value-type="float"/>
          <table:table-cell office:value="0.015643892884254457" office:value-type="float"/>
          <table:table-cell office:value="0.9232559401730304" office:value-type="float"/>
          <table:table-cell office:value="8" office:value-type="float"/>
          <table:table-cell office:value="0.9677433967590332" office:value-type="float"/>
        </table:table-row>
        <table:table-row>
          <table:table-cell office:value="0.02225942432880402" office:value-type="float"/>
          <table:table-cell office:value="0.02225942432880402" office:value-type="float"/>
          <table:table-cell office:value="0.02225942432880402" office:value-type="float"/>
          <table:table-cell office:value="0.02225942432880402" office:value-type="float"/>
          <table:table-cell office:value="0.02225942432880402" office:value-type="float"/>
          <table:table-cell office:value="0.02225942432880402" office:value-type="float"/>
          <table:table-cell office:value="0.9070512637565467" office:value-type="float"/>
          <table:table-cell office:value="9" office:value-type="float"/>
          <table:table-cell office:value="0.661553144454956" office:value-type="float"/>
        </table:table-row>
        <table:table-row>
          <table:table-cell office:value="0.027594991326332096" office:value-type="float"/>
          <table:table-cell office:value="0.027594991326332096" office:value-type="float"/>
          <table:table-cell office:value="0.027594991326332096" office:value-type="float"/>
          <table:table-cell office:value="0.027594991326332096" office:value-type="float"/>
          <table:table-cell office:value="0.027594991326332096" office:value-type="float"/>
          <table:table-cell office:value="0.027594991326332096" office:value-type="float"/>
          <table:table-cell office:value="0.8939818471241692" office:value-type="float"/>
          <table:table-cell office:value="10" office:value-type="float"/>
          <table:table-cell office:value="0.5335566997528076" office:value-type="float"/>
        </table:table-row>
        <table:table-row>
          <table:table-cell office:value="0.02768727242946625" office:value-type="float"/>
          <table:table-cell office:value="0.02768727242946625" office:value-type="float"/>
          <table:table-cell office:value="0.02768727242946625" office:value-type="float"/>
          <table:table-cell office:value="0.02768727242946625" office:value-type="float"/>
          <table:table-cell office:value="0.02768727242946625" office:value-type="float"/>
          <table:table-cell office:value="0.02768727242946625" office:value-type="float"/>
          <table:table-cell office:value="0.8937558055085894" office:value-type="float"/>
          <table:table-cell office:value="11" office:value-type="float"/>
          <table:table-cell office:value="0.009228110313415527" office:value-type="float"/>
        </table:table-row>
        <table:table-row>
          <table:table-cell office:value="0.03041538655757904" office:value-type="float"/>
          <table:table-cell office:value="0.03041538655757904" office:value-type="float"/>
          <table:table-cell office:value="0.03041538655757904" office:value-type="float"/>
          <table:table-cell office:value="0.03041538655757904" office:value-type="float"/>
          <table:table-cell office:value="0.03041538655757904" office:value-type="float"/>
          <table:table-cell office:value="0.03041538655757904" office:value-type="float"/>
          <table:table-cell office:value="0.8870733179346352" office:value-type="float"/>
          <table:table-cell office:value="12" office:value-type="float"/>
          <table:table-cell office:value="0.2728114128112793" office:value-type="float"/>
        </table:table-row>
        <table:table-row>
          <table:table-cell office:value="0.02727025806903839" office:value-type="float"/>
          <table:table-cell office:value="0.02727025806903839" office:value-type="float"/>
          <table:table-cell office:value="0.02727025806903839" office:value-type="float"/>
          <table:table-cell office:value="0.02727025806903839" office:value-type="float"/>
          <table:table-cell office:value="0.02727025806903839" office:value-type="float"/>
          <table:table-cell office:value="0.02727025806903839" office:value-type="float"/>
          <table:table-cell office:value="0.8947772779070506" office:value-type="float"/>
          <table:table-cell office:value="13" office:value-type="float"/>
          <table:table-cell office:value="-0.31451284885406494" office:value-type="float"/>
        </table:table-row>
        <table:table-row>
          <table:table-cell office:value="0.026551801562309265" office:value-type="float"/>
          <table:table-cell office:value="0.026551801562309265" office:value-type="float"/>
          <table:table-cell office:value="0.026551801562309265" office:value-type="float"/>
          <table:table-cell office:value="0.026551801562309265" office:value-type="float"/>
          <table:table-cell office:value="0.026551801562309265" office:value-type="float"/>
          <table:table-cell office:value="0.026551801562309265" office:value-type="float"/>
          <table:table-cell office:value="0.8965371297509195" office:value-type="float"/>
          <table:table-cell office:value="14" office:value-type="float"/>
          <table:table-cell office:value="-0.0718456506729126" office:value-type="float"/>
        </table:table-row>
        <table:table-row>
          <table:table-cell office:value="0.034370457530021666" office:value-type="float"/>
          <table:table-cell office:value="0.034370457530021666" office:value-type="float"/>
          <table:table-cell office:value="0.034370457530021666" office:value-type="float"/>
          <table:table-cell office:value="0.034370457530021666" office:value-type="float"/>
          <table:table-cell office:value="0.034370457530021666" office:value-type="float"/>
          <table:table-cell office:value="0.034370457530021666" office:value-type="float"/>
          <table:table-cell office:value="0.8773854121556575" office:value-type="float"/>
          <table:table-cell office:value="15" office:value-type="float"/>
          <table:table-cell office:value="0.7818655967712402" office:value-type="float"/>
        </table:table-row>
        <table:table-row>
          <table:table-cell office:value="0.027947767376899718" office:value-type="float"/>
          <table:table-cell office:value="0.027947767376899718" office:value-type="float"/>
          <table:table-cell office:value="0.027947767376899718" office:value-type="float"/>
          <table:table-cell office:value="0.027947767376899718" office:value-type="float"/>
          <table:table-cell office:value="0.027947767376899718" office:value-type="float"/>
          <table:table-cell office:value="0.027947767376899718" office:value-type="float"/>
          <table:table-cell office:value="0.8931177258068042" office:value-type="float"/>
          <table:table-cell office:value="16" office:value-type="float"/>
          <table:table-cell office:value="-0.6422690153121948" office:value-type="float"/>
        </table:table-row>
        <table:table-row>
          <table:table-cell office:value="0.01898559510707855" office:value-type="float"/>
          <table:table-cell office:value="0.01898559510707855" office:value-type="float"/>
          <table:table-cell office:value="0.01898559510707855" office:value-type="float"/>
          <table:table-cell office:value="0.01898559510707855" office:value-type="float"/>
          <table:table-cell office:value="0.01898559510707855" office:value-type="float"/>
          <table:table-cell office:value="0.01898559510707855" office:value-type="float"/>
          <table:table-cell office:value="0.915070474854787" office:value-type="float"/>
          <table:table-cell office:value="17" office:value-type="float"/>
          <table:table-cell office:value="-0.8962172269821167" office:value-type="float"/>
        </table:table-row>
        <table:table-row>
          <table:table-cell office:value="0.018738422393798825" office:value-type="float"/>
          <table:table-cell office:value="0.018738422393798825" office:value-type="float"/>
          <table:table-cell office:value="0.018738422393798825" office:value-type="float"/>
          <table:table-cell office:value="0.018738422393798825" office:value-type="float"/>
          <table:table-cell office:value="0.018738422393798825" office:value-type="float"/>
          <table:table-cell office:value="0.018738422393798825" office:value-type="float"/>
          <table:table-cell office:value="0.9156759218806616" office:value-type="float"/>
          <table:table-cell office:value="18" office:value-type="float"/>
          <table:table-cell office:value="-0.024717271327972412" office:value-type="float"/>
        </table:table-row>
        <table:table-row>
          <table:table-cell office:value="0.025572996139526363" office:value-type="float"/>
          <table:table-cell office:value="0.025572996139526363" office:value-type="float"/>
          <table:table-cell office:value="0.025572996139526363" office:value-type="float"/>
          <table:table-cell office:value="0.025572996139526363" office:value-type="float"/>
          <table:table-cell office:value="0.025572996139526363" office:value-type="float"/>
          <table:table-cell office:value="0.025572996139526363" office:value-type="float"/>
          <table:table-cell office:value="0.8989347035942068" office:value-type="float"/>
          <table:table-cell office:value="19" office:value-type="float"/>
          <table:table-cell office:value="0.6834573745727539" office:value-type="float"/>
        </table:table-row>
        <table:table-row>
          <table:table-cell office:value="0.028579415082931516" office:value-type="float"/>
          <table:table-cell office:value="0.028579415082931516" office:value-type="float"/>
          <table:table-cell office:value="0.028579415082931516" office:value-type="float"/>
          <table:table-cell office:value="0.028579415082931516" office:value-type="float"/>
          <table:table-cell office:value="0.028579415082931516" office:value-type="float"/>
          <table:table-cell office:value="0.028579415082931516" office:value-type="float"/>
          <table:table-cell office:value="0.8915705112298268" office:value-type="float"/>
          <table:table-cell office:value="20" office:value-type="float"/>
          <table:table-cell office:value="0.30064189434051514" office:value-type="float"/>
        </table:table-row>
        <table:table-row>
          <table:table-cell office:value="0.034502614736557004" office:value-type="float"/>
          <table:table-cell office:value="0.034502614736557004" office:value-type="float"/>
          <table:table-cell office:value="0.034502614736557004" office:value-type="float"/>
          <table:table-cell office:value="0.034502614736557004" office:value-type="float"/>
          <table:table-cell office:value="0.034502614736557004" office:value-type="float"/>
          <table:table-cell office:value="0.034502614736557004" office:value-type="float"/>
          <table:table-cell office:value="0.8770616944338143" office:value-type="float"/>
          <table:table-cell office:value="21" office:value-type="float"/>
          <table:table-cell office:value="0.5923199653625488" office:value-type="float"/>
        </table:table-row>
        <table:table-row>
          <table:table-cell office:value="0.0279977148771286" office:value-type="float"/>
          <table:table-cell office:value="0.0279977148771286" office:value-type="float"/>
          <table:table-cell office:value="0.0279977148771286" office:value-type="float"/>
          <table:table-cell office:value="0.0279977148771286" office:value-type="float"/>
          <table:table-cell office:value="0.0279977148771286" office:value-type="float"/>
          <table:table-cell office:value="0.0279977148771286" office:value-type="float"/>
          <table:table-cell office:value="0.8929953799173159" office:value-type="float"/>
          <table:table-cell office:value="22" office:value-type="float"/>
          <table:table-cell office:value="-0.6504899859428406" office:value-type="float"/>
        </table:table-row>
        <table:table-row>
          <table:table-cell office:value="0.01957344353199005" office:value-type="float"/>
          <table:table-cell office:value="0.01957344353199005" office:value-type="float"/>
          <table:table-cell office:value="0.01957344353199005" office:value-type="float"/>
          <table:table-cell office:value="0.01957344353199005" office:value-type="float"/>
          <table:table-cell office:value="0.01957344353199005" office:value-type="float"/>
          <table:table-cell office:value="0.01957344353199005" office:value-type="float"/>
          <table:table-cell office:value="0.913630546167655" office:value-type="float"/>
          <table:table-cell office:value="23" office:value-type="float"/>
          <table:table-cell office:value="-0.842427134513855" office:value-type="float"/>
        </table:table-row>
        <table:table-row>
          <table:table-cell office:value="0.013628726601600645" office:value-type="float"/>
          <table:table-cell office:value="0.013628726601600645" office:value-type="float"/>
          <table:table-cell office:value="0.013628726601600645" office:value-type="float"/>
          <table:table-cell office:value="0.013628726601600645" office:value-type="float"/>
          <table:table-cell office:value="0.013628726601600645" office:value-type="float"/>
          <table:table-cell office:value="0.013628726601600645" office:value-type="float"/>
          <table:table-cell office:value="0.9281920693123934" office:value-type="float"/>
          <table:table-cell office:value="24" office:value-type="float"/>
          <table:table-cell office:value="-0.5944716930389404" office:value-type="float"/>
        </table:table-row>
        <table:table-row>
          <table:table-cell office:value="0.0194828850030899" office:value-type="float"/>
          <table:table-cell office:value="0.0194828850030899" office:value-type="float"/>
          <table:table-cell office:value="0.0194828850030899" office:value-type="float"/>
          <table:table-cell office:value="0.0194828850030899" office:value-type="float"/>
          <table:table-cell office:value="0.0194828850030899" office:value-type="float"/>
          <table:table-cell office:value="0.0194828850030899" office:value-type="float"/>
          <table:table-cell office:value="0.9138523683553175" office:value-type="float"/>
          <table:table-cell office:value="25" office:value-type="float"/>
          <table:table-cell office:value="0.5854158401489258" office:value-type="float"/>
        </table:table-row>
        <table:table-row>
          <table:table-cell office:value="0.02897068917751312" office:value-type="float"/>
          <table:table-cell office:value="0.02897068917751312" office:value-type="float"/>
          <table:table-cell office:value="0.02897068917751312" office:value-type="float"/>
          <table:table-cell office:value="0.02897068917751312" office:value-type="float"/>
          <table:table-cell office:value="0.02897068917751312" office:value-type="float"/>
          <table:table-cell office:value="0.02897068917751312" office:value-type="float"/>
          <table:table-cell office:value="0.8906120893485323" office:value-type="float"/>
          <table:table-cell office:value="26" office:value-type="float"/>
          <table:table-cell office:value="0.9487804174423218" office:value-type="float"/>
        </table:table-row>
        <table:table-row>
          <table:table-cell office:value="0.025475987792015074" office:value-type="float"/>
          <table:table-cell office:value="0.025475987792015074" office:value-type="float"/>
          <table:table-cell office:value="0.025475987792015074" office:value-type="float"/>
          <table:table-cell office:value="0.025475987792015074" office:value-type="float"/>
          <table:table-cell office:value="0.025475987792015074" office:value-type="float"/>
          <table:table-cell office:value="0.025475987792015074" office:value-type="float"/>
          <table:table-cell office:value="0.8991723245464001" office:value-type="float"/>
          <table:table-cell office:value="27" office:value-type="float"/>
          <table:table-cell office:value="-0.3494701385498047" office:value-type="float"/>
        </table:table-row>
        <table:table-row>
          <table:table-cell office:value="0.032471794486045834" office:value-type="float"/>
          <table:table-cell office:value="0.032471794486045834" office:value-type="float"/>
          <table:table-cell office:value="0.032471794486045834" office:value-type="float"/>
          <table:table-cell office:value="0.032471794486045834" office:value-type="float"/>
          <table:table-cell office:value="0.032471794486045834" office:value-type="float"/>
          <table:table-cell office:value="0.032471794486045834" office:value-type="float"/>
          <table:table-cell office:value="0.8820361678068778" office:value-type="float"/>
          <table:table-cell office:value="28" office:value-type="float"/>
          <table:table-cell office:value="0.6995806694030762" office:value-type="float"/>
        </table:table-row>
        <table:table-row>
          <table:table-cell office:value="0.0239884078502655" office:value-type="float"/>
          <table:table-cell office:value="0.0239884078502655" office:value-type="float"/>
          <table:table-cell office:value="0.0239884078502655" office:value-type="float"/>
          <table:table-cell office:value="0.0239884078502655" office:value-type="float"/>
          <table:table-cell office:value="0.0239884078502655" office:value-type="float"/>
          <table:table-cell office:value="0.0239884078502655" office:value-type="float"/>
          <table:table-cell office:value="0.9028161363552856" office:value-type="float"/>
          <table:table-cell office:value="29" office:value-type="float"/>
          <table:table-cell office:value="-0.8483386635780334" office:value-type="float"/>
        </table:table-row>
        <table:table-row>
          <table:table-cell office:value="0.01867003977298736" office:value-type="float"/>
          <table:table-cell office:value="0.01867003977298736" office:value-type="float"/>
          <table:table-cell office:value="0.01867003977298736" office:value-type="float"/>
          <table:table-cell office:value="0.01867003977298736" office:value-type="float"/>
          <table:table-cell office:value="0.01867003977298736" office:value-type="float"/>
          <table:table-cell office:value="0.01867003977298736" office:value-type="float"/>
          <table:table-cell office:value="0.9158434244089239" office:value-type="float"/>
          <table:table-cell office:value="30" office:value-type="float"/>
          <table:table-cell office:value="-0.5318368077278137" office:value-type="float"/>
        </table:table-row>
        <table:table-row>
          <table:table-cell office:value="0.009067667126655573" office:value-type="float"/>
          <table:table-cell office:value="0.009067667126655573" office:value-type="float"/>
          <table:table-cell office:value="0.009067667126655573" office:value-type="float"/>
          <table:table-cell office:value="0.009067667126655573" office:value-type="float"/>
          <table:table-cell office:value="0.009067667126655573" office:value-type="float"/>
          <table:table-cell office:value="0.009067667126655573" office:value-type="float"/>
          <table:table-cell office:value="0.9393643377124954" office:value-type="float"/>
          <table:table-cell office:value="31" office:value-type="float"/>
          <table:table-cell office:value="-0.9602372646331787" office:value-type="float"/>
        </table:table-row>
        <table:table-row>
          <table:table-cell office:value="0.01388046205043792" office:value-type="float"/>
          <table:table-cell office:value="0.01388046205043792" office:value-type="float"/>
          <table:table-cell office:value="0.01388046205043792" office:value-type="float"/>
          <table:table-cell office:value="0.01388046205043792" office:value-type="float"/>
          <table:table-cell office:value="0.01388046205043792" office:value-type="float"/>
          <table:table-cell office:value="0.01388046205043792" office:value-type="float"/>
          <table:table-cell office:value="0.9275754459125716" office:value-type="float"/>
          <table:table-cell office:value="32" office:value-type="float"/>
          <table:table-cell office:value="0.48127949237823486" office:value-type="float"/>
        </table:table-row>
        <table:table-row>
          <table:table-cell office:value="0.006903731822967523" office:value-type="float"/>
          <table:table-cell office:value="0.006903731822967523" office:value-type="float"/>
          <table:table-cell office:value="0.006903731822967523" office:value-type="float"/>
          <table:table-cell office:value="0.006903731822967523" office:value-type="float"/>
          <table:table-cell office:value="0.006903731822967523" office:value-type="float"/>
          <table:table-cell office:value="0.006903731822967523" office:value-type="float"/>
          <table:table-cell office:value="0.9446648750429256" office:value-type="float"/>
          <table:table-cell office:value="33" office:value-type="float"/>
          <table:table-cell office:value="-0.6976730227470398" office:value-type="float"/>
        </table:table-row>
        <table:table-row>
          <table:table-cell office:value="0.016104710102081293" office:value-type="float"/>
          <table:table-cell office:value="0.016104710102081293" office:value-type="float"/>
          <table:table-cell office:value="0.016104710102081293" office:value-type="float"/>
          <table:table-cell office:value="0.016104710102081293" office:value-type="float"/>
          <table:table-cell office:value="0.016104710102081293" office:value-type="float"/>
          <table:table-cell office:value="0.016104710102081293" office:value-type="float"/>
          <table:table-cell office:value="0.9221271731246656" office:value-type="float"/>
          <table:table-cell office:value="34" office:value-type="float"/>
          <table:table-cell office:value="0.920097827911377" office:value-type="float"/>
        </table:table-row>
        <table:table-row>
          <table:table-cell office:value="0.022897303104400628" office:value-type="float"/>
          <table:table-cell office:value="0.022897303104400628" office:value-type="float"/>
          <table:table-cell office:value="0.022897303104400628" office:value-type="float"/>
          <table:table-cell office:value="0.022897303104400628" office:value-type="float"/>
          <table:table-cell office:value="0.022897303104400628" office:value-type="float"/>
          <table:table-cell office:value="0.022897303104400628" office:value-type="float"/>
          <table:table-cell office:value="0.9054887862385836" office:value-type="float"/>
          <table:table-cell office:value="35" office:value-type="float"/>
          <table:table-cell office:value="0.6792593002319336" office:value-type="float"/>
        </table:table-row>
        <table:table-row>
          <table:table-cell office:value="0.013771420717239373" office:value-type="float"/>
          <table:table-cell office:value="0.013771420717239373" office:value-type="float"/>
          <table:table-cell office:value="0.013771420717239373" office:value-type="float"/>
          <table:table-cell office:value="0.013771420717239373" office:value-type="float"/>
          <table:table-cell office:value="0.013771420717239373" office:value-type="float"/>
          <table:table-cell office:value="0.013771420717239373" office:value-type="float"/>
          <table:table-cell office:value="0.9278425415397807" office:value-type="float"/>
          <table:table-cell office:value="36" office:value-type="float"/>
          <table:table-cell office:value="-0.9125882387161255" office:value-type="float"/>
        </table:table-row>
        <table:table-row>
          <table:table-cell office:value="0.003972848653793328" office:value-type="float"/>
          <table:table-cell office:value="0.003972848653793328" office:value-type="float"/>
          <table:table-cell office:value="0.003972848653793328" office:value-type="float"/>
          <table:table-cell office:value="0.003972848653793328" office:value-type="float"/>
          <table:table-cell office:value="0.003972848653793328" office:value-type="float"/>
          <table:table-cell office:value="0.003972848653793328" office:value-type="float"/>
          <table:table-cell office:value="0.9518440433031137" office:value-type="float"/>
          <table:table-cell office:value="37" office:value-type="float"/>
          <table:table-cell office:value="-0.9798572063446045" office:value-type="float"/>
        </table:table-row>
        <table:table-row>
          <table:table-cell office:value="-0.004169978499412544" office:value-type="float"/>
          <table:table-cell office:value="-0.004169978499412544" office:value-type="float"/>
          <table:table-cell office:value="-0.004169978499412544" office:value-type="float"/>
          <table:table-cell office:value="-0.004169978499412544" office:value-type="float"/>
          <table:table-cell office:value="-0.004169978499412544" office:value-type="float"/>
          <table:table-cell office:value="-0.004169978499412544" office:value-type="float"/>
          <table:table-cell office:value="0.9717898148921478" office:value-type="float"/>
          <table:table-cell office:value="38" office:value-type="float"/>
          <table:table-cell office:value="-0.8142827153205872" office:value-type="float"/>
        </table:table-row>
        <table:table-row>
          <table:table-cell office:value="-0.0037769907712936475" office:value-type="float"/>
          <table:table-cell office:value="-0.0037769907712936475" office:value-type="float"/>
          <table:table-cell office:value="-0.0037769907712936475" office:value-type="float"/>
          <table:table-cell office:value="-0.0037769907712936475" office:value-type="float"/>
          <table:table-cell office:value="-0.0037769907712936475" office:value-type="float"/>
          <table:table-cell office:value="-0.0037769907712936475" office:value-type="float"/>
          <table:table-cell office:value="0.9708271954830809" office:value-type="float"/>
          <table:table-cell office:value="39" office:value-type="float"/>
          <table:table-cell office:value="0.03929877281188965" office:value-type="float"/>
        </table:table-row>
        <table:table-row>
          <table:table-cell office:value="-0.008722483515739449" office:value-type="float"/>
          <table:table-cell office:value="-0.008722483515739449" office:value-type="float"/>
          <table:table-cell office:value="-0.008722483515739449" office:value-type="float"/>
          <table:table-cell office:value="-0.008722483515739449" office:value-type="float"/>
          <table:table-cell office:value="-0.008722483515739449" office:value-type="float"/>
          <table:table-cell office:value="-0.008722483515739449" office:value-type="float"/>
          <table:table-cell office:value="0.9829411292336095" office:value-type="float"/>
          <table:table-cell office:value="40" office:value-type="float"/>
          <table:table-cell office:value="-0.4945492744445801" office:value-type="float"/>
        </table:table-row>
        <table:table-row>
          <table:table-cell office:value="0.0007154172658920214" office:value-type="float"/>
          <table:table-cell office:value="0.0007154172658920214" office:value-type="float"/>
          <table:table-cell office:value="0.0007154172658920214" office:value-type="float"/>
          <table:table-cell office:value="0.0007154172658920214" office:value-type="float"/>
          <table:table-cell office:value="0.0007154172658920214" office:value-type="float"/>
          <table:table-cell office:value="0.0007154172658920214" office:value-type="float"/>
          <table:table-cell office:value="0.9598230880755979" office:value-type="float"/>
          <table:table-cell office:value="41" office:value-type="float"/>
          <table:table-cell office:value="0.943790078163147" office:value-type="float"/>
        </table:table-row>
        <table:table-row>
          <table:table-cell office:value="0.006808311343193047" office:value-type="float"/>
          <table:table-cell office:value="0.006808311343193047" office:value-type="float"/>
          <table:table-cell office:value="0.006808311343193047" office:value-type="float"/>
          <table:table-cell office:value="0.006808311343193047" office:value-type="float"/>
          <table:table-cell office:value="0.006808311343193047" office:value-type="float"/>
          <table:table-cell office:value="0.006808311343193047" office:value-type="float"/>
          <table:table-cell office:value="0.9448986065293846" office:value-type="float"/>
          <table:table-cell office:value="42" office:value-type="float"/>
          <table:table-cell office:value="0.6092894077301025" office:value-type="float"/>
        </table:table-row>
        <table:table-row>
          <table:table-cell office:value="-0.0022426265478134233" office:value-type="float"/>
          <table:table-cell office:value="-0.0022426265478134233" office:value-type="float"/>
          <table:table-cell office:value="-0.0022426265478134233" office:value-type="float"/>
          <table:table-cell office:value="-0.0022426265478134233" office:value-type="float"/>
          <table:table-cell office:value="-0.0022426265478134233" office:value-type="float"/>
          <table:table-cell office:value="-0.0022426265478134233" office:value-type="float"/>
          <table:table-cell office:value="0.9670687860559726" office:value-type="float"/>
          <table:table-cell office:value="43" office:value-type="float"/>
          <table:table-cell office:value="-0.905093789100647" office:value-type="float"/>
        </table:table-row>
        <table:table-row>
          <table:table-cell office:value="0.0014725071191787641" office:value-type="float"/>
          <table:table-cell office:value="0.0014725071191787641" office:value-type="float"/>
          <table:table-cell office:value="0.0014725071191787641" office:value-type="float"/>
          <table:table-cell office:value="0.0014725071191787641" office:value-type="float"/>
          <table:table-cell office:value="0.0014725071191787641" office:value-type="float"/>
          <table:table-cell office:value="0.0014725071191787641" office:value-type="float"/>
          <table:table-cell office:value="0.9579686042456068" office:value-type="float"/>
          <table:table-cell office:value="44" office:value-type="float"/>
          <table:table-cell office:value="0.37151336669921875" office:value-type="float"/>
        </table:table-row>
        <table:table-row>
          <table:table-cell office:value="0.00530650317668914" office:value-type="float"/>
          <table:table-cell office:value="0.00530650317668914" office:value-type="float"/>
          <table:table-cell office:value="0.00530650317668914" office:value-type="float"/>
          <table:table-cell office:value="0.00530650317668914" office:value-type="float"/>
          <table:table-cell office:value="0.00530650317668914" office:value-type="float"/>
          <table:table-cell office:value="0.00530650317668914" office:value-type="float"/>
          <table:table-cell office:value="0.948577270228864" office:value-type="float"/>
          <table:table-cell office:value="45" office:value-type="float"/>
          <table:table-cell office:value="0.3833996057510376" office:value-type="float"/>
        </table:table-row>
        <table:table-row>
          <table:table-cell office:value="0.011209585070610038" office:value-type="float"/>
          <table:table-cell office:value="0.011209585070610038" office:value-type="float"/>
          <table:table-cell office:value="0.011209585070610038" office:value-type="float"/>
          <table:table-cell office:value="0.011209585070610038" office:value-type="float"/>
          <table:table-cell office:value="0.011209585070610038" office:value-type="float"/>
          <table:table-cell office:value="0.011209585070610038" office:value-type="float"/>
          <table:table-cell office:value="0.9341177316788957" office:value-type="float"/>
          <table:table-cell office:value="46" office:value-type="float"/>
          <table:table-cell office:value="0.5903081893920898" office:value-type="float"/>
        </table:table-row>
        <table:table-row>
          <table:table-cell office:value="0.018796597123146047" office:value-type="float"/>
          <table:table-cell office:value="0.018796597123146047" office:value-type="float"/>
          <table:table-cell office:value="0.018796597123146047" office:value-type="float"/>
          <table:table-cell office:value="0.018796597123146047" office:value-type="float"/>
          <table:table-cell office:value="0.018796597123146047" office:value-type="float"/>
          <table:table-cell office:value="0.018796597123146047" office:value-type="float"/>
          <table:table-cell office:value="0.9155334234778364" office:value-type="float"/>
          <table:table-cell office:value="47" office:value-type="float"/>
          <table:table-cell office:value="0.7587012052536011" office:value-type="float"/>
        </table:table-row>
        <table:table-row>
          <table:table-cell office:value="0.011974205374717703" office:value-type="float"/>
          <table:table-cell office:value="0.011974205374717703" office:value-type="float"/>
          <table:table-cell office:value="0.011974205374717703" office:value-type="float"/>
          <table:table-cell office:value="0.011974205374717703" office:value-type="float"/>
          <table:table-cell office:value="0.011974205374717703" office:value-type="float"/>
          <table:table-cell office:value="0.011974205374717703" office:value-type="float"/>
          <table:table-cell office:value="0.9322448020868601" office:value-type="float"/>
          <table:table-cell office:value="48" office:value-type="float"/>
          <table:table-cell office:value="-0.6822391748428345" office:value-type="float"/>
        </table:table-row>
        <table:table-row>
          <table:table-cell office:value="0.015665084719657888" office:value-type="float"/>
          <table:table-cell office:value="0.015665084719657888" office:value-type="float"/>
          <table:table-cell office:value="0.015665084719657888" office:value-type="float"/>
          <table:table-cell office:value="0.015665084719657888" office:value-type="float"/>
          <table:table-cell office:value="0.015665084719657888" office:value-type="float"/>
          <table:table-cell office:value="0.015665084719657888" office:value-type="float"/>
          <table:table-cell office:value="0.9232040309895789" office:value-type="float"/>
          <table:table-cell office:value="49" office:value-type="float"/>
          <table:table-cell office:value="0.36908793449401855" office:value-type="float"/>
        </table:table-row>
        <table:table-row>
          <table:table-cell office:value="0.024584733843803396" office:value-type="float"/>
          <table:table-cell office:value="0.024584733843803396" office:value-type="float"/>
          <table:table-cell office:value="0.024584733843803396" office:value-type="float"/>
          <table:table-cell office:value="0.024584733843803396" office:value-type="float"/>
          <table:table-cell office:value="0.024584733843803396" office:value-type="float"/>
          <table:table-cell office:value="0.024584733843803396" office:value-type="float"/>
          <table:table-cell office:value="0.9013554419507596" office:value-type="float"/>
          <table:table-cell office:value="50" office:value-type="float"/>
          <table:table-cell office:value="0.8919649124145508" office:value-type="float"/>
        </table:table-row>
      </table:table>
      <table:table table:name="2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5545461773872376" office:value-type="float"/>
          <table:table-cell office:value="-0.005545461773872376" office:value-type="float"/>
          <table:table-cell office:value="-0.005545461773872376" office:value-type="float"/>
          <table:table-cell office:value="-0.005545461773872376" office:value-type="float"/>
          <table:table-cell office:value="-0.005545461773872376" office:value-type="float"/>
          <table:table-cell office:value="-0.005545461773872376" office:value-type="float"/>
          <table:table-cell office:value="0.9067689324068805" office:value-type="float"/>
          <table:table-cell office:value="1" office:value-type="float"/>
          <table:table-cell office:value="-0.5545461773872375" office:value-type="float"/>
        </table:table-row>
        <table:table-row>
          <table:table-cell office:value="-0.0004302674531936647" office:value-type="float"/>
          <table:table-cell office:value="-0.0004302674531936647" office:value-type="float"/>
          <table:table-cell office:value="-0.0004302674531936647" office:value-type="float"/>
          <table:table-cell office:value="-0.0004302674531936647" office:value-type="float"/>
          <table:table-cell office:value="-0.0004302674531936647" office:value-type="float"/>
          <table:table-cell office:value="-0.0004302674531936647" office:value-type="float"/>
          <table:table-cell office:value="0.8942393163860353" office:value-type="float"/>
          <table:table-cell office:value="2" office:value-type="float"/>
          <table:table-cell office:value="0.5115194320678711" office:value-type="float"/>
        </table:table-row>
        <table:table-row>
          <table:table-cell office:value="0.0007365828752517699" office:value-type="float"/>
          <table:table-cell office:value="0.0007365828752517699" office:value-type="float"/>
          <table:table-cell office:value="0.0007365828752517699" office:value-type="float"/>
          <table:table-cell office:value="0.0007365828752517699" office:value-type="float"/>
          <table:table-cell office:value="0.0007365828752517699" office:value-type="float"/>
          <table:table-cell office:value="0.0007365828752517699" office:value-type="float"/>
          <table:table-cell office:value="0.891381128475145" office:value-type="float"/>
          <table:table-cell office:value="3" office:value-type="float"/>
          <table:table-cell office:value="0.11668503284454346" office:value-type="float"/>
        </table:table-row>
        <table:table-row>
          <table:table-cell office:value="-0.0016574198007583622" office:value-type="float"/>
          <table:table-cell office:value="-0.0016574198007583622" office:value-type="float"/>
          <table:table-cell office:value="-0.0016574198007583622" office:value-type="float"/>
          <table:table-cell office:value="-0.0016574198007583622" office:value-type="float"/>
          <table:table-cell office:value="-0.0016574198007583622" office:value-type="float"/>
          <table:table-cell office:value="-0.0016574198007583622" office:value-type="float"/>
          <table:table-cell office:value="0.8972452134742273" office:value-type="float"/>
          <table:table-cell office:value="4" office:value-type="float"/>
          <table:table-cell office:value="-0.23940026760101318" office:value-type="float"/>
        </table:table-row>
        <table:table-row>
          <table:table-cell office:value="0.0037325757741928094" office:value-type="float"/>
          <table:table-cell office:value="0.0037325757741928094" office:value-type="float"/>
          <table:table-cell office:value="0.0037325757741928094" office:value-type="float"/>
          <table:table-cell office:value="0.0037325757741928094" office:value-type="float"/>
          <table:table-cell office:value="0.0037325757741928094" office:value-type="float"/>
          <table:table-cell office:value="0.0037325757741928094" office:value-type="float"/>
          <table:table-cell office:value="0.8840424745997377" office:value-type="float"/>
          <table:table-cell office:value="5" office:value-type="float"/>
          <table:table-cell office:value="0.5389995574951172" office:value-type="float"/>
        </table:table-row>
        <table:table-row>
          <table:table-cell office:value="0.01299642264842987" office:value-type="float"/>
          <table:table-cell office:value="0.01299642264842987" office:value-type="float"/>
          <table:table-cell office:value="0.01299642264842987" office:value-type="float"/>
          <table:table-cell office:value="0.01299642264842987" office:value-type="float"/>
          <table:table-cell office:value="0.01299642264842987" office:value-type="float"/>
          <table:table-cell office:value="0.01299642264842987" office:value-type="float"/>
          <table:table-cell office:value="0.86135077670258" office:value-type="float"/>
          <table:table-cell office:value="6" office:value-type="float"/>
          <table:table-cell office:value="0.926384687423706" office:value-type="float"/>
        </table:table-row>
        <table:table-row>
          <table:table-cell office:value="0.02103105008602142" office:value-type="float"/>
          <table:table-cell office:value="0.02103105008602142" office:value-type="float"/>
          <table:table-cell office:value="0.02103105008602142" office:value-type="float"/>
          <table:table-cell office:value="0.02103105008602142" office:value-type="float"/>
          <table:table-cell office:value="0.02103105008602142" office:value-type="float"/>
          <table:table-cell office:value="0.02103105008602142" office:value-type="float"/>
          <table:table-cell office:value="0.8416700392071153" office:value-type="float"/>
          <table:table-cell office:value="7" office:value-type="float"/>
          <table:table-cell office:value="0.8034627437591553" office:value-type="float"/>
        </table:table-row>
        <table:table-row>
          <table:table-cell office:value="0.029231039881706236" office:value-type="float"/>
          <table:table-cell office:value="0.029231039881706236" office:value-type="float"/>
          <table:table-cell office:value="0.029231039881706236" office:value-type="float"/>
          <table:table-cell office:value="0.029231039881706236" office:value-type="float"/>
          <table:table-cell office:value="0.029231039881706236" office:value-type="float"/>
          <table:table-cell office:value="0.029231039881706236" office:value-type="float"/>
          <table:table-cell office:value="0.8215842483116585" office:value-type="float"/>
          <table:table-cell office:value="8" office:value-type="float"/>
          <table:table-cell office:value="0.8199989795684814" office:value-type="float"/>
        </table:table-row>
        <table:table-row>
          <table:table-cell office:value="0.03040013492107391" office:value-type="float"/>
          <table:table-cell office:value="0.03040013492107391" office:value-type="float"/>
          <table:table-cell office:value="0.03040013492107391" office:value-type="float"/>
          <table:table-cell office:value="0.03040013492107391" office:value-type="float"/>
          <table:table-cell office:value="0.03040013492107391" office:value-type="float"/>
          <table:table-cell office:value="0.03040013492107391" office:value-type="float"/>
          <table:table-cell office:value="0.8187205620043887" office:value-type="float"/>
          <table:table-cell office:value="9" office:value-type="float"/>
          <table:table-cell office:value="0.11690950393676758" office:value-type="float"/>
        </table:table-row>
        <table:table-row>
          <table:table-cell office:value="0.02311821639537811" office:value-type="float"/>
          <table:table-cell office:value="0.02311821639537811" office:value-type="float"/>
          <table:table-cell office:value="0.02311821639537811" office:value-type="float"/>
          <table:table-cell office:value="0.02311821639537811" office:value-type="float"/>
          <table:table-cell office:value="0.02311821639537811" office:value-type="float"/>
          <table:table-cell office:value="0.02311821639537811" office:value-type="float"/>
          <table:table-cell office:value="0.8365575467408634" office:value-type="float"/>
          <table:table-cell office:value="10" office:value-type="float"/>
          <table:table-cell office:value="-0.7281918525695801" office:value-type="float"/>
        </table:table-row>
        <table:table-row>
          <table:table-cell office:value="0.01414016723632812" office:value-type="float"/>
          <table:table-cell office:value="0.01414016723632812" office:value-type="float"/>
          <table:table-cell office:value="0.01414016723632812" office:value-type="float"/>
          <table:table-cell office:value="0.01414016723632812" office:value-type="float"/>
          <table:table-cell office:value="0.01414016723632812" office:value-type="float"/>
          <table:table-cell office:value="0.01414016723632812" office:value-type="float"/>
          <table:table-cell office:value="0.8585491860661595" office:value-type="float"/>
          <table:table-cell office:value="11" office:value-type="float"/>
          <table:table-cell office:value="-0.8978049159049988" office:value-type="float"/>
        </table:table-row>
        <table:table-row>
          <table:table-cell office:value="0.01933918952941894" office:value-type="float"/>
          <table:table-cell office:value="0.01933918952941894" office:value-type="float"/>
          <table:table-cell office:value="0.01933918952941894" office:value-type="float"/>
          <table:table-cell office:value="0.01933918952941894" office:value-type="float"/>
          <table:table-cell office:value="0.01933918952941894" office:value-type="float"/>
          <table:table-cell office:value="0.01933918952941894" office:value-type="float"/>
          <table:table-cell office:value="0.8458142342867324" office:value-type="float"/>
          <table:table-cell office:value="12" office:value-type="float"/>
          <table:table-cell office:value="0.519902229309082" office:value-type="float"/>
        </table:table-row>
        <table:table-row>
          <table:table-cell office:value="0.010309588313102715" office:value-type="float"/>
          <table:table-cell office:value="0.010309588313102715" office:value-type="float"/>
          <table:table-cell office:value="0.010309588313102715" office:value-type="float"/>
          <table:table-cell office:value="0.010309588313102715" office:value-type="float"/>
          <table:table-cell office:value="0.010309588313102715" office:value-type="float"/>
          <table:table-cell office:value="0.010309588313102715" office:value-type="float"/>
          <table:table-cell office:value="0.8679321498475215" office:value-type="float"/>
          <table:table-cell office:value="13" office:value-type="float"/>
          <table:table-cell office:value="-0.9029601216316223" office:value-type="float"/>
        </table:table-row>
        <table:table-row>
          <table:table-cell office:value="0.006757237911224358" office:value-type="float"/>
          <table:table-cell office:value="0.006757237911224358" office:value-type="float"/>
          <table:table-cell office:value="0.006757237911224358" office:value-type="float"/>
          <table:table-cell office:value="0.006757237911224358" office:value-type="float"/>
          <table:table-cell office:value="0.006757237911224358" office:value-type="float"/>
          <table:table-cell office:value="0.006757237911224358" office:value-type="float"/>
          <table:table-cell office:value="0.8766335957196942" office:value-type="float"/>
          <table:table-cell office:value="14" office:value-type="float"/>
          <table:table-cell office:value="-0.3552350401878357" office:value-type="float"/>
        </table:table-row>
        <table:table-row>
          <table:table-cell office:value="-0.0002802264690399238" office:value-type="float"/>
          <table:table-cell office:value="-0.0002802264690399238" office:value-type="float"/>
          <table:table-cell office:value="-0.0002802264690399238" office:value-type="float"/>
          <table:table-cell office:value="-0.0002802264690399238" office:value-type="float"/>
          <table:table-cell office:value="-0.0002802264690399238" office:value-type="float"/>
          <table:table-cell office:value="-0.0002802264690399238" office:value-type="float"/>
          <table:table-cell office:value="0.8938717925343536" office:value-type="float"/>
          <table:table-cell office:value="15" office:value-type="float"/>
          <table:table-cell office:value="-0.7037464380264282" office:value-type="float"/>
        </table:table-row>
        <table:table-row>
          <table:table-cell office:value="0.005930691957473748" office:value-type="float"/>
          <table:table-cell office:value="0.005930691957473748" office:value-type="float"/>
          <table:table-cell office:value="0.005930691957473748" office:value-type="float"/>
          <table:table-cell office:value="0.005930691957473748" office:value-type="float"/>
          <table:table-cell office:value="0.005930691957473748" office:value-type="float"/>
          <table:table-cell office:value="0.005930691957473748" office:value-type="float"/>
          <table:table-cell office:value="0.8786582115553453" office:value-type="float"/>
          <table:table-cell office:value="16" office:value-type="float"/>
          <table:table-cell office:value="0.6210918426513672" office:value-type="float"/>
        </table:table-row>
        <table:table-row>
          <table:table-cell office:value="-0.0017355370521545477" office:value-type="float"/>
          <table:table-cell office:value="-0.0017355370521545477" office:value-type="float"/>
          <table:table-cell office:value="-0.0017355370521545477" office:value-type="float"/>
          <table:table-cell office:value="-0.0017355370521545477" office:value-type="float"/>
          <table:table-cell office:value="-0.0017355370521545477" office:value-type="float"/>
          <table:table-cell office:value="-0.0017355370521545477" office:value-type="float"/>
          <table:table-cell office:value="0.8974365608802567" office:value-type="float"/>
          <table:table-cell office:value="17" office:value-type="float"/>
          <table:table-cell office:value="-0.7666229009628296" office:value-type="float"/>
        </table:table-row>
        <table:table-row>
          <table:table-cell office:value="-0.0009342992305755682" office:value-type="float"/>
          <table:table-cell office:value="-0.0009342992305755682" office:value-type="float"/>
          <table:table-cell office:value="-0.0009342992305755682" office:value-type="float"/>
          <table:table-cell office:value="-0.0009342992305755682" office:value-type="float"/>
          <table:table-cell office:value="-0.0009342992305755682" office:value-type="float"/>
          <table:table-cell office:value="-0.0009342992305755682" office:value-type="float"/>
          <table:table-cell office:value="0.895473937054769" office:value-type="float"/>
          <table:table-cell office:value="18" office:value-type="float"/>
          <table:table-cell office:value="0.08012378215789795" office:value-type="float"/>
        </table:table-row>
        <table:table-row>
          <table:table-cell office:value="0.004453121423721307" office:value-type="float"/>
          <table:table-cell office:value="0.004453121423721307" office:value-type="float"/>
          <table:table-cell office:value="0.004453121423721307" office:value-type="float"/>
          <table:table-cell office:value="0.004453121423721307" office:value-type="float"/>
          <table:table-cell office:value="0.004453121423721307" office:value-type="float"/>
          <table:table-cell office:value="0.004453121423721307" office:value-type="float"/>
          <table:table-cell office:value="0.8822775054220106" office:value-type="float"/>
          <table:table-cell office:value="19" office:value-type="float"/>
          <table:table-cell office:value="0.5387420654296875" office:value-type="float"/>
        </table:table-row>
        <table:table-row>
          <table:table-cell office:value="0.011803550720214839" office:value-type="float"/>
          <table:table-cell office:value="0.011803550720214839" office:value-type="float"/>
          <table:table-cell office:value="0.011803550720214839" office:value-type="float"/>
          <table:table-cell office:value="0.011803550720214839" office:value-type="float"/>
          <table:table-cell office:value="0.011803550720214839" office:value-type="float"/>
          <table:table-cell office:value="0.011803550720214839" office:value-type="float"/>
          <table:table-cell office:value="0.8642727042551968" office:value-type="float"/>
          <table:table-cell office:value="20" office:value-type="float"/>
          <table:table-cell office:value="0.735042929649353" office:value-type="float"/>
        </table:table-row>
        <table:table-row>
          <table:table-cell office:value="0.010417985320091243" office:value-type="float"/>
          <table:table-cell office:value="0.010417985320091243" office:value-type="float"/>
          <table:table-cell office:value="0.010417985320091243" office:value-type="float"/>
          <table:table-cell office:value="0.010417985320091243" office:value-type="float"/>
          <table:table-cell office:value="0.010417985320091243" office:value-type="float"/>
          <table:table-cell office:value="0.010417985320091243" office:value-type="float"/>
          <table:table-cell office:value="0.8676666324907547" office:value-type="float"/>
          <table:table-cell office:value="21" office:value-type="float"/>
          <table:table-cell office:value="-0.13855654001235962" office:value-type="float"/>
        </table:table-row>
        <table:table-row>
          <table:table-cell office:value="0.018311154246330258" office:value-type="float"/>
          <table:table-cell office:value="0.018311154246330258" office:value-type="float"/>
          <table:table-cell office:value="0.018311154246330258" office:value-type="float"/>
          <table:table-cell office:value="0.018311154246330258" office:value-type="float"/>
          <table:table-cell office:value="0.018311154246330258" office:value-type="float"/>
          <table:table-cell office:value="0.018311154246330258" office:value-type="float"/>
          <table:table-cell office:value="0.8483323961678774" office:value-type="float"/>
          <table:table-cell office:value="22" office:value-type="float"/>
          <table:table-cell office:value="0.7893168926239014" office:value-type="float"/>
        </table:table-row>
        <table:table-row>
          <table:table-cell office:value="0.01862565457820892" office:value-type="float"/>
          <table:table-cell office:value="0.01862565457820892" office:value-type="float"/>
          <table:table-cell office:value="0.01862565457820892" office:value-type="float"/>
          <table:table-cell office:value="0.01862565457820892" office:value-type="float"/>
          <table:table-cell office:value="0.01862565457820892" office:value-type="float"/>
          <table:table-cell office:value="0.01862565457820892" office:value-type="float"/>
          <table:table-cell office:value="0.8475620308308387" office:value-type="float"/>
          <table:table-cell office:value="23" office:value-type="float"/>
          <table:table-cell office:value="0.03145003318786621" office:value-type="float"/>
        </table:table-row>
        <table:table-row>
          <table:table-cell office:value="0.01773892760276794" office:value-type="float"/>
          <table:table-cell office:value="0.01773892760276794" office:value-type="float"/>
          <table:table-cell office:value="0.01773892760276794" office:value-type="float"/>
          <table:table-cell office:value="0.01773892760276794" office:value-type="float"/>
          <table:table-cell office:value="0.01773892760276794" office:value-type="float"/>
          <table:table-cell office:value="0.01773892760276794" office:value-type="float"/>
          <table:table-cell office:value="0.8497340594618304" office:value-type="float"/>
          <table:table-cell office:value="24" office:value-type="float"/>
          <table:table-cell office:value="-0.0886726975440979" office:value-type="float"/>
        </table:table-row>
        <table:table-row>
          <table:table-cell office:value="0.009760366082191465" office:value-type="float"/>
          <table:table-cell office:value="0.009760366082191465" office:value-type="float"/>
          <table:table-cell office:value="0.009760366082191465" office:value-type="float"/>
          <table:table-cell office:value="0.009760366082191465" office:value-type="float"/>
          <table:table-cell office:value="0.009760366082191465" office:value-type="float"/>
          <table:table-cell office:value="0.009760366082191465" office:value-type="float"/>
          <table:table-cell office:value="0.8692774640686471" office:value-type="float"/>
          <table:table-cell office:value="25" office:value-type="float"/>
          <table:table-cell office:value="-0.7978561520576477" office:value-type="float"/>
        </table:table-row>
        <table:table-row>
          <table:table-cell office:value="0.012609409689903258" office:value-type="float"/>
          <table:table-cell office:value="0.012609409689903258" office:value-type="float"/>
          <table:table-cell office:value="0.012609409689903258" office:value-type="float"/>
          <table:table-cell office:value="0.012609409689903258" office:value-type="float"/>
          <table:table-cell office:value="0.012609409689903258" office:value-type="float"/>
          <table:table-cell office:value="0.012609409689903258" office:value-type="float"/>
          <table:table-cell office:value="0.8622987609748152" office:value-type="float"/>
          <table:table-cell office:value="26" office:value-type="float"/>
          <table:table-cell office:value="0.2849043607711792" office:value-type="float"/>
        </table:table-row>
        <table:table-row>
          <table:table-cell office:value="0.011486244797706602" office:value-type="float"/>
          <table:table-cell office:value="0.011486244797706602" office:value-type="float"/>
          <table:table-cell office:value="0.011486244797706602" office:value-type="float"/>
          <table:table-cell office:value="0.011486244797706602" office:value-type="float"/>
          <table:table-cell office:value="0.011486244797706602" office:value-type="float"/>
          <table:table-cell office:value="0.011486244797706602" office:value-type="float"/>
          <table:table-cell office:value="0.865049941857705" office:value-type="float"/>
          <table:table-cell office:value="27" office:value-type="float"/>
          <table:table-cell office:value="-0.11231648921966553" office:value-type="float"/>
        </table:table-row>
        <table:table-row>
          <table:table-cell office:value="0.014129057526588438" office:value-type="float"/>
          <table:table-cell office:value="0.014129057526588438" office:value-type="float"/>
          <table:table-cell office:value="0.014129057526588438" office:value-type="float"/>
          <table:table-cell office:value="0.014129057526588438" office:value-type="float"/>
          <table:table-cell office:value="0.014129057526588438" office:value-type="float"/>
          <table:table-cell office:value="0.014129057526588438" office:value-type="float"/>
          <table:table-cell office:value="0.8585763991862121" office:value-type="float"/>
          <table:table-cell office:value="28" office:value-type="float"/>
          <table:table-cell office:value="0.2642812728881836" office:value-type="float"/>
        </table:table-row>
        <table:table-row>
          <table:table-cell office:value="0.011543319821357725" office:value-type="float"/>
          <table:table-cell office:value="0.011543319821357725" office:value-type="float"/>
          <table:table-cell office:value="0.011543319821357725" office:value-type="float"/>
          <table:table-cell office:value="0.011543319821357725" office:value-type="float"/>
          <table:table-cell office:value="0.011543319821357725" office:value-type="float"/>
          <table:table-cell office:value="0.011543319821357725" office:value-type="float"/>
          <table:table-cell office:value="0.8649101371727025" office:value-type="float"/>
          <table:table-cell office:value="29" office:value-type="float"/>
          <table:table-cell office:value="-0.2585737705230713" office:value-type="float"/>
        </table:table-row>
        <table:table-row>
          <table:table-cell office:value="0.007038758397102354" office:value-type="float"/>
          <table:table-cell office:value="0.007038758397102354" office:value-type="float"/>
          <table:table-cell office:value="0.007038758397102354" office:value-type="float"/>
          <table:table-cell office:value="0.007038758397102354" office:value-type="float"/>
          <table:table-cell office:value="0.007038758397102354" office:value-type="float"/>
          <table:table-cell office:value="0.007038758397102354" office:value-type="float"/>
          <table:table-cell office:value="0.8759440141771528" office:value-type="float"/>
          <table:table-cell office:value="30" office:value-type="float"/>
          <table:table-cell office:value="-0.4504561424255371" office:value-type="float"/>
        </table:table-row>
        <table:table-row>
          <table:table-cell office:value="-0.0010959357023239153" office:value-type="float"/>
          <table:table-cell office:value="-0.0010959357023239153" office:value-type="float"/>
          <table:table-cell office:value="-0.0010959357023239153" office:value-type="float"/>
          <table:table-cell office:value="-0.0010959357023239153" office:value-type="float"/>
          <table:table-cell office:value="-0.0010959357023239153" office:value-type="float"/>
          <table:table-cell office:value="-0.0010959357023239153" office:value-type="float"/>
          <table:table-cell office:value="0.8958698639343763" office:value-type="float"/>
          <table:table-cell office:value="31" office:value-type="float"/>
          <table:table-cell office:value="-0.813469409942627" office:value-type="float"/>
        </table:table-row>
        <table:table-row>
          <table:table-cell office:value="-0.0005210393667221087" office:value-type="float"/>
          <table:table-cell office:value="-0.0005210393667221087" office:value-type="float"/>
          <table:table-cell office:value="-0.0005210393667221087" office:value-type="float"/>
          <table:table-cell office:value="-0.0005210393667221087" office:value-type="float"/>
          <table:table-cell office:value="-0.0005210393667221087" office:value-type="float"/>
          <table:table-cell office:value="-0.0005210393667221087" office:value-type="float"/>
          <table:table-cell office:value="0.894461661257156" office:value-type="float"/>
          <table:table-cell office:value="32" office:value-type="float"/>
          <table:table-cell office:value="0.057489633560180664" office:value-type="float"/>
        </table:table-row>
        <table:table-row>
          <table:table-cell office:value="0.007786458134651182" office:value-type="float"/>
          <table:table-cell office:value="0.007786458134651182" office:value-type="float"/>
          <table:table-cell office:value="0.007786458134651182" office:value-type="float"/>
          <table:table-cell office:value="0.007786458134651182" office:value-type="float"/>
          <table:table-cell office:value="0.007786458134651182" office:value-type="float"/>
          <table:table-cell office:value="0.007786458134651182" office:value-type="float"/>
          <table:table-cell office:value="0.8741125313393452" office:value-type="float"/>
          <table:table-cell office:value="33" office:value-type="float"/>
          <table:table-cell office:value="0.8307497501373291" office:value-type="float"/>
        </table:table-row>
        <table:table-row>
          <table:table-cell office:value="0.001626265048980711" office:value-type="float"/>
          <table:table-cell office:value="0.001626265048980711" office:value-type="float"/>
          <table:table-cell office:value="0.001626265048980711" office:value-type="float"/>
          <table:table-cell office:value="0.001626265048980711" office:value-type="float"/>
          <table:table-cell office:value="0.001626265048980711" office:value-type="float"/>
          <table:table-cell office:value="0.001626265048980711" office:value-type="float"/>
          <table:table-cell office:value="0.8892018611162589" office:value-type="float"/>
          <table:table-cell office:value="34" office:value-type="float"/>
          <table:table-cell office:value="-0.6160193085670471" office:value-type="float"/>
        </table:table-row>
        <table:table-row>
          <table:table-cell office:value="-0.0010482394695282" office:value-type="float"/>
          <table:table-cell office:value="-0.0010482394695282" office:value-type="float"/>
          <table:table-cell office:value="-0.0010482394695282" office:value-type="float"/>
          <table:table-cell office:value="-0.0010482394695282" office:value-type="float"/>
          <table:table-cell office:value="-0.0010482394695282" office:value-type="float"/>
          <table:table-cell office:value="-0.0010482394695282" office:value-type="float"/>
          <table:table-cell office:value="0.8957530325013737" office:value-type="float"/>
          <table:table-cell office:value="35" office:value-type="float"/>
          <table:table-cell office:value="-0.2674504518508911" office:value-type="float"/>
        </table:table-row>
        <table:table-row>
          <table:table-cell office:value="0.0021109950542449935" office:value-type="float"/>
          <table:table-cell office:value="0.0021109950542449935" office:value-type="float"/>
          <table:table-cell office:value="0.0021109950542449935" office:value-type="float"/>
          <table:table-cell office:value="0.0021109950542449935" office:value-type="float"/>
          <table:table-cell office:value="0.0021109950542449935" office:value-type="float"/>
          <table:table-cell office:value="0.0021109950542449935" office:value-type="float"/>
          <table:table-cell office:value="0.8880145199403449" office:value-type="float"/>
          <table:table-cell office:value="36" office:value-type="float"/>
          <table:table-cell office:value="0.31592345237731934" office:value-type="float"/>
        </table:table-row>
        <table:table-row>
          <table:table-cell office:value="-0.005559964776039126" office:value-type="float"/>
          <table:table-cell office:value="-0.005559964776039126" office:value-type="float"/>
          <table:table-cell office:value="-0.005559964776039126" office:value-type="float"/>
          <table:table-cell office:value="-0.005559964776039126" office:value-type="float"/>
          <table:table-cell office:value="-0.005559964776039126" office:value-type="float"/>
          <table:table-cell office:value="-0.005559964776039126" office:value-type="float"/>
          <table:table-cell office:value="0.9068044573619276" office:value-type="float"/>
          <table:table-cell office:value="37" office:value-type="float"/>
          <table:table-cell office:value="-0.7670959830284119" office:value-type="float"/>
        </table:table-row>
        <table:table-row>
          <table:table-cell office:value="-0.0030074828863143944" office:value-type="float"/>
          <table:table-cell office:value="-0.0030074828863143944" office:value-type="float"/>
          <table:table-cell office:value="-0.0030074828863143944" office:value-type="float"/>
          <table:table-cell office:value="-0.0030074828863143944" office:value-type="float"/>
          <table:table-cell office:value="-0.0030074828863143944" office:value-type="float"/>
          <table:table-cell office:value="-0.0030074828863143944" office:value-type="float"/>
          <table:table-cell office:value="0.900552179154407" office:value-type="float"/>
          <table:table-cell office:value="38" office:value-type="float"/>
          <table:table-cell office:value="0.25524818897247314" office:value-type="float"/>
        </table:table-row>
        <table:table-row>
          <table:table-cell office:value="-0.011634265780448915" office:value-type="float"/>
          <table:table-cell office:value="-0.011634265780448915" office:value-type="float"/>
          <table:table-cell office:value="-0.011634265780448915" office:value-type="float"/>
          <table:table-cell office:value="-0.011634265780448915" office:value-type="float"/>
          <table:table-cell office:value="-0.011634265780448915" office:value-type="float"/>
          <table:table-cell office:value="-0.011634265780448915" office:value-type="float"/>
          <table:table-cell office:value="0.9216833953668069" office:value-type="float"/>
          <table:table-cell office:value="39" office:value-type="float"/>
          <table:table-cell office:value="-0.8626782894134521" office:value-type="float"/>
        </table:table-row>
        <table:table-row>
          <table:table-cell office:value="-0.01174049735069275" office:value-type="float"/>
          <table:table-cell office:value="-0.01174049735069275" office:value-type="float"/>
          <table:table-cell office:value="-0.01174049735069275" office:value-type="float"/>
          <table:table-cell office:value="-0.01174049735069275" office:value-type="float"/>
          <table:table-cell office:value="-0.01174049735069275" office:value-type="float"/>
          <table:table-cell office:value="-0.01174049735069275" office:value-type="float"/>
          <table:table-cell office:value="0.9219436085084789" office:value-type="float"/>
          <table:table-cell office:value="40" office:value-type="float"/>
          <table:table-cell office:value="-0.010623157024383545" office:value-type="float"/>
        </table:table-row>
        <table:table-row>
          <table:table-cell office:value="-0.004283175468444825" office:value-type="float"/>
          <table:table-cell office:value="-0.004283175468444825" office:value-type="float"/>
          <table:table-cell office:value="-0.004283175468444825" office:value-type="float"/>
          <table:table-cell office:value="-0.004283175468444825" office:value-type="float"/>
          <table:table-cell office:value="-0.004283175468444825" office:value-type="float"/>
          <table:table-cell office:value="-0.004283175468444825" office:value-type="float"/>
          <table:table-cell office:value="0.9036769750492801" office:value-type="float"/>
          <table:table-cell office:value="41" office:value-type="float"/>
          <table:table-cell office:value="0.7457321882247925" office:value-type="float"/>
        </table:table-row>
        <table:table-row>
          <table:table-cell office:value="-0.0020835006237030036" office:value-type="float"/>
          <table:table-cell office:value="-0.0020835006237030036" office:value-type="float"/>
          <table:table-cell office:value="-0.0020835006237030036" office:value-type="float"/>
          <table:table-cell office:value="-0.0020835006237030036" office:value-type="float"/>
          <table:table-cell office:value="-0.0020835006237030036" office:value-type="float"/>
          <table:table-cell office:value="-0.0020835006237030036" office:value-type="float"/>
          <table:table-cell office:value="0.8982888940796268" office:value-type="float"/>
          <table:table-cell office:value="42" office:value-type="float"/>
          <table:table-cell office:value="0.21996748447418213" office:value-type="float"/>
        </table:table-row>
        <table:table-row>
          <table:table-cell office:value="0.0042088782787322995" office:value-type="float"/>
          <table:table-cell office:value="0.0042088782787322995" office:value-type="float"/>
          <table:table-cell office:value="0.0042088782787322995" office:value-type="float"/>
          <table:table-cell office:value="0.0042088782787322995" office:value-type="float"/>
          <table:table-cell office:value="0.0042088782787322995" office:value-type="float"/>
          <table:table-cell office:value="0.0042088782787322995" office:value-type="float"/>
          <table:table-cell office:value="0.8828757765004063" office:value-type="float"/>
          <table:table-cell office:value="43" office:value-type="float"/>
          <table:table-cell office:value="0.6292378902435303" office:value-type="float"/>
        </table:table-row>
        <table:table-row>
          <table:table-cell office:value="0.004234087467193603" office:value-type="float"/>
          <table:table-cell office:value="0.004234087467193603" office:value-type="float"/>
          <table:table-cell office:value="0.004234087467193603" office:value-type="float"/>
          <table:table-cell office:value="0.004234087467193603" office:value-type="float"/>
          <table:table-cell office:value="0.004234087467193603" office:value-type="float"/>
          <table:table-cell office:value="0.004234087467193603" office:value-type="float"/>
          <table:table-cell office:value="0.8828140268518464" office:value-type="float"/>
          <table:table-cell office:value="44" office:value-type="float"/>
          <table:table-cell office:value="0.002520918846130371" office:value-type="float"/>
        </table:table-row>
        <table:table-row>
          <table:table-cell office:value="-0.0025415307283401497" office:value-type="float"/>
          <table:table-cell office:value="-0.0025415307283401497" office:value-type="float"/>
          <table:table-cell office:value="-0.0025415307283401497" office:value-type="float"/>
          <table:table-cell office:value="-0.0025415307283401497" office:value-type="float"/>
          <table:table-cell office:value="-0.0025415307283401497" office:value-type="float"/>
          <table:table-cell office:value="-0.0025415307283401497" office:value-type="float"/>
          <table:table-cell office:value="0.8994108341228214" office:value-type="float"/>
          <table:table-cell office:value="45" office:value-type="float"/>
          <table:table-cell office:value="-0.6775618195533752" office:value-type="float"/>
        </table:table-row>
        <table:table-row>
          <table:table-cell office:value="-0.006526938676834107" office:value-type="float"/>
          <table:table-cell office:value="-0.006526938676834107" office:value-type="float"/>
          <table:table-cell office:value="-0.006526938676834107" office:value-type="float"/>
          <table:table-cell office:value="-0.006526938676834107" office:value-type="float"/>
          <table:table-cell office:value="-0.006526938676834107" office:value-type="float"/>
          <table:table-cell office:value="-0.006526938676834107" office:value-type="float"/>
          <table:table-cell office:value="0.9091730500134639" office:value-type="float"/>
          <table:table-cell office:value="46" office:value-type="float"/>
          <table:table-cell office:value="-0.39854079484939575" office:value-type="float"/>
        </table:table-row>
        <table:table-row>
          <table:table-cell office:value="-0.007853170633316042" office:value-type="float"/>
          <table:table-cell office:value="-0.007853170633316042" office:value-type="float"/>
          <table:table-cell office:value="-0.007853170633316042" office:value-type="float"/>
          <table:table-cell office:value="-0.007853170633316042" office:value-type="float"/>
          <table:table-cell office:value="-0.007853170633316042" office:value-type="float"/>
          <table:table-cell office:value="-0.007853170633316042" office:value-type="float"/>
          <table:table-cell office:value="0.9124216415874177" office:value-type="float"/>
          <table:table-cell office:value="47" office:value-type="float"/>
          <table:table-cell office:value="-0.13262319564819336" office:value-type="float"/>
        </table:table-row>
        <table:table-row>
          <table:table-cell office:value="-0.0035250079631805433" office:value-type="float"/>
          <table:table-cell office:value="-0.0035250079631805433" office:value-type="float"/>
          <table:table-cell office:value="-0.0035250079631805433" office:value-type="float"/>
          <table:table-cell office:value="-0.0035250079631805433" office:value-type="float"/>
          <table:table-cell office:value="-0.0035250079631805433" office:value-type="float"/>
          <table:table-cell office:value="-0.0035250079631805433" office:value-type="float"/>
          <table:table-cell office:value="0.9018198515218238" office:value-type="float"/>
          <table:table-cell office:value="48" office:value-type="float"/>
          <table:table-cell office:value="0.4328162670135498" office:value-type="float"/>
        </table:table-row>
        <table:table-row>
          <table:table-cell office:value="0.003907933235168456" office:value-type="float"/>
          <table:table-cell office:value="0.003907933235168456" office:value-type="float"/>
          <table:table-cell office:value="0.003907933235168456" office:value-type="float"/>
          <table:table-cell office:value="0.003907933235168456" office:value-type="float"/>
          <table:table-cell office:value="0.003907933235168456" office:value-type="float"/>
          <table:table-cell office:value="0.003907933235168456" office:value-type="float"/>
          <table:table-cell office:value="0.8836129382977573" office:value-type="float"/>
          <table:table-cell office:value="49" office:value-type="float"/>
          <table:table-cell office:value="0.7432941198348999" office:value-type="float"/>
        </table:table-row>
        <table:table-row>
          <table:table-cell office:value="-0.0021444588899612446" office:value-type="float"/>
          <table:table-cell office:value="-0.0021444588899612446" office:value-type="float"/>
          <table:table-cell office:value="-0.0021444588899612446" office:value-type="float"/>
          <table:table-cell office:value="-0.0021444588899612446" office:value-type="float"/>
          <table:table-cell office:value="-0.0021444588899612446" office:value-type="float"/>
          <table:table-cell office:value="-0.0021444588899612446" office:value-type="float"/>
          <table:table-cell office:value="0.8984382107275642" office:value-type="float"/>
          <table:table-cell office:value="50" office:value-type="float"/>
          <table:table-cell office:value="-0.60523921251297" office:value-type="float"/>
        </table:table-row>
      </table:table>
      <table:table table:name="2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3801007270813" office:value-type="float"/>
          <table:table-cell office:value="0.0083801007270813" office:value-type="float"/>
          <table:table-cell office:value="0.0083801007270813" office:value-type="float"/>
          <table:table-cell office:value="0.0083801007270813" office:value-type="float"/>
          <table:table-cell office:value="0.0083801007270813" office:value-type="float"/>
          <table:table-cell office:value="0.0083801007270813" office:value-type="float"/>
          <table:table-cell office:value="0.9545429325822409" office:value-type="float"/>
          <table:table-cell office:value="1" office:value-type="float"/>
          <table:table-cell office:value="0.8380100727081299" office:value-type="float"/>
        </table:table-row>
        <table:table-row>
          <table:table-cell office:value="0.01717743158340454" office:value-type="float"/>
          <table:table-cell office:value="0.01717743158340454" office:value-type="float"/>
          <table:table-cell office:value="0.01717743158340454" office:value-type="float"/>
          <table:table-cell office:value="0.01717743158340454" office:value-type="float"/>
          <table:table-cell office:value="0.01717743158340454" office:value-type="float"/>
          <table:table-cell office:value="0.01717743158340454" office:value-type="float"/>
          <table:table-cell office:value="0.9329939608858072" office:value-type="float"/>
          <table:table-cell office:value="2" office:value-type="float"/>
          <table:table-cell office:value="0.8797330856323242" office:value-type="float"/>
        </table:table-row>
        <table:table-row>
          <table:table-cell office:value="0.025246195793151856" office:value-type="float"/>
          <table:table-cell office:value="0.025246195793151856" office:value-type="float"/>
          <table:table-cell office:value="0.025246195793151856" office:value-type="float"/>
          <table:table-cell office:value="0.025246195793151856" office:value-type="float"/>
          <table:table-cell office:value="0.025246195793151856" office:value-type="float"/>
          <table:table-cell office:value="0.025246195793151856" office:value-type="float"/>
          <table:table-cell office:value="0.9132296057170951" office:value-type="float"/>
          <table:table-cell office:value="3" office:value-type="float"/>
          <table:table-cell office:value="0.8068764209747314" office:value-type="float"/>
        </table:table-row>
        <table:table-row>
          <table:table-cell office:value="0.021136040687561034" office:value-type="float"/>
          <table:table-cell office:value="0.021136040687561034" office:value-type="float"/>
          <table:table-cell office:value="0.021136040687561034" office:value-type="float"/>
          <table:table-cell office:value="0.021136040687561034" office:value-type="float"/>
          <table:table-cell office:value="0.021136040687561034" office:value-type="float"/>
          <table:table-cell office:value="0.021136040687561034" office:value-type="float"/>
          <table:table-cell office:value="0.9232973884894877" office:value-type="float"/>
          <table:table-cell office:value="4" office:value-type="float"/>
          <table:table-cell office:value="-0.41101551055908203" office:value-type="float"/>
        </table:table-row>
        <table:table-row>
          <table:table-cell office:value="0.013676484823226927" office:value-type="float"/>
          <table:table-cell office:value="0.013676484823226927" office:value-type="float"/>
          <table:table-cell office:value="0.013676484823226927" office:value-type="float"/>
          <table:table-cell office:value="0.013676484823226927" office:value-type="float"/>
          <table:table-cell office:value="0.013676484823226927" office:value-type="float"/>
          <table:table-cell office:value="0.013676484823226927" office:value-type="float"/>
          <table:table-cell office:value="0.9415694940648922" office:value-type="float"/>
          <table:table-cell office:value="5" office:value-type="float"/>
          <table:table-cell office:value="-0.7459555864334106" office:value-type="float"/>
        </table:table-row>
        <table:table-row>
          <table:table-cell office:value="0.010223654508590696" office:value-type="float"/>
          <table:table-cell office:value="0.010223654508590696" office:value-type="float"/>
          <table:table-cell office:value="0.010223654508590696" office:value-type="float"/>
          <table:table-cell office:value="0.010223654508590696" office:value-type="float"/>
          <table:table-cell office:value="0.010223654508590696" office:value-type="float"/>
          <table:table-cell office:value="0.010223654508590696" office:value-type="float"/>
          <table:table-cell office:value="0.9500271665041645" office:value-type="float"/>
          <table:table-cell office:value="6" office:value-type="float"/>
          <table:table-cell office:value="-0.34528303146362305" office:value-type="float"/>
        </table:table-row>
        <table:table-row>
          <table:table-cell office:value="0.005930443406105039" office:value-type="float"/>
          <table:table-cell office:value="0.005930443406105039" office:value-type="float"/>
          <table:table-cell office:value="0.005930443406105039" office:value-type="float"/>
          <table:table-cell office:value="0.005930443406105039" office:value-type="float"/>
          <table:table-cell office:value="0.005930443406105039" office:value-type="float"/>
          <table:table-cell office:value="0.005930443406105039" office:value-type="float"/>
          <table:table-cell office:value="0.960543343063306" office:value-type="float"/>
          <table:table-cell office:value="7" office:value-type="float"/>
          <table:table-cell office:value="-0.4293211102485657" office:value-type="float"/>
        </table:table-row>
        <table:table-row>
          <table:table-cell office:value="-7.647693157196347e-05" office:value-type="float"/>
          <table:table-cell office:value="-7.647693157196347e-05" office:value-type="float"/>
          <table:table-cell office:value="-7.647693157196347e-05" office:value-type="float"/>
          <table:table-cell office:value="-7.647693157196347e-05" office:value-type="float"/>
          <table:table-cell office:value="-7.647693157196347e-05" office:value-type="float"/>
          <table:table-cell office:value="-7.647693157196347e-05" office:value-type="float"/>
          <table:table-cell office:value="0.9752572328161615" office:value-type="float"/>
          <table:table-cell office:value="8" office:value-type="float"/>
          <table:table-cell office:value="-0.6006920337677002" office:value-type="float"/>
        </table:table-row>
        <table:table-row>
          <table:table-cell office:value="-0.002638909220695499" office:value-type="float"/>
          <table:table-cell office:value="-0.002638909220695499" office:value-type="float"/>
          <table:table-cell office:value="-0.002638909220695499" office:value-type="float"/>
          <table:table-cell office:value="-0.002638909220695499" office:value-type="float"/>
          <table:table-cell office:value="-0.002638909220695499" office:value-type="float"/>
          <table:table-cell office:value="-0.002638909220695499" office:value-type="float"/>
          <table:table-cell office:value="0.981533884424946" office:value-type="float"/>
          <table:table-cell office:value="9" office:value-type="float"/>
          <table:table-cell office:value="-0.2562432289123535" office:value-type="float"/>
        </table:table-row>
        <table:table-row>
          <table:table-cell office:value="-0.007944630980491642" office:value-type="float"/>
          <table:table-cell office:value="-0.007944630980491642" office:value-type="float"/>
          <table:table-cell office:value="-0.007944630980491642" office:value-type="float"/>
          <table:table-cell office:value="-0.007944630980491642" office:value-type="float"/>
          <table:table-cell office:value="-0.007944630980491642" office:value-type="float"/>
          <table:table-cell office:value="-0.007944630980491642" office:value-type="float"/>
          <table:table-cell office:value="0.9945301954536282" office:value-type="float"/>
          <table:table-cell office:value="10" office:value-type="float"/>
          <table:table-cell office:value="-0.5305721759796143" office:value-type="float"/>
        </table:table-row>
        <table:table-row>
          <table:table-cell office:value="0.0003366154432296719" office:value-type="float"/>
          <table:table-cell office:value="0.0003366154432296719" office:value-type="float"/>
          <table:table-cell office:value="0.0003366154432296719" office:value-type="float"/>
          <table:table-cell office:value="0.0003366154432296719" office:value-type="float"/>
          <table:table-cell office:value="0.0003366154432296719" office:value-type="float"/>
          <table:table-cell office:value="0.0003366154432296719" office:value-type="float"/>
          <table:table-cell office:value="0.9742453672812629" office:value-type="float"/>
          <table:table-cell office:value="11" office:value-type="float"/>
          <table:table-cell office:value="0.8281246423721313" office:value-type="float"/>
        </table:table-row>
        <table:table-row>
          <table:table-cell office:value="-0.006857113242149357" office:value-type="float"/>
          <table:table-cell office:value="-0.006857113242149357" office:value-type="float"/>
          <table:table-cell office:value="-0.006857113242149357" office:value-type="float"/>
          <table:table-cell office:value="-0.006857113242149357" office:value-type="float"/>
          <table:table-cell office:value="-0.006857113242149357" office:value-type="float"/>
          <table:table-cell office:value="-0.006857113242149357" office:value-type="float"/>
          <table:table-cell office:value="0.991866331908464" office:value-type="float"/>
          <table:table-cell office:value="12" office:value-type="float"/>
          <table:table-cell office:value="-0.7193728685379028" office:value-type="float"/>
        </table:table-row>
        <table:table-row>
          <table:table-cell office:value="-0.0022143131494522135" office:value-type="float"/>
          <table:table-cell office:value="-0.0022143131494522135" office:value-type="float"/>
          <table:table-cell office:value="-0.0022143131494522135" office:value-type="float"/>
          <table:table-cell office:value="-0.0022143131494522135" office:value-type="float"/>
          <table:table-cell office:value="-0.0022143131494522135" office:value-type="float"/>
          <table:table-cell office:value="-0.0022143131494522135" office:value-type="float"/>
          <table:table-cell office:value="0.9804938407036096" office:value-type="float"/>
          <table:table-cell office:value="13" office:value-type="float"/>
          <table:table-cell office:value="0.46428000926971436" office:value-type="float"/>
        </table:table-row>
        <table:table-row>
          <table:table-cell office:value="0.001463009715080257" office:value-type="float"/>
          <table:table-cell office:value="0.001463009715080257" office:value-type="float"/>
          <table:table-cell office:value="0.001463009715080257" office:value-type="float"/>
          <table:table-cell office:value="0.001463009715080257" office:value-type="float"/>
          <table:table-cell office:value="0.001463009715080257" office:value-type="float"/>
          <table:table-cell office:value="0.001463009715080257" office:value-type="float"/>
          <table:table-cell office:value="0.9714862760660352" office:value-type="float"/>
          <table:table-cell office:value="14" office:value-type="float"/>
          <table:table-cell office:value="0.36773228645324707" office:value-type="float"/>
        </table:table-row>
        <table:table-row>
          <table:table-cell office:value="-0.007343876957893377" office:value-type="float"/>
          <table:table-cell office:value="-0.007343876957893377" office:value-type="float"/>
          <table:table-cell office:value="-0.007343876957893377" office:value-type="float"/>
          <table:table-cell office:value="-0.007343876957893377" office:value-type="float"/>
          <table:table-cell office:value="-0.007343876957893377" office:value-type="float"/>
          <table:table-cell office:value="-0.007343876957893377" office:value-type="float"/>
          <table:table-cell office:value="0.993058654637338" office:value-type="float"/>
          <table:table-cell office:value="15" office:value-type="float"/>
          <table:table-cell office:value="-0.8806886672973633" office:value-type="float"/>
        </table:table-row>
        <table:table-row>
          <table:table-cell office:value="-0.010042690634727482" office:value-type="float"/>
          <table:table-cell office:value="-0.010042690634727482" office:value-type="float"/>
          <table:table-cell office:value="-0.010042690634727482" office:value-type="float"/>
          <table:table-cell office:value="-0.010042690634727482" office:value-type="float"/>
          <table:table-cell office:value="-0.010042690634727482" office:value-type="float"/>
          <table:table-cell office:value="-0.010042690634727482" office:value-type="float"/>
          <table:table-cell office:value="0.9996693710564261" office:value-type="float"/>
          <table:table-cell office:value="16" office:value-type="float"/>
          <table:table-cell office:value="-0.26988136768341064" office:value-type="float"/>
        </table:table-row>
      </table:table>
      <table:table table:name="2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713778018951416" office:value-type="float"/>
          <table:table-cell office:value="0.00713778018951416" office:value-type="float"/>
          <table:table-cell office:value="0.00713778018951416" office:value-type="float"/>
          <table:table-cell office:value="0.00713778018951416" office:value-type="float"/>
          <table:table-cell office:value="0.00713778018951416" office:value-type="float"/>
          <table:table-cell office:value="0.00713778018951416" office:value-type="float"/>
          <table:table-cell office:value="0.9993047181035548" office:value-type="float"/>
          <table:table-cell office:value="1" office:value-type="float"/>
          <table:table-cell office:value="0.713778018951416" office:value-type="float"/>
        </table:table-row>
      </table:table>
      <table:table table:name="2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2648935914039612" office:value-type="float"/>
          <table:table-cell office:value="-0.002648935914039612" office:value-type="float"/>
          <table:table-cell office:value="-0.002648935914039612" office:value-type="float"/>
          <table:table-cell office:value="-0.002648935914039612" office:value-type="float"/>
          <table:table-cell office:value="-0.002648935914039612" office:value-type="float"/>
          <table:table-cell office:value="-0.002648935914039612" office:value-type="float"/>
          <table:table-cell office:value="0.9662052597547136" office:value-type="float"/>
          <table:table-cell office:value="1" office:value-type="float"/>
          <table:table-cell office:value="-0.2648935914039612" office:value-type="float"/>
        </table:table-row>
        <table:table-row>
          <table:table-cell office:value="-0.008793562650680542" office:value-type="float"/>
          <table:table-cell office:value="-0.008793562650680542" office:value-type="float"/>
          <table:table-cell office:value="-0.008793562650680542" office:value-type="float"/>
          <table:table-cell office:value="-0.008793562650680542" office:value-type="float"/>
          <table:table-cell office:value="-0.008793562650680542" office:value-type="float"/>
          <table:table-cell office:value="-0.008793562650680542" office:value-type="float"/>
          <table:table-cell office:value="0.9511540595900804" office:value-type="float"/>
          <table:table-cell office:value="2" office:value-type="float"/>
          <table:table-cell office:value="-0.614462673664093" office:value-type="float"/>
        </table:table-row>
        <table:table-row>
          <table:table-cell office:value="-0.0008307540416717524" office:value-type="float"/>
          <table:table-cell office:value="-0.0008307540416717524" office:value-type="float"/>
          <table:table-cell office:value="-0.0008307540416717524" office:value-type="float"/>
          <table:table-cell office:value="-0.0008307540416717524" office:value-type="float"/>
          <table:table-cell office:value="-0.0008307540416717524" office:value-type="float"/>
          <table:table-cell office:value="-0.0008307540416717524" office:value-type="float"/>
          <table:table-cell office:value="0.970658877601593" office:value-type="float"/>
          <table:table-cell office:value="3" office:value-type="float"/>
          <table:table-cell office:value="0.7962808609008789" office:value-type="float"/>
        </table:table-row>
        <table:table-row>
          <table:table-cell office:value="0.0021176028251647955" office:value-type="float"/>
          <table:table-cell office:value="0.0021176028251647955" office:value-type="float"/>
          <table:table-cell office:value="0.0021176028251647955" office:value-type="float"/>
          <table:table-cell office:value="0.0021176028251647955" office:value-type="float"/>
          <table:table-cell office:value="0.0021176028251647955" office:value-type="float"/>
          <table:table-cell office:value="0.0021176028251647955" office:value-type="float"/>
          <table:table-cell office:value="0.9778808475049734" office:value-type="float"/>
          <table:table-cell office:value="4" office:value-type="float"/>
          <table:table-cell office:value="0.2948356866836548" office:value-type="float"/>
        </table:table-row>
        <table:table-row>
          <table:table-cell office:value="-0.005543445348739623" office:value-type="float"/>
          <table:table-cell office:value="-0.005543445348739623" office:value-type="float"/>
          <table:table-cell office:value="-0.005543445348739623" office:value-type="float"/>
          <table:table-cell office:value="-0.005543445348739623" office:value-type="float"/>
          <table:table-cell office:value="-0.005543445348739623" office:value-type="float"/>
          <table:table-cell office:value="-0.005543445348739623" office:value-type="float"/>
          <table:table-cell office:value="0.9591151885840268" office:value-type="float"/>
          <table:table-cell office:value="5" office:value-type="float"/>
          <table:table-cell office:value="-0.7661048173904419" office:value-type="float"/>
        </table:table-row>
        <table:table-row>
          <table:table-cell office:value="-0.00367893099784851" office:value-type="float"/>
          <table:table-cell office:value="-0.00367893099784851" office:value-type="float"/>
          <table:table-cell office:value="-0.00367893099784851" office:value-type="float"/>
          <table:table-cell office:value="-0.00367893099784851" office:value-type="float"/>
          <table:table-cell office:value="-0.00367893099784851" office:value-type="float"/>
          <table:table-cell office:value="-0.00367893099784851" office:value-type="float"/>
          <table:table-cell office:value="0.9636822973618066" office:value-type="float"/>
          <table:table-cell office:value="6" office:value-type="float"/>
          <table:table-cell office:value="0.18645143508911133" office:value-type="float"/>
        </table:table-row>
        <table:table-row>
          <table:table-cell office:value="-0.003794803023338317" office:value-type="float"/>
          <table:table-cell office:value="-0.003794803023338317" office:value-type="float"/>
          <table:table-cell office:value="-0.003794803023338317" office:value-type="float"/>
          <table:table-cell office:value="-0.003794803023338317" office:value-type="float"/>
          <table:table-cell office:value="-0.003794803023338317" office:value-type="float"/>
          <table:table-cell office:value="-0.003794803023338317" office:value-type="float"/>
          <table:table-cell office:value="0.9633984700238938" office:value-type="float"/>
          <table:table-cell office:value="7" office:value-type="float"/>
          <table:table-cell office:value="-0.011587202548980713" office:value-type="float"/>
        </table:table-row>
        <table:table-row>
          <table:table-cell office:value="0.0013471728563308727" office:value-type="float"/>
          <table:table-cell office:value="0.0013471728563308727" office:value-type="float"/>
          <table:table-cell office:value="0.0013471728563308727" office:value-type="float"/>
          <table:table-cell office:value="0.0013471728563308727" office:value-type="float"/>
          <table:table-cell office:value="0.0013471728563308727" office:value-type="float"/>
          <table:table-cell office:value="0.0013471728563308727" office:value-type="float"/>
          <table:table-cell office:value="0.975993687198782" office:value-type="float"/>
          <table:table-cell office:value="8" office:value-type="float"/>
          <table:table-cell office:value="0.514197587966919" office:value-type="float"/>
        </table:table-row>
        <table:table-row>
          <table:table-cell office:value="-0.0033515661954879746" office:value-type="float"/>
          <table:table-cell office:value="-0.0033515661954879746" office:value-type="float"/>
          <table:table-cell office:value="-0.0033515661954879746" office:value-type="float"/>
          <table:table-cell office:value="-0.0033515661954879746" office:value-type="float"/>
          <table:table-cell office:value="-0.0033515661954879746" office:value-type="float"/>
          <table:table-cell office:value="-0.0033515661954879746" office:value-type="float"/>
          <table:table-cell office:value="0.964484174087337" office:value-type="float"/>
          <table:table-cell office:value="9" office:value-type="float"/>
          <table:table-cell office:value="-0.46987390518188477" office:value-type="float"/>
        </table:table-row>
        <table:table-row>
          <table:table-cell office:value="-0.012619022727012633" office:value-type="float"/>
          <table:table-cell office:value="-0.012619022727012633" office:value-type="float"/>
          <table:table-cell office:value="-0.012619022727012633" office:value-type="float"/>
          <table:table-cell office:value="-0.012619022727012633" office:value-type="float"/>
          <table:table-cell office:value="-0.012619022727012633" office:value-type="float"/>
          <table:table-cell office:value="-0.012619022727012633" office:value-type="float"/>
          <table:table-cell office:value="0.9417836343716783" office:value-type="float"/>
          <table:table-cell office:value="10" office:value-type="float"/>
          <table:table-cell office:value="-0.9267456531524658" office:value-type="float"/>
        </table:table-row>
        <table:table-row>
          <table:table-cell office:value="-0.005819763541221617" office:value-type="float"/>
          <table:table-cell office:value="-0.005819763541221617" office:value-type="float"/>
          <table:table-cell office:value="-0.005819763541221617" office:value-type="float"/>
          <table:table-cell office:value="-0.005819763541221617" office:value-type="float"/>
          <table:table-cell office:value="-0.005819763541221617" office:value-type="float"/>
          <table:table-cell office:value="-0.005819763541221617" office:value-type="float"/>
          <table:table-cell office:value="0.9584383500057977" office:value-type="float"/>
          <table:table-cell office:value="11" office:value-type="float"/>
          <table:table-cell office:value="0.6799259185791016" office:value-type="float"/>
        </table:table-row>
        <table:table-row>
          <table:table-cell office:value="0.0005831533670425425" office:value-type="float"/>
          <table:table-cell office:value="0.0005831533670425425" office:value-type="float"/>
          <table:table-cell office:value="0.0005831533670425425" office:value-type="float"/>
          <table:table-cell office:value="0.0005831533670425425" office:value-type="float"/>
          <table:table-cell office:value="0.0005831533670425425" office:value-type="float"/>
          <table:table-cell office:value="0.0005831533670425425" office:value-type="float"/>
          <table:table-cell office:value="0.9741222292964837" office:value-type="float"/>
          <table:table-cell office:value="12" office:value-type="float"/>
          <table:table-cell office:value="0.640291690826416" office:value-type="float"/>
        </table:table-row>
        <table:table-row>
          <table:table-cell office:value="-0.002004010081291198" office:value-type="float"/>
          <table:table-cell office:value="-0.002004010081291198" office:value-type="float"/>
          <table:table-cell office:value="-0.002004010081291198" office:value-type="float"/>
          <table:table-cell office:value="-0.002004010081291198" office:value-type="float"/>
          <table:table-cell office:value="-0.002004010081291198" office:value-type="float"/>
          <table:table-cell office:value="-0.002004010081291198" office:value-type="float"/>
          <table:table-cell office:value="0.9677849989668867" office:value-type="float"/>
          <table:table-cell office:value="13" office:value-type="float"/>
          <table:table-cell office:value="-0.258716344833374" office:value-type="float"/>
        </table:table-row>
        <table:table-row>
          <table:table-cell office:value="0.006377020478248598" office:value-type="float"/>
          <table:table-cell office:value="0.006377020478248598" office:value-type="float"/>
          <table:table-cell office:value="0.006377020478248598" office:value-type="float"/>
          <table:table-cell office:value="0.006377020478248598" office:value-type="float"/>
          <table:table-cell office:value="0.006377020478248598" office:value-type="float"/>
          <table:table-cell office:value="0.006377020478248598" office:value-type="float"/>
          <table:table-cell office:value="0.9883142473564318" office:value-type="float"/>
          <table:table-cell office:value="14" office:value-type="float"/>
          <table:table-cell office:value="0.8381030559539795" office:value-type="float"/>
        </table:table-row>
        <table:table-row>
          <table:table-cell office:value="0.008004015088081361" office:value-type="float"/>
          <table:table-cell office:value="0.008004015088081361" office:value-type="float"/>
          <table:table-cell office:value="0.008004015088081361" office:value-type="float"/>
          <table:table-cell office:value="0.008004015088081361" office:value-type="float"/>
          <table:table-cell office:value="0.008004015088081361" office:value-type="float"/>
          <table:table-cell office:value="0.008004015088081361" office:value-type="float"/>
          <table:table-cell office:value="0.9922995539647806" office:value-type="float"/>
          <table:table-cell office:value="15" office:value-type="float"/>
          <table:table-cell office:value="0.16269946098327637" office:value-type="float"/>
        </table:table-row>
        <table:table-row>
          <table:table-cell office:value="0.017259908318519594" office:value-type="float"/>
          <table:table-cell office:value="0.017259908318519594" office:value-type="float"/>
          <table:table-cell office:value="0.017259908318519594" office:value-type="float"/>
          <table:table-cell office:value="0.017259908318519594" office:value-type="float"/>
          <table:table-cell office:value="0.017259908318519594" office:value-type="float"/>
          <table:table-cell office:value="0.017259908318519594" office:value-type="float"/>
          <table:table-cell office:value="0.9850282305069646" office:value-type="float"/>
          <table:table-cell office:value="16" office:value-type="float"/>
          <table:table-cell office:value="0.9255893230438232" office:value-type="float"/>
        </table:table-row>
        <table:table-row>
          <table:table-cell office:value="0.020919490456581116" office:value-type="float"/>
          <table:table-cell office:value="0.020919490456581116" office:value-type="float"/>
          <table:table-cell office:value="0.020919490456581116" office:value-type="float"/>
          <table:table-cell office:value="0.020919490456581116" office:value-type="float"/>
          <table:table-cell office:value="0.020919490456581116" office:value-type="float"/>
          <table:table-cell office:value="0.020919490456581116" office:value-type="float"/>
          <table:table-cell office:value="0.9760641215969104" office:value-type="float"/>
          <table:table-cell office:value="17" office:value-type="float"/>
          <table:table-cell office:value="0.36595821380615234" office:value-type="float"/>
        </table:table-row>
        <table:table-row>
          <table:table-cell office:value="0.021548916697502137" office:value-type="float"/>
          <table:table-cell office:value="0.021548916697502137" office:value-type="float"/>
          <table:table-cell office:value="0.021548916697502137" office:value-type="float"/>
          <table:table-cell office:value="0.021548916697502137" office:value-type="float"/>
          <table:table-cell office:value="0.021548916697502137" office:value-type="float"/>
          <table:table-cell office:value="0.021548916697502137" office:value-type="float"/>
          <table:table-cell office:value="0.9745223484759358" office:value-type="float"/>
          <table:table-cell office:value="18" office:value-type="float"/>
          <table:table-cell office:value="0.06294262409210205" office:value-type="float"/>
        </table:table-row>
        <table:table-row>
          <table:table-cell office:value="0.029377031922340396" office:value-type="float"/>
          <table:table-cell office:value="0.029377031922340396" office:value-type="float"/>
          <table:table-cell office:value="0.029377031922340396" office:value-type="float"/>
          <table:table-cell office:value="0.029377031922340396" office:value-type="float"/>
          <table:table-cell office:value="0.029377031922340396" office:value-type="float"/>
          <table:table-cell office:value="0.029377031922340396" office:value-type="float"/>
          <table:table-cell office:value="0.9553474605273696" office:value-type="float"/>
          <table:table-cell office:value="19" office:value-type="float"/>
          <table:table-cell office:value="0.7828115224838257" office:value-type="float"/>
        </table:table-row>
        <table:table-row>
          <table:table-cell office:value="0.035642517209053044" office:value-type="float"/>
          <table:table-cell office:value="0.035642517209053044" office:value-type="float"/>
          <table:table-cell office:value="0.035642517209053044" office:value-type="float"/>
          <table:table-cell office:value="0.035642517209053044" office:value-type="float"/>
          <table:table-cell office:value="0.035642517209053044" office:value-type="float"/>
          <table:table-cell office:value="0.035642517209053044" office:value-type="float"/>
          <table:table-cell office:value="0.9400002185840081" office:value-type="float"/>
          <table:table-cell office:value="20" office:value-type="float"/>
          <table:table-cell office:value="0.6265485286712646" office:value-type="float"/>
        </table:table-row>
        <table:table-row>
          <table:table-cell office:value="0.03810729682445527" office:value-type="float"/>
          <table:table-cell office:value="0.03810729682445527" office:value-type="float"/>
          <table:table-cell office:value="0.03810729682445527" office:value-type="float"/>
          <table:table-cell office:value="0.03810729682445527" office:value-type="float"/>
          <table:table-cell office:value="0.03810729682445527" office:value-type="float"/>
          <table:table-cell office:value="0.03810729682445527" office:value-type="float"/>
          <table:table-cell office:value="0.9339627661978592" office:value-type="float"/>
          <table:table-cell office:value="21" office:value-type="float"/>
          <table:table-cell office:value="0.24647796154022217" office:value-type="float"/>
        </table:table-row>
        <table:table-row>
          <table:table-cell office:value="0.04370072066783905" office:value-type="float"/>
          <table:table-cell office:value="0.04370072066783905" office:value-type="float"/>
          <table:table-cell office:value="0.04370072066783905" office:value-type="float"/>
          <table:table-cell office:value="0.04370072066783905" office:value-type="float"/>
          <table:table-cell office:value="0.04370072066783905" office:value-type="float"/>
          <table:table-cell office:value="0.04370072066783905" office:value-type="float"/>
          <table:table-cell office:value="0.9202617318664518" office:value-type="float"/>
          <table:table-cell office:value="22" office:value-type="float"/>
          <table:table-cell office:value="0.5593423843383789" office:value-type="float"/>
        </table:table-row>
        <table:table-row>
          <table:table-cell office:value="0.042531177401542664" office:value-type="float"/>
          <table:table-cell office:value="0.042531177401542664" office:value-type="float"/>
          <table:table-cell office:value="0.042531177401542664" office:value-type="float"/>
          <table:table-cell office:value="0.042531177401542664" office:value-type="float"/>
          <table:table-cell office:value="0.042531177401542664" office:value-type="float"/>
          <table:table-cell office:value="0.042531177401542664" office:value-type="float"/>
          <table:table-cell office:value="0.923126516100986" office:value-type="float"/>
          <table:table-cell office:value="23" office:value-type="float"/>
          <table:table-cell office:value="-0.11695432662963867" office:value-type="float"/>
        </table:table-row>
        <table:table-row>
          <table:table-cell office:value="0.03425685942173004" office:value-type="float"/>
          <table:table-cell office:value="0.03425685942173004" office:value-type="float"/>
          <table:table-cell office:value="0.03425685942173004" office:value-type="float"/>
          <table:table-cell office:value="0.03425685942173004" office:value-type="float"/>
          <table:table-cell office:value="0.03425685942173004" office:value-type="float"/>
          <table:table-cell office:value="0.03425685942173004" office:value-type="float"/>
          <table:table-cell office:value="0.9433943731210634" office:value-type="float"/>
          <table:table-cell office:value="24" office:value-type="float"/>
          <table:table-cell office:value="-0.8274317979812622" office:value-type="float"/>
        </table:table-row>
        <table:table-row>
          <table:table-cell office:value="0.039976142048835754" office:value-type="float"/>
          <table:table-cell office:value="0.039976142048835754" office:value-type="float"/>
          <table:table-cell office:value="0.039976142048835754" office:value-type="float"/>
          <table:table-cell office:value="0.039976142048835754" office:value-type="float"/>
          <table:table-cell office:value="0.039976142048835754" office:value-type="float"/>
          <table:table-cell office:value="0.039976142048835754" office:value-type="float"/>
          <table:table-cell office:value="0.9293850489898899" office:value-type="float"/>
          <table:table-cell office:value="25" office:value-type="float"/>
          <table:table-cell office:value="0.5719282627105713" office:value-type="float"/>
        </table:table-row>
        <table:table-row>
          <table:table-cell office:value="0.03117543041706085" office:value-type="float"/>
          <table:table-cell office:value="0.03117543041706085" office:value-type="float"/>
          <table:table-cell office:value="0.03117543041706085" office:value-type="float"/>
          <table:table-cell office:value="0.03117543041706085" office:value-type="float"/>
          <table:table-cell office:value="0.03117543041706085" office:value-type="float"/>
          <table:table-cell office:value="0.03117543041706085" office:value-type="float"/>
          <table:table-cell office:value="0.9509423018611152" office:value-type="float"/>
          <table:table-cell office:value="26" office:value-type="float"/>
          <table:table-cell office:value="-0.8800711631774902" office:value-type="float"/>
        </table:table-row>
        <table:table-row>
          <table:table-cell office:value="0.02313190221786499" office:value-type="float"/>
          <table:table-cell office:value="0.02313190221786499" office:value-type="float"/>
          <table:table-cell office:value="0.02313190221786499" office:value-type="float"/>
          <table:table-cell office:value="0.02313190221786499" office:value-type="float"/>
          <table:table-cell office:value="0.02313190221786499" office:value-type="float"/>
          <table:table-cell office:value="0.02313190221786499" office:value-type="float"/>
          <table:table-cell office:value="0.9706448416808326" office:value-type="float"/>
          <table:table-cell office:value="27" office:value-type="float"/>
          <table:table-cell office:value="-0.8043528199195862" office:value-type="float"/>
        </table:table-row>
        <table:table-row>
          <table:table-cell office:value="0.03210616588592529" office:value-type="float"/>
          <table:table-cell office:value="0.03210616588592529" office:value-type="float"/>
          <table:table-cell office:value="0.03210616588592529" office:value-type="float"/>
          <table:table-cell office:value="0.03210616588592529" office:value-type="float"/>
          <table:table-cell office:value="0.03210616588592529" office:value-type="float"/>
          <table:table-cell office:value="0.03210616588592529" office:value-type="float"/>
          <table:table-cell office:value="0.9486624748768873" office:value-type="float"/>
          <table:table-cell office:value="28" office:value-type="float"/>
          <table:table-cell office:value="0.8974263668060303" office:value-type="float"/>
        </table:table-row>
        <table:table-row>
          <table:table-cell office:value="0.040689797401428224" office:value-type="float"/>
          <table:table-cell office:value="0.040689797401428224" office:value-type="float"/>
          <table:table-cell office:value="0.040689797401428224" office:value-type="float"/>
          <table:table-cell office:value="0.040689797401428224" office:value-type="float"/>
          <table:table-cell office:value="0.040689797401428224" office:value-type="float"/>
          <table:table-cell office:value="0.040689797401428224" office:value-type="float"/>
          <table:table-cell office:value="0.9276369575238324" office:value-type="float"/>
          <table:table-cell office:value="29" office:value-type="float"/>
          <table:table-cell office:value="0.858363151550293" office:value-type="float"/>
        </table:table-row>
        <table:table-row>
          <table:table-cell office:value="0.03452895760536194" office:value-type="float"/>
          <table:table-cell office:value="0.03452895760536194" office:value-type="float"/>
          <table:table-cell office:value="0.03452895760536194" office:value-type="float"/>
          <table:table-cell office:value="0.03452895760536194" office:value-type="float"/>
          <table:table-cell office:value="0.03452895760536194" office:value-type="float"/>
          <table:table-cell office:value="0.03452895760536194" office:value-type="float"/>
          <table:table-cell office:value="0.9427278714112272" office:value-type="float"/>
          <table:table-cell office:value="30" office:value-type="float"/>
          <table:table-cell office:value="-0.6160839796066284" office:value-type="float"/>
        </table:table-row>
        <table:table-row>
          <table:table-cell office:value="0.03186931371688843" office:value-type="float"/>
          <table:table-cell office:value="0.03186931371688843" office:value-type="float"/>
          <table:table-cell office:value="0.03186931371688843" office:value-type="float"/>
          <table:table-cell office:value="0.03186931371688843" office:value-type="float"/>
          <table:table-cell office:value="0.03186931371688843" office:value-type="float"/>
          <table:table-cell office:value="0.03186931371688843" office:value-type="float"/>
          <table:table-cell office:value="0.949242641835499" office:value-type="float"/>
          <table:table-cell office:value="31" office:value-type="float"/>
          <table:table-cell office:value="-0.2659643888473511" office:value-type="float"/>
        </table:table-row>
        <table:table-row>
          <table:table-cell office:value="0.02735169768333435" office:value-type="float"/>
          <table:table-cell office:value="0.02735169768333435" office:value-type="float"/>
          <table:table-cell office:value="0.02735169768333435" office:value-type="float"/>
          <table:table-cell office:value="0.02735169768333435" office:value-type="float"/>
          <table:table-cell office:value="0.02735169768333435" office:value-type="float"/>
          <table:table-cell office:value="0.02735169768333435" office:value-type="float"/>
          <table:table-cell office:value="0.9603084959715225" office:value-type="float"/>
          <table:table-cell office:value="32" office:value-type="float"/>
          <table:table-cell office:value="-0.4517616033554077" office:value-type="float"/>
        </table:table-row>
        <table:table-row>
          <table:table-cell office:value="0.023129483461380003" office:value-type="float"/>
          <table:table-cell office:value="0.023129483461380003" office:value-type="float"/>
          <table:table-cell office:value="0.023129483461380003" office:value-type="float"/>
          <table:table-cell office:value="0.023129483461380003" office:value-type="float"/>
          <table:table-cell office:value="0.023129483461380003" office:value-type="float"/>
          <table:table-cell office:value="0.023129483461380003" office:value-type="float"/>
          <table:table-cell office:value="0.9706507664000329" office:value-type="float"/>
          <table:table-cell office:value="33" office:value-type="float"/>
          <table:table-cell office:value="-0.42222142219543457" office:value-type="float"/>
        </table:table-row>
        <table:table-row>
          <table:table-cell office:value="0.02491152763366699" office:value-type="float"/>
          <table:table-cell office:value="0.02491152763366699" office:value-type="float"/>
          <table:table-cell office:value="0.02491152763366699" office:value-type="float"/>
          <table:table-cell office:value="0.02491152763366699" office:value-type="float"/>
          <table:table-cell office:value="0.02491152763366699" office:value-type="float"/>
          <table:table-cell office:value="0.02491152763366699" office:value-type="float"/>
          <table:table-cell office:value="0.9662856674788294" office:value-type="float"/>
          <table:table-cell office:value="34" office:value-type="float"/>
          <table:table-cell office:value="0.17820441722869873" office:value-type="float"/>
        </table:table-row>
        <table:table-row>
          <table:table-cell office:value="0.016218017339706417" office:value-type="float"/>
          <table:table-cell office:value="0.016218017339706417" office:value-type="float"/>
          <table:table-cell office:value="0.016218017339706417" office:value-type="float"/>
          <table:table-cell office:value="0.016218017339706417" office:value-type="float"/>
          <table:table-cell office:value="0.016218017339706417" office:value-type="float"/>
          <table:table-cell office:value="0.016218017339706417" office:value-type="float"/>
          <table:table-cell office:value="0.9875803317726658" office:value-type="float"/>
          <table:table-cell office:value="35" office:value-type="float"/>
          <table:table-cell office:value="-0.8693510293960571" office:value-type="float"/>
        </table:table-row>
        <table:table-row>
          <table:table-cell office:value="0.015749064087867734" office:value-type="float"/>
          <table:table-cell office:value="0.015749064087867734" office:value-type="float"/>
          <table:table-cell office:value="0.015749064087867734" office:value-type="float"/>
          <table:table-cell office:value="0.015749064087867734" office:value-type="float"/>
          <table:table-cell office:value="0.015749064087867734" office:value-type="float"/>
          <table:table-cell office:value="0.015749064087867734" office:value-type="float"/>
          <table:table-cell office:value="0.9887290279528895" office:value-type="float"/>
          <table:table-cell office:value="36" office:value-type="float"/>
          <table:table-cell office:value="-0.04689532518386841" office:value-type="float"/>
        </table:table-row>
        <table:table-row>
          <table:table-cell office:value="0.014375018477439877" office:value-type="float"/>
          <table:table-cell office:value="0.014375018477439877" office:value-type="float"/>
          <table:table-cell office:value="0.014375018477439877" office:value-type="float"/>
          <table:table-cell office:value="0.014375018477439877" office:value-type="float"/>
          <table:table-cell office:value="0.014375018477439877" office:value-type="float"/>
          <table:table-cell office:value="0.014375018477439877" office:value-type="float"/>
          <table:table-cell office:value="0.9920947385817488" office:value-type="float"/>
          <table:table-cell office:value="37" office:value-type="float"/>
          <table:table-cell office:value="-0.13740456104278564" office:value-type="float"/>
        </table:table-row>
        <table:table-row>
          <table:table-cell office:value="0.004786363840103147" office:value-type="float"/>
          <table:table-cell office:value="0.004786363840103147" office:value-type="float"/>
          <table:table-cell office:value="0.004786363840103147" office:value-type="float"/>
          <table:table-cell office:value="0.004786363840103147" office:value-type="float"/>
          <table:table-cell office:value="0.004786363840103147" office:value-type="float"/>
          <table:table-cell office:value="0.004786363840103147" office:value-type="float"/>
          <table:table-cell office:value="0.9844179502370045" office:value-type="float"/>
          <table:table-cell office:value="38" office:value-type="float"/>
          <table:table-cell office:value="-0.9588654637336731" office:value-type="float"/>
        </table:table-row>
        <table:table-row>
          <table:table-cell office:value="0.0064916932582855195" office:value-type="float"/>
          <table:table-cell office:value="0.0064916932582855195" office:value-type="float"/>
          <table:table-cell office:value="0.0064916932582855195" office:value-type="float"/>
          <table:table-cell office:value="0.0064916932582855195" office:value-type="float"/>
          <table:table-cell office:value="0.0064916932582855195" office:value-type="float"/>
          <table:table-cell office:value="0.0064916932582855195" office:value-type="float"/>
          <table:table-cell office:value="0.9885951371549087" office:value-type="float"/>
          <table:table-cell office:value="39" office:value-type="float"/>
          <table:table-cell office:value="0.1705329418182373" office:value-type="float"/>
        </table:table-row>
        <table:table-row>
          <table:table-cell office:value="0.014625084400177" office:value-type="float"/>
          <table:table-cell office:value="0.014625084400177" office:value-type="float"/>
          <table:table-cell office:value="0.014625084400177" office:value-type="float"/>
          <table:table-cell office:value="0.014625084400177" office:value-type="float"/>
          <table:table-cell office:value="0.014625084400177" office:value-type="float"/>
          <table:table-cell office:value="0.014625084400177" office:value-type="float"/>
          <table:table-cell office:value="0.9914822046689846" office:value-type="float"/>
          <table:table-cell office:value="40" office:value-type="float"/>
          <table:table-cell office:value="0.813339114189148" office:value-type="float"/>
        </table:table-row>
        <table:table-row>
          <table:table-cell office:value="0.023806307315826412" office:value-type="float"/>
          <table:table-cell office:value="0.023806307315826412" office:value-type="float"/>
          <table:table-cell office:value="0.023806307315826412" office:value-type="float"/>
          <table:table-cell office:value="0.023806307315826412" office:value-type="float"/>
          <table:table-cell office:value="0.023806307315826412" office:value-type="float"/>
          <table:table-cell office:value="0.023806307315826412" office:value-type="float"/>
          <table:table-cell office:value="0.9689928933108954" office:value-type="float"/>
          <table:table-cell office:value="41" office:value-type="float"/>
          <table:table-cell office:value="0.9181222915649414" office:value-type="float"/>
        </table:table-row>
        <table:table-row>
          <table:table-cell office:value="0.024304378032684322" office:value-type="float"/>
          <table:table-cell office:value="0.024304378032684322" office:value-type="float"/>
          <table:table-cell office:value="0.024304378032684322" office:value-type="float"/>
          <table:table-cell office:value="0.024304378032684322" office:value-type="float"/>
          <table:table-cell office:value="0.024304378032684322" office:value-type="float"/>
          <table:table-cell office:value="0.024304378032684322" office:value-type="float"/>
          <table:table-cell office:value="0.9677728741987713" office:value-type="float"/>
          <table:table-cell office:value="42" office:value-type="float"/>
          <table:table-cell office:value="0.049807071685791016" office:value-type="float"/>
        </table:table-row>
        <table:table-row>
          <table:table-cell office:value="0.021431471109390254" office:value-type="float"/>
          <table:table-cell office:value="0.021431471109390254" office:value-type="float"/>
          <table:table-cell office:value="0.021431471109390254" office:value-type="float"/>
          <table:table-cell office:value="0.021431471109390254" office:value-type="float"/>
          <table:table-cell office:value="0.021431471109390254" office:value-type="float"/>
          <table:table-cell office:value="0.021431471109390254" office:value-type="float"/>
          <table:table-cell office:value="0.974810030239351" office:value-type="float"/>
          <table:table-cell office:value="43" office:value-type="float"/>
          <table:table-cell office:value="-0.28729069232940674" office:value-type="float"/>
        </table:table-row>
        <table:table-row>
          <table:table-cell office:value="0.024067956209182735" office:value-type="float"/>
          <table:table-cell office:value="0.024067956209182735" office:value-type="float"/>
          <table:table-cell office:value="0.024067956209182735" office:value-type="float"/>
          <table:table-cell office:value="0.024067956209182735" office:value-type="float"/>
          <table:table-cell office:value="0.024067956209182735" office:value-type="float"/>
          <table:table-cell office:value="0.024067956209182735" office:value-type="float"/>
          <table:table-cell office:value="0.9683519870304086" office:value-type="float"/>
          <table:table-cell office:value="44" office:value-type="float"/>
          <table:table-cell office:value="0.26364850997924805" office:value-type="float"/>
        </table:table-row>
        <table:table-row>
          <table:table-cell office:value="0.03104505896568298" office:value-type="float"/>
          <table:table-cell office:value="0.03104505896568298" office:value-type="float"/>
          <table:table-cell office:value="0.03104505896568298" office:value-type="float"/>
          <table:table-cell office:value="0.03104505896568298" office:value-type="float"/>
          <table:table-cell office:value="0.03104505896568298" office:value-type="float"/>
          <table:table-cell office:value="0.03104505896568298" office:value-type="float"/>
          <table:table-cell office:value="0.951261645394017" office:value-type="float"/>
          <table:table-cell office:value="45" office:value-type="float"/>
          <table:table-cell office:value="0.6977102756500244" office:value-type="float"/>
        </table:table-row>
        <table:table-row>
          <table:table-cell office:value="0.030443518161773677" office:value-type="float"/>
          <table:table-cell office:value="0.030443518161773677" office:value-type="float"/>
          <table:table-cell office:value="0.030443518161773677" office:value-type="float"/>
          <table:table-cell office:value="0.030443518161773677" office:value-type="float"/>
          <table:table-cell office:value="0.030443518161773677" office:value-type="float"/>
          <table:table-cell office:value="0.030443518161773677" office:value-type="float"/>
          <table:table-cell office:value="0.9527351134230584" office:value-type="float"/>
          <table:table-cell office:value="46" office:value-type="float"/>
          <table:table-cell office:value="-0.060154080390930176" office:value-type="float"/>
        </table:table-row>
        <table:table-row>
          <table:table-cell office:value="0.0252966558933258" office:value-type="float"/>
          <table:table-cell office:value="0.0252966558933258" office:value-type="float"/>
          <table:table-cell office:value="0.0252966558933258" office:value-type="float"/>
          <table:table-cell office:value="0.0252966558933258" office:value-type="float"/>
          <table:table-cell office:value="0.0252966558933258" office:value-type="float"/>
          <table:table-cell office:value="0.0252966558933258" office:value-type="float"/>
          <table:table-cell office:value="0.9653422997571393" office:value-type="float"/>
          <table:table-cell office:value="47" office:value-type="float"/>
          <table:table-cell office:value="-0.5146862268447876" office:value-type="float"/>
        </table:table-row>
        <table:table-row>
          <table:table-cell office:value="0.034172658920288077" office:value-type="float"/>
          <table:table-cell office:value="0.034172658920288077" office:value-type="float"/>
          <table:table-cell office:value="0.034172658920288077" office:value-type="float"/>
          <table:table-cell office:value="0.034172658920288077" office:value-type="float"/>
          <table:table-cell office:value="0.034172658920288077" office:value-type="float"/>
          <table:table-cell office:value="0.034172658920288077" office:value-type="float"/>
          <table:table-cell office:value="0.9436006213856827" office:value-type="float"/>
          <table:table-cell office:value="48" office:value-type="float"/>
          <table:table-cell office:value="0.887600302696228" office:value-type="float"/>
        </table:table-row>
        <table:table-row>
          <table:table-cell office:value="0.029111131429672234" office:value-type="float"/>
          <table:table-cell office:value="0.029111131429672234" office:value-type="float"/>
          <table:table-cell office:value="0.029111131429672234" office:value-type="float"/>
          <table:table-cell office:value="0.029111131429672234" office:value-type="float"/>
          <table:table-cell office:value="0.029111131429672234" office:value-type="float"/>
          <table:table-cell office:value="0.029111131429672234" office:value-type="float"/>
          <table:table-cell office:value="0.9559987810567613" office:value-type="float"/>
          <table:table-cell office:value="49" office:value-type="float"/>
          <table:table-cell office:value="-0.5061527490615845" office:value-type="float"/>
        </table:table-row>
        <table:table-row>
          <table:table-cell office:value="0.02776985526084899" office:value-type="float"/>
          <table:table-cell office:value="0.02776985526084899" office:value-type="float"/>
          <table:table-cell office:value="0.02776985526084899" office:value-type="float"/>
          <table:table-cell office:value="0.02776985526084899" office:value-type="float"/>
          <table:table-cell office:value="0.02776985526084899" office:value-type="float"/>
          <table:table-cell office:value="0.02776985526084899" office:value-type="float"/>
          <table:table-cell office:value="0.9592842232745333" office:value-type="float"/>
          <table:table-cell office:value="50" office:value-type="float"/>
          <table:table-cell office:value="-0.13412761688232422" office:value-type="float"/>
        </table:table-row>
      </table:table>
      <table:table table:name="2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649707555770874" office:value-type="float"/>
          <table:table-cell office:value="-0.00649707555770874" office:value-type="float"/>
          <table:table-cell office:value="-0.00649707555770874" office:value-type="float"/>
          <table:table-cell office:value="-0.00649707555770874" office:value-type="float"/>
          <table:table-cell office:value="-0.00649707555770874" office:value-type="float"/>
          <table:table-cell office:value="-0.00649707555770874" office:value-type="float"/>
          <table:table-cell office:value="0.9416908208692706" office:value-type="float"/>
          <table:table-cell office:value="1" office:value-type="float"/>
          <table:table-cell office:value="-0.649707555770874" office:value-type="float"/>
        </table:table-row>
        <table:table-row>
          <table:table-cell office:value="-0.000365469455718994" office:value-type="float"/>
          <table:table-cell office:value="-0.000365469455718994" office:value-type="float"/>
          <table:table-cell office:value="-0.000365469455718994" office:value-type="float"/>
          <table:table-cell office:value="-0.000365469455718994" office:value-type="float"/>
          <table:table-cell office:value="-0.000365469455718994" office:value-type="float"/>
          <table:table-cell office:value="-0.000365469455718994" office:value-type="float"/>
          <table:table-cell office:value="0.9567101271228813" office:value-type="float"/>
          <table:table-cell office:value="2" office:value-type="float"/>
          <table:table-cell office:value="0.6131606101989746" office:value-type="float"/>
        </table:table-row>
        <table:table-row>
          <table:table-cell office:value="-0.005505084395408631" office:value-type="float"/>
          <table:table-cell office:value="-0.005505084395408631" office:value-type="float"/>
          <table:table-cell office:value="-0.005505084395408631" office:value-type="float"/>
          <table:table-cell office:value="-0.005505084395408631" office:value-type="float"/>
          <table:table-cell office:value="-0.005505084395408631" office:value-type="float"/>
          <table:table-cell office:value="-0.005505084395408631" office:value-type="float"/>
          <table:table-cell office:value="0.9441206930462563" office:value-type="float"/>
          <table:table-cell office:value="3" office:value-type="float"/>
          <table:table-cell office:value="-0.5139614939689636" office:value-type="float"/>
        </table:table-row>
        <table:table-row>
          <table:table-cell office:value="-0.010114657878875732" office:value-type="float"/>
          <table:table-cell office:value="-0.010114657878875732" office:value-type="float"/>
          <table:table-cell office:value="-0.010114657878875732" office:value-type="float"/>
          <table:table-cell office:value="-0.010114657878875732" office:value-type="float"/>
          <table:table-cell office:value="-0.010114657878875732" office:value-type="float"/>
          <table:table-cell office:value="-0.010114657878875732" office:value-type="float"/>
          <table:table-cell office:value="0.9328295900798983" office:value-type="float"/>
          <table:table-cell office:value="4" office:value-type="float"/>
          <table:table-cell office:value="-0.4609573483467102" office:value-type="float"/>
        </table:table-row>
        <table:table-row>
          <table:table-cell office:value="-0.006519346237182616" office:value-type="float"/>
          <table:table-cell office:value="-0.006519346237182616" office:value-type="float"/>
          <table:table-cell office:value="-0.006519346237182616" office:value-type="float"/>
          <table:table-cell office:value="-0.006519346237182616" office:value-type="float"/>
          <table:table-cell office:value="-0.006519346237182616" office:value-type="float"/>
          <table:table-cell office:value="-0.006519346237182616" office:value-type="float"/>
          <table:table-cell office:value="0.9416362690683345" office:value-type="float"/>
          <table:table-cell office:value="5" office:value-type="float"/>
          <table:table-cell office:value="0.3595311641693115" office:value-type="float"/>
        </table:table-row>
        <table:table-row>
          <table:table-cell office:value="-0.015341452956199646" office:value-type="float"/>
          <table:table-cell office:value="-0.015341452956199646" office:value-type="float"/>
          <table:table-cell office:value="-0.015341452956199646" office:value-type="float"/>
          <table:table-cell office:value="-0.015341452956199646" office:value-type="float"/>
          <table:table-cell office:value="-0.015341452956199646" office:value-type="float"/>
          <table:table-cell office:value="-0.015341452956199646" office:value-type="float"/>
          <table:table-cell office:value="0.9200266091503638" office:value-type="float"/>
          <table:table-cell office:value="6" office:value-type="float"/>
          <table:table-cell office:value="-0.8822106719017029" office:value-type="float"/>
        </table:table-row>
        <table:table-row>
          <table:table-cell office:value="-0.014116552472114562" office:value-type="float"/>
          <table:table-cell office:value="-0.014116552472114562" office:value-type="float"/>
          <table:table-cell office:value="-0.014116552472114562" office:value-type="float"/>
          <table:table-cell office:value="-0.014116552472114562" office:value-type="float"/>
          <table:table-cell office:value="-0.014116552472114562" office:value-type="float"/>
          <table:table-cell office:value="-0.014116552472114562" office:value-type="float"/>
          <table:table-cell office:value="0.9230269903220604" office:value-type="float"/>
          <table:table-cell office:value="7" office:value-type="float"/>
          <table:table-cell office:value="0.1224900484085083" office:value-type="float"/>
        </table:table-row>
        <table:table-row>
          <table:table-cell office:value="-0.00956931173801422" office:value-type="float"/>
          <table:table-cell office:value="-0.00956931173801422" office:value-type="float"/>
          <table:table-cell office:value="-0.00956931173801422" office:value-type="float"/>
          <table:table-cell office:value="-0.00956931173801422" office:value-type="float"/>
          <table:table-cell office:value="-0.00956931173801422" office:value-type="float"/>
          <table:table-cell office:value="-0.00956931173801422" office:value-type="float"/>
          <table:table-cell office:value="0.934165409858205" office:value-type="float"/>
          <table:table-cell office:value="8" office:value-type="float"/>
          <table:table-cell office:value="0.4547240734100342" office:value-type="float"/>
        </table:table-row>
        <table:table-row>
          <table:table-cell office:value="-0.012725246548652647" office:value-type="float"/>
          <table:table-cell office:value="-0.012725246548652647" office:value-type="float"/>
          <table:table-cell office:value="-0.012725246548652647" office:value-type="float"/>
          <table:table-cell office:value="-0.012725246548652647" office:value-type="float"/>
          <table:table-cell office:value="-0.012725246548652647" office:value-type="float"/>
          <table:table-cell office:value="-0.012725246548652647" office:value-type="float"/>
          <table:table-cell office:value="0.9264349799106538" office:value-type="float"/>
          <table:table-cell office:value="9" office:value-type="float"/>
          <table:table-cell office:value="-0.3155934810638428" office:value-type="float"/>
        </table:table-row>
        <table:table-row>
          <table:table-cell office:value="-0.016097227334976195" office:value-type="float"/>
          <table:table-cell office:value="-0.016097227334976195" office:value-type="float"/>
          <table:table-cell office:value="-0.016097227334976195" office:value-type="float"/>
          <table:table-cell office:value="-0.016097227334976195" office:value-type="float"/>
          <table:table-cell office:value="-0.016097227334976195" office:value-type="float"/>
          <table:table-cell office:value="-0.016097227334976195" office:value-type="float"/>
          <table:table-cell office:value="0.9181753475616923" office:value-type="float"/>
          <table:table-cell office:value="10" office:value-type="float"/>
          <table:table-cell office:value="-0.33719807863235474" office:value-type="float"/>
        </table:table-row>
        <table:table-row>
          <table:table-cell office:value="-0.020532599687576293" office:value-type="float"/>
          <table:table-cell office:value="-0.020532599687576293" office:value-type="float"/>
          <table:table-cell office:value="-0.020532599687576293" office:value-type="float"/>
          <table:table-cell office:value="-0.020532599687576293" office:value-type="float"/>
          <table:table-cell office:value="-0.020532599687576293" office:value-type="float"/>
          <table:table-cell office:value="-0.020532599687576293" office:value-type="float"/>
          <table:table-cell office:value="0.9073109484785743" office:value-type="float"/>
          <table:table-cell office:value="11" office:value-type="float"/>
          <table:table-cell office:value="-0.44353723526000977" office:value-type="float"/>
        </table:table-row>
        <table:table-row>
          <table:table-cell office:value="-0.014099655151367185" office:value-type="float"/>
          <table:table-cell office:value="-0.014099655151367185" office:value-type="float"/>
          <table:table-cell office:value="-0.014099655151367185" office:value-type="float"/>
          <table:table-cell office:value="-0.014099655151367185" office:value-type="float"/>
          <table:table-cell office:value="-0.014099655151367185" office:value-type="float"/>
          <table:table-cell office:value="-0.014099655151367185" office:value-type="float"/>
          <table:table-cell office:value="0.9230683801359115" office:value-type="float"/>
          <table:table-cell office:value="12" office:value-type="float"/>
          <table:table-cell office:value="0.6432944536209106" office:value-type="float"/>
        </table:table-row>
        <table:table-row>
          <table:table-cell office:value="-0.005328190326690671" office:value-type="float"/>
          <table:table-cell office:value="-0.005328190326690671" office:value-type="float"/>
          <table:table-cell office:value="-0.005328190326690671" office:value-type="float"/>
          <table:table-cell office:value="-0.005328190326690671" office:value-type="float"/>
          <table:table-cell office:value="-0.005328190326690671" office:value-type="float"/>
          <table:table-cell office:value="-0.005328190326690671" office:value-type="float"/>
          <table:table-cell office:value="0.9445539932531402" office:value-type="float"/>
          <table:table-cell office:value="13" office:value-type="float"/>
          <table:table-cell office:value="0.8771464824676514" office:value-type="float"/>
        </table:table-row>
        <table:table-row>
          <table:table-cell office:value="0.000752661228179935" office:value-type="float"/>
          <table:table-cell office:value="0.000752661228179935" office:value-type="float"/>
          <table:table-cell office:value="0.000752661228179935" office:value-type="float"/>
          <table:table-cell office:value="0.000752661228179935" office:value-type="float"/>
          <table:table-cell office:value="0.000752661228179935" office:value-type="float"/>
          <table:table-cell office:value="0.000752661228179935" office:value-type="float"/>
          <table:table-cell office:value="0.9594489767641828" office:value-type="float"/>
          <table:table-cell office:value="14" office:value-type="float"/>
          <table:table-cell office:value="0.6080851554870605" office:value-type="float"/>
        </table:table-row>
        <table:table-row>
          <table:table-cell office:value="-0.0032216608524322475" office:value-type="float"/>
          <table:table-cell office:value="-0.0032216608524322475" office:value-type="float"/>
          <table:table-cell office:value="-0.0032216608524322475" office:value-type="float"/>
          <table:table-cell office:value="-0.0032216608524322475" office:value-type="float"/>
          <table:table-cell office:value="-0.0032216608524322475" office:value-type="float"/>
          <table:table-cell office:value="-0.0032216608524322475" office:value-type="float"/>
          <table:table-cell office:value="0.9497139155932066" office:value-type="float"/>
          <table:table-cell office:value="15" office:value-type="float"/>
          <table:table-cell office:value="-0.39743220806121826" office:value-type="float"/>
        </table:table-row>
        <table:table-row>
          <table:table-cell office:value="-0.009608013629913327" office:value-type="float"/>
          <table:table-cell office:value="-0.009608013629913327" office:value-type="float"/>
          <table:table-cell office:value="-0.009608013629913327" office:value-type="float"/>
          <table:table-cell office:value="-0.009608013629913327" office:value-type="float"/>
          <table:table-cell office:value="-0.009608013629913327" office:value-type="float"/>
          <table:table-cell office:value="-0.009608013629913327" office:value-type="float"/>
          <table:table-cell office:value="0.9340706099709718" office:value-type="float"/>
          <table:table-cell office:value="16" office:value-type="float"/>
          <table:table-cell office:value="-0.6386352777481079" office:value-type="float"/>
        </table:table-row>
        <table:table-row>
          <table:table-cell office:value="-0.00433291673660278" office:value-type="float"/>
          <table:table-cell office:value="-0.00433291673660278" office:value-type="float"/>
          <table:table-cell office:value="-0.00433291673660278" office:value-type="float"/>
          <table:table-cell office:value="-0.00433291673660278" office:value-type="float"/>
          <table:table-cell office:value="-0.00433291673660278" office:value-type="float"/>
          <table:table-cell office:value="-0.00433291673660278" office:value-type="float"/>
          <table:table-cell office:value="0.9469919057033234" office:value-type="float"/>
          <table:table-cell office:value="17" office:value-type="float"/>
          <table:table-cell office:value="0.5275096893310547" office:value-type="float"/>
        </table:table-row>
        <table:table-row>
          <table:table-cell office:value="-0.013605378866195676" office:value-type="float"/>
          <table:table-cell office:value="-0.013605378866195676" office:value-type="float"/>
          <table:table-cell office:value="-0.013605378866195676" office:value-type="float"/>
          <table:table-cell office:value="-0.013605378866195676" office:value-type="float"/>
          <table:table-cell office:value="-0.013605378866195676" office:value-type="float"/>
          <table:table-cell office:value="-0.013605378866195676" office:value-type="float"/>
          <table:table-cell office:value="0.9242791048265402" office:value-type="float"/>
          <table:table-cell office:value="18" office:value-type="float"/>
          <table:table-cell office:value="-0.9272462129592896" office:value-type="float"/>
        </table:table-row>
        <table:table-row>
          <table:table-cell office:value="-0.004903298616409299" office:value-type="float"/>
          <table:table-cell office:value="-0.004903298616409299" office:value-type="float"/>
          <table:table-cell office:value="-0.004903298616409299" office:value-type="float"/>
          <table:table-cell office:value="-0.004903298616409299" office:value-type="float"/>
          <table:table-cell office:value="-0.004903298616409299" office:value-type="float"/>
          <table:table-cell office:value="-0.004903298616409299" office:value-type="float"/>
          <table:table-cell office:value="0.945594761139268" office:value-type="float"/>
          <table:table-cell office:value="19" office:value-type="float"/>
          <table:table-cell office:value="0.8702080249786377" office:value-type="float"/>
        </table:table-row>
        <table:table-row>
          <table:table-cell office:value="-0.005150752663612363" office:value-type="float"/>
          <table:table-cell office:value="-0.005150752663612363" office:value-type="float"/>
          <table:table-cell office:value="-0.005150752663612363" office:value-type="float"/>
          <table:table-cell office:value="-0.005150752663612363" office:value-type="float"/>
          <table:table-cell office:value="-0.005150752663612363" office:value-type="float"/>
          <table:table-cell office:value="-0.005150752663612363" office:value-type="float"/>
          <table:table-cell office:value="0.9449886249888338" office:value-type="float"/>
          <table:table-cell office:value="20" office:value-type="float"/>
          <table:table-cell office:value="-0.024745404720306396" office:value-type="float"/>
        </table:table-row>
        <table:table-row>
          <table:table-cell office:value="-0.00926649987697601" office:value-type="float"/>
          <table:table-cell office:value="-0.00926649987697601" office:value-type="float"/>
          <table:table-cell office:value="-0.00926649987697601" office:value-type="float"/>
          <table:table-cell office:value="-0.00926649987697601" office:value-type="float"/>
          <table:table-cell office:value="-0.00926649987697601" office:value-type="float"/>
          <table:table-cell office:value="-0.00926649987697601" office:value-type="float"/>
          <table:table-cell office:value="0.9349071444058111" office:value-type="float"/>
          <table:table-cell office:value="21" office:value-type="float"/>
          <table:table-cell office:value="-0.41157472133636475" office:value-type="float"/>
        </table:table-row>
        <table:table-row>
          <table:table-cell office:value="-0.01849616467952728" office:value-type="float"/>
          <table:table-cell office:value="-0.01849616467952728" office:value-type="float"/>
          <table:table-cell office:value="-0.01849616467952728" office:value-type="float"/>
          <table:table-cell office:value="-0.01849616467952728" office:value-type="float"/>
          <table:table-cell office:value="-0.01849616467952728" office:value-type="float"/>
          <table:table-cell office:value="-0.01849616467952728" office:value-type="float"/>
          <table:table-cell office:value="0.9122991751426349" office:value-type="float"/>
          <table:table-cell office:value="22" office:value-type="float"/>
          <table:table-cell office:value="-0.922966480255127" office:value-type="float"/>
        </table:table-row>
        <table:table-row>
          <table:table-cell office:value="-0.02595266759395599" office:value-type="float"/>
          <table:table-cell office:value="-0.02595266759395599" office:value-type="float"/>
          <table:table-cell office:value="-0.02595266759395599" office:value-type="float"/>
          <table:table-cell office:value="-0.02595266759395599" office:value-type="float"/>
          <table:table-cell office:value="-0.02595266759395599" office:value-type="float"/>
          <table:table-cell office:value="-0.02595266759395599" office:value-type="float"/>
          <table:table-cell office:value="0.8940345477367089" office:value-type="float"/>
          <table:table-cell office:value="23" office:value-type="float"/>
          <table:table-cell office:value="-0.7456502914428711" office:value-type="float"/>
        </table:table-row>
        <table:table-row>
          <table:table-cell office:value="-0.021235336661338804" office:value-type="float"/>
          <table:table-cell office:value="-0.021235336661338804" office:value-type="float"/>
          <table:table-cell office:value="-0.021235336661338804" office:value-type="float"/>
          <table:table-cell office:value="-0.021235336661338804" office:value-type="float"/>
          <table:table-cell office:value="-0.021235336661338804" office:value-type="float"/>
          <table:table-cell office:value="-0.021235336661338804" office:value-type="float"/>
          <table:table-cell office:value="0.9055896014694685" office:value-type="float"/>
          <table:table-cell office:value="24" office:value-type="float"/>
          <table:table-cell office:value="0.47173309326171875" office:value-type="float"/>
        </table:table-row>
        <table:table-row>
          <table:table-cell office:value="-0.029950017929077144" office:value-type="float"/>
          <table:table-cell office:value="-0.029950017929077144" office:value-type="float"/>
          <table:table-cell office:value="-0.029950017929077144" office:value-type="float"/>
          <table:table-cell office:value="-0.029950017929077144" office:value-type="float"/>
          <table:table-cell office:value="-0.029950017929077144" office:value-type="float"/>
          <table:table-cell office:value="-0.029950017929077144" office:value-type="float"/>
          <table:table-cell office:value="0.8842430790925188" office:value-type="float"/>
          <table:table-cell office:value="25" office:value-type="float"/>
          <table:table-cell office:value="-0.8714681267738342" office:value-type="float"/>
        </table:table-row>
        <table:table-row>
          <table:table-cell office:value="-0.023898012638092037" office:value-type="float"/>
          <table:table-cell office:value="-0.023898012638092037" office:value-type="float"/>
          <table:table-cell office:value="-0.023898012638092037" office:value-type="float"/>
          <table:table-cell office:value="-0.023898012638092037" office:value-type="float"/>
          <table:table-cell office:value="-0.023898012638092037" office:value-type="float"/>
          <table:table-cell office:value="-0.023898012638092037" office:value-type="float"/>
          <table:table-cell office:value="0.8990674039760563" office:value-type="float"/>
          <table:table-cell office:value="26" office:value-type="float"/>
          <table:table-cell office:value="0.6052005290985107" office:value-type="float"/>
        </table:table-row>
        <table:table-row>
          <table:table-cell office:value="-0.02003773212432861" office:value-type="float"/>
          <table:table-cell office:value="-0.02003773212432861" office:value-type="float"/>
          <table:table-cell office:value="-0.02003773212432861" office:value-type="float"/>
          <table:table-cell office:value="-0.02003773212432861" office:value-type="float"/>
          <table:table-cell office:value="-0.02003773212432861" office:value-type="float"/>
          <table:table-cell office:value="-0.02003773212432861" office:value-type="float"/>
          <table:table-cell office:value="0.9085231214987856" office:value-type="float"/>
          <table:table-cell office:value="27" office:value-type="float"/>
          <table:table-cell office:value="0.3860280513763428" office:value-type="float"/>
        </table:table-row>
        <table:table-row>
          <table:table-cell office:value="-0.020257014036178585" office:value-type="float"/>
          <table:table-cell office:value="-0.020257014036178585" office:value-type="float"/>
          <table:table-cell office:value="-0.020257014036178585" office:value-type="float"/>
          <table:table-cell office:value="-0.020257014036178585" office:value-type="float"/>
          <table:table-cell office:value="-0.020257014036178585" office:value-type="float"/>
          <table:table-cell office:value="-0.020257014036178585" office:value-type="float"/>
          <table:table-cell office:value="0.9079859927049312" office:value-type="float"/>
          <table:table-cell office:value="28" office:value-type="float"/>
          <table:table-cell office:value="-0.02192819118499756" office:value-type="float"/>
        </table:table-row>
        <table:table-row>
          <table:table-cell office:value="-0.0255698150396347" office:value-type="float"/>
          <table:table-cell office:value="-0.0255698150396347" office:value-type="float"/>
          <table:table-cell office:value="-0.0255698150396347" office:value-type="float"/>
          <table:table-cell office:value="-0.0255698150396347" office:value-type="float"/>
          <table:table-cell office:value="-0.0255698150396347" office:value-type="float"/>
          <table:table-cell office:value="-0.0255698150396347" office:value-type="float"/>
          <table:table-cell office:value="0.8949723411415172" office:value-type="float"/>
          <table:table-cell office:value="29" office:value-type="float"/>
          <table:table-cell office:value="-0.5312801003456116" office:value-type="float"/>
        </table:table-row>
        <table:table-row>
          <table:table-cell office:value="-0.01637909114360809" office:value-type="float"/>
          <table:table-cell office:value="-0.01637909114360809" office:value-type="float"/>
          <table:table-cell office:value="-0.01637909114360809" office:value-type="float"/>
          <table:table-cell office:value="-0.01637909114360809" office:value-type="float"/>
          <table:table-cell office:value="-0.01637909114360809" office:value-type="float"/>
          <table:table-cell office:value="-0.01637909114360809" office:value-type="float"/>
          <table:table-cell office:value="0.9174849250535867" office:value-type="float"/>
          <table:table-cell office:value="30" office:value-type="float"/>
          <table:table-cell office:value="0.9190723896026611" office:value-type="float"/>
        </table:table-row>
        <table:table-row>
          <table:table-cell office:value="-0.01997544109821319" office:value-type="float"/>
          <table:table-cell office:value="-0.01997544109821319" office:value-type="float"/>
          <table:table-cell office:value="-0.01997544109821319" office:value-type="float"/>
          <table:table-cell office:value="-0.01997544109821319" office:value-type="float"/>
          <table:table-cell office:value="-0.01997544109821319" office:value-type="float"/>
          <table:table-cell office:value="-0.01997544109821319" office:value-type="float"/>
          <table:table-cell office:value="0.9086757027283228" office:value-type="float"/>
          <table:table-cell office:value="31" office:value-type="float"/>
          <table:table-cell office:value="-0.35963499546051025" office:value-type="float"/>
        </table:table-row>
        <table:table-row>
          <table:table-cell office:value="-0.014797697663307186" office:value-type="float"/>
          <table:table-cell office:value="-0.014797697663307186" office:value-type="float"/>
          <table:table-cell office:value="-0.014797697663307186" office:value-type="float"/>
          <table:table-cell office:value="-0.014797697663307186" office:value-type="float"/>
          <table:table-cell office:value="-0.014797697663307186" office:value-type="float"/>
          <table:table-cell office:value="-0.014797697663307186" office:value-type="float"/>
          <table:table-cell office:value="0.9213585321628879" office:value-type="float"/>
          <table:table-cell office:value="32" office:value-type="float"/>
          <table:table-cell office:value="0.5177743434906006" office:value-type="float"/>
        </table:table-row>
        <table:table-row>
          <table:table-cell office:value="-0.01790938019752502" office:value-type="float"/>
          <table:table-cell office:value="-0.01790938019752502" office:value-type="float"/>
          <table:table-cell office:value="-0.01790938019752502" office:value-type="float"/>
          <table:table-cell office:value="-0.01790938019752502" office:value-type="float"/>
          <table:table-cell office:value="-0.01790938019752502" office:value-type="float"/>
          <table:table-cell office:value="-0.01790938019752502" office:value-type="float"/>
          <table:table-cell office:value="0.9137364977125237" office:value-type="float"/>
          <table:table-cell office:value="33" office:value-type="float"/>
          <table:table-cell office:value="-0.31116825342178345" office:value-type="float"/>
        </table:table-row>
        <table:table-row>
          <table:table-cell office:value="-0.013618190288543696" office:value-type="float"/>
          <table:table-cell office:value="-0.013618190288543696" office:value-type="float"/>
          <table:table-cell office:value="-0.013618190288543696" office:value-type="float"/>
          <table:table-cell office:value="-0.013618190288543696" office:value-type="float"/>
          <table:table-cell office:value="-0.013618190288543696" office:value-type="float"/>
          <table:table-cell office:value="-0.013618190288543696" office:value-type="float"/>
          <table:table-cell office:value="0.9242477233789081" office:value-type="float"/>
          <table:table-cell office:value="34" office:value-type="float"/>
          <table:table-cell office:value="0.4291189908981323" office:value-type="float"/>
        </table:table-row>
        <table:table-row>
          <table:table-cell office:value="-0.01418300867080688" office:value-type="float"/>
          <table:table-cell office:value="-0.01418300867080688" office:value-type="float"/>
          <table:table-cell office:value="-0.01418300867080688" office:value-type="float"/>
          <table:table-cell office:value="-0.01418300867080688" office:value-type="float"/>
          <table:table-cell office:value="-0.01418300867080688" office:value-type="float"/>
          <table:table-cell office:value="-0.01418300867080688" office:value-type="float"/>
          <table:table-cell office:value="0.9228642065450191" office:value-type="float"/>
          <table:table-cell office:value="35" office:value-type="float"/>
          <table:table-cell office:value="-0.05648183822631836" office:value-type="float"/>
        </table:table-row>
        <table:table-row>
          <table:table-cell office:value="-0.005506572723388666" office:value-type="float"/>
          <table:table-cell office:value="-0.005506572723388666" office:value-type="float"/>
          <table:table-cell office:value="-0.005506572723388666" office:value-type="float"/>
          <table:table-cell office:value="-0.005506572723388666" office:value-type="float"/>
          <table:table-cell office:value="-0.005506572723388666" office:value-type="float"/>
          <table:table-cell office:value="-0.005506572723388666" office:value-type="float"/>
          <table:table-cell office:value="0.9441170474021353" office:value-type="float"/>
          <table:table-cell office:value="36" office:value-type="float"/>
          <table:table-cell office:value="0.8676435947418213" office:value-type="float"/>
        </table:table-row>
        <table:table-row>
          <table:table-cell office:value="-0.009969863891601557" office:value-type="float"/>
          <table:table-cell office:value="-0.009969863891601557" office:value-type="float"/>
          <table:table-cell office:value="-0.009969863891601557" office:value-type="float"/>
          <table:table-cell office:value="-0.009969863891601557" office:value-type="float"/>
          <table:table-cell office:value="-0.009969863891601557" office:value-type="float"/>
          <table:table-cell office:value="-0.009969863891601557" office:value-type="float"/>
          <table:table-cell office:value="0.9331842614665431" office:value-type="float"/>
          <table:table-cell office:value="37" office:value-type="float"/>
          <table:table-cell office:value="-0.44632911682128906" office:value-type="float"/>
        </table:table-row>
        <table:table-row>
          <table:table-cell office:value="-0.004779460430145258" office:value-type="float"/>
          <table:table-cell office:value="-0.004779460430145258" office:value-type="float"/>
          <table:table-cell office:value="-0.004779460430145258" office:value-type="float"/>
          <table:table-cell office:value="-0.004779460430145258" office:value-type="float"/>
          <table:table-cell office:value="-0.004779460430145258" office:value-type="float"/>
          <table:table-cell office:value="-0.004779460430145258" office:value-type="float"/>
          <table:table-cell office:value="0.9458981015062866" office:value-type="float"/>
          <table:table-cell office:value="38" office:value-type="float"/>
          <table:table-cell office:value="0.5190403461456299" office:value-type="float"/>
        </table:table-row>
        <table:table-row>
          <table:table-cell office:value="0.0033032059669494693" office:value-type="float"/>
          <table:table-cell office:value="0.0033032059669494693" office:value-type="float"/>
          <table:table-cell office:value="0.0033032059669494693" office:value-type="float"/>
          <table:table-cell office:value="0.0033032059669494693" office:value-type="float"/>
          <table:table-cell office:value="0.0033032059669494693" office:value-type="float"/>
          <table:table-cell office:value="0.0033032059669494693" office:value-type="float"/>
          <table:table-cell office:value="0.9656965099403084" office:value-type="float"/>
          <table:table-cell office:value="39" office:value-type="float"/>
          <table:table-cell office:value="0.8082666397094727" office:value-type="float"/>
        </table:table-row>
        <table:table-row>
          <table:table-cell office:value="0.011818263530731208" office:value-type="float"/>
          <table:table-cell office:value="0.011818263530731208" office:value-type="float"/>
          <table:table-cell office:value="0.011818263530731208" office:value-type="float"/>
          <table:table-cell office:value="0.011818263530731208" office:value-type="float"/>
          <table:table-cell office:value="0.011818263530731208" office:value-type="float"/>
          <table:table-cell office:value="0.011818263530731208" office:value-type="float"/>
          <table:table-cell office:value="0.9865540561020001" office:value-type="float"/>
          <table:table-cell office:value="40" office:value-type="float"/>
          <table:table-cell office:value="0.8515057563781738" office:value-type="float"/>
        </table:table-row>
        <table:table-row>
          <table:table-cell office:value="0.007791635990142829" office:value-type="float"/>
          <table:table-cell office:value="0.007791635990142829" office:value-type="float"/>
          <table:table-cell office:value="0.007791635990142829" office:value-type="float"/>
          <table:table-cell office:value="0.007791635990142829" office:value-type="float"/>
          <table:table-cell office:value="0.007791635990142829" office:value-type="float"/>
          <table:table-cell office:value="0.007791635990142829" office:value-type="float"/>
          <table:table-cell office:value="0.9766908732433206" office:value-type="float"/>
          <table:table-cell office:value="41" office:value-type="float"/>
          <table:table-cell office:value="-0.4026627540588379" office:value-type="float"/>
        </table:table-row>
        <table:table-row>
          <table:table-cell office:value="0.01752547502517701" office:value-type="float"/>
          <table:table-cell office:value="0.01752547502517701" office:value-type="float"/>
          <table:table-cell office:value="0.01752547502517701" office:value-type="float"/>
          <table:table-cell office:value="0.01752547502517701" office:value-type="float"/>
          <table:table-cell office:value="0.01752547502517701" office:value-type="float"/>
          <table:table-cell office:value="0.01752547502517701" office:value-type="float"/>
          <table:table-cell office:value="0.9994661878824607" office:value-type="float"/>
          <table:table-cell office:value="42" office:value-type="float"/>
          <table:table-cell office:value="0.973383903503418" office:value-type="float"/>
        </table:table-row>
      </table:table>
      <table:table table:name="3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9789557456970214" office:value-type="float"/>
          <table:table-cell office:value="0.00039789557456970214" office:value-type="float"/>
          <table:table-cell office:value="0.00039789557456970214" office:value-type="float"/>
          <table:table-cell office:value="0.00039789557456970214" office:value-type="float"/>
          <table:table-cell office:value="0.00039789557456970214" office:value-type="float"/>
          <table:table-cell office:value="0.00039789557456970214" office:value-type="float"/>
          <table:table-cell office:value="0.9761552960216358" office:value-type="float"/>
          <table:table-cell office:value="1" office:value-type="float"/>
          <table:table-cell office:value="0.039789557456970215" office:value-type="float"/>
        </table:table-row>
        <table:table-row>
          <table:table-cell office:value="-0.002246556878089905" office:value-type="float"/>
          <table:table-cell office:value="-0.002246556878089905" office:value-type="float"/>
          <table:table-cell office:value="-0.002246556878089905" office:value-type="float"/>
          <table:table-cell office:value="-0.002246556878089905" office:value-type="float"/>
          <table:table-cell office:value="-0.002246556878089905" office:value-type="float"/>
          <table:table-cell office:value="-0.002246556878089905" office:value-type="float"/>
          <table:table-cell office:value="0.9826328551797032" office:value-type="float"/>
          <table:table-cell office:value="2" office:value-type="float"/>
          <table:table-cell office:value="-0.2644452452659607" office:value-type="float"/>
        </table:table-row>
        <table:table-row>
          <table:table-cell office:value="-0.004477354884147644" office:value-type="float"/>
          <table:table-cell office:value="-0.004477354884147644" office:value-type="float"/>
          <table:table-cell office:value="-0.004477354884147644" office:value-type="float"/>
          <table:table-cell office:value="-0.004477354884147644" office:value-type="float"/>
          <table:table-cell office:value="-0.004477354884147644" office:value-type="float"/>
          <table:table-cell office:value="-0.004477354884147644" office:value-type="float"/>
          <table:table-cell office:value="0.9880971720137629" office:value-type="float"/>
          <table:table-cell office:value="3" office:value-type="float"/>
          <table:table-cell office:value="-0.22307980060577393" office:value-type="float"/>
        </table:table-row>
        <table:table-row>
          <table:table-cell office:value="-0.012378895878791811" office:value-type="float"/>
          <table:table-cell office:value="-0.012378895878791811" office:value-type="float"/>
          <table:table-cell office:value="-0.012378895878791811" office:value-type="float"/>
          <table:table-cell office:value="-0.012378895878791811" office:value-type="float"/>
          <table:table-cell office:value="-0.012378895878791811" office:value-type="float"/>
          <table:table-cell office:value="-0.012378895878791811" office:value-type="float"/>
          <table:table-cell office:value="0.9925480843676755" office:value-type="float"/>
          <table:table-cell office:value="4" office:value-type="float"/>
          <table:table-cell office:value="-0.7901540994644165" office:value-type="float"/>
        </table:table-row>
        <table:table-row>
          <table:table-cell office:value="-0.013983845710754396" office:value-type="float"/>
          <table:table-cell office:value="-0.013983845710754396" office:value-type="float"/>
          <table:table-cell office:value="-0.013983845710754396" office:value-type="float"/>
          <table:table-cell office:value="-0.013983845710754396" office:value-type="float"/>
          <table:table-cell office:value="-0.013983845710754396" office:value-type="float"/>
          <table:table-cell office:value="-0.013983845710754396" office:value-type="float"/>
          <table:table-cell office:value="0.9886167762166015" office:value-type="float"/>
          <table:table-cell office:value="5" office:value-type="float"/>
          <table:table-cell office:value="-0.16049498319625854" office:value-type="float"/>
        </table:table-row>
        <table:table-row>
          <table:table-cell office:value="-0.015048135519027712" office:value-type="float"/>
          <table:table-cell office:value="-0.015048135519027712" office:value-type="float"/>
          <table:table-cell office:value="-0.015048135519027712" office:value-type="float"/>
          <table:table-cell office:value="-0.015048135519027712" office:value-type="float"/>
          <table:table-cell office:value="-0.015048135519027712" office:value-type="float"/>
          <table:table-cell office:value="-0.015048135519027712" office:value-type="float"/>
          <table:table-cell office:value="0.9860098092478874" office:value-type="float"/>
          <table:table-cell office:value="6" office:value-type="float"/>
          <table:table-cell office:value="-0.10642898082733154" office:value-type="float"/>
        </table:table-row>
        <table:table-row>
          <table:table-cell office:value="-0.021401480436325074" office:value-type="float"/>
          <table:table-cell office:value="-0.021401480436325074" office:value-type="float"/>
          <table:table-cell office:value="-0.021401480436325074" office:value-type="float"/>
          <table:table-cell office:value="-0.021401480436325074" office:value-type="float"/>
          <table:table-cell office:value="-0.021401480436325074" office:value-type="float"/>
          <table:table-cell office:value="-0.021401480436325074" office:value-type="float"/>
          <table:table-cell office:value="0.9704473560406038" office:value-type="float"/>
          <table:table-cell office:value="7" office:value-type="float"/>
          <table:table-cell office:value="-0.6353344917297363" office:value-type="float"/>
        </table:table-row>
        <table:table-row>
          <table:table-cell office:value="-0.016920005083084107" office:value-type="float"/>
          <table:table-cell office:value="-0.016920005083084107" office:value-type="float"/>
          <table:table-cell office:value="-0.016920005083084107" office:value-type="float"/>
          <table:table-cell office:value="-0.016920005083084107" office:value-type="float"/>
          <table:table-cell office:value="-0.016920005083084107" office:value-type="float"/>
          <table:table-cell office:value="-0.016920005083084107" office:value-type="float"/>
          <table:table-cell office:value="0.9814246839509032" office:value-type="float"/>
          <table:table-cell office:value="8" office:value-type="float"/>
          <table:table-cell office:value="0.4481475353240967" office:value-type="float"/>
        </table:table-row>
        <table:table-row>
          <table:table-cell office:value="-0.019506924152374268" office:value-type="float"/>
          <table:table-cell office:value="-0.019506924152374268" office:value-type="float"/>
          <table:table-cell office:value="-0.019506924152374268" office:value-type="float"/>
          <table:table-cell office:value="-0.019506924152374268" office:value-type="float"/>
          <table:table-cell office:value="-0.019506924152374268" office:value-type="float"/>
          <table:table-cell office:value="-0.019506924152374268" office:value-type="float"/>
          <table:table-cell office:value="0.9750880522252667" office:value-type="float"/>
          <table:table-cell office:value="9" office:value-type="float"/>
          <table:table-cell office:value="-0.2586919069290161" office:value-type="float"/>
        </table:table-row>
        <table:table-row>
          <table:table-cell office:value="-0.014889414310455321" office:value-type="float"/>
          <table:table-cell office:value="-0.014889414310455321" office:value-type="float"/>
          <table:table-cell office:value="-0.014889414310455321" office:value-type="float"/>
          <table:table-cell office:value="-0.014889414310455321" office:value-type="float"/>
          <table:table-cell office:value="-0.014889414310455321" office:value-type="float"/>
          <table:table-cell office:value="-0.014889414310455321" office:value-type="float"/>
          <table:table-cell office:value="0.9863985952202475" office:value-type="float"/>
          <table:table-cell office:value="10" office:value-type="float"/>
          <table:table-cell office:value="0.46175098419189453" office:value-type="float"/>
        </table:table-row>
        <table:table-row>
          <table:table-cell office:value="-0.016439248323440552" office:value-type="float"/>
          <table:table-cell office:value="-0.016439248323440552" office:value-type="float"/>
          <table:table-cell office:value="-0.016439248323440552" office:value-type="float"/>
          <table:table-cell office:value="-0.016439248323440552" office:value-type="float"/>
          <table:table-cell office:value="-0.016439248323440552" office:value-type="float"/>
          <table:table-cell office:value="-0.016439248323440552" office:value-type="float"/>
          <table:table-cell office:value="0.9826022927024237" office:value-type="float"/>
          <table:table-cell office:value="11" office:value-type="float"/>
          <table:table-cell office:value="-0.15498340129852295" office:value-type="float"/>
        </table:table-row>
        <table:table-row>
          <table:table-cell office:value="-0.013431581258773804" office:value-type="float"/>
          <table:table-cell office:value="-0.013431581258773804" office:value-type="float"/>
          <table:table-cell office:value="-0.013431581258773804" office:value-type="float"/>
          <table:table-cell office:value="-0.013431581258773804" office:value-type="float"/>
          <table:table-cell office:value="-0.013431581258773804" office:value-type="float"/>
          <table:table-cell office:value="-0.013431581258773804" office:value-type="float"/>
          <table:table-cell office:value="0.9899695423270317" office:value-type="float"/>
          <table:table-cell office:value="12" office:value-type="float"/>
          <table:table-cell office:value="0.3007667064666748" office:value-type="float"/>
        </table:table-row>
        <table:table-row>
          <table:table-cell office:value="-0.015515024065971375" office:value-type="float"/>
          <table:table-cell office:value="-0.015515024065971375" office:value-type="float"/>
          <table:table-cell office:value="-0.015515024065971375" office:value-type="float"/>
          <table:table-cell office:value="-0.015515024065971375" office:value-type="float"/>
          <table:table-cell office:value="-0.015515024065971375" office:value-type="float"/>
          <table:table-cell office:value="-0.015515024065971375" office:value-type="float"/>
          <table:table-cell office:value="0.9848661705411259" office:value-type="float"/>
          <table:table-cell office:value="13" office:value-type="float"/>
          <table:table-cell office:value="-0.20834428071975708" office:value-type="float"/>
        </table:table-row>
        <table:table-row>
          <table:table-cell office:value="-0.02414444863796234" office:value-type="float"/>
          <table:table-cell office:value="-0.02414444863796234" office:value-type="float"/>
          <table:table-cell office:value="-0.02414444863796234" office:value-type="float"/>
          <table:table-cell office:value="-0.02414444863796234" office:value-type="float"/>
          <table:table-cell office:value="-0.02414444863796234" office:value-type="float"/>
          <table:table-cell office:value="-0.02414444863796234" office:value-type="float"/>
          <table:table-cell office:value="0.9637284835659129" office:value-type="float"/>
          <table:table-cell office:value="14" office:value-type="float"/>
          <table:table-cell office:value="-0.8629424571990967" office:value-type="float"/>
        </table:table-row>
        <table:table-row>
          <table:table-cell office:value="-0.018728286623954774" office:value-type="float"/>
          <table:table-cell office:value="-0.018728286623954774" office:value-type="float"/>
          <table:table-cell office:value="-0.018728286623954774" office:value-type="float"/>
          <table:table-cell office:value="-0.018728286623954774" office:value-type="float"/>
          <table:table-cell office:value="-0.018728286623954774" office:value-type="float"/>
          <table:table-cell office:value="-0.018728286623954774" office:value-type="float"/>
          <table:table-cell office:value="0.9769953168644764" office:value-type="float"/>
          <table:table-cell office:value="15" office:value-type="float"/>
          <table:table-cell office:value="0.5416162014007568" office:value-type="float"/>
        </table:table-row>
        <table:table-row>
          <table:table-cell office:value="-0.013245972990989684" office:value-type="float"/>
          <table:table-cell office:value="-0.013245972990989684" office:value-type="float"/>
          <table:table-cell office:value="-0.013245972990989684" office:value-type="float"/>
          <table:table-cell office:value="-0.013245972990989684" office:value-type="float"/>
          <table:table-cell office:value="-0.013245972990989684" office:value-type="float"/>
          <table:table-cell office:value="-0.013245972990989684" office:value-type="float"/>
          <table:table-cell office:value="0.9904241878751447" office:value-type="float"/>
          <table:table-cell office:value="16" office:value-type="float"/>
          <table:table-cell office:value="0.5482313632965088" office:value-type="float"/>
        </table:table-row>
        <table:table-row>
          <table:table-cell office:value="-0.007530204653739928" office:value-type="float"/>
          <table:table-cell office:value="-0.007530204653739928" office:value-type="float"/>
          <table:table-cell office:value="-0.007530204653739928" office:value-type="float"/>
          <table:table-cell office:value="-0.007530204653739928" office:value-type="float"/>
          <table:table-cell office:value="-0.007530204653739928" office:value-type="float"/>
          <table:table-cell office:value="-0.007530204653739928" office:value-type="float"/>
          <table:table-cell office:value="0.9955750962106371" office:value-type="float"/>
          <table:table-cell office:value="17" office:value-type="float"/>
          <table:table-cell office:value="0.5715768337249756" office:value-type="float"/>
        </table:table-row>
        <table:table-row>
          <table:table-cell office:value="-0.014458711743354797" office:value-type="float"/>
          <table:table-cell office:value="-0.014458711743354797" office:value-type="float"/>
          <table:table-cell office:value="-0.014458711743354797" office:value-type="float"/>
          <table:table-cell office:value="-0.014458711743354797" office:value-type="float"/>
          <table:table-cell office:value="-0.014458711743354797" office:value-type="float"/>
          <table:table-cell office:value="-0.014458711743354797" office:value-type="float"/>
          <table:table-cell office:value="0.9874535967405507" office:value-type="float"/>
          <table:table-cell office:value="18" office:value-type="float"/>
          <table:table-cell office:value="-0.6928507089614868" office:value-type="float"/>
        </table:table-row>
        <table:table-row>
          <table:table-cell office:value="-0.007722366452217102" office:value-type="float"/>
          <table:table-cell office:value="-0.007722366452217102" office:value-type="float"/>
          <table:table-cell office:value="-0.007722366452217102" office:value-type="float"/>
          <table:table-cell office:value="-0.007722366452217102" office:value-type="float"/>
          <table:table-cell office:value="-0.007722366452217102" office:value-type="float"/>
          <table:table-cell office:value="-0.007722366452217102" office:value-type="float"/>
          <table:table-cell office:value="0.9960457945649618" office:value-type="float"/>
          <table:table-cell office:value="19" office:value-type="float"/>
          <table:table-cell office:value="0.6736345291137695" office:value-type="float"/>
        </table:table-row>
        <table:table-row>
          <table:table-cell office:value="0.002240919470787049" office:value-type="float"/>
          <table:table-cell office:value="0.002240919470787049" office:value-type="float"/>
          <table:table-cell office:value="0.002240919470787049" office:value-type="float"/>
          <table:table-cell office:value="0.002240919470787049" office:value-type="float"/>
          <table:table-cell office:value="0.002240919470787049" office:value-type="float"/>
          <table:table-cell office:value="0.002240919470787049" office:value-type="float"/>
          <table:table-cell office:value="0.9716408278921471" office:value-type="float"/>
          <table:table-cell office:value="20" office:value-type="float"/>
          <table:table-cell office:value="0.996328592300415" office:value-type="float"/>
        </table:table-row>
        <table:table-row>
          <table:table-cell office:value="-0.004999290108680724" office:value-type="float"/>
          <table:table-cell office:value="-0.004999290108680724" office:value-type="float"/>
          <table:table-cell office:value="-0.004999290108680724" office:value-type="float"/>
          <table:table-cell office:value="-0.004999290108680724" office:value-type="float"/>
          <table:table-cell office:value="-0.004999290108680724" office:value-type="float"/>
          <table:table-cell office:value="-0.004999290108680724" office:value-type="float"/>
          <table:table-cell office:value="0.9893756469926539" office:value-type="float"/>
          <table:table-cell office:value="21" office:value-type="float"/>
          <table:table-cell office:value="-0.7240209579467773" office:value-type="float"/>
        </table:table-row>
        <table:table-row>
          <table:table-cell office:value="-0.009605396389961243" office:value-type="float"/>
          <table:table-cell office:value="-0.009605396389961243" office:value-type="float"/>
          <table:table-cell office:value="-0.009605396389961243" office:value-type="float"/>
          <table:table-cell office:value="-0.009605396389961243" office:value-type="float"/>
          <table:table-cell office:value="-0.009605396389961243" office:value-type="float"/>
          <table:table-cell office:value="-0.009605396389961243" office:value-type="float"/>
          <table:table-cell office:value="0.9993417429171804" office:value-type="float"/>
          <table:table-cell office:value="22" office:value-type="float"/>
          <table:table-cell office:value="-0.46061062812805176" office:value-type="float"/>
        </table:table-row>
      </table:table>
      <table:table table:name="3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3422226905822754" office:value-type="float"/>
          <table:table-cell office:value="0.003422226905822754" office:value-type="float"/>
          <table:table-cell office:value="0.003422226905822754" office:value-type="float"/>
          <table:table-cell office:value="0.003422226905822754" office:value-type="float"/>
          <table:table-cell office:value="0.003422226905822754" office:value-type="float"/>
          <table:table-cell office:value="0.003422226905822754" office:value-type="float"/>
          <table:table-cell office:value="0.9523436279877029" office:value-type="float"/>
          <table:table-cell office:value="1" office:value-type="float"/>
          <table:table-cell office:value="0.3422226905822754" office:value-type="float"/>
        </table:table-row>
        <table:table-row>
          <table:table-cell office:value="-0.0014134424924850467" office:value-type="float"/>
          <table:table-cell office:value="-0.0014134424924850467" office:value-type="float"/>
          <table:table-cell office:value="-0.0014134424924850467" office:value-type="float"/>
          <table:table-cell office:value="-0.0014134424924850467" office:value-type="float"/>
          <table:table-cell office:value="-0.0014134424924850467" office:value-type="float"/>
          <table:table-cell office:value="-0.0014134424924850467" office:value-type="float"/>
          <table:table-cell office:value="0.9641885505783484" office:value-type="float"/>
          <table:table-cell office:value="2" office:value-type="float"/>
          <table:table-cell office:value="-0.48356693983078003" office:value-type="float"/>
        </table:table-row>
        <table:table-row>
          <table:table-cell office:value="0.0058994489908218385" office:value-type="float"/>
          <table:table-cell office:value="0.0058994489908218385" office:value-type="float"/>
          <table:table-cell office:value="0.0058994489908218385" office:value-type="float"/>
          <table:table-cell office:value="0.0058994489908218385" office:value-type="float"/>
          <table:table-cell office:value="0.0058994489908218385" office:value-type="float"/>
          <table:table-cell office:value="0.0058994489908218385" office:value-type="float"/>
          <table:table-cell office:value="0.9462756978999017" office:value-type="float"/>
          <table:table-cell office:value="3" office:value-type="float"/>
          <table:table-cell office:value="0.7312891483306885" office:value-type="float"/>
        </table:table-row>
        <table:table-row>
          <table:table-cell office:value="0.0053412610292434696" office:value-type="float"/>
          <table:table-cell office:value="0.0053412610292434696" office:value-type="float"/>
          <table:table-cell office:value="0.0053412610292434696" office:value-type="float"/>
          <table:table-cell office:value="0.0053412610292434696" office:value-type="float"/>
          <table:table-cell office:value="0.0053412610292434696" office:value-type="float"/>
          <table:table-cell office:value="0.0053412610292434696" office:value-type="float"/>
          <table:table-cell office:value="0.947642973586333" office:value-type="float"/>
          <table:table-cell office:value="4" office:value-type="float"/>
          <table:table-cell office:value="-0.055818796157836914" office:value-type="float"/>
        </table:table-row>
        <table:table-row>
          <table:table-cell office:value="0.0004910492897033693" office:value-type="float"/>
          <table:table-cell office:value="0.0004910492897033693" office:value-type="float"/>
          <table:table-cell office:value="0.0004910492897033693" office:value-type="float"/>
          <table:table-cell office:value="0.0004910492897033693" office:value-type="float"/>
          <table:table-cell office:value="0.0004910492897033693" office:value-type="float"/>
          <table:table-cell office:value="0.0004910492897033693" office:value-type="float"/>
          <table:table-cell office:value="0.959523517492663" office:value-type="float"/>
          <table:table-cell office:value="5" office:value-type="float"/>
          <table:table-cell office:value="-0.48502117395401" office:value-type="float"/>
        </table:table-row>
        <table:table-row>
          <table:table-cell office:value="-0.0061181259155273435" office:value-type="float"/>
          <table:table-cell office:value="-0.0061181259155273435" office:value-type="float"/>
          <table:table-cell office:value="-0.0061181259155273435" office:value-type="float"/>
          <table:table-cell office:value="-0.0061181259155273435" office:value-type="float"/>
          <table:table-cell office:value="-0.0061181259155273435" office:value-type="float"/>
          <table:table-cell office:value="-0.0061181259155273435" office:value-type="float"/>
          <table:table-cell office:value="0.9757126243661325" office:value-type="float"/>
          <table:table-cell office:value="6" office:value-type="float"/>
          <table:table-cell office:value="-0.6609175205230713" office:value-type="float"/>
        </table:table-row>
        <table:table-row>
          <table:table-cell office:value="0.0007139873504638673" office:value-type="float"/>
          <table:table-cell office:value="0.0007139873504638673" office:value-type="float"/>
          <table:table-cell office:value="0.0007139873504638673" office:value-type="float"/>
          <table:table-cell office:value="0.0007139873504638673" office:value-type="float"/>
          <table:table-cell office:value="0.0007139873504638673" office:value-type="float"/>
          <table:table-cell office:value="0.0007139873504638673" office:value-type="float"/>
          <table:table-cell office:value="0.9589774329995542" office:value-type="float"/>
          <table:table-cell office:value="7" office:value-type="float"/>
          <table:table-cell office:value="0.6832113265991211" office:value-type="float"/>
        </table:table-row>
        <table:table-row>
          <table:table-cell office:value="0.009521678686141968" office:value-type="float"/>
          <table:table-cell office:value="0.009521678686141968" office:value-type="float"/>
          <table:table-cell office:value="0.009521678686141968" office:value-type="float"/>
          <table:table-cell office:value="0.009521678686141968" office:value-type="float"/>
          <table:table-cell office:value="0.009521678686141968" office:value-type="float"/>
          <table:table-cell office:value="0.009521678686141968" office:value-type="float"/>
          <table:table-cell office:value="0.9374030834152104" office:value-type="float"/>
          <table:table-cell office:value="8" office:value-type="float"/>
          <table:table-cell office:value="0.8807691335678101" office:value-type="float"/>
        </table:table-row>
        <table:table-row>
          <table:table-cell office:value="0.005958948135375976" office:value-type="float"/>
          <table:table-cell office:value="0.005958948135375976" office:value-type="float"/>
          <table:table-cell office:value="0.005958948135375976" office:value-type="float"/>
          <table:table-cell office:value="0.005958948135375976" office:value-type="float"/>
          <table:table-cell office:value="0.005958948135375976" office:value-type="float"/>
          <table:table-cell office:value="0.005958948135375976" office:value-type="float"/>
          <table:table-cell office:value="0.946129955355612" office:value-type="float"/>
          <table:table-cell office:value="9" office:value-type="float"/>
          <table:table-cell office:value="-0.3562730550765991" office:value-type="float"/>
        </table:table-row>
        <table:table-row>
          <table:table-cell office:value="0.011378134489059447" office:value-type="float"/>
          <table:table-cell office:value="0.011378134489059447" office:value-type="float"/>
          <table:table-cell office:value="0.011378134489059447" office:value-type="float"/>
          <table:table-cell office:value="0.011378134489059447" office:value-type="float"/>
          <table:table-cell office:value="0.011378134489059447" office:value-type="float"/>
          <table:table-cell office:value="0.011378134489059447" office:value-type="float"/>
          <table:table-cell office:value="0.9328557139680337" office:value-type="float"/>
          <table:table-cell office:value="10" office:value-type="float"/>
          <table:table-cell office:value="0.5419186353683472" office:value-type="float"/>
        </table:table-row>
        <table:table-row>
          <table:table-cell office:value="0.02092676520347595" office:value-type="float"/>
          <table:table-cell office:value="0.02092676520347595" office:value-type="float"/>
          <table:table-cell office:value="0.02092676520347595" office:value-type="float"/>
          <table:table-cell office:value="0.02092676520347595" office:value-type="float"/>
          <table:table-cell office:value="0.02092676520347595" office:value-type="float"/>
          <table:table-cell office:value="0.02092676520347595" office:value-type="float"/>
          <table:table-cell office:value="0.909466440975446" office:value-type="float"/>
          <table:table-cell office:value="11" office:value-type="float"/>
          <table:table-cell office:value="0.9548630714416504" office:value-type="float"/>
        </table:table-row>
        <table:table-row>
          <table:table-cell office:value="0.013526701927185057" office:value-type="float"/>
          <table:table-cell office:value="0.013526701927185057" office:value-type="float"/>
          <table:table-cell office:value="0.013526701927185057" office:value-type="float"/>
          <table:table-cell office:value="0.013526701927185057" office:value-type="float"/>
          <table:table-cell office:value="0.013526701927185057" office:value-type="float"/>
          <table:table-cell office:value="0.013526701927185057" office:value-type="float"/>
          <table:table-cell office:value="0.9275928200666671" office:value-type="float"/>
          <table:table-cell office:value="12" office:value-type="float"/>
          <table:table-cell office:value="-0.7400063276290894" office:value-type="float"/>
        </table:table-row>
        <table:table-row>
          <table:table-cell office:value="0.010371333360671996" office:value-type="float"/>
          <table:table-cell office:value="0.010371333360671996" office:value-type="float"/>
          <table:table-cell office:value="0.010371333360671996" office:value-type="float"/>
          <table:table-cell office:value="0.010371333360671996" office:value-type="float"/>
          <table:table-cell office:value="0.010371333360671996" office:value-type="float"/>
          <table:table-cell office:value="0.010371333360671996" office:value-type="float"/>
          <table:table-cell office:value="0.9353218630050413" office:value-type="float"/>
          <table:table-cell office:value="13" office:value-type="float"/>
          <table:table-cell office:value="-0.31553685665130615" office:value-type="float"/>
        </table:table-row>
        <table:table-row>
          <table:table-cell office:value="0.016642799377441404" office:value-type="float"/>
          <table:table-cell office:value="0.016642799377441404" office:value-type="float"/>
          <table:table-cell office:value="0.016642799377441404" office:value-type="float"/>
          <table:table-cell office:value="0.016642799377441404" office:value-type="float"/>
          <table:table-cell office:value="0.016642799377441404" office:value-type="float"/>
          <table:table-cell office:value="0.016642799377441404" office:value-type="float"/>
          <table:table-cell office:value="0.9199599713247514" office:value-type="float"/>
          <table:table-cell office:value="14" office:value-type="float"/>
          <table:table-cell office:value="0.6271466016769409" office:value-type="float"/>
        </table:table-row>
        <table:table-row>
          <table:table-cell office:value="0.019939241409301756" office:value-type="float"/>
          <table:table-cell office:value="0.019939241409301756" office:value-type="float"/>
          <table:table-cell office:value="0.019939241409301756" office:value-type="float"/>
          <table:table-cell office:value="0.019939241409301756" office:value-type="float"/>
          <table:table-cell office:value="0.019939241409301756" office:value-type="float"/>
          <table:table-cell office:value="0.019939241409301756" office:value-type="float"/>
          <table:table-cell office:value="0.9118853703800301" office:value-type="float"/>
          <table:table-cell office:value="15" office:value-type="float"/>
          <table:table-cell office:value="0.32964420318603516" office:value-type="float"/>
        </table:table-row>
        <table:table-row>
          <table:table-cell office:value="0.010902736783027646" office:value-type="float"/>
          <table:table-cell office:value="0.010902736783027646" office:value-type="float"/>
          <table:table-cell office:value="0.010902736783027646" office:value-type="float"/>
          <table:table-cell office:value="0.010902736783027646" office:value-type="float"/>
          <table:table-cell office:value="0.010902736783027646" office:value-type="float"/>
          <table:table-cell office:value="0.010902736783027646" office:value-type="float"/>
          <table:table-cell office:value="0.9340201957727012" office:value-type="float"/>
          <table:table-cell office:value="16" office:value-type="float"/>
          <table:table-cell office:value="-0.9036504626274109" office:value-type="float"/>
        </table:table-row>
        <table:table-row>
          <table:table-cell office:value="0.019898300766944883" office:value-type="float"/>
          <table:table-cell office:value="0.019898300766944883" office:value-type="float"/>
          <table:table-cell office:value="0.019898300766944883" office:value-type="float"/>
          <table:table-cell office:value="0.019898300766944883" office:value-type="float"/>
          <table:table-cell office:value="0.019898300766944883" office:value-type="float"/>
          <table:table-cell office:value="0.019898300766944883" office:value-type="float"/>
          <table:table-cell office:value="0.9119856540635463" office:value-type="float"/>
          <table:table-cell office:value="17" office:value-type="float"/>
          <table:table-cell office:value="0.8995563983917236" office:value-type="float"/>
        </table:table-row>
        <table:table-row>
          <table:table-cell office:value="0.01863295197486877" office:value-type="float"/>
          <table:table-cell office:value="0.01863295197486877" office:value-type="float"/>
          <table:table-cell office:value="0.01863295197486877" office:value-type="float"/>
          <table:table-cell office:value="0.01863295197486877" office:value-type="float"/>
          <table:table-cell office:value="0.01863295197486877" office:value-type="float"/>
          <table:table-cell office:value="0.01863295197486877" office:value-type="float"/>
          <table:table-cell office:value="0.9150851129507798" office:value-type="float"/>
          <table:table-cell office:value="18" office:value-type="float"/>
          <table:table-cell office:value="-0.12653487920761108" office:value-type="float"/>
        </table:table-row>
        <table:table-row>
          <table:table-cell office:value="0.014705233573913571" office:value-type="float"/>
          <table:table-cell office:value="0.014705233573913571" office:value-type="float"/>
          <table:table-cell office:value="0.014705233573913571" office:value-type="float"/>
          <table:table-cell office:value="0.014705233573913571" office:value-type="float"/>
          <table:table-cell office:value="0.014705233573913571" office:value-type="float"/>
          <table:table-cell office:value="0.014705233573913571" office:value-type="float"/>
          <table:table-cell office:value="0.9247060188864602" office:value-type="float"/>
          <table:table-cell office:value="19" office:value-type="float"/>
          <table:table-cell office:value="-0.39277184009552" office:value-type="float"/>
        </table:table-row>
        <table:table-row>
          <table:table-cell office:value="0.022603063583374022" office:value-type="float"/>
          <table:table-cell office:value="0.022603063583374022" office:value-type="float"/>
          <table:table-cell office:value="0.022603063583374022" office:value-type="float"/>
          <table:table-cell office:value="0.022603063583374022" office:value-type="float"/>
          <table:table-cell office:value="0.022603063583374022" office:value-type="float"/>
          <table:table-cell office:value="0.022603063583374022" office:value-type="float"/>
          <table:table-cell office:value="0.9053603652880418" office:value-type="float"/>
          <table:table-cell office:value="20" office:value-type="float"/>
          <table:table-cell office:value="0.7897830009460449" office:value-type="float"/>
        </table:table-row>
        <table:table-row>
          <table:table-cell office:value="0.017463159561157224" office:value-type="float"/>
          <table:table-cell office:value="0.017463159561157224" office:value-type="float"/>
          <table:table-cell office:value="0.017463159561157224" office:value-type="float"/>
          <table:table-cell office:value="0.017463159561157224" office:value-type="float"/>
          <table:table-cell office:value="0.017463159561157224" office:value-type="float"/>
          <table:table-cell office:value="0.017463159561157224" office:value-type="float"/>
          <table:table-cell office:value="0.9179505074693517" office:value-type="float"/>
          <table:table-cell office:value="21" office:value-type="float"/>
          <table:table-cell office:value="-0.5139904022216797" office:value-type="float"/>
        </table:table-row>
        <table:table-row>
          <table:table-cell office:value="0.024360659122467036" office:value-type="float"/>
          <table:table-cell office:value="0.024360659122467036" office:value-type="float"/>
          <table:table-cell office:value="0.024360659122467036" office:value-type="float"/>
          <table:table-cell office:value="0.024360659122467036" office:value-type="float"/>
          <table:table-cell office:value="0.024360659122467036" office:value-type="float"/>
          <table:table-cell office:value="0.024360659122467036" office:value-type="float"/>
          <table:table-cell office:value="0.9010551530430719" office:value-type="float"/>
          <table:table-cell office:value="22" office:value-type="float"/>
          <table:table-cell office:value="0.6897499561309814" office:value-type="float"/>
        </table:table-row>
        <table:table-row>
          <table:table-cell office:value="0.028248678445816036" office:value-type="float"/>
          <table:table-cell office:value="0.028248678445816036" office:value-type="float"/>
          <table:table-cell office:value="0.028248678445816036" office:value-type="float"/>
          <table:table-cell office:value="0.028248678445816036" office:value-type="float"/>
          <table:table-cell office:value="0.028248678445816036" office:value-type="float"/>
          <table:table-cell office:value="0.028248678445816036" office:value-type="float"/>
          <table:table-cell office:value="0.8915314895907858" office:value-type="float"/>
          <table:table-cell office:value="23" office:value-type="float"/>
          <table:table-cell office:value="0.3888019323348999" office:value-type="float"/>
        </table:table-row>
        <table:table-row>
          <table:table-cell office:value="0.034118160009384155" office:value-type="float"/>
          <table:table-cell office:value="0.034118160009384155" office:value-type="float"/>
          <table:table-cell office:value="0.034118160009384155" office:value-type="float"/>
          <table:table-cell office:value="0.034118160009384155" office:value-type="float"/>
          <table:table-cell office:value="0.034118160009384155" office:value-type="float"/>
          <table:table-cell office:value="0.034118160009384155" office:value-type="float"/>
          <table:table-cell office:value="0.8771542547053707" office:value-type="float"/>
          <table:table-cell office:value="24" office:value-type="float"/>
          <table:table-cell office:value="0.5869481563568115" office:value-type="float"/>
        </table:table-row>
        <table:table-row>
          <table:table-cell office:value="0.043729091882705684" office:value-type="float"/>
          <table:table-cell office:value="0.043729091882705684" office:value-type="float"/>
          <table:table-cell office:value="0.043729091882705684" office:value-type="float"/>
          <table:table-cell office:value="0.043729091882705684" office:value-type="float"/>
          <table:table-cell office:value="0.043729091882705684" office:value-type="float"/>
          <table:table-cell office:value="0.043729091882705684" office:value-type="float"/>
          <table:table-cell office:value="0.8536123756630817" office:value-type="float"/>
          <table:table-cell office:value="25" office:value-type="float"/>
          <table:table-cell office:value="0.9610931873321533" office:value-type="float"/>
        </table:table-row>
        <table:table-row>
          <table:table-cell office:value="0.0412088656425476" office:value-type="float"/>
          <table:table-cell office:value="0.0412088656425476" office:value-type="float"/>
          <table:table-cell office:value="0.0412088656425476" office:value-type="float"/>
          <table:table-cell office:value="0.0412088656425476" office:value-type="float"/>
          <table:table-cell office:value="0.0412088656425476" office:value-type="float"/>
          <table:table-cell office:value="0.0412088656425476" office:value-type="float"/>
          <table:table-cell office:value="0.8597856439878419" office:value-type="float"/>
          <table:table-cell office:value="26" office:value-type="float"/>
          <table:table-cell office:value="-0.2520226240158081" office:value-type="float"/>
        </table:table-row>
        <table:table-row>
          <table:table-cell office:value="0.043663691282272335" office:value-type="float"/>
          <table:table-cell office:value="0.043663691282272335" office:value-type="float"/>
          <table:table-cell office:value="0.043663691282272335" office:value-type="float"/>
          <table:table-cell office:value="0.043663691282272335" office:value-type="float"/>
          <table:table-cell office:value="0.043663691282272335" office:value-type="float"/>
          <table:table-cell office:value="0.043663691282272335" office:value-type="float"/>
          <table:table-cell office:value="0.8537725737630151" office:value-type="float"/>
          <table:table-cell office:value="27" office:value-type="float"/>
          <table:table-cell office:value="0.24548256397247314" office:value-type="float"/>
        </table:table-row>
        <table:table-row>
          <table:table-cell office:value="0.0485744547843933" office:value-type="float"/>
          <table:table-cell office:value="0.0485744547843933" office:value-type="float"/>
          <table:table-cell office:value="0.0485744547843933" office:value-type="float"/>
          <table:table-cell office:value="0.0485744547843933" office:value-type="float"/>
          <table:table-cell office:value="0.0485744547843933" office:value-type="float"/>
          <table:table-cell office:value="0.0485744547843933" office:value-type="float"/>
          <table:table-cell office:value="0.8417437089353357" office:value-type="float"/>
          <table:table-cell office:value="28" office:value-type="float"/>
          <table:table-cell office:value="0.4910763502120971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2518505518335" office:value-type="float"/>
          <table:table-cell office:value="29" office:value-type="float"/>
          <table:table-cell office:value="0.19926047325134277" office:value-type="float"/>
        </table:table-row>
        <table:table-row>
          <table:table-cell office:value="0.040269017815589905" office:value-type="float"/>
          <table:table-cell office:value="0.040269017815589905" office:value-type="float"/>
          <table:table-cell office:value="0.040269017815589905" office:value-type="float"/>
          <table:table-cell office:value="0.040269017815589905" office:value-type="float"/>
          <table:table-cell office:value="0.040269017815589905" office:value-type="float"/>
          <table:table-cell office:value="0.040269017815589905" office:value-type="float"/>
          <table:table-cell office:value="0.8620877915997518" office:value-type="float"/>
          <table:table-cell office:value="30" office:value-type="float"/>
          <table:table-cell office:value="-0.9730982184410095" office:value-type="float"/>
        </table:table-row>
        <table:table-row>
          <table:table-cell office:value="0.04520441234111786" office:value-type="float"/>
          <table:table-cell office:value="0.04520441234111786" office:value-type="float"/>
          <table:table-cell office:value="0.04520441234111786" office:value-type="float"/>
          <table:table-cell office:value="0.04520441234111786" office:value-type="float"/>
          <table:table-cell office:value="0.04520441234111786" office:value-type="float"/>
          <table:table-cell office:value="0.04520441234111786" office:value-type="float"/>
          <table:table-cell office:value="0.8499985933328829" office:value-type="float"/>
          <table:table-cell office:value="31" office:value-type="float"/>
          <table:table-cell office:value="0.4935394525527954" office:value-type="float"/>
        </table:table-row>
        <table:table-row>
          <table:table-cell office:value="0.03825782656669617" office:value-type="float"/>
          <table:table-cell office:value="0.03825782656669617" office:value-type="float"/>
          <table:table-cell office:value="0.03825782656669617" office:value-type="float"/>
          <table:table-cell office:value="0.03825782656669617" office:value-type="float"/>
          <table:table-cell office:value="0.03825782656669617" office:value-type="float"/>
          <table:table-cell office:value="0.03825782656669617" office:value-type="float"/>
          <table:table-cell office:value="0.8670141839346923" office:value-type="float"/>
          <table:table-cell office:value="32" office:value-type="float"/>
          <table:table-cell office:value="-0.6946585774421692" office:value-type="float"/>
        </table:table-row>
        <table:table-row>
          <table:table-cell office:value="0.043209594488143925" office:value-type="float"/>
          <table:table-cell office:value="0.043209594488143925" office:value-type="float"/>
          <table:table-cell office:value="0.043209594488143925" office:value-type="float"/>
          <table:table-cell office:value="0.043209594488143925" office:value-type="float"/>
          <table:table-cell office:value="0.043209594488143925" office:value-type="float"/>
          <table:table-cell office:value="0.043209594488143925" office:value-type="float"/>
          <table:table-cell office:value="0.8548848792024633" office:value-type="float"/>
          <table:table-cell office:value="33" office:value-type="float"/>
          <table:table-cell office:value="0.4951767921447754" office:value-type="float"/>
        </table:table-row>
        <table:table-row>
          <table:table-cell office:value="0.04236425578594208" office:value-type="float"/>
          <table:table-cell office:value="0.04236425578594208" office:value-type="float"/>
          <table:table-cell office:value="0.04236425578594208" office:value-type="float"/>
          <table:table-cell office:value="0.04236425578594208" office:value-type="float"/>
          <table:table-cell office:value="0.04236425578594208" office:value-type="float"/>
          <table:table-cell office:value="0.04236425578594208" office:value-type="float"/>
          <table:table-cell office:value="0.8569555276826843" office:value-type="float"/>
          <table:table-cell office:value="34" office:value-type="float"/>
          <table:table-cell office:value="-0.0845338702201843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2518505518335" office:value-type="float"/>
          <table:table-cell office:value="35" office:value-type="float"/>
          <table:table-cell office:value="0.8829569816589355" office:value-type="float"/>
        </table:table-row>
        <table:table-row>
          <table:table-cell office:value="0.042928180694580084" office:value-type="float"/>
          <table:table-cell office:value="0.042928180694580084" office:value-type="float"/>
          <table:table-cell office:value="0.042928180694580084" office:value-type="float"/>
          <table:table-cell office:value="0.042928180694580084" office:value-type="float"/>
          <table:table-cell office:value="0.042928180694580084" office:value-type="float"/>
          <table:table-cell office:value="0.042928180694580084" office:value-type="float"/>
          <table:table-cell office:value="0.8555741994032756" office:value-type="float"/>
          <table:table-cell office:value="36" office:value-type="float"/>
          <table:table-cell office:value="-0.7071819305419922" office:value-type="float"/>
        </table:table-row>
        <table:table-row>
          <table:table-cell office:value="0.04998159170150757" office:value-type="float"/>
          <table:table-cell office:value="0.04998159170150757" office:value-type="float"/>
          <table:table-cell office:value="0.04998159170150757" office:value-type="float"/>
          <table:table-cell office:value="0.04998159170150757" office:value-type="float"/>
          <table:table-cell office:value="0.04998159170150757" office:value-type="float"/>
          <table:table-cell office:value="0.04998159170150757" office:value-type="float"/>
          <table:table-cell office:value="0.8382969414901728" office:value-type="float"/>
          <table:table-cell office:value="37" office:value-type="float"/>
          <table:table-cell office:value="0.705341100692749" office:value-type="float"/>
        </table:table-row>
        <table:table-row>
          <table:table-cell office:value="0.04315215587615967" office:value-type="float"/>
          <table:table-cell office:value="0.04315215587615967" office:value-type="float"/>
          <table:table-cell office:value="0.04315215587615967" office:value-type="float"/>
          <table:table-cell office:value="0.04315215587615967" office:value-type="float"/>
          <table:table-cell office:value="0.04315215587615967" office:value-type="float"/>
          <table:table-cell office:value="0.04315215587615967" office:value-type="float"/>
          <table:table-cell office:value="0.8550255744933584" office:value-type="float"/>
          <table:table-cell office:value="38" office:value-type="float"/>
          <table:table-cell office:value="-0.6829435825347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2518505518335" office:value-type="float"/>
          <table:table-cell office:value="39" office:value-type="float"/>
          <table:table-cell office:value="0.892424821853637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2518505518335" office:value-type="float"/>
          <table:table-cell office:value="40" office:value-type="float"/>
          <table:table-cell office:value="0.682141423225402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2518505518335" office:value-type="float"/>
          <table:table-cell office:value="41" office:value-type="float"/>
          <table:table-cell office:value="0.2021342515945434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8382518505518335" office:value-type="float"/>
          <table:table-cell office:value="42" office:value-type="float"/>
          <table:table-cell office:value="0.4841945171356201" office:value-type="float"/>
        </table:table-row>
        <table:table-row>
          <table:table-cell office:value="0.04672881364822388" office:value-type="float"/>
          <table:table-cell office:value="0.04672881364822388" office:value-type="float"/>
          <table:table-cell office:value="0.04672881364822388" office:value-type="float"/>
          <table:table-cell office:value="0.04672881364822388" office:value-type="float"/>
          <table:table-cell office:value="0.04672881364822388" office:value-type="float"/>
          <table:table-cell office:value="0.04672881364822388" office:value-type="float"/>
          <table:table-cell office:value="0.8462645879672414" office:value-type="float"/>
          <table:table-cell office:value="43" office:value-type="float"/>
          <table:table-cell office:value="-0.3271186351776123" office:value-type="float"/>
        </table:table-row>
        <table:table-row>
          <table:table-cell office:value="0.03821994006633759" office:value-type="float"/>
          <table:table-cell office:value="0.03821994006633759" office:value-type="float"/>
          <table:table-cell office:value="0.03821994006633759" office:value-type="float"/>
          <table:table-cell office:value="0.03821994006633759" office:value-type="float"/>
          <table:table-cell office:value="0.03821994006633759" office:value-type="float"/>
          <table:table-cell office:value="0.03821994006633759" office:value-type="float"/>
          <table:table-cell office:value="0.8671069865287107" office:value-type="float"/>
          <table:table-cell office:value="44" office:value-type="float"/>
          <table:table-cell office:value="-0.8508873581886292" office:value-type="float"/>
        </table:table-row>
        <table:table-row>
          <table:table-cell office:value="0.03070960104465485" office:value-type="float"/>
          <table:table-cell office:value="0.03070960104465485" office:value-type="float"/>
          <table:table-cell office:value="0.03070960104465485" office:value-type="float"/>
          <table:table-cell office:value="0.03070960104465485" office:value-type="float"/>
          <table:table-cell office:value="0.03070960104465485" office:value-type="float"/>
          <table:table-cell office:value="0.03070960104465485" office:value-type="float"/>
          <table:table-cell office:value="0.8855034849271467" office:value-type="float"/>
          <table:table-cell office:value="45" office:value-type="float"/>
          <table:table-cell office:value="-0.7510339021682739" office:value-type="float"/>
        </table:table-row>
        <table:table-row>
          <table:table-cell office:value="0.040005826354026795" office:value-type="float"/>
          <table:table-cell office:value="0.040005826354026795" office:value-type="float"/>
          <table:table-cell office:value="0.040005826354026795" office:value-type="float"/>
          <table:table-cell office:value="0.040005826354026795" office:value-type="float"/>
          <table:table-cell office:value="0.040005826354026795" office:value-type="float"/>
          <table:table-cell office:value="0.040005826354026795" office:value-type="float"/>
          <table:table-cell office:value="0.8627324763852388" office:value-type="float"/>
          <table:table-cell office:value="46" office:value-type="float"/>
          <table:table-cell office:value="0.9296225309371948" office:value-type="float"/>
        </table:table-row>
        <table:table-row>
          <table:table-cell office:value="0.030991140604019165" office:value-type="float"/>
          <table:table-cell office:value="0.030991140604019165" office:value-type="float"/>
          <table:table-cell office:value="0.030991140604019165" office:value-type="float"/>
          <table:table-cell office:value="0.030991140604019165" office:value-type="float"/>
          <table:table-cell office:value="0.030991140604019165" office:value-type="float"/>
          <table:table-cell office:value="0.030991140604019165" office:value-type="float"/>
          <table:table-cell office:value="0.8848138566642961" office:value-type="float"/>
          <table:table-cell office:value="47" office:value-type="float"/>
          <table:table-cell office:value="-0.9014685750007629" office:value-type="float"/>
        </table:table-row>
        <table:table-row>
          <table:table-cell office:value="0.03948033094406128" office:value-type="float"/>
          <table:table-cell office:value="0.03948033094406128" office:value-type="float"/>
          <table:table-cell office:value="0.03948033094406128" office:value-type="float"/>
          <table:table-cell office:value="0.03948033094406128" office:value-type="float"/>
          <table:table-cell office:value="0.03948033094406128" office:value-type="float"/>
          <table:table-cell office:value="0.03948033094406128" office:value-type="float"/>
          <table:table-cell office:value="0.8640196720018289" office:value-type="float"/>
          <table:table-cell office:value="48" office:value-type="float"/>
          <table:table-cell office:value="0.8489190340042114" office:value-type="float"/>
        </table:table-row>
        <table:table-row>
          <table:table-cell office:value="0.034316272139549256" office:value-type="float"/>
          <table:table-cell office:value="0.034316272139549256" office:value-type="float"/>
          <table:table-cell office:value="0.034316272139549256" office:value-type="float"/>
          <table:table-cell office:value="0.034316272139549256" office:value-type="float"/>
          <table:table-cell office:value="0.034316272139549256" office:value-type="float"/>
          <table:table-cell office:value="0.034316272139549256" office:value-type="float"/>
          <table:table-cell office:value="0.8766689810746103" office:value-type="float"/>
          <table:table-cell office:value="49" office:value-type="float"/>
          <table:table-cell office:value="-0.5164058804512024" office:value-type="float"/>
        </table:table-row>
        <table:table-row>
          <table:table-cell office:value="0.027192304730415347" office:value-type="float"/>
          <table:table-cell office:value="0.027192304730415347" office:value-type="float"/>
          <table:table-cell office:value="0.027192304730415347" office:value-type="float"/>
          <table:table-cell office:value="0.027192304730415347" office:value-type="float"/>
          <table:table-cell office:value="0.027192304730415347" office:value-type="float"/>
          <table:table-cell office:value="0.027192304730415347" office:value-type="float"/>
          <table:table-cell office:value="0.8941190661712055" office:value-type="float"/>
          <table:table-cell office:value="50" office:value-type="float"/>
          <table:table-cell office:value="-0.7123967409133911" office:value-type="float"/>
        </table:table-row>
      </table:table>
      <table:table table:name="3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29670828580856323" office:value-type="float"/>
          <table:table-cell office:value="-0.0029670828580856323" office:value-type="float"/>
          <table:table-cell office:value="-0.0029670828580856323" office:value-type="float"/>
          <table:table-cell office:value="-0.0029670828580856323" office:value-type="float"/>
          <table:table-cell office:value="-0.0029670828580856323" office:value-type="float"/>
          <table:table-cell office:value="-0.0029670828580856323" office:value-type="float"/>
          <table:table-cell office:value="0.9148448769067834" office:value-type="float"/>
          <table:table-cell office:value="1" office:value-type="float"/>
          <table:table-cell office:value="-0.29670828580856323" office:value-type="float"/>
        </table:table-row>
        <table:table-row>
          <table:table-cell office:value="-0.011695880889892579" office:value-type="float"/>
          <table:table-cell office:value="-0.011695880889892579" office:value-type="float"/>
          <table:table-cell office:value="-0.011695880889892579" office:value-type="float"/>
          <table:table-cell office:value="-0.011695880889892579" office:value-type="float"/>
          <table:table-cell office:value="-0.011695880889892579" office:value-type="float"/>
          <table:table-cell office:value="-0.011695880889892579" office:value-type="float"/>
          <table:table-cell office:value="0.9362259781525204" office:value-type="float"/>
          <table:table-cell office:value="2" office:value-type="float"/>
          <table:table-cell office:value="-0.8728798031806946" office:value-type="float"/>
        </table:table-row>
        <table:table-row>
          <table:table-cell office:value="-0.01910294234752655" office:value-type="float"/>
          <table:table-cell office:value="-0.01910294234752655" office:value-type="float"/>
          <table:table-cell office:value="-0.01910294234752655" office:value-type="float"/>
          <table:table-cell office:value="-0.01910294234752655" office:value-type="float"/>
          <table:table-cell office:value="-0.01910294234752655" office:value-type="float"/>
          <table:table-cell office:value="-0.01910294234752655" office:value-type="float"/>
          <table:table-cell office:value="0.9543694992171595" office:value-type="float"/>
          <table:table-cell office:value="3" office:value-type="float"/>
          <table:table-cell office:value="-0.7407061457633972" office:value-type="float"/>
        </table:table-row>
        <table:table-row>
          <table:table-cell office:value="-0.01666711747646332" office:value-type="float"/>
          <table:table-cell office:value="-0.01666711747646332" office:value-type="float"/>
          <table:table-cell office:value="-0.01666711747646332" office:value-type="float"/>
          <table:table-cell office:value="-0.01666711747646332" office:value-type="float"/>
          <table:table-cell office:value="-0.01666711747646332" office:value-type="float"/>
          <table:table-cell office:value="-0.01666711747646332" office:value-type="float"/>
          <table:table-cell office:value="0.948402971180274" office:value-type="float"/>
          <table:table-cell office:value="4" office:value-type="float"/>
          <table:table-cell office:value="0.24358248710632324" office:value-type="float"/>
        </table:table-row>
        <table:table-row>
          <table:table-cell office:value="-0.008034270405769348" office:value-type="float"/>
          <table:table-cell office:value="-0.008034270405769348" office:value-type="float"/>
          <table:table-cell office:value="-0.008034270405769348" office:value-type="float"/>
          <table:table-cell office:value="-0.008034270405769348" office:value-type="float"/>
          <table:table-cell office:value="-0.008034270405769348" office:value-type="float"/>
          <table:table-cell office:value="-0.008034270405769348" office:value-type="float"/>
          <table:table-cell office:value="0.9272569008295932" office:value-type="float"/>
          <table:table-cell office:value="5" office:value-type="float"/>
          <table:table-cell office:value="0.863284707069397" office:value-type="float"/>
        </table:table-row>
        <table:table-row>
          <table:table-cell office:value="-0.006296796202659607" office:value-type="float"/>
          <table:table-cell office:value="-0.006296796202659607" office:value-type="float"/>
          <table:table-cell office:value="-0.006296796202659607" office:value-type="float"/>
          <table:table-cell office:value="-0.006296796202659607" office:value-type="float"/>
          <table:table-cell office:value="-0.006296796202659607" office:value-type="float"/>
          <table:table-cell office:value="-0.006296796202659607" office:value-type="float"/>
          <table:table-cell office:value="0.9230009755907256" office:value-type="float"/>
          <table:table-cell office:value="6" office:value-type="float"/>
          <table:table-cell office:value="0.17374742031097412" office:value-type="float"/>
        </table:table-row>
        <table:table-row>
          <table:table-cell office:value="-0.015096423029899598" office:value-type="float"/>
          <table:table-cell office:value="-0.015096423029899598" office:value-type="float"/>
          <table:table-cell office:value="-0.015096423029899598" office:value-type="float"/>
          <table:table-cell office:value="-0.015096423029899598" office:value-type="float"/>
          <table:table-cell office:value="-0.015096423029899598" office:value-type="float"/>
          <table:table-cell office:value="-0.015096423029899598" office:value-type="float"/>
          <table:table-cell office:value="0.9445555712443696" office:value-type="float"/>
          <table:table-cell office:value="7" office:value-type="float"/>
          <table:table-cell office:value="-0.879962682723999" office:value-type="float"/>
        </table:table-row>
        <table:table-row>
          <table:table-cell office:value="-0.02437458336353302" office:value-type="float"/>
          <table:table-cell office:value="-0.02437458336353302" office:value-type="float"/>
          <table:table-cell office:value="-0.02437458336353302" office:value-type="float"/>
          <table:table-cell office:value="-0.02437458336353302" office:value-type="float"/>
          <table:table-cell office:value="-0.02437458336353302" office:value-type="float"/>
          <table:table-cell office:value="-0.02437458336353302" office:value-type="float"/>
          <table:table-cell office:value="0.9672823298135024" office:value-type="float"/>
          <table:table-cell office:value="8" office:value-type="float"/>
          <table:table-cell office:value="-0.9278160333633423" office:value-type="float"/>
        </table:table-row>
        <table:table-row>
          <table:table-cell office:value="-0.02247890651226044" office:value-type="float"/>
          <table:table-cell office:value="-0.02247890651226044" office:value-type="float"/>
          <table:table-cell office:value="-0.02247890651226044" office:value-type="float"/>
          <table:table-cell office:value="-0.02247890651226044" office:value-type="float"/>
          <table:table-cell office:value="-0.02247890651226044" office:value-type="float"/>
          <table:table-cell office:value="-0.02247890651226044" office:value-type="float"/>
          <table:table-cell office:value="0.9626388888106787" office:value-type="float"/>
          <table:table-cell office:value="9" office:value-type="float"/>
          <table:table-cell office:value="0.1895676851272583" office:value-type="float"/>
        </table:table-row>
        <table:table-row>
          <table:table-cell office:value="-0.02938293755054474" office:value-type="float"/>
          <table:table-cell office:value="-0.02938293755054474" office:value-type="float"/>
          <table:table-cell office:value="-0.02938293755054474" office:value-type="float"/>
          <table:table-cell office:value="-0.02938293755054474" office:value-type="float"/>
          <table:table-cell office:value="-0.02938293755054474" office:value-type="float"/>
          <table:table-cell office:value="-0.02938293755054474" office:value-type="float"/>
          <table:table-cell office:value="0.9795502420228128" office:value-type="float"/>
          <table:table-cell office:value="10" office:value-type="float"/>
          <table:table-cell office:value="-0.6904031038284302" office:value-type="float"/>
        </table:table-row>
        <table:table-row>
          <table:table-cell office:value="-0.02966109097003937" office:value-type="float"/>
          <table:table-cell office:value="-0.02966109097003937" office:value-type="float"/>
          <table:table-cell office:value="-0.02966109097003937" office:value-type="float"/>
          <table:table-cell office:value="-0.02966109097003937" office:value-type="float"/>
          <table:table-cell office:value="-0.02966109097003937" office:value-type="float"/>
          <table:table-cell office:value="-0.02966109097003937" office:value-type="float"/>
          <table:table-cell office:value="0.9802315759707849" office:value-type="float"/>
          <table:table-cell office:value="11" office:value-type="float"/>
          <table:table-cell office:value="-0.02781534194946289" office:value-type="float"/>
        </table:table-row>
        <table:table-row>
          <table:table-cell office:value="-0.02985705554485321" office:value-type="float"/>
          <table:table-cell office:value="-0.02985705554485321" office:value-type="float"/>
          <table:table-cell office:value="-0.02985705554485321" office:value-type="float"/>
          <table:table-cell office:value="-0.02985705554485321" office:value-type="float"/>
          <table:table-cell office:value="-0.02985705554485321" office:value-type="float"/>
          <table:table-cell office:value="-0.02985705554485321" office:value-type="float"/>
          <table:table-cell office:value="0.9807115891867404" office:value-type="float"/>
          <table:table-cell office:value="12" office:value-type="float"/>
          <table:table-cell office:value="-0.019596457481384277" office:value-type="float"/>
        </table:table-row>
        <table:table-row>
          <table:table-cell office:value="-0.0352681040763855" office:value-type="float"/>
          <table:table-cell office:value="-0.0352681040763855" office:value-type="float"/>
          <table:table-cell office:value="-0.0352681040763855" office:value-type="float"/>
          <table:table-cell office:value="-0.0352681040763855" office:value-type="float"/>
          <table:table-cell office:value="-0.0352681040763855" office:value-type="float"/>
          <table:table-cell office:value="-0.0352681040763855" office:value-type="float"/>
          <table:table-cell office:value="0.9939658970624307" office:value-type="float"/>
          <table:table-cell office:value="13" office:value-type="float"/>
          <table:table-cell office:value="-0.5411048531532288" office:value-type="float"/>
        </table:table-row>
        <table:table-row>
          <table:table-cell office:value="-0.0357017570734024" office:value-type="float"/>
          <table:table-cell office:value="-0.0357017570734024" office:value-type="float"/>
          <table:table-cell office:value="-0.0357017570734024" office:value-type="float"/>
          <table:table-cell office:value="-0.0357017570734024" office:value-type="float"/>
          <table:table-cell office:value="-0.0357017570734024" office:value-type="float"/>
          <table:table-cell office:value="-0.0357017570734024" office:value-type="float"/>
          <table:table-cell office:value="0.9950281256305508" office:value-type="float"/>
          <table:table-cell office:value="14" office:value-type="float"/>
          <table:table-cell office:value="-0.043365299701690674" office:value-type="float"/>
        </table:table-row>
        <table:table-row>
          <table:table-cell office:value="-0.038630557060241696" office:value-type="float"/>
          <table:table-cell office:value="-0.038630557060241696" office:value-type="float"/>
          <table:table-cell office:value="-0.038630557060241696" office:value-type="float"/>
          <table:table-cell office:value="-0.038630557060241696" office:value-type="float"/>
          <table:table-cell office:value="-0.038630557060241696" office:value-type="float"/>
          <table:table-cell office:value="-0.038630557060241696" office:value-type="float"/>
          <table:table-cell office:value="0.9977978088430229" office:value-type="float"/>
          <table:table-cell office:value="15" office:value-type="float"/>
          <table:table-cell office:value="-0.29287999868392944" office:value-type="float"/>
        </table:table-row>
      </table:table>
      <table:table table:name="3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1725388765335083" office:value-type="float"/>
          <table:table-cell office:value="0.001725388765335083" office:value-type="float"/>
          <table:table-cell office:value="0.001725388765335083" office:value-type="float"/>
          <table:table-cell office:value="0.001725388765335083" office:value-type="float"/>
          <table:table-cell office:value="0.001725388765335083" office:value-type="float"/>
          <table:table-cell office:value="0.001725388765335083" office:value-type="float"/>
          <table:table-cell office:value="0.9281243602648079" office:value-type="float"/>
          <table:table-cell office:value="1" office:value-type="float"/>
          <table:table-cell office:value="0.1725388765335083" office:value-type="float"/>
        </table:table-row>
        <table:table-row>
          <table:table-cell office:value="-0.0013367462158203123" office:value-type="float"/>
          <table:table-cell office:value="-0.0013367462158203123" office:value-type="float"/>
          <table:table-cell office:value="-0.0013367462158203123" office:value-type="float"/>
          <table:table-cell office:value="-0.0013367462158203123" office:value-type="float"/>
          <table:table-cell office:value="-0.0013367462158203123" office:value-type="float"/>
          <table:table-cell office:value="-0.0013367462158203123" office:value-type="float"/>
          <table:table-cell office:value="0.9206236920374502" office:value-type="float"/>
          <table:table-cell office:value="2" office:value-type="float"/>
          <table:table-cell office:value="-0.30621349811553955" office:value-type="float"/>
        </table:table-row>
        <table:table-row>
          <table:table-cell office:value="0.0007268238067626954" office:value-type="float"/>
          <table:table-cell office:value="0.0007268238067626954" office:value-type="float"/>
          <table:table-cell office:value="0.0007268238067626954" office:value-type="float"/>
          <table:table-cell office:value="0.0007268238067626954" office:value-type="float"/>
          <table:table-cell office:value="0.0007268238067626954" office:value-type="float"/>
          <table:table-cell office:value="0.0007268238067626954" office:value-type="float"/>
          <table:table-cell office:value="0.9256783856412821" office:value-type="float"/>
          <table:table-cell office:value="3" office:value-type="float"/>
          <table:table-cell office:value="0.20635700225830078" office:value-type="float"/>
        </table:table-row>
        <table:table-row>
          <table:table-cell office:value="0.007067639827728272" office:value-type="float"/>
          <table:table-cell office:value="0.007067639827728272" office:value-type="float"/>
          <table:table-cell office:value="0.007067639827728272" office:value-type="float"/>
          <table:table-cell office:value="0.007067639827728272" office:value-type="float"/>
          <table:table-cell office:value="0.007067639827728272" office:value-type="float"/>
          <table:table-cell office:value="0.007067639827728272" office:value-type="float"/>
          <table:table-cell office:value="0.9412101494455126" office:value-type="float"/>
          <table:table-cell office:value="4" office:value-type="float"/>
          <table:table-cell office:value="0.6340816020965576" office:value-type="float"/>
        </table:table-row>
        <table:table-row>
          <table:table-cell office:value="0.011646459102630615" office:value-type="float"/>
          <table:table-cell office:value="0.011646459102630615" office:value-type="float"/>
          <table:table-cell office:value="0.011646459102630615" office:value-type="float"/>
          <table:table-cell office:value="0.011646459102630615" office:value-type="float"/>
          <table:table-cell office:value="0.011646459102630615" office:value-type="float"/>
          <table:table-cell office:value="0.011646459102630615" office:value-type="float"/>
          <table:table-cell office:value="0.9524259202934438" office:value-type="float"/>
          <table:table-cell office:value="5" office:value-type="float"/>
          <table:table-cell office:value="0.4578819274902344" office:value-type="float"/>
        </table:table-row>
        <table:table-row>
          <table:table-cell office:value="0.0064027339220047" office:value-type="float"/>
          <table:table-cell office:value="0.0064027339220047" office:value-type="float"/>
          <table:table-cell office:value="0.0064027339220047" office:value-type="float"/>
          <table:table-cell office:value="0.0064027339220047" office:value-type="float"/>
          <table:table-cell office:value="0.0064027339220047" office:value-type="float"/>
          <table:table-cell office:value="0.0064027339220047" office:value-type="float"/>
          <table:table-cell office:value="0.9395814692495267" office:value-type="float"/>
          <table:table-cell office:value="6" office:value-type="float"/>
          <table:table-cell office:value="-0.5243725180625916" office:value-type="float"/>
        </table:table-row>
        <table:table-row>
          <table:table-cell office:value="0.013212855458259582" office:value-type="float"/>
          <table:table-cell office:value="0.013212855458259582" office:value-type="float"/>
          <table:table-cell office:value="0.013212855458259582" office:value-type="float"/>
          <table:table-cell office:value="0.013212855458259582" office:value-type="float"/>
          <table:table-cell office:value="0.013212855458259582" office:value-type="float"/>
          <table:table-cell office:value="0.013212855458259582" office:value-type="float"/>
          <table:table-cell office:value="0.9562627920996899" office:value-type="float"/>
          <table:table-cell office:value="7" office:value-type="float"/>
          <table:table-cell office:value="0.6810121536254883" office:value-type="float"/>
        </table:table-row>
        <table:table-row>
          <table:table-cell office:value="0.004601548910140991" office:value-type="float"/>
          <table:table-cell office:value="0.004601548910140991" office:value-type="float"/>
          <table:table-cell office:value="0.004601548910140991" office:value-type="float"/>
          <table:table-cell office:value="0.004601548910140991" office:value-type="float"/>
          <table:table-cell office:value="0.004601548910140991" office:value-type="float"/>
          <table:table-cell office:value="0.004601548910140991" office:value-type="float"/>
          <table:table-cell office:value="0.9351694850381118" office:value-type="float"/>
          <table:table-cell office:value="8" office:value-type="float"/>
          <table:table-cell office:value="-0.8611306548118591" office:value-type="float"/>
        </table:table-row>
        <table:table-row>
          <table:table-cell office:value="0.008674348592758178" office:value-type="float"/>
          <table:table-cell office:value="0.008674348592758178" office:value-type="float"/>
          <table:table-cell office:value="0.008674348592758178" office:value-type="float"/>
          <table:table-cell office:value="0.008674348592758178" office:value-type="float"/>
          <table:table-cell office:value="0.008674348592758178" office:value-type="float"/>
          <table:table-cell office:value="0.008674348592758178" office:value-type="float"/>
          <table:table-cell office:value="0.9451457660850932" office:value-type="float"/>
          <table:table-cell office:value="9" office:value-type="float"/>
          <table:table-cell office:value="0.40727996826171875" office:value-type="float"/>
        </table:table-row>
        <table:table-row>
          <table:table-cell office:value="0.00047758042812347246" office:value-type="float"/>
          <table:table-cell office:value="0.00047758042812347246" office:value-type="float"/>
          <table:table-cell office:value="0.00047758042812347246" office:value-type="float"/>
          <table:table-cell office:value="0.00047758042812347246" office:value-type="float"/>
          <table:table-cell office:value="0.00047758042812347246" office:value-type="float"/>
          <table:table-cell office:value="0.00047758042812347246" office:value-type="float"/>
          <table:table-cell office:value="0.9250678665418487" office:value-type="float"/>
          <table:table-cell office:value="10" office:value-type="float"/>
          <table:table-cell office:value="-0.8196768164634705" office:value-type="float"/>
        </table:table-row>
        <table:table-row>
          <table:table-cell office:value="-0.005181419849395754" office:value-type="float"/>
          <table:table-cell office:value="-0.005181419849395754" office:value-type="float"/>
          <table:table-cell office:value="-0.005181419849395754" office:value-type="float"/>
          <table:table-cell office:value="-0.005181419849395754" office:value-type="float"/>
          <table:table-cell office:value="-0.005181419849395754" office:value-type="float"/>
          <table:table-cell office:value="-0.005181419849395754" office:value-type="float"/>
          <table:table-cell office:value="0.9112062034076582" office:value-type="float"/>
          <table:table-cell office:value="11" office:value-type="float"/>
          <table:table-cell office:value="-0.5659000277519226" office:value-type="float"/>
        </table:table-row>
        <table:table-row>
          <table:table-cell office:value="0.001016396284103392" office:value-type="float"/>
          <table:table-cell office:value="0.001016396284103392" office:value-type="float"/>
          <table:table-cell office:value="0.001016396284103392" office:value-type="float"/>
          <table:table-cell office:value="0.001016396284103392" office:value-type="float"/>
          <table:table-cell office:value="0.001016396284103392" office:value-type="float"/>
          <table:table-cell office:value="0.001016396284103392" office:value-type="float"/>
          <table:table-cell office:value="0.9263876904543205" office:value-type="float"/>
          <table:table-cell office:value="12" office:value-type="float"/>
          <table:table-cell office:value="0.6197816133499146" office:value-type="float"/>
        </table:table-row>
        <table:table-row>
          <table:table-cell office:value="-0.0013814407587051407" office:value-type="float"/>
          <table:table-cell office:value="-0.0013814407587051407" office:value-type="float"/>
          <table:table-cell office:value="-0.0013814407587051407" office:value-type="float"/>
          <table:table-cell office:value="-0.0013814407587051407" office:value-type="float"/>
          <table:table-cell office:value="-0.0013814407587051407" office:value-type="float"/>
          <table:table-cell office:value="-0.0013814407587051407" office:value-type="float"/>
          <table:table-cell office:value="0.9205142132130955" office:value-type="float"/>
          <table:table-cell office:value="13" office:value-type="float"/>
          <table:table-cell office:value="-0.23978370428085327" office:value-type="float"/>
        </table:table-row>
        <table:table-row>
          <table:table-cell office:value="-0.0034727185964584365" office:value-type="float"/>
          <table:table-cell office:value="-0.0034727185964584365" office:value-type="float"/>
          <table:table-cell office:value="-0.0034727185964584365" office:value-type="float"/>
          <table:table-cell office:value="-0.0034727185964584365" office:value-type="float"/>
          <table:table-cell office:value="-0.0034727185964584365" office:value-type="float"/>
          <table:table-cell office:value="-0.0034727185964584365" office:value-type="float"/>
          <table:table-cell office:value="0.915391649600209" office:value-type="float"/>
          <table:table-cell office:value="14" office:value-type="float"/>
          <table:table-cell office:value="-0.2091277837753296" office:value-type="float"/>
        </table:table-row>
        <table:table-row>
          <table:table-cell office:value="0.0013402038812637316" office:value-type="float"/>
          <table:table-cell office:value="0.0013402038812637316" office:value-type="float"/>
          <table:table-cell office:value="0.0013402038812637316" office:value-type="float"/>
          <table:table-cell office:value="0.0013402038812637316" office:value-type="float"/>
          <table:table-cell office:value="0.0013402038812637316" office:value-type="float"/>
          <table:table-cell office:value="0.0013402038812637316" office:value-type="float"/>
          <table:table-cell office:value="0.9271808538422001" office:value-type="float"/>
          <table:table-cell office:value="15" office:value-type="float"/>
          <table:table-cell office:value="0.4812922477722168" office:value-type="float"/>
        </table:table-row>
        <table:table-row>
          <table:table-cell office:value="0.0001926070451736437" office:value-type="float"/>
          <table:table-cell office:value="0.0001926070451736437" office:value-type="float"/>
          <table:table-cell office:value="0.0001926070451736437" office:value-type="float"/>
          <table:table-cell office:value="0.0001926070451736437" office:value-type="float"/>
          <table:table-cell office:value="0.0001926070451736437" office:value-type="float"/>
          <table:table-cell office:value="0.0001926070451736437" office:value-type="float"/>
          <table:table-cell office:value="0.9243698271633469" office:value-type="float"/>
          <table:table-cell office:value="16" office:value-type="float"/>
          <table:table-cell office:value="-0.11475968360900879" office:value-type="float"/>
        </table:table-row>
        <table:table-row>
          <table:table-cell office:value="0.008066728711128233" office:value-type="float"/>
          <table:table-cell office:value="0.008066728711128233" office:value-type="float"/>
          <table:table-cell office:value="0.008066728711128233" office:value-type="float"/>
          <table:table-cell office:value="0.008066728711128233" office:value-type="float"/>
          <table:table-cell office:value="0.008066728711128233" office:value-type="float"/>
          <table:table-cell office:value="0.008066728711128233" office:value-type="float"/>
          <table:table-cell office:value="0.9436574074175295" office:value-type="float"/>
          <table:table-cell office:value="17" office:value-type="float"/>
          <table:table-cell office:value="0.787412166595459" office:value-type="float"/>
        </table:table-row>
        <table:table-row>
          <table:table-cell office:value="0.017929561734199524" office:value-type="float"/>
          <table:table-cell office:value="0.017929561734199524" office:value-type="float"/>
          <table:table-cell office:value="0.017929561734199524" office:value-type="float"/>
          <table:table-cell office:value="0.017929561734199524" office:value-type="float"/>
          <table:table-cell office:value="0.017929561734199524" office:value-type="float"/>
          <table:table-cell office:value="0.017929561734199524" office:value-type="float"/>
          <table:table-cell office:value="0.9678163157423259" office:value-type="float"/>
          <table:table-cell office:value="18" office:value-type="float"/>
          <table:table-cell office:value="0.9862833023071289" office:value-type="float"/>
        </table:table-row>
        <table:table-row>
          <table:table-cell office:value="0.016644954085350036" office:value-type="float"/>
          <table:table-cell office:value="0.016644954085350036" office:value-type="float"/>
          <table:table-cell office:value="0.016644954085350036" office:value-type="float"/>
          <table:table-cell office:value="0.016644954085350036" office:value-type="float"/>
          <table:table-cell office:value="0.016644954085350036" office:value-type="float"/>
          <table:table-cell office:value="0.016644954085350036" office:value-type="float"/>
          <table:table-cell office:value="0.9646696824829681" office:value-type="float"/>
          <table:table-cell office:value="19" office:value-type="float"/>
          <table:table-cell office:value="-0.12846076488494873" office:value-type="float"/>
        </table:table-row>
        <table:table-row>
          <table:table-cell office:value="0.008370646238327025" office:value-type="float"/>
          <table:table-cell office:value="0.008370646238327025" office:value-type="float"/>
          <table:table-cell office:value="0.008370646238327025" office:value-type="float"/>
          <table:table-cell office:value="0.008370646238327025" office:value-type="float"/>
          <table:table-cell office:value="0.008370646238327025" office:value-type="float"/>
          <table:table-cell office:value="0.008370646238327025" office:value-type="float"/>
          <table:table-cell office:value="0.9444018502830549" office:value-type="float"/>
          <table:table-cell office:value="20" office:value-type="float"/>
          <table:table-cell office:value="-0.827430784702301" office:value-type="float"/>
        </table:table-row>
        <table:table-row>
          <table:table-cell office:value="0.0034381413459777825" office:value-type="float"/>
          <table:table-cell office:value="0.0034381413459777825" office:value-type="float"/>
          <table:table-cell office:value="0.0034381413459777825" office:value-type="float"/>
          <table:table-cell office:value="0.0034381413459777825" office:value-type="float"/>
          <table:table-cell office:value="0.0034381413459777825" office:value-type="float"/>
          <table:table-cell office:value="0.0034381413459777825" office:value-type="float"/>
          <table:table-cell office:value="0.9323197301430176" office:value-type="float"/>
          <table:table-cell office:value="21" office:value-type="float"/>
          <table:table-cell office:value="-0.4932504892349243" office:value-type="float"/>
        </table:table-row>
        <table:table-row>
          <table:table-cell office:value="-0.0052375620603561405" office:value-type="float"/>
          <table:table-cell office:value="-0.0052375620603561405" office:value-type="float"/>
          <table:table-cell office:value="-0.0052375620603561405" office:value-type="float"/>
          <table:table-cell office:value="-0.0052375620603561405" office:value-type="float"/>
          <table:table-cell office:value="-0.0052375620603561405" office:value-type="float"/>
          <table:table-cell office:value="-0.0052375620603561405" office:value-type="float"/>
          <table:table-cell office:value="0.9110686836377736" office:value-type="float"/>
          <table:table-cell office:value="22" office:value-type="float"/>
          <table:table-cell office:value="-0.8675703406333923" office:value-type="float"/>
        </table:table-row>
        <table:table-row>
          <table:table-cell office:value="1.3225674629211391e-05" office:value-type="float"/>
          <table:table-cell office:value="1.3225674629211391e-05" office:value-type="float"/>
          <table:table-cell office:value="1.3225674629211391e-05" office:value-type="float"/>
          <table:table-cell office:value="1.3225674629211391e-05" office:value-type="float"/>
          <table:table-cell office:value="1.3225674629211391e-05" office:value-type="float"/>
          <table:table-cell office:value="1.3225674629211391e-05" office:value-type="float"/>
          <table:table-cell office:value="0.923930434336152" office:value-type="float"/>
          <table:table-cell office:value="23" office:value-type="float"/>
          <table:table-cell office:value="0.5250787734985352" office:value-type="float"/>
        </table:table-row>
        <table:table-row>
          <table:table-cell office:value="0.002223840355873108" office:value-type="float"/>
          <table:table-cell office:value="0.002223840355873108" office:value-type="float"/>
          <table:table-cell office:value="0.002223840355873108" office:value-type="float"/>
          <table:table-cell office:value="0.002223840355873108" office:value-type="float"/>
          <table:table-cell office:value="0.002223840355873108" office:value-type="float"/>
          <table:table-cell office:value="0.002223840355873108" office:value-type="float"/>
          <table:table-cell office:value="0.9293453123231048" office:value-type="float"/>
          <table:table-cell office:value="24" office:value-type="float"/>
          <table:table-cell office:value="0.22106146812438965" office:value-type="float"/>
        </table:table-row>
        <table:table-row>
          <table:table-cell office:value="-0.000483272671699524" office:value-type="float"/>
          <table:table-cell office:value="-0.000483272671699524" office:value-type="float"/>
          <table:table-cell office:value="-0.000483272671699524" office:value-type="float"/>
          <table:table-cell office:value="-0.000483272671699524" office:value-type="float"/>
          <table:table-cell office:value="-0.000483272671699524" office:value-type="float"/>
          <table:table-cell office:value="-0.000483272671699524" office:value-type="float"/>
          <table:table-cell office:value="0.9227142667295108" office:value-type="float"/>
          <table:table-cell office:value="25" office:value-type="float"/>
          <table:table-cell office:value="-0.2707113027572632" office:value-type="float"/>
        </table:table-row>
        <table:table-row>
          <table:table-cell office:value="0.008512205481529237" office:value-type="float"/>
          <table:table-cell office:value="0.008512205481529237" office:value-type="float"/>
          <table:table-cell office:value="0.008512205481529237" office:value-type="float"/>
          <table:table-cell office:value="0.008512205481529237" office:value-type="float"/>
          <table:table-cell office:value="0.008512205481529237" office:value-type="float"/>
          <table:table-cell office:value="0.008512205481529237" office:value-type="float"/>
          <table:table-cell office:value="0.9447485981972749" office:value-type="float"/>
          <table:table-cell office:value="26" office:value-type="float"/>
          <table:table-cell office:value="0.899547815322876" office:value-type="float"/>
        </table:table-row>
        <table:table-row>
          <table:table-cell office:value="0.0014539510011672982" office:value-type="float"/>
          <table:table-cell office:value="0.0014539510011672982" office:value-type="float"/>
          <table:table-cell office:value="0.0014539510011672982" office:value-type="float"/>
          <table:table-cell office:value="0.0014539510011672982" office:value-type="float"/>
          <table:table-cell office:value="0.0014539510011672982" office:value-type="float"/>
          <table:table-cell office:value="0.0014539510011672982" office:value-type="float"/>
          <table:table-cell office:value="0.9274594762456749" office:value-type="float"/>
          <table:table-cell office:value="27" office:value-type="float"/>
          <table:table-cell office:value="-0.7058254480361938" office:value-type="float"/>
        </table:table-row>
        <table:table-row>
          <table:table-cell office:value="-0.0009931141138076775" office:value-type="float"/>
          <table:table-cell office:value="-0.0009931141138076775" office:value-type="float"/>
          <table:table-cell office:value="-0.0009931141138076775" office:value-type="float"/>
          <table:table-cell office:value="-0.0009931141138076775" office:value-type="float"/>
          <table:table-cell office:value="-0.0009931141138076775" office:value-type="float"/>
          <table:table-cell office:value="-0.0009931141138076775" office:value-type="float"/>
          <table:table-cell office:value="0.9214654153466212" office:value-type="float"/>
          <table:table-cell office:value="28" office:value-type="float"/>
          <table:table-cell office:value="-0.24470651149749756" office:value-type="float"/>
        </table:table-row>
        <table:table-row>
          <table:table-cell office:value="-0.0007890576124191277" office:value-type="float"/>
          <table:table-cell office:value="-0.0007890576124191277" office:value-type="float"/>
          <table:table-cell office:value="-0.0007890576124191277" office:value-type="float"/>
          <table:table-cell office:value="-0.0007890576124191277" office:value-type="float"/>
          <table:table-cell office:value="-0.0007890576124191277" office:value-type="float"/>
          <table:table-cell office:value="-0.0007890576124191277" office:value-type="float"/>
          <table:table-cell office:value="0.9219652496537207" office:value-type="float"/>
          <table:table-cell office:value="29" office:value-type="float"/>
          <table:table-cell office:value="0.02040565013885498" office:value-type="float"/>
        </table:table-row>
        <table:table-row>
          <table:table-cell office:value="0.0071186560392379776" office:value-type="float"/>
          <table:table-cell office:value="0.0071186560392379776" office:value-type="float"/>
          <table:table-cell office:value="0.0071186560392379776" office:value-type="float"/>
          <table:table-cell office:value="0.0071186560392379776" office:value-type="float"/>
          <table:table-cell office:value="0.0071186560392379776" office:value-type="float"/>
          <table:table-cell office:value="0.0071186560392379776" office:value-type="float"/>
          <table:table-cell office:value="0.9413351131323212" office:value-type="float"/>
          <table:table-cell office:value="30" office:value-type="float"/>
          <table:table-cell office:value="0.7907713651657104" office:value-type="float"/>
        </table:table-row>
        <table:table-row>
          <table:table-cell office:value="0.013093187212944033" office:value-type="float"/>
          <table:table-cell office:value="0.013093187212944033" office:value-type="float"/>
          <table:table-cell office:value="0.013093187212944033" office:value-type="float"/>
          <table:table-cell office:value="0.013093187212944033" office:value-type="float"/>
          <table:table-cell office:value="0.013093187212944033" office:value-type="float"/>
          <table:table-cell office:value="0.013093187212944033" office:value-type="float"/>
          <table:table-cell office:value="0.9559696659602526" office:value-type="float"/>
          <table:table-cell office:value="31" office:value-type="float"/>
          <table:table-cell office:value="0.5974531173706055" office:value-type="float"/>
        </table:table-row>
        <table:table-row>
          <table:table-cell office:value="0.008907254338264468" office:value-type="float"/>
          <table:table-cell office:value="0.008907254338264468" office:value-type="float"/>
          <table:table-cell office:value="0.008907254338264468" office:value-type="float"/>
          <table:table-cell office:value="0.008907254338264468" office:value-type="float"/>
          <table:table-cell office:value="0.008907254338264468" office:value-type="float"/>
          <table:table-cell office:value="0.008907254338264468" office:value-type="float"/>
          <table:table-cell office:value="0.945716266319746" office:value-type="float"/>
          <table:table-cell office:value="32" office:value-type="float"/>
          <table:table-cell office:value="-0.41859328746795654" office:value-type="float"/>
        </table:table-row>
        <table:table-row>
          <table:table-cell office:value="0.003583852052688602" office:value-type="float"/>
          <table:table-cell office:value="0.003583852052688602" office:value-type="float"/>
          <table:table-cell office:value="0.003583852052688602" office:value-type="float"/>
          <table:table-cell office:value="0.003583852052688602" office:value-type="float"/>
          <table:table-cell office:value="0.003583852052688602" office:value-type="float"/>
          <table:table-cell office:value="0.003583852052688602" office:value-type="float"/>
          <table:table-cell office:value="0.9326766470245195" office:value-type="float"/>
          <table:table-cell office:value="33" office:value-type="float"/>
          <table:table-cell office:value="-0.5323402285575867" office:value-type="float"/>
        </table:table-row>
        <table:table-row>
          <table:table-cell office:value="-0.0063914370536804176" office:value-type="float"/>
          <table:table-cell office:value="-0.0063914370536804176" office:value-type="float"/>
          <table:table-cell office:value="-0.0063914370536804176" office:value-type="float"/>
          <table:table-cell office:value="-0.0063914370536804176" office:value-type="float"/>
          <table:table-cell office:value="-0.0063914370536804176" office:value-type="float"/>
          <table:table-cell office:value="-0.0063914370536804176" office:value-type="float"/>
          <table:table-cell office:value="0.9082422786771718" office:value-type="float"/>
          <table:table-cell office:value="34" office:value-type="float"/>
          <table:table-cell office:value="-0.9975289106369019" office:value-type="float"/>
        </table:table-row>
        <table:table-row>
          <table:table-cell office:value="-0.014591800570487973" office:value-type="float"/>
          <table:table-cell office:value="-0.014591800570487973" office:value-type="float"/>
          <table:table-cell office:value="-0.014591800570487973" office:value-type="float"/>
          <table:table-cell office:value="-0.014591800570487973" office:value-type="float"/>
          <table:table-cell office:value="-0.014591800570487973" office:value-type="float"/>
          <table:table-cell office:value="-0.014591800570487973" office:value-type="float"/>
          <table:table-cell office:value="0.8881555723556583" office:value-type="float"/>
          <table:table-cell office:value="35" office:value-type="float"/>
          <table:table-cell office:value="-0.8200363516807556" office:value-type="float"/>
        </table:table-row>
        <table:table-row>
          <table:table-cell office:value="-0.005125604271888729" office:value-type="float"/>
          <table:table-cell office:value="-0.005125604271888729" office:value-type="float"/>
          <table:table-cell office:value="-0.005125604271888729" office:value-type="float"/>
          <table:table-cell office:value="-0.005125604271888729" office:value-type="float"/>
          <table:table-cell office:value="-0.005125604271888729" office:value-type="float"/>
          <table:table-cell office:value="-0.005125604271888729" office:value-type="float"/>
          <table:table-cell office:value="0.9113429230922492" office:value-type="float"/>
          <table:table-cell office:value="36" office:value-type="float"/>
          <table:table-cell office:value="0.9466196298599243" office:value-type="float"/>
        </table:table-row>
        <table:table-row>
          <table:table-cell office:value="-0.01315641105175018" office:value-type="float"/>
          <table:table-cell office:value="-0.01315641105175018" office:value-type="float"/>
          <table:table-cell office:value="-0.01315641105175018" office:value-type="float"/>
          <table:table-cell office:value="-0.01315641105175018" office:value-type="float"/>
          <table:table-cell office:value="-0.01315641105175018" office:value-type="float"/>
          <table:table-cell office:value="-0.01315641105175018" office:value-type="float"/>
          <table:table-cell office:value="0.891671544258705" office:value-type="float"/>
          <table:table-cell office:value="37" office:value-type="float"/>
          <table:table-cell office:value="-0.803080677986145" office:value-type="float"/>
        </table:table-row>
        <table:table-row>
          <table:table-cell office:value="-0.010136297345161435" office:value-type="float"/>
          <table:table-cell office:value="-0.010136297345161435" office:value-type="float"/>
          <table:table-cell office:value="-0.010136297345161435" office:value-type="float"/>
          <table:table-cell office:value="-0.010136297345161435" office:value-type="float"/>
          <table:table-cell office:value="-0.010136297345161435" office:value-type="float"/>
          <table:table-cell office:value="-0.010136297345161435" office:value-type="float"/>
          <table:table-cell office:value="0.899069281805033" office:value-type="float"/>
          <table:table-cell office:value="38" office:value-type="float"/>
          <table:table-cell office:value="0.3020113706588745" office:value-type="float"/>
        </table:table-row>
        <table:table-row>
          <table:table-cell office:value="-0.019290615916252134" office:value-type="float"/>
          <table:table-cell office:value="-0.019290615916252134" office:value-type="float"/>
          <table:table-cell office:value="-0.019290615916252134" office:value-type="float"/>
          <table:table-cell office:value="-0.019290615916252134" office:value-type="float"/>
          <table:table-cell office:value="-0.019290615916252134" office:value-type="float"/>
          <table:table-cell office:value="-0.019290615916252134" office:value-type="float"/>
          <table:table-cell office:value="0.8766458723629768" office:value-type="float"/>
          <table:table-cell office:value="39" office:value-type="float"/>
          <table:table-cell office:value="-0.9154318571090698" office:value-type="float"/>
        </table:table-row>
        <table:table-row>
          <table:table-cell office:value="-0.018954163193702696" office:value-type="float"/>
          <table:table-cell office:value="-0.018954163193702696" office:value-type="float"/>
          <table:table-cell office:value="-0.018954163193702696" office:value-type="float"/>
          <table:table-cell office:value="-0.018954163193702696" office:value-type="float"/>
          <table:table-cell office:value="-0.018954163193702696" office:value-type="float"/>
          <table:table-cell office:value="-0.018954163193702696" office:value-type="float"/>
          <table:table-cell office:value="0.877470009855793" office:value-type="float"/>
          <table:table-cell office:value="40" office:value-type="float"/>
          <table:table-cell office:value="0.03364527225494385" office:value-type="float"/>
        </table:table-row>
        <table:table-row>
          <table:table-cell office:value="-0.02267430245876312" office:value-type="float"/>
          <table:table-cell office:value="-0.02267430245876312" office:value-type="float"/>
          <table:table-cell office:value="-0.02267430245876312" office:value-type="float"/>
          <table:table-cell office:value="-0.02267430245876312" office:value-type="float"/>
          <table:table-cell office:value="-0.02267430245876312" office:value-type="float"/>
          <table:table-cell office:value="-0.02267430245876312" office:value-type="float"/>
          <table:table-cell office:value="0.8683575668843027" office:value-type="float"/>
          <table:table-cell office:value="41" office:value-type="float"/>
          <table:table-cell office:value="-0.3720139265060425" office:value-type="float"/>
        </table:table-row>
        <table:table-row>
          <table:table-cell office:value="-0.02838647663593292" office:value-type="float"/>
          <table:table-cell office:value="-0.02838647663593292" office:value-type="float"/>
          <table:table-cell office:value="-0.02838647663593292" office:value-type="float"/>
          <table:table-cell office:value="-0.02838647663593292" office:value-type="float"/>
          <table:table-cell office:value="-0.02838647663593292" office:value-type="float"/>
          <table:table-cell office:value="-0.02838647663593292" office:value-type="float"/>
          <table:table-cell office:value="0.8543656548283343" office:value-type="float"/>
          <table:table-cell office:value="42" office:value-type="float"/>
          <table:table-cell office:value="-0.57121741771698" office:value-type="float"/>
        </table:table-row>
        <table:table-row>
          <table:table-cell office:value="-0.02372652471065521" office:value-type="float"/>
          <table:table-cell office:value="-0.02372652471065521" office:value-type="float"/>
          <table:table-cell office:value="-0.02372652471065521" office:value-type="float"/>
          <table:table-cell office:value="-0.02372652471065521" office:value-type="float"/>
          <table:table-cell office:value="-0.02372652471065521" office:value-type="float"/>
          <table:table-cell office:value="-0.02372652471065521" office:value-type="float"/>
          <table:table-cell office:value="0.8657801592711647" office:value-type="float"/>
          <table:table-cell office:value="43" office:value-type="float"/>
          <table:table-cell office:value="0.465995192527771" office:value-type="float"/>
        </table:table-row>
        <table:table-row>
          <table:table-cell office:value="-0.0299656081199646" office:value-type="float"/>
          <table:table-cell office:value="-0.0299656081199646" office:value-type="float"/>
          <table:table-cell office:value="-0.0299656081199646" office:value-type="float"/>
          <table:table-cell office:value="-0.0299656081199646" office:value-type="float"/>
          <table:table-cell office:value="-0.0299656081199646" office:value-type="float"/>
          <table:table-cell office:value="-0.0299656081199646" office:value-type="float"/>
          <table:table-cell office:value="0.8504975884556927" office:value-type="float"/>
          <table:table-cell office:value="44" office:value-type="float"/>
          <table:table-cell office:value="-0.6239083409309387" office:value-type="float"/>
        </table:table-row>
        <table:table-row>
          <table:table-cell office:value="-0.03209099769592285" office:value-type="float"/>
          <table:table-cell office:value="-0.03209099769592285" office:value-type="float"/>
          <table:table-cell office:value="-0.03209099769592285" office:value-type="float"/>
          <table:table-cell office:value="-0.03209099769592285" office:value-type="float"/>
          <table:table-cell office:value="-0.03209099769592285" office:value-type="float"/>
          <table:table-cell office:value="-0.03209099769592285" office:value-type="float"/>
          <table:table-cell office:value="0.8452914684899647" office:value-type="float"/>
          <table:table-cell office:value="45" office:value-type="float"/>
          <table:table-cell office:value="-0.2125389575958252" office:value-type="float"/>
        </table:table-row>
        <table:table-row>
          <table:table-cell office:value="-0.02721296191215515" office:value-type="float"/>
          <table:table-cell office:value="-0.02721296191215515" office:value-type="float"/>
          <table:table-cell office:value="-0.02721296191215515" office:value-type="float"/>
          <table:table-cell office:value="-0.02721296191215515" office:value-type="float"/>
          <table:table-cell office:value="-0.02721296191215515" office:value-type="float"/>
          <table:table-cell office:value="-0.02721296191215515" office:value-type="float"/>
          <table:table-cell office:value="0.8572401671072329" office:value-type="float"/>
          <table:table-cell office:value="46" office:value-type="float"/>
          <table:table-cell office:value="0.48780357837677" office:value-type="float"/>
        </table:table-row>
        <table:table-row>
          <table:table-cell office:value="-0.033869732618331906" office:value-type="float"/>
          <table:table-cell office:value="-0.033869732618331906" office:value-type="float"/>
          <table:table-cell office:value="-0.033869732618331906" office:value-type="float"/>
          <table:table-cell office:value="-0.033869732618331906" office:value-type="float"/>
          <table:table-cell office:value="-0.033869732618331906" office:value-type="float"/>
          <table:table-cell office:value="-0.033869732618331906" office:value-type="float"/>
          <table:table-cell office:value="0.8409344755423934" office:value-type="float"/>
          <table:table-cell office:value="47" office:value-type="float"/>
          <table:table-cell office:value="-0.6656770706176758" office:value-type="float"/>
        </table:table-row>
        <table:table-row>
          <table:table-cell office:value="-0.04170624077320099" office:value-type="float"/>
          <table:table-cell office:value="-0.04170624077320099" office:value-type="float"/>
          <table:table-cell office:value="-0.04170624077320099" office:value-type="float"/>
          <table:table-cell office:value="-0.04170624077320099" office:value-type="float"/>
          <table:table-cell office:value="-0.04170624077320099" office:value-type="float"/>
          <table:table-cell office:value="-0.04170624077320099" office:value-type="float"/>
          <table:table-cell office:value="0.8217390291978048" office:value-type="float"/>
          <table:table-cell office:value="48" office:value-type="float"/>
          <table:table-cell office:value="-0.783650815486908" office:value-type="float"/>
        </table:table-row>
        <table:table-row>
          <table:table-cell office:value="-0.037368744015693664" office:value-type="float"/>
          <table:table-cell office:value="-0.037368744015693664" office:value-type="float"/>
          <table:table-cell office:value="-0.037368744015693664" office:value-type="float"/>
          <table:table-cell office:value="-0.037368744015693664" office:value-type="float"/>
          <table:table-cell office:value="-0.037368744015693664" office:value-type="float"/>
          <table:table-cell office:value="-0.037368744015693664" office:value-type="float"/>
          <table:table-cell office:value="0.8323636830146743" office:value-type="float"/>
          <table:table-cell office:value="49" office:value-type="float"/>
          <table:table-cell office:value="0.4337496757507324" office:value-type="float"/>
        </table:table-row>
        <table:table-row>
          <table:table-cell office:value="-0.03264536201953888" office:value-type="float"/>
          <table:table-cell office:value="-0.03264536201953888" office:value-type="float"/>
          <table:table-cell office:value="-0.03264536201953888" office:value-type="float"/>
          <table:table-cell office:value="-0.03264536201953888" office:value-type="float"/>
          <table:table-cell office:value="-0.03264536201953888" office:value-type="float"/>
          <table:table-cell office:value="-0.03264536201953888" office:value-type="float"/>
          <table:table-cell office:value="0.8439335587655022" office:value-type="float"/>
          <table:table-cell office:value="50" office:value-type="float"/>
          <table:table-cell office:value="0.4723381996154785" office:value-type="float"/>
        </table:table-row>
      </table:table>
      <table:table table:name="3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7209572792053225" office:value-type="float"/>
          <table:table-cell office:value="-0.0047209572792053225" office:value-type="float"/>
          <table:table-cell office:value="-0.0047209572792053225" office:value-type="float"/>
          <table:table-cell office:value="-0.0047209572792053225" office:value-type="float"/>
          <table:table-cell office:value="-0.0047209572792053225" office:value-type="float"/>
          <table:table-cell office:value="-0.0047209572792053225" office:value-type="float"/>
          <table:table-cell office:value="0.9589856060636165" office:value-type="float"/>
          <table:table-cell office:value="1" office:value-type="float"/>
          <table:table-cell office:value="-0.4720957279205322" office:value-type="float"/>
        </table:table-row>
        <table:table-row>
          <table:table-cell office:value="-0.011249443888664246" office:value-type="float"/>
          <table:table-cell office:value="-0.011249443888664246" office:value-type="float"/>
          <table:table-cell office:value="-0.011249443888664246" office:value-type="float"/>
          <table:table-cell office:value="-0.011249443888664246" office:value-type="float"/>
          <table:table-cell office:value="-0.011249443888664246" office:value-type="float"/>
          <table:table-cell office:value="-0.011249443888664246" office:value-type="float"/>
          <table:table-cell office:value="0.9749770670493835" office:value-type="float"/>
          <table:table-cell office:value="2" office:value-type="float"/>
          <table:table-cell office:value="-0.6528486609458923" office:value-type="float"/>
        </table:table-row>
        <table:table-row>
          <table:table-cell office:value="-0.01830751359462738" office:value-type="float"/>
          <table:table-cell office:value="-0.01830751359462738" office:value-type="float"/>
          <table:table-cell office:value="-0.01830751359462738" office:value-type="float"/>
          <table:table-cell office:value="-0.01830751359462738" office:value-type="float"/>
          <table:table-cell office:value="-0.01830751359462738" office:value-type="float"/>
          <table:table-cell office:value="-0.01830751359462738" office:value-type="float"/>
          <table:table-cell office:value="0.9922657363979889" office:value-type="float"/>
          <table:table-cell office:value="3" office:value-type="float"/>
          <table:table-cell office:value="-0.7058069705963135" office:value-type="float"/>
        </table:table-row>
        <table:table-row>
          <table:table-cell office:value="-0.014072540402412414" office:value-type="float"/>
          <table:table-cell office:value="-0.014072540402412414" office:value-type="float"/>
          <table:table-cell office:value="-0.014072540402412414" office:value-type="float"/>
          <table:table-cell office:value="-0.014072540402412414" office:value-type="float"/>
          <table:table-cell office:value="-0.014072540402412414" office:value-type="float"/>
          <table:table-cell office:value="-0.014072540402412414" office:value-type="float"/>
          <table:table-cell office:value="0.9818922130026966" office:value-type="float"/>
          <table:table-cell office:value="4" office:value-type="float"/>
          <table:table-cell office:value="0.4234973192214966" office:value-type="float"/>
        </table:table-row>
        <table:table-row>
          <table:table-cell office:value="-0.007464595437049865" office:value-type="float"/>
          <table:table-cell office:value="-0.007464595437049865" office:value-type="float"/>
          <table:table-cell office:value="-0.007464595437049865" office:value-type="float"/>
          <table:table-cell office:value="-0.007464595437049865" office:value-type="float"/>
          <table:table-cell office:value="-0.007464595437049865" office:value-type="float"/>
          <table:table-cell office:value="-0.007464595437049865" office:value-type="float"/>
          <table:table-cell office:value="0.9657061195891653" office:value-type="float"/>
          <table:table-cell office:value="5" office:value-type="float"/>
          <table:table-cell office:value="0.6607944965362549" office:value-type="float"/>
        </table:table-row>
        <table:table-row>
          <table:table-cell office:value="-0.00021239578723907405" office:value-type="float"/>
          <table:table-cell office:value="-0.00021239578723907405" office:value-type="float"/>
          <table:table-cell office:value="-0.00021239578723907405" office:value-type="float"/>
          <table:table-cell office:value="-0.00021239578723907405" office:value-type="float"/>
          <table:table-cell office:value="-0.00021239578723907405" office:value-type="float"/>
          <table:table-cell office:value="-0.00021239578723907405" office:value-type="float"/>
          <table:table-cell office:value="0.947941930934338" office:value-type="float"/>
          <table:table-cell office:value="6" office:value-type="float"/>
          <table:table-cell office:value="0.7252199649810791" office:value-type="float"/>
        </table:table-row>
        <table:table-row>
          <table:table-cell office:value="0.006240774989128114" office:value-type="float"/>
          <table:table-cell office:value="0.006240774989128114" office:value-type="float"/>
          <table:table-cell office:value="0.006240774989128114" office:value-type="float"/>
          <table:table-cell office:value="0.006240774989128114" office:value-type="float"/>
          <table:table-cell office:value="0.006240774989128114" office:value-type="float"/>
          <table:table-cell office:value="0.006240774989128114" office:value-type="float"/>
          <table:table-cell office:value="0.9321349553091984" office:value-type="float"/>
          <table:table-cell office:value="7" office:value-type="float"/>
          <table:table-cell office:value="0.6453170776367188" office:value-type="float"/>
        </table:table-row>
        <table:table-row>
          <table:table-cell office:value="0.014032606482505799" office:value-type="float"/>
          <table:table-cell office:value="0.014032606482505799" office:value-type="float"/>
          <table:table-cell office:value="0.014032606482505799" office:value-type="float"/>
          <table:table-cell office:value="0.014032606482505799" office:value-type="float"/>
          <table:table-cell office:value="0.014032606482505799" office:value-type="float"/>
          <table:table-cell office:value="0.014032606482505799" office:value-type="float"/>
          <table:table-cell office:value="0.9130489439886749" office:value-type="float"/>
          <table:table-cell office:value="8" office:value-type="float"/>
          <table:table-cell office:value="0.7791831493377686" office:value-type="float"/>
        </table:table-row>
        <table:table-row>
          <table:table-cell office:value="0.01845377862453461" office:value-type="float"/>
          <table:table-cell office:value="0.01845377862453461" office:value-type="float"/>
          <table:table-cell office:value="0.01845377862453461" office:value-type="float"/>
          <table:table-cell office:value="0.01845377862453461" office:value-type="float"/>
          <table:table-cell office:value="0.01845377862453461" office:value-type="float"/>
          <table:table-cell office:value="0.01845377862453461" office:value-type="float"/>
          <table:table-cell office:value="0.9022193281756965" office:value-type="float"/>
          <table:table-cell office:value="9" office:value-type="float"/>
          <table:table-cell office:value="0.44211721420288086" office:value-type="float"/>
        </table:table-row>
        <table:table-row>
          <table:table-cell office:value="0.0258772486448288" office:value-type="float"/>
          <table:table-cell office:value="0.0258772486448288" office:value-type="float"/>
          <table:table-cell office:value="0.0258772486448288" office:value-type="float"/>
          <table:table-cell office:value="0.0258772486448288" office:value-type="float"/>
          <table:table-cell office:value="0.0258772486448288" office:value-type="float"/>
          <table:table-cell office:value="0.0258772486448288" office:value-type="float"/>
          <table:table-cell office:value="0.8840356145051275" office:value-type="float"/>
          <table:table-cell office:value="10" office:value-type="float"/>
          <table:table-cell office:value="0.742347002029419" office:value-type="float"/>
        </table:table-row>
        <table:table-row>
          <table:table-cell office:value="0.028120278716087344" office:value-type="float"/>
          <table:table-cell office:value="0.028120278716087344" office:value-type="float"/>
          <table:table-cell office:value="0.028120278716087344" office:value-type="float"/>
          <table:table-cell office:value="0.028120278716087344" office:value-type="float"/>
          <table:table-cell office:value="0.028120278716087344" office:value-type="float"/>
          <table:table-cell office:value="0.028120278716087344" office:value-type="float"/>
          <table:table-cell office:value="0.8785413353528254" office:value-type="float"/>
          <table:table-cell office:value="11" office:value-type="float"/>
          <table:table-cell office:value="0.2243030071258545" office:value-type="float"/>
        </table:table-row>
        <table:table-row>
          <table:table-cell office:value="0.02703596651554108" office:value-type="float"/>
          <table:table-cell office:value="0.02703596651554108" office:value-type="float"/>
          <table:table-cell office:value="0.02703596651554108" office:value-type="float"/>
          <table:table-cell office:value="0.02703596651554108" office:value-type="float"/>
          <table:table-cell office:value="0.02703596651554108" office:value-type="float"/>
          <table:table-cell office:value="0.02703596651554108" office:value-type="float"/>
          <table:table-cell office:value="0.8811973469660381" office:value-type="float"/>
          <table:table-cell office:value="12" office:value-type="float"/>
          <table:table-cell office:value="-0.10843122005462646" office:value-type="float"/>
        </table:table-row>
        <table:table-row>
          <table:table-cell office:value="0.024904086589813235" office:value-type="float"/>
          <table:table-cell office:value="0.024904086589813235" office:value-type="float"/>
          <table:table-cell office:value="0.024904086589813235" office:value-type="float"/>
          <table:table-cell office:value="0.024904086589813235" office:value-type="float"/>
          <table:table-cell office:value="0.024904086589813235" office:value-type="float"/>
          <table:table-cell office:value="0.024904086589813235" office:value-type="float"/>
          <table:table-cell office:value="0.8864193649769538" office:value-type="float"/>
          <table:table-cell office:value="13" office:value-type="float"/>
          <table:table-cell office:value="-0.21318799257278442" office:value-type="float"/>
        </table:table-row>
        <table:table-row>
          <table:table-cell office:value="0.02824764966964722" office:value-type="float"/>
          <table:table-cell office:value="0.02824764966964722" office:value-type="float"/>
          <table:table-cell office:value="0.02824764966964722" office:value-type="float"/>
          <table:table-cell office:value="0.02824764966964722" office:value-type="float"/>
          <table:table-cell office:value="0.02824764966964722" office:value-type="float"/>
          <table:table-cell office:value="0.02824764966964722" office:value-type="float"/>
          <table:table-cell office:value="0.878229341508552" office:value-type="float"/>
          <table:table-cell office:value="14" office:value-type="float"/>
          <table:table-cell office:value="0.33435630798339844" office:value-type="float"/>
        </table:table-row>
        <table:table-row>
          <table:table-cell office:value="0.02019473433494568" office:value-type="float"/>
          <table:table-cell office:value="0.02019473433494568" office:value-type="float"/>
          <table:table-cell office:value="0.02019473433494568" office:value-type="float"/>
          <table:table-cell office:value="0.02019473433494568" office:value-type="float"/>
          <table:table-cell office:value="0.02019473433494568" office:value-type="float"/>
          <table:table-cell office:value="0.02019473433494568" office:value-type="float"/>
          <table:table-cell office:value="0.8979548750204048" office:value-type="float"/>
          <table:table-cell office:value="15" office:value-type="float"/>
          <table:table-cell office:value="-0.8052915334701538" office:value-type="float"/>
        </table:table-row>
        <table:table-row>
          <table:table-cell office:value="0.022245076894760133" office:value-type="float"/>
          <table:table-cell office:value="0.022245076894760133" office:value-type="float"/>
          <table:table-cell office:value="0.022245076894760133" office:value-type="float"/>
          <table:table-cell office:value="0.022245076894760133" office:value-type="float"/>
          <table:table-cell office:value="0.022245076894760133" office:value-type="float"/>
          <table:table-cell office:value="0.022245076894760133" office:value-type="float"/>
          <table:table-cell office:value="0.8929325819509475" office:value-type="float"/>
          <table:table-cell office:value="16" office:value-type="float"/>
          <table:table-cell office:value="0.2050342559814453" office:value-type="float"/>
        </table:table-row>
        <table:table-row>
          <table:table-cell office:value="0.02084223806858063" office:value-type="float"/>
          <table:table-cell office:value="0.02084223806858063" office:value-type="float"/>
          <table:table-cell office:value="0.02084223806858063" office:value-type="float"/>
          <table:table-cell office:value="0.02084223806858063" office:value-type="float"/>
          <table:table-cell office:value="0.02084223806858063" office:value-type="float"/>
          <table:table-cell office:value="0.02084223806858063" office:value-type="float"/>
          <table:table-cell office:value="0.8963688212664522" office:value-type="float"/>
          <table:table-cell office:value="17" office:value-type="float"/>
          <table:table-cell office:value="-0.14028388261795044" office:value-type="float"/>
        </table:table-row>
        <table:table-row>
          <table:table-cell office:value="0.028824880719184875" office:value-type="float"/>
          <table:table-cell office:value="0.028824880719184875" office:value-type="float"/>
          <table:table-cell office:value="0.028824880719184875" office:value-type="float"/>
          <table:table-cell office:value="0.028824880719184875" office:value-type="float"/>
          <table:table-cell office:value="0.028824880719184875" office:value-type="float"/>
          <table:table-cell office:value="0.028824880719184875" office:value-type="float"/>
          <table:table-cell office:value="0.8768154199734935" office:value-type="float"/>
          <table:table-cell office:value="18" office:value-type="float"/>
          <table:table-cell office:value="0.7982642650604248" office:value-type="float"/>
        </table:table-row>
        <table:table-row>
          <table:table-cell office:value="0.023466079235076903" office:value-type="float"/>
          <table:table-cell office:value="0.023466079235076903" office:value-type="float"/>
          <table:table-cell office:value="0.023466079235076903" office:value-type="float"/>
          <table:table-cell office:value="0.023466079235076903" office:value-type="float"/>
          <table:table-cell office:value="0.023466079235076903" office:value-type="float"/>
          <table:table-cell office:value="0.023466079235076903" office:value-type="float"/>
          <table:table-cell office:value="0.8899417492424273" office:value-type="float"/>
          <table:table-cell office:value="19" office:value-type="float"/>
          <table:table-cell office:value="-0.5358801484107971" office:value-type="float"/>
        </table:table-row>
        <table:table-row>
          <table:table-cell office:value="0.02923823833465576" office:value-type="float"/>
          <table:table-cell office:value="0.02923823833465576" office:value-type="float"/>
          <table:table-cell office:value="0.02923823833465576" office:value-type="float"/>
          <table:table-cell office:value="0.02923823833465576" office:value-type="float"/>
          <table:table-cell office:value="0.02923823833465576" office:value-type="float"/>
          <table:table-cell office:value="0.02923823833465576" office:value-type="float"/>
          <table:table-cell office:value="0.8758029047342963" office:value-type="float"/>
          <table:table-cell office:value="20" office:value-type="float"/>
          <table:table-cell office:value="0.5772159099578857" office:value-type="float"/>
        </table:table-row>
        <table:table-row>
          <table:table-cell office:value="0.024141664505004882" office:value-type="float"/>
          <table:table-cell office:value="0.024141664505004882" office:value-type="float"/>
          <table:table-cell office:value="0.024141664505004882" office:value-type="float"/>
          <table:table-cell office:value="0.024141664505004882" office:value-type="float"/>
          <table:table-cell office:value="0.024141664505004882" office:value-type="float"/>
          <table:table-cell office:value="0.024141664505004882" office:value-type="float"/>
          <table:table-cell office:value="0.8882869100533634" office:value-type="float"/>
          <table:table-cell office:value="21" office:value-type="float"/>
          <table:table-cell office:value="-0.5096573829650879" office:value-type="float"/>
        </table:table-row>
        <table:table-row>
          <table:table-cell office:value="0.018791164755821228" office:value-type="float"/>
          <table:table-cell office:value="0.018791164755821228" office:value-type="float"/>
          <table:table-cell office:value="0.018791164755821228" office:value-type="float"/>
          <table:table-cell office:value="0.018791164755821228" office:value-type="float"/>
          <table:table-cell office:value="0.018791164755821228" office:value-type="float"/>
          <table:table-cell office:value="0.018791164755821228" office:value-type="float"/>
          <table:table-cell office:value="0.9013929043077527" office:value-type="float"/>
          <table:table-cell office:value="22" office:value-type="float"/>
          <table:table-cell office:value="-0.5350499749183655" office:value-type="float"/>
        </table:table-row>
        <table:table-row>
          <table:table-cell office:value="0.018813461661338807" office:value-type="float"/>
          <table:table-cell office:value="0.018813461661338807" office:value-type="float"/>
          <table:table-cell office:value="0.018813461661338807" office:value-type="float"/>
          <table:table-cell office:value="0.018813461661338807" office:value-type="float"/>
          <table:table-cell office:value="0.018813461661338807" office:value-type="float"/>
          <table:table-cell office:value="0.018813461661338807" office:value-type="float"/>
          <table:table-cell office:value="0.9013382882663915" office:value-type="float"/>
          <table:table-cell office:value="23" office:value-type="float"/>
          <table:table-cell office:value="0.0022296905517578125" office:value-type="float"/>
        </table:table-row>
        <table:table-row>
          <table:table-cell office:value="0.010965916514396669" office:value-type="float"/>
          <table:table-cell office:value="0.010965916514396669" office:value-type="float"/>
          <table:table-cell office:value="0.010965916514396669" office:value-type="float"/>
          <table:table-cell office:value="0.010965916514396669" office:value-type="float"/>
          <table:table-cell office:value="0.010965916514396669" office:value-type="float"/>
          <table:table-cell office:value="0.010965916514396669" office:value-type="float"/>
          <table:table-cell office:value="0.9205607696098542" office:value-type="float"/>
          <table:table-cell office:value="24" office:value-type="float"/>
          <table:table-cell office:value="-0.7847545146942139" office:value-type="float"/>
        </table:table-row>
        <table:table-row>
          <table:table-cell office:value="0.003272020816802979" office:value-type="float"/>
          <table:table-cell office:value="0.003272020816802979" office:value-type="float"/>
          <table:table-cell office:value="0.003272020816802979" office:value-type="float"/>
          <table:table-cell office:value="0.003272020816802979" office:value-type="float"/>
          <table:table-cell office:value="0.003272020816802979" office:value-type="float"/>
          <table:table-cell office:value="0.003272020816802979" office:value-type="float"/>
          <table:table-cell office:value="0.9394068882031535" office:value-type="float"/>
          <table:table-cell office:value="25" office:value-type="float"/>
          <table:table-cell office:value="-0.7693895697593689" office:value-type="float"/>
        </table:table-row>
        <table:table-row>
          <table:table-cell office:value="-0.0014478987455368037" office:value-type="float"/>
          <table:table-cell office:value="-0.0014478987455368037" office:value-type="float"/>
          <table:table-cell office:value="-0.0014478987455368037" office:value-type="float"/>
          <table:table-cell office:value="-0.0014478987455368037" office:value-type="float"/>
          <table:table-cell office:value="-0.0014478987455368037" office:value-type="float"/>
          <table:table-cell office:value="-0.0014478987455368037" office:value-type="float"/>
          <table:table-cell office:value="0.9509682827578666" office:value-type="float"/>
          <table:table-cell office:value="26" office:value-type="float"/>
          <table:table-cell office:value="-0.47199195623397827" office:value-type="float"/>
        </table:table-row>
        <table:table-row>
          <table:table-cell office:value="-0.003646698594093322" office:value-type="float"/>
          <table:table-cell office:value="-0.003646698594093322" office:value-type="float"/>
          <table:table-cell office:value="-0.003646698594093322" office:value-type="float"/>
          <table:table-cell office:value="-0.003646698594093322" office:value-type="float"/>
          <table:table-cell office:value="-0.003646698594093322" office:value-type="float"/>
          <table:table-cell office:value="-0.003646698594093322" office:value-type="float"/>
          <table:table-cell office:value="0.956354220433339" office:value-type="float"/>
          <table:table-cell office:value="27" office:value-type="float"/>
          <table:table-cell office:value="-0.21987998485565186" office:value-type="float"/>
        </table:table-row>
        <table:table-row>
          <table:table-cell office:value="-0.0024411827325820914" office:value-type="float"/>
          <table:table-cell office:value="-0.0024411827325820914" office:value-type="float"/>
          <table:table-cell office:value="-0.0024411827325820914" office:value-type="float"/>
          <table:table-cell office:value="-0.0024411827325820914" office:value-type="float"/>
          <table:table-cell office:value="-0.0024411827325820914" office:value-type="float"/>
          <table:table-cell office:value="-0.0024411827325820914" office:value-type="float"/>
          <table:table-cell office:value="0.9534013216958047" office:value-type="float"/>
          <table:table-cell office:value="28" office:value-type="float"/>
          <table:table-cell office:value="0.12055158615112305" office:value-type="float"/>
        </table:table-row>
        <table:table-row>
          <table:table-cell office:value="0.007089051604270937" office:value-type="float"/>
          <table:table-cell office:value="0.007089051604270937" office:value-type="float"/>
          <table:table-cell office:value="0.007089051604270937" office:value-type="float"/>
          <table:table-cell office:value="0.007089051604270937" office:value-type="float"/>
          <table:table-cell office:value="0.007089051604270937" office:value-type="float"/>
          <table:table-cell office:value="0.007089051604270937" office:value-type="float"/>
          <table:table-cell office:value="0.9300571104413632" office:value-type="float"/>
          <table:table-cell office:value="29" office:value-type="float"/>
          <table:table-cell office:value="0.9530234336853027" office:value-type="float"/>
        </table:table-row>
        <table:table-row>
          <table:table-cell office:value="0.003778697848320009" office:value-type="float"/>
          <table:table-cell office:value="0.003778697848320009" office:value-type="float"/>
          <table:table-cell office:value="0.003778697848320009" office:value-type="float"/>
          <table:table-cell office:value="0.003778697848320009" office:value-type="float"/>
          <table:table-cell office:value="0.003778697848320009" office:value-type="float"/>
          <table:table-cell office:value="0.003778697848320009" office:value-type="float"/>
          <table:table-cell office:value="0.9381657880115488" office:value-type="float"/>
          <table:table-cell office:value="30" office:value-type="float"/>
          <table:table-cell office:value="-0.3310353755950928" office:value-type="float"/>
        </table:table-row>
        <table:table-row>
          <table:table-cell office:value="0.011448501944541934" office:value-type="float"/>
          <table:table-cell office:value="0.011448501944541934" office:value-type="float"/>
          <table:table-cell office:value="0.011448501944541934" office:value-type="float"/>
          <table:table-cell office:value="0.011448501944541934" office:value-type="float"/>
          <table:table-cell office:value="0.011448501944541934" office:value-type="float"/>
          <table:table-cell office:value="0.011448501944541934" office:value-type="float"/>
          <table:table-cell office:value="0.9193786815486968" office:value-type="float"/>
          <table:table-cell office:value="31" office:value-type="float"/>
          <table:table-cell office:value="0.7669804096221924" office:value-type="float"/>
        </table:table-row>
        <table:table-row>
          <table:table-cell office:value="0.017694602608680728" office:value-type="float"/>
          <table:table-cell office:value="0.017694602608680728" office:value-type="float"/>
          <table:table-cell office:value="0.017694602608680728" office:value-type="float"/>
          <table:table-cell office:value="0.017694602608680728" office:value-type="float"/>
          <table:table-cell office:value="0.017694602608680728" office:value-type="float"/>
          <table:table-cell office:value="0.017694602608680728" office:value-type="float"/>
          <table:table-cell office:value="0.9040789220394976" office:value-type="float"/>
          <table:table-cell office:value="32" office:value-type="float"/>
          <table:table-cell office:value="0.6246100664138794" office:value-type="float"/>
        </table:table-row>
        <table:table-row>
          <table:table-cell office:value="0.024714185595512392" office:value-type="float"/>
          <table:table-cell office:value="0.024714185595512392" office:value-type="float"/>
          <table:table-cell office:value="0.024714185595512392" office:value-type="float"/>
          <table:table-cell office:value="0.024714185595512392" office:value-type="float"/>
          <table:table-cell office:value="0.024714185595512392" office:value-type="float"/>
          <table:table-cell office:value="0.024714185595512392" office:value-type="float"/>
          <table:table-cell office:value="0.8868845255146381" office:value-type="float"/>
          <table:table-cell office:value="33" office:value-type="float"/>
          <table:table-cell office:value="0.7019582986831665" office:value-type="float"/>
        </table:table-row>
        <table:table-row>
          <table:table-cell office:value="0.015229828953742983" office:value-type="float"/>
          <table:table-cell office:value="0.015229828953742983" office:value-type="float"/>
          <table:table-cell office:value="0.015229828953742983" office:value-type="float"/>
          <table:table-cell office:value="0.015229828953742983" office:value-type="float"/>
          <table:table-cell office:value="0.015229828953742983" office:value-type="float"/>
          <table:table-cell office:value="0.015229828953742983" office:value-type="float"/>
          <table:table-cell office:value="0.9101163598255498" office:value-type="float"/>
          <table:table-cell office:value="34" office:value-type="float"/>
          <table:table-cell office:value="-0.9484356641769409" office:value-type="float"/>
        </table:table-row>
        <table:table-row>
          <table:table-cell office:value="0.017803861498832705" office:value-type="float"/>
          <table:table-cell office:value="0.017803861498832705" office:value-type="float"/>
          <table:table-cell office:value="0.017803861498832705" office:value-type="float"/>
          <table:table-cell office:value="0.017803861498832705" office:value-type="float"/>
          <table:table-cell office:value="0.017803861498832705" office:value-type="float"/>
          <table:table-cell office:value="0.017803861498832705" office:value-type="float"/>
          <table:table-cell office:value="0.9038112935087624" office:value-type="float"/>
          <table:table-cell office:value="35" office:value-type="float"/>
          <table:table-cell office:value="0.25740325450897217" office:value-type="float"/>
        </table:table-row>
        <table:table-row>
          <table:table-cell office:value="0.011106790304183961" office:value-type="float"/>
          <table:table-cell office:value="0.011106790304183961" office:value-type="float"/>
          <table:table-cell office:value="0.011106790304183961" office:value-type="float"/>
          <table:table-cell office:value="0.011106790304183961" office:value-type="float"/>
          <table:table-cell office:value="0.011106790304183961" office:value-type="float"/>
          <table:table-cell office:value="0.011106790304183961" office:value-type="float"/>
          <table:table-cell office:value="0.9202157007067433" office:value-type="float"/>
          <table:table-cell office:value="36" office:value-type="float"/>
          <table:table-cell office:value="-0.6697071194648743" office:value-type="float"/>
        </table:table-row>
        <table:table-row>
          <table:table-cell office:value="0.01188192367553711" office:value-type="float"/>
          <table:table-cell office:value="0.01188192367553711" office:value-type="float"/>
          <table:table-cell office:value="0.01188192367553711" office:value-type="float"/>
          <table:table-cell office:value="0.01188192367553711" office:value-type="float"/>
          <table:table-cell office:value="0.01188192367553711" office:value-type="float"/>
          <table:table-cell office:value="0.01188192367553711" office:value-type="float"/>
          <table:table-cell office:value="0.9183170194643248" office:value-type="float"/>
          <table:table-cell office:value="37" office:value-type="float"/>
          <table:table-cell office:value="0.07751333713531494" office:value-type="float"/>
        </table:table-row>
        <table:table-row>
          <table:table-cell office:value="0.012794889211654663" office:value-type="float"/>
          <table:table-cell office:value="0.012794889211654663" office:value-type="float"/>
          <table:table-cell office:value="0.012794889211654663" office:value-type="float"/>
          <table:table-cell office:value="0.012794889211654663" office:value-type="float"/>
          <table:table-cell office:value="0.012794889211654663" office:value-type="float"/>
          <table:table-cell office:value="0.012794889211654663" office:value-type="float"/>
          <table:table-cell office:value="0.9160807197480902" office:value-type="float"/>
          <table:table-cell office:value="38" office:value-type="float"/>
          <table:table-cell office:value="0.09129655361175537" office:value-type="float"/>
        </table:table-row>
        <table:table-row>
          <table:table-cell office:value="0.013080991506576538" office:value-type="float"/>
          <table:table-cell office:value="0.013080991506576538" office:value-type="float"/>
          <table:table-cell office:value="0.013080991506576538" office:value-type="float"/>
          <table:table-cell office:value="0.013080991506576538" office:value-type="float"/>
          <table:table-cell office:value="0.013080991506576538" office:value-type="float"/>
          <table:table-cell office:value="0.013080991506576538" office:value-type="float"/>
          <table:table-cell office:value="0.9153799151112925" office:value-type="float"/>
          <table:table-cell office:value="39" office:value-type="float"/>
          <table:table-cell office:value="0.0286102294921875" office:value-type="float"/>
        </table:table-row>
        <table:table-row>
          <table:table-cell office:value="0.007001070976257324" office:value-type="float"/>
          <table:table-cell office:value="0.007001070976257324" office:value-type="float"/>
          <table:table-cell office:value="0.007001070976257324" office:value-type="float"/>
          <table:table-cell office:value="0.007001070976257324" office:value-type="float"/>
          <table:table-cell office:value="0.007001070976257324" office:value-type="float"/>
          <table:table-cell office:value="0.007001070976257324" office:value-type="float"/>
          <table:table-cell office:value="0.9302726180872462" office:value-type="float"/>
          <table:table-cell office:value="40" office:value-type="float"/>
          <table:table-cell office:value="-0.6079920530319214" office:value-type="float"/>
        </table:table-row>
        <table:table-row>
          <table:table-cell office:value="0.008352411985397339" office:value-type="float"/>
          <table:table-cell office:value="0.008352411985397339" office:value-type="float"/>
          <table:table-cell office:value="0.008352411985397339" office:value-type="float"/>
          <table:table-cell office:value="0.008352411985397339" office:value-type="float"/>
          <table:table-cell office:value="0.008352411985397339" office:value-type="float"/>
          <table:table-cell office:value="0.008352411985397339" office:value-type="float"/>
          <table:table-cell office:value="0.9269625221463554" office:value-type="float"/>
          <table:table-cell office:value="41" office:value-type="float"/>
          <table:table-cell office:value="0.13513410091400146" office:value-type="float"/>
        </table:table-row>
        <table:table-row>
          <table:table-cell office:value="0.0036982113122940065" office:value-type="float"/>
          <table:table-cell office:value="0.0036982113122940065" office:value-type="float"/>
          <table:table-cell office:value="0.0036982113122940065" office:value-type="float"/>
          <table:table-cell office:value="0.0036982113122940065" office:value-type="float"/>
          <table:table-cell office:value="0.0036982113122940065" office:value-type="float"/>
          <table:table-cell office:value="0.0036982113122940065" office:value-type="float"/>
          <table:table-cell office:value="0.9383629389559767" office:value-type="float"/>
          <table:table-cell office:value="42" office:value-type="float"/>
          <table:table-cell office:value="-0.46542006731033325" office:value-type="float"/>
        </table:table-row>
        <table:table-row>
          <table:table-cell office:value="0.009220927357673644" office:value-type="float"/>
          <table:table-cell office:value="0.009220927357673644" office:value-type="float"/>
          <table:table-cell office:value="0.009220927357673644" office:value-type="float"/>
          <table:table-cell office:value="0.009220927357673644" office:value-type="float"/>
          <table:table-cell office:value="0.009220927357673644" office:value-type="float"/>
          <table:table-cell office:value="0.009220927357673644" office:value-type="float"/>
          <table:table-cell office:value="0.9248351026505152" office:value-type="float"/>
          <table:table-cell office:value="43" office:value-type="float"/>
          <table:table-cell office:value="0.5522716045379639" office:value-type="float"/>
        </table:table-row>
        <table:table-row>
          <table:table-cell office:value="0.0008873748779296871" office:value-type="float"/>
          <table:table-cell office:value="0.0008873748779296871" office:value-type="float"/>
          <table:table-cell office:value="0.0008873748779296871" office:value-type="float"/>
          <table:table-cell office:value="0.0008873748779296871" office:value-type="float"/>
          <table:table-cell office:value="0.0008873748779296871" office:value-type="float"/>
          <table:table-cell office:value="0.0008873748779296871" office:value-type="float"/>
          <table:table-cell office:value="0.9452480539705933" office:value-type="float"/>
          <table:table-cell office:value="44" office:value-type="float"/>
          <table:table-cell office:value="-0.8333552479743958" office:value-type="float"/>
        </table:table-row>
        <table:table-row>
          <table:table-cell office:value="0.004708700180053711" office:value-type="float"/>
          <table:table-cell office:value="0.004708700180053711" office:value-type="float"/>
          <table:table-cell office:value="0.004708700180053711" office:value-type="float"/>
          <table:table-cell office:value="0.004708700180053711" office:value-type="float"/>
          <table:table-cell office:value="0.004708700180053711" office:value-type="float"/>
          <table:table-cell office:value="0.004708700180053711" office:value-type="float"/>
          <table:table-cell office:value="0.9358877568392027" office:value-type="float"/>
          <table:table-cell office:value="45" office:value-type="float"/>
          <table:table-cell office:value="0.38213253021240234" office:value-type="float"/>
        </table:table-row>
        <table:table-row>
          <table:table-cell office:value="0.011759600639343261" office:value-type="float"/>
          <table:table-cell office:value="0.011759600639343261" office:value-type="float"/>
          <table:table-cell office:value="0.011759600639343261" office:value-type="float"/>
          <table:table-cell office:value="0.011759600639343261" office:value-type="float"/>
          <table:table-cell office:value="0.011759600639343261" office:value-type="float"/>
          <table:table-cell office:value="0.011759600639343261" office:value-type="float"/>
          <table:table-cell office:value="0.9186166484867877" office:value-type="float"/>
          <table:table-cell office:value="46" office:value-type="float"/>
          <table:table-cell office:value="0.7050900459289551" office:value-type="float"/>
        </table:table-row>
        <table:table-row>
          <table:table-cell office:value="0.021484780311584472" office:value-type="float"/>
          <table:table-cell office:value="0.021484780311584472" office:value-type="float"/>
          <table:table-cell office:value="0.021484780311584472" office:value-type="float"/>
          <table:table-cell office:value="0.021484780311584472" office:value-type="float"/>
          <table:table-cell office:value="0.021484780311584472" office:value-type="float"/>
          <table:table-cell office:value="0.021484780311584472" office:value-type="float"/>
          <table:table-cell office:value="0.8947949206329093" office:value-type="float"/>
          <table:table-cell office:value="47" office:value-type="float"/>
          <table:table-cell office:value="0.9725179672241211" office:value-type="float"/>
        </table:table-row>
        <table:table-row>
          <table:table-cell office:value="0.019457629323005675" office:value-type="float"/>
          <table:table-cell office:value="0.019457629323005675" office:value-type="float"/>
          <table:table-cell office:value="0.019457629323005675" office:value-type="float"/>
          <table:table-cell office:value="0.019457629323005675" office:value-type="float"/>
          <table:table-cell office:value="0.019457629323005675" office:value-type="float"/>
          <table:table-cell office:value="0.019457629323005675" office:value-type="float"/>
          <table:table-cell office:value="0.8997604061865059" office:value-type="float"/>
          <table:table-cell office:value="48" office:value-type="float"/>
          <table:table-cell office:value="-0.20271509885787964" office:value-type="float"/>
        </table:table-row>
        <table:table-row>
          <table:table-cell office:value="0.026062036156654356" office:value-type="float"/>
          <table:table-cell office:value="0.026062036156654356" office:value-type="float"/>
          <table:table-cell office:value="0.026062036156654356" office:value-type="float"/>
          <table:table-cell office:value="0.026062036156654356" office:value-type="float"/>
          <table:table-cell office:value="0.026062036156654356" office:value-type="float"/>
          <table:table-cell office:value="0.026062036156654356" office:value-type="float"/>
          <table:table-cell office:value="0.8835829793903164" office:value-type="float"/>
          <table:table-cell office:value="49" office:value-type="float"/>
          <table:table-cell office:value="0.6604406833648682" office:value-type="float"/>
        </table:table-row>
        <table:table-row>
          <table:table-cell office:value="0.03335220992565155" office:value-type="float"/>
          <table:table-cell office:value="0.03335220992565155" office:value-type="float"/>
          <table:table-cell office:value="0.03335220992565155" office:value-type="float"/>
          <table:table-cell office:value="0.03335220992565155" office:value-type="float"/>
          <table:table-cell office:value="0.03335220992565155" office:value-type="float"/>
          <table:table-cell office:value="0.03335220992565155" office:value-type="float"/>
          <table:table-cell office:value="0.8657257735200508" office:value-type="float"/>
          <table:table-cell office:value="50" office:value-type="float"/>
          <table:table-cell office:value="0.7290173768997192" office:value-type="float"/>
        </table:table-row>
      </table:table>
      <table:table table:name="3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41646957397460936" office:value-type="float"/>
          <table:table-cell office:value="0.00041646957397460936" office:value-type="float"/>
          <table:table-cell office:value="0.00041646957397460936" office:value-type="float"/>
          <table:table-cell office:value="0.00041646957397460936" office:value-type="float"/>
          <table:table-cell office:value="0.00041646957397460936" office:value-type="float"/>
          <table:table-cell office:value="0.00041646957397460936" office:value-type="float"/>
          <table:table-cell office:value="0.8807553581799693" office:value-type="float"/>
          <table:table-cell office:value="1" office:value-type="float"/>
          <table:table-cell office:value="0.04164695739746094" office:value-type="float"/>
        </table:table-row>
        <table:table-row>
          <table:table-cell office:value="-0.006388539671897888" office:value-type="float"/>
          <table:table-cell office:value="-0.006388539671897888" office:value-type="float"/>
          <table:table-cell office:value="-0.006388539671897888" office:value-type="float"/>
          <table:table-cell office:value="-0.006388539671897888" office:value-type="float"/>
          <table:table-cell office:value="-0.006388539671897888" office:value-type="float"/>
          <table:table-cell office:value="-0.006388539671897888" office:value-type="float"/>
          <table:table-cell office:value="0.8974241585272786" office:value-type="float"/>
          <table:table-cell office:value="2" office:value-type="float"/>
          <table:table-cell office:value="-0.6805009245872498" office:value-type="float"/>
        </table:table-row>
        <table:table-row>
          <table:table-cell office:value="-0.013427407145500184" office:value-type="float"/>
          <table:table-cell office:value="-0.013427407145500184" office:value-type="float"/>
          <table:table-cell office:value="-0.013427407145500184" office:value-type="float"/>
          <table:table-cell office:value="-0.013427407145500184" office:value-type="float"/>
          <table:table-cell office:value="-0.013427407145500184" office:value-type="float"/>
          <table:table-cell office:value="-0.013427407145500184" office:value-type="float"/>
          <table:table-cell office:value="0.9146657922046776" office:value-type="float"/>
          <table:table-cell office:value="3" office:value-type="float"/>
          <table:table-cell office:value="-0.7038867473602295" office:value-type="float"/>
        </table:table-row>
        <table:table-row>
          <table:table-cell office:value="-0.020766233801841737" office:value-type="float"/>
          <table:table-cell office:value="-0.020766233801841737" office:value-type="float"/>
          <table:table-cell office:value="-0.020766233801841737" office:value-type="float"/>
          <table:table-cell office:value="-0.020766233801841737" office:value-type="float"/>
          <table:table-cell office:value="-0.020766233801841737" office:value-type="float"/>
          <table:table-cell office:value="-0.020766233801841737" office:value-type="float"/>
          <table:table-cell office:value="0.9326421728234501" office:value-type="float"/>
          <table:table-cell office:value="4" office:value-type="float"/>
          <table:table-cell office:value="-0.7338826656341553" office:value-type="float"/>
        </table:table-row>
        <table:table-row>
          <table:table-cell office:value="-0.012142493128776551" office:value-type="float"/>
          <table:table-cell office:value="-0.012142493128776551" office:value-type="float"/>
          <table:table-cell office:value="-0.012142493128776551" office:value-type="float"/>
          <table:table-cell office:value="-0.012142493128776551" office:value-type="float"/>
          <table:table-cell office:value="-0.012142493128776551" office:value-type="float"/>
          <table:table-cell office:value="-0.012142493128776551" office:value-type="float"/>
          <table:table-cell office:value="0.9115184085003547" office:value-type="float"/>
          <table:table-cell office:value="5" office:value-type="float"/>
          <table:table-cell office:value="0.8623740673065186" office:value-type="float"/>
        </table:table-row>
        <table:table-row>
          <table:table-cell office:value="-0.007988592982292176" office:value-type="float"/>
          <table:table-cell office:value="-0.007988592982292176" office:value-type="float"/>
          <table:table-cell office:value="-0.007988592982292176" office:value-type="float"/>
          <table:table-cell office:value="-0.007988592982292176" office:value-type="float"/>
          <table:table-cell office:value="-0.007988592982292176" office:value-type="float"/>
          <table:table-cell office:value="-0.007988592982292176" office:value-type="float"/>
          <table:table-cell office:value="0.9013434726989957" office:value-type="float"/>
          <table:table-cell office:value="6" office:value-type="float"/>
          <table:table-cell office:value="0.4153900146484375" office:value-type="float"/>
        </table:table-row>
        <table:table-row>
          <table:table-cell office:value="-0.004460169672966004" office:value-type="float"/>
          <table:table-cell office:value="-0.004460169672966004" office:value-type="float"/>
          <table:table-cell office:value="-0.004460169672966004" office:value-type="float"/>
          <table:table-cell office:value="-0.004460169672966004" office:value-type="float"/>
          <table:table-cell office:value="-0.004460169672966004" office:value-type="float"/>
          <table:table-cell office:value="-0.004460169672966004" office:value-type="float"/>
          <table:table-cell office:value="0.8927006359946041" office:value-type="float"/>
          <table:table-cell office:value="7" office:value-type="float"/>
          <table:table-cell office:value="0.3528423309326172" office:value-type="float"/>
        </table:table-row>
        <table:table-row>
          <table:table-cell office:value="-0.0003939884901046761" office:value-type="float"/>
          <table:table-cell office:value="-0.0003939884901046761" office:value-type="float"/>
          <table:table-cell office:value="-0.0003939884901046761" office:value-type="float"/>
          <table:table-cell office:value="-0.0003939884901046761" office:value-type="float"/>
          <table:table-cell office:value="-0.0003939884901046761" office:value-type="float"/>
          <table:table-cell office:value="-0.0003939884901046761" office:value-type="float"/>
          <table:table-cell office:value="0.8827405668948874" office:value-type="float"/>
          <table:table-cell office:value="8" office:value-type="float"/>
          <table:table-cell office:value="0.4066181182861328" office:value-type="float"/>
        </table:table-row>
        <table:table-row>
          <table:table-cell office:value="0.004409404397010802" office:value-type="float"/>
          <table:table-cell office:value="0.004409404397010802" office:value-type="float"/>
          <table:table-cell office:value="0.004409404397010802" office:value-type="float"/>
          <table:table-cell office:value="0.004409404397010802" office:value-type="float"/>
          <table:table-cell office:value="0.004409404397010802" office:value-type="float"/>
          <table:table-cell office:value="0.004409404397010802" office:value-type="float"/>
          <table:table-cell office:value="0.8709747052873403" office:value-type="float"/>
          <table:table-cell office:value="9" office:value-type="float"/>
          <table:table-cell office:value="0.48033928871154785" office:value-type="float"/>
        </table:table-row>
        <table:table-row>
          <table:table-cell office:value="0.010569530129432677" office:value-type="float"/>
          <table:table-cell office:value="0.010569530129432677" office:value-type="float"/>
          <table:table-cell office:value="0.010569530129432677" office:value-type="float"/>
          <table:table-cell office:value="0.010569530129432677" office:value-type="float"/>
          <table:table-cell office:value="0.010569530129432677" office:value-type="float"/>
          <table:table-cell office:value="0.010569530129432677" office:value-type="float"/>
          <table:table-cell office:value="0.8558855404915183" office:value-type="float"/>
          <table:table-cell office:value="10" office:value-type="float"/>
          <table:table-cell office:value="0.6160125732421875" office:value-type="float"/>
        </table:table-row>
        <table:table-row>
          <table:table-cell office:value="0.0034930664300918566" office:value-type="float"/>
          <table:table-cell office:value="0.0034930664300918566" office:value-type="float"/>
          <table:table-cell office:value="0.0034930664300918566" office:value-type="float"/>
          <table:table-cell office:value="0.0034930664300918566" office:value-type="float"/>
          <table:table-cell office:value="0.0034930664300918566" office:value-type="float"/>
          <table:table-cell office:value="0.0034930664300918566" office:value-type="float"/>
          <table:table-cell office:value="0.8732192657382312" office:value-type="float"/>
          <table:table-cell office:value="11" office:value-type="float"/>
          <table:table-cell office:value="-0.707646369934082" office:value-type="float"/>
        </table:table-row>
        <table:table-row>
          <table:table-cell office:value="-0.0038634467124938976" office:value-type="float"/>
          <table:table-cell office:value="-0.0038634467124938976" office:value-type="float"/>
          <table:table-cell office:value="-0.0038634467124938976" office:value-type="float"/>
          <table:table-cell office:value="-0.0038634467124938976" office:value-type="float"/>
          <table:table-cell office:value="-0.0038634467124938976" office:value-type="float"/>
          <table:table-cell office:value="-0.0038634467124938976" office:value-type="float"/>
          <table:table-cell office:value="0.8912389692236445" office:value-type="float"/>
          <table:table-cell office:value="12" office:value-type="float"/>
          <table:table-cell office:value="-0.7356513142585754" office:value-type="float"/>
        </table:table-row>
        <table:table-row>
          <table:table-cell office:value="-0.009145267009735109" office:value-type="float"/>
          <table:table-cell office:value="-0.009145267009735109" office:value-type="float"/>
          <table:table-cell office:value="-0.009145267009735109" office:value-type="float"/>
          <table:table-cell office:value="-0.009145267009735109" office:value-type="float"/>
          <table:table-cell office:value="-0.009145267009735109" office:value-type="float"/>
          <table:table-cell office:value="-0.009145267009735109" office:value-type="float"/>
          <table:table-cell office:value="0.9041767338649609" office:value-type="float"/>
          <table:table-cell office:value="13" office:value-type="float"/>
          <table:table-cell office:value="-0.5281820297241211" office:value-type="float"/>
        </table:table-row>
        <table:table-row>
          <table:table-cell office:value="-0.0026727557182312026" office:value-type="float"/>
          <table:table-cell office:value="-0.0026727557182312026" office:value-type="float"/>
          <table:table-cell office:value="-0.0026727557182312026" office:value-type="float"/>
          <table:table-cell office:value="-0.0026727557182312026" office:value-type="float"/>
          <table:table-cell office:value="-0.0026727557182312026" office:value-type="float"/>
          <table:table-cell office:value="-0.0026727557182312026" office:value-type="float"/>
          <table:table-cell office:value="0.8883223838463739" office:value-type="float"/>
          <table:table-cell office:value="14" office:value-type="float"/>
          <table:table-cell office:value="0.6472511291503906" office:value-type="float"/>
        </table:table-row>
        <table:table-row>
          <table:table-cell office:value="0.0004933559894561754" office:value-type="float"/>
          <table:table-cell office:value="0.0004933559894561754" office:value-type="float"/>
          <table:table-cell office:value="0.0004933559894561754" office:value-type="float"/>
          <table:table-cell office:value="0.0004933559894561754" office:value-type="float"/>
          <table:table-cell office:value="0.0004933559894561754" office:value-type="float"/>
          <table:table-cell office:value="0.0004933559894561754" office:value-type="float"/>
          <table:table-cell office:value="0.8805670256938878" office:value-type="float"/>
          <table:table-cell office:value="15" office:value-type="float"/>
          <table:table-cell office:value="0.3166111707687378" office:value-type="float"/>
        </table:table-row>
        <table:table-row>
          <table:table-cell office:value="-0.0019881343841552748" office:value-type="float"/>
          <table:table-cell office:value="-0.0019881343841552748" office:value-type="float"/>
          <table:table-cell office:value="-0.0019881343841552748" office:value-type="float"/>
          <table:table-cell office:value="-0.0019881343841552748" office:value-type="float"/>
          <table:table-cell office:value="-0.0019881343841552748" office:value-type="float"/>
          <table:table-cell office:value="-0.0019881343841552748" office:value-type="float"/>
          <table:table-cell office:value="0.8866454109108642" office:value-type="float"/>
          <table:table-cell office:value="16" office:value-type="float"/>
          <table:table-cell office:value="-0.24814903736114502" office:value-type="float"/>
        </table:table-row>
        <table:table-row>
          <table:table-cell office:value="-0.0019329631328582778" office:value-type="float"/>
          <table:table-cell office:value="-0.0019329631328582778" office:value-type="float"/>
          <table:table-cell office:value="-0.0019329631328582778" office:value-type="float"/>
          <table:table-cell office:value="-0.0019329631328582778" office:value-type="float"/>
          <table:table-cell office:value="-0.0019329631328582778" office:value-type="float"/>
          <table:table-cell office:value="-0.0019329631328582778" office:value-type="float"/>
          <table:table-cell office:value="0.8865102694967157" office:value-type="float"/>
          <table:table-cell office:value="17" office:value-type="float"/>
          <table:table-cell office:value="0.005517125129699707" office:value-type="float"/>
        </table:table-row>
        <table:table-row>
          <table:table-cell office:value="-0.011636403799057008" office:value-type="float"/>
          <table:table-cell office:value="-0.011636403799057008" office:value-type="float"/>
          <table:table-cell office:value="-0.011636403799057008" office:value-type="float"/>
          <table:table-cell office:value="-0.011636403799057008" office:value-type="float"/>
          <table:table-cell office:value="-0.011636403799057008" office:value-type="float"/>
          <table:table-cell office:value="-0.011636403799057008" office:value-type="float"/>
          <table:table-cell office:value="0.9102787478782748" office:value-type="float"/>
          <table:table-cell office:value="18" office:value-type="float"/>
          <table:table-cell office:value="-0.970344066619873" office:value-type="float"/>
        </table:table-row>
        <table:table-row>
          <table:table-cell office:value="-0.01886397659778595" office:value-type="float"/>
          <table:table-cell office:value="-0.01886397659778595" office:value-type="float"/>
          <table:table-cell office:value="-0.01886397659778595" office:value-type="float"/>
          <table:table-cell office:value="-0.01886397659778595" office:value-type="float"/>
          <table:table-cell office:value="-0.01886397659778595" office:value-type="float"/>
          <table:table-cell office:value="-0.01886397659778595" office:value-type="float"/>
          <table:table-cell office:value="0.92798261331398" office:value-type="float"/>
          <table:table-cell office:value="19" office:value-type="float"/>
          <table:table-cell office:value="-0.7227572798728943" office:value-type="float"/>
        </table:table-row>
        <table:table-row>
          <table:table-cell office:value="-0.020932093858718873" office:value-type="float"/>
          <table:table-cell office:value="-0.020932093858718873" office:value-type="float"/>
          <table:table-cell office:value="-0.020932093858718873" office:value-type="float"/>
          <table:table-cell office:value="-0.020932093858718873" office:value-type="float"/>
          <table:table-cell office:value="-0.020932093858718873" office:value-type="float"/>
          <table:table-cell office:value="-0.020932093858718873" office:value-type="float"/>
          <table:table-cell office:value="0.933048445331508" office:value-type="float"/>
          <table:table-cell office:value="20" office:value-type="float"/>
          <table:table-cell office:value="-0.20681172609329224" office:value-type="float"/>
        </table:table-row>
        <table:table-row>
          <table:table-cell office:value="-0.02681641936302185" office:value-type="float"/>
          <table:table-cell office:value="-0.02681641936302185" office:value-type="float"/>
          <table:table-cell office:value="-0.02681641936302185" office:value-type="float"/>
          <table:table-cell office:value="-0.02681641936302185" office:value-type="float"/>
          <table:table-cell office:value="-0.02681641936302185" office:value-type="float"/>
          <table:table-cell office:value="-0.02681641936302185" office:value-type="float"/>
          <table:table-cell office:value="0.9474620402974956" office:value-type="float"/>
          <table:table-cell office:value="21" office:value-type="float"/>
          <table:table-cell office:value="-0.5884325504302979" office:value-type="float"/>
        </table:table-row>
        <table:table-row>
          <table:table-cell office:value="-0.028770368099212646" office:value-type="float"/>
          <table:table-cell office:value="-0.028770368099212646" office:value-type="float"/>
          <table:table-cell office:value="-0.028770368099212646" office:value-type="float"/>
          <table:table-cell office:value="-0.028770368099212646" office:value-type="float"/>
          <table:table-cell office:value="-0.028770368099212646" office:value-type="float"/>
          <table:table-cell office:value="-0.028770368099212646" office:value-type="float"/>
          <table:table-cell office:value="0.9522482176847191" office:value-type="float"/>
          <table:table-cell office:value="22" office:value-type="float"/>
          <table:table-cell office:value="-0.1953948736190796" office:value-type="float"/>
        </table:table-row>
        <table:table-row>
          <table:table-cell office:value="-0.027254620790481566" office:value-type="float"/>
          <table:table-cell office:value="-0.027254620790481566" office:value-type="float"/>
          <table:table-cell office:value="-0.027254620790481566" office:value-type="float"/>
          <table:table-cell office:value="-0.027254620790481566" office:value-type="float"/>
          <table:table-cell office:value="-0.027254620790481566" office:value-type="float"/>
          <table:table-cell office:value="-0.027254620790481566" office:value-type="float"/>
          <table:table-cell office:value="0.9485354101993311" office:value-type="float"/>
          <table:table-cell office:value="23" office:value-type="float"/>
          <table:table-cell office:value="0.1515747308731079" office:value-type="float"/>
        </table:table-row>
        <table:table-row>
          <table:table-cell office:value="-0.029669556021690368" office:value-type="float"/>
          <table:table-cell office:value="-0.029669556021690368" office:value-type="float"/>
          <table:table-cell office:value="-0.029669556021690368" office:value-type="float"/>
          <table:table-cell office:value="-0.029669556021690368" office:value-type="float"/>
          <table:table-cell office:value="-0.029669556021690368" office:value-type="float"/>
          <table:table-cell office:value="-0.029669556021690368" office:value-type="float"/>
          <table:table-cell office:value="0.9544507692776628" office:value-type="float"/>
          <table:table-cell office:value="24" office:value-type="float"/>
          <table:table-cell office:value="-0.24149352312088013" office:value-type="float"/>
        </table:table-row>
        <table:table-row>
          <table:table-cell office:value="-0.0319835215806961" office:value-type="float"/>
          <table:table-cell office:value="-0.0319835215806961" office:value-type="float"/>
          <table:table-cell office:value="-0.0319835215806961" office:value-type="float"/>
          <table:table-cell office:value="-0.0319835215806961" office:value-type="float"/>
          <table:table-cell office:value="-0.0319835215806961" office:value-type="float"/>
          <table:table-cell office:value="-0.0319835215806961" office:value-type="float"/>
          <table:table-cell office:value="0.9601188041796009" office:value-type="float"/>
          <table:table-cell office:value="25" office:value-type="float"/>
          <table:table-cell office:value="-0.23139655590057373" office:value-type="float"/>
        </table:table-row>
        <table:table-row>
          <table:table-cell office:value="-0.0406936901807785" office:value-type="float"/>
          <table:table-cell office:value="-0.0406936901807785" office:value-type="float"/>
          <table:table-cell office:value="-0.0406936901807785" office:value-type="float"/>
          <table:table-cell office:value="-0.0406936901807785" office:value-type="float"/>
          <table:table-cell office:value="-0.0406936901807785" office:value-type="float"/>
          <table:table-cell office:value="-0.0406936901807785" office:value-type="float"/>
          <table:table-cell office:value="0.9814542728234148" office:value-type="float"/>
          <table:table-cell office:value="26" office:value-type="float"/>
          <table:table-cell office:value="-0.8710168600082397" office:value-type="float"/>
        </table:table-row>
        <table:table-row>
          <table:table-cell office:value="-0.04591930568218231" office:value-type="float"/>
          <table:table-cell office:value="-0.04591930568218231" office:value-type="float"/>
          <table:table-cell office:value="-0.04591930568218231" office:value-type="float"/>
          <table:table-cell office:value="-0.04591930568218231" office:value-type="float"/>
          <table:table-cell office:value="-0.04591930568218231" office:value-type="float"/>
          <table:table-cell office:value="-0.04591930568218231" office:value-type="float"/>
          <table:table-cell office:value="0.9942543643938323" office:value-type="float"/>
          <table:table-cell office:value="27" office:value-type="float"/>
          <table:table-cell office:value="-0.5225615501403809" office:value-type="float"/>
        </table:table-row>
        <table:table-row>
          <table:table-cell office:value="-0.039520666003227234" office:value-type="float"/>
          <table:table-cell office:value="-0.039520666003227234" office:value-type="float"/>
          <table:table-cell office:value="-0.039520666003227234" office:value-type="float"/>
          <table:table-cell office:value="-0.039520666003227234" office:value-type="float"/>
          <table:table-cell office:value="-0.039520666003227234" office:value-type="float"/>
          <table:table-cell office:value="-0.039520666003227234" office:value-type="float"/>
          <table:table-cell office:value="0.9785809621324664" office:value-type="float"/>
          <table:table-cell office:value="28" office:value-type="float"/>
          <table:table-cell office:value="0.6398639678955078" office:value-type="float"/>
        </table:table-row>
        <table:table-row>
          <table:table-cell office:value="-0.03505073606967926" office:value-type="float"/>
          <table:table-cell office:value="-0.03505073606967926" office:value-type="float"/>
          <table:table-cell office:value="-0.03505073606967926" office:value-type="float"/>
          <table:table-cell office:value="-0.03505073606967926" office:value-type="float"/>
          <table:table-cell office:value="-0.03505073606967926" office:value-type="float"/>
          <table:table-cell office:value="-0.03505073606967926" office:value-type="float"/>
          <table:table-cell office:value="0.9676319146092811" office:value-type="float"/>
          <table:table-cell office:value="29" office:value-type="float"/>
          <table:table-cell office:value="0.44699299335479736" office:value-type="float"/>
        </table:table-row>
        <table:table-row>
          <table:table-cell office:value="-0.03887215673923493" office:value-type="float"/>
          <table:table-cell office:value="-0.03887215673923493" office:value-type="float"/>
          <table:table-cell office:value="-0.03887215673923493" office:value-type="float"/>
          <table:table-cell office:value="-0.03887215673923493" office:value-type="float"/>
          <table:table-cell office:value="-0.03887215673923493" office:value-type="float"/>
          <table:table-cell office:value="-0.03887215673923493" office:value-type="float"/>
          <table:table-cell office:value="0.9769924453422173" office:value-type="float"/>
          <table:table-cell office:value="30" office:value-type="float"/>
          <table:table-cell office:value="-0.3821420669555664" office:value-type="float"/>
        </table:table-row>
        <table:table-row>
          <table:table-cell office:value="-0.039942671656608586" office:value-type="float"/>
          <table:table-cell office:value="-0.039942671656608586" office:value-type="float"/>
          <table:table-cell office:value="-0.039942671656608586" office:value-type="float"/>
          <table:table-cell office:value="-0.039942671656608586" office:value-type="float"/>
          <table:table-cell office:value="-0.039942671656608586" office:value-type="float"/>
          <table:table-cell office:value="-0.039942671656608586" office:value-type="float"/>
          <table:table-cell office:value="0.9796146606518205" office:value-type="float"/>
          <table:table-cell office:value="31" office:value-type="float"/>
          <table:table-cell office:value="-0.10705149173736572" office:value-type="float"/>
        </table:table-row>
        <table:table-row>
          <table:table-cell office:value="-0.0339082545042038" office:value-type="float"/>
          <table:table-cell office:value="-0.0339082545042038" office:value-type="float"/>
          <table:table-cell office:value="-0.0339082545042038" office:value-type="float"/>
          <table:table-cell office:value="-0.0339082545042038" office:value-type="float"/>
          <table:table-cell office:value="-0.0339082545042038" office:value-type="float"/>
          <table:table-cell office:value="-0.0339082545042038" office:value-type="float"/>
          <table:table-cell office:value="0.9648334177333301" office:value-type="float"/>
          <table:table-cell office:value="32" office:value-type="float"/>
          <table:table-cell office:value="0.6034417152404785" office:value-type="float"/>
        </table:table-row>
        <table:table-row>
          <table:table-cell office:value="-0.028804280161857612" office:value-type="float"/>
          <table:table-cell office:value="-0.028804280161857612" office:value-type="float"/>
          <table:table-cell office:value="-0.028804280161857612" office:value-type="float"/>
          <table:table-cell office:value="-0.028804280161857612" office:value-type="float"/>
          <table:table-cell office:value="-0.028804280161857612" office:value-type="float"/>
          <table:table-cell office:value="-0.028804280161857612" office:value-type="float"/>
          <table:table-cell office:value="0.9523312849343246" office:value-type="float"/>
          <table:table-cell office:value="33" office:value-type="float"/>
          <table:table-cell office:value="0.5103974342346191" office:value-type="float"/>
        </table:table-row>
        <table:table-row>
          <table:table-cell office:value="-0.035147005915641794" office:value-type="float"/>
          <table:table-cell office:value="-0.035147005915641794" office:value-type="float"/>
          <table:table-cell office:value="-0.035147005915641794" office:value-type="float"/>
          <table:table-cell office:value="-0.035147005915641794" office:value-type="float"/>
          <table:table-cell office:value="-0.035147005915641794" office:value-type="float"/>
          <table:table-cell office:value="-0.035147005915641794" office:value-type="float"/>
          <table:table-cell office:value="0.9678677266095056" office:value-type="float"/>
          <table:table-cell office:value="34" office:value-type="float"/>
          <table:table-cell office:value="-0.634272575378418" office:value-type="float"/>
        </table:table-row>
        <table:table-row>
          <table:table-cell office:value="-0.02865861117839814" office:value-type="float"/>
          <table:table-cell office:value="-0.02865861117839814" office:value-type="float"/>
          <table:table-cell office:value="-0.02865861117839814" office:value-type="float"/>
          <table:table-cell office:value="-0.02865861117839814" office:value-type="float"/>
          <table:table-cell office:value="-0.02865861117839814" office:value-type="float"/>
          <table:table-cell office:value="-0.02865861117839814" office:value-type="float"/>
          <table:table-cell office:value="0.9519744702534989" office:value-type="float"/>
          <table:table-cell office:value="35" office:value-type="float"/>
          <table:table-cell office:value="0.6488394737243652" office:value-type="float"/>
        </table:table-row>
        <table:table-row>
          <table:table-cell office:value="-0.035721402764320384" office:value-type="float"/>
          <table:table-cell office:value="-0.035721402764320384" office:value-type="float"/>
          <table:table-cell office:value="-0.035721402764320384" office:value-type="float"/>
          <table:table-cell office:value="-0.035721402764320384" office:value-type="float"/>
          <table:table-cell office:value="-0.035721402764320384" office:value-type="float"/>
          <table:table-cell office:value="-0.035721402764320384" office:value-type="float"/>
          <table:table-cell office:value="0.9692747057986308" office:value-type="float"/>
          <table:table-cell office:value="36" office:value-type="float"/>
          <table:table-cell office:value="-0.7062791585922241" office:value-type="float"/>
        </table:table-row>
        <table:table-row>
          <table:table-cell office:value="-0.0421784943342209" office:value-type="float"/>
          <table:table-cell office:value="-0.0421784943342209" office:value-type="float"/>
          <table:table-cell office:value="-0.0421784943342209" office:value-type="float"/>
          <table:table-cell office:value="-0.0421784943342209" office:value-type="float"/>
          <table:table-cell office:value="-0.0421784943342209" office:value-type="float"/>
          <table:table-cell office:value="-0.0421784943342209" office:value-type="float"/>
          <table:table-cell office:value="0.9850912853673138" office:value-type="float"/>
          <table:table-cell office:value="37" office:value-type="float"/>
          <table:table-cell office:value="-0.6457091569900513" office:value-type="float"/>
        </table:table-row>
        <table:table-row>
          <table:table-cell office:value="-0.034093936085701" office:value-type="float"/>
          <table:table-cell office:value="-0.034093936085701" office:value-type="float"/>
          <table:table-cell office:value="-0.034093936085701" office:value-type="float"/>
          <table:table-cell office:value="-0.034093936085701" office:value-type="float"/>
          <table:table-cell office:value="-0.034093936085701" office:value-type="float"/>
          <table:table-cell office:value="-0.034093936085701" office:value-type="float"/>
          <table:table-cell office:value="0.9652882428626313" office:value-type="float"/>
          <table:table-cell office:value="38" office:value-type="float"/>
          <table:table-cell office:value="0.8084558248519897" office:value-type="float"/>
        </table:table-row>
        <table:table-row>
          <table:table-cell office:value="-0.031603136658668526" office:value-type="float"/>
          <table:table-cell office:value="-0.031603136658668526" office:value-type="float"/>
          <table:table-cell office:value="-0.031603136658668526" office:value-type="float"/>
          <table:table-cell office:value="-0.031603136658668526" office:value-type="float"/>
          <table:table-cell office:value="-0.031603136658668526" office:value-type="float"/>
          <table:table-cell office:value="-0.031603136658668526" office:value-type="float"/>
          <table:table-cell office:value="0.959187055214785" office:value-type="float"/>
          <table:table-cell office:value="39" office:value-type="float"/>
          <table:table-cell office:value="0.24907994270324707" office:value-type="float"/>
        </table:table-row>
        <table:table-row>
          <table:table-cell office:value="-0.025995458960533152" office:value-type="float"/>
          <table:table-cell office:value="-0.025995458960533152" office:value-type="float"/>
          <table:table-cell office:value="-0.025995458960533152" office:value-type="float"/>
          <table:table-cell office:value="-0.025995458960533152" office:value-type="float"/>
          <table:table-cell office:value="-0.025995458960533152" office:value-type="float"/>
          <table:table-cell office:value="-0.025995458960533152" office:value-type="float"/>
          <table:table-cell office:value="0.9454511062123684" office:value-type="float"/>
          <table:table-cell office:value="40" office:value-type="float"/>
          <table:table-cell office:value="0.5607677698135376" office:value-type="float"/>
        </table:table-row>
        <table:table-row>
          <table:table-cell office:value="-0.01759248673915864" office:value-type="float"/>
          <table:table-cell office:value="-0.01759248673915864" office:value-type="float"/>
          <table:table-cell office:value="-0.01759248673915864" office:value-type="float"/>
          <table:table-cell office:value="-0.01759248673915864" office:value-type="float"/>
          <table:table-cell office:value="-0.01759248673915864" office:value-type="float"/>
          <table:table-cell office:value="-0.01759248673915864" office:value-type="float"/>
          <table:table-cell office:value="0.9248681119472195" office:value-type="float"/>
          <table:table-cell office:value="41" office:value-type="float"/>
          <table:table-cell office:value="0.8402972221374512" office:value-type="float"/>
        </table:table-row>
        <table:table-row>
          <table:table-cell office:value="-0.018575617074966442" office:value-type="float"/>
          <table:table-cell office:value="-0.018575617074966442" office:value-type="float"/>
          <table:table-cell office:value="-0.018575617074966442" office:value-type="float"/>
          <table:table-cell office:value="-0.018575617074966442" office:value-type="float"/>
          <table:table-cell office:value="-0.018575617074966442" office:value-type="float"/>
          <table:table-cell office:value="-0.018575617074966442" office:value-type="float"/>
          <table:table-cell office:value="0.9272762796205998" office:value-type="float"/>
          <table:table-cell office:value="42" office:value-type="float"/>
          <table:table-cell office:value="-0.09831303358078003" office:value-type="float"/>
        </table:table-row>
        <table:table-row>
          <table:table-cell office:value="-0.02503251314163209" office:value-type="float"/>
          <table:table-cell office:value="-0.02503251314163209" office:value-type="float"/>
          <table:table-cell office:value="-0.02503251314163209" office:value-type="float"/>
          <table:table-cell office:value="-0.02503251314163209" office:value-type="float"/>
          <table:table-cell office:value="-0.02503251314163209" office:value-type="float"/>
          <table:table-cell office:value="-0.02503251314163209" office:value-type="float"/>
          <table:table-cell office:value="0.9430923803061143" office:value-type="float"/>
          <table:table-cell office:value="43" office:value-type="float"/>
          <table:table-cell office:value="-0.6456896066665649" office:value-type="float"/>
        </table:table-row>
        <table:table-row>
          <table:table-cell office:value="-0.018263511657714854" office:value-type="float"/>
          <table:table-cell office:value="-0.018263511657714854" office:value-type="float"/>
          <table:table-cell office:value="-0.018263511657714854" office:value-type="float"/>
          <table:table-cell office:value="-0.018263511657714854" office:value-type="float"/>
          <table:table-cell office:value="-0.018263511657714854" office:value-type="float"/>
          <table:table-cell office:value="-0.018263511657714854" office:value-type="float"/>
          <table:table-cell office:value="0.9265117806023749" office:value-type="float"/>
          <table:table-cell office:value="44" office:value-type="float"/>
          <table:table-cell office:value="0.6769001483917236" office:value-type="float"/>
        </table:table-row>
        <table:table-row>
          <table:table-cell office:value="-0.008735098838806164" office:value-type="float"/>
          <table:table-cell office:value="-0.008735098838806164" office:value-type="float"/>
          <table:table-cell office:value="-0.008735098838806164" office:value-type="float"/>
          <table:table-cell office:value="-0.008735098838806164" office:value-type="float"/>
          <table:table-cell office:value="-0.008735098838806164" office:value-type="float"/>
          <table:table-cell office:value="-0.008735098838806164" office:value-type="float"/>
          <table:table-cell office:value="0.9031720311374544" office:value-type="float"/>
          <table:table-cell office:value="45" office:value-type="float"/>
          <table:table-cell office:value="0.9528412818908691" office:value-type="float"/>
        </table:table-row>
        <table:table-row>
          <table:table-cell office:value="-0.015343090891838086" office:value-type="float"/>
          <table:table-cell office:value="-0.015343090891838086" office:value-type="float"/>
          <table:table-cell office:value="-0.015343090891838086" office:value-type="float"/>
          <table:table-cell office:value="-0.015343090891838086" office:value-type="float"/>
          <table:table-cell office:value="-0.015343090891838086" office:value-type="float"/>
          <table:table-cell office:value="-0.015343090891838086" office:value-type="float"/>
          <table:table-cell office:value="0.9193582398917488" office:value-type="float"/>
          <table:table-cell office:value="46" office:value-type="float"/>
          <table:table-cell office:value="-0.6607992053031921" office:value-type="float"/>
        </table:table-row>
        <table:table-row>
          <table:table-cell office:value="-0.010417662262916579" office:value-type="float"/>
          <table:table-cell office:value="-0.010417662262916579" office:value-type="float"/>
          <table:table-cell office:value="-0.010417662262916579" office:value-type="float"/>
          <table:table-cell office:value="-0.010417662262916579" office:value-type="float"/>
          <table:table-cell office:value="-0.010417662262916579" office:value-type="float"/>
          <table:table-cell office:value="-0.010417662262916579" office:value-type="float"/>
          <table:table-cell office:value="0.907293452986395" office:value-type="float"/>
          <table:table-cell office:value="47" office:value-type="float"/>
          <table:table-cell office:value="0.4925428628921509" office:value-type="float"/>
        </table:table-row>
        <table:table-row>
          <table:table-cell office:value="-0.013504494428634658" office:value-type="float"/>
          <table:table-cell office:value="-0.013504494428634658" office:value-type="float"/>
          <table:table-cell office:value="-0.013504494428634658" office:value-type="float"/>
          <table:table-cell office:value="-0.013504494428634658" office:value-type="float"/>
          <table:table-cell office:value="-0.013504494428634658" office:value-type="float"/>
          <table:table-cell office:value="-0.013504494428634658" office:value-type="float"/>
          <table:table-cell office:value="0.9148546167140146" office:value-type="float"/>
          <table:table-cell office:value="48" office:value-type="float"/>
          <table:table-cell office:value="-0.30868321657180786" office:value-type="float"/>
        </table:table-row>
        <table:table-row>
          <table:table-cell office:value="-0.021701382398605362" office:value-type="float"/>
          <table:table-cell office:value="-0.021701382398605362" office:value-type="float"/>
          <table:table-cell office:value="-0.021701382398605362" office:value-type="float"/>
          <table:table-cell office:value="-0.021701382398605362" office:value-type="float"/>
          <table:table-cell office:value="-0.021701382398605362" office:value-type="float"/>
          <table:table-cell office:value="-0.021701382398605362" office:value-type="float"/>
          <table:table-cell office:value="0.9349328097192007" office:value-type="float"/>
          <table:table-cell office:value="49" office:value-type="float"/>
          <table:table-cell office:value="-0.8196887969970703" office:value-type="float"/>
        </table:table-row>
        <table:table-row>
          <table:table-cell office:value="-0.01683743238449098" office:value-type="float"/>
          <table:table-cell office:value="-0.01683743238449098" office:value-type="float"/>
          <table:table-cell office:value="-0.01683743238449098" office:value-type="float"/>
          <table:table-cell office:value="-0.01683743238449098" office:value-type="float"/>
          <table:table-cell office:value="-0.01683743238449098" office:value-type="float"/>
          <table:table-cell office:value="-0.01683743238449098" office:value-type="float"/>
          <table:table-cell office:value="0.9230186140502173" office:value-type="float"/>
          <table:table-cell office:value="50" office:value-type="float"/>
          <table:table-cell office:value="0.486395001411438" office:value-type="float"/>
        </table:table-row>
      </table:table>
      <table:table table:name="3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799115657806397" office:value-type="float"/>
          <table:table-cell office:value="-0.004799115657806397" office:value-type="float"/>
          <table:table-cell office:value="-0.004799115657806397" office:value-type="float"/>
          <table:table-cell office:value="-0.004799115657806397" office:value-type="float"/>
          <table:table-cell office:value="-0.004799115657806397" office:value-type="float"/>
          <table:table-cell office:value="-0.004799115657806397" office:value-type="float"/>
          <table:table-cell office:value="0.9084459507533581" office:value-type="float"/>
          <table:table-cell office:value="1" office:value-type="float"/>
          <table:table-cell office:value="-0.47991156578063965" office:value-type="float"/>
        </table:table-row>
        <table:table-row>
          <table:table-cell office:value="-0.010786128640174867" office:value-type="float"/>
          <table:table-cell office:value="-0.010786128640174867" office:value-type="float"/>
          <table:table-cell office:value="-0.010786128640174867" office:value-type="float"/>
          <table:table-cell office:value="-0.010786128640174867" office:value-type="float"/>
          <table:table-cell office:value="-0.010786128640174867" office:value-type="float"/>
          <table:table-cell office:value="-0.010786128640174867" office:value-type="float"/>
          <table:table-cell office:value="0.9231110776435794" office:value-type="float"/>
          <table:table-cell office:value="2" office:value-type="float"/>
          <table:table-cell office:value="-0.5987012982368469" office:value-type="float"/>
        </table:table-row>
        <table:table-row>
          <table:table-cell office:value="-0.015122781395912173" office:value-type="float"/>
          <table:table-cell office:value="-0.015122781395912173" office:value-type="float"/>
          <table:table-cell office:value="-0.015122781395912173" office:value-type="float"/>
          <table:table-cell office:value="-0.015122781395912173" office:value-type="float"/>
          <table:table-cell office:value="-0.015122781395912173" office:value-type="float"/>
          <table:table-cell office:value="-0.015122781395912173" office:value-type="float"/>
          <table:table-cell office:value="0.9337336640867703" office:value-type="float"/>
          <table:table-cell office:value="3" office:value-type="float"/>
          <table:table-cell office:value="-0.43366527557373047" office:value-type="float"/>
        </table:table-row>
        <table:table-row>
          <table:table-cell office:value="-0.017598780989646914" office:value-type="float"/>
          <table:table-cell office:value="-0.017598780989646914" office:value-type="float"/>
          <table:table-cell office:value="-0.017598780989646914" office:value-type="float"/>
          <table:table-cell office:value="-0.017598780989646914" office:value-type="float"/>
          <table:table-cell office:value="-0.017598780989646914" office:value-type="float"/>
          <table:table-cell office:value="-0.017598780989646914" office:value-type="float"/>
          <table:table-cell office:value="0.9397985996947589" office:value-type="float"/>
          <table:table-cell office:value="4" office:value-type="float"/>
          <table:table-cell office:value="-0.24759995937347412" office:value-type="float"/>
        </table:table-row>
        <table:table-row>
          <table:table-cell office:value="-0.009314146637916567" office:value-type="float"/>
          <table:table-cell office:value="-0.009314146637916567" office:value-type="float"/>
          <table:table-cell office:value="-0.009314146637916567" office:value-type="float"/>
          <table:table-cell office:value="-0.009314146637916567" office:value-type="float"/>
          <table:table-cell office:value="-0.009314146637916567" office:value-type="float"/>
          <table:table-cell office:value="-0.009314146637916567" office:value-type="float"/>
          <table:table-cell office:value="0.9195054728274863" office:value-type="float"/>
          <table:table-cell office:value="5" office:value-type="float"/>
          <table:table-cell office:value="0.8284634351730347" office:value-type="float"/>
        </table:table-row>
        <table:table-row>
          <table:table-cell office:value="0.00028060495853423836" office:value-type="float"/>
          <table:table-cell office:value="0.00028060495853423836" office:value-type="float"/>
          <table:table-cell office:value="0.00028060495853423836" office:value-type="float"/>
          <table:table-cell office:value="0.00028060495853423836" office:value-type="float"/>
          <table:table-cell office:value="0.00028060495853423836" office:value-type="float"/>
          <table:table-cell office:value="0.00028060495853423836" office:value-type="float"/>
          <table:table-cell office:value="0.8960032272074274" office:value-type="float"/>
          <table:table-cell office:value="6" office:value-type="float"/>
          <table:table-cell office:value="0.9594751596450806" office:value-type="float"/>
        </table:table-row>
        <table:table-row>
          <table:table-cell office:value="0.006719139218330381" office:value-type="float"/>
          <table:table-cell office:value="0.006719139218330381" office:value-type="float"/>
          <table:table-cell office:value="0.006719139218330381" office:value-type="float"/>
          <table:table-cell office:value="0.006719139218330381" office:value-type="float"/>
          <table:table-cell office:value="0.006719139218330381" office:value-type="float"/>
          <table:table-cell office:value="0.006719139218330381" office:value-type="float"/>
          <table:table-cell office:value="0.8802321035794988" office:value-type="float"/>
          <table:table-cell office:value="7" office:value-type="float"/>
          <table:table-cell office:value="0.6438534259796143" office:value-type="float"/>
        </table:table-row>
        <table:table-row>
          <table:table-cell office:value="0.01590292513370514" office:value-type="float"/>
          <table:table-cell office:value="0.01590292513370514" office:value-type="float"/>
          <table:table-cell office:value="0.01590292513370514" office:value-type="float"/>
          <table:table-cell office:value="0.01590292513370514" office:value-type="float"/>
          <table:table-cell office:value="0.01590292513370514" office:value-type="float"/>
          <table:table-cell office:value="0.01590292513370514" office:value-type="float"/>
          <table:table-cell office:value="0.8577365141798716" office:value-type="float"/>
          <table:table-cell office:value="8" office:value-type="float"/>
          <table:table-cell office:value="0.9183785915374756" office:value-type="float"/>
        </table:table-row>
        <table:table-row>
          <table:table-cell office:value="0.01591645658016205" office:value-type="float"/>
          <table:table-cell office:value="0.01591645658016205" office:value-type="float"/>
          <table:table-cell office:value="0.01591645658016205" office:value-type="float"/>
          <table:table-cell office:value="0.01591645658016205" office:value-type="float"/>
          <table:table-cell office:value="0.01591645658016205" office:value-type="float"/>
          <table:table-cell office:value="0.01591645658016205" office:value-type="float"/>
          <table:table-cell office:value="0.8577033690405704" office:value-type="float"/>
          <table:table-cell office:value="9" office:value-type="float"/>
          <table:table-cell office:value="0.001353144645690918" office:value-type="float"/>
        </table:table-row>
        <table:table-row>
          <table:table-cell office:value="0.012107832431793215" office:value-type="float"/>
          <table:table-cell office:value="0.012107832431793215" office:value-type="float"/>
          <table:table-cell office:value="0.012107832431793215" office:value-type="float"/>
          <table:table-cell office:value="0.012107832431793215" office:value-type="float"/>
          <table:table-cell office:value="0.012107832431793215" office:value-type="float"/>
          <table:table-cell office:value="0.012107832431793215" office:value-type="float"/>
          <table:table-cell office:value="0.8670325548261162" office:value-type="float"/>
          <table:table-cell office:value="10" office:value-type="float"/>
          <table:table-cell office:value="-0.38086241483688354" office:value-type="float"/>
        </table:table-row>
        <table:table-row>
          <table:table-cell office:value="0.006737856864929201" office:value-type="float"/>
          <table:table-cell office:value="0.006737856864929201" office:value-type="float"/>
          <table:table-cell office:value="0.006737856864929201" office:value-type="float"/>
          <table:table-cell office:value="0.006737856864929201" office:value-type="float"/>
          <table:table-cell office:value="0.006737856864929201" office:value-type="float"/>
          <table:table-cell office:value="0.006737856864929201" office:value-type="float"/>
          <table:table-cell office:value="0.8801862548961459" office:value-type="float"/>
          <table:table-cell office:value="11" office:value-type="float"/>
          <table:table-cell office:value="-0.5369975566864014" office:value-type="float"/>
        </table:table-row>
        <table:table-row>
          <table:table-cell office:value="0.01564191579818726" office:value-type="float"/>
          <table:table-cell office:value="0.01564191579818726" office:value-type="float"/>
          <table:table-cell office:value="0.01564191579818726" office:value-type="float"/>
          <table:table-cell office:value="0.01564191579818726" office:value-type="float"/>
          <table:table-cell office:value="0.01564191579818726" office:value-type="float"/>
          <table:table-cell office:value="0.01564191579818726" office:value-type="float"/>
          <table:table-cell office:value="0.8583758538699934" office:value-type="float"/>
          <table:table-cell office:value="12" office:value-type="float"/>
          <table:table-cell office:value="0.8904058933258057" office:value-type="float"/>
        </table:table-row>
        <table:table-row>
          <table:table-cell office:value="0.007068132162094119" office:value-type="float"/>
          <table:table-cell office:value="0.007068132162094119" office:value-type="float"/>
          <table:table-cell office:value="0.007068132162094119" office:value-type="float"/>
          <table:table-cell office:value="0.007068132162094119" office:value-type="float"/>
          <table:table-cell office:value="0.007068132162094119" office:value-type="float"/>
          <table:table-cell office:value="0.007068132162094119" office:value-type="float"/>
          <table:table-cell office:value="0.8793772489434457" office:value-type="float"/>
          <table:table-cell office:value="13" office:value-type="float"/>
          <table:table-cell office:value="-0.857378363609314" office:value-type="float"/>
        </table:table-row>
        <table:table-row>
          <table:table-cell office:value="0.016594940423965455" office:value-type="float"/>
          <table:table-cell office:value="0.016594940423965455" office:value-type="float"/>
          <table:table-cell office:value="0.016594940423965455" office:value-type="float"/>
          <table:table-cell office:value="0.016594940423965455" office:value-type="float"/>
          <table:table-cell office:value="0.016594940423965455" office:value-type="float"/>
          <table:table-cell office:value="0.016594940423965455" office:value-type="float"/>
          <table:table-cell office:value="0.8560414298245298" office:value-type="float"/>
          <table:table-cell office:value="14" office:value-type="float"/>
          <table:table-cell office:value="0.9526808261871338" office:value-type="float"/>
        </table:table-row>
        <table:table-row>
          <table:table-cell office:value="0.0072512501478195195" office:value-type="float"/>
          <table:table-cell office:value="0.0072512501478195195" office:value-type="float"/>
          <table:table-cell office:value="0.0072512501478195195" office:value-type="float"/>
          <table:table-cell office:value="0.0072512501478195195" office:value-type="float"/>
          <table:table-cell office:value="0.0072512501478195195" office:value-type="float"/>
          <table:table-cell office:value="0.0072512501478195195" office:value-type="float"/>
          <table:table-cell office:value="0.8789287033156923" office:value-type="float"/>
          <table:table-cell office:value="15" office:value-type="float"/>
          <table:table-cell office:value="-0.9343690276145935" office:value-type="float"/>
        </table:table-row>
        <table:table-row>
          <table:table-cell office:value="0.007340435385704041" office:value-type="float"/>
          <table:table-cell office:value="0.007340435385704041" office:value-type="float"/>
          <table:table-cell office:value="0.007340435385704041" office:value-type="float"/>
          <table:table-cell office:value="0.007340435385704041" office:value-type="float"/>
          <table:table-cell office:value="0.007340435385704041" office:value-type="float"/>
          <table:table-cell office:value="0.007340435385704041" office:value-type="float"/>
          <table:table-cell office:value="0.8787102449902865" office:value-type="float"/>
          <table:table-cell office:value="16" office:value-type="float"/>
          <table:table-cell office:value="0.008918523788452148" office:value-type="float"/>
        </table:table-row>
        <table:table-row>
          <table:table-cell office:value="-0.0006820160150527946" office:value-type="float"/>
          <table:table-cell office:value="-0.0006820160150527946" office:value-type="float"/>
          <table:table-cell office:value="-0.0006820160150527946" office:value-type="float"/>
          <table:table-cell office:value="-0.0006820160150527946" office:value-type="float"/>
          <table:table-cell office:value="-0.0006820160150527946" office:value-type="float"/>
          <table:table-cell office:value="-0.0006820160150527946" office:value-type="float"/>
          <table:table-cell office:value="0.8983611574084168" office:value-type="float"/>
          <table:table-cell office:value="17" office:value-type="float"/>
          <table:table-cell office:value="-0.8022451400756836" office:value-type="float"/>
        </table:table-row>
        <table:table-row>
          <table:table-cell office:value="-0.004689908623695373" office:value-type="float"/>
          <table:table-cell office:value="-0.004689908623695373" office:value-type="float"/>
          <table:table-cell office:value="-0.004689908623695373" office:value-type="float"/>
          <table:table-cell office:value="-0.004689908623695373" office:value-type="float"/>
          <table:table-cell office:value="-0.004689908623695373" office:value-type="float"/>
          <table:table-cell office:value="-0.004689908623695373" office:value-type="float"/>
          <table:table-cell office:value="0.9081784492434634" office:value-type="float"/>
          <table:table-cell office:value="18" office:value-type="float"/>
          <table:table-cell office:value="-0.4007892608642578" office:value-type="float"/>
        </table:table-row>
        <table:table-row>
          <table:table-cell office:value="-0.00836294174194336" office:value-type="float"/>
          <table:table-cell office:value="-0.00836294174194336" office:value-type="float"/>
          <table:table-cell office:value="-0.00836294174194336" office:value-type="float"/>
          <table:table-cell office:value="-0.00836294174194336" office:value-type="float"/>
          <table:table-cell office:value="-0.00836294174194336" office:value-type="float"/>
          <table:table-cell office:value="-0.00836294174194336" office:value-type="float"/>
          <table:table-cell office:value="0.9171755061915148" office:value-type="float"/>
          <table:table-cell office:value="19" office:value-type="float"/>
          <table:table-cell office:value="-0.3673033118247986" office:value-type="float"/>
        </table:table-row>
        <table:table-row>
          <table:table-cell office:value="-0.00046270251274108977" office:value-type="float"/>
          <table:table-cell office:value="-0.00046270251274108977" office:value-type="float"/>
          <table:table-cell office:value="-0.00046270251274108977" office:value-type="float"/>
          <table:table-cell office:value="-0.00046270251274108977" office:value-type="float"/>
          <table:table-cell office:value="-0.00046270251274108977" office:value-type="float"/>
          <table:table-cell office:value="-0.00046270251274108977" office:value-type="float"/>
          <table:table-cell office:value="0.8978239512340505" office:value-type="float"/>
          <table:table-cell office:value="20" office:value-type="float"/>
          <table:table-cell office:value="0.790023922920227" office:value-type="float"/>
        </table:table-row>
        <table:table-row>
          <table:table-cell office:value="-0.00742467224597931" office:value-type="float"/>
          <table:table-cell office:value="-0.00742467224597931" office:value-type="float"/>
          <table:table-cell office:value="-0.00742467224597931" office:value-type="float"/>
          <table:table-cell office:value="-0.00742467224597931" office:value-type="float"/>
          <table:table-cell office:value="-0.00742467224597931" office:value-type="float"/>
          <table:table-cell office:value="-0.00742467224597931" office:value-type="float"/>
          <table:table-cell office:value="0.9148772246851844" office:value-type="float"/>
          <table:table-cell office:value="21" office:value-type="float"/>
          <table:table-cell office:value="-0.696196973323822" office:value-type="float"/>
        </table:table-row>
        <table:table-row>
          <table:table-cell office:value="-0.010895345211029054" office:value-type="float"/>
          <table:table-cell office:value="-0.010895345211029054" office:value-type="float"/>
          <table:table-cell office:value="-0.010895345211029054" office:value-type="float"/>
          <table:table-cell office:value="-0.010895345211029054" office:value-type="float"/>
          <table:table-cell office:value="-0.010895345211029054" office:value-type="float"/>
          <table:table-cell office:value="-0.010895345211029054" office:value-type="float"/>
          <table:table-cell office:value="0.9233786025136287" office:value-type="float"/>
          <table:table-cell office:value="22" office:value-type="float"/>
          <table:table-cell office:value="-0.34706729650497437" office:value-type="float"/>
        </table:table-row>
        <table:table-row>
          <table:table-cell office:value="-0.0031266331672668473" office:value-type="float"/>
          <table:table-cell office:value="-0.0031266331672668473" office:value-type="float"/>
          <table:table-cell office:value="-0.0031266331672668473" office:value-type="float"/>
          <table:table-cell office:value="-0.0031266331672668473" office:value-type="float"/>
          <table:table-cell office:value="-0.0031266331672668473" office:value-type="float"/>
          <table:table-cell office:value="-0.0031266331672668473" office:value-type="float"/>
          <table:table-cell office:value="0.904349222047797" office:value-type="float"/>
          <table:table-cell office:value="23" office:value-type="float"/>
          <table:table-cell office:value="0.7768712043762207" office:value-type="float"/>
        </table:table-row>
        <table:table-row>
          <table:table-cell office:value="0.0035325598716735825" office:value-type="float"/>
          <table:table-cell office:value="0.0035325598716735825" office:value-type="float"/>
          <table:table-cell office:value="0.0035325598716735825" office:value-type="float"/>
          <table:table-cell office:value="0.0035325598716735825" office:value-type="float"/>
          <table:table-cell office:value="0.0035325598716735825" office:value-type="float"/>
          <table:table-cell office:value="0.0035325598716735825" office:value-type="float"/>
          <table:table-cell office:value="0.8880375970036993" office:value-type="float"/>
          <table:table-cell office:value="24" office:value-type="float"/>
          <table:table-cell office:value="0.665919303894043" office:value-type="float"/>
        </table:table-row>
        <table:table-row>
          <table:table-cell office:value="-0.0020288270711898817" office:value-type="float"/>
          <table:table-cell office:value="-0.0020288270711898817" office:value-type="float"/>
          <table:table-cell office:value="-0.0020288270711898817" office:value-type="float"/>
          <table:table-cell office:value="-0.0020288270711898817" office:value-type="float"/>
          <table:table-cell office:value="-0.0020288270711898817" office:value-type="float"/>
          <table:table-cell office:value="-0.0020288270711898817" office:value-type="float"/>
          <table:table-cell office:value="0.9016601572758917" office:value-type="float"/>
          <table:table-cell office:value="25" office:value-type="float"/>
          <table:table-cell office:value="-0.5561386942863464" office:value-type="float"/>
        </table:table-row>
        <table:table-row>
          <table:table-cell office:value="-0.0032110589742660534" office:value-type="float"/>
          <table:table-cell office:value="-0.0032110589742660534" office:value-type="float"/>
          <table:table-cell office:value="-0.0032110589742660534" office:value-type="float"/>
          <table:table-cell office:value="-0.0032110589742660534" office:value-type="float"/>
          <table:table-cell office:value="-0.0032110589742660534" office:value-type="float"/>
          <table:table-cell office:value="-0.0032110589742660534" office:value-type="float"/>
          <table:table-cell office:value="0.9045560221960678" office:value-type="float"/>
          <table:table-cell office:value="26" office:value-type="float"/>
          <table:table-cell office:value="-0.11822319030761719" office:value-type="float"/>
        </table:table-row>
        <table:table-row>
          <table:table-cell office:value="0.006409109234809875" office:value-type="float"/>
          <table:table-cell office:value="0.006409109234809875" office:value-type="float"/>
          <table:table-cell office:value="0.006409109234809875" office:value-type="float"/>
          <table:table-cell office:value="0.006409109234809875" office:value-type="float"/>
          <table:table-cell office:value="0.006409109234809875" office:value-type="float"/>
          <table:table-cell office:value="0.006409109234809875" office:value-type="float"/>
          <table:table-cell office:value="0.8809915188440874" office:value-type="float"/>
          <table:table-cell office:value="27" office:value-type="float"/>
          <table:table-cell office:value="0.9620168209075928" office:value-type="float"/>
        </table:table-row>
        <table:table-row>
          <table:table-cell office:value="0.011479224562644958" office:value-type="float"/>
          <table:table-cell office:value="0.011479224562644958" office:value-type="float"/>
          <table:table-cell office:value="0.011479224562644958" office:value-type="float"/>
          <table:table-cell office:value="0.011479224562644958" office:value-type="float"/>
          <table:table-cell office:value="0.011479224562644958" office:value-type="float"/>
          <table:table-cell office:value="0.011479224562644958" office:value-type="float"/>
          <table:table-cell office:value="0.8685723233538276" office:value-type="float"/>
          <table:table-cell office:value="28" office:value-type="float"/>
          <table:table-cell office:value="0.5070115327835083" office:value-type="float"/>
        </table:table-row>
        <table:table-row>
          <table:table-cell office:value="0.00938315451145172" office:value-type="float"/>
          <table:table-cell office:value="0.00938315451145172" office:value-type="float"/>
          <table:table-cell office:value="0.00938315451145172" office:value-type="float"/>
          <table:table-cell office:value="0.00938315451145172" office:value-type="float"/>
          <table:table-cell office:value="0.00938315451145172" office:value-type="float"/>
          <table:table-cell office:value="0.00938315451145172" office:value-type="float"/>
          <table:table-cell office:value="0.8737066254443805" office:value-type="float"/>
          <table:table-cell office:value="29" office:value-type="float"/>
          <table:table-cell office:value="-0.20960700511932373" office:value-type="float"/>
        </table:table-row>
        <table:table-row>
          <table:table-cell office:value="0.002174885869026183" office:value-type="float"/>
          <table:table-cell office:value="0.002174885869026183" office:value-type="float"/>
          <table:table-cell office:value="0.002174885869026183" office:value-type="float"/>
          <table:table-cell office:value="0.002174885869026183" office:value-type="float"/>
          <table:table-cell office:value="0.002174885869026183" office:value-type="float"/>
          <table:table-cell office:value="0.002174885869026183" office:value-type="float"/>
          <table:table-cell office:value="0.8913632055472275" office:value-type="float"/>
          <table:table-cell office:value="30" office:value-type="float"/>
          <table:table-cell office:value="-0.7208268642425537" office:value-type="float"/>
        </table:table-row>
        <table:table-row>
          <table:table-cell office:value="-0.005694527029991151" office:value-type="float"/>
          <table:table-cell office:value="-0.005694527029991151" office:value-type="float"/>
          <table:table-cell office:value="-0.005694527029991151" office:value-type="float"/>
          <table:table-cell office:value="-0.005694527029991151" office:value-type="float"/>
          <table:table-cell office:value="-0.005694527029991151" office:value-type="float"/>
          <table:table-cell office:value="-0.005694527029991151" office:value-type="float"/>
          <table:table-cell office:value="0.9106392517250961" office:value-type="float"/>
          <table:table-cell office:value="31" office:value-type="float"/>
          <table:table-cell office:value="-0.7869412899017334" office:value-type="float"/>
        </table:table-row>
        <table:table-row>
          <table:table-cell office:value="0.002724736332893372" office:value-type="float"/>
          <table:table-cell office:value="0.002724736332893372" office:value-type="float"/>
          <table:table-cell office:value="0.002724736332893372" office:value-type="float"/>
          <table:table-cell office:value="0.002724736332893372" office:value-type="float"/>
          <table:table-cell office:value="0.002724736332893372" office:value-type="float"/>
          <table:table-cell office:value="0.002724736332893372" office:value-type="float"/>
          <table:table-cell office:value="0.8900163524759203" office:value-type="float"/>
          <table:table-cell office:value="32" office:value-type="float"/>
          <table:table-cell office:value="0.8419263362884521" office:value-type="float"/>
        </table:table-row>
        <table:table-row>
          <table:table-cell office:value="0.01034375250339508" office:value-type="float"/>
          <table:table-cell office:value="0.01034375250339508" office:value-type="float"/>
          <table:table-cell office:value="0.01034375250339508" office:value-type="float"/>
          <table:table-cell office:value="0.01034375250339508" office:value-type="float"/>
          <table:table-cell office:value="0.01034375250339508" office:value-type="float"/>
          <table:table-cell office:value="0.01034375250339508" office:value-type="float"/>
          <table:table-cell office:value="0.8713536505161771" office:value-type="float"/>
          <table:table-cell office:value="33" office:value-type="float"/>
          <table:table-cell office:value="0.7619016170501709" office:value-type="float"/>
        </table:table-row>
        <table:table-row>
          <table:table-cell office:value="0.0010031688213348391" office:value-type="float"/>
          <table:table-cell office:value="0.0010031688213348391" office:value-type="float"/>
          <table:table-cell office:value="0.0010031688213348391" office:value-type="float"/>
          <table:table-cell office:value="0.0010031688213348391" office:value-type="float"/>
          <table:table-cell office:value="0.0010031688213348391" office:value-type="float"/>
          <table:table-cell office:value="0.0010031688213348391" office:value-type="float"/>
          <table:table-cell office:value="0.8942333144369916" office:value-type="float"/>
          <table:table-cell office:value="34" office:value-type="float"/>
          <table:table-cell office:value="-0.9340583682060242" office:value-type="float"/>
        </table:table-row>
        <table:table-row>
          <table:table-cell office:value="-0.00856613278388977" office:value-type="float"/>
          <table:table-cell office:value="-0.00856613278388977" office:value-type="float"/>
          <table:table-cell office:value="-0.00856613278388977" office:value-type="float"/>
          <table:table-cell office:value="-0.00856613278388977" office:value-type="float"/>
          <table:table-cell office:value="-0.00856613278388977" office:value-type="float"/>
          <table:table-cell office:value="-0.00856613278388977" office:value-type="float"/>
          <table:table-cell office:value="0.9176732205645879" office:value-type="float"/>
          <table:table-cell office:value="35" office:value-type="float"/>
          <table:table-cell office:value="-0.9569301605224609" office:value-type="float"/>
        </table:table-row>
        <table:table-row>
          <table:table-cell office:value="-0.003957017660140991" office:value-type="float"/>
          <table:table-cell office:value="-0.003957017660140991" office:value-type="float"/>
          <table:table-cell office:value="-0.003957017660140991" office:value-type="float"/>
          <table:table-cell office:value="-0.003957017660140991" office:value-type="float"/>
          <table:table-cell office:value="-0.003957017660140991" office:value-type="float"/>
          <table:table-cell office:value="-0.003957017660140991" office:value-type="float"/>
          <table:table-cell office:value="0.9063832403456584" office:value-type="float"/>
          <table:table-cell office:value="36" office:value-type="float"/>
          <table:table-cell office:value="0.46091151237487793" office:value-type="float"/>
        </table:table-row>
        <table:table-row>
          <table:table-cell office:value="0.0013203179836273199" office:value-type="float"/>
          <table:table-cell office:value="0.0013203179836273199" office:value-type="float"/>
          <table:table-cell office:value="0.0013203179836273199" office:value-type="float"/>
          <table:table-cell office:value="0.0013203179836273199" office:value-type="float"/>
          <table:table-cell office:value="0.0013203179836273199" office:value-type="float"/>
          <table:table-cell office:value="0.0013203179836273199" office:value-type="float"/>
          <table:table-cell office:value="0.8934564608170239" office:value-type="float"/>
          <table:table-cell office:value="37" office:value-type="float"/>
          <table:table-cell office:value="0.527733564376831" office:value-type="float"/>
        </table:table-row>
        <table:table-row>
          <table:table-cell office:value="0.002945259809494019" office:value-type="float"/>
          <table:table-cell office:value="0.002945259809494019" office:value-type="float"/>
          <table:table-cell office:value="0.002945259809494019" office:value-type="float"/>
          <table:table-cell office:value="0.002945259809494019" office:value-type="float"/>
          <table:table-cell office:value="0.002945259809494019" office:value-type="float"/>
          <table:table-cell office:value="0.002945259809494019" office:value-type="float"/>
          <table:table-cell office:value="0.889476182481944" office:value-type="float"/>
          <table:table-cell office:value="38" office:value-type="float"/>
          <table:table-cell office:value="0.16249418258666992" office:value-type="float"/>
        </table:table-row>
        <table:table-row>
          <table:table-cell office:value="0.008078662157058717" office:value-type="float"/>
          <table:table-cell office:value="0.008078662157058717" office:value-type="float"/>
          <table:table-cell office:value="0.008078662157058717" office:value-type="float"/>
          <table:table-cell office:value="0.008078662157058717" office:value-type="float"/>
          <table:table-cell office:value="0.008078662157058717" office:value-type="float"/>
          <table:table-cell office:value="0.008078662157058717" office:value-type="float"/>
          <table:table-cell office:value="0.8769019660860052" office:value-type="float"/>
          <table:table-cell office:value="39" office:value-type="float"/>
          <table:table-cell office:value="0.5133402347564697" office:value-type="float"/>
        </table:table-row>
        <table:table-row>
          <table:table-cell office:value="2.7670264244080214e-05" office:value-type="float"/>
          <table:table-cell office:value="2.7670264244080214e-05" office:value-type="float"/>
          <table:table-cell office:value="2.7670264244080214e-05" office:value-type="float"/>
          <table:table-cell office:value="2.7670264244080214e-05" office:value-type="float"/>
          <table:table-cell office:value="2.7670264244080214e-05" office:value-type="float"/>
          <table:table-cell office:value="2.7670264244080214e-05" office:value-type="float"/>
          <table:table-cell office:value="0.8966227881466852" office:value-type="float"/>
          <table:table-cell office:value="40" office:value-type="float"/>
          <table:table-cell office:value="-0.8050991892814636" office:value-type="float"/>
        </table:table-row>
        <table:table-row>
          <table:table-cell office:value="0.004494022727012635" office:value-type="float"/>
          <table:table-cell office:value="0.004494022727012635" office:value-type="float"/>
          <table:table-cell office:value="0.004494022727012635" office:value-type="float"/>
          <table:table-cell office:value="0.004494022727012635" office:value-type="float"/>
          <table:table-cell office:value="0.004494022727012635" office:value-type="float"/>
          <table:table-cell office:value="0.004494022727012635" office:value-type="float"/>
          <table:table-cell office:value="0.8856825036014793" office:value-type="float"/>
          <table:table-cell office:value="41" office:value-type="float"/>
          <table:table-cell office:value="0.44663524627685547" office:value-type="float"/>
        </table:table-row>
        <table:table-row>
          <table:table-cell office:value="0.009891095757484437" office:value-type="float"/>
          <table:table-cell office:value="0.009891095757484437" office:value-type="float"/>
          <table:table-cell office:value="0.009891095757484437" office:value-type="float"/>
          <table:table-cell office:value="0.009891095757484437" office:value-type="float"/>
          <table:table-cell office:value="0.009891095757484437" office:value-type="float"/>
          <table:table-cell office:value="0.009891095757484437" office:value-type="float"/>
          <table:table-cell office:value="0.8724624285722868" office:value-type="float"/>
          <table:table-cell office:value="42" office:value-type="float"/>
          <table:table-cell office:value="0.5397073030471802" office:value-type="float"/>
        </table:table-row>
        <table:table-row>
          <table:table-cell office:value="0.005944445729255677" office:value-type="float"/>
          <table:table-cell office:value="0.005944445729255677" office:value-type="float"/>
          <table:table-cell office:value="0.005944445729255677" office:value-type="float"/>
          <table:table-cell office:value="0.005944445729255677" office:value-type="float"/>
          <table:table-cell office:value="0.005944445729255677" office:value-type="float"/>
          <table:table-cell office:value="0.005944445729255677" office:value-type="float"/>
          <table:table-cell office:value="0.8821297073347881" office:value-type="float"/>
          <table:table-cell office:value="43" office:value-type="float"/>
          <table:table-cell office:value="-0.394665002822876" office:value-type="float"/>
        </table:table-row>
        <table:table-row>
          <table:table-cell office:value="0.006487846970558167" office:value-type="float"/>
          <table:table-cell office:value="0.006487846970558167" office:value-type="float"/>
          <table:table-cell office:value="0.006487846970558167" office:value-type="float"/>
          <table:table-cell office:value="0.006487846970558167" office:value-type="float"/>
          <table:table-cell office:value="0.006487846970558167" office:value-type="float"/>
          <table:table-cell office:value="0.006487846970558167" office:value-type="float"/>
          <table:table-cell office:value="0.880798651568002" office:value-type="float"/>
          <table:table-cell office:value="44" office:value-type="float"/>
          <table:table-cell office:value="0.05434012413024902" office:value-type="float"/>
        </table:table-row>
        <table:table-row>
          <table:table-cell office:value="0.004867743253707886" office:value-type="float"/>
          <table:table-cell office:value="0.004867743253707886" office:value-type="float"/>
          <table:table-cell office:value="0.004867743253707886" office:value-type="float"/>
          <table:table-cell office:value="0.004867743253707886" office:value-type="float"/>
          <table:table-cell office:value="0.004867743253707886" office:value-type="float"/>
          <table:table-cell office:value="0.004867743253707886" office:value-type="float"/>
          <table:table-cell office:value="0.8847670790046717" office:value-type="float"/>
          <table:table-cell office:value="45" office:value-type="float"/>
          <table:table-cell office:value="-0.16201037168502808" office:value-type="float"/>
        </table:table-row>
        <table:table-row>
          <table:table-cell office:value="-0.002306113839149475" office:value-type="float"/>
          <table:table-cell office:value="-0.002306113839149475" office:value-type="float"/>
          <table:table-cell office:value="-0.002306113839149475" office:value-type="float"/>
          <table:table-cell office:value="-0.002306113839149475" office:value-type="float"/>
          <table:table-cell office:value="-0.002306113839149475" office:value-type="float"/>
          <table:table-cell office:value="-0.002306113839149475" office:value-type="float"/>
          <table:table-cell office:value="0.9023393683698182" office:value-type="float"/>
          <table:table-cell office:value="46" office:value-type="float"/>
          <table:table-cell office:value="-0.7173857092857361" office:value-type="float"/>
        </table:table-row>
        <table:table-row>
          <table:table-cell office:value="-0.003495458960533142" office:value-type="float"/>
          <table:table-cell office:value="-0.003495458960533142" office:value-type="float"/>
          <table:table-cell office:value="-0.003495458960533142" office:value-type="float"/>
          <table:table-cell office:value="-0.003495458960533142" office:value-type="float"/>
          <table:table-cell office:value="-0.003495458960533142" office:value-type="float"/>
          <table:table-cell office:value="-0.003495458960533142" office:value-type="float"/>
          <table:table-cell office:value="0.9052526570452767" office:value-type="float"/>
          <table:table-cell office:value="47" office:value-type="float"/>
          <table:table-cell office:value="-0.1189345121383667" office:value-type="float"/>
        </table:table-row>
        <table:table-row>
          <table:table-cell office:value="-0.003583704829216003" office:value-type="float"/>
          <table:table-cell office:value="-0.003583704829216003" office:value-type="float"/>
          <table:table-cell office:value="-0.003583704829216003" office:value-type="float"/>
          <table:table-cell office:value="-0.003583704829216003" office:value-type="float"/>
          <table:table-cell office:value="-0.003583704829216003" office:value-type="float"/>
          <table:table-cell office:value="-0.003583704829216003" office:value-type="float"/>
          <table:table-cell office:value="0.9054688143954583" office:value-type="float"/>
          <table:table-cell office:value="48" office:value-type="float"/>
          <table:table-cell office:value="-0.008824586868286133" office:value-type="float"/>
        </table:table-row>
        <table:table-row>
          <table:table-cell office:value="0.0037085944414138794" office:value-type="float"/>
          <table:table-cell office:value="0.0037085944414138794" office:value-type="float"/>
          <table:table-cell office:value="0.0037085944414138794" office:value-type="float"/>
          <table:table-cell office:value="0.0037085944414138794" office:value-type="float"/>
          <table:table-cell office:value="0.0037085944414138794" office:value-type="float"/>
          <table:table-cell office:value="0.0037085944414138794" office:value-type="float"/>
          <table:table-cell office:value="0.8876064021307452" office:value-type="float"/>
          <table:table-cell office:value="49" office:value-type="float"/>
          <table:table-cell office:value="0.7292299270629883" office:value-type="float"/>
        </table:table-row>
        <table:table-row>
          <table:table-cell office:value="-0.003749167919158936" office:value-type="float"/>
          <table:table-cell office:value="-0.003749167919158936" office:value-type="float"/>
          <table:table-cell office:value="-0.003749167919158936" office:value-type="float"/>
          <table:table-cell office:value="-0.003749167919158936" office:value-type="float"/>
          <table:table-cell office:value="-0.003749167919158936" office:value-type="float"/>
          <table:table-cell office:value="-0.003749167919158936" office:value-type="float"/>
          <table:table-cell office:value="0.9058741145370828" office:value-type="float"/>
          <table:table-cell office:value="50" office:value-type="float"/>
          <table:table-cell office:value="-0.7457762360572815" office:value-type="float"/>
        </table:table-row>
      </table:table>
      <table:table table:name="3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5491619110107422" office:value-type="float"/>
          <table:table-cell office:value="0.005491619110107422" office:value-type="float"/>
          <table:table-cell office:value="0.005491619110107422" office:value-type="float"/>
          <table:table-cell office:value="0.005491619110107422" office:value-type="float"/>
          <table:table-cell office:value="0.005491619110107422" office:value-type="float"/>
          <table:table-cell office:value="0.005491619110107422" office:value-type="float"/>
          <table:table-cell office:value="0.8982134056553304" office:value-type="float"/>
          <table:table-cell office:value="1" office:value-type="float"/>
          <table:table-cell office:value="0.5491619110107422" office:value-type="float"/>
        </table:table-row>
        <table:table-row>
          <table:table-cell office:value="-0.0006349807977676395" office:value-type="float"/>
          <table:table-cell office:value="-0.0006349807977676395" office:value-type="float"/>
          <table:table-cell office:value="-0.0006349807977676395" office:value-type="float"/>
          <table:table-cell office:value="-0.0006349807977676395" office:value-type="float"/>
          <table:table-cell office:value="-0.0006349807977676395" office:value-type="float"/>
          <table:table-cell office:value="-0.0006349807977676395" office:value-type="float"/>
          <table:table-cell office:value="0.8832063620228541" office:value-type="float"/>
          <table:table-cell office:value="2" office:value-type="float"/>
          <table:table-cell office:value="-0.6126599907875061" office:value-type="float"/>
        </table:table-row>
        <table:table-row>
          <table:table-cell office:value="-0.007076811790466309" office:value-type="float"/>
          <table:table-cell office:value="-0.007076811790466309" office:value-type="float"/>
          <table:table-cell office:value="-0.007076811790466309" office:value-type="float"/>
          <table:table-cell office:value="-0.007076811790466309" office:value-type="float"/>
          <table:table-cell office:value="-0.007076811790466309" office:value-type="float"/>
          <table:table-cell office:value="-0.007076811790466309" office:value-type="float"/>
          <table:table-cell office:value="0.8674271630814959" office:value-type="float"/>
          <table:table-cell office:value="3" office:value-type="float"/>
          <table:table-cell office:value="-0.6441830992698669" office:value-type="float"/>
        </table:table-row>
        <table:table-row>
          <table:table-cell office:value="0.0005882275104522701" office:value-type="float"/>
          <table:table-cell office:value="0.0005882275104522701" office:value-type="float"/>
          <table:table-cell office:value="0.0005882275104522701" office:value-type="float"/>
          <table:table-cell office:value="0.0005882275104522701" office:value-type="float"/>
          <table:table-cell office:value="0.0005882275104522701" office:value-type="float"/>
          <table:table-cell office:value="0.0005882275104522701" office:value-type="float"/>
          <table:table-cell office:value="0.8862025982271259" office:value-type="float"/>
          <table:table-cell office:value="4" office:value-type="float"/>
          <table:table-cell office:value="0.7665039300918579" office:value-type="float"/>
        </table:table-row>
        <table:table-row>
          <table:table-cell office:value="-0.008438913226127626" office:value-type="float"/>
          <table:table-cell office:value="-0.008438913226127626" office:value-type="float"/>
          <table:table-cell office:value="-0.008438913226127626" office:value-type="float"/>
          <table:table-cell office:value="-0.008438913226127626" office:value-type="float"/>
          <table:table-cell office:value="-0.008438913226127626" office:value-type="float"/>
          <table:table-cell office:value="-0.008438913226127626" office:value-type="float"/>
          <table:table-cell office:value="0.8640907095862133" office:value-type="float"/>
          <table:table-cell office:value="5" office:value-type="float"/>
          <table:table-cell office:value="-0.9027140736579895" office:value-type="float"/>
        </table:table-row>
        <table:table-row>
          <table:table-cell office:value="-0.0033510607481002826" office:value-type="float"/>
          <table:table-cell office:value="-0.0033510607481002826" office:value-type="float"/>
          <table:table-cell office:value="-0.0033510607481002826" office:value-type="float"/>
          <table:table-cell office:value="-0.0033510607481002826" office:value-type="float"/>
          <table:table-cell office:value="-0.0033510607481002826" office:value-type="float"/>
          <table:table-cell office:value="-0.0033510607481002826" office:value-type="float"/>
          <table:table-cell office:value="0.8765533520439353" office:value-type="float"/>
          <table:table-cell office:value="6" office:value-type="float"/>
          <table:table-cell office:value="0.5087852478027344" office:value-type="float"/>
        </table:table-row>
        <table:table-row>
          <table:table-cell office:value="-0.0034510982036590593" office:value-type="float"/>
          <table:table-cell office:value="-0.0034510982036590593" office:value-type="float"/>
          <table:table-cell office:value="-0.0034510982036590593" office:value-type="float"/>
          <table:table-cell office:value="-0.0034510982036590593" office:value-type="float"/>
          <table:table-cell office:value="-0.0034510982036590593" office:value-type="float"/>
          <table:table-cell office:value="-0.0034510982036590593" office:value-type="float"/>
          <table:table-cell office:value="0.8763083113226499" office:value-type="float"/>
          <table:table-cell office:value="7" office:value-type="float"/>
          <table:table-cell office:value="-0.010003745555877686" office:value-type="float"/>
        </table:table-row>
        <table:table-row>
          <table:table-cell office:value="0.004428393840789793" office:value-type="float"/>
          <table:table-cell office:value="0.004428393840789793" office:value-type="float"/>
          <table:table-cell office:value="0.004428393840789793" office:value-type="float"/>
          <table:table-cell office:value="0.004428393840789793" office:value-type="float"/>
          <table:table-cell office:value="0.004428393840789793" office:value-type="float"/>
          <table:table-cell office:value="0.004428393840789793" office:value-type="float"/>
          <table:table-cell office:value="0.895609046263869" office:value-type="float"/>
          <table:table-cell office:value="8" office:value-type="float"/>
          <table:table-cell office:value="0.7879492044448853" office:value-type="float"/>
        </table:table-row>
        <table:table-row>
          <table:table-cell office:value="0.0026062583923339823" office:value-type="float"/>
          <table:table-cell office:value="0.0026062583923339823" office:value-type="float"/>
          <table:table-cell office:value="0.0026062583923339823" office:value-type="float"/>
          <table:table-cell office:value="0.0026062583923339823" office:value-type="float"/>
          <table:table-cell office:value="0.0026062583923339823" office:value-type="float"/>
          <table:table-cell office:value="0.0026062583923339823" office:value-type="float"/>
          <table:table-cell office:value="0.8911457441729149" office:value-type="float"/>
          <table:table-cell office:value="9" office:value-type="float"/>
          <table:table-cell office:value="-0.18221354484558105" office:value-type="float"/>
        </table:table-row>
        <table:table-row>
          <table:table-cell office:value="0.012430830001831053" office:value-type="float"/>
          <table:table-cell office:value="0.012430830001831053" office:value-type="float"/>
          <table:table-cell office:value="0.012430830001831053" office:value-type="float"/>
          <table:table-cell office:value="0.012430830001831053" office:value-type="float"/>
          <table:table-cell office:value="0.012430830001831053" office:value-type="float"/>
          <table:table-cell office:value="0.012430830001831053" office:value-type="float"/>
          <table:table-cell office:value="0.9152109315576168" office:value-type="float"/>
          <table:table-cell office:value="10" office:value-type="float"/>
          <table:table-cell office:value="0.982457160949707" office:value-type="float"/>
        </table:table-row>
        <table:table-row>
          <table:table-cell office:value="0.015307350158691405" office:value-type="float"/>
          <table:table-cell office:value="0.015307350158691405" office:value-type="float"/>
          <table:table-cell office:value="0.015307350158691405" office:value-type="float"/>
          <table:table-cell office:value="0.015307350158691405" office:value-type="float"/>
          <table:table-cell office:value="0.015307350158691405" office:value-type="float"/>
          <table:table-cell office:value="0.015307350158691405" office:value-type="float"/>
          <table:table-cell office:value="0.9222569381767552" office:value-type="float"/>
          <table:table-cell office:value="11" office:value-type="float"/>
          <table:table-cell office:value="0.28765201568603516" office:value-type="float"/>
        </table:table-row>
        <table:table-row>
          <table:table-cell office:value="0.024478516578674316" office:value-type="float"/>
          <table:table-cell office:value="0.024478516578674316" office:value-type="float"/>
          <table:table-cell office:value="0.024478516578674316" office:value-type="float"/>
          <table:table-cell office:value="0.024478516578674316" office:value-type="float"/>
          <table:table-cell office:value="0.024478516578674316" office:value-type="float"/>
          <table:table-cell office:value="0.024478516578674316" office:value-type="float"/>
          <table:table-cell office:value="0.9447216162518609" office:value-type="float"/>
          <table:table-cell office:value="12" office:value-type="float"/>
          <table:table-cell office:value="0.917116641998291" office:value-type="float"/>
        </table:table-row>
        <table:table-row>
          <table:table-cell office:value="0.018806168437004087" office:value-type="float"/>
          <table:table-cell office:value="0.018806168437004087" office:value-type="float"/>
          <table:table-cell office:value="0.018806168437004087" office:value-type="float"/>
          <table:table-cell office:value="0.018806168437004087" office:value-type="float"/>
          <table:table-cell office:value="0.018806168437004087" office:value-type="float"/>
          <table:table-cell office:value="0.018806168437004087" office:value-type="float"/>
          <table:table-cell office:value="0.9308272576613444" office:value-type="float"/>
          <table:table-cell office:value="13" office:value-type="float"/>
          <table:table-cell office:value="-0.5672348141670227" office:value-type="float"/>
        </table:table-row>
        <table:table-row>
          <table:table-cell office:value="0.02115613758563995" office:value-type="float"/>
          <table:table-cell office:value="0.02115613758563995" office:value-type="float"/>
          <table:table-cell office:value="0.02115613758563995" office:value-type="float"/>
          <table:table-cell office:value="0.02115613758563995" office:value-type="float"/>
          <table:table-cell office:value="0.02115613758563995" office:value-type="float"/>
          <table:table-cell office:value="0.02115613758563995" office:value-type="float"/>
          <table:table-cell office:value="0.936583482986785" office:value-type="float"/>
          <table:table-cell office:value="14" office:value-type="float"/>
          <table:table-cell office:value="0.23499691486358643" office:value-type="float"/>
        </table:table-row>
        <table:table-row>
          <table:table-cell office:value="0.022267265915870665" office:value-type="float"/>
          <table:table-cell office:value="0.022267265915870665" office:value-type="float"/>
          <table:table-cell office:value="0.022267265915870665" office:value-type="float"/>
          <table:table-cell office:value="0.022267265915870665" office:value-type="float"/>
          <table:table-cell office:value="0.022267265915870665" office:value-type="float"/>
          <table:table-cell office:value="0.022267265915870665" office:value-type="float"/>
          <table:table-cell office:value="0.9393051804346009" office:value-type="float"/>
          <table:table-cell office:value="15" office:value-type="float"/>
          <table:table-cell office:value="0.11111283302307129" office:value-type="float"/>
        </table:table-row>
        <table:table-row>
          <table:table-cell office:value="0.014784037470817565" office:value-type="float"/>
          <table:table-cell office:value="0.014784037470817565" office:value-type="float"/>
          <table:table-cell office:value="0.014784037470817565" office:value-type="float"/>
          <table:table-cell office:value="0.014784037470817565" office:value-type="float"/>
          <table:table-cell office:value="0.014784037470817565" office:value-type="float"/>
          <table:table-cell office:value="0.014784037470817565" office:value-type="float"/>
          <table:table-cell office:value="0.9209750891155399" office:value-type="float"/>
          <table:table-cell office:value="16" office:value-type="float"/>
          <table:table-cell office:value="-0.7483228445053101" office:value-type="float"/>
        </table:table-row>
        <table:table-row>
          <table:table-cell office:value="0.010255848765373228" office:value-type="float"/>
          <table:table-cell office:value="0.010255848765373228" office:value-type="float"/>
          <table:table-cell office:value="0.010255848765373228" office:value-type="float"/>
          <table:table-cell office:value="0.010255848765373228" office:value-type="float"/>
          <table:table-cell office:value="0.010255848765373228" office:value-type="float"/>
          <table:table-cell office:value="0.010255848765373228" office:value-type="float"/>
          <table:table-cell office:value="0.9098833373281674" office:value-type="float"/>
          <table:table-cell office:value="17" office:value-type="float"/>
          <table:table-cell office:value="-0.4528188705444336" office:value-type="float"/>
        </table:table-row>
        <table:table-row>
          <table:table-cell office:value="0.017760927081108092" office:value-type="float"/>
          <table:table-cell office:value="0.017760927081108092" office:value-type="float"/>
          <table:table-cell office:value="0.017760927081108092" office:value-type="float"/>
          <table:table-cell office:value="0.017760927081108092" office:value-type="float"/>
          <table:table-cell office:value="0.017760927081108092" office:value-type="float"/>
          <table:table-cell office:value="0.017760927081108092" office:value-type="float"/>
          <table:table-cell office:value="0.9282669496813445" office:value-type="float"/>
          <table:table-cell office:value="18" office:value-type="float"/>
          <table:table-cell office:value="0.7505078315734863" office:value-type="float"/>
        </table:table-row>
        <table:table-row>
          <table:table-cell office:value="0.02334345757961273" office:value-type="float"/>
          <table:table-cell office:value="0.02334345757961273" office:value-type="float"/>
          <table:table-cell office:value="0.02334345757961273" office:value-type="float"/>
          <table:table-cell office:value="0.02334345757961273" office:value-type="float"/>
          <table:table-cell office:value="0.02334345757961273" office:value-type="float"/>
          <table:table-cell office:value="0.02334345757961273" office:value-type="float"/>
          <table:table-cell office:value="0.9419413008762059" office:value-type="float"/>
          <table:table-cell office:value="19" office:value-type="float"/>
          <table:table-cell office:value="0.5582530498504639" office:value-type="float"/>
        </table:table-row>
        <table:table-row>
          <table:table-cell office:value="0.016927694678306578" office:value-type="float"/>
          <table:table-cell office:value="0.016927694678306578" office:value-type="float"/>
          <table:table-cell office:value="0.016927694678306578" office:value-type="float"/>
          <table:table-cell office:value="0.016927694678306578" office:value-type="float"/>
          <table:table-cell office:value="0.016927694678306578" office:value-type="float"/>
          <table:table-cell office:value="0.016927694678306578" office:value-type="float"/>
          <table:table-cell office:value="0.9262259554573276" office:value-type="float"/>
          <table:table-cell office:value="20" office:value-type="float"/>
          <table:table-cell office:value="-0.6415762901306152" office:value-type="float"/>
        </table:table-row>
        <table:table-row>
          <table:table-cell office:value="0.008242160081863402" office:value-type="float"/>
          <table:table-cell office:value="0.008242160081863402" office:value-type="float"/>
          <table:table-cell office:value="0.008242160081863402" office:value-type="float"/>
          <table:table-cell office:value="0.008242160081863402" office:value-type="float"/>
          <table:table-cell office:value="0.008242160081863402" office:value-type="float"/>
          <table:table-cell office:value="0.008242160081863402" office:value-type="float"/>
          <table:table-cell office:value="0.9049508275527516" office:value-type="float"/>
          <table:table-cell office:value="21" office:value-type="float"/>
          <table:table-cell office:value="-0.8685534596443176" office:value-type="float"/>
        </table:table-row>
        <table:table-row>
          <table:table-cell office:value="0.006698422431945799" office:value-type="float"/>
          <table:table-cell office:value="0.006698422431945799" office:value-type="float"/>
          <table:table-cell office:value="0.006698422431945799" office:value-type="float"/>
          <table:table-cell office:value="0.006698422431945799" office:value-type="float"/>
          <table:table-cell office:value="0.006698422431945799" office:value-type="float"/>
          <table:table-cell office:value="0.006698422431945799" office:value-type="float"/>
          <table:table-cell office:value="0.9011694580137302" office:value-type="float"/>
          <table:table-cell office:value="22" office:value-type="float"/>
          <table:table-cell office:value="-0.15437376499176025" office:value-type="float"/>
        </table:table-row>
        <table:table-row>
          <table:table-cell office:value="-0.000129308104515077" office:value-type="float"/>
          <table:table-cell office:value="-0.000129308104515077" office:value-type="float"/>
          <table:table-cell office:value="-0.000129308104515077" office:value-type="float"/>
          <table:table-cell office:value="-0.000129308104515077" office:value-type="float"/>
          <table:table-cell office:value="-0.000129308104515077" office:value-type="float"/>
          <table:table-cell office:value="-0.000129308104515077" office:value-type="float"/>
          <table:table-cell office:value="0.8844450020981818" office:value-type="float"/>
          <table:table-cell office:value="23" office:value-type="float"/>
          <table:table-cell office:value="-0.6827730536460876" office:value-type="float"/>
        </table:table-row>
        <table:table-row>
          <table:table-cell office:value="-0.009046801924705507" office:value-type="float"/>
          <table:table-cell office:value="-0.009046801924705507" office:value-type="float"/>
          <table:table-cell office:value="-0.009046801924705507" office:value-type="float"/>
          <table:table-cell office:value="-0.009046801924705507" office:value-type="float"/>
          <table:table-cell office:value="-0.009046801924705507" office:value-type="float"/>
          <table:table-cell office:value="-0.009046801924705507" office:value-type="float"/>
          <table:table-cell office:value="0.862601692454293" office:value-type="float"/>
          <table:table-cell office:value="24" office:value-type="float"/>
          <table:table-cell office:value="-0.891749382019043" office:value-type="float"/>
        </table:table-row>
        <table:table-row>
          <table:table-cell office:value="-0.0044937008619308485" office:value-type="float"/>
          <table:table-cell office:value="-0.0044937008619308485" office:value-type="float"/>
          <table:table-cell office:value="-0.0044937008619308485" office:value-type="float"/>
          <table:table-cell office:value="-0.0044937008619308485" office:value-type="float"/>
          <table:table-cell office:value="-0.0044937008619308485" office:value-type="float"/>
          <table:table-cell office:value="-0.0044937008619308485" office:value-type="float"/>
          <table:table-cell office:value="0.8737544668054147" office:value-type="float"/>
          <table:table-cell office:value="25" office:value-type="float"/>
          <table:table-cell office:value="0.4553101062774658" office:value-type="float"/>
        </table:table-row>
        <table:table-row>
          <table:table-cell office:value="-0.009971184134483339" office:value-type="float"/>
          <table:table-cell office:value="-0.009971184134483339" office:value-type="float"/>
          <table:table-cell office:value="-0.009971184134483339" office:value-type="float"/>
          <table:table-cell office:value="-0.009971184134483339" office:value-type="float"/>
          <table:table-cell office:value="-0.009971184134483339" office:value-type="float"/>
          <table:table-cell office:value="-0.009971184134483339" office:value-type="float"/>
          <table:table-cell office:value="0.8603374277130309" office:value-type="float"/>
          <table:table-cell office:value="26" office:value-type="float"/>
          <table:table-cell office:value="-0.547748327255249" office:value-type="float"/>
        </table:table-row>
        <table:table-row>
          <table:table-cell office:value="-0.000505570769309998" office:value-type="float"/>
          <table:table-cell office:value="-0.000505570769309998" office:value-type="float"/>
          <table:table-cell office:value="-0.000505570769309998" office:value-type="float"/>
          <table:table-cell office:value="-0.000505570769309998" office:value-type="float"/>
          <table:table-cell office:value="-0.000505570769309998" office:value-type="float"/>
          <table:table-cell office:value="-0.000505570769309998" office:value-type="float"/>
          <table:table-cell office:value="0.8835233505601743" office:value-type="float"/>
          <table:table-cell office:value="27" office:value-type="float"/>
          <table:table-cell office:value="0.946561336517334" office:value-type="float"/>
        </table:table-row>
        <table:table-row>
          <table:table-cell office:value="-0.006606656908988953" office:value-type="float"/>
          <table:table-cell office:value="-0.006606656908988953" office:value-type="float"/>
          <table:table-cell office:value="-0.006606656908988953" office:value-type="float"/>
          <table:table-cell office:value="-0.006606656908988953" office:value-type="float"/>
          <table:table-cell office:value="-0.006606656908988953" office:value-type="float"/>
          <table:table-cell office:value="-0.006606656908988953" office:value-type="float"/>
          <table:table-cell office:value="0.8685788026411941" office:value-type="float"/>
          <table:table-cell office:value="28" office:value-type="float"/>
          <table:table-cell office:value="-0.6101086139678955" office:value-type="float"/>
        </table:table-row>
        <table:table-row>
          <table:table-cell office:value="-0.0056408303976058964" office:value-type="float"/>
          <table:table-cell office:value="-0.0056408303976058964" office:value-type="float"/>
          <table:table-cell office:value="-0.0056408303976058964" office:value-type="float"/>
          <table:table-cell office:value="-0.0056408303976058964" office:value-type="float"/>
          <table:table-cell office:value="-0.0056408303976058964" office:value-type="float"/>
          <table:table-cell office:value="-0.0056408303976058964" office:value-type="float"/>
          <table:table-cell office:value="0.870944584774135" office:value-type="float"/>
          <table:table-cell office:value="29" office:value-type="float"/>
          <table:table-cell office:value="0.09658265113830566" office:value-type="float"/>
        </table:table-row>
        <table:table-row>
          <table:table-cell office:value="-0.00452763855457306" office:value-type="float"/>
          <table:table-cell office:value="-0.00452763855457306" office:value-type="float"/>
          <table:table-cell office:value="-0.00452763855457306" office:value-type="float"/>
          <table:table-cell office:value="-0.00452763855457306" office:value-type="float"/>
          <table:table-cell office:value="-0.00452763855457306" office:value-type="float"/>
          <table:table-cell office:value="-0.00452763855457306" office:value-type="float"/>
          <table:table-cell office:value="0.8736713367753939" office:value-type="float"/>
          <table:table-cell office:value="30" office:value-type="float"/>
          <table:table-cell office:value="0.11131918430328369" office:value-type="float"/>
        </table:table-row>
        <table:table-row>
          <table:table-cell office:value="-0.004360116124153138" office:value-type="float"/>
          <table:table-cell office:value="-0.004360116124153138" office:value-type="float"/>
          <table:table-cell office:value="-0.004360116124153138" office:value-type="float"/>
          <table:table-cell office:value="-0.004360116124153138" office:value-type="float"/>
          <table:table-cell office:value="-0.004360116124153138" office:value-type="float"/>
          <table:table-cell office:value="-0.004360116124153138" office:value-type="float"/>
          <table:table-cell office:value="0.8740816812503935" office:value-type="float"/>
          <table:table-cell office:value="31" office:value-type="float"/>
          <table:table-cell office:value="0.016752243041992188" office:value-type="float"/>
        </table:table-row>
        <table:table-row>
          <table:table-cell office:value="-0.007807120084762574" office:value-type="float"/>
          <table:table-cell office:value="-0.007807120084762574" office:value-type="float"/>
          <table:table-cell office:value="-0.007807120084762574" office:value-type="float"/>
          <table:table-cell office:value="-0.007807120084762574" office:value-type="float"/>
          <table:table-cell office:value="-0.007807120084762574" office:value-type="float"/>
          <table:table-cell office:value="-0.007807120084762574" office:value-type="float"/>
          <table:table-cell office:value="0.8656382804055478" office:value-type="float"/>
          <table:table-cell office:value="32" office:value-type="float"/>
          <table:table-cell office:value="-0.3447003960609436" office:value-type="float"/>
        </table:table-row>
        <table:table-row>
          <table:table-cell office:value="-0.01006115734577179" office:value-type="float"/>
          <table:table-cell office:value="-0.01006115734577179" office:value-type="float"/>
          <table:table-cell office:value="-0.01006115734577179" office:value-type="float"/>
          <table:table-cell office:value="-0.01006115734577179" office:value-type="float"/>
          <table:table-cell office:value="-0.01006115734577179" office:value-type="float"/>
          <table:table-cell office:value="-0.01006115734577179" office:value-type="float"/>
          <table:table-cell office:value="0.8601170392548546" office:value-type="float"/>
          <table:table-cell office:value="33" office:value-type="float"/>
          <table:table-cell office:value="-0.22540372610092163" office:value-type="float"/>
        </table:table-row>
        <table:table-row>
          <table:table-cell office:value="-0.01764120697975159" office:value-type="float"/>
          <table:table-cell office:value="-0.01764120697975159" office:value-type="float"/>
          <table:table-cell office:value="-0.01764120697975159" office:value-type="float"/>
          <table:table-cell office:value="-0.01764120697975159" office:value-type="float"/>
          <table:table-cell office:value="-0.01764120697975159" office:value-type="float"/>
          <table:table-cell office:value="-0.01764120697975159" office:value-type="float"/>
          <table:table-cell office:value="0.8415497854266336" office:value-type="float"/>
          <table:table-cell office:value="34" office:value-type="float"/>
          <table:table-cell office:value="-0.7580049633979797" office:value-type="float"/>
        </table:table-row>
        <table:table-row>
          <table:table-cell office:value="-0.014695401191711428" office:value-type="float"/>
          <table:table-cell office:value="-0.014695401191711428" office:value-type="float"/>
          <table:table-cell office:value="-0.014695401191711428" office:value-type="float"/>
          <table:table-cell office:value="-0.014695401191711428" office:value-type="float"/>
          <table:table-cell office:value="-0.014695401191711428" office:value-type="float"/>
          <table:table-cell office:value="-0.014695401191711428" office:value-type="float"/>
          <table:table-cell office:value="0.8487655064886693" office:value-type="float"/>
          <table:table-cell office:value="35" office:value-type="float"/>
          <table:table-cell office:value="0.2945805788040161" office:value-type="float"/>
        </table:table-row>
        <table:table-row>
          <table:table-cell office:value="-0.02035997211933136" office:value-type="float"/>
          <table:table-cell office:value="-0.02035997211933136" office:value-type="float"/>
          <table:table-cell office:value="-0.02035997211933136" office:value-type="float"/>
          <table:table-cell office:value="-0.02035997211933136" office:value-type="float"/>
          <table:table-cell office:value="-0.02035997211933136" office:value-type="float"/>
          <table:table-cell office:value="-0.02035997211933136" office:value-type="float"/>
          <table:table-cell office:value="0.8348901981041965" office:value-type="float"/>
          <table:table-cell office:value="36" office:value-type="float"/>
          <table:table-cell office:value="-0.5664570927619934" office:value-type="float"/>
        </table:table-row>
        <table:table-row>
          <table:table-cell office:value="-0.02276499152183533" office:value-type="float"/>
          <table:table-cell office:value="-0.02276499152183533" office:value-type="float"/>
          <table:table-cell office:value="-0.02276499152183533" office:value-type="float"/>
          <table:table-cell office:value="-0.02276499152183533" office:value-type="float"/>
          <table:table-cell office:value="-0.02276499152183533" office:value-type="float"/>
          <table:table-cell office:value="-0.02276499152183533" office:value-type="float"/>
          <table:table-cell office:value="0.8289991277465685" office:value-type="float"/>
          <table:table-cell office:value="37" office:value-type="float"/>
          <table:table-cell office:value="-0.24050194025039673" office:value-type="float"/>
        </table:table-row>
        <table:table-row>
          <table:table-cell office:value="-0.020154744386672977" office:value-type="float"/>
          <table:table-cell office:value="-0.020154744386672977" office:value-type="float"/>
          <table:table-cell office:value="-0.020154744386672977" office:value-type="float"/>
          <table:table-cell office:value="-0.020154744386672977" office:value-type="float"/>
          <table:table-cell office:value="-0.020154744386672977" office:value-type="float"/>
          <table:table-cell office:value="-0.020154744386672977" office:value-type="float"/>
          <table:table-cell office:value="0.8353929013302779" office:value-type="float"/>
          <table:table-cell office:value="38" office:value-type="float"/>
          <table:table-cell office:value="0.26102471351623535" office:value-type="float"/>
        </table:table-row>
        <table:table-row>
          <table:table-cell office:value="-0.013262008428573613" office:value-type="float"/>
          <table:table-cell office:value="-0.013262008428573613" office:value-type="float"/>
          <table:table-cell office:value="-0.013262008428573613" office:value-type="float"/>
          <table:table-cell office:value="-0.013262008428573613" office:value-type="float"/>
          <table:table-cell office:value="-0.013262008428573613" office:value-type="float"/>
          <table:table-cell office:value="-0.013262008428573613" office:value-type="float"/>
          <table:table-cell office:value="0.8522765873593551" office:value-type="float"/>
          <table:table-cell office:value="39" office:value-type="float"/>
          <table:table-cell office:value="0.6892735958099365" office:value-type="float"/>
        </table:table-row>
        <table:table-row>
          <table:table-cell office:value="-0.011331884860992436" office:value-type="float"/>
          <table:table-cell office:value="-0.011331884860992436" office:value-type="float"/>
          <table:table-cell office:value="-0.011331884860992436" office:value-type="float"/>
          <table:table-cell office:value="-0.011331884860992436" office:value-type="float"/>
          <table:table-cell office:value="-0.011331884860992436" office:value-type="float"/>
          <table:table-cell office:value="-0.011331884860992436" office:value-type="float"/>
          <table:table-cell office:value="0.8570044052404493" office:value-type="float"/>
          <table:table-cell office:value="40" office:value-type="float"/>
          <table:table-cell office:value="0.19301235675811768" office:value-type="float"/>
        </table:table-row>
        <table:table-row>
          <table:table-cell office:value="-0.006648633480072026" office:value-type="float"/>
          <table:table-cell office:value="-0.006648633480072026" office:value-type="float"/>
          <table:table-cell office:value="-0.006648633480072026" office:value-type="float"/>
          <table:table-cell office:value="-0.006648633480072026" office:value-type="float"/>
          <table:table-cell office:value="-0.006648633480072026" office:value-type="float"/>
          <table:table-cell office:value="-0.006648633480072026" office:value-type="float"/>
          <table:table-cell office:value="0.8684759814608889" office:value-type="float"/>
          <table:table-cell office:value="41" office:value-type="float"/>
          <table:table-cell office:value="0.468325138092041" office:value-type="float"/>
        </table:table-row>
        <table:table-row>
          <table:table-cell office:value="0.0018252372741699172" office:value-type="float"/>
          <table:table-cell office:value="0.0018252372741699172" office:value-type="float"/>
          <table:table-cell office:value="0.0018252372741699172" office:value-type="float"/>
          <table:table-cell office:value="0.0018252372741699172" office:value-type="float"/>
          <table:table-cell office:value="0.0018252372741699172" office:value-type="float"/>
          <table:table-cell office:value="0.0018252372741699172" office:value-type="float"/>
          <table:table-cell office:value="0.8892326409550749" office:value-type="float"/>
          <table:table-cell office:value="42" office:value-type="float"/>
          <table:table-cell office:value="0.8473870754241943" office:value-type="float"/>
        </table:table-row>
        <table:table-row>
          <table:table-cell office:value="0.005216395854949946" office:value-type="float"/>
          <table:table-cell office:value="0.005216395854949946" office:value-type="float"/>
          <table:table-cell office:value="0.005216395854949946" office:value-type="float"/>
          <table:table-cell office:value="0.005216395854949946" office:value-type="float"/>
          <table:table-cell office:value="0.005216395854949946" office:value-type="float"/>
          <table:table-cell office:value="0.005216395854949946" office:value-type="float"/>
          <table:table-cell office:value="0.8975392491148467" office:value-type="float"/>
          <table:table-cell office:value="43" office:value-type="float"/>
          <table:table-cell office:value="0.33911585807800293" office:value-type="float"/>
        </table:table-row>
        <table:table-row>
          <table:table-cell office:value="0.01278542041778564" office:value-type="float"/>
          <table:table-cell office:value="0.01278542041778564" office:value-type="float"/>
          <table:table-cell office:value="0.01278542041778564" office:value-type="float"/>
          <table:table-cell office:value="0.01278542041778564" office:value-type="float"/>
          <table:table-cell office:value="0.01278542041778564" office:value-type="float"/>
          <table:table-cell office:value="0.01278542041778564" office:value-type="float"/>
          <table:table-cell office:value="0.9160794971443867" office:value-type="float"/>
          <table:table-cell office:value="44" office:value-type="float"/>
          <table:table-cell office:value="0.7569024562835693" office:value-type="float"/>
        </table:table-row>
        <table:table-row>
          <table:table-cell office:value="0.007047696113586421" office:value-type="float"/>
          <table:table-cell office:value="0.007047696113586421" office:value-type="float"/>
          <table:table-cell office:value="0.007047696113586421" office:value-type="float"/>
          <table:table-cell office:value="0.007047696113586421" office:value-type="float"/>
          <table:table-cell office:value="0.007047696113586421" office:value-type="float"/>
          <table:table-cell office:value="0.007047696113586421" office:value-type="float"/>
          <table:table-cell office:value="0.902025000314333" office:value-type="float"/>
          <table:table-cell office:value="45" office:value-type="float"/>
          <table:table-cell office:value="-0.5737724304199219" office:value-type="float"/>
        </table:table-row>
        <table:table-row>
          <table:table-cell office:value="0.013472969532012935" office:value-type="float"/>
          <table:table-cell office:value="0.013472969532012935" office:value-type="float"/>
          <table:table-cell office:value="0.013472969532012935" office:value-type="float"/>
          <table:table-cell office:value="0.013472969532012935" office:value-type="float"/>
          <table:table-cell office:value="0.013472969532012935" office:value-type="float"/>
          <table:table-cell office:value="0.013472969532012935" office:value-type="float"/>
          <table:table-cell office:value="0.9177636416473461" office:value-type="float"/>
          <table:table-cell office:value="46" office:value-type="float"/>
          <table:table-cell office:value="0.6425273418426514" office:value-type="float"/>
        </table:table-row>
        <table:table-row>
          <table:table-cell office:value="0.02083830118179321" office:value-type="float"/>
          <table:table-cell office:value="0.02083830118179321" office:value-type="float"/>
          <table:table-cell office:value="0.02083830118179321" office:value-type="float"/>
          <table:table-cell office:value="0.02083830118179321" office:value-type="float"/>
          <table:table-cell office:value="0.02083830118179321" office:value-type="float"/>
          <table:table-cell office:value="0.02083830118179321" office:value-type="float"/>
          <table:table-cell office:value="0.9358049459756792" office:value-type="float"/>
          <table:table-cell office:value="47" office:value-type="float"/>
          <table:table-cell office:value="0.7365331649780273" office:value-type="float"/>
        </table:table-row>
        <table:table-row>
          <table:table-cell office:value="0.01598347425460815" office:value-type="float"/>
          <table:table-cell office:value="0.01598347425460815" office:value-type="float"/>
          <table:table-cell office:value="0.01598347425460815" office:value-type="float"/>
          <table:table-cell office:value="0.01598347425460815" office:value-type="float"/>
          <table:table-cell office:value="0.01598347425460815" office:value-type="float"/>
          <table:table-cell office:value="0.01598347425460815" office:value-type="float"/>
          <table:table-cell office:value="0.9239130972145518" office:value-type="float"/>
          <table:table-cell office:value="48" office:value-type="float"/>
          <table:table-cell office:value="-0.48548269271850586" office:value-type="float"/>
        </table:table-row>
        <table:table-row>
          <table:table-cell office:value="0.014477422237396238" office:value-type="float"/>
          <table:table-cell office:value="0.014477422237396238" office:value-type="float"/>
          <table:table-cell office:value="0.014477422237396238" office:value-type="float"/>
          <table:table-cell office:value="0.014477422237396238" office:value-type="float"/>
          <table:table-cell office:value="0.014477422237396238" office:value-type="float"/>
          <table:table-cell office:value="0.014477422237396238" office:value-type="float"/>
          <table:table-cell office:value="0.9202240382462934" office:value-type="float"/>
          <table:table-cell office:value="49" office:value-type="float"/>
          <table:table-cell office:value="-0.1506052017211914" office:value-type="float"/>
        </table:table-row>
        <table:table-row>
          <table:table-cell office:value="0.010849968194961545" office:value-type="float"/>
          <table:table-cell office:value="0.010849968194961545" office:value-type="float"/>
          <table:table-cell office:value="0.010849968194961545" office:value-type="float"/>
          <table:table-cell office:value="0.010849968194961545" office:value-type="float"/>
          <table:table-cell office:value="0.010849968194961545" office:value-type="float"/>
          <table:table-cell office:value="0.010849968194961545" office:value-type="float"/>
          <table:table-cell office:value="0.9113386267769322" office:value-type="float"/>
          <table:table-cell office:value="50" office:value-type="float"/>
          <table:table-cell office:value="-0.36274540424346924" office:value-type="float"/>
        </table:table-row>
      </table:table>
      <table:table table:name="3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7.407724857330322e-05" office:value-type="float"/>
          <table:table-cell office:value="-7.407724857330322e-05" office:value-type="float"/>
          <table:table-cell office:value="-7.407724857330322e-05" office:value-type="float"/>
          <table:table-cell office:value="-7.407724857330322e-05" office:value-type="float"/>
          <table:table-cell office:value="-7.407724857330322e-05" office:value-type="float"/>
          <table:table-cell office:value="-7.407724857330322e-05" office:value-type="float"/>
          <table:table-cell office:value="0.9483303780739532" office:value-type="float"/>
          <table:table-cell office:value="1" office:value-type="float"/>
          <table:table-cell office:value="-0.007407724857330322" office:value-type="float"/>
        </table:table-row>
        <table:table-row>
          <table:table-cell office:value="-0.0018327134847640992" office:value-type="float"/>
          <table:table-cell office:value="-0.0018327134847640992" office:value-type="float"/>
          <table:table-cell office:value="-0.0018327134847640992" office:value-type="float"/>
          <table:table-cell office:value="-0.0018327134847640992" office:value-type="float"/>
          <table:table-cell office:value="-0.0018327134847640992" office:value-type="float"/>
          <table:table-cell office:value="-0.0018327134847640992" office:value-type="float"/>
          <table:table-cell office:value="0.9526381394957893" office:value-type="float"/>
          <table:table-cell office:value="2" office:value-type="float"/>
          <table:table-cell office:value="-0.1758636236190796" office:value-type="float"/>
        </table:table-row>
        <table:table-row>
          <table:table-cell office:value="0.006206589341163635" office:value-type="float"/>
          <table:table-cell office:value="0.006206589341163635" office:value-type="float"/>
          <table:table-cell office:value="0.006206589341163635" office:value-type="float"/>
          <table:table-cell office:value="0.006206589341163635" office:value-type="float"/>
          <table:table-cell office:value="0.006206589341163635" office:value-type="float"/>
          <table:table-cell office:value="0.006206589341163635" office:value-type="float"/>
          <table:table-cell office:value="0.9329459496845516" office:value-type="float"/>
          <table:table-cell office:value="3" office:value-type="float"/>
          <table:table-cell office:value="0.8039302825927734" office:value-type="float"/>
        </table:table-row>
        <table:table-row>
          <table:table-cell office:value="0.008858547806739807" office:value-type="float"/>
          <table:table-cell office:value="0.008858547806739807" office:value-type="float"/>
          <table:table-cell office:value="0.008858547806739807" office:value-type="float"/>
          <table:table-cell office:value="0.008858547806739807" office:value-type="float"/>
          <table:table-cell office:value="0.008858547806739807" office:value-type="float"/>
          <table:table-cell office:value="0.008858547806739807" office:value-type="float"/>
          <table:table-cell office:value="0.9264500046248356" office:value-type="float"/>
          <table:table-cell office:value="4" office:value-type="float"/>
          <table:table-cell office:value="0.2651958465576172" office:value-type="float"/>
        </table:table-row>
        <table:table-row>
          <table:table-cell office:value="0.0164347106218338" office:value-type="float"/>
          <table:table-cell office:value="0.0164347106218338" office:value-type="float"/>
          <table:table-cell office:value="0.0164347106218338" office:value-type="float"/>
          <table:table-cell office:value="0.0164347106218338" office:value-type="float"/>
          <table:table-cell office:value="0.0164347106218338" office:value-type="float"/>
          <table:table-cell office:value="0.0164347106218338" office:value-type="float"/>
          <table:table-cell office:value="0.9078922715196076" office:value-type="float"/>
          <table:table-cell office:value="5" office:value-type="float"/>
          <table:table-cell office:value="0.7576162815093994" office:value-type="float"/>
        </table:table-row>
        <table:table-row>
          <table:table-cell office:value="0.018009030222892762" office:value-type="float"/>
          <table:table-cell office:value="0.018009030222892762" office:value-type="float"/>
          <table:table-cell office:value="0.018009030222892762" office:value-type="float"/>
          <table:table-cell office:value="0.018009030222892762" office:value-type="float"/>
          <table:table-cell office:value="0.018009030222892762" office:value-type="float"/>
          <table:table-cell office:value="0.018009030222892762" office:value-type="float"/>
          <table:table-cell office:value="0.9040359918049512" office:value-type="float"/>
          <table:table-cell office:value="6" office:value-type="float"/>
          <table:table-cell office:value="0.157431960105896" office:value-type="float"/>
        </table:table-row>
        <table:table-row>
          <table:table-cell office:value="0.013219646215438844" office:value-type="float"/>
          <table:table-cell office:value="0.013219646215438844" office:value-type="float"/>
          <table:table-cell office:value="0.013219646215438844" office:value-type="float"/>
          <table:table-cell office:value="0.013219646215438844" office:value-type="float"/>
          <table:table-cell office:value="0.013219646215438844" office:value-type="float"/>
          <table:table-cell office:value="0.013219646215438844" office:value-type="float"/>
          <table:table-cell office:value="0.9157675388054594" office:value-type="float"/>
          <table:table-cell office:value="7" office:value-type="float"/>
          <table:table-cell office:value="-0.47893840074539185" office:value-type="float"/>
        </table:table-row>
        <table:table-row>
          <table:table-cell office:value="0.00675896167755127" office:value-type="float"/>
          <table:table-cell office:value="0.00675896167755127" office:value-type="float"/>
          <table:table-cell office:value="0.00675896167755127" office:value-type="float"/>
          <table:table-cell office:value="0.00675896167755127" office:value-type="float"/>
          <table:table-cell office:value="0.00675896167755127" office:value-type="float"/>
          <table:table-cell office:value="0.00675896167755127" office:value-type="float"/>
          <table:table-cell office:value="0.9315929193123729" office:value-type="float"/>
          <table:table-cell office:value="8" office:value-type="float"/>
          <table:table-cell office:value="-0.6460684537887573" office:value-type="float"/>
        </table:table-row>
        <table:table-row>
          <table:table-cell office:value="-0.00314155638217926" office:value-type="float"/>
          <table:table-cell office:value="-0.00314155638217926" office:value-type="float"/>
          <table:table-cell office:value="-0.00314155638217926" office:value-type="float"/>
          <table:table-cell office:value="-0.00314155638217926" office:value-type="float"/>
          <table:table-cell office:value="-0.00314155638217926" office:value-type="float"/>
          <table:table-cell office:value="-0.00314155638217926" office:value-type="float"/>
          <table:table-cell office:value="0.9558441367479223" office:value-type="float"/>
          <table:table-cell office:value="9" office:value-type="float"/>
          <table:table-cell office:value="-0.990051805973053" office:value-type="float"/>
        </table:table-row>
        <table:table-row>
          <table:table-cell office:value="-0.0071320319175720214" office:value-type="float"/>
          <table:table-cell office:value="-0.0071320319175720214" office:value-type="float"/>
          <table:table-cell office:value="-0.0071320319175720214" office:value-type="float"/>
          <table:table-cell office:value="-0.0071320319175720214" office:value-type="float"/>
          <table:table-cell office:value="-0.0071320319175720214" office:value-type="float"/>
          <table:table-cell office:value="-0.0071320319175720214" office:value-type="float"/>
          <table:table-cell office:value="0.9656187656406942" office:value-type="float"/>
          <table:table-cell office:value="10" office:value-type="float"/>
          <table:table-cell office:value="-0.3990475535392761" office:value-type="float"/>
        </table:table-row>
        <table:table-row>
          <table:table-cell office:value="-0.010392513275146485" office:value-type="float"/>
          <table:table-cell office:value="-0.010392513275146485" office:value-type="float"/>
          <table:table-cell office:value="-0.010392513275146485" office:value-type="float"/>
          <table:table-cell office:value="-0.010392513275146485" office:value-type="float"/>
          <table:table-cell office:value="-0.010392513275146485" office:value-type="float"/>
          <table:table-cell office:value="-0.010392513275146485" office:value-type="float"/>
          <table:table-cell office:value="0.9736052812826086" office:value-type="float"/>
          <table:table-cell office:value="11" office:value-type="float"/>
          <table:table-cell office:value="-0.3260481357574463" office:value-type="float"/>
        </table:table-row>
        <table:table-row>
          <table:table-cell office:value="-0.01887189447879791" office:value-type="float"/>
          <table:table-cell office:value="-0.01887189447879791" office:value-type="float"/>
          <table:table-cell office:value="-0.01887189447879791" office:value-type="float"/>
          <table:table-cell office:value="-0.01887189447879791" office:value-type="float"/>
          <table:table-cell office:value="-0.01887189447879791" office:value-type="float"/>
          <table:table-cell office:value="-0.01887189447879791" office:value-type="float"/>
          <table:table-cell office:value="0.9943754385661012" office:value-type="float"/>
          <table:table-cell office:value="12" office:value-type="float"/>
          <table:table-cell office:value="-0.8479381203651428" office:value-type="float"/>
        </table:table-row>
        <table:table-row>
          <table:table-cell office:value="-0.02392699122428894" office:value-type="float"/>
          <table:table-cell office:value="-0.02392699122428894" office:value-type="float"/>
          <table:table-cell office:value="-0.02392699122428894" office:value-type="float"/>
          <table:table-cell office:value="-0.02392699122428894" office:value-type="float"/>
          <table:table-cell office:value="-0.02392699122428894" office:value-type="float"/>
          <table:table-cell office:value="-0.02392699122428894" office:value-type="float"/>
          <table:table-cell office:value="0.9932421538070418" office:value-type="float"/>
          <table:table-cell office:value="13" office:value-type="float"/>
          <table:table-cell office:value="-0.5055096745491028" office:value-type="float"/>
        </table:table-row>
        <table:table-row>
          <table:table-cell office:value="-0.02946523725986481" office:value-type="float"/>
          <table:table-cell office:value="-0.02946523725986481" office:value-type="float"/>
          <table:table-cell office:value="-0.02946523725986481" office:value-type="float"/>
          <table:table-cell office:value="-0.02946523725986481" office:value-type="float"/>
          <table:table-cell office:value="-0.02946523725986481" office:value-type="float"/>
          <table:table-cell office:value="-0.02946523725986481" office:value-type="float"/>
          <table:table-cell office:value="0.9796762769498891" office:value-type="float"/>
          <table:table-cell office:value="14" office:value-type="float"/>
          <table:table-cell office:value="-0.5538246035575867" office:value-type="float"/>
        </table:table-row>
        <table:table-row>
          <table:table-cell office:value="-0.02079188406467438" office:value-type="float"/>
          <table:table-cell office:value="-0.02079188406467438" office:value-type="float"/>
          <table:table-cell office:value="-0.02079188406467438" office:value-type="float"/>
          <table:table-cell office:value="-0.02079188406467438" office:value-type="float"/>
          <table:table-cell office:value="-0.02079188406467438" office:value-type="float"/>
          <table:table-cell office:value="-0.02079188406467438" office:value-type="float"/>
          <table:table-cell office:value="0.9990784333629562" office:value-type="float"/>
          <table:table-cell office:value="15" office:value-type="float"/>
          <table:table-cell office:value="0.867335319519043" office:value-type="float"/>
        </table:table-row>
      </table:table>
      <table:table table:name="3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555503129959106" office:value-type="float"/>
          <table:table-cell office:value="0.009555503129959106" office:value-type="float"/>
          <table:table-cell office:value="0.009555503129959106" office:value-type="float"/>
          <table:table-cell office:value="0.009555503129959106" office:value-type="float"/>
          <table:table-cell office:value="0.009555503129959106" office:value-type="float"/>
          <table:table-cell office:value="0.009555503129959106" office:value-type="float"/>
          <table:table-cell office:value="0.9400173303078777" office:value-type="float"/>
          <table:table-cell office:value="1" office:value-type="float"/>
          <table:table-cell office:value="0.9555503129959106" office:value-type="float"/>
        </table:table-row>
        <table:table-row>
          <table:table-cell office:value="0.002692953944206237" office:value-type="float"/>
          <table:table-cell office:value="0.002692953944206237" office:value-type="float"/>
          <table:table-cell office:value="0.002692953944206237" office:value-type="float"/>
          <table:table-cell office:value="0.002692953944206237" office:value-type="float"/>
          <table:table-cell office:value="0.002692953944206237" office:value-type="float"/>
          <table:table-cell office:value="0.002692953944206237" office:value-type="float"/>
          <table:table-cell office:value="0.9232075864680309" office:value-type="float"/>
          <table:table-cell office:value="2" office:value-type="float"/>
          <table:table-cell office:value="-0.6862549185752869" office:value-type="float"/>
        </table:table-row>
        <table:table-row>
          <table:table-cell office:value="0.004997064471244811" office:value-type="float"/>
          <table:table-cell office:value="0.004997064471244811" office:value-type="float"/>
          <table:table-cell office:value="0.004997064471244811" office:value-type="float"/>
          <table:table-cell office:value="0.004997064471244811" office:value-type="float"/>
          <table:table-cell office:value="0.004997064471244811" office:value-type="float"/>
          <table:table-cell office:value="0.004997064471244811" office:value-type="float"/>
          <table:table-cell office:value="0.9288514815702507" office:value-type="float"/>
          <table:table-cell office:value="3" office:value-type="float"/>
          <table:table-cell office:value="0.23041105270385742" office:value-type="float"/>
        </table:table-row>
        <table:table-row>
          <table:table-cell office:value="0.013547655940055846" office:value-type="float"/>
          <table:table-cell office:value="0.013547655940055846" office:value-type="float"/>
          <table:table-cell office:value="0.013547655940055846" office:value-type="float"/>
          <table:table-cell office:value="0.013547655940055846" office:value-type="float"/>
          <table:table-cell office:value="0.013547655940055846" office:value-type="float"/>
          <table:table-cell office:value="0.013547655940055846" office:value-type="float"/>
          <table:table-cell office:value="0.9497960676678326" office:value-type="float"/>
          <table:table-cell office:value="4" office:value-type="float"/>
          <table:table-cell office:value="0.8550591468811035" office:value-type="float"/>
        </table:table-row>
        <table:table-row>
          <table:table-cell office:value="0.008240567445755003" office:value-type="float"/>
          <table:table-cell office:value="0.008240567445755003" office:value-type="float"/>
          <table:table-cell office:value="0.008240567445755003" office:value-type="float"/>
          <table:table-cell office:value="0.008240567445755003" office:value-type="float"/>
          <table:table-cell office:value="0.008240567445755003" office:value-type="float"/>
          <table:table-cell office:value="0.008240567445755003" office:value-type="float"/>
          <table:table-cell office:value="0.9367964088370001" office:value-type="float"/>
          <table:table-cell office:value="5" office:value-type="float"/>
          <table:table-cell office:value="-0.5307088494300842" office:value-type="float"/>
        </table:table-row>
        <table:table-row>
          <table:table-cell office:value="0.009901064634323118" office:value-type="float"/>
          <table:table-cell office:value="0.009901064634323118" office:value-type="float"/>
          <table:table-cell office:value="0.009901064634323118" office:value-type="float"/>
          <table:table-cell office:value="0.009901064634323118" office:value-type="float"/>
          <table:table-cell office:value="0.009901064634323118" office:value-type="float"/>
          <table:table-cell office:value="0.009901064634323118" office:value-type="float"/>
          <table:table-cell office:value="0.940863779668318" office:value-type="float"/>
          <table:table-cell office:value="6" office:value-type="float"/>
          <table:table-cell office:value="0.16604971885681152" office:value-type="float"/>
        </table:table-row>
        <table:table-row>
          <table:table-cell office:value="0.01602880597114563" office:value-type="float"/>
          <table:table-cell office:value="0.01602880597114563" office:value-type="float"/>
          <table:table-cell office:value="0.01602880597114563" office:value-type="float"/>
          <table:table-cell office:value="0.01602880597114563" office:value-type="float"/>
          <table:table-cell office:value="0.01602880597114563" office:value-type="float"/>
          <table:table-cell office:value="0.01602880597114563" office:value-type="float"/>
          <table:table-cell office:value="0.9558736192192933" office:value-type="float"/>
          <table:table-cell office:value="7" office:value-type="float"/>
          <table:table-cell office:value="0.612774133682251" office:value-type="float"/>
        </table:table-row>
        <table:table-row>
          <table:table-cell office:value="0.02329917550086975" office:value-type="float"/>
          <table:table-cell office:value="0.02329917550086975" office:value-type="float"/>
          <table:table-cell office:value="0.02329917550086975" office:value-type="float"/>
          <table:table-cell office:value="0.02329917550086975" office:value-type="float"/>
          <table:table-cell office:value="0.02329917550086975" office:value-type="float"/>
          <table:table-cell office:value="0.02329917550086975" office:value-type="float"/>
          <table:table-cell office:value="0.9736823148085959" office:value-type="float"/>
          <table:table-cell office:value="8" office:value-type="float"/>
          <table:table-cell office:value="0.7270369529724121" office:value-type="float"/>
        </table:table-row>
        <table:table-row>
          <table:table-cell office:value="0.01380500853061676" office:value-type="float"/>
          <table:table-cell office:value="0.01380500853061676" office:value-type="float"/>
          <table:table-cell office:value="0.01380500853061676" office:value-type="float"/>
          <table:table-cell office:value="0.01380500853061676" office:value-type="float"/>
          <table:table-cell office:value="0.01380500853061676" office:value-type="float"/>
          <table:table-cell office:value="0.01380500853061676" office:value-type="float"/>
          <table:table-cell office:value="0.9504264501986903" office:value-type="float"/>
          <table:table-cell office:value="9" office:value-type="float"/>
          <table:table-cell office:value="-0.9494166970252991" office:value-type="float"/>
        </table:table-row>
        <table:table-row>
          <table:table-cell office:value="0.01730889141559601" office:value-type="float"/>
          <table:table-cell office:value="0.01730889141559601" office:value-type="float"/>
          <table:table-cell office:value="0.01730889141559601" office:value-type="float"/>
          <table:table-cell office:value="0.01730889141559601" office:value-type="float"/>
          <table:table-cell office:value="0.01730889141559601" office:value-type="float"/>
          <table:table-cell office:value="0.01730889141559601" office:value-type="float"/>
          <table:table-cell office:value="0.9590091753853605" office:value-type="float"/>
          <table:table-cell office:value="10" office:value-type="float"/>
          <table:table-cell office:value="0.3503882884979248" office:value-type="float"/>
        </table:table-row>
        <table:table-row>
          <table:table-cell office:value="0.008326390385627746" office:value-type="float"/>
          <table:table-cell office:value="0.008326390385627746" office:value-type="float"/>
          <table:table-cell office:value="0.008326390385627746" office:value-type="float"/>
          <table:table-cell office:value="0.008326390385627746" office:value-type="float"/>
          <table:table-cell office:value="0.008326390385627746" office:value-type="float"/>
          <table:table-cell office:value="0.008326390385627746" office:value-type="float"/>
          <table:table-cell office:value="0.937006631247914" office:value-type="float"/>
          <table:table-cell office:value="11" office:value-type="float"/>
          <table:table-cell office:value="-0.8982501029968262" office:value-type="float"/>
        </table:table-row>
        <table:table-row>
          <table:table-cell office:value="0.00886946976184845" office:value-type="float"/>
          <table:table-cell office:value="0.00886946976184845" office:value-type="float"/>
          <table:table-cell office:value="0.00886946976184845" office:value-type="float"/>
          <table:table-cell office:value="0.00886946976184845" office:value-type="float"/>
          <table:table-cell office:value="0.00886946976184845" office:value-type="float"/>
          <table:table-cell office:value="0.00886946976184845" office:value-type="float"/>
          <table:table-cell office:value="0.9383368986094837" office:value-type="float"/>
          <table:table-cell office:value="12" office:value-type="float"/>
          <table:table-cell office:value="0.05430793762207031" office:value-type="float"/>
        </table:table-row>
        <table:table-row>
          <table:table-cell office:value="0.005130043625831604" office:value-type="float"/>
          <table:table-cell office:value="0.005130043625831604" office:value-type="float"/>
          <table:table-cell office:value="0.005130043625831604" office:value-type="float"/>
          <table:table-cell office:value="0.005130043625831604" office:value-type="float"/>
          <table:table-cell office:value="0.005130043625831604" office:value-type="float"/>
          <table:table-cell office:value="0.005130043625831604" office:value-type="float"/>
          <table:table-cell office:value="0.929177212645415" office:value-type="float"/>
          <table:table-cell office:value="13" office:value-type="float"/>
          <table:table-cell office:value="-0.37394261360168457" office:value-type="float"/>
        </table:table-row>
        <table:table-row>
          <table:table-cell office:value="0.013381697535514832" office:value-type="float"/>
          <table:table-cell office:value="0.013381697535514832" office:value-type="float"/>
          <table:table-cell office:value="0.013381697535514832" office:value-type="float"/>
          <table:table-cell office:value="0.013381697535514832" office:value-type="float"/>
          <table:table-cell office:value="0.013381697535514832" office:value-type="float"/>
          <table:table-cell office:value="0.013381697535514832" office:value-type="float"/>
          <table:table-cell office:value="0.9493895542581808" office:value-type="float"/>
          <table:table-cell office:value="14" office:value-type="float"/>
          <table:table-cell office:value="0.8251653909683228" office:value-type="float"/>
        </table:table-row>
        <table:table-row>
          <table:table-cell office:value="0.004164021015167236" office:value-type="float"/>
          <table:table-cell office:value="0.004164021015167236" office:value-type="float"/>
          <table:table-cell office:value="0.004164021015167236" office:value-type="float"/>
          <table:table-cell office:value="0.004164021015167236" office:value-type="float"/>
          <table:table-cell office:value="0.004164021015167236" office:value-type="float"/>
          <table:table-cell office:value="0.004164021015167236" office:value-type="float"/>
          <table:table-cell office:value="0.926810950169296" office:value-type="float"/>
          <table:table-cell office:value="15" office:value-type="float"/>
          <table:table-cell office:value="-0.9217676520347595" office:value-type="float"/>
        </table:table-row>
        <table:table-row>
          <table:table-cell office:value="0.00863656997680664" office:value-type="float"/>
          <table:table-cell office:value="0.00863656997680664" office:value-type="float"/>
          <table:table-cell office:value="0.00863656997680664" office:value-type="float"/>
          <table:table-cell office:value="0.00863656997680664" office:value-type="float"/>
          <table:table-cell office:value="0.00863656997680664" office:value-type="float"/>
          <table:table-cell office:value="0.00863656997680664" office:value-type="float"/>
          <table:table-cell office:value="0.9377664129749272" office:value-type="float"/>
          <table:table-cell office:value="16" office:value-type="float"/>
          <table:table-cell office:value="0.44725489616394043" office:value-type="float"/>
        </table:table-row>
        <table:table-row>
          <table:table-cell office:value="0.015734243392944335" office:value-type="float"/>
          <table:table-cell office:value="0.015734243392944335" office:value-type="float"/>
          <table:table-cell office:value="0.015734243392944335" office:value-type="float"/>
          <table:table-cell office:value="0.015734243392944335" office:value-type="float"/>
          <table:table-cell office:value="0.015734243392944335" office:value-type="float"/>
          <table:table-cell office:value="0.015734243392944335" office:value-type="float"/>
          <table:table-cell office:value="0.9551520912053815" office:value-type="float"/>
          <table:table-cell office:value="17" office:value-type="float"/>
          <table:table-cell office:value="0.7097673416137695" office:value-type="float"/>
        </table:table-row>
        <table:table-row>
          <table:table-cell office:value="0.01561864674091339" office:value-type="float"/>
          <table:table-cell office:value="0.01561864674091339" office:value-type="float"/>
          <table:table-cell office:value="0.01561864674091339" office:value-type="float"/>
          <table:table-cell office:value="0.01561864674091339" office:value-type="float"/>
          <table:table-cell office:value="0.01561864674091339" office:value-type="float"/>
          <table:table-cell office:value="0.01561864674091339" office:value-type="float"/>
          <table:table-cell office:value="0.9548689383919315" office:value-type="float"/>
          <table:table-cell office:value="18" office:value-type="float"/>
          <table:table-cell office:value="-0.011559665203094482" office:value-type="float"/>
        </table:table-row>
        <table:table-row>
          <table:table-cell office:value="0.006515044569969175" office:value-type="float"/>
          <table:table-cell office:value="0.006515044569969175" office:value-type="float"/>
          <table:table-cell office:value="0.006515044569969175" office:value-type="float"/>
          <table:table-cell office:value="0.006515044569969175" office:value-type="float"/>
          <table:table-cell office:value="0.006515044569969175" office:value-type="float"/>
          <table:table-cell office:value="0.006515044569969175" office:value-type="float"/>
          <table:table-cell office:value="0.932569758251825" office:value-type="float"/>
          <table:table-cell office:value="19" office:value-type="float"/>
          <table:table-cell office:value="-0.9103602170944214" office:value-type="float"/>
        </table:table-row>
        <table:table-row>
          <table:table-cell office:value="0.012913169264793394" office:value-type="float"/>
          <table:table-cell office:value="0.012913169264793394" office:value-type="float"/>
          <table:table-cell office:value="0.012913169264793394" office:value-type="float"/>
          <table:table-cell office:value="0.012913169264793394" office:value-type="float"/>
          <table:table-cell office:value="0.012913169264793394" office:value-type="float"/>
          <table:table-cell office:value="0.012913169264793394" office:value-type="float"/>
          <table:table-cell office:value="0.9482418990648447" office:value-type="float"/>
          <table:table-cell office:value="20" office:value-type="float"/>
          <table:table-cell office:value="0.6398124694824219" office:value-type="float"/>
        </table:table-row>
        <table:table-row>
          <table:table-cell office:value="0.011004052758216856" office:value-type="float"/>
          <table:table-cell office:value="0.011004052758216856" office:value-type="float"/>
          <table:table-cell office:value="0.011004052758216856" office:value-type="float"/>
          <table:table-cell office:value="0.011004052758216856" office:value-type="float"/>
          <table:table-cell office:value="0.011004052758216856" office:value-type="float"/>
          <table:table-cell office:value="0.011004052758216856" office:value-type="float"/>
          <table:table-cell office:value="0.9435655377642074" office:value-type="float"/>
          <table:table-cell office:value="21" office:value-type="float"/>
          <table:table-cell office:value="-0.1909116506576538" office:value-type="float"/>
        </table:table-row>
        <table:table-row>
          <table:table-cell office:value="0.01600762069225311" office:value-type="float"/>
          <table:table-cell office:value="0.01600762069225311" office:value-type="float"/>
          <table:table-cell office:value="0.01600762069225311" office:value-type="float"/>
          <table:table-cell office:value="0.01600762069225311" office:value-type="float"/>
          <table:table-cell office:value="0.01600762069225311" office:value-type="float"/>
          <table:table-cell office:value="0.01600762069225311" office:value-type="float"/>
          <table:table-cell office:value="0.9558217260959481" office:value-type="float"/>
          <table:table-cell office:value="22" office:value-type="float"/>
          <table:table-cell office:value="0.5003567934036255" office:value-type="float"/>
        </table:table-row>
        <table:table-row>
          <table:table-cell office:value="0.006259607076644894" office:value-type="float"/>
          <table:table-cell office:value="0.006259607076644894" office:value-type="float"/>
          <table:table-cell office:value="0.006259607076644894" office:value-type="float"/>
          <table:table-cell office:value="0.006259607076644894" office:value-type="float"/>
          <table:table-cell office:value="0.006259607076644894" office:value-type="float"/>
          <table:table-cell office:value="0.006259607076644894" office:value-type="float"/>
          <table:table-cell office:value="0.9319440667320049" office:value-type="float"/>
          <table:table-cell office:value="23" office:value-type="float"/>
          <table:table-cell office:value="-0.9748013615608215" office:value-type="float"/>
        </table:table-row>
        <table:table-row>
          <table:table-cell office:value="0.010680937767028805" office:value-type="float"/>
          <table:table-cell office:value="0.010680937767028805" office:value-type="float"/>
          <table:table-cell office:value="0.010680937767028805" office:value-type="float"/>
          <table:table-cell office:value="0.010680937767028805" office:value-type="float"/>
          <table:table-cell office:value="0.010680937767028805" office:value-type="float"/>
          <table:table-cell office:value="0.010680937767028805" office:value-type="float"/>
          <table:table-cell office:value="0.9427740709075528" office:value-type="float"/>
          <table:table-cell office:value="24" office:value-type="float"/>
          <table:table-cell office:value="0.4421330690383911" office:value-type="float"/>
        </table:table-row>
        <table:table-row>
          <table:table-cell office:value="0.011067192554473873" office:value-type="float"/>
          <table:table-cell office:value="0.011067192554473873" office:value-type="float"/>
          <table:table-cell office:value="0.011067192554473873" office:value-type="float"/>
          <table:table-cell office:value="0.011067192554473873" office:value-type="float"/>
          <table:table-cell office:value="0.011067192554473873" office:value-type="float"/>
          <table:table-cell office:value="0.011067192554473873" office:value-type="float"/>
          <table:table-cell office:value="0.9437201980475004" office:value-type="float"/>
          <table:table-cell office:value="25" office:value-type="float"/>
          <table:table-cell office:value="0.038625478744506836" office:value-type="float"/>
        </table:table-row>
        <table:table-row>
          <table:table-cell office:value="0.005745136141777034" office:value-type="float"/>
          <table:table-cell office:value="0.005745136141777034" office:value-type="float"/>
          <table:table-cell office:value="0.005745136141777034" office:value-type="float"/>
          <table:table-cell office:value="0.005745136141777034" office:value-type="float"/>
          <table:table-cell office:value="0.005745136141777034" office:value-type="float"/>
          <table:table-cell office:value="0.005745136141777034" office:value-type="float"/>
          <table:table-cell office:value="0.930683875454086" office:value-type="float"/>
          <table:table-cell office:value="26" office:value-type="float"/>
          <table:table-cell office:value="-0.5322056412696838" office:value-type="float"/>
        </table:table-row>
        <table:table-row>
          <table:table-cell office:value="0.009640312790870662" office:value-type="float"/>
          <table:table-cell office:value="0.009640312790870662" office:value-type="float"/>
          <table:table-cell office:value="0.009640312790870662" office:value-type="float"/>
          <table:table-cell office:value="0.009640312790870662" office:value-type="float"/>
          <table:table-cell office:value="0.009640312790870662" office:value-type="float"/>
          <table:table-cell office:value="0.009640312790870662" office:value-type="float"/>
          <table:table-cell office:value="0.9402250707023695" office:value-type="float"/>
          <table:table-cell office:value="27" office:value-type="float"/>
          <table:table-cell office:value="0.3895176649093628" office:value-type="float"/>
        </table:table-row>
        <table:table-row>
          <table:table-cell office:value="0.0007941204309463452" office:value-type="float"/>
          <table:table-cell office:value="0.0007941204309463452" office:value-type="float"/>
          <table:table-cell office:value="0.0007941204309463452" office:value-type="float"/>
          <table:table-cell office:value="0.0007941204309463452" office:value-type="float"/>
          <table:table-cell office:value="0.0007941204309463452" office:value-type="float"/>
          <table:table-cell office:value="0.0007941204309463452" office:value-type="float"/>
          <table:table-cell office:value="0.9185564132540479" office:value-type="float"/>
          <table:table-cell office:value="28" office:value-type="float"/>
          <table:table-cell office:value="-0.8846192359924316" office:value-type="float"/>
        </table:table-row>
        <table:table-row>
          <table:table-cell office:value="0.00804506123065948" office:value-type="float"/>
          <table:table-cell office:value="0.00804506123065948" office:value-type="float"/>
          <table:table-cell office:value="0.00804506123065948" office:value-type="float"/>
          <table:table-cell office:value="0.00804506123065948" office:value-type="float"/>
          <table:table-cell office:value="0.00804506123065948" office:value-type="float"/>
          <table:table-cell office:value="0.00804506123065948" office:value-type="float"/>
          <table:table-cell office:value="0.9363175183684733" office:value-type="float"/>
          <table:table-cell office:value="29" office:value-type="float"/>
          <table:table-cell office:value="0.7250940799713135" office:value-type="float"/>
        </table:table-row>
        <table:table-row>
          <table:table-cell office:value="0.004329391121864314" office:value-type="float"/>
          <table:table-cell office:value="0.004329391121864314" office:value-type="float"/>
          <table:table-cell office:value="0.004329391121864314" office:value-type="float"/>
          <table:table-cell office:value="0.004329391121864314" office:value-type="float"/>
          <table:table-cell office:value="0.004329391121864314" office:value-type="float"/>
          <table:table-cell office:value="0.004329391121864314" office:value-type="float"/>
          <table:table-cell office:value="0.9272160225494135" office:value-type="float"/>
          <table:table-cell office:value="30" office:value-type="float"/>
          <table:table-cell office:value="-0.3715670108795166" office:value-type="float"/>
        </table:table-row>
        <table:table-row>
          <table:table-cell office:value="0.00804057896137237" office:value-type="float"/>
          <table:table-cell office:value="0.00804057896137237" office:value-type="float"/>
          <table:table-cell office:value="0.00804057896137237" office:value-type="float"/>
          <table:table-cell office:value="0.00804057896137237" office:value-type="float"/>
          <table:table-cell office:value="0.00804057896137237" office:value-type="float"/>
          <table:table-cell office:value="0.00804057896137237" office:value-type="float"/>
          <table:table-cell office:value="0.9363065390958302" office:value-type="float"/>
          <table:table-cell office:value="31" office:value-type="float"/>
          <table:table-cell office:value="0.37111878395080566" office:value-type="float"/>
        </table:table-row>
        <table:table-row>
          <table:table-cell office:value="0.017839048504829404" office:value-type="float"/>
          <table:table-cell office:value="0.017839048504829404" office:value-type="float"/>
          <table:table-cell office:value="0.017839048504829404" office:value-type="float"/>
          <table:table-cell office:value="0.017839048504829404" office:value-type="float"/>
          <table:table-cell office:value="0.017839048504829404" office:value-type="float"/>
          <table:table-cell office:value="0.017839048504829404" office:value-type="float"/>
          <table:table-cell office:value="0.9603077897375015" office:value-type="float"/>
          <table:table-cell office:value="32" office:value-type="float"/>
          <table:table-cell office:value="0.9798469543457031" office:value-type="float"/>
        </table:table-row>
        <table:table-row>
          <table:table-cell office:value="0.027203817963600156" office:value-type="float"/>
          <table:table-cell office:value="0.027203817963600156" office:value-type="float"/>
          <table:table-cell office:value="0.027203817963600156" office:value-type="float"/>
          <table:table-cell office:value="0.027203817963600156" office:value-type="float"/>
          <table:table-cell office:value="0.027203817963600156" office:value-type="float"/>
          <table:table-cell office:value="0.027203817963600156" office:value-type="float"/>
          <table:table-cell office:value="0.9832466964702896" office:value-type="float"/>
          <table:table-cell office:value="33" office:value-type="float"/>
          <table:table-cell office:value="0.9364769458770752" office:value-type="float"/>
        </table:table-row>
        <table:table-row>
          <table:table-cell office:value="0.01746784210205078" office:value-type="float"/>
          <table:table-cell office:value="0.01746784210205078" office:value-type="float"/>
          <table:table-cell office:value="0.01746784210205078" office:value-type="float"/>
          <table:table-cell office:value="0.01746784210205078" office:value-type="float"/>
          <table:table-cell office:value="0.01746784210205078" office:value-type="float"/>
          <table:table-cell office:value="0.01746784210205078" office:value-type="float"/>
          <table:table-cell office:value="0.9593985234614398" office:value-type="float"/>
          <table:table-cell office:value="34" office:value-type="float"/>
          <table:table-cell office:value="-0.9735975861549377" office:value-type="float"/>
        </table:table-row>
        <table:table-row>
          <table:table-cell office:value="0.018588947057723997" office:value-type="float"/>
          <table:table-cell office:value="0.018588947057723997" office:value-type="float"/>
          <table:table-cell office:value="0.018588947057723997" office:value-type="float"/>
          <table:table-cell office:value="0.018588947057723997" office:value-type="float"/>
          <table:table-cell office:value="0.018588947057723997" office:value-type="float"/>
          <table:table-cell office:value="0.018588947057723997" office:value-type="float"/>
          <table:table-cell office:value="0.9621446585509448" office:value-type="float"/>
          <table:table-cell office:value="35" office:value-type="float"/>
          <table:table-cell office:value="0.11211049556732178" office:value-type="float"/>
        </table:table-row>
        <table:table-row>
          <table:table-cell office:value="0.019338891506195065" office:value-type="float"/>
          <table:table-cell office:value="0.019338891506195065" office:value-type="float"/>
          <table:table-cell office:value="0.019338891506195065" office:value-type="float"/>
          <table:table-cell office:value="0.019338891506195065" office:value-type="float"/>
          <table:table-cell office:value="0.019338891506195065" office:value-type="float"/>
          <table:table-cell office:value="0.019338891506195065" office:value-type="float"/>
          <table:table-cell office:value="0.9639816397851318" office:value-type="float"/>
          <table:table-cell office:value="36" office:value-type="float"/>
          <table:table-cell office:value="0.07499444484710693" office:value-type="float"/>
        </table:table-row>
        <table:table-row>
          <table:table-cell office:value="0.02177026033401489" office:value-type="float"/>
          <table:table-cell office:value="0.02177026033401489" office:value-type="float"/>
          <table:table-cell office:value="0.02177026033401489" office:value-type="float"/>
          <table:table-cell office:value="0.02177026033401489" office:value-type="float"/>
          <table:table-cell office:value="0.02177026033401489" office:value-type="float"/>
          <table:table-cell office:value="0.02177026033401489" office:value-type="float"/>
          <table:table-cell office:value="0.9699372527897993" office:value-type="float"/>
          <table:table-cell office:value="37" office:value-type="float"/>
          <table:table-cell office:value="0.24313688278198242" office:value-type="float"/>
        </table:table-row>
        <table:table-row>
          <table:table-cell office:value="0.012773568034172053" office:value-type="float"/>
          <table:table-cell office:value="0.012773568034172053" office:value-type="float"/>
          <table:table-cell office:value="0.012773568034172053" office:value-type="float"/>
          <table:table-cell office:value="0.012773568034172053" office:value-type="float"/>
          <table:table-cell office:value="0.012773568034172053" office:value-type="float"/>
          <table:table-cell office:value="0.012773568034172053" office:value-type="float"/>
          <table:table-cell office:value="0.9478999472823578" office:value-type="float"/>
          <table:table-cell office:value="38" office:value-type="float"/>
          <table:table-cell office:value="-0.8996692299842834" office:value-type="float"/>
        </table:table-row>
        <table:table-row>
          <table:table-cell office:value="0.013424354195594783" office:value-type="float"/>
          <table:table-cell office:value="0.013424354195594783" office:value-type="float"/>
          <table:table-cell office:value="0.013424354195594783" office:value-type="float"/>
          <table:table-cell office:value="0.013424354195594783" office:value-type="float"/>
          <table:table-cell office:value="0.013424354195594783" office:value-type="float"/>
          <table:table-cell office:value="0.013424354195594783" office:value-type="float"/>
          <table:table-cell office:value="0.949494041309508" office:value-type="float"/>
          <table:table-cell office:value="39" office:value-type="float"/>
          <table:table-cell office:value="0.06507861614227295" office:value-type="float"/>
        </table:table-row>
        <table:table-row>
          <table:table-cell office:value="0.022276379466056817" office:value-type="float"/>
          <table:table-cell office:value="0.022276379466056817" office:value-type="float"/>
          <table:table-cell office:value="0.022276379466056817" office:value-type="float"/>
          <table:table-cell office:value="0.022276379466056817" office:value-type="float"/>
          <table:table-cell office:value="0.022276379466056817" office:value-type="float"/>
          <table:table-cell office:value="0.022276379466056817" office:value-type="float"/>
          <table:table-cell office:value="0.9711769864123623" office:value-type="float"/>
          <table:table-cell office:value="40" office:value-type="float"/>
          <table:table-cell office:value="0.8852025270462036" office:value-type="float"/>
        </table:table-row>
        <table:table-row>
          <table:table-cell office:value="0.017141011953353876" office:value-type="float"/>
          <table:table-cell office:value="0.017141011953353876" office:value-type="float"/>
          <table:table-cell office:value="0.017141011953353876" office:value-type="float"/>
          <table:table-cell office:value="0.017141011953353876" office:value-type="float"/>
          <table:table-cell office:value="0.017141011953353876" office:value-type="float"/>
          <table:table-cell office:value="0.017141011953353876" office:value-type="float"/>
          <table:table-cell office:value="0.9585979563645745" office:value-type="float"/>
          <table:table-cell office:value="41" office:value-type="float"/>
          <table:table-cell office:value="-0.5135367512702942" office:value-type="float"/>
        </table:table-row>
        <table:table-row>
          <table:table-cell office:value="0.022669223546981806" office:value-type="float"/>
          <table:table-cell office:value="0.022669223546981806" office:value-type="float"/>
          <table:table-cell office:value="0.022669223546981806" office:value-type="float"/>
          <table:table-cell office:value="0.022669223546981806" office:value-type="float"/>
          <table:table-cell office:value="0.022669223546981806" office:value-type="float"/>
          <table:table-cell office:value="0.022669223546981806" office:value-type="float"/>
          <table:table-cell office:value="0.9721392539591012" office:value-type="float"/>
          <table:table-cell office:value="42" office:value-type="float"/>
          <table:table-cell office:value="0.552821159362793" office:value-type="float"/>
        </table:table-row>
        <table:table-row>
          <table:table-cell office:value="0.014201667904853815" office:value-type="float"/>
          <table:table-cell office:value="0.014201667904853815" office:value-type="float"/>
          <table:table-cell office:value="0.014201667904853815" office:value-type="float"/>
          <table:table-cell office:value="0.014201667904853815" office:value-type="float"/>
          <table:table-cell office:value="0.014201667904853815" office:value-type="float"/>
          <table:table-cell office:value="0.014201667904853815" office:value-type="float"/>
          <table:table-cell office:value="0.9513980632672627" office:value-type="float"/>
          <table:table-cell office:value="43" office:value-type="float"/>
          <table:table-cell office:value="-0.8467555642127991" office:value-type="float"/>
        </table:table-row>
        <table:table-row>
          <table:table-cell office:value="0.01641282975673675" office:value-type="float"/>
          <table:table-cell office:value="0.01641282975673675" office:value-type="float"/>
          <table:table-cell office:value="0.01641282975673675" office:value-type="float"/>
          <table:table-cell office:value="0.01641282975673675" office:value-type="float"/>
          <table:table-cell office:value="0.01641282975673675" office:value-type="float"/>
          <table:table-cell office:value="0.01641282975673675" office:value-type="float"/>
          <table:table-cell office:value="0.9568142815430835" office:value-type="float"/>
          <table:table-cell office:value="44" office:value-type="float"/>
          <table:table-cell office:value="0.22111618518829346" office:value-type="float"/>
        </table:table-row>
        <table:table-row>
          <table:table-cell office:value="0.018525887131690975" office:value-type="float"/>
          <table:table-cell office:value="0.018525887131690975" office:value-type="float"/>
          <table:table-cell office:value="0.018525887131690975" office:value-type="float"/>
          <table:table-cell office:value="0.018525887131690975" office:value-type="float"/>
          <table:table-cell office:value="0.018525887131690975" office:value-type="float"/>
          <table:table-cell office:value="0.018525887131690975" office:value-type="float"/>
          <table:table-cell office:value="0.9619901939089462" office:value-type="float"/>
          <table:table-cell office:value="45" office:value-type="float"/>
          <table:table-cell office:value="0.21130573749542236" office:value-type="float"/>
        </table:table-row>
        <table:table-row>
          <table:table-cell office:value="0.01631225168704986" office:value-type="float"/>
          <table:table-cell office:value="0.01631225168704986" office:value-type="float"/>
          <table:table-cell office:value="0.01631225168704986" office:value-type="float"/>
          <table:table-cell office:value="0.01631225168704986" office:value-type="float"/>
          <table:table-cell office:value="0.01631225168704986" office:value-type="float"/>
          <table:table-cell office:value="0.01631225168704986" office:value-type="float"/>
          <table:table-cell office:value="0.9565679165930365" office:value-type="float"/>
          <table:table-cell office:value="46" office:value-type="float"/>
          <table:table-cell office:value="-0.22136354446411133" office:value-type="float"/>
        </table:table-row>
        <table:table-row>
          <table:table-cell office:value="0.016123906970024103" office:value-type="float"/>
          <table:table-cell office:value="0.016123906970024103" office:value-type="float"/>
          <table:table-cell office:value="0.016123906970024103" office:value-type="float"/>
          <table:table-cell office:value="0.016123906970024103" office:value-type="float"/>
          <table:table-cell office:value="0.016123906970024103" office:value-type="float"/>
          <table:table-cell office:value="0.016123906970024103" office:value-type="float"/>
          <table:table-cell office:value="0.9561065681405745" office:value-type="float"/>
          <table:table-cell office:value="47" office:value-type="float"/>
          <table:table-cell office:value="-0.018834471702575684" office:value-type="float"/>
        </table:table-row>
        <table:table-row>
          <table:table-cell office:value="0.01848216831684112" office:value-type="float"/>
          <table:table-cell office:value="0.01848216831684112" office:value-type="float"/>
          <table:table-cell office:value="0.01848216831684112" office:value-type="float"/>
          <table:table-cell office:value="0.01848216831684112" office:value-type="float"/>
          <table:table-cell office:value="0.01848216831684112" office:value-type="float"/>
          <table:table-cell office:value="0.01848216831684112" office:value-type="float"/>
          <table:table-cell office:value="0.9618831051204049" office:value-type="float"/>
          <table:table-cell office:value="48" office:value-type="float"/>
          <table:table-cell office:value="0.23582613468170166" office:value-type="float"/>
        </table:table-row>
        <table:table-row>
          <table:table-cell office:value="0.022979777455329888" office:value-type="float"/>
          <table:table-cell office:value="0.022979777455329888" office:value-type="float"/>
          <table:table-cell office:value="0.022979777455329888" office:value-type="float"/>
          <table:table-cell office:value="0.022979777455329888" office:value-type="float"/>
          <table:table-cell office:value="0.022979777455329888" office:value-type="float"/>
          <table:table-cell office:value="0.022979777455329888" office:value-type="float"/>
          <table:table-cell office:value="0.972899952572181" office:value-type="float"/>
          <table:table-cell office:value="49" office:value-type="float"/>
          <table:table-cell office:value="0.44976091384887695" office:value-type="float"/>
        </table:table-row>
        <table:table-row>
          <table:table-cell office:value="0.015865803956985468" office:value-type="float"/>
          <table:table-cell office:value="0.015865803956985468" office:value-type="float"/>
          <table:table-cell office:value="0.015865803956985468" office:value-type="float"/>
          <table:table-cell office:value="0.015865803956985468" office:value-type="float"/>
          <table:table-cell office:value="0.015865803956985468" office:value-type="float"/>
          <table:table-cell office:value="0.015865803956985468" office:value-type="float"/>
          <table:table-cell office:value="0.955474347457555" office:value-type="float"/>
          <table:table-cell office:value="50" office:value-type="float"/>
          <table:table-cell office:value="-0.7113973498344421" office:value-type="float"/>
        </table:table-row>
      </table:table>
      <table:table table:name="4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699044823646545" office:value-type="float"/>
          <table:table-cell office:value="-0.009699044823646545" office:value-type="float"/>
          <table:table-cell office:value="-0.009699044823646545" office:value-type="float"/>
          <table:table-cell office:value="-0.009699044823646545" office:value-type="float"/>
          <table:table-cell office:value="-0.009699044823646545" office:value-type="float"/>
          <table:table-cell office:value="-0.009699044823646545" office:value-type="float"/>
          <table:table-cell office:value="0.974492090788284" office:value-type="float"/>
          <table:table-cell office:value="1" office:value-type="float"/>
          <table:table-cell office:value="-0.9699044823646545" office:value-type="float"/>
        </table:table-row>
        <table:table-row>
          <table:table-cell office:value="-0.016655486822128297" office:value-type="float"/>
          <table:table-cell office:value="-0.016655486822128297" office:value-type="float"/>
          <table:table-cell office:value="-0.016655486822128297" office:value-type="float"/>
          <table:table-cell office:value="-0.016655486822128297" office:value-type="float"/>
          <table:table-cell office:value="-0.016655486822128297" office:value-type="float"/>
          <table:table-cell office:value="-0.016655486822128297" office:value-type="float"/>
          <table:table-cell office:value="0.9915318241098311" office:value-type="float"/>
          <table:table-cell office:value="2" office:value-type="float"/>
          <table:table-cell office:value="-0.695644199848175" office:value-type="float"/>
        </table:table-row>
        <table:table-row>
          <table:table-cell office:value="-0.011413835287094116" office:value-type="float"/>
          <table:table-cell office:value="-0.011413835287094116" office:value-type="float"/>
          <table:table-cell office:value="-0.011413835287094116" office:value-type="float"/>
          <table:table-cell office:value="-0.011413835287094116" office:value-type="float"/>
          <table:table-cell office:value="-0.011413835287094116" office:value-type="float"/>
          <table:table-cell office:value="-0.011413835287094116" office:value-type="float"/>
          <table:table-cell office:value="0.9786924524395212" office:value-type="float"/>
          <table:table-cell office:value="3" office:value-type="float"/>
          <table:table-cell office:value="0.524165153503418" office:value-type="float"/>
        </table:table-row>
        <table:table-row>
          <table:table-cell office:value="-0.0024320042133331304" office:value-type="float"/>
          <table:table-cell office:value="-0.0024320042133331304" office:value-type="float"/>
          <table:table-cell office:value="-0.0024320042133331304" office:value-type="float"/>
          <table:table-cell office:value="-0.0024320042133331304" office:value-type="float"/>
          <table:table-cell office:value="-0.0024320042133331304" office:value-type="float"/>
          <table:table-cell office:value="-0.0024320042133331304" office:value-type="float"/>
          <table:table-cell office:value="0.9566915493529324" office:value-type="float"/>
          <table:table-cell office:value="4" office:value-type="float"/>
          <table:table-cell office:value="0.8981831073760986" office:value-type="float"/>
        </table:table-row>
        <table:table-row>
          <table:table-cell office:value="-0.00786312758922577" office:value-type="float"/>
          <table:table-cell office:value="-0.00786312758922577" office:value-type="float"/>
          <table:table-cell office:value="-0.00786312758922577" office:value-type="float"/>
          <table:table-cell office:value="-0.00786312758922577" office:value-type="float"/>
          <table:table-cell office:value="-0.00786312758922577" office:value-type="float"/>
          <table:table-cell office:value="-0.00786312758922577" office:value-type="float"/>
          <table:table-cell office:value="0.9699950303539714" office:value-type="float"/>
          <table:table-cell office:value="5" office:value-type="float"/>
          <table:table-cell office:value="-0.5431123375892639" office:value-type="float"/>
        </table:table-row>
        <table:table-row>
          <table:table-cell office:value="-0.017346479296684265" office:value-type="float"/>
          <table:table-cell office:value="-0.017346479296684265" office:value-type="float"/>
          <table:table-cell office:value="-0.017346479296684265" office:value-type="float"/>
          <table:table-cell office:value="-0.017346479296684265" office:value-type="float"/>
          <table:table-cell office:value="-0.017346479296684265" office:value-type="float"/>
          <table:table-cell office:value="-0.017346479296684265" office:value-type="float"/>
          <table:table-cell office:value="0.9932244030885964" office:value-type="float"/>
          <table:table-cell office:value="6" office:value-type="float"/>
          <table:table-cell office:value="-0.9483351707458496" office:value-type="float"/>
        </table:table-row>
        <table:table-row>
          <table:table-cell office:value="-0.012273826003074646" office:value-type="float"/>
          <table:table-cell office:value="-0.012273826003074646" office:value-type="float"/>
          <table:table-cell office:value="-0.012273826003074646" office:value-type="float"/>
          <table:table-cell office:value="-0.012273826003074646" office:value-type="float"/>
          <table:table-cell office:value="-0.012273826003074646" office:value-type="float"/>
          <table:table-cell office:value="-0.012273826003074646" office:value-type="float"/>
          <table:table-cell office:value="0.9807989908772043" office:value-type="float"/>
          <table:table-cell office:value="7" office:value-type="float"/>
          <table:table-cell office:value="0.5072653293609619" office:value-type="float"/>
        </table:table-row>
        <table:table-row>
          <table:table-cell office:value="-0.019412646889686587" office:value-type="float"/>
          <table:table-cell office:value="-0.019412646889686587" office:value-type="float"/>
          <table:table-cell office:value="-0.019412646889686587" office:value-type="float"/>
          <table:table-cell office:value="-0.019412646889686587" office:value-type="float"/>
          <table:table-cell office:value="-0.019412646889686587" office:value-type="float"/>
          <table:table-cell office:value="-0.019412646889686587" office:value-type="float"/>
          <table:table-cell office:value="0.9982854594145265" office:value-type="float"/>
          <table:table-cell office:value="8" office:value-type="float"/>
          <table:table-cell office:value="-0.7138820886611938" office:value-type="float"/>
        </table:table-row>
      </table:table>
      <table:table table:name="4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784507751464844" office:value-type="float"/>
          <table:table-cell office:value="-0.004784507751464844" office:value-type="float"/>
          <table:table-cell office:value="-0.004784507751464844" office:value-type="float"/>
          <table:table-cell office:value="-0.004784507751464844" office:value-type="float"/>
          <table:table-cell office:value="-0.004784507751464844" office:value-type="float"/>
          <table:table-cell office:value="-0.004784507751464844" office:value-type="float"/>
          <table:table-cell office:value="0.8694281659656871" office:value-type="float"/>
          <table:table-cell office:value="1" office:value-type="float"/>
          <table:table-cell office:value="-0.4784507751464844" office:value-type="float"/>
        </table:table-row>
        <table:table-row>
          <table:table-cell office:value="0.003618495464324951" office:value-type="float"/>
          <table:table-cell office:value="0.003618495464324951" office:value-type="float"/>
          <table:table-cell office:value="0.003618495464324951" office:value-type="float"/>
          <table:table-cell office:value="0.003618495464324951" office:value-type="float"/>
          <table:table-cell office:value="0.003618495464324951" office:value-type="float"/>
          <table:table-cell office:value="0.003618495464324951" office:value-type="float"/>
          <table:table-cell office:value="0.8900112361513383" office:value-type="float"/>
          <table:table-cell office:value="2" office:value-type="float"/>
          <table:table-cell office:value="0.8403003215789795" office:value-type="float"/>
        </table:table-row>
        <table:table-row>
          <table:table-cell office:value="-0.005498225092887879" office:value-type="float"/>
          <table:table-cell office:value="-0.005498225092887879" office:value-type="float"/>
          <table:table-cell office:value="-0.005498225092887879" office:value-type="float"/>
          <table:table-cell office:value="-0.005498225092887879" office:value-type="float"/>
          <table:table-cell office:value="-0.005498225092887879" office:value-type="float"/>
          <table:table-cell office:value="-0.005498225092887879" office:value-type="float"/>
          <table:table-cell office:value="0.8676799226586249" office:value-type="float"/>
          <table:table-cell office:value="3" office:value-type="float"/>
          <table:table-cell office:value="-0.911672055721283" office:value-type="float"/>
        </table:table-row>
        <table:table-row>
          <table:table-cell office:value="-0.012851657271385193" office:value-type="float"/>
          <table:table-cell office:value="-0.012851657271385193" office:value-type="float"/>
          <table:table-cell office:value="-0.012851657271385193" office:value-type="float"/>
          <table:table-cell office:value="-0.012851657271385193" office:value-type="float"/>
          <table:table-cell office:value="-0.012851657271385193" office:value-type="float"/>
          <table:table-cell office:value="-0.012851657271385193" office:value-type="float"/>
          <table:table-cell office:value="0.849667765963144" office:value-type="float"/>
          <table:table-cell office:value="4" office:value-type="float"/>
          <table:table-cell office:value="-0.7353432178497314" office:value-type="float"/>
        </table:table-row>
        <table:table-row>
          <table:table-cell office:value="-0.013132056593894959" office:value-type="float"/>
          <table:table-cell office:value="-0.013132056593894959" office:value-type="float"/>
          <table:table-cell office:value="-0.013132056593894959" office:value-type="float"/>
          <table:table-cell office:value="-0.013132056593894959" office:value-type="float"/>
          <table:table-cell office:value="-0.013132056593894959" office:value-type="float"/>
          <table:table-cell office:value="-0.013132056593894959" office:value-type="float"/>
          <table:table-cell office:value="0.848980930698773" office:value-type="float"/>
          <table:table-cell office:value="5" office:value-type="float"/>
          <table:table-cell office:value="-0.028039932250976562" office:value-type="float"/>
        </table:table-row>
        <table:table-row>
          <table:table-cell office:value="-0.022110105752944947" office:value-type="float"/>
          <table:table-cell office:value="-0.022110105752944947" office:value-type="float"/>
          <table:table-cell office:value="-0.022110105752944947" office:value-type="float"/>
          <table:table-cell office:value="-0.022110105752944947" office:value-type="float"/>
          <table:table-cell office:value="-0.022110105752944947" office:value-type="float"/>
          <table:table-cell office:value="-0.022110105752944947" office:value-type="float"/>
          <table:table-cell office:value="0.8269892913734769" office:value-type="float"/>
          <table:table-cell office:value="6" office:value-type="float"/>
          <table:table-cell office:value="-0.8978049159049988" office:value-type="float"/>
        </table:table-row>
        <table:table-row>
          <table:table-cell office:value="-0.028713020086288454" office:value-type="float"/>
          <table:table-cell office:value="-0.028713020086288454" office:value-type="float"/>
          <table:table-cell office:value="-0.028713020086288454" office:value-type="float"/>
          <table:table-cell office:value="-0.028713020086288454" office:value-type="float"/>
          <table:table-cell office:value="-0.028713020086288454" office:value-type="float"/>
          <table:table-cell office:value="-0.028713020086288454" office:value-type="float"/>
          <table:table-cell office:value="0.8108155204414759" office:value-type="float"/>
          <table:table-cell office:value="7" office:value-type="float"/>
          <table:table-cell office:value="-0.6602914333343506" office:value-type="float"/>
        </table:table-row>
        <table:table-row>
          <table:table-cell office:value="-0.022886768579483033" office:value-type="float"/>
          <table:table-cell office:value="-0.022886768579483033" office:value-type="float"/>
          <table:table-cell office:value="-0.022886768579483033" office:value-type="float"/>
          <table:table-cell office:value="-0.022886768579483033" office:value-type="float"/>
          <table:table-cell office:value="-0.022886768579483033" office:value-type="float"/>
          <table:table-cell office:value="-0.022886768579483033" office:value-type="float"/>
          <table:table-cell office:value="0.8250868637462708" office:value-type="float"/>
          <table:table-cell office:value="8" office:value-type="float"/>
          <table:table-cell office:value="0.582625150680542" office:value-type="float"/>
        </table:table-row>
        <table:table-row>
          <table:table-cell office:value="-0.02999291479587555" office:value-type="float"/>
          <table:table-cell office:value="-0.02999291479587555" office:value-type="float"/>
          <table:table-cell office:value="-0.02999291479587555" office:value-type="float"/>
          <table:table-cell office:value="-0.02999291479587555" office:value-type="float"/>
          <table:table-cell office:value="-0.02999291479587555" office:value-type="float"/>
          <table:table-cell office:value="-0.02999291479587555" office:value-type="float"/>
          <table:table-cell office:value="0.8076804314784999" office:value-type="float"/>
          <table:table-cell office:value="9" office:value-type="float"/>
          <table:table-cell office:value="-0.7106146216392517" office:value-type="float"/>
        </table:table-row>
        <table:table-row>
          <table:table-cell office:value="-0.030826172828674316" office:value-type="float"/>
          <table:table-cell office:value="-0.030826172828674316" office:value-type="float"/>
          <table:table-cell office:value="-0.030826172828674316" office:value-type="float"/>
          <table:table-cell office:value="-0.030826172828674316" office:value-type="float"/>
          <table:table-cell office:value="-0.030826172828674316" office:value-type="float"/>
          <table:table-cell office:value="-0.030826172828674316" office:value-type="float"/>
          <table:table-cell office:value="0.8056393744740675" office:value-type="float"/>
          <table:table-cell office:value="10" office:value-type="float"/>
          <table:table-cell office:value="-0.08332580327987671" office:value-type="float"/>
        </table:table-row>
        <table:table-row>
          <table:table-cell office:value="-0.027835402488708496" office:value-type="float"/>
          <table:table-cell office:value="-0.027835402488708496" office:value-type="float"/>
          <table:table-cell office:value="-0.027835402488708496" office:value-type="float"/>
          <table:table-cell office:value="-0.027835402488708496" office:value-type="float"/>
          <table:table-cell office:value="-0.027835402488708496" office:value-type="float"/>
          <table:table-cell office:value="-0.027835402488708496" office:value-type="float"/>
          <table:table-cell office:value="0.812965235744834" office:value-type="float"/>
          <table:table-cell office:value="11" office:value-type="float"/>
          <table:table-cell office:value="0.29907703399658203" office:value-type="float"/>
        </table:table-row>
        <table:table-row>
          <table:table-cell office:value="-0.026689389944076537" office:value-type="float"/>
          <table:table-cell office:value="-0.026689389944076537" office:value-type="float"/>
          <table:table-cell office:value="-0.026689389944076537" office:value-type="float"/>
          <table:table-cell office:value="-0.026689389944076537" office:value-type="float"/>
          <table:table-cell office:value="-0.026689389944076537" office:value-type="float"/>
          <table:table-cell office:value="-0.026689389944076537" office:value-type="float"/>
          <table:table-cell office:value="0.8157723817180109" office:value-type="float"/>
          <table:table-cell office:value="12" office:value-type="float"/>
          <table:table-cell office:value="0.1146012544631958" office:value-type="float"/>
        </table:table-row>
        <table:table-row>
          <table:table-cell office:value="-0.019058827161788937" office:value-type="float"/>
          <table:table-cell office:value="-0.019058827161788937" office:value-type="float"/>
          <table:table-cell office:value="-0.019058827161788937" office:value-type="float"/>
          <table:table-cell office:value="-0.019058827161788937" office:value-type="float"/>
          <table:table-cell office:value="-0.019058827161788937" office:value-type="float"/>
          <table:table-cell office:value="-0.019058827161788937" office:value-type="float"/>
          <table:table-cell office:value="0.8344633669848874" office:value-type="float"/>
          <table:table-cell office:value="13" office:value-type="float"/>
          <table:table-cell office:value="0.7630562782287598" office:value-type="float"/>
        </table:table-row>
        <table:table-row>
          <table:table-cell office:value="-0.021611493825912473" office:value-type="float"/>
          <table:table-cell office:value="-0.021611493825912473" office:value-type="float"/>
          <table:table-cell office:value="-0.021611493825912473" office:value-type="float"/>
          <table:table-cell office:value="-0.021611493825912473" office:value-type="float"/>
          <table:table-cell office:value="-0.021611493825912473" office:value-type="float"/>
          <table:table-cell office:value="-0.021611493825912473" office:value-type="float"/>
          <table:table-cell office:value="0.8282106361743723" office:value-type="float"/>
          <table:table-cell office:value="14" office:value-type="float"/>
          <table:table-cell office:value="-0.2552666664123535" office:value-type="float"/>
        </table:table-row>
        <table:table-row>
          <table:table-cell office:value="-0.023529132604598997" office:value-type="float"/>
          <table:table-cell office:value="-0.023529132604598997" office:value-type="float"/>
          <table:table-cell office:value="-0.023529132604598997" office:value-type="float"/>
          <table:table-cell office:value="-0.023529132604598997" office:value-type="float"/>
          <table:table-cell office:value="-0.023529132604598997" office:value-type="float"/>
          <table:table-cell office:value="-0.023529132604598997" office:value-type="float"/>
          <table:table-cell office:value="0.8235133996556163" office:value-type="float"/>
          <table:table-cell office:value="15" office:value-type="float"/>
          <table:table-cell office:value="-0.19176387786865234" office:value-type="float"/>
        </table:table-row>
        <table:table-row>
          <table:table-cell office:value="-0.022013798952102658" office:value-type="float"/>
          <table:table-cell office:value="-0.022013798952102658" office:value-type="float"/>
          <table:table-cell office:value="-0.022013798952102658" office:value-type="float"/>
          <table:table-cell office:value="-0.022013798952102658" office:value-type="float"/>
          <table:table-cell office:value="-0.022013798952102658" office:value-type="float"/>
          <table:table-cell office:value="-0.022013798952102658" office:value-type="float"/>
          <table:table-cell office:value="0.8272251938943003" office:value-type="float"/>
          <table:table-cell office:value="16" office:value-type="float"/>
          <table:table-cell office:value="0.1515333652496338" office:value-type="float"/>
        </table:table-row>
        <table:table-row>
          <table:table-cell office:value="-0.015995758771896358" office:value-type="float"/>
          <table:table-cell office:value="-0.015995758771896358" office:value-type="float"/>
          <table:table-cell office:value="-0.015995758771896358" office:value-type="float"/>
          <table:table-cell office:value="-0.015995758771896358" office:value-type="float"/>
          <table:table-cell office:value="-0.015995758771896358" office:value-type="float"/>
          <table:table-cell office:value="-0.015995758771896358" office:value-type="float"/>
          <table:table-cell office:value="0.8419663215873727" office:value-type="float"/>
          <table:table-cell office:value="17" office:value-type="float"/>
          <table:table-cell office:value="0.6018040180206299" office:value-type="float"/>
        </table:table-row>
        <table:table-row>
          <table:table-cell office:value="-0.011937600374221797" office:value-type="float"/>
          <table:table-cell office:value="-0.011937600374221797" office:value-type="float"/>
          <table:table-cell office:value="-0.011937600374221797" office:value-type="float"/>
          <table:table-cell office:value="-0.011937600374221797" office:value-type="float"/>
          <table:table-cell office:value="-0.011937600374221797" office:value-type="float"/>
          <table:table-cell office:value="-0.011937600374221797" office:value-type="float"/>
          <table:table-cell office:value="0.8519067389570659" office:value-type="float"/>
          <table:table-cell office:value="18" office:value-type="float"/>
          <table:table-cell office:value="0.40581583976745605" office:value-type="float"/>
        </table:table-row>
        <table:table-row>
          <table:table-cell office:value="-0.013342510461807247" office:value-type="float"/>
          <table:table-cell office:value="-0.013342510461807247" office:value-type="float"/>
          <table:table-cell office:value="-0.013342510461807247" office:value-type="float"/>
          <table:table-cell office:value="-0.013342510461807247" office:value-type="float"/>
          <table:table-cell office:value="-0.013342510461807247" office:value-type="float"/>
          <table:table-cell office:value="-0.013342510461807247" office:value-type="float"/>
          <table:table-cell office:value="0.8484654261079927" office:value-type="float"/>
          <table:table-cell office:value="19" office:value-type="float"/>
          <table:table-cell office:value="-0.14049100875854492" office:value-type="float"/>
        </table:table-row>
        <table:table-row>
          <table:table-cell office:value="-0.011758353710174557" office:value-type="float"/>
          <table:table-cell office:value="-0.011758353710174557" office:value-type="float"/>
          <table:table-cell office:value="-0.011758353710174557" office:value-type="float"/>
          <table:table-cell office:value="-0.011758353710174557" office:value-type="float"/>
          <table:table-cell office:value="-0.011758353710174557" office:value-type="float"/>
          <table:table-cell office:value="-0.011758353710174557" office:value-type="float"/>
          <table:table-cell office:value="0.8523458018220778" office:value-type="float"/>
          <table:table-cell office:value="20" office:value-type="float"/>
          <table:table-cell office:value="0.15841567516326904" office:value-type="float"/>
        </table:table-row>
        <table:table-row>
          <table:table-cell office:value="-0.004250952005386349" office:value-type="float"/>
          <table:table-cell office:value="-0.004250952005386349" office:value-type="float"/>
          <table:table-cell office:value="-0.004250952005386349" office:value-type="float"/>
          <table:table-cell office:value="-0.004250952005386349" office:value-type="float"/>
          <table:table-cell office:value="-0.004250952005386349" office:value-type="float"/>
          <table:table-cell office:value="-0.004250952005386349" office:value-type="float"/>
          <table:table-cell office:value="0.8707351052929094" office:value-type="float"/>
          <table:table-cell office:value="21" office:value-type="float"/>
          <table:table-cell office:value="0.7507401704788208" office:value-type="float"/>
        </table:table-row>
        <table:table-row>
          <table:table-cell office:value="-0.000613155364990231" office:value-type="float"/>
          <table:table-cell office:value="-0.000613155364990231" office:value-type="float"/>
          <table:table-cell office:value="-0.000613155364990231" office:value-type="float"/>
          <table:table-cell office:value="-0.000613155364990231" office:value-type="float"/>
          <table:table-cell office:value="-0.000613155364990231" office:value-type="float"/>
          <table:table-cell office:value="-0.000613155364990231" office:value-type="float"/>
          <table:table-cell office:value="0.8796458508498908" office:value-type="float"/>
          <table:table-cell office:value="22" office:value-type="float"/>
          <table:table-cell office:value="0.3637796640396118" office:value-type="float"/>
        </table:table-row>
        <table:table-row>
          <table:table-cell office:value="0.003569152355194095" office:value-type="float"/>
          <table:table-cell office:value="0.003569152355194095" office:value-type="float"/>
          <table:table-cell office:value="0.003569152355194095" office:value-type="float"/>
          <table:table-cell office:value="0.003569152355194095" office:value-type="float"/>
          <table:table-cell office:value="0.003569152355194095" office:value-type="float"/>
          <table:table-cell office:value="0.003569152355194095" office:value-type="float"/>
          <table:table-cell office:value="0.8898903707116452" office:value-type="float"/>
          <table:table-cell office:value="23" office:value-type="float"/>
          <table:table-cell office:value="0.4182307720184326" office:value-type="float"/>
        </table:table-row>
        <table:table-row>
          <table:table-cell office:value="0.00232194542884827" office:value-type="float"/>
          <table:table-cell office:value="0.00232194542884827" office:value-type="float"/>
          <table:table-cell office:value="0.00232194542884827" office:value-type="float"/>
          <table:table-cell office:value="0.00232194542884827" office:value-type="float"/>
          <table:table-cell office:value="0.00232194542884827" office:value-type="float"/>
          <table:table-cell office:value="0.00232194542884827" office:value-type="float"/>
          <table:table-cell office:value="0.886835350138433" office:value-type="float"/>
          <table:table-cell office:value="24" office:value-type="float"/>
          <table:table-cell office:value="-0.12472069263458252" office:value-type="float"/>
        </table:table-row>
        <table:table-row>
          <table:table-cell office:value="0.0005286723375320468" office:value-type="float"/>
          <table:table-cell office:value="0.0005286723375320468" office:value-type="float"/>
          <table:table-cell office:value="0.0005286723375320468" office:value-type="float"/>
          <table:table-cell office:value="0.0005286723375320468" office:value-type="float"/>
          <table:table-cell office:value="0.0005286723375320468" office:value-type="float"/>
          <table:table-cell office:value="0.0005286723375320468" office:value-type="float"/>
          <table:table-cell office:value="0.8824427460952448" office:value-type="float"/>
          <table:table-cell office:value="25" office:value-type="float"/>
          <table:table-cell office:value="-0.17932730913162231" office:value-type="float"/>
        </table:table-row>
        <table:table-row>
          <table:table-cell office:value="-0.008542119264602658" office:value-type="float"/>
          <table:table-cell office:value="-0.008542119264602658" office:value-type="float"/>
          <table:table-cell office:value="-0.008542119264602658" office:value-type="float"/>
          <table:table-cell office:value="-0.008542119264602658" office:value-type="float"/>
          <table:table-cell office:value="-0.008542119264602658" office:value-type="float"/>
          <table:table-cell office:value="-0.008542119264602658" office:value-type="float"/>
          <table:table-cell office:value="0.8602239351068921" office:value-type="float"/>
          <table:table-cell office:value="26" office:value-type="float"/>
          <table:table-cell office:value="-0.9070791602134705" office:value-type="float"/>
        </table:table-row>
        <table:table-row>
          <table:table-cell office:value="-0.009417635202407834" office:value-type="float"/>
          <table:table-cell office:value="-0.009417635202407834" office:value-type="float"/>
          <table:table-cell office:value="-0.009417635202407834" office:value-type="float"/>
          <table:table-cell office:value="-0.009417635202407834" office:value-type="float"/>
          <table:table-cell office:value="-0.009417635202407834" office:value-type="float"/>
          <table:table-cell office:value="-0.009417635202407834" office:value-type="float"/>
          <table:table-cell office:value="0.8580793677975951" office:value-type="float"/>
          <table:table-cell office:value="27" office:value-type="float"/>
          <table:table-cell office:value="-0.08755159378051758" office:value-type="float"/>
        </table:table-row>
        <table:table-row>
          <table:table-cell office:value="-0.01856568932533264" office:value-type="float"/>
          <table:table-cell office:value="-0.01856568932533264" office:value-type="float"/>
          <table:table-cell office:value="-0.01856568932533264" office:value-type="float"/>
          <table:table-cell office:value="-0.01856568932533264" office:value-type="float"/>
          <table:table-cell office:value="-0.01856568932533264" office:value-type="float"/>
          <table:table-cell office:value="-0.01856568932533264" office:value-type="float"/>
          <table:table-cell office:value="0.8356713030570654" office:value-type="float"/>
          <table:table-cell office:value="28" office:value-type="float"/>
          <table:table-cell office:value="-0.9148054122924805" office:value-type="float"/>
        </table:table-row>
        <table:table-row>
          <table:table-cell office:value="-0.02549932241439819" office:value-type="float"/>
          <table:table-cell office:value="-0.02549932241439819" office:value-type="float"/>
          <table:table-cell office:value="-0.02549932241439819" office:value-type="float"/>
          <table:table-cell office:value="-0.02549932241439819" office:value-type="float"/>
          <table:table-cell office:value="-0.02549932241439819" office:value-type="float"/>
          <table:table-cell office:value="-0.02549932241439819" office:value-type="float"/>
          <table:table-cell office:value="0.8186874399251773" office:value-type="float"/>
          <table:table-cell office:value="29" office:value-type="float"/>
          <table:table-cell office:value="-0.6933633089065552" office:value-type="float"/>
        </table:table-row>
        <table:table-row>
          <table:table-cell office:value="-0.01646492004394531" office:value-type="float"/>
          <table:table-cell office:value="-0.01646492004394531" office:value-type="float"/>
          <table:table-cell office:value="-0.01646492004394531" office:value-type="float"/>
          <table:table-cell office:value="-0.01646492004394531" office:value-type="float"/>
          <table:table-cell office:value="-0.01646492004394531" office:value-type="float"/>
          <table:table-cell office:value="-0.01646492004394531" office:value-type="float"/>
          <table:table-cell office:value="0.8408171158637776" office:value-type="float"/>
          <table:table-cell office:value="30" office:value-type="float"/>
          <table:table-cell office:value="0.9034402370452881" office:value-type="float"/>
        </table:table-row>
        <table:table-row>
          <table:table-cell office:value="-0.008252398967742918" office:value-type="float"/>
          <table:table-cell office:value="-0.008252398967742918" office:value-type="float"/>
          <table:table-cell office:value="-0.008252398967742918" office:value-type="float"/>
          <table:table-cell office:value="-0.008252398967742918" office:value-type="float"/>
          <table:table-cell office:value="-0.008252398967742918" office:value-type="float"/>
          <table:table-cell office:value="-0.008252398967742918" office:value-type="float"/>
          <table:table-cell office:value="0.860933602002326" office:value-type="float"/>
          <table:table-cell office:value="31" office:value-type="float"/>
          <table:table-cell office:value="0.8212521076202393" office:value-type="float"/>
        </table:table-row>
        <table:table-row>
          <table:table-cell office:value="-0.0022164487838745098" office:value-type="float"/>
          <table:table-cell office:value="-0.0022164487838745098" office:value-type="float"/>
          <table:table-cell office:value="-0.0022164487838745098" office:value-type="float"/>
          <table:table-cell office:value="-0.0022164487838745098" office:value-type="float"/>
          <table:table-cell office:value="-0.0022164487838745098" office:value-type="float"/>
          <table:table-cell office:value="-0.0022164487838745098" office:value-type="float"/>
          <table:table-cell office:value="0.8757186000656619" office:value-type="float"/>
          <table:table-cell office:value="32" office:value-type="float"/>
          <table:table-cell office:value="0.6035950183868408" office:value-type="float"/>
        </table:table-row>
        <table:table-row>
          <table:table-cell office:value="-0.00552654981613159" office:value-type="float"/>
          <table:table-cell office:value="-0.00552654981613159" office:value-type="float"/>
          <table:table-cell office:value="-0.00552654981613159" office:value-type="float"/>
          <table:table-cell office:value="-0.00552654981613159" office:value-type="float"/>
          <table:table-cell office:value="-0.00552654981613159" office:value-type="float"/>
          <table:table-cell office:value="-0.00552654981613159" office:value-type="float"/>
          <table:table-cell office:value="0.8676105415395723" office:value-type="float"/>
          <table:table-cell office:value="33" office:value-type="float"/>
          <table:table-cell office:value="-0.331010103225708" office:value-type="float"/>
        </table:table-row>
        <table:table-row>
          <table:table-cell office:value="0.003949929475784304" office:value-type="float"/>
          <table:table-cell office:value="0.003949929475784304" office:value-type="float"/>
          <table:table-cell office:value="0.003949929475784304" office:value-type="float"/>
          <table:table-cell office:value="0.003949929475784304" office:value-type="float"/>
          <table:table-cell office:value="0.003949929475784304" office:value-type="float"/>
          <table:table-cell office:value="0.003949929475784304" office:value-type="float"/>
          <table:table-cell office:value="0.8908230803628174" office:value-type="float"/>
          <table:table-cell office:value="34" office:value-type="float"/>
          <table:table-cell office:value="0.9476479291915894" office:value-type="float"/>
        </table:table-row>
        <table:table-row>
          <table:table-cell office:value="0.010600090026855472" office:value-type="float"/>
          <table:table-cell office:value="0.010600090026855472" office:value-type="float"/>
          <table:table-cell office:value="0.010600090026855472" office:value-type="float"/>
          <table:table-cell office:value="0.010600090026855472" office:value-type="float"/>
          <table:table-cell office:value="0.010600090026855472" office:value-type="float"/>
          <table:table-cell office:value="0.010600090026855472" office:value-type="float"/>
          <table:table-cell office:value="0.9071125804205276" office:value-type="float"/>
          <table:table-cell office:value="35" office:value-type="float"/>
          <table:table-cell office:value="0.6650160551071167" office:value-type="float"/>
        </table:table-row>
        <table:table-row>
          <table:table-cell office:value="0.0011151683330535914" office:value-type="float"/>
          <table:table-cell office:value="0.0011151683330535914" office:value-type="float"/>
          <table:table-cell office:value="0.0011151683330535914" office:value-type="float"/>
          <table:table-cell office:value="0.0011151683330535914" office:value-type="float"/>
          <table:table-cell office:value="0.0011151683330535914" office:value-type="float"/>
          <table:table-cell office:value="0.0011151683330535914" office:value-type="float"/>
          <table:table-cell office:value="0.8838793620204582" office:value-type="float"/>
          <table:table-cell office:value="36" office:value-type="float"/>
          <table:table-cell office:value="-0.948492169380188" office:value-type="float"/>
        </table:table-row>
        <table:table-row>
          <table:table-cell office:value="-0.0037118959426879856" office:value-type="float"/>
          <table:table-cell office:value="-0.0037118959426879856" office:value-type="float"/>
          <table:table-cell office:value="-0.0037118959426879856" office:value-type="float"/>
          <table:table-cell office:value="-0.0037118959426879856" office:value-type="float"/>
          <table:table-cell office:value="-0.0037118959426879856" office:value-type="float"/>
          <table:table-cell office:value="-0.0037118959426879856" office:value-type="float"/>
          <table:table-cell office:value="0.8720555175892741" office:value-type="float"/>
          <table:table-cell office:value="37" office:value-type="float"/>
          <table:table-cell office:value="-0.4827064275741577" office:value-type="float"/>
        </table:table-row>
        <table:table-row>
          <table:table-cell office:value="0.002814950942993167" office:value-type="float"/>
          <table:table-cell office:value="0.002814950942993167" office:value-type="float"/>
          <table:table-cell office:value="0.002814950942993167" office:value-type="float"/>
          <table:table-cell office:value="0.002814950942993167" office:value-type="float"/>
          <table:table-cell office:value="0.002814950942993167" office:value-type="float"/>
          <table:table-cell office:value="0.002814950942993167" office:value-type="float"/>
          <table:table-cell office:value="0.8880429620884664" office:value-type="float"/>
          <table:table-cell office:value="38" office:value-type="float"/>
          <table:table-cell office:value="0.6526846885681152" office:value-type="float"/>
        </table:table-row>
        <table:table-row>
          <table:table-cell office:value="0.005156031847000125" office:value-type="float"/>
          <table:table-cell office:value="0.005156031847000125" office:value-type="float"/>
          <table:table-cell office:value="0.005156031847000125" office:value-type="float"/>
          <table:table-cell office:value="0.005156031847000125" office:value-type="float"/>
          <table:table-cell office:value="0.005156031847000125" office:value-type="float"/>
          <table:table-cell office:value="0.005156031847000125" office:value-type="float"/>
          <table:table-cell office:value="0.893777415749857" office:value-type="float"/>
          <table:table-cell office:value="39" office:value-type="float"/>
          <table:table-cell office:value="0.2341080904006958" office:value-type="float"/>
        </table:table-row>
        <table:table-row>
          <table:table-cell office:value="0.005614405870437625" office:value-type="float"/>
          <table:table-cell office:value="0.005614405870437625" office:value-type="float"/>
          <table:table-cell office:value="0.005614405870437625" office:value-type="float"/>
          <table:table-cell office:value="0.005614405870437625" office:value-type="float"/>
          <table:table-cell office:value="0.005614405870437625" office:value-type="float"/>
          <table:table-cell office:value="0.005614405870437625" office:value-type="float"/>
          <table:table-cell office:value="0.8949001982186254" office:value-type="float"/>
          <table:table-cell office:value="40" office:value-type="float"/>
          <table:table-cell office:value="0.04583740234375" office:value-type="float"/>
        </table:table-row>
        <table:table-row>
          <table:table-cell office:value="-0.0013361668586730933" office:value-type="float"/>
          <table:table-cell office:value="-0.0013361668586730933" office:value-type="float"/>
          <table:table-cell office:value="-0.0013361668586730933" office:value-type="float"/>
          <table:table-cell office:value="-0.0013361668586730933" office:value-type="float"/>
          <table:table-cell office:value="-0.0013361668586730933" office:value-type="float"/>
          <table:table-cell office:value="-0.0013361668586730933" office:value-type="float"/>
          <table:table-cell office:value="0.8778748416122003" office:value-type="float"/>
          <table:table-cell office:value="41" office:value-type="float"/>
          <table:table-cell office:value="-0.6950572729110718" office:value-type="float"/>
        </table:table-row>
        <table:table-row>
          <table:table-cell office:value="0.004551606178283694" office:value-type="float"/>
          <table:table-cell office:value="0.004551606178283694" office:value-type="float"/>
          <table:table-cell office:value="0.004551606178283694" office:value-type="float"/>
          <table:table-cell office:value="0.004551606178283694" office:value-type="float"/>
          <table:table-cell office:value="0.004551606178283694" office:value-type="float"/>
          <table:table-cell office:value="0.004551606178283694" office:value-type="float"/>
          <table:table-cell office:value="0.8922968812740613" office:value-type="float"/>
          <table:table-cell office:value="42" office:value-type="float"/>
          <table:table-cell office:value="0.5887773036956787" office:value-type="float"/>
        </table:table-row>
        <table:table-row>
          <table:table-cell office:value="0.0004825866222381613" office:value-type="float"/>
          <table:table-cell office:value="0.0004825866222381613" office:value-type="float"/>
          <table:table-cell office:value="0.0004825866222381613" office:value-type="float"/>
          <table:table-cell office:value="0.0004825866222381613" office:value-type="float"/>
          <table:table-cell office:value="0.0004825866222381613" office:value-type="float"/>
          <table:table-cell office:value="0.0004825866222381613" office:value-type="float"/>
          <table:table-cell office:value="0.8823298596083436" office:value-type="float"/>
          <table:table-cell office:value="43" office:value-type="float"/>
          <table:table-cell office:value="-0.4069019556045532" office:value-type="float"/>
        </table:table-row>
        <table:table-row>
          <table:table-cell office:value="0.009081207513809208" office:value-type="float"/>
          <table:table-cell office:value="0.009081207513809208" office:value-type="float"/>
          <table:table-cell office:value="0.009081207513809208" office:value-type="float"/>
          <table:table-cell office:value="0.009081207513809208" office:value-type="float"/>
          <table:table-cell office:value="0.009081207513809208" office:value-type="float"/>
          <table:table-cell office:value="0.009081207513809208" office:value-type="float"/>
          <table:table-cell office:value="0.903392093284328" office:value-type="float"/>
          <table:table-cell office:value="44" office:value-type="float"/>
          <table:table-cell office:value="0.8598620891571045" office:value-type="float"/>
        </table:table-row>
        <table:table-row>
          <table:table-cell office:value="0.006152595281600956" office:value-type="float"/>
          <table:table-cell office:value="0.006152595281600956" office:value-type="float"/>
          <table:table-cell office:value="0.006152595281600956" office:value-type="float"/>
          <table:table-cell office:value="0.006152595281600956" office:value-type="float"/>
          <table:table-cell office:value="0.006152595281600956" office:value-type="float"/>
          <table:table-cell office:value="0.006152595281600956" office:value-type="float"/>
          <table:table-cell office:value="0.8962184876609446" office:value-type="float"/>
          <table:table-cell office:value="45" office:value-type="float"/>
          <table:table-cell office:value="-0.2928612232208252" office:value-type="float"/>
        </table:table-row>
        <table:table-row>
          <table:table-cell office:value="-0.0006183636188507036" office:value-type="float"/>
          <table:table-cell office:value="-0.0006183636188507036" office:value-type="float"/>
          <table:table-cell office:value="-0.0006183636188507036" office:value-type="float"/>
          <table:table-cell office:value="-0.0006183636188507036" office:value-type="float"/>
          <table:table-cell office:value="-0.0006183636188507036" office:value-type="float"/>
          <table:table-cell office:value="-0.0006183636188507036" office:value-type="float"/>
          <table:table-cell office:value="0.8796330932854818" office:value-type="float"/>
          <table:table-cell office:value="46" office:value-type="float"/>
          <table:table-cell office:value="-0.677095890045166" office:value-type="float"/>
        </table:table-row>
        <table:table-row>
          <table:table-cell office:value="-0.004132628440856929" office:value-type="float"/>
          <table:table-cell office:value="-0.004132628440856929" office:value-type="float"/>
          <table:table-cell office:value="-0.004132628440856929" office:value-type="float"/>
          <table:table-cell office:value="-0.004132628440856929" office:value-type="float"/>
          <table:table-cell office:value="-0.004132628440856929" office:value-type="float"/>
          <table:table-cell office:value="-0.004132628440856929" office:value-type="float"/>
          <table:table-cell office:value="0.8710249376505538" office:value-type="float"/>
          <table:table-cell office:value="47" office:value-type="float"/>
          <table:table-cell office:value="-0.35142648220062256" office:value-type="float"/>
        </table:table-row>
        <table:table-row>
          <table:table-cell office:value="-0.01097527205944061" office:value-type="float"/>
          <table:table-cell office:value="-0.01097527205944061" office:value-type="float"/>
          <table:table-cell office:value="-0.01097527205944061" office:value-type="float"/>
          <table:table-cell office:value="-0.01097527205944061" office:value-type="float"/>
          <table:table-cell office:value="-0.01097527205944061" office:value-type="float"/>
          <table:table-cell office:value="-0.01097527205944061" office:value-type="float"/>
          <table:table-cell office:value="0.8542639522933122" office:value-type="float"/>
          <table:table-cell office:value="48" office:value-type="float"/>
          <table:table-cell office:value="-0.6842643618583679" office:value-type="float"/>
        </table:table-row>
        <table:table-row>
          <table:table-cell office:value="-0.009515278935432431" office:value-type="float"/>
          <table:table-cell office:value="-0.009515278935432431" office:value-type="float"/>
          <table:table-cell office:value="-0.009515278935432431" office:value-type="float"/>
          <table:table-cell office:value="-0.009515278935432431" office:value-type="float"/>
          <table:table-cell office:value="-0.009515278935432431" office:value-type="float"/>
          <table:table-cell office:value="-0.009515278935432431" office:value-type="float"/>
          <table:table-cell office:value="0.8578401904751043" office:value-type="float"/>
          <table:table-cell office:value="49" office:value-type="float"/>
          <table:table-cell office:value="0.14599931240081787" office:value-type="float"/>
        </table:table-row>
        <table:table-row>
          <table:table-cell office:value="-0.0016853910684585544" office:value-type="float"/>
          <table:table-cell office:value="-0.0016853910684585544" office:value-type="float"/>
          <table:table-cell office:value="-0.0016853910684585544" office:value-type="float"/>
          <table:table-cell office:value="-0.0016853910684585544" office:value-type="float"/>
          <table:table-cell office:value="-0.0016853910684585544" office:value-type="float"/>
          <table:table-cell office:value="-0.0016853910684585544" office:value-type="float"/>
          <table:table-cell office:value="0.8770194204923992" office:value-type="float"/>
          <table:table-cell office:value="50" office:value-type="float"/>
          <table:table-cell office:value="0.7829887866973877" office:value-type="float"/>
        </table:table-row>
      </table:table>
      <table:table table:name="4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19783926010131835" office:value-type="float"/>
          <table:table-cell office:value="-0.0019783926010131835" office:value-type="float"/>
          <table:table-cell office:value="-0.0019783926010131835" office:value-type="float"/>
          <table:table-cell office:value="-0.0019783926010131835" office:value-type="float"/>
          <table:table-cell office:value="-0.0019783926010131835" office:value-type="float"/>
          <table:table-cell office:value="-0.0019783926010131835" office:value-type="float"/>
          <table:table-cell office:value="0.9883770689549458" office:value-type="float"/>
          <table:table-cell office:value="1.0" office:value-type="float"/>
          <table:table-cell office:value="-0.19783926010131836" office:value-type="float"/>
        </table:table-row>
        <table:table-row>
          <table:table-cell office:value="0.003266246318817139" office:value-type="float"/>
          <table:table-cell office:value="0.003266246318817139" office:value-type="float"/>
          <table:table-cell office:value="0.003266246318817139" office:value-type="float"/>
          <table:table-cell office:value="0.003266246318817139" office:value-type="float"/>
          <table:table-cell office:value="0.003266246318817139" office:value-type="float"/>
          <table:table-cell office:value="0.003266246318817139" office:value-type="float"/>
          <table:table-cell office:value="0.97553037971622" office:value-type="float"/>
          <table:table-cell office:value="2.0" office:value-type="float"/>
          <table:table-cell office:value="0.5244638919830322" office:value-type="float"/>
        </table:table-row>
        <table:table-row>
          <table:table-cell office:value="0.012119736671447754" office:value-type="float"/>
          <table:table-cell office:value="0.012119736671447754" office:value-type="float"/>
          <table:table-cell office:value="0.012119736671447754" office:value-type="float"/>
          <table:table-cell office:value="0.012119736671447754" office:value-type="float"/>
          <table:table-cell office:value="0.012119736671447754" office:value-type="float"/>
          <table:table-cell office:value="0.012119736671447754" office:value-type="float"/>
          <table:table-cell office:value="0.9538438459096216" office:value-type="float"/>
          <table:table-cell office:value="3.0" office:value-type="float"/>
          <table:table-cell office:value="0.8853490352630615" office:value-type="float"/>
        </table:table-row>
        <table:table-row>
          <table:table-cell office:value="0.006355529427528381" office:value-type="float"/>
          <table:table-cell office:value="0.006355529427528381" office:value-type="float"/>
          <table:table-cell office:value="0.006355529427528381" office:value-type="float"/>
          <table:table-cell office:value="0.006355529427528381" office:value-type="float"/>
          <table:table-cell office:value="0.006355529427528381" office:value-type="float"/>
          <table:table-cell office:value="0.006355529427528381" office:value-type="float"/>
          <table:table-cell office:value="0.9679632124288785" office:value-type="float"/>
          <table:table-cell office:value="4.0" office:value-type="float"/>
          <table:table-cell office:value="-0.5764207243919373" office:value-type="float"/>
        </table:table-row>
        <table:table-row>
          <table:table-cell office:value="-0.000334128737449646" office:value-type="float"/>
          <table:table-cell office:value="-0.000334128737449646" office:value-type="float"/>
          <table:table-cell office:value="-0.000334128737449646" office:value-type="float"/>
          <table:table-cell office:value="-0.000334128737449646" office:value-type="float"/>
          <table:table-cell office:value="-0.000334128737449646" office:value-type="float"/>
          <table:table-cell office:value="-0.000334128737449646" office:value-type="float"/>
          <table:table-cell office:value="0.984349461486718" office:value-type="float"/>
          <table:table-cell office:value="5.0" office:value-type="float"/>
          <table:table-cell office:value="-0.6689658164978027" office:value-type="float"/>
        </table:table-row>
        <table:table-row>
          <table:table-cell office:value="0.007541921734809876" office:value-type="float"/>
          <table:table-cell office:value="0.007541921734809876" office:value-type="float"/>
          <table:table-cell office:value="0.007541921734809876" office:value-type="float"/>
          <table:table-cell office:value="0.007541921734809876" office:value-type="float"/>
          <table:table-cell office:value="0.007541921734809876" office:value-type="float"/>
          <table:table-cell office:value="0.007541921734809876" office:value-type="float"/>
          <table:table-cell office:value="0.9650571566412757" office:value-type="float"/>
          <table:table-cell office:value="6.0" office:value-type="float"/>
          <table:table-cell office:value="0.7876050472259521" office:value-type="float"/>
        </table:table-row>
        <table:table-row>
          <table:table-cell office:value="0.01705771505832672" office:value-type="float"/>
          <table:table-cell office:value="0.01705771505832672" office:value-type="float"/>
          <table:table-cell office:value="0.01705771505832672" office:value-type="float"/>
          <table:table-cell office:value="0.01705771505832672" office:value-type="float"/>
          <table:table-cell office:value="0.01705771505832672" office:value-type="float"/>
          <table:table-cell office:value="0.01705771505832672" office:value-type="float"/>
          <table:table-cell office:value="0.9417483185008765" office:value-type="float"/>
          <table:table-cell office:value="7.0" office:value-type="float"/>
          <table:table-cell office:value="0.9515793323516846" office:value-type="float"/>
        </table:table-row>
        <table:table-row>
          <table:table-cell office:value="0.022710636258125305" office:value-type="float"/>
          <table:table-cell office:value="0.022710636258125305" office:value-type="float"/>
          <table:table-cell office:value="0.022710636258125305" office:value-type="float"/>
          <table:table-cell office:value="0.022710636258125305" office:value-type="float"/>
          <table:table-cell office:value="0.022710636258125305" office:value-type="float"/>
          <table:table-cell office:value="0.022710636258125305" office:value-type="float"/>
          <table:table-cell office:value="0.9279015460052082" office:value-type="float"/>
          <table:table-cell office:value="8.0" office:value-type="float"/>
          <table:table-cell office:value="0.5652921199798584" office:value-type="float"/>
        </table:table-row>
        <table:table-row>
          <table:table-cell office:value="0.02956236183643341" office:value-type="float"/>
          <table:table-cell office:value="0.02956236183643341" office:value-type="float"/>
          <table:table-cell office:value="0.02956236183643341" office:value-type="float"/>
          <table:table-cell office:value="0.02956236183643341" office:value-type="float"/>
          <table:table-cell office:value="0.02956236183643341" office:value-type="float"/>
          <table:table-cell office:value="0.02956236183643341" office:value-type="float"/>
          <table:table-cell office:value="0.9111183144807774" office:value-type="float"/>
          <table:table-cell office:value="9.0" office:value-type="float"/>
          <table:table-cell office:value="0.6851725578308105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14:52:11.566975</meta:creation-date>
    <dc:date>2024-03-12T14:52:15.775799</dc:date>
    <meta:generator>http://pypi.python.org/pypi/ezodf/0.1.0$Python3.8.10 (default, Nov 22 2023, 10:22:35) 
[GCC 9.4.0]</meta:generator>
    <meta:document-statistic/>
    <meta:editing-cycles>1</meta:editing-cycles>
  </office:meta>
</office:document-meta>
</file>